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" calcext:value-type="float">
            <text:p>104148</text:p>
          </table:table-cell>
          <table:table-cell office:value-type="float" office:value="103096" calcext:value-type="float">
            <text:p>1030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.010257" calcext:value-type="float">
            <text:p>2.010257</text:p>
          </table:table-cell>
          <table:table-cell office:value-type="float" office:value="99.0051" calcext:value-type="float">
            <text:p>99.0051</text:p>
          </table:table-cell>
          <table:table-cell office:value-type="float" office:value="96.994843" calcext:value-type="float">
            <text:p>96.994843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.023799" calcext:value-type="float">
            <text:p>2.023799</text:p>
          </table:table-cell>
          <table:table-cell office:value-type="float" office:value="99.020524" calcext:value-type="float">
            <text:p>99.020524</text:p>
          </table:table-cell>
          <table:table-cell office:value-type="float" office:value="96.996725" calcext:value-type="float">
            <text:p>96.996725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79" calcext:value-type="float">
            <text:p>1.026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8356" calcext:value-type="float">
            <text:p>2.018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37" calcext:value-type="float">
            <text:p>1.037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99.505111" calcext:value-type="float">
            <text:p>99.505111</text:p>
          </table:table-cell>
          <table:table-cell office:value-type="float" office:value="98.495889" calcext:value-type="float">
            <text:p>98.495889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46117" calcext:value-type="float">
            <text:p>1.046117</text:p>
          </table:table-cell>
          <table:table-cell office:value-type="float" office:value="99.520535" calcext:value-type="float">
            <text:p>99.520535</text:p>
          </table:table-cell>
          <table:table-cell office:value-type="float" office:value="98.474418" calcext:value-type="float">
            <text:p>98.474418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53" calcext:value-type="float">
            <text:p>1.025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" calcext:value-type="float">
            <text:p>1.02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232" calcext:value-type="float">
            <text:p>1.035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3393" calcext:value-type="float">
            <text:p>1.013393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91704" calcext:value-type="float">
            <text:p>98.991704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" calcext:value-type="float">
            <text:p>312444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.046678" calcext:value-type="float">
            <text:p>1.046678</text:p>
          </table:table-cell>
          <table:table-cell office:value-type="float" office:value="99.687194" calcext:value-type="float">
            <text:p>99.687194</text:p>
          </table:table-cell>
          <table:table-cell office:value-type="float" office:value="98.640516" calcext:value-type="float">
            <text:p>98.640516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15" calcext:value-type="float">
            <text:p>1.020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861" calcext:value-type="float">
            <text:p>1.01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753" calcext:value-type="float">
            <text:p>1.035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755103" calcext:value-type="float">
            <text:p>99.755103</text:p>
          </table:table-cell>
          <table:table-cell office:value-type="float" office:value="98.746641" calcext:value-type="float">
            <text:p>98.746641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46469" calcext:value-type="float">
            <text:p>1.046469</text:p>
          </table:table-cell>
          <table:table-cell office:value-type="float" office:value="99.770527" calcext:value-type="float">
            <text:p>99.770527</text:p>
          </table:table-cell>
          <table:table-cell office:value-type="float" office:value="98.724058" calcext:value-type="float">
            <text:p>98.724058</text:p>
          </table:table-cell>
          <table:table-cell office:value-type="float" office:value="0.033758" calcext:value-type="float">
            <text:p>0.033758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194" calcext:value-type="float">
            <text:p>1.021194</text:p>
          </table:table-cell>
          <table:table-cell office:value-type="float" office:value="12.271078" calcext:value-type="float">
            <text:p>12.271078</text:p>
          </table:table-cell>
          <table:table-cell office:value-type="float" office:value="11.249884" calcext:value-type="float">
            <text:p>11.24988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12.272565" calcext:value-type="float">
            <text:p>12.272565</text:p>
          </table:table-cell>
          <table:table-cell office:value-type="float" office:value="11.259494" calcext:value-type="float">
            <text:p>11.25949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584" calcext:value-type="float">
            <text:p>1.035584</text:p>
          </table:table-cell>
          <table:table-cell office:value-type="float" office:value="12.273919" calcext:value-type="float">
            <text:p>12.273919</text:p>
          </table:table-cell>
          <table:table-cell office:value-type="float" office:value="11.238335" calcext:value-type="float">
            <text:p>11.23833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25235" calcext:value-type="float">
            <text:p>1.025235</text:p>
          </table:table-cell>
          <table:table-cell office:value-type="float" office:value="99.805108" calcext:value-type="float">
            <text:p>99.805108</text:p>
          </table:table-cell>
          <table:table-cell office:value-type="float" office:value="98.779873" calcext:value-type="float">
            <text:p>98.779873</text:p>
          </table:table-cell>
          <table:table-cell office:value-type="float" office:value="0.042174" calcext:value-type="float">
            <text:p>0.042174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51603" calcext:value-type="float">
            <text:p>1.051603</text:p>
          </table:table-cell>
          <table:table-cell office:value-type="float" office:value="99.820532" calcext:value-type="float">
            <text:p>99.820532</text:p>
          </table:table-cell>
          <table:table-cell office:value-type="float" office:value="98.768929" calcext:value-type="float">
            <text:p>98.768929</text:p>
          </table:table-cell>
          <table:table-cell office:value-type="float" office:value="0.042178" calcext:value-type="float">
            <text:p>0.042178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8468" calcext:value-type="float">
            <text:p>1.028468</text:p>
          </table:table-cell>
          <table:table-cell office:value-type="float" office:value="28.219074" calcext:value-type="float">
            <text:p>28.219074</text:p>
          </table:table-cell>
          <table:table-cell office:value-type="float" office:value="27.190606" calcext:value-type="float">
            <text:p>27.19060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881" calcext:value-type="float">
            <text:p>1.026881</text:p>
          </table:table-cell>
          <table:table-cell office:value-type="float" office:value="28.22056" calcext:value-type="float">
            <text:p>28.22056</text:p>
          </table:table-cell>
          <table:table-cell office:value-type="float" office:value="27.193679" calcext:value-type="float">
            <text:p>27.19367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0598" calcext:value-type="float">
            <text:p>1.040598</text:p>
          </table:table-cell>
          <table:table-cell office:value-type="float" office:value="28.221994" calcext:value-type="float">
            <text:p>28.221994</text:p>
          </table:table-cell>
          <table:table-cell office:value-type="float" office:value="27.181396" calcext:value-type="float">
            <text:p>27.18139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99.838435" calcext:value-type="float">
            <text:p>99.838435</text:p>
          </table:table-cell>
          <table:table-cell office:value-type="float" office:value="98.827013" calcext:value-type="float">
            <text:p>98.827013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42557" calcext:value-type="float">
            <text:p>1.042557</text:p>
          </table:table-cell>
          <table:table-cell office:value-type="float" office:value="99.853859" calcext:value-type="float">
            <text:p>99.853859</text:p>
          </table:table-cell>
          <table:table-cell office:value-type="float" office:value="98.811301" calcext:value-type="float">
            <text:p>98.811301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134" calcext:value-type="float">
            <text:p>1.024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1" calcext:value-type="float">
            <text:p>1.016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33" calcext:value-type="float">
            <text:p>1.031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862252" calcext:value-type="float">
            <text:p>99.862252</text:p>
          </table:table-cell>
          <table:table-cell office:value-type="float" office:value="98.854011" calcext:value-type="float">
            <text:p>98.854011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49377" calcext:value-type="float">
            <text:p>1.049377</text:p>
          </table:table-cell>
          <table:table-cell office:value-type="float" office:value="99.877676" calcext:value-type="float">
            <text:p>99.877676</text:p>
          </table:table-cell>
          <table:table-cell office:value-type="float" office:value="98.8283" calcext:value-type="float">
            <text:p>98.8283</text:p>
          </table:table-cell>
          <table:table-cell office:value-type="float" office:value="0.059014" calcext:value-type="float">
            <text:p>0.059014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53" calcext:value-type="float">
            <text:p>1.026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312" calcext:value-type="float">
            <text:p>1.038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99.880096" calcext:value-type="float">
            <text:p>99.880096</text:p>
          </table:table-cell>
          <table:table-cell office:value-type="float" office:value="98.870603" calcext:value-type="float">
            <text:p>98.870603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58579" calcext:value-type="float">
            <text:p>1.058579</text:p>
          </table:table-cell>
          <table:table-cell office:value-type="float" office:value="99.89552" calcext:value-type="float">
            <text:p>99.89552</text:p>
          </table:table-cell>
          <table:table-cell office:value-type="float" office:value="98.836941" calcext:value-type="float">
            <text:p>98.836941</text:p>
          </table:table-cell>
          <table:table-cell office:value-type="float" office:value="0.067439" calcext:value-type="float">
            <text:p>0.067439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285" calcext:value-type="float">
            <text:p>1.03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715" calcext:value-type="float">
            <text:p>1.047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3805" calcext:value-type="float">
            <text:p>98.993805</text:p>
          </table:table-cell>
          <table:table-cell office:value-type="float" office:value="0.075834" calcext:value-type="float">
            <text:p>0.075834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7332" calcext:value-type="float">
            <text:p>937332</text:p>
          </table:table-cell>
          <table:table-cell table:number-columns-repeated="2" office:value-type="float" office:value="891" calcext:value-type="float">
            <text:p>891</text:p>
          </table:table-cell>
          <table:table-cell office:value-type="float" office:value="1.041528" calcext:value-type="float">
            <text:p>1.041528</text:p>
          </table:table-cell>
          <table:table-cell office:value-type="float" office:value="99.909415" calcext:value-type="float">
            <text:p>99.909415</text:p>
          </table:table-cell>
          <table:table-cell office:value-type="float" office:value="98.867887" calcext:value-type="float">
            <text:p>98.867887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65" calcext:value-type="float">
            <text:p>1.020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483" calcext:value-type="float">
            <text:p>1.030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05103" calcext:value-type="float">
            <text:p>99.905103</text:p>
          </table:table-cell>
          <table:table-cell office:value-type="float" office:value="98.897822" calcext:value-type="float">
            <text:p>98.897822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48417" calcext:value-type="float">
            <text:p>1.048417</text:p>
          </table:table-cell>
          <table:table-cell office:value-type="float" office:value="99.920527" calcext:value-type="float">
            <text:p>99.920527</text:p>
          </table:table-cell>
          <table:table-cell office:value-type="float" office:value="98.872111" calcext:value-type="float">
            <text:p>98.872111</text:p>
          </table:table-cell>
          <table:table-cell office:value-type="float" office:value="0.084269" calcext:value-type="float">
            <text:p>0.084269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93" calcext:value-type="float">
            <text:p>1.026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52" calcext:value-type="float">
            <text:p>1.037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99.914203" calcext:value-type="float">
            <text:p>99.914203</text:p>
          </table:table-cell>
          <table:table-cell office:value-type="float" office:value="98.903762" calcext:value-type="float">
            <text:p>98.903762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49197" calcext:value-type="float">
            <text:p>1.049197</text:p>
          </table:table-cell>
          <table:table-cell office:value-type="float" office:value="99.929627" calcext:value-type="float">
            <text:p>99.929627</text:p>
          </table:table-cell>
          <table:table-cell office:value-type="float" office:value="98.88043" calcext:value-type="float">
            <text:p>98.88043</text:p>
          </table:table-cell>
          <table:table-cell office:value-type="float" office:value="0.092688" calcext:value-type="float">
            <text:p>0.092688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133" calcext:value-type="float">
            <text:p>1.031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252" calcext:value-type="float">
            <text:p>1.038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6222" calcext:value-type="float">
            <text:p>1.016222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8879" calcext:value-type="float">
            <text:p>98.988879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49776" calcext:value-type="float">
            <text:p>1249776</text:p>
          </table:table-cell>
          <table:table-cell table:number-columns-repeated="2" office:value-type="float" office:value="1188" calcext:value-type="float">
            <text:p>1188</text:p>
          </table:table-cell>
          <table:table-cell office:value-type="float" office:value="1.053447" calcext:value-type="float">
            <text:p>1.053447</text:p>
          </table:table-cell>
          <table:table-cell office:value-type="float" office:value="99.937198" calcext:value-type="float">
            <text:p>99.937198</text:p>
          </table:table-cell>
          <table:table-cell office:value-type="float" office:value="98.883751" calcext:value-type="float">
            <text:p>98.883751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344" calcext:value-type="float">
            <text:p>1.028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1" calcext:value-type="float">
            <text:p>1.020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583" calcext:value-type="float">
            <text:p>1.042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28183" calcext:value-type="float">
            <text:p>99.928183</text:p>
          </table:table-cell>
          <table:table-cell office:value-type="float" office:value="98.920902" calcext:value-type="float">
            <text:p>98.92090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44597" calcext:value-type="float">
            <text:p>1.044597</text:p>
          </table:table-cell>
          <table:table-cell office:value-type="float" office:value="99.943607" calcext:value-type="float">
            <text:p>99.943607</text:p>
          </table:table-cell>
          <table:table-cell office:value-type="float" office:value="98.89901" calcext:value-type="float">
            <text:p>98.89901</text:p>
          </table:table-cell>
          <table:table-cell office:value-type="float" office:value="0.10952" calcext:value-type="float">
            <text:p>0.10952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93" calcext:value-type="float">
            <text:p>1.02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752" calcext:value-type="float">
            <text:p>1.03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100.005103" calcext:value-type="float">
            <text:p>100.005103</text:p>
          </table:table-cell>
          <table:table-cell office:value-type="float" office:value="98.992891" calcext:value-type="float">
            <text:p>98.992891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8072" calcext:value-type="float">
            <text:p>1458072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1.048616" calcext:value-type="float">
            <text:p>1.048616</text:p>
          </table:table-cell>
          <table:table-cell office:value-type="float" office:value="99.949101" calcext:value-type="float">
            <text:p>99.949101</text:p>
          </table:table-cell>
          <table:table-cell office:value-type="float" office:value="98.900485" calcext:value-type="float">
            <text:p>98.900485</text:p>
          </table:table-cell>
          <table:table-cell office:value-type="float" office:value="0.117943" calcext:value-type="float">
            <text:p>0.11794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745" calcext:value-type="float">
            <text:p>1.024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01" calcext:value-type="float">
            <text:p>1.014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511" calcext:value-type="float">
            <text:p>1.037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17995" calcext:value-type="float">
            <text:p>1.017995</text:p>
          </table:table-cell>
          <table:table-cell office:value-type="float" office:value="99.93843" calcext:value-type="float">
            <text:p>99.93843</text:p>
          </table:table-cell>
          <table:table-cell office:value-type="float" office:value="98.920434" calcext:value-type="float">
            <text:p>98.920434</text:p>
          </table:table-cell>
          <table:table-cell office:value-type="float" office:value="0.126342" calcext:value-type="float">
            <text:p>0.126342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" calcext:value-type="float">
            <text:p>1562220</text:p>
          </table:table-cell>
          <table:table-cell office:value-type="float" office:value="1560116" calcext:value-type="float">
            <text:p>1560116</text:p>
          </table:table-cell>
          <table:table-cell office:value-type="float" office:value="1485" calcext:value-type="float">
            <text:p>1485</text:p>
          </table:table-cell>
          <table:table-cell office:value-type="float" office:value="1483" calcext:value-type="float">
            <text:p>1483</text:p>
          </table:table-cell>
          <table:table-cell office:value-type="float" office:value="1.289451" calcext:value-type="float">
            <text:p>1.289451</text:p>
          </table:table-cell>
          <table:table-cell office:value-type="float" office:value="99.953854" calcext:value-type="float">
            <text:p>99.953854</text:p>
          </table:table-cell>
          <table:table-cell office:value-type="float" office:value="98.664402" calcext:value-type="float">
            <text:p>98.664402</text:p>
          </table:table-cell>
          <table:table-cell office:value-type="float" office:value="0.126499" calcext:value-type="float">
            <text:p>0.126499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62405" calcext:value-type="float">
            <text:p>1.262405</text:p>
          </table:table-cell>
          <table:table-cell office:value-type="float" office:value="29.103109" calcext:value-type="float">
            <text:p>29.103109</text:p>
          </table:table-cell>
          <table:table-cell office:value-type="float" office:value="27.840703" calcext:value-type="float">
            <text:p>27.840703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7062" calcext:value-type="float">
            <text:p>1.257062</text:p>
          </table:table-cell>
          <table:table-cell office:value-type="float" office:value="29.089176" calcext:value-type="float">
            <text:p>29.089176</text:p>
          </table:table-cell>
          <table:table-cell office:value-type="float" office:value="27.832114" calcext:value-type="float">
            <text:p>27.83211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8367" calcext:value-type="float">
            <text:p>1.278367</text:p>
          </table:table-cell>
          <table:table-cell office:value-type="float" office:value="29.104443" calcext:value-type="float">
            <text:p>29.104443</text:p>
          </table:table-cell>
          <table:table-cell office:value-type="float" office:value="27.826076" calcext:value-type="float">
            <text:p>27.82607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1501" calcext:value-type="float">
            <text:p>1.011501</text:p>
          </table:table-cell>
          <table:table-cell office:value-type="float" office:value="99.942614" calcext:value-type="float">
            <text:p>99.942614</text:p>
          </table:table-cell>
          <table:table-cell office:value-type="float" office:value="98.931113" calcext:value-type="float">
            <text:p>98.931113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45377" calcext:value-type="float">
            <text:p>1.045377</text:p>
          </table:table-cell>
          <table:table-cell office:value-type="float" office:value="99.958018" calcext:value-type="float">
            <text:p>99.958018</text:p>
          </table:table-cell>
          <table:table-cell office:value-type="float" office:value="98.912641" calcext:value-type="float">
            <text:p>98.912641</text:p>
          </table:table-cell>
          <table:table-cell office:value-type="float" office:value="0.134775" calcext:value-type="float">
            <text:p>0.134775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3" calcext:value-type="float">
            <text:p>1.025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92" calcext:value-type="float">
            <text:p>1.034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5401" calcext:value-type="float">
            <text:p>1.015401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97" calcext:value-type="float">
            <text:p>98.9897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0516" calcext:value-type="float">
            <text:p>1770516</text:p>
          </table:table-cell>
          <table:table-cell table:number-columns-repeated="2" office:value-type="float" office:value="1683" calcext:value-type="float">
            <text:p>1683</text:p>
          </table:table-cell>
          <table:table-cell office:value-type="float" office:value="1.054517" calcext:value-type="float">
            <text:p>1.054517</text:p>
          </table:table-cell>
          <table:table-cell office:value-type="float" office:value="99.961698" calcext:value-type="float">
            <text:p>99.961698</text:p>
          </table:table-cell>
          <table:table-cell office:value-type="float" office:value="98.907182" calcext:value-type="float">
            <text:p>98.907182</text:p>
          </table:table-cell>
          <table:table-cell office:value-type="float" office:value="0.143206" calcext:value-type="float">
            <text:p>0.143206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253" calcext:value-type="float">
            <text:p>1.029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492" calcext:value-type="float">
            <text:p>1.043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99.949557" calcext:value-type="float">
            <text:p>99.949557</text:p>
          </table:table-cell>
          <table:table-cell office:value-type="float" office:value="98.941215" calcext:value-type="float">
            <text:p>98.941215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50507" calcext:value-type="float">
            <text:p>1.050507</text:p>
          </table:table-cell>
          <table:table-cell office:value-type="float" office:value="99.964981" calcext:value-type="float">
            <text:p>99.964981</text:p>
          </table:table-cell>
          <table:table-cell office:value-type="float" office:value="98.914473" calcext:value-type="float">
            <text:p>98.914473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54" calcext:value-type="float">
            <text:p>1.029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1" calcext:value-type="float">
            <text:p>1.018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593" calcext:value-type="float">
            <text:p>1.038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08301" calcext:value-type="float">
            <text:p>1.008301</text:p>
          </table:table-cell>
          <table:table-cell office:value-type="float" office:value="99.952465" calcext:value-type="float">
            <text:p>99.952465</text:p>
          </table:table-cell>
          <table:table-cell office:value-type="float" office:value="98.944164" calcext:value-type="float">
            <text:p>98.944164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52537" calcext:value-type="float">
            <text:p>1.052537</text:p>
          </table:table-cell>
          <table:table-cell office:value-type="float" office:value="99.967889" calcext:value-type="float">
            <text:p>99.967889</text:p>
          </table:table-cell>
          <table:table-cell office:value-type="float" office:value="98.915352" calcext:value-type="float">
            <text:p>98.915352</text:p>
          </table:table-cell>
          <table:table-cell office:value-type="float" office:value="0.160041" calcext:value-type="float">
            <text:p>0.160041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13" calcext:value-type="float">
            <text:p>1.031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552" calcext:value-type="float">
            <text:p>1.041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8042" calcext:value-type="float">
            <text:p>1.018042</text:p>
          </table:table-cell>
          <table:table-cell office:value-type="float" office:value="99.955111" calcext:value-type="float">
            <text:p>99.955111</text:p>
          </table:table-cell>
          <table:table-cell office:value-type="float" office:value="98.937069" calcext:value-type="float">
            <text:p>98.937069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980" calcext:value-type="float">
            <text:p>1980</text:p>
          </table:table-cell>
          <table:table-cell office:value-type="float" office:value="1976" calcext:value-type="float">
            <text:p>1976</text:p>
          </table:table-cell>
          <table:table-cell office:value-type="float" office:value="1.287251" calcext:value-type="float">
            <text:p>1.287251</text:p>
          </table:table-cell>
          <table:table-cell office:value-type="float" office:value="99.970535" calcext:value-type="float">
            <text:p>99.970535</text:p>
          </table:table-cell>
          <table:table-cell office:value-type="float" office:value="98.683285" calcext:value-type="float">
            <text:p>98.683285</text:p>
          </table:table-cell>
          <table:table-cell office:value-type="float" office:value="0.168519" calcext:value-type="float">
            <text:p>0.168519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167" calcext:value-type="float">
            <text:p>1.268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064" calcext:value-type="float">
            <text:p>1.26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6346" calcext:value-type="float">
            <text:p>1.276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17372" calcext:value-type="float">
            <text:p>1.017372</text:p>
          </table:table-cell>
          <table:table-cell office:value-type="float" office:value="99.957486" calcext:value-type="float">
            <text:p>99.957486</text:p>
          </table:table-cell>
          <table:table-cell office:value-type="float" office:value="98.940114" calcext:value-type="float">
            <text:p>98.940114</text:p>
          </table:table-cell>
          <table:table-cell office:value-type="float" office:value="0.176843" calcext:value-type="float">
            <text:p>0.176843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72729" calcext:value-type="float">
            <text:p>1.072729</text:p>
          </table:table-cell>
          <table:table-cell office:value-type="float" office:value="99.97291" calcext:value-type="float">
            <text:p>99.97291</text:p>
          </table:table-cell>
          <table:table-cell office:value-type="float" office:value="98.90018" calcext:value-type="float">
            <text:p>98.90018</text:p>
          </table:table-cell>
          <table:table-cell office:value-type="float" office:value="0.176914" calcext:value-type="float">
            <text:p>0.176914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32114" calcext:value-type="float">
            <text:p>1.032114</text:p>
          </table:table-cell>
          <table:table-cell office:value-type="float" office:value="53.064682" calcext:value-type="float">
            <text:p>53.064682</text:p>
          </table:table-cell>
          <table:table-cell office:value-type="float" office:value="52.032568" calcext:value-type="float">
            <text:p>52.032568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1061" calcext:value-type="float">
            <text:p>1.021061</text:p>
          </table:table-cell>
          <table:table-cell office:value-type="float" office:value="53.073105" calcext:value-type="float">
            <text:p>53.073105</text:p>
          </table:table-cell>
          <table:table-cell office:value-type="float" office:value="52.052044" calcext:value-type="float">
            <text:p>52.05204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7573" calcext:value-type="float">
            <text:p>1.047573</text:p>
          </table:table-cell>
          <table:table-cell office:value-type="float" office:value="53.066016" calcext:value-type="float">
            <text:p>53.066016</text:p>
          </table:table-cell>
          <table:table-cell office:value-type="float" office:value="52.018444" calcext:value-type="float">
            <text:p>52.01844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09501" calcext:value-type="float">
            <text:p>1.009501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95595" calcext:value-type="float">
            <text:p>98.995595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1256" calcext:value-type="float">
            <text:p>2291256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1.046617" calcext:value-type="float">
            <text:p>1.046617</text:p>
          </table:table-cell>
          <table:table-cell office:value-type="float" office:value="99.975073" calcext:value-type="float">
            <text:p>99.975073</text:p>
          </table:table-cell>
          <table:table-cell office:value-type="float" office:value="98.928457" calcext:value-type="float">
            <text:p>98.928457</text:p>
          </table:table-cell>
          <table:table-cell office:value-type="float" office:value="0.185286" calcext:value-type="float">
            <text:p>0.185286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233" calcext:value-type="float">
            <text:p>1.026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32" calcext:value-type="float">
            <text:p>1.035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61616" calcext:value-type="float">
            <text:p>99.961616</text:p>
          </table:table-cell>
          <table:table-cell office:value-type="float" office:value="98.947144" calcext:value-type="float">
            <text:p>98.9471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6554" calcext:value-type="float">
            <text:p>1.06554</text:p>
          </table:table-cell>
          <table:table-cell office:value-type="float" office:value="99.97704" calcext:value-type="float">
            <text:p>99.97704</text:p>
          </table:table-cell>
          <table:table-cell office:value-type="float" office:value="98.9115" calcext:value-type="float">
            <text:p>98.9115</text:p>
          </table:table-cell>
          <table:table-cell office:value-type="float" office:value="0.193741" calcext:value-type="float">
            <text:p>0.193741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25" calcext:value-type="float">
            <text:p>1.02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563" calcext:value-type="float">
            <text:p>1.040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09373" calcext:value-type="float">
            <text:p>1.009373</text:p>
          </table:table-cell>
          <table:table-cell office:value-type="float" office:value="99.96344" calcext:value-type="float">
            <text:p>99.96344</text:p>
          </table:table-cell>
          <table:table-cell office:value-type="float" office:value="98.954067" calcext:value-type="float">
            <text:p>98.954067</text:p>
          </table:table-cell>
          <table:table-cell office:value-type="float" office:value="0.202078" calcext:value-type="float">
            <text:p>0.202078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43428" calcext:value-type="float">
            <text:p>1.043428</text:p>
          </table:table-cell>
          <table:table-cell office:value-type="float" office:value="99.978864" calcext:value-type="float">
            <text:p>99.978864</text:p>
          </table:table-cell>
          <table:table-cell office:value-type="float" office:value="98.935436" calcext:value-type="float">
            <text:p>98.935436</text:p>
          </table:table-cell>
          <table:table-cell office:value-type="float" office:value="0.202116" calcext:value-type="float">
            <text:p>0.20211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35" calcext:value-type="float">
            <text:p>1.024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61" calcext:value-type="float">
            <text:p>1.014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43" calcext:value-type="float">
            <text:p>1.032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99.965103" calcext:value-type="float">
            <text:p>99.965103</text:p>
          </table:table-cell>
          <table:table-cell office:value-type="float" office:value="98.956801" calcext:value-type="float">
            <text:p>98.956801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54868" calcext:value-type="float">
            <text:p>1.054868</text:p>
          </table:table-cell>
          <table:table-cell office:value-type="float" office:value="99.980527" calcext:value-type="float">
            <text:p>99.980527</text:p>
          </table:table-cell>
          <table:table-cell office:value-type="float" office:value="98.925659" calcext:value-type="float">
            <text:p>98.925659</text:p>
          </table:table-cell>
          <table:table-cell office:value-type="float" office:value="0.210558" calcext:value-type="float">
            <text:p>0.210558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134" calcext:value-type="float">
            <text:p>1.021134</text:p>
          </table:table-cell>
          <table:table-cell office:value-type="float" office:value="68.058068" calcext:value-type="float">
            <text:p>68.058068</text:p>
          </table:table-cell>
          <table:table-cell office:value-type="float" office:value="67.036934" calcext:value-type="float">
            <text:p>67.0369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7071" calcext:value-type="float">
            <text:p>1.017071</text:p>
          </table:table-cell>
          <table:table-cell office:value-type="float" office:value="68.06631" calcext:value-type="float">
            <text:p>68.06631</text:p>
          </table:table-cell>
          <table:table-cell office:value-type="float" office:value="67.04924" calcext:value-type="float">
            <text:p>67.0492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333" calcext:value-type="float">
            <text:p>1.035333</text:p>
          </table:table-cell>
          <table:table-cell office:value-type="float" office:value="68.059402" calcext:value-type="float">
            <text:p>68.059402</text:p>
          </table:table-cell>
          <table:table-cell office:value-type="float" office:value="67.024069" calcext:value-type="float">
            <text:p>67.02406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11341" calcext:value-type="float">
            <text:p>1.011341</text:p>
          </table:table-cell>
          <table:table-cell office:value-type="float" office:value="100.005111" calcext:value-type="float">
            <text:p>100.005111</text:p>
          </table:table-cell>
          <table:table-cell office:value-type="float" office:value="98.99377" calcext:value-type="float">
            <text:p>98.99377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7848" calcext:value-type="float">
            <text:p>2707848</text:p>
          </table:table-cell>
          <table:table-cell table:number-columns-repeated="2" office:value-type="float" office:value="2574" calcext:value-type="float">
            <text:p>2574</text:p>
          </table:table-cell>
          <table:table-cell office:value-type="float" office:value="1.056103" calcext:value-type="float">
            <text:p>1.056103</text:p>
          </table:table-cell>
          <table:table-cell office:value-type="float" office:value="99.982069" calcext:value-type="float">
            <text:p>99.982069</text:p>
          </table:table-cell>
          <table:table-cell office:value-type="float" office:value="98.925966" calcext:value-type="float">
            <text:p>98.925966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53" calcext:value-type="float">
            <text:p>1.022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89" calcext:value-type="float">
            <text:p>1.01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192" calcext:value-type="float">
            <text:p>1.03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1481" calcext:value-type="float">
            <text:p>1.011481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3616" calcext:value-type="float">
            <text:p>98.993616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1996" calcext:value-type="float">
            <text:p>2811996</text:p>
          </table:table-cell>
          <table:table-cell table:number-columns-repeated="2" office:value-type="float" office:value="2673" calcext:value-type="float">
            <text:p>2673</text:p>
          </table:table-cell>
          <table:table-cell office:value-type="float" office:value="1.041517" calcext:value-type="float">
            <text:p>1.041517</text:p>
          </table:table-cell>
          <table:table-cell office:value-type="float" office:value="99.983495" calcext:value-type="float">
            <text:p>99.983495</text:p>
          </table:table-cell>
          <table:table-cell office:value-type="float" office:value="98.941978" calcext:value-type="float">
            <text:p>98.941978</text:p>
          </table:table-cell>
          <table:table-cell office:value-type="float" office:value="0.227365" calcext:value-type="float">
            <text:p>0.227365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73" calcext:value-type="float">
            <text:p>1.018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9" calcext:value-type="float">
            <text:p>1.01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12" calcext:value-type="float">
            <text:p>1.030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99.969385" calcext:value-type="float">
            <text:p>99.969385</text:p>
          </table:table-cell>
          <table:table-cell office:value-type="float" office:value="98.960964" calcext:value-type="float">
            <text:p>98.960964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57058" calcext:value-type="float">
            <text:p>1.057058</text:p>
          </table:table-cell>
          <table:table-cell office:value-type="float" office:value="99.984809" calcext:value-type="float">
            <text:p>99.984809</text:p>
          </table:table-cell>
          <table:table-cell office:value-type="float" office:value="98.927751" calcext:value-type="float">
            <text:p>98.927751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353" calcext:value-type="float">
            <text:p>1.030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572" calcext:value-type="float">
            <text:p>1.040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08493" calcext:value-type="float">
            <text:p>1.008493</text:p>
          </table:table-cell>
          <table:table-cell office:value-type="float" office:value="99.970628" calcext:value-type="float">
            <text:p>99.970628</text:p>
          </table:table-cell>
          <table:table-cell office:value-type="float" office:value="98.962136" calcext:value-type="float">
            <text:p>98.962136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60611" calcext:value-type="float">
            <text:p>1.060611</text:p>
          </table:table-cell>
          <table:table-cell office:value-type="float" office:value="99.986052" calcext:value-type="float">
            <text:p>99.986052</text:p>
          </table:table-cell>
          <table:table-cell office:value-type="float" office:value="98.925441" calcext:value-type="float">
            <text:p>98.925441</text:p>
          </table:table-cell>
          <table:table-cell office:value-type="float" office:value="0.244248" calcext:value-type="float">
            <text:p>0.244248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475" calcext:value-type="float">
            <text:p>1.02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71" calcext:value-type="float">
            <text:p>1.014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016" calcext:value-type="float">
            <text:p>1.04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4404" calcext:value-type="float">
            <text:p>1.014404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0703" calcext:value-type="float">
            <text:p>98.990703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0" calcext:value-type="float">
            <text:p>3124440</text:p>
          </table:table-cell>
          <table:table-cell table:number-columns-repeated="2" office:value-type="float" office:value="2970" calcext:value-type="float">
            <text:p>2970</text:p>
          </table:table-cell>
          <table:table-cell office:value-type="float" office:value="1.05223" calcext:value-type="float">
            <text:p>1.05223</text:p>
          </table:table-cell>
          <table:table-cell office:value-type="float" office:value="99.987184" calcext:value-type="float">
            <text:p>99.987184</text:p>
          </table:table-cell>
          <table:table-cell office:value-type="float" office:value="98.934954" calcext:value-type="float">
            <text:p>98.934954</text:p>
          </table:table-cell>
          <table:table-cell office:value-type="float" office:value="0.252646" calcext:value-type="float">
            <text:p>0.252646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36" calcext:value-type="float">
            <text:p>1.02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475" calcext:value-type="float">
            <text:p>1.03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07373" calcext:value-type="float">
            <text:p>1.007373</text:p>
          </table:table-cell>
          <table:table-cell office:value-type="float" office:value="99.972856" calcext:value-type="float">
            <text:p>99.972856</text:p>
          </table:table-cell>
          <table:table-cell office:value-type="float" office:value="98.965483" calcext:value-type="float">
            <text:p>98.965483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49239" calcext:value-type="float">
            <text:p>1.049239</text:p>
          </table:table-cell>
          <table:table-cell office:value-type="float" office:value="99.98826" calcext:value-type="float">
            <text:p>99.98826</text:p>
          </table:table-cell>
          <table:table-cell office:value-type="float" office:value="98.939021" calcext:value-type="float">
            <text:p>98.939021</text:p>
          </table:table-cell>
          <table:table-cell office:value-type="float" office:value="0.261057" calcext:value-type="float">
            <text:p>0.261057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85" calcext:value-type="float">
            <text:p>1.02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61" calcext:value-type="float">
            <text:p>1.017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43" calcext:value-type="float">
            <text:p>1.029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99.973851" calcext:value-type="float">
            <text:p>99.973851</text:p>
          </table:table-cell>
          <table:table-cell office:value-type="float" office:value="98.957389" calcext:value-type="float">
            <text:p>98.957389</text:p>
          </table:table-cell>
          <table:table-cell office:value-type="float" office:value="0.269428" calcext:value-type="float">
            <text:p>0.269428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6562" calcext:value-type="float">
            <text:p>1.06562</text:p>
          </table:table-cell>
          <table:table-cell office:value-type="float" office:value="99.989275" calcext:value-type="float">
            <text:p>99.989275</text:p>
          </table:table-cell>
          <table:table-cell office:value-type="float" office:value="98.923655" calcext:value-type="float">
            <text:p>98.923655</text:p>
          </table:table-cell>
          <table:table-cell office:value-type="float" office:value="0.26952" calcext:value-type="float">
            <text:p>0.26952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317" calcext:value-type="float">
            <text:p>1.039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1" calcext:value-type="float">
            <text:p>1.021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4495" calcext:value-type="float">
            <text:p>1.05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13441" calcext:value-type="float">
            <text:p>1.013441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1657" calcext:value-type="float">
            <text:p>98.991657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6884" calcext:value-type="float">
            <text:p>3436884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1.046438" calcext:value-type="float">
            <text:p>1.046438</text:p>
          </table:table-cell>
          <table:table-cell office:value-type="float" office:value="99.990216" calcext:value-type="float">
            <text:p>99.990216</text:p>
          </table:table-cell>
          <table:table-cell office:value-type="float" office:value="98.943778" calcext:value-type="float">
            <text:p>98.943778</text:p>
          </table:table-cell>
          <table:table-cell office:value-type="float" office:value="0.277886" calcext:value-type="float">
            <text:p>0.277886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33" calcext:value-type="float">
            <text:p>1.023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" calcext:value-type="float">
            <text:p>1.0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852" calcext:value-type="float">
            <text:p>1.029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99.975685" calcext:value-type="float">
            <text:p>99.975685</text:p>
          </table:table-cell>
          <table:table-cell office:value-type="float" office:value="98.959472" calcext:value-type="float">
            <text:p>98.959472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2411" calcext:value-type="float">
            <text:p>1.052411</text:p>
          </table:table-cell>
          <table:table-cell office:value-type="float" office:value="99.991109" calcext:value-type="float">
            <text:p>99.991109</text:p>
          </table:table-cell>
          <table:table-cell office:value-type="float" office:value="98.938698" calcext:value-type="float">
            <text:p>98.938698</text:p>
          </table:table-cell>
          <table:table-cell office:value-type="float" office:value="0.286321" calcext:value-type="float">
            <text:p>0.286321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85" calcext:value-type="float">
            <text:p>1.029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61" calcext:value-type="float">
            <text:p>1.01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486" calcext:value-type="float">
            <text:p>1.041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20221" calcext:value-type="float">
            <text:p>1.020221</text:p>
          </table:table-cell>
          <table:table-cell office:value-type="float" office:value="99.976541" calcext:value-type="float">
            <text:p>99.976541</text:p>
          </table:table-cell>
          <table:table-cell office:value-type="float" office:value="98.95632" calcext:value-type="float">
            <text:p>98.95632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5125" calcext:value-type="float">
            <text:p>1.05125</text:p>
          </table:table-cell>
          <table:table-cell office:value-type="float" office:value="99.991965" calcext:value-type="float">
            <text:p>99.991965</text:p>
          </table:table-cell>
          <table:table-cell office:value-type="float" office:value="98.940715" calcext:value-type="float">
            <text:p>98.940715</text:p>
          </table:table-cell>
          <table:table-cell office:value-type="float" office:value="0.294737" calcext:value-type="float">
            <text:p>0.294737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71" calcext:value-type="float">
            <text:p>1.025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807" calcext:value-type="float">
            <text:p>1.021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285" calcext:value-type="float">
            <text:p>1.040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6262" calcext:value-type="float">
            <text:p>1.016262</text:p>
          </table:table-cell>
          <table:table-cell office:value-type="float" office:value="99.977325" calcext:value-type="float">
            <text:p>99.977325</text:p>
          </table:table-cell>
          <table:table-cell office:value-type="float" office:value="98.961063" calcext:value-type="float">
            <text:p>98.961063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58801" calcext:value-type="float">
            <text:p>1.058801</text:p>
          </table:table-cell>
          <table:table-cell office:value-type="float" office:value="99.992749" calcext:value-type="float">
            <text:p>99.992749</text:p>
          </table:table-cell>
          <table:table-cell office:value-type="float" office:value="98.933949" calcext:value-type="float">
            <text:p>98.933949</text:p>
          </table:table-cell>
          <table:table-cell office:value-type="float" office:value="0.303178" calcext:value-type="float">
            <text:p>0.30317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74" calcext:value-type="float">
            <text:p>1.025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791" calcext:value-type="float">
            <text:p>1.018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955" calcext:value-type="float">
            <text:p>1.037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15221" calcext:value-type="float">
            <text:p>1.015221</text:p>
          </table:table-cell>
          <table:table-cell office:value-type="float" office:value="100.005112" calcext:value-type="float">
            <text:p>100.005112</text:p>
          </table:table-cell>
          <table:table-cell office:value-type="float" office:value="98.989891" calcext:value-type="float">
            <text:p>98.989891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53476" calcext:value-type="float">
            <text:p>3853476</text:p>
          </table:table-cell>
          <table:table-cell office:value-type="float" office:value="3815604" calcext:value-type="float">
            <text:p>3815604</text:p>
          </table:table-cell>
          <table:table-cell office:value-type="float" office:value="3663" calcext:value-type="float">
            <text:p>3663</text:p>
          </table:table-cell>
          <table:table-cell office:value-type="float" office:value="3627" calcext:value-type="float">
            <text:p>3627</text:p>
          </table:table-cell>
          <table:table-cell office:value-type="float" office:value="2.049908" calcext:value-type="float">
            <text:p>2.049908</text:p>
          </table:table-cell>
          <table:table-cell office:value-type="float" office:value="99.993489" calcext:value-type="float">
            <text:p>99.993489</text:p>
          </table:table-cell>
          <table:table-cell office:value-type="float" office:value="97.943581" calcext:value-type="float">
            <text:p>97.943581</text:p>
          </table:table-cell>
          <table:table-cell office:value-type="float" office:value="0.311657" calcext:value-type="float">
            <text:p>0.31165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53" calcext:value-type="float">
            <text:p>1.027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1" calcext:value-type="float">
            <text:p>1.01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8963" calcext:value-type="float">
            <text:p>2.038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3241" calcext:value-type="float">
            <text:p>1.013241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1865" calcext:value-type="float">
            <text:p>98.991865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7624" calcext:value-type="float">
            <text:p>3957624</text:p>
          </table:table-cell>
          <table:table-cell office:value-type="float" office:value="3918700" calcext:value-type="float">
            <text:p>3918700</text:p>
          </table:table-cell>
          <table:table-cell office:value-type="float" office:value="3762" calcext:value-type="float">
            <text:p>3762</text:p>
          </table:table-cell>
          <table:table-cell office:value-type="float" office:value="3725" calcext:value-type="float">
            <text:p>3725</text:p>
          </table:table-cell>
          <table:table-cell office:value-type="float" office:value="2.060874" calcext:value-type="float">
            <text:p>2.060874</text:p>
          </table:table-cell>
          <table:table-cell office:value-type="float" office:value="99.994204" calcext:value-type="float">
            <text:p>99.994204</text:p>
          </table:table-cell>
          <table:table-cell office:value-type="float" office:value="97.93333" calcext:value-type="float">
            <text:p>97.93333</text:p>
          </table:table-cell>
          <table:table-cell office:value-type="float" office:value="0.320112" calcext:value-type="float">
            <text:p>0.320112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213" calcext:value-type="float">
            <text:p>1.023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" calcext:value-type="float">
            <text:p>1.01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9543" calcext:value-type="float">
            <text:p>2.029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07273" calcext:value-type="float">
            <text:p>1.007273</text:p>
          </table:table-cell>
          <table:table-cell office:value-type="float" office:value="99.979469" calcext:value-type="float">
            <text:p>99.979469</text:p>
          </table:table-cell>
          <table:table-cell office:value-type="float" office:value="98.972196" calcext:value-type="float">
            <text:p>98.972196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50411" calcext:value-type="float">
            <text:p>1.050411</text:p>
          </table:table-cell>
          <table:table-cell office:value-type="float" office:value="99.994893" calcext:value-type="float">
            <text:p>99.994893</text:p>
          </table:table-cell>
          <table:table-cell office:value-type="float" office:value="98.944482" calcext:value-type="float">
            <text:p>98.944482</text:p>
          </table:table-cell>
          <table:table-cell office:value-type="float" office:value="0.328408" calcext:value-type="float">
            <text:p>0.328408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667" calcext:value-type="float">
            <text:p>1.032667</text:p>
          </table:table-cell>
          <table:table-cell office:value-type="float" office:value="69.072476" calcext:value-type="float">
            <text:p>69.072476</text:p>
          </table:table-cell>
          <table:table-cell office:value-type="float" office:value="68.039809" calcext:value-type="float">
            <text:p>68.03980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9071" calcext:value-type="float">
            <text:p>1.019071</text:p>
          </table:table-cell>
          <table:table-cell office:value-type="float" office:value="69.04818" calcext:value-type="float">
            <text:p>69.04818</text:p>
          </table:table-cell>
          <table:table-cell office:value-type="float" office:value="68.029108" calcext:value-type="float">
            <text:p>68.02910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9386" calcext:value-type="float">
            <text:p>1.039386</text:p>
          </table:table-cell>
          <table:table-cell office:value-type="float" office:value="69.07393" calcext:value-type="float">
            <text:p>69.07393</text:p>
          </table:table-cell>
          <table:table-cell office:value-type="float" office:value="68.034544" calcext:value-type="float">
            <text:p>68.03454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980109" calcext:value-type="float">
            <text:p>99.980109</text:p>
          </table:table-cell>
          <table:table-cell office:value-type="float" office:value="98.971867" calcext:value-type="float">
            <text:p>98.971867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7839" calcext:value-type="float">
            <text:p>1.047839</text:p>
          </table:table-cell>
          <table:table-cell office:value-type="float" office:value="99.995533" calcext:value-type="float">
            <text:p>99.995533</text:p>
          </table:table-cell>
          <table:table-cell office:value-type="float" office:value="98.947693" calcext:value-type="float">
            <text:p>98.947693</text:p>
          </table:table-cell>
          <table:table-cell office:value-type="float" office:value="0.336818" calcext:value-type="float">
            <text:p>0.336818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413" calcext:value-type="float">
            <text:p>1.023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975" calcext:value-type="float">
            <text:p>1.036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11322" calcext:value-type="float">
            <text:p>1.011322</text:p>
          </table:table-cell>
          <table:table-cell office:value-type="float" office:value="99.98071" calcext:value-type="float">
            <text:p>99.98071</text:p>
          </table:table-cell>
          <table:table-cell office:value-type="float" office:value="98.969388" calcext:value-type="float">
            <text:p>98.969388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72305" calcext:value-type="float">
            <text:p>1.072305</text:p>
          </table:table-cell>
          <table:table-cell office:value-type="float" office:value="99.996134" calcext:value-type="float">
            <text:p>99.996134</text:p>
          </table:table-cell>
          <table:table-cell office:value-type="float" office:value="98.923829" calcext:value-type="float">
            <text:p>98.923829</text:p>
          </table:table-cell>
          <table:table-cell office:value-type="float" office:value="0.345322" calcext:value-type="float">
            <text:p>0.345322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357" calcext:value-type="float">
            <text:p>1.03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1" calcext:value-type="float">
            <text:p>1.02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555" calcext:value-type="float">
            <text:p>1.046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81301" calcext:value-type="float">
            <text:p>99.981301</text:p>
          </table:table-cell>
          <table:table-cell office:value-type="float" office:value="98.966828" calcext:value-type="float">
            <text:p>98.9668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8391" calcext:value-type="float">
            <text:p>1.048391</text:p>
          </table:table-cell>
          <table:table-cell office:value-type="float" office:value="99.996725" calcext:value-type="float">
            <text:p>99.996725</text:p>
          </table:table-cell>
          <table:table-cell office:value-type="float" office:value="98.948334" calcext:value-type="float">
            <text:p>98.948334</text:p>
          </table:table-cell>
          <table:table-cell office:value-type="float" office:value="0.353657" calcext:value-type="float">
            <text:p>0.35365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45" calcext:value-type="float">
            <text:p>1.024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386" calcext:value-type="float">
            <text:p>1.037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10502" calcext:value-type="float">
            <text:p>1.010502</text:p>
          </table:table-cell>
          <table:table-cell office:value-type="float" office:value="99.98185" calcext:value-type="float">
            <text:p>99.98185</text:p>
          </table:table-cell>
          <table:table-cell office:value-type="float" office:value="98.971348" calcext:value-type="float">
            <text:p>98.971348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76166" calcext:value-type="float">
            <text:p>1.076166</text:p>
          </table:table-cell>
          <table:table-cell office:value-type="float" office:value="99.997274" calcext:value-type="float">
            <text:p>99.997274</text:p>
          </table:table-cell>
          <table:table-cell office:value-type="float" office:value="98.921108" calcext:value-type="float">
            <text:p>98.921108</text:p>
          </table:table-cell>
          <table:table-cell office:value-type="float" office:value="0.362177" calcext:value-type="float">
            <text:p>0.36217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057" calcext:value-type="float">
            <text:p>1.031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1" calcext:value-type="float">
            <text:p>1.015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495" calcext:value-type="float">
            <text:p>1.04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1373" calcext:value-type="float">
            <text:p>1.011373</text:p>
          </table:table-cell>
          <table:table-cell office:value-type="float" office:value="99.982386" calcext:value-type="float">
            <text:p>99.982386</text:p>
          </table:table-cell>
          <table:table-cell office:value-type="float" office:value="98.971013" calcext:value-type="float">
            <text:p>98.971013</text:p>
          </table:table-cell>
          <table:table-cell office:value-type="float" office:value="0.370412" calcext:value-type="float">
            <text:p>0.370412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5531" calcext:value-type="float">
            <text:p>1.045531</text:p>
          </table:table-cell>
          <table:table-cell office:value-type="float" office:value="99.99779" calcext:value-type="float">
            <text:p>99.99779</text:p>
          </table:table-cell>
          <table:table-cell office:value-type="float" office:value="98.952259" calcext:value-type="float">
            <text:p>98.952259</text:p>
          </table:table-cell>
          <table:table-cell office:value-type="float" office:value="0.370483" calcext:value-type="float">
            <text:p>0.370483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45" calcext:value-type="float">
            <text:p>1.019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386" calcext:value-type="float">
            <text:p>1.034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100.005104" calcext:value-type="float">
            <text:p>100.005104</text:p>
          </table:table-cell>
          <table:table-cell office:value-type="float" office:value="98.988891" calcext:value-type="float">
            <text:p>98.988891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6660" calcext:value-type="float">
            <text:p>4686660</text:p>
          </table:table-cell>
          <table:table-cell table:number-columns-repeated="2" office:value-type="float" office:value="4455" calcext:value-type="float">
            <text:p>4455</text:p>
          </table:table-cell>
          <table:table-cell office:value-type="float" office:value="1.046391" calcext:value-type="float">
            <text:p>1.046391</text:p>
          </table:table-cell>
          <table:table-cell office:value-type="float" office:value="99.998301" calcext:value-type="float">
            <text:p>99.998301</text:p>
          </table:table-cell>
          <table:table-cell office:value-type="float" office:value="98.95191" calcext:value-type="float">
            <text:p>98.95191</text:p>
          </table:table-cell>
          <table:table-cell office:value-type="float" office:value="0.378904" calcext:value-type="float">
            <text:p>0.378904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25" calcext:value-type="float">
            <text:p>1.023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21" calcext:value-type="float">
            <text:p>1.018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406" calcext:value-type="float">
            <text:p>1.035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2293" calcext:value-type="float">
            <text:p>1.012293</text:p>
          </table:table-cell>
          <table:table-cell office:value-type="float" office:value="100.005105" calcext:value-type="float">
            <text:p>100.005105</text:p>
          </table:table-cell>
          <table:table-cell office:value-type="float" office:value="98.992812" calcext:value-type="float">
            <text:p>98.992812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0808" calcext:value-type="float">
            <text:p>4790808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1.072285" calcext:value-type="float">
            <text:p>1.072285</text:p>
          </table:table-cell>
          <table:table-cell office:value-type="float" office:value="99.998782" calcext:value-type="float">
            <text:p>99.998782</text:p>
          </table:table-cell>
          <table:table-cell office:value-type="float" office:value="98.926497" calcext:value-type="float">
            <text:p>98.926497</text:p>
          </table:table-cell>
          <table:table-cell office:value-type="float" office:value="0.387424" calcext:value-type="float">
            <text:p>0.387424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67" calcext:value-type="float">
            <text:p>1.031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786" calcext:value-type="float">
            <text:p>1.041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4253" calcext:value-type="float">
            <text:p>1.014253</text:p>
          </table:table-cell>
          <table:table-cell office:value-type="float" office:value="99.983838" calcext:value-type="float">
            <text:p>99.983838</text:p>
          </table:table-cell>
          <table:table-cell office:value-type="float" office:value="98.969586" calcext:value-type="float">
            <text:p>98.969586</text:p>
          </table:table-cell>
          <table:table-cell office:value-type="float" office:value="0.395674" calcext:value-type="float">
            <text:p>0.395674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56041" calcext:value-type="float">
            <text:p>1.056041</text:p>
          </table:table-cell>
          <table:table-cell office:value-type="float" office:value="99.999242" calcext:value-type="float">
            <text:p>99.999242</text:p>
          </table:table-cell>
          <table:table-cell office:value-type="float" office:value="98.943201" calcext:value-type="float">
            <text:p>98.943201</text:p>
          </table:table-cell>
          <table:table-cell office:value-type="float" office:value="0.395779" calcext:value-type="float">
            <text:p>0.39577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87" calcext:value-type="float">
            <text:p>1.030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01" calcext:value-type="float">
            <text:p>1.016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566" calcext:value-type="float">
            <text:p>1.036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10501" calcext:value-type="float">
            <text:p>1.010501</text:p>
          </table:table-cell>
          <table:table-cell office:value-type="float" office:value="100.005167" calcext:value-type="float">
            <text:p>100.005167</text:p>
          </table:table-cell>
          <table:table-cell office:value-type="float" office:value="98.994665" calcext:value-type="float">
            <text:p>98.994665</text:p>
          </table:table-cell>
          <table:table-cell office:value-type="float" office:value="0.404075" calcext:value-type="float">
            <text:p>0.404075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9104" calcext:value-type="float">
            <text:p>4999104</text:p>
          </table:table-cell>
          <table:table-cell table:number-columns-repeated="2" office:value-type="float" office:value="4752" calcext:value-type="float">
            <text:p>4752</text:p>
          </table:table-cell>
          <table:table-cell office:value-type="float" office:value="1.046147" calcext:value-type="float">
            <text:p>1.046147</text:p>
          </table:table-cell>
          <table:table-cell office:value-type="float" office:value="99.999684" calcext:value-type="float">
            <text:p>99.999684</text:p>
          </table:table-cell>
          <table:table-cell office:value-type="float" office:value="98.953537" calcext:value-type="float">
            <text:p>98.953537</text:p>
          </table:table-cell>
          <table:table-cell office:value-type="float" office:value="0.404158" calcext:value-type="float">
            <text:p>0.40415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13" calcext:value-type="float">
            <text:p>1.017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635" calcext:value-type="float">
            <text:p>1.032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0301" calcext:value-type="float">
            <text:p>1.010301</text:p>
          </table:table-cell>
          <table:table-cell office:value-type="float" office:value="100.005612" calcext:value-type="float">
            <text:p>100.005612</text:p>
          </table:table-cell>
          <table:table-cell office:value-type="float" office:value="98.995311" calcext:value-type="float">
            <text:p>98.995311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3252" calcext:value-type="float">
            <text:p>5103252</text:p>
          </table:table-cell>
          <table:table-cell table:number-columns-repeated="2" office:value-type="float" office:value="4851" calcext:value-type="float">
            <text:p>4851</text:p>
          </table:table-cell>
          <table:table-cell office:value-type="float" office:value="1.041699" calcext:value-type="float">
            <text:p>1.041699</text:p>
          </table:table-cell>
          <table:table-cell office:value-type="float" office:value="100.00011" calcext:value-type="float">
            <text:p>100.00011</text:p>
          </table:table-cell>
          <table:table-cell office:value-type="float" office:value="98.95841" calcext:value-type="float">
            <text:p>98.95841</text:p>
          </table:table-cell>
          <table:table-cell office:value-type="float" office:value="0.412557" calcext:value-type="float">
            <text:p>0.412557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55" calcext:value-type="float">
            <text:p>1.030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3273" calcext:value-type="float">
            <text:p>1.013273</text:p>
          </table:table-cell>
          <table:table-cell office:value-type="float" office:value="99.98613" calcext:value-type="float">
            <text:p>99.98613</text:p>
          </table:table-cell>
          <table:table-cell office:value-type="float" office:value="98.972857" calcext:value-type="float">
            <text:p>98.972857</text:p>
          </table:table-cell>
          <table:table-cell office:value-type="float" office:value="0.420915" calcext:value-type="float">
            <text:p>0.420915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52251" calcext:value-type="float">
            <text:p>1.052251</text:p>
          </table:table-cell>
          <table:table-cell office:value-type="float" office:value="100.000534" calcext:value-type="float">
            <text:p>100.000534</text:p>
          </table:table-cell>
          <table:table-cell office:value-type="float" office:value="98.948283" calcext:value-type="float">
            <text:p>98.948283</text:p>
          </table:table-cell>
          <table:table-cell office:value-type="float" office:value="0.42102" calcext:value-type="float">
            <text:p>0.42102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9705" calcext:value-type="float">
            <text:p>1.019705</text:p>
          </table:table-cell>
          <table:table-cell office:value-type="float" office:value="93.094263" calcext:value-type="float">
            <text:p>93.094263</text:p>
          </table:table-cell>
          <table:table-cell office:value-type="float" office:value="92.074559" calcext:value-type="float">
            <text:p>92.07455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5921" calcext:value-type="float">
            <text:p>1.015921</text:p>
          </table:table-cell>
          <table:table-cell office:value-type="float" office:value="93.09575" calcext:value-type="float">
            <text:p>93.09575</text:p>
          </table:table-cell>
          <table:table-cell office:value-type="float" office:value="92.079829" calcext:value-type="float">
            <text:p>92.07982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916" calcext:value-type="float">
            <text:p>1.032916</text:p>
          </table:table-cell>
          <table:table-cell office:value-type="float" office:value="93.097404" calcext:value-type="float">
            <text:p>93.097404</text:p>
          </table:table-cell>
          <table:table-cell office:value-type="float" office:value="92.064488" calcext:value-type="float">
            <text:p>92.06448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00.006582" calcext:value-type="float">
            <text:p>100.006582</text:p>
          </table:table-cell>
          <table:table-cell office:value-type="float" office:value="98.99231" calcext:value-type="float">
            <text:p>98.99231</text:p>
          </table:table-cell>
          <table:table-cell office:value-type="float" office:value="0.429334" calcext:value-type="float">
            <text:p>0.429334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1548" calcext:value-type="float">
            <text:p>5311548</text:p>
          </table:table-cell>
          <table:table-cell table:number-columns-repeated="2" office:value-type="float" office:value="5049" calcext:value-type="float">
            <text:p>5049</text:p>
          </table:table-cell>
          <table:table-cell office:value-type="float" office:value="1.063851" calcext:value-type="float">
            <text:p>1.063851</text:p>
          </table:table-cell>
          <table:table-cell office:value-type="float" office:value="100.00092" calcext:value-type="float">
            <text:p>100.00092</text:p>
          </table:table-cell>
          <table:table-cell office:value-type="float" office:value="98.937068" calcext:value-type="float">
            <text:p>98.937068</text:p>
          </table:table-cell>
          <table:table-cell office:value-type="float" office:value="0.429489" calcext:value-type="float">
            <text:p>0.429489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137" calcext:value-type="float">
            <text:p>1.032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04" calcext:value-type="float">
            <text:p>1.027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176" calcext:value-type="float">
            <text:p>1.044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100.006855" calcext:value-type="float">
            <text:p>100.006855</text:p>
          </table:table-cell>
          <table:table-cell office:value-type="float" office:value="98.990393" calcext:value-type="float">
            <text:p>98.990393</text:p>
          </table:table-cell>
          <table:table-cell office:value-type="float" office:value="0.437759" calcext:value-type="float">
            <text:p>0.43775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5696" calcext:value-type="float">
            <text:p>5415696</text:p>
          </table:table-cell>
          <table:table-cell table:number-columns-repeated="2" office:value-type="float" office:value="5148" calcext:value-type="float">
            <text:p>5148</text:p>
          </table:table-cell>
          <table:table-cell office:value-type="float" office:value="1.058881" calcext:value-type="float">
            <text:p>1.058881</text:p>
          </table:table-cell>
          <table:table-cell office:value-type="float" office:value="100.001292" calcext:value-type="float">
            <text:p>100.001292</text:p>
          </table:table-cell>
          <table:table-cell office:value-type="float" office:value="98.942411" calcext:value-type="float">
            <text:p>98.942411</text:p>
          </table:table-cell>
          <table:table-cell office:value-type="float" office:value="0.437887" calcext:value-type="float">
            <text:p>0.437887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37" calcext:value-type="float">
            <text:p>1.029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1" calcext:value-type="float">
            <text:p>1.020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375" calcext:value-type="float">
            <text:p>1.042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988318" calcext:value-type="float">
            <text:p>99.988318</text:p>
          </table:table-cell>
          <table:table-cell office:value-type="float" office:value="98.979856" calcext:value-type="float">
            <text:p>98.979856</text:p>
          </table:table-cell>
          <table:table-cell office:value-type="float" office:value="0.446139" calcext:value-type="float">
            <text:p>0.446139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58982" calcext:value-type="float">
            <text:p>1.058982</text:p>
          </table:table-cell>
          <table:table-cell office:value-type="float" office:value="100.001662" calcext:value-type="float">
            <text:p>100.001662</text:p>
          </table:table-cell>
          <table:table-cell office:value-type="float" office:value="98.94268" calcext:value-type="float">
            <text:p>98.94268</text:p>
          </table:table-cell>
          <table:table-cell office:value-type="float" office:value="0.446306" calcext:value-type="float">
            <text:p>0.446306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85" calcext:value-type="float">
            <text:p>1.03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761" calcext:value-type="float">
            <text:p>1.028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057" calcext:value-type="float">
            <text:p>1.04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8461" calcext:value-type="float">
            <text:p>1.008461</text:p>
          </table:table-cell>
          <table:table-cell office:value-type="float" office:value="99.989184" calcext:value-type="float">
            <text:p>99.989184</text:p>
          </table:table-cell>
          <table:table-cell office:value-type="float" office:value="98.980723" calcext:value-type="float">
            <text:p>98.980723</text:p>
          </table:table-cell>
          <table:table-cell office:value-type="float" office:value="0.454553" calcext:value-type="float">
            <text:p>0.454553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41359" calcext:value-type="float">
            <text:p>1.041359</text:p>
          </table:table-cell>
          <table:table-cell office:value-type="float" office:value="100.002008" calcext:value-type="float">
            <text:p>100.002008</text:p>
          </table:table-cell>
          <table:table-cell office:value-type="float" office:value="98.960649" calcext:value-type="float">
            <text:p>98.960649</text:p>
          </table:table-cell>
          <table:table-cell office:value-type="float" office:value="0.454645" calcext:value-type="float">
            <text:p>0.454645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13" calcext:value-type="float">
            <text:p>1.016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335" calcext:value-type="float">
            <text:p>1.030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5313" calcext:value-type="float">
            <text:p>1.015313</text:p>
          </table:table-cell>
          <table:table-cell office:value-type="float" office:value="100.008074" calcext:value-type="float">
            <text:p>100.008074</text:p>
          </table:table-cell>
          <table:table-cell office:value-type="float" office:value="98.992761" calcext:value-type="float">
            <text:p>98.992761</text:p>
          </table:table-cell>
          <table:table-cell office:value-type="float" office:value="0.462999" calcext:value-type="float">
            <text:p>0.462999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728140" calcext:value-type="float">
            <text:p>5728140</text:p>
          </table:table-cell>
          <table:table-cell office:value-type="float" office:value="5714464" calcext:value-type="float">
            <text:p>5714464</text:p>
          </table:table-cell>
          <table:table-cell office:value-type="float" office:value="5445" calcext:value-type="float">
            <text:p>5445</text:p>
          </table:table-cell>
          <table:table-cell office:value-type="float" office:value="5432" calcext:value-type="float">
            <text:p>5432</text:p>
          </table:table-cell>
          <table:table-cell office:value-type="float" office:value="1.303851" calcext:value-type="float">
            <text:p>1.303851</text:p>
          </table:table-cell>
          <table:table-cell office:value-type="float" office:value="100.002351" calcext:value-type="float">
            <text:p>100.002351</text:p>
          </table:table-cell>
          <table:table-cell office:value-type="float" office:value="98.698501" calcext:value-type="float">
            <text:p>98.698501</text:p>
          </table:table-cell>
          <table:table-cell office:value-type="float" office:value="0.463185" calcext:value-type="float">
            <text:p>0.463185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354" calcext:value-type="float">
            <text:p>1.270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271" calcext:value-type="float">
            <text:p>1.262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4555" calcext:value-type="float">
            <text:p>1.284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08273" calcext:value-type="float">
            <text:p>1.008273</text:p>
          </table:table-cell>
          <table:table-cell office:value-type="float" office:value="99.990484" calcext:value-type="float">
            <text:p>99.990484</text:p>
          </table:table-cell>
          <table:table-cell office:value-type="float" office:value="98.982211" calcext:value-type="float">
            <text:p>98.982211</text:p>
          </table:table-cell>
          <table:table-cell office:value-type="float" office:value="0.471381" calcext:value-type="float">
            <text:p>0.471381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58495" calcext:value-type="float">
            <text:p>1.058495</text:p>
          </table:table-cell>
          <table:table-cell office:value-type="float" office:value="100.002668" calcext:value-type="float">
            <text:p>100.002668</text:p>
          </table:table-cell>
          <table:table-cell office:value-type="float" office:value="98.944173" calcext:value-type="float">
            <text:p>98.944173</text:p>
          </table:table-cell>
          <table:table-cell office:value-type="float" office:value="0.471562" calcext:value-type="float">
            <text:p>0.471562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67" calcext:value-type="float">
            <text:p>1.027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51" calcext:value-type="float">
            <text:p>1.04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16461" calcext:value-type="float">
            <text:p>1.016461</text:p>
          </table:table-cell>
          <table:table-cell office:value-type="float" office:value="99.99116" calcext:value-type="float">
            <text:p>99.99116</text:p>
          </table:table-cell>
          <table:table-cell office:value-type="float" office:value="98.974698" calcext:value-type="float">
            <text:p>98.974698</text:p>
          </table:table-cell>
          <table:table-cell office:value-type="float" office:value="0.479835" calcext:value-type="float">
            <text:p>0.479835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6069" calcext:value-type="float">
            <text:p>1.06069</text:p>
          </table:table-cell>
          <table:table-cell office:value-type="float" office:value="100.002984" calcext:value-type="float">
            <text:p>100.002984</text:p>
          </table:table-cell>
          <table:table-cell office:value-type="float" office:value="98.942294" calcext:value-type="float">
            <text:p>98.942294</text:p>
          </table:table-cell>
          <table:table-cell office:value-type="float" office:value="0.479992" calcext:value-type="float">
            <text:p>0.479992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76" calcext:value-type="float">
            <text:p>1.031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93" calcext:value-type="float">
            <text:p>1.02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877" calcext:value-type="float">
            <text:p>1.046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07341" calcext:value-type="float">
            <text:p>1.007341</text:p>
          </table:table-cell>
          <table:table-cell office:value-type="float" office:value="100.008799" calcext:value-type="float">
            <text:p>100.008799</text:p>
          </table:table-cell>
          <table:table-cell office:value-type="float" office:value="99.001457" calcext:value-type="float">
            <text:p>99.001457</text:p>
          </table:table-cell>
          <table:table-cell office:value-type="float" office:value="0.488206" calcext:value-type="float">
            <text:p>0.488206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0584" calcext:value-type="float">
            <text:p>6040584</text:p>
          </table:table-cell>
          <table:table-cell table:number-columns-repeated="2" office:value-type="float" office:value="5742" calcext:value-type="float">
            <text:p>5742</text:p>
          </table:table-cell>
          <table:table-cell office:value-type="float" office:value="1.064083" calcext:value-type="float">
            <text:p>1.064083</text:p>
          </table:table-cell>
          <table:table-cell office:value-type="float" office:value="100.003276" calcext:value-type="float">
            <text:p>100.003276</text:p>
          </table:table-cell>
          <table:table-cell office:value-type="float" office:value="98.939193" calcext:value-type="float">
            <text:p>98.939193</text:p>
          </table:table-cell>
          <table:table-cell office:value-type="float" office:value="0.488428" calcext:value-type="float">
            <text:p>0.488428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624" calcext:value-type="float">
            <text:p>1.03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621" calcext:value-type="float">
            <text:p>1.027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365" calcext:value-type="float">
            <text:p>1.04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28779" calcext:value-type="float">
            <text:p>1.028779</text:p>
          </table:table-cell>
          <table:table-cell office:value-type="float" office:value="99.992282" calcext:value-type="float">
            <text:p>99.992282</text:p>
          </table:table-cell>
          <table:table-cell office:value-type="float" office:value="98.963502" calcext:value-type="float">
            <text:p>98.963502</text:p>
          </table:table-cell>
          <table:table-cell office:value-type="float" office:value="0.496727" calcext:value-type="float">
            <text:p>0.496727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09" calcext:value-type="float">
            <text:p>1.016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144732" calcext:value-type="float">
            <text:p>6144732</text:p>
          </table:table-cell>
          <table:table-cell office:value-type="float" office:value="6128952" calcext:value-type="float">
            <text:p>6128952</text:p>
          </table:table-cell>
          <table:table-cell office:value-type="float" office:value="5841" calcext:value-type="float">
            <text:p>5841</text:p>
          </table:table-cell>
          <table:table-cell office:value-type="float" office:value="5826" calcext:value-type="float">
            <text:p>5826</text:p>
          </table:table-cell>
          <table:table-cell office:value-type="float" office:value="1.310711" calcext:value-type="float">
            <text:p>1.310711</text:p>
          </table:table-cell>
          <table:table-cell office:value-type="float" office:value="100.003586" calcext:value-type="float">
            <text:p>100.003586</text:p>
          </table:table-cell>
          <table:table-cell office:value-type="float" office:value="98.692874" calcext:value-type="float">
            <text:p>98.692874</text:p>
          </table:table-cell>
          <table:table-cell office:value-type="float" office:value="0.49681" calcext:value-type="float">
            <text:p>0.49681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8404" calcext:value-type="float">
            <text:p>1.278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898" calcext:value-type="float">
            <text:p>1.261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8803" calcext:value-type="float">
            <text:p>1.288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12382" calcext:value-type="float">
            <text:p>1.012382</text:p>
          </table:table-cell>
          <table:table-cell office:value-type="float" office:value="99.994733" calcext:value-type="float">
            <text:p>99.994733</text:p>
          </table:table-cell>
          <table:table-cell office:value-type="float" office:value="98.982351" calcext:value-type="float">
            <text:p>98.982351</text:p>
          </table:table-cell>
          <table:table-cell office:value-type="float" office:value="0.50505" calcext:value-type="float">
            <text:p>0.5050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76251" calcext:value-type="float">
            <text:p>1.076251</text:p>
          </table:table-cell>
          <table:table-cell office:value-type="float" office:value="100.011539" calcext:value-type="float">
            <text:p>100.011539</text:p>
          </table:table-cell>
          <table:table-cell office:value-type="float" office:value="98.935288" calcext:value-type="float">
            <text:p>98.935288</text:p>
          </table:table-cell>
          <table:table-cell office:value-type="float" office:value="0.50529" calcext:value-type="float">
            <text:p>0.50529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5527" calcext:value-type="float">
            <text:p>1.025527</text:p>
          </table:table-cell>
          <table:table-cell office:value-type="float" office:value="77.043295" calcext:value-type="float">
            <text:p>77.043295</text:p>
          </table:table-cell>
          <table:table-cell office:value-type="float" office:value="76.017768" calcext:value-type="float">
            <text:p>76.01776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961" calcext:value-type="float">
            <text:p>1.015961</text:p>
          </table:table-cell>
          <table:table-cell office:value-type="float" office:value="77.046115" calcext:value-type="float">
            <text:p>77.046115</text:p>
          </table:table-cell>
          <table:table-cell office:value-type="float" office:value="76.030154" calcext:value-type="float">
            <text:p>76.03015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5148" calcext:value-type="float">
            <text:p>1.045148</text:p>
          </table:table-cell>
          <table:table-cell office:value-type="float" office:value="77.044669" calcext:value-type="float">
            <text:p>77.044669</text:p>
          </table:table-cell>
          <table:table-cell office:value-type="float" office:value="75.999521" calcext:value-type="float">
            <text:p>75.99952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346716" calcext:value-type="float">
            <text:p>6346716</text:p>
          </table:table-cell>
          <table:table-cell office:value-type="float" office:value="6039" calcext:value-type="float">
            <text:p>6039</text:p>
          </table:table-cell>
          <table:table-cell office:value-type="float" office:value="6033" calcext:value-type="float">
            <text:p>6033</text:p>
          </table:table-cell>
          <table:table-cell office:value-type="float" office:value="1.008442" calcext:value-type="float">
            <text:p>1.008442</text:p>
          </table:table-cell>
          <table:table-cell office:value-type="float" office:value="100.380492" calcext:value-type="float">
            <text:p>100.380492</text:p>
          </table:table-cell>
          <table:table-cell office:value-type="float" office:value="99.37205" calcext:value-type="float">
            <text:p>99.37205</text:p>
          </table:table-cell>
          <table:table-cell office:value-type="float" office:value="0.510946" calcext:value-type="float">
            <text:p>0.51094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046896" calcext:value-type="float">
            <text:p>6046896</text:p>
          </table:table-cell>
          <table:table-cell office:value-type="float" office:value="6039" calcext:value-type="float">
            <text:p>6039</text:p>
          </table:table-cell>
          <table:table-cell office:value-type="float" office:value="5748" calcext:value-type="float">
            <text:p>5748</text:p>
          </table:table-cell>
          <table:table-cell office:value-type="float" office:value="1.050803" calcext:value-type="float">
            <text:p>1.050803</text:p>
          </table:table-cell>
          <table:table-cell office:value-type="float" office:value="100.39364" calcext:value-type="float">
            <text:p>100.39364</text:p>
          </table:table-cell>
          <table:table-cell office:value-type="float" office:value="99.342838" calcext:value-type="float">
            <text:p>99.342838</text:p>
          </table:table-cell>
          <table:table-cell office:value-type="float" office:value="0.486952" calcext:value-type="float">
            <text:p>0.486952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800" calcext:value-type="float">
            <text:p>11800</text:p>
          </table:table-cell>
          <table:table-cell office:value-type="float" office:value="11760" calcext:value-type="float">
            <text:p>11760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1.025117" calcext:value-type="float">
            <text:p>1.025117</text:p>
          </table:table-cell>
          <table:table-cell office:value-type="float" office:value="94.131172" calcext:value-type="float">
            <text:p>94.131172</text:p>
          </table:table-cell>
          <table:table-cell office:value-type="float" office:value="93.106055" calcext:value-type="float">
            <text:p>93.106055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14071" calcext:value-type="float">
            <text:p>1.014071</text:p>
          </table:table-cell>
          <table:table-cell office:value-type="float" office:value="94.139574" calcext:value-type="float">
            <text:p>94.139574</text:p>
          </table:table-cell>
          <table:table-cell office:value-type="float" office:value="93.125504" calcext:value-type="float">
            <text:p>93.12550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39778" calcext:value-type="float">
            <text:p>1.039778</text:p>
          </table:table-cell>
          <table:table-cell office:value-type="float" office:value="94.132506" calcext:value-type="float">
            <text:p>94.132506</text:p>
          </table:table-cell>
          <table:table-cell office:value-type="float" office:value="93.092728" calcext:value-type="float">
            <text:p>93.09272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.614484" calcext:value-type="float">
            <text:p>22.614484</text:p>
          </table:table-cell>
          <table:table-cell office:value-type="float" office:value="93.947585" calcext:value-type="float">
            <text:p>93.947585</text:p>
          </table:table-cell>
          <table:table-cell office:value-type="float" office:value="71.3331" calcext:value-type="float">
            <text:p>71.333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405628" calcext:value-type="float">
            <text:p>6405628</text:p>
          </table:table-cell>
          <table:table-cell office:value-type="float" office:value="6139" calcext:value-type="float">
            <text:p>6139</text:p>
          </table:table-cell>
          <table:table-cell office:value-type="float" office:value="6089" calcext:value-type="float">
            <text:p>6089</text:p>
          </table:table-cell>
          <table:table-cell office:value-type="float" office:value="1.018051" calcext:value-type="float">
            <text:p>1.018051</text:p>
          </table:table-cell>
          <table:table-cell office:value-type="float" office:value="100.403272" calcext:value-type="float">
            <text:p>100.403272</text:p>
          </table:table-cell>
          <table:table-cell office:value-type="float" office:value="99.385221" calcext:value-type="float">
            <text:p>99.385221</text:p>
          </table:table-cell>
          <table:table-cell office:value-type="float" office:value="0.51562" calcext:value-type="float">
            <text:p>0.51562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7176" calcext:value-type="float">
            <text:p>6457176</text:p>
          </table:table-cell>
          <table:table-cell office:value-type="float" office:value="5683956" calcext:value-type="float">
            <text:p>5683956</text:p>
          </table:table-cell>
          <table:table-cell office:value-type="float" office:value="6138" calcext:value-type="float">
            <text:p>6138</text:p>
          </table:table-cell>
          <table:table-cell office:value-type="float" office:value="5403" calcext:value-type="float">
            <text:p>5403</text:p>
          </table:table-cell>
          <table:table-cell office:value-type="float" office:value="1.292671" calcext:value-type="float">
            <text:p>1.292671</text:p>
          </table:table-cell>
          <table:table-cell office:value-type="float" office:value="100.412615" calcext:value-type="float">
            <text:p>100.412615</text:p>
          </table:table-cell>
          <table:table-cell office:value-type="float" office:value="99.119943" calcext:value-type="float">
            <text:p>99.119943</text:p>
          </table:table-cell>
          <table:table-cell office:value-type="float" office:value="0.458754" calcext:value-type="float">
            <text:p>0.45875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20" calcext:value-type="float">
            <text:p>28720</text:p>
          </table:table-cell>
          <table:table-cell office:value-type="float" office:value="28560" calcext:value-type="float">
            <text:p>28560</text:p>
          </table:table-cell>
          <table:table-cell office:value-type="float" office:value="713" calcext:value-type="float">
            <text:p>713</text:p>
          </table:table-cell>
          <table:table-cell office:value-type="float" office:value="709" calcext:value-type="float">
            <text:p>709</text:p>
          </table:table-cell>
          <table:table-cell office:value-type="float" office:value="1.267085" calcext:value-type="float">
            <text:p>1.267085</text:p>
          </table:table-cell>
          <table:table-cell office:value-type="float" office:value="104.045185" calcext:value-type="float">
            <text:p>104.045185</text:p>
          </table:table-cell>
          <table:table-cell office:value-type="float" office:value="102.7781" calcext:value-type="float">
            <text:p>102.7781</text:p>
          </table:table-cell>
          <table:table-cell office:value-type="float" office:value="0.002223" calcext:value-type="float">
            <text:p>0.002223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52" calcext:value-type="float">
            <text:p>115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256079" calcext:value-type="float">
            <text:p>1.256079</text:p>
          </table:table-cell>
          <table:table-cell office:value-type="float" office:value="97.275872" calcext:value-type="float">
            <text:p>97.275872</text:p>
          </table:table-cell>
          <table:table-cell office:value-type="float" office:value="96.019793" calcext:value-type="float">
            <text:p>96.019793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281767" calcext:value-type="float">
            <text:p>1.281767</text:p>
          </table:table-cell>
          <table:table-cell office:value-type="float" office:value="97.268823" calcext:value-type="float">
            <text:p>97.268823</text:p>
          </table:table-cell>
          <table:table-cell office:value-type="float" office:value="95.987057" calcext:value-type="float">
            <text:p>95.987057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2.498181" calcext:value-type="float">
            <text:p>12.498181</text:p>
          </table:table-cell>
          <table:table-cell office:value-type="float" office:value="97.083233" calcext:value-type="float">
            <text:p>97.083233</text:p>
          </table:table-cell>
          <table:table-cell office:value-type="float" office:value="84.585052" calcext:value-type="float">
            <text:p>84.58505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478216" calcext:value-type="float">
            <text:p>6478216</text:p>
          </table:table-cell>
          <table:table-cell office:value-type="float" office:value="6237" calcext:value-type="float">
            <text:p>6237</text:p>
          </table:table-cell>
          <table:table-cell office:value-type="float" office:value="6158" calcext:value-type="float">
            <text:p>6158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100.409438" calcext:value-type="float">
            <text:p>100.409438</text:p>
          </table:table-cell>
          <table:table-cell office:value-type="float" office:value="99.394045" calcext:value-type="float">
            <text:p>99.394045</text:p>
          </table:table-cell>
          <table:table-cell office:value-type="float" office:value="0.521417" calcext:value-type="float">
            <text:p>0.521417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5400968" calcext:value-type="float">
            <text:p>5400968</text:p>
          </table:table-cell>
          <table:table-cell office:value-type="float" office:value="6237" calcext:value-type="float">
            <text:p>6237</text:p>
          </table:table-cell>
          <table:table-cell office:value-type="float" office:value="5134" calcext:value-type="float">
            <text:p>5134</text:p>
          </table:table-cell>
          <table:table-cell office:value-type="float" office:value="1.066163" calcext:value-type="float">
            <text:p>1.066163</text:p>
          </table:table-cell>
          <table:table-cell office:value-type="float" office:value="100.511388" calcext:value-type="float">
            <text:p>100.511388</text:p>
          </table:table-cell>
          <table:table-cell office:value-type="float" office:value="99.445224" calcext:value-type="float">
            <text:p>99.445224</text:p>
          </table:table-cell>
          <table:table-cell office:value-type="float" office:value="0.434488" calcext:value-type="float">
            <text:p>0.434488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240" calcext:value-type="float">
            <text:p>41240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" calcext:value-type="float">
            <text:p>1024</text:p>
          </table:table-cell>
          <table:table-cell office:value-type="float" office:value="1017" calcext:value-type="float">
            <text:p>1017</text:p>
          </table:table-cell>
          <table:table-cell office:value-type="float" office:value="1.030623" calcext:value-type="float">
            <text:p>1.030623</text:p>
          </table:table-cell>
          <table:table-cell office:value-type="float" office:value="98.833079" calcext:value-type="float">
            <text:p>98.833079</text:p>
          </table:table-cell>
          <table:table-cell office:value-type="float" office:value="97.802456" calcext:value-type="float">
            <text:p>97.802456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88" calcext:value-type="float">
            <text:p>148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0267" calcext:value-type="float">
            <text:p>1.0267</text:p>
          </table:table-cell>
          <table:table-cell office:value-type="float" office:value="98.841502" calcext:value-type="float">
            <text:p>98.841502</text:p>
          </table:table-cell>
          <table:table-cell office:value-type="float" office:value="97.814802" calcext:value-type="float">
            <text:p>97.81480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0" calcext:value-type="float">
            <text:p>9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044135" calcext:value-type="float">
            <text:p>1.044135</text:p>
          </table:table-cell>
          <table:table-cell office:value-type="float" office:value="98.834413" calcext:value-type="float">
            <text:p>98.834413</text:p>
          </table:table-cell>
          <table:table-cell office:value-type="float" office:value="97.790279" calcext:value-type="float">
            <text:p>97.790279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72" calcext:value-type="float">
            <text:p>30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.854517" calcext:value-type="float">
            <text:p>8.854517</text:p>
          </table:table-cell>
          <table:table-cell office:value-type="float" office:value="98.405728" calcext:value-type="float">
            <text:p>98.405728</text:p>
          </table:table-cell>
          <table:table-cell office:value-type="float" office:value="89.551211" calcext:value-type="float">
            <text:p>89.551211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476112" calcext:value-type="float">
            <text:p>6476112</text:p>
          </table:table-cell>
          <table:table-cell office:value-type="float" office:value="6336" calcext:value-type="float">
            <text:p>6336</text:p>
          </table:table-cell>
          <table:table-cell office:value-type="float" office:value="6156" calcext:value-type="float">
            <text:p>6156</text:p>
          </table:table-cell>
          <table:table-cell office:value-type="float" office:value="1.016301" calcext:value-type="float">
            <text:p>1.016301</text:p>
          </table:table-cell>
          <table:table-cell office:value-type="float" office:value="100.338613" calcext:value-type="float">
            <text:p>100.338613</text:p>
          </table:table-cell>
          <table:table-cell office:value-type="float" office:value="99.322311" calcext:value-type="float">
            <text:p>99.322311</text:p>
          </table:table-cell>
          <table:table-cell office:value-type="float" office:value="0.521624" calcext:value-type="float">
            <text:p>0.521624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5169528" calcext:value-type="float">
            <text:p>5169528</text:p>
          </table:table-cell>
          <table:table-cell office:value-type="float" office:value="6336" calcext:value-type="float">
            <text:p>6336</text:p>
          </table:table-cell>
          <table:table-cell office:value-type="float" office:value="4914" calcext:value-type="float">
            <text:p>4914</text:p>
          </table:table-cell>
          <table:table-cell office:value-type="float" office:value="1.065214" calcext:value-type="float">
            <text:p>1.065214</text:p>
          </table:table-cell>
          <table:table-cell office:value-type="float" office:value="100.39825" calcext:value-type="float">
            <text:p>100.39825</text:p>
          </table:table-cell>
          <table:table-cell office:value-type="float" office:value="99.333036" calcext:value-type="float">
            <text:p>99.333036</text:p>
          </table:table-cell>
          <table:table-cell office:value-type="float" office:value="0.416339" calcext:value-type="float">
            <text:p>0.416339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408" calcext:value-type="float">
            <text:p>51408</text:p>
          </table:table-cell>
          <table:table-cell office:value-type="float" office:value="51008" calcext:value-type="float">
            <text:p>51008</text:p>
          </table:table-cell>
          <table:table-cell office:value-type="float" office:value="1277" calcext:value-type="float">
            <text:p>1277</text:p>
          </table:table-cell>
          <table:table-cell office:value-type="float" office:value="1267" calcext:value-type="float">
            <text:p>1267</text:p>
          </table:table-cell>
          <table:table-cell office:value-type="float" office:value="1.031004" calcext:value-type="float">
            <text:p>1.031004</text:p>
          </table:table-cell>
          <table:table-cell office:value-type="float" office:value="99.229162" calcext:value-type="float">
            <text:p>99.229162</text:p>
          </table:table-cell>
          <table:table-cell office:value-type="float" office:value="98.198158" calcext:value-type="float">
            <text:p>98.198158</text:p>
          </table:table-cell>
          <table:table-cell office:value-type="float" office:value="0.004156" calcext:value-type="float">
            <text:p>0.00415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029537" calcext:value-type="float">
            <text:p>1.029537</text:p>
          </table:table-cell>
          <table:table-cell office:value-type="float" office:value="99.232062" calcext:value-type="float">
            <text:p>99.232062</text:p>
          </table:table-cell>
          <table:table-cell office:value-type="float" office:value="98.202525" calcext:value-type="float">
            <text:p>98.20252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043325" calcext:value-type="float">
            <text:p>1.043325</text:p>
          </table:table-cell>
          <table:table-cell office:value-type="float" office:value="99.230496" calcext:value-type="float">
            <text:p>99.230496</text:p>
          </table:table-cell>
          <table:table-cell office:value-type="float" office:value="98.187171" calcext:value-type="float">
            <text:p>98.187171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744" calcext:value-type="float">
            <text:p>3744</text:p>
          </table:table-cell>
          <table:table-cell office:value-type="float" office:value="3600" calcext:value-type="float">
            <text:p>360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0.386373" calcext:value-type="float">
            <text:p>10.386373</text:p>
          </table:table-cell>
          <table:table-cell office:value-type="float" office:value="99.032713" calcext:value-type="float">
            <text:p>99.032713</text:p>
          </table:table-cell>
          <table:table-cell office:value-type="float" office:value="88.64634" calcext:value-type="float">
            <text:p>88.64634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436" calcext:value-type="float">
            <text:p>6436</text:p>
          </table:table-cell>
          <table:table-cell office:value-type="float" office:value="6237" calcext:value-type="float">
            <text:p>6237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382815" calcext:value-type="float">
            <text:p>100.382815</text:p>
          </table:table-cell>
          <table:table-cell office:value-type="float" office:value="99.373453" calcext:value-type="float">
            <text:p>99.373453</text:p>
          </table:table-cell>
          <table:table-cell office:value-type="float" office:value="0.528215" calcext:value-type="float">
            <text:p>0.528215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69620" calcext:value-type="float">
            <text:p>6769620</text:p>
          </table:table-cell>
          <table:table-cell office:value-type="float" office:value="4982272" calcext:value-type="float">
            <text:p>4982272</text:p>
          </table:table-cell>
          <table:table-cell office:value-type="float" office:value="6435" calcext:value-type="float">
            <text:p>6435</text:p>
          </table:table-cell>
          <table:table-cell office:value-type="float" office:value="4736" calcext:value-type="float">
            <text:p>4736</text:p>
          </table:table-cell>
          <table:table-cell office:value-type="float" office:value="1.060233" calcext:value-type="float">
            <text:p>1.060233</text:p>
          </table:table-cell>
          <table:table-cell office:value-type="float" office:value="100.405293" calcext:value-type="float">
            <text:p>100.405293</text:p>
          </table:table-cell>
          <table:table-cell office:value-type="float" office:value="99.345061" calcext:value-type="float">
            <text:p>99.345061</text:p>
          </table:table-cell>
          <table:table-cell office:value-type="float" office:value="0.401209" calcext:value-type="float">
            <text:p>0.401209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6440" calcext:value-type="float">
            <text:p>56440</text:p>
          </table:table-cell>
          <table:table-cell office:value-type="float" office:value="55920" calcext:value-type="float">
            <text:p>55920</text:p>
          </table:table-cell>
          <table:table-cell office:value-type="float" office:value="1402" calcext:value-type="float">
            <text:p>1402</text:p>
          </table:table-cell>
          <table:table-cell office:value-type="float" office:value="1389" calcext:value-type="float">
            <text:p>1389</text:p>
          </table:table-cell>
          <table:table-cell office:value-type="float" office:value="1.029504" calcext:value-type="float">
            <text:p>1.029504</text:p>
          </table:table-cell>
          <table:table-cell office:value-type="float" office:value="99.379401" calcext:value-type="float">
            <text:p>99.379401</text:p>
          </table:table-cell>
          <table:table-cell office:value-type="float" office:value="98.349897" calcext:value-type="float">
            <text:p>98.349897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025641" calcext:value-type="float">
            <text:p>1.025641</text:p>
          </table:table-cell>
          <table:table-cell office:value-type="float" office:value="99.382321" calcext:value-type="float">
            <text:p>99.382321</text:p>
          </table:table-cell>
          <table:table-cell office:value-type="float" office:value="98.35668" calcext:value-type="float">
            <text:p>98.3566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0" calcext:value-type="float">
            <text:p>1200</text:p>
          </table:table-cell>
          <table:table-cell office:value-type="float" office:value="1170" calcext:value-type="float">
            <text:p>117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.043725" calcext:value-type="float">
            <text:p>1.043725</text:p>
          </table:table-cell>
          <table:table-cell office:value-type="float" office:value="99.380735" calcext:value-type="float">
            <text:p>99.380735</text:p>
          </table:table-cell>
          <table:table-cell office:value-type="float" office:value="98.337009" calcext:value-type="float">
            <text:p>98.337009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.83529" calcext:value-type="float">
            <text:p>5.83529</text:p>
          </table:table-cell>
          <table:table-cell office:value-type="float" office:value="99.215191" calcext:value-type="float">
            <text:p>99.215191</text:p>
          </table:table-cell>
          <table:table-cell office:value-type="float" office:value="93.379901" calcext:value-type="float">
            <text:p>93.379901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547648" calcext:value-type="float">
            <text:p>6547648</text:p>
          </table:table-cell>
          <table:table-cell office:value-type="float" office:value="6535" calcext:value-type="float">
            <text:p>6535</text:p>
          </table:table-cell>
          <table:table-cell office:value-type="float" office:value="6224" calcext:value-type="float">
            <text:p>6224</text:p>
          </table:table-cell>
          <table:table-cell office:value-type="float" office:value="1.009302" calcext:value-type="float">
            <text:p>1.009302</text:p>
          </table:table-cell>
          <table:table-cell office:value-type="float" office:value="100.107928" calcext:value-type="float">
            <text:p>100.107928</text:p>
          </table:table-cell>
          <table:table-cell office:value-type="float" office:value="99.098626" calcext:value-type="float">
            <text:p>99.098626</text:p>
          </table:table-cell>
          <table:table-cell office:value-type="float" office:value="0.528576" calcext:value-type="float">
            <text:p>0.52857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3768" calcext:value-type="float">
            <text:p>6873768</text:p>
          </table:table-cell>
          <table:table-cell office:value-type="float" office:value="4917048" calcext:value-type="float">
            <text:p>4917048</text:p>
          </table:table-cell>
          <table:table-cell office:value-type="float" office:value="6534" calcext:value-type="float">
            <text:p>6534</text:p>
          </table:table-cell>
          <table:table-cell office:value-type="float" office:value="4674" calcext:value-type="float">
            <text:p>4674</text:p>
          </table:table-cell>
          <table:table-cell office:value-type="float" office:value="1.058375" calcext:value-type="float">
            <text:p>1.058375</text:p>
          </table:table-cell>
          <table:table-cell office:value-type="float" office:value="100.412224" calcext:value-type="float">
            <text:p>100.412224</text:p>
          </table:table-cell>
          <table:table-cell office:value-type="float" office:value="99.353849" calcext:value-type="float">
            <text:p>99.353849</text:p>
          </table:table-cell>
          <table:table-cell office:value-type="float" office:value="0.395922" calcext:value-type="float">
            <text:p>0.395922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832" calcext:value-type="float">
            <text:p>60832</text:p>
          </table:table-cell>
          <table:table-cell office:value-type="float" office:value="60032" calcext:value-type="float">
            <text:p>60032</text:p>
          </table:table-cell>
          <table:table-cell office:value-type="float" office:value="1512" calcext:value-type="float">
            <text:p>1512</text:p>
          </table:table-cell>
          <table:table-cell office:value-type="float" office:value="1492" calcext:value-type="float">
            <text:p>1492</text:p>
          </table:table-cell>
          <table:table-cell office:value-type="float" office:value="1.024068" calcext:value-type="float">
            <text:p>1.024068</text:p>
          </table:table-cell>
          <table:table-cell office:value-type="float" office:value="99.495065" calcext:value-type="float">
            <text:p>99.495065</text:p>
          </table:table-cell>
          <table:table-cell office:value-type="float" office:value="98.470997" calcext:value-type="float">
            <text:p>98.470997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84" calcext:value-type="float">
            <text:p>158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.014062" calcext:value-type="float">
            <text:p>1.014062</text:p>
          </table:table-cell>
          <table:table-cell office:value-type="float" office:value="99.496651" calcext:value-type="float">
            <text:p>99.496651</text:p>
          </table:table-cell>
          <table:table-cell office:value-type="float" office:value="98.482589" calcext:value-type="float">
            <text:p>98.48258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.032207" calcext:value-type="float">
            <text:p>1.032207</text:p>
          </table:table-cell>
          <table:table-cell office:value-type="float" office:value="99.497985" calcext:value-type="float">
            <text:p>99.497985</text:p>
          </table:table-cell>
          <table:table-cell office:value-type="float" office:value="98.465779" calcext:value-type="float">
            <text:p>98.46577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24" calcext:value-type="float">
            <text:p>422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5.331315" calcext:value-type="float">
            <text:p>5.331315</text:p>
          </table:table-cell>
          <table:table-cell office:value-type="float" office:value="99.055572" calcext:value-type="float">
            <text:p>99.055572</text:p>
          </table:table-cell>
          <table:table-cell office:value-type="float" office:value="93.724257" calcext:value-type="float">
            <text:p>93.724257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798024" calcext:value-type="float">
            <text:p>6798024</text:p>
          </table:table-cell>
          <table:table-cell office:value-type="float" office:value="6634" calcext:value-type="float">
            <text:p>6634</text:p>
          </table:table-cell>
          <table:table-cell office:value-type="float" office:value="6462" calcext:value-type="float">
            <text:p>6462</text:p>
          </table:table-cell>
          <table:table-cell office:value-type="float" office:value="1.016361" calcext:value-type="float">
            <text:p>1.016361</text:p>
          </table:table-cell>
          <table:table-cell office:value-type="float" office:value="100.502207" calcext:value-type="float">
            <text:p>100.502207</text:p>
          </table:table-cell>
          <table:table-cell office:value-type="float" office:value="99.485845" calcext:value-type="float">
            <text:p>99.485845</text:p>
          </table:table-cell>
          <table:table-cell office:value-type="float" office:value="0.546653" calcext:value-type="float">
            <text:p>0.546653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7916" calcext:value-type="float">
            <text:p>6977916</text:p>
          </table:table-cell>
          <table:table-cell office:value-type="float" office:value="5411488" calcext:value-type="float">
            <text:p>5411488</text:p>
          </table:table-cell>
          <table:table-cell office:value-type="float" office:value="6633" calcext:value-type="float">
            <text:p>6633</text:p>
          </table:table-cell>
          <table:table-cell office:value-type="float" office:value="5144" calcext:value-type="float">
            <text:p>5144</text:p>
          </table:table-cell>
          <table:table-cell office:value-type="float" office:value="1.060491" calcext:value-type="float">
            <text:p>1.060491</text:p>
          </table:table-cell>
          <table:table-cell office:value-type="float" office:value="100.313292" calcext:value-type="float">
            <text:p>100.313292</text:p>
          </table:table-cell>
          <table:table-cell office:value-type="float" office:value="99.2528" calcext:value-type="float">
            <text:p>99.2528</text:p>
          </table:table-cell>
          <table:table-cell office:value-type="float" office:value="0.436178" calcext:value-type="float">
            <text:p>0.436178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60" calcext:value-type="float">
            <text:p>28760</text:p>
          </table:table-cell>
          <table:table-cell office:value-type="float" office:value="28200" calcext:value-type="float">
            <text:p>28200</text:p>
          </table:table-cell>
          <table:table-cell office:value-type="float" office:value="697" calcext:value-type="float">
            <text:p>697</text:p>
          </table:table-cell>
          <table:table-cell office:value-type="float" office:value="683" calcext:value-type="float">
            <text:p>683</text:p>
          </table:table-cell>
          <table:table-cell office:value-type="float" office:value="1.028116" calcext:value-type="float">
            <text:p>1.028116</text:p>
          </table:table-cell>
          <table:table-cell office:value-type="float" office:value="100.401298" calcext:value-type="float">
            <text:p>100.401298</text:p>
          </table:table-cell>
          <table:table-cell office:value-type="float" office:value="99.373182" calcext:value-type="float">
            <text:p>99.37318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08" calcext:value-type="float">
            <text:p>460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.024453" calcext:value-type="float">
            <text:p>1.024453</text:p>
          </table:table-cell>
          <table:table-cell office:value-type="float" office:value="93.244281" calcext:value-type="float">
            <text:p>93.244281</text:p>
          </table:table-cell>
          <table:table-cell office:value-type="float" office:value="92.219828" calcext:value-type="float">
            <text:p>92.2198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80" calcext:value-type="float">
            <text:p>2880</text:p>
          </table:table-cell>
          <table:table-cell office:value-type="float" office:value="2700" calcext:value-type="float">
            <text:p>270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1.035315" calcext:value-type="float">
            <text:p>1.035315</text:p>
          </table:table-cell>
          <table:table-cell office:value-type="float" office:value="93.242795" calcext:value-type="float">
            <text:p>93.242795</text:p>
          </table:table-cell>
          <table:table-cell office:value-type="float" office:value="92.20748" calcext:value-type="float">
            <text:p>92.20748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872" calcext:value-type="float">
            <text:p>1872</text:p>
          </table:table-cell>
          <table:table-cell office:value-type="float" office:value="1680" calcext:value-type="float">
            <text:p>168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.701075" calcext:value-type="float">
            <text:p>7.701075</text:p>
          </table:table-cell>
          <table:table-cell office:value-type="float" office:value="100.387123" calcext:value-type="float">
            <text:p>100.387123</text:p>
          </table:table-cell>
          <table:table-cell office:value-type="float" office:value="92.686048" calcext:value-type="float">
            <text:p>92.68604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764360" calcext:value-type="float">
            <text:p>6764360</text:p>
          </table:table-cell>
          <table:table-cell office:value-type="float" office:value="6733" calcext:value-type="float">
            <text:p>6733</text:p>
          </table:table-cell>
          <table:table-cell office:value-type="float" office:value="6430" calcext:value-type="float">
            <text:p>6430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100.492287" calcext:value-type="float">
            <text:p>100.492287</text:p>
          </table:table-cell>
          <table:table-cell office:value-type="float" office:value="99.483985" calcext:value-type="float">
            <text:p>99.483985</text:p>
          </table:table-cell>
          <table:table-cell office:value-type="float" office:value="0.543956" calcext:value-type="float">
            <text:p>0.543956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2064" calcext:value-type="float">
            <text:p>7082064</text:p>
          </table:table-cell>
          <table:table-cell office:value-type="float" office:value="4842356" calcext:value-type="float">
            <text:p>4842356</text:p>
          </table:table-cell>
          <table:table-cell office:value-type="float" office:value="6732" calcext:value-type="float">
            <text:p>6732</text:p>
          </table:table-cell>
          <table:table-cell office:value-type="float" office:value="4603" calcext:value-type="float">
            <text:p>4603</text:p>
          </table:table-cell>
          <table:table-cell office:value-type="float" office:value="1.053421" calcext:value-type="float">
            <text:p>1.053421</text:p>
          </table:table-cell>
          <table:table-cell office:value-type="float" office:value="100.533456" calcext:value-type="float">
            <text:p>100.533456</text:p>
          </table:table-cell>
          <table:table-cell office:value-type="float" office:value="99.480036" calcext:value-type="float">
            <text:p>99.480036</text:p>
          </table:table-cell>
          <table:table-cell office:value-type="float" office:value="0.389413" calcext:value-type="float">
            <text:p>0.38941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064" calcext:value-type="float">
            <text:p>58064</text:p>
          </table:table-cell>
          <table:table-cell office:value-type="float" office:value="56704" calcext:value-type="float">
            <text:p>56704</text:p>
          </table:table-cell>
          <table:table-cell office:value-type="float" office:value="1436" calcext:value-type="float">
            <text:p>1436</text:p>
          </table:table-cell>
          <table:table-cell office:value-type="float" office:value="1402" calcext:value-type="float">
            <text:p>1402</text:p>
          </table:table-cell>
          <table:table-cell office:value-type="float" office:value="1.023767" calcext:value-type="float">
            <text:p>1.023767</text:p>
          </table:table-cell>
          <table:table-cell office:value-type="float" office:value="99.209797" calcext:value-type="float">
            <text:p>99.209797</text:p>
          </table:table-cell>
          <table:table-cell office:value-type="float" office:value="98.186031" calcext:value-type="float">
            <text:p>98.186031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4" calcext:value-type="float">
            <text:p>30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97.328295" calcext:value-type="float">
            <text:p>97.328295</text:p>
          </table:table-cell>
          <table:table-cell office:value-type="float" office:value="96.315224" calcext:value-type="float">
            <text:p>96.315224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0" calcext:value-type="float">
            <text:p>1890</text:p>
          </table:table-cell>
          <table:table-cell office:value-type="float" office:value="1830" calcext:value-type="float">
            <text:p>183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.034065" calcext:value-type="float">
            <text:p>1.034065</text:p>
          </table:table-cell>
          <table:table-cell office:value-type="float" office:value="97.310501" calcext:value-type="float">
            <text:p>97.310501</text:p>
          </table:table-cell>
          <table:table-cell office:value-type="float" office:value="96.276436" calcext:value-type="float">
            <text:p>96.27643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.521353" calcext:value-type="float">
            <text:p>4.521353</text:p>
          </table:table-cell>
          <table:table-cell office:value-type="float" office:value="98.968387" calcext:value-type="float">
            <text:p>98.968387</text:p>
          </table:table-cell>
          <table:table-cell office:value-type="float" office:value="94.447034" calcext:value-type="float">
            <text:p>94.447034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7073648" calcext:value-type="float">
            <text:p>7073648</text:p>
          </table:table-cell>
          <table:table-cell office:value-type="float" office:value="6831" calcext:value-type="float">
            <text:p>6831</text:p>
          </table:table-cell>
          <table:table-cell office:value-type="float" office:value="6724" calcext:value-type="float">
            <text:p>6724</text:p>
          </table:table-cell>
          <table:table-cell office:value-type="float" office:value="1.011441" calcext:value-type="float">
            <text:p>1.011441</text:p>
          </table:table-cell>
          <table:table-cell office:value-type="float" office:value="100.470767" calcext:value-type="float">
            <text:p>100.470767</text:p>
          </table:table-cell>
          <table:table-cell office:value-type="float" office:value="99.459325" calcext:value-type="float">
            <text:p>99.459325</text:p>
          </table:table-cell>
          <table:table-cell office:value-type="float" office:value="0.568968" calcext:value-type="float">
            <text:p>0.568968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366252" calcext:value-type="float">
            <text:p>5366252</text:p>
          </table:table-cell>
          <table:table-cell office:value-type="float" office:value="6831" calcext:value-type="float">
            <text:p>6831</text:p>
          </table:table-cell>
          <table:table-cell office:value-type="float" office:value="5101" calcext:value-type="float">
            <text:p>5101</text:p>
          </table:table-cell>
          <table:table-cell office:value-type="float" office:value="1.072441" calcext:value-type="float">
            <text:p>1.072441</text:p>
          </table:table-cell>
          <table:table-cell office:value-type="float" office:value="100.580977" calcext:value-type="float">
            <text:p>100.580977</text:p>
          </table:table-cell>
          <table:table-cell office:value-type="float" office:value="99.508536" calcext:value-type="float">
            <text:p>99.508536</text:p>
          </table:table-cell>
          <table:table-cell office:value-type="float" office:value="0.43142" calcext:value-type="float">
            <text:p>0.43142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816" calcext:value-type="float">
            <text:p>26816</text:p>
          </table:table-cell>
          <table:table-cell office:value-type="float" office:value="26456" calcext:value-type="float">
            <text:p>26456</text:p>
          </table:table-cell>
          <table:table-cell office:value-type="float" office:value="646" calcext:value-type="float">
            <text:p>646</text:p>
          </table:table-cell>
          <table:table-cell office:value-type="float" office:value="637" calcext:value-type="float">
            <text:p>637</text:p>
          </table:table-cell>
          <table:table-cell office:value-type="float" office:value="1.026436" calcext:value-type="float">
            <text:p>1.026436</text:p>
          </table:table-cell>
          <table:table-cell office:value-type="float" office:value="100.582663" calcext:value-type="float">
            <text:p>100.582663</text:p>
          </table:table-cell>
          <table:table-cell office:value-type="float" office:value="99.556227" calcext:value-type="float">
            <text:p>99.556227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6" calcext:value-type="float">
            <text:p>489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.022173" calcext:value-type="float">
            <text:p>1.022173</text:p>
          </table:table-cell>
          <table:table-cell office:value-type="float" office:value="100.573341" calcext:value-type="float">
            <text:p>100.573341</text:p>
          </table:table-cell>
          <table:table-cell office:value-type="float" office:value="99.551168" calcext:value-type="float">
            <text:p>99.551168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60" calcext:value-type="float">
            <text:p>3060</text:p>
          </table:table-cell>
          <table:table-cell office:value-type="float" office:value="2730" calcext:value-type="float">
            <text:p>2730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.041217" calcext:value-type="float">
            <text:p>1.041217</text:p>
          </table:table-cell>
          <table:table-cell office:value-type="float" office:value="100.583997" calcext:value-type="float">
            <text:p>100.583997</text:p>
          </table:table-cell>
          <table:table-cell office:value-type="float" office:value="99.54278" calcext:value-type="float">
            <text:p>99.5427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.460876" calcext:value-type="float">
            <text:p>4.460876</text:p>
          </table:table-cell>
          <table:table-cell office:value-type="float" office:value="89.896132" calcext:value-type="float">
            <text:p>89.896132</text:p>
          </table:table-cell>
          <table:table-cell office:value-type="float" office:value="85.435256" calcext:value-type="float">
            <text:p>85.435256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7229344" calcext:value-type="float">
            <text:p>7229344</text:p>
          </table:table-cell>
          <table:table-cell office:value-type="float" office:value="6931" calcext:value-type="float">
            <text:p>6931</text:p>
          </table:table-cell>
          <table:table-cell office:value-type="float" office:value="6872" calcext:value-type="float">
            <text:p>6872</text:p>
          </table:table-cell>
          <table:table-cell office:value-type="float" office:value="1.008253" calcext:value-type="float">
            <text:p>1.008253</text:p>
          </table:table-cell>
          <table:table-cell office:value-type="float" office:value="100.28272" calcext:value-type="float">
            <text:p>100.28272</text:p>
          </table:table-cell>
          <table:table-cell office:value-type="float" office:value="99.274468" calcext:value-type="float">
            <text:p>99.274468</text:p>
          </table:table-cell>
          <table:table-cell office:value-type="float" office:value="0.582574" calcext:value-type="float">
            <text:p>0.58257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0360" calcext:value-type="float">
            <text:p>7290360</text:p>
          </table:table-cell>
          <table:table-cell office:value-type="float" office:value="5566132" calcext:value-type="float">
            <text:p>5566132</text:p>
          </table:table-cell>
          <table:table-cell office:value-type="float" office:value="6930" calcext:value-type="float">
            <text:p>6930</text:p>
          </table:table-cell>
          <table:table-cell office:value-type="float" office:value="5291" calcext:value-type="float">
            <text:p>5291</text:p>
          </table:table-cell>
          <table:table-cell office:value-type="float" office:value="1.073558" calcext:value-type="float">
            <text:p>1.073558</text:p>
          </table:table-cell>
          <table:table-cell office:value-type="float" office:value="100.593609" calcext:value-type="float">
            <text:p>100.593609</text:p>
          </table:table-cell>
          <table:table-cell office:value-type="float" office:value="99.520051" calcext:value-type="float">
            <text:p>99.520051</text:p>
          </table:table-cell>
          <table:table-cell office:value-type="float" office:value="0.447438" calcext:value-type="float">
            <text:p>0.44743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176" calcext:value-type="float">
            <text:p>16176</text:p>
          </table:table-cell>
          <table:table-cell office:value-type="float" office:value="15896" calcext:value-type="float">
            <text:p>15896</text:p>
          </table:table-cell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office:value-type="float" office:value="1.03674" calcext:value-type="float">
            <text:p>1.03674</text:p>
          </table:table-cell>
          <table:table-cell office:value-type="float" office:value="99.98838" calcext:value-type="float">
            <text:p>99.98838</text:p>
          </table:table-cell>
          <table:table-cell office:value-type="float" office:value="98.95164" calcext:value-type="float">
            <text:p>98.95164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64" calcext:value-type="float">
            <text:p>566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.021944" calcext:value-type="float">
            <text:p>1.021944</text:p>
          </table:table-cell>
          <table:table-cell office:value-type="float" office:value="100.714926" calcext:value-type="float">
            <text:p>100.714926</text:p>
          </table:table-cell>
          <table:table-cell office:value-type="float" office:value="99.692982" calcext:value-type="float">
            <text:p>99.692982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558" calcext:value-type="float">
            <text:p>3558</text:p>
          </table:table-cell>
          <table:table-cell office:value-type="float" office:value="3258" calcext:value-type="float">
            <text:p>325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.043279" calcext:value-type="float">
            <text:p>1.043279</text:p>
          </table:table-cell>
          <table:table-cell office:value-type="float" office:value="100.71338" calcext:value-type="float">
            <text:p>100.71338</text:p>
          </table:table-cell>
          <table:table-cell office:value-type="float" office:value="99.670101" calcext:value-type="float">
            <text:p>99.670101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.273829" calcext:value-type="float">
            <text:p>4.273829</text:p>
          </table:table-cell>
          <table:table-cell office:value-type="float" office:value="97.111929" calcext:value-type="float">
            <text:p>97.111929</text:p>
          </table:table-cell>
          <table:table-cell office:value-type="float" office:value="92.8381" calcext:value-type="float">
            <text:p>92.8381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7328232" calcext:value-type="float">
            <text:p>7328232</text:p>
          </table:table-cell>
          <table:table-cell office:value-type="float" office:value="7030" calcext:value-type="float">
            <text:p>7030</text:p>
          </table:table-cell>
          <table:table-cell office:value-type="float" office:value="6966" calcext:value-type="float">
            <text:p>6966</text:p>
          </table:table-cell>
          <table:table-cell office:value-type="float" office:value="1.016393" calcext:value-type="float">
            <text:p>1.016393</text:p>
          </table:table-cell>
          <table:table-cell office:value-type="float" office:value="100.491252" calcext:value-type="float">
            <text:p>100.491252</text:p>
          </table:table-cell>
          <table:table-cell office:value-type="float" office:value="99.47486" calcext:value-type="float">
            <text:p>99.47486</text:p>
          </table:table-cell>
          <table:table-cell office:value-type="float" office:value="0.589354" calcext:value-type="float">
            <text:p>0.589354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4508" calcext:value-type="float">
            <text:p>7394508</text:p>
          </table:table-cell>
          <table:table-cell office:value-type="float" office:value="5473556" calcext:value-type="float">
            <text:p>5473556</text:p>
          </table:table-cell>
          <table:table-cell office:value-type="float" office:value="7029" calcext:value-type="float">
            <text:p>7029</text:p>
          </table:table-cell>
          <table:table-cell office:value-type="float" office:value="5203" calcext:value-type="float">
            <text:p>5203</text:p>
          </table:table-cell>
          <table:table-cell office:value-type="float" office:value="1.067435" calcext:value-type="float">
            <text:p>1.067435</text:p>
          </table:table-cell>
          <table:table-cell office:value-type="float" office:value="100.459591" calcext:value-type="float">
            <text:p>100.459591</text:p>
          </table:table-cell>
          <table:table-cell office:value-type="float" office:value="99.392156" calcext:value-type="float">
            <text:p>99.392156</text:p>
          </table:table-cell>
          <table:table-cell office:value-type="float" office:value="0.440562" calcext:value-type="float">
            <text:p>0.440562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760" calcext:value-type="float">
            <text:p>16760</text:p>
          </table:table-cell>
          <table:table-cell office:value-type="float" office:value="16640" calcext:value-type="float">
            <text:p>16640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1.038068" calcext:value-type="float">
            <text:p>1.038068</text:p>
          </table:table-cell>
          <table:table-cell office:value-type="float" office:value="100.772568" calcext:value-type="float">
            <text:p>100.772568</text:p>
          </table:table-cell>
          <table:table-cell office:value-type="float" office:value="99.7345" calcext:value-type="float">
            <text:p>99.7345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40" calcext:value-type="float">
            <text:p>504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.027632" calcext:value-type="float">
            <text:p>1.027632</text:p>
          </table:table-cell>
          <table:table-cell office:value-type="float" office:value="100.469403" calcext:value-type="float">
            <text:p>100.469403</text:p>
          </table:table-cell>
          <table:table-cell office:value-type="float" office:value="99.441771" calcext:value-type="float">
            <text:p>99.441771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50" calcext:value-type="float">
            <text:p>3150</text:p>
          </table:table-cell>
          <table:table-cell office:value-type="float" office:value="2880" calcext:value-type="float">
            <text:p>288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1.045187" calcext:value-type="float">
            <text:p>1.045187</text:p>
          </table:table-cell>
          <table:table-cell office:value-type="float" office:value="100.863595" calcext:value-type="float">
            <text:p>100.863595</text:p>
          </table:table-cell>
          <table:table-cell office:value-type="float" office:value="99.818408" calcext:value-type="float">
            <text:p>99.818408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592" calcext:value-type="float">
            <text:p>2592</text:p>
          </table:table-cell>
          <table:table-cell office:value-type="float" office:value="2496" calcext:value-type="float">
            <text:p>249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7.148391" calcext:value-type="float">
            <text:p>7.148391</text:p>
          </table:table-cell>
          <table:table-cell office:value-type="float" office:value="95.127571" calcext:value-type="float">
            <text:p>95.127571</text:p>
          </table:table-cell>
          <table:table-cell office:value-type="float" office:value="87.97918" calcext:value-type="float">
            <text:p>87.97918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7374520" calcext:value-type="float">
            <text:p>7374520</text:p>
          </table:table-cell>
          <table:table-cell office:value-type="float" office:value="7128" calcext:value-type="float">
            <text:p>7128</text:p>
          </table:table-cell>
          <table:table-cell office:value-type="float" office:value="7010" calcext:value-type="float">
            <text:p>7010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100.316165" calcext:value-type="float">
            <text:p>100.316165</text:p>
          </table:table-cell>
          <table:table-cell office:value-type="float" office:value="99.305843" calcext:value-type="float">
            <text:p>99.305843</text:p>
          </table:table-cell>
          <table:table-cell office:value-type="float" office:value="0.594086" calcext:value-type="float">
            <text:p>0.59408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272624" calcext:value-type="float">
            <text:p>5272624</text:p>
          </table:table-cell>
          <table:table-cell office:value-type="float" office:value="7128" calcext:value-type="float">
            <text:p>7128</text:p>
          </table:table-cell>
          <table:table-cell office:value-type="float" office:value="5012" calcext:value-type="float">
            <text:p>5012</text:p>
          </table:table-cell>
          <table:table-cell office:value-type="float" office:value="2.076445" calcext:value-type="float">
            <text:p>2.076445</text:p>
          </table:table-cell>
          <table:table-cell office:value-type="float" office:value="100.677302" calcext:value-type="float">
            <text:p>100.677302</text:p>
          </table:table-cell>
          <table:table-cell office:value-type="float" office:value="98.600856" calcext:value-type="float">
            <text:p>98.600856</text:p>
          </table:table-cell>
          <table:table-cell office:value-type="float" office:value="0.427795" calcext:value-type="float">
            <text:p>0.42779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28" calcext:value-type="float">
            <text:p>22528</text:p>
          </table:table-cell>
          <table:table-cell office:value-type="float" office:value="22240" calcext:value-type="float">
            <text:p>22240</text:p>
          </table:table-cell>
          <table:table-cell office:value-type="float" office:value="539" calcext:value-type="float">
            <text:p>539</text:p>
          </table:table-cell>
          <table:table-cell office:value-type="float" office:value="532" calcext:value-type="float">
            <text:p>532</text:p>
          </table:table-cell>
          <table:table-cell office:value-type="float" office:value="1.027696" calcext:value-type="float">
            <text:p>1.027696</text:p>
          </table:table-cell>
          <table:table-cell office:value-type="float" office:value="100.219697" calcext:value-type="float">
            <text:p>100.219697</text:p>
          </table:table-cell>
          <table:table-cell office:value-type="float" office:value="99.192001" calcext:value-type="float">
            <text:p>99.192001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20" calcext:value-type="float">
            <text:p>43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.021593" calcext:value-type="float">
            <text:p>1.021593</text:p>
          </table:table-cell>
          <table:table-cell office:value-type="float" office:value="100.221224" calcext:value-type="float">
            <text:p>100.221224</text:p>
          </table:table-cell>
          <table:table-cell office:value-type="float" office:value="99.199631" calcext:value-type="float">
            <text:p>99.199631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18" calcext:value-type="float">
            <text:p>2718</text:p>
          </table:table-cell>
          <table:table-cell office:value-type="float" office:value="2358" calcext:value-type="float">
            <text:p>235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.040683" calcext:value-type="float">
            <text:p>2.040683</text:p>
          </table:table-cell>
          <table:table-cell office:value-type="float" office:value="100.67174" calcext:value-type="float">
            <text:p>100.67174</text:p>
          </table:table-cell>
          <table:table-cell office:value-type="float" office:value="98.631056" calcext:value-type="float">
            <text:p>98.631056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96" calcext:value-type="float">
            <text:p>369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4.764755" calcext:value-type="float">
            <text:p>4.764755</text:p>
          </table:table-cell>
          <table:table-cell office:value-type="float" office:value="95.799138" calcext:value-type="float">
            <text:p>95.799138</text:p>
          </table:table-cell>
          <table:table-cell office:value-type="float" office:value="91.034383" calcext:value-type="float">
            <text:p>91.034383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7482876" calcext:value-type="float">
            <text:p>7482876</text:p>
          </table:table-cell>
          <table:table-cell office:value-type="float" office:value="7228" calcext:value-type="float">
            <text:p>7228</text:p>
          </table:table-cell>
          <table:table-cell office:value-type="float" office:value="7113" calcext:value-type="float">
            <text:p>7113</text:p>
          </table:table-cell>
          <table:table-cell office:value-type="float" office:value="1.016362" calcext:value-type="float">
            <text:p>1.016362</text:p>
          </table:table-cell>
          <table:table-cell office:value-type="float" office:value="100.274015" calcext:value-type="float">
            <text:p>100.274015</text:p>
          </table:table-cell>
          <table:table-cell office:value-type="float" office:value="99.257653" calcext:value-type="float">
            <text:p>99.257653</text:p>
          </table:table-cell>
          <table:table-cell office:value-type="float" office:value="0.603107" calcext:value-type="float">
            <text:p>0.60310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2804" calcext:value-type="float">
            <text:p>7602804</text:p>
          </table:table-cell>
          <table:table-cell office:value-type="float" office:value="5333640" calcext:value-type="float">
            <text:p>5333640</text:p>
          </table:table-cell>
          <table:table-cell office:value-type="float" office:value="7227" calcext:value-type="float">
            <text:p>7227</text:p>
          </table:table-cell>
          <table:table-cell office:value-type="float" office:value="5070" calcext:value-type="float">
            <text:p>5070</text:p>
          </table:table-cell>
          <table:table-cell office:value-type="float" office:value="1.078124" calcext:value-type="float">
            <text:p>1.078124</text:p>
          </table:table-cell>
          <table:table-cell office:value-type="float" office:value="100.48404" calcext:value-type="float">
            <text:p>100.48404</text:p>
          </table:table-cell>
          <table:table-cell office:value-type="float" office:value="99.405916" calcext:value-type="float">
            <text:p>99.405916</text:p>
          </table:table-cell>
          <table:table-cell office:value-type="float" office:value="0.429241" calcext:value-type="float">
            <text:p>0.429241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776" calcext:value-type="float">
            <text:p>19776</text:p>
          </table:table-cell>
          <table:table-cell office:value-type="float" office:value="19656" calcext:value-type="float">
            <text:p>19656</text:p>
          </table:table-cell>
          <table:table-cell office:value-type="float" office:value="469" calcext:value-type="float">
            <text:p>469</text:p>
          </table:table-cell>
          <table:table-cell office:value-type="float" office:value="466" calcext:value-type="float">
            <text:p>466</text:p>
          </table:table-cell>
          <table:table-cell office:value-type="float" office:value="1.037169" calcext:value-type="float">
            <text:p>1.037169</text:p>
          </table:table-cell>
          <table:table-cell office:value-type="float" office:value="99.686564" calcext:value-type="float">
            <text:p>99.686564</text:p>
          </table:table-cell>
          <table:table-cell office:value-type="float" office:value="98.649395" calcext:value-type="float">
            <text:p>98.649395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76" calcext:value-type="float">
            <text:p>417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.024333" calcext:value-type="float">
            <text:p>1.024333</text:p>
          </table:table-cell>
          <table:table-cell office:value-type="float" office:value="99.693632" calcext:value-type="float">
            <text:p>99.693632</text:p>
          </table:table-cell>
          <table:table-cell office:value-type="float" office:value="98.669299" calcext:value-type="float">
            <text:p>98.669299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10" calcext:value-type="float">
            <text:p>2610</text:p>
          </table:table-cell>
          <table:table-cell office:value-type="float" office:value="2040" calcext:value-type="float">
            <text:p>2040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1.052911" calcext:value-type="float">
            <text:p>1.052911</text:p>
          </table:table-cell>
          <table:table-cell office:value-type="float" office:value="99.661881" calcext:value-type="float">
            <text:p>99.661881</text:p>
          </table:table-cell>
          <table:table-cell office:value-type="float" office:value="98.60897" calcext:value-type="float">
            <text:p>98.60897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24" calcext:value-type="float">
            <text:p>422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.499511" calcext:value-type="float">
            <text:p>3.499511</text:p>
          </table:table-cell>
          <table:table-cell office:value-type="float" office:value="98.898374" calcext:value-type="float">
            <text:p>98.898374</text:p>
          </table:table-cell>
          <table:table-cell office:value-type="float" office:value="95.398863" calcext:value-type="float">
            <text:p>95.398863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7564932" calcext:value-type="float">
            <text:p>7564932</text:p>
          </table:table-cell>
          <table:table-cell office:value-type="float" office:value="7326" calcext:value-type="float">
            <text:p>7326</text:p>
          </table:table-cell>
          <table:table-cell office:value-type="float" office:value="7191" calcext:value-type="float">
            <text:p>7191</text:p>
          </table:table-cell>
          <table:table-cell office:value-type="float" office:value="1.014282" calcext:value-type="float">
            <text:p>1.014282</text:p>
          </table:table-cell>
          <table:table-cell office:value-type="float" office:value="100.258158" calcext:value-type="float">
            <text:p>100.258158</text:p>
          </table:table-cell>
          <table:table-cell office:value-type="float" office:value="99.243876" calcext:value-type="float">
            <text:p>99.243876</text:p>
          </table:table-cell>
          <table:table-cell office:value-type="float" office:value="0.609805" calcext:value-type="float">
            <text:p>0.609805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198984" calcext:value-type="float">
            <text:p>5198984</text:p>
          </table:table-cell>
          <table:table-cell office:value-type="float" office:value="7326" calcext:value-type="float">
            <text:p>7326</text:p>
          </table:table-cell>
          <table:table-cell office:value-type="float" office:value="4942" calcext:value-type="float">
            <text:p>4942</text:p>
          </table:table-cell>
          <table:table-cell office:value-type="float" office:value="1.074329" calcext:value-type="float">
            <text:p>1.074329</text:p>
          </table:table-cell>
          <table:table-cell office:value-type="float" office:value="100.501896" calcext:value-type="float">
            <text:p>100.501896</text:p>
          </table:table-cell>
          <table:table-cell office:value-type="float" office:value="99.427567" calcext:value-type="float">
            <text:p>99.427567</text:p>
          </table:table-cell>
          <table:table-cell office:value-type="float" office:value="0.418313" calcext:value-type="float">
            <text:p>0.418313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848" calcext:value-type="float">
            <text:p>24848</text:p>
          </table:table-cell>
          <table:table-cell office:value-type="float" office:value="24688" calcext:value-type="float">
            <text:p>24688</text:p>
          </table:table-cell>
          <table:table-cell office:value-type="float" office:value="595" calcext:value-type="float">
            <text:p>595</text:p>
          </table:table-cell>
          <table:table-cell office:value-type="float" office:value="591" calcext:value-type="float">
            <text:p>591</text:p>
          </table:table-cell>
          <table:table-cell office:value-type="float" office:value="1.027657" calcext:value-type="float">
            <text:p>1.027657</text:p>
          </table:table-cell>
          <table:table-cell office:value-type="float" office:value="99.870306" calcext:value-type="float">
            <text:p>99.870306</text:p>
          </table:table-cell>
          <table:table-cell office:value-type="float" office:value="98.842649" calcext:value-type="float">
            <text:p>98.842649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0" calcext:value-type="float">
            <text:p>4320</text:p>
          </table:table-cell>
          <table:table-cell office:value-type="float" office:value="4272" calcext:value-type="float">
            <text:p>427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.022593" calcext:value-type="float">
            <text:p>1.022593</text:p>
          </table:table-cell>
          <table:table-cell office:value-type="float" office:value="99.877354" calcext:value-type="float">
            <text:p>99.877354</text:p>
          </table:table-cell>
          <table:table-cell office:value-type="float" office:value="98.854761" calcext:value-type="float">
            <text:p>98.854761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0" calcext:value-type="float">
            <text:p>2700</text:p>
          </table:table-cell>
          <table:table-cell office:value-type="float" office:value="2400" calcext:value-type="float">
            <text:p>24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.042878" calcext:value-type="float">
            <text:p>1.042878</text:p>
          </table:table-cell>
          <table:table-cell office:value-type="float" office:value="100.369201" calcext:value-type="float">
            <text:p>100.369201</text:p>
          </table:table-cell>
          <table:table-cell office:value-type="float" office:value="99.326323" calcext:value-type="float">
            <text:p>99.32632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888" calcext:value-type="float">
            <text:p>388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3.371724" calcext:value-type="float">
            <text:p>3.371724</text:p>
          </table:table-cell>
          <table:table-cell office:value-type="float" office:value="97.143437" calcext:value-type="float">
            <text:p>97.143437</text:p>
          </table:table-cell>
          <table:table-cell office:value-type="float" office:value="93.771714" calcext:value-type="float">
            <text:p>93.771714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7693276" calcext:value-type="float">
            <text:p>7693276</text:p>
          </table:table-cell>
          <table:table-cell office:value-type="float" office:value="7426" calcext:value-type="float">
            <text:p>7426</text:p>
          </table:table-cell>
          <table:table-cell office:value-type="float" office:value="7313" calcext:value-type="float">
            <text:p>7313</text:p>
          </table:table-cell>
          <table:table-cell office:value-type="float" office:value="1.010342" calcext:value-type="float">
            <text:p>1.010342</text:p>
          </table:table-cell>
          <table:table-cell office:value-type="float" office:value="100.43367" calcext:value-type="float">
            <text:p>100.43367</text:p>
          </table:table-cell>
          <table:table-cell office:value-type="float" office:value="99.423328" calcext:value-type="float">
            <text:p>99.423328</text:p>
          </table:table-cell>
          <table:table-cell office:value-type="float" office:value="0.619032" calcext:value-type="float">
            <text:p>0.61903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1100" calcext:value-type="float">
            <text:p>7811100</text:p>
          </table:table-cell>
          <table:table-cell office:value-type="float" office:value="5230544" calcext:value-type="float">
            <text:p>5230544</text:p>
          </table:table-cell>
          <table:table-cell office:value-type="float" office:value="7425" calcext:value-type="float">
            <text:p>7425</text:p>
          </table:table-cell>
          <table:table-cell office:value-type="float" office:value="4972" calcext:value-type="float">
            <text:p>4972</text:p>
          </table:table-cell>
          <table:table-cell office:value-type="float" office:value="1.069179" calcext:value-type="float">
            <text:p>1.069179</text:p>
          </table:table-cell>
          <table:table-cell office:value-type="float" office:value="100.857459" calcext:value-type="float">
            <text:p>100.857459</text:p>
          </table:table-cell>
          <table:table-cell office:value-type="float" office:value="99.788281" calcext:value-type="float">
            <text:p>99.788281</text:p>
          </table:table-cell>
          <table:table-cell office:value-type="float" office:value="0.419331" calcext:value-type="float">
            <text:p>0.419331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648" calcext:value-type="float">
            <text:p>16648</text:p>
          </table:table-cell>
          <table:table-cell office:value-type="float" office:value="16440" calcext:value-type="float">
            <text:p>16440</text:p>
          </table:table-cell>
          <table:table-cell office:value-type="float" office:value="391" calcext:value-type="float">
            <text:p>391</text:p>
          </table:table-cell>
          <table:table-cell office:value-type="float" office:value="386" calcext:value-type="float">
            <text:p>386</text:p>
          </table:table-cell>
          <table:table-cell office:value-type="float" office:value="1.022217" calcext:value-type="float">
            <text:p>1.022217</text:p>
          </table:table-cell>
          <table:table-cell office:value-type="float" office:value="100.574172" calcext:value-type="float">
            <text:p>100.574172</text:p>
          </table:table-cell>
          <table:table-cell office:value-type="float" office:value="99.551955" calcext:value-type="float">
            <text:p>99.551955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36" calcext:value-type="float">
            <text:p>393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.013011" calcext:value-type="float">
            <text:p>1.013011</text:p>
          </table:table-cell>
          <table:table-cell office:value-type="float" office:value="100.576362" calcext:value-type="float">
            <text:p>100.576362</text:p>
          </table:table-cell>
          <table:table-cell office:value-type="float" office:value="99.563352" calcext:value-type="float">
            <text:p>99.563352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08" calcext:value-type="float">
            <text:p>2508</text:p>
          </table:table-cell>
          <table:table-cell office:value-type="float" office:value="2118" calcext:value-type="float">
            <text:p>211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.038478" calcext:value-type="float">
            <text:p>1.038478</text:p>
          </table:table-cell>
          <table:table-cell office:value-type="float" office:value="100.781068" calcext:value-type="float">
            <text:p>100.781068</text:p>
          </table:table-cell>
          <table:table-cell office:value-type="float" office:value="99.74259" calcext:value-type="float">
            <text:p>99.7425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840" calcext:value-type="float">
            <text:p>3840</text:p>
          </table:table-cell>
          <table:table-cell office:value-type="float" office:value="3696" calcext:value-type="float">
            <text:p>369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4.190045" calcext:value-type="float">
            <text:p>4.190045</text:p>
          </table:table-cell>
          <table:table-cell office:value-type="float" office:value="99.078741" calcext:value-type="float">
            <text:p>99.078741</text:p>
          </table:table-cell>
          <table:table-cell office:value-type="float" office:value="94.888697" calcext:value-type="float">
            <text:p>94.888697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7743772" calcext:value-type="float">
            <text:p>7743772</text:p>
          </table:table-cell>
          <table:table-cell office:value-type="float" office:value="7524" calcext:value-type="float">
            <text:p>7524</text:p>
          </table:table-cell>
          <table:table-cell office:value-type="float" office:value="7361" calcext:value-type="float">
            <text:p>7361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0.47675" calcext:value-type="float">
            <text:p>100.47675</text:p>
          </table:table-cell>
          <table:table-cell office:value-type="float" office:value="99.467449" calcext:value-type="float">
            <text:p>99.467449</text:p>
          </table:table-cell>
          <table:table-cell office:value-type="float" office:value="0.622819" calcext:value-type="float">
            <text:p>0.62281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087472" calcext:value-type="float">
            <text:p>5087472</text:p>
          </table:table-cell>
          <table:table-cell office:value-type="float" office:value="7524" calcext:value-type="float">
            <text:p>7524</text:p>
          </table:table-cell>
          <table:table-cell office:value-type="float" office:value="4836" calcext:value-type="float">
            <text:p>4836</text:p>
          </table:table-cell>
          <table:table-cell office:value-type="float" office:value="1.057513" calcext:value-type="float">
            <text:p>1.057513</text:p>
          </table:table-cell>
          <table:table-cell office:value-type="float" office:value="101.143936" calcext:value-type="float">
            <text:p>101.143936</text:p>
          </table:table-cell>
          <table:table-cell office:value-type="float" office:value="100.086423" calcext:value-type="float">
            <text:p>100.086423</text:p>
          </table:table-cell>
          <table:table-cell office:value-type="float" office:value="0.406646" calcext:value-type="float">
            <text:p>0.406646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808" calcext:value-type="float">
            <text:p>24808</text:p>
          </table:table-cell>
          <table:table-cell office:value-type="float" office:value="24680" calcext:value-type="float">
            <text:p>24680</text:p>
          </table:table-cell>
          <table:table-cell office:value-type="float" office:value="595" calcext:value-type="float">
            <text:p>595</text:p>
          </table:table-cell>
          <table:table-cell office:value-type="float" office:value="592" calcext:value-type="float">
            <text:p>592</text:p>
          </table:table-cell>
          <table:table-cell office:value-type="float" office:value="1.025606" calcext:value-type="float">
            <text:p>1.025606</text:p>
          </table:table-cell>
          <table:table-cell office:value-type="float" office:value="100.93496" calcext:value-type="float">
            <text:p>100.93496</text:p>
          </table:table-cell>
          <table:table-cell office:value-type="float" office:value="99.909354" calcext:value-type="float">
            <text:p>99.909354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08" calcext:value-type="float">
            <text:p>3408</text:p>
          </table:table-cell>
          <table:table-cell office:value-type="float" office:value="3360" calcext:value-type="float">
            <text:p>336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.01407" calcext:value-type="float">
            <text:p>1.01407</text:p>
          </table:table-cell>
          <table:table-cell office:value-type="float" office:value="99.337959" calcext:value-type="float">
            <text:p>99.337959</text:p>
          </table:table-cell>
          <table:table-cell office:value-type="float" office:value="98.323889" calcext:value-type="float">
            <text:p>98.323889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0" calcext:value-type="float">
            <text:p>2100</text:p>
          </table:table-cell>
          <table:table-cell office:value-type="float" office:value="1830" calcext:value-type="float">
            <text:p>183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.040967" calcext:value-type="float">
            <text:p>1.040967</text:p>
          </table:table-cell>
          <table:table-cell office:value-type="float" office:value="99.828933" calcext:value-type="float">
            <text:p>99.828933</text:p>
          </table:table-cell>
          <table:table-cell office:value-type="float" office:value="98.787965" calcext:value-type="float">
            <text:p>98.78796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36" calcext:value-type="float">
            <text:p>513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.475743" calcext:value-type="float">
            <text:p>3.475743</text:p>
          </table:table-cell>
          <table:table-cell office:value-type="float" office:value="100.933474" calcext:value-type="float">
            <text:p>100.933474</text:p>
          </table:table-cell>
          <table:table-cell office:value-type="float" office:value="97.457731" calcext:value-type="float">
            <text:p>97.45773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7838452" calcext:value-type="float">
            <text:p>7838452</text:p>
          </table:table-cell>
          <table:table-cell office:value-type="float" office:value="7623" calcext:value-type="float">
            <text:p>7623</text:p>
          </table:table-cell>
          <table:table-cell office:value-type="float" office:value="7451" calcext:value-type="float">
            <text:p>7451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0.147469" calcext:value-type="float">
            <text:p>100.147469</text:p>
          </table:table-cell>
          <table:table-cell office:value-type="float" office:value="99.140047" calcext:value-type="float">
            <text:p>99.140047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012780" calcext:value-type="float">
            <text:p>5012780</text:p>
          </table:table-cell>
          <table:table-cell office:value-type="float" office:value="7623" calcext:value-type="float">
            <text:p>7623</text:p>
          </table:table-cell>
          <table:table-cell office:value-type="float" office:value="4765" calcext:value-type="float">
            <text:p>4765</text:p>
          </table:table-cell>
          <table:table-cell office:value-type="float" office:value="1.057943" calcext:value-type="float">
            <text:p>1.057943</text:p>
          </table:table-cell>
          <table:table-cell office:value-type="float" office:value="100.480008" calcext:value-type="float">
            <text:p>100.480008</text:p>
          </table:table-cell>
          <table:table-cell office:value-type="float" office:value="99.422064" calcext:value-type="float">
            <text:p>99.422064</text:p>
          </table:table-cell>
          <table:table-cell office:value-type="float" office:value="0.403354" calcext:value-type="float">
            <text:p>0.40335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096" calcext:value-type="float">
            <text:p>26096</text:p>
          </table:table-cell>
          <table:table-cell office:value-type="float" office:value="26048" calcext:value-type="float">
            <text:p>26048</text:p>
          </table:table-cell>
          <table:table-cell office:value-type="float" office:value="628" calcext:value-type="float">
            <text:p>628</text:p>
          </table:table-cell>
          <table:table-cell office:value-type="float" office:value="627" calcext:value-type="float">
            <text:p>627</text:p>
          </table:table-cell>
          <table:table-cell office:value-type="float" office:value="1.024637" calcext:value-type="float">
            <text:p>1.024637</text:p>
          </table:table-cell>
          <table:table-cell office:value-type="float" office:value="99.876938" calcext:value-type="float">
            <text:p>99.876938</text:p>
          </table:table-cell>
          <table:table-cell office:value-type="float" office:value="98.852301" calcext:value-type="float">
            <text:p>98.852301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8" calcext:value-type="float">
            <text:p>364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020693" calcext:value-type="float">
            <text:p>1.020693</text:p>
          </table:table-cell>
          <table:table-cell office:value-type="float" office:value="98.462388" calcext:value-type="float">
            <text:p>98.462388</text:p>
          </table:table-cell>
          <table:table-cell office:value-type="float" office:value="97.441694" calcext:value-type="float">
            <text:p>97.441694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0" calcext:value-type="float">
            <text:p>2280</text:p>
          </table:table-cell>
          <table:table-cell office:value-type="float" office:value="2130" calcext:value-type="float">
            <text:p>2130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.038188" calcext:value-type="float">
            <text:p>1.038188</text:p>
          </table:table-cell>
          <table:table-cell office:value-type="float" office:value="98.444574" calcext:value-type="float">
            <text:p>98.444574</text:p>
          </table:table-cell>
          <table:table-cell office:value-type="float" office:value="97.406386" calcext:value-type="float">
            <text:p>97.406386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48" calcext:value-type="float">
            <text:p>4848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3.304532" calcext:value-type="float">
            <text:p>3.304532</text:p>
          </table:table-cell>
          <table:table-cell office:value-type="float" office:value="99.645357" calcext:value-type="float">
            <text:p>99.645357</text:p>
          </table:table-cell>
          <table:table-cell office:value-type="float" office:value="96.340825" calcext:value-type="float">
            <text:p>96.340825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7913144" calcext:value-type="float">
            <text:p>7913144</text:p>
          </table:table-cell>
          <table:table-cell office:value-type="float" office:value="7722" calcext:value-type="float">
            <text:p>7722</text:p>
          </table:table-cell>
          <table:table-cell office:value-type="float" office:value="7522" calcext:value-type="float">
            <text:p>7522</text:p>
          </table:table-cell>
          <table:table-cell office:value-type="float" office:value="1.009402" calcext:value-type="float">
            <text:p>1.009402</text:p>
          </table:table-cell>
          <table:table-cell office:value-type="float" office:value="100.287441" calcext:value-type="float">
            <text:p>100.287441</text:p>
          </table:table-cell>
          <table:table-cell office:value-type="float" office:value="99.278039" calcext:value-type="float">
            <text:p>99.278039</text:p>
          </table:table-cell>
          <table:table-cell office:value-type="float" office:value="0.637655" calcext:value-type="float">
            <text:p>0.63765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4974908" calcext:value-type="float">
            <text:p>4974908</text:p>
          </table:table-cell>
          <table:table-cell office:value-type="float" office:value="7722" calcext:value-type="float">
            <text:p>7722</text:p>
          </table:table-cell>
          <table:table-cell office:value-type="float" office:value="4729" calcext:value-type="float">
            <text:p>4729</text:p>
          </table:table-cell>
          <table:table-cell office:value-type="float" office:value="1.071443" calcext:value-type="float">
            <text:p>1.071443</text:p>
          </table:table-cell>
          <table:table-cell office:value-type="float" office:value="100.658291" calcext:value-type="float">
            <text:p>100.658291</text:p>
          </table:table-cell>
          <table:table-cell office:value-type="float" office:value="99.586849" calcext:value-type="float">
            <text:p>99.586849</text:p>
          </table:table-cell>
          <table:table-cell office:value-type="float" office:value="0.399644" calcext:value-type="float">
            <text:p>0.399644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04" calcext:value-type="float">
            <text:p>22504</text:p>
          </table:table-cell>
          <table:table-cell office:value-type="float" office:value="22256" calcext:value-type="float">
            <text:p>22256</text:p>
          </table:table-cell>
          <table:table-cell office:value-type="float" office:value="539" calcext:value-type="float">
            <text:p>539</text:p>
          </table:table-cell>
          <table:table-cell office:value-type="float" office:value="533" calcext:value-type="float">
            <text:p>533</text:p>
          </table:table-cell>
          <table:table-cell office:value-type="float" office:value="1.022397" calcext:value-type="float">
            <text:p>1.022397</text:p>
          </table:table-cell>
          <table:table-cell office:value-type="float" office:value="100.092386" calcext:value-type="float">
            <text:p>100.092386</text:p>
          </table:table-cell>
          <table:table-cell office:value-type="float" office:value="99.069989" calcext:value-type="float">
            <text:p>99.069989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0" calcext:value-type="float">
            <text:p>3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.012071" calcext:value-type="float">
            <text:p>1.012071</text:p>
          </table:table-cell>
          <table:table-cell office:value-type="float" office:value="100.093933" calcext:value-type="float">
            <text:p>100.093933</text:p>
          </table:table-cell>
          <table:table-cell office:value-type="float" office:value="99.081862" calcext:value-type="float">
            <text:p>99.081862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470" calcext:value-type="float">
            <text:p>1470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.029075" calcext:value-type="float">
            <text:p>1.029075</text:p>
          </table:table-cell>
          <table:table-cell office:value-type="float" office:value="100.661504" calcext:value-type="float">
            <text:p>100.661504</text:p>
          </table:table-cell>
          <table:table-cell office:value-type="float" office:value="99.632429" calcext:value-type="float">
            <text:p>99.63242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232" calcext:value-type="float">
            <text:p>5232</text:p>
          </table:table-cell>
          <table:table-cell office:value-type="float" office:value="5136" calcext:value-type="float">
            <text:p>5136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4.127581" calcext:value-type="float">
            <text:p>4.127581</text:p>
          </table:table-cell>
          <table:table-cell office:value-type="float" office:value="97.180671" calcext:value-type="float">
            <text:p>97.180671</text:p>
          </table:table-cell>
          <table:table-cell office:value-type="float" office:value="93.053089" calcext:value-type="float">
            <text:p>93.053089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8076204" calcext:value-type="float">
            <text:p>8076204</text:p>
          </table:table-cell>
          <table:table-cell office:value-type="float" office:value="7821" calcext:value-type="float">
            <text:p>7821</text:p>
          </table:table-cell>
          <table:table-cell office:value-type="float" office:value="7677" calcext:value-type="float">
            <text:p>7677</text:p>
          </table:table-cell>
          <table:table-cell office:value-type="float" office:value="1.010493" calcext:value-type="float">
            <text:p>1.010493</text:p>
          </table:table-cell>
          <table:table-cell office:value-type="float" office:value="100.422561" calcext:value-type="float">
            <text:p>100.422561</text:p>
          </table:table-cell>
          <table:table-cell office:value-type="float" office:value="99.412068" calcext:value-type="float">
            <text:p>99.412068</text:p>
          </table:table-cell>
          <table:table-cell office:value-type="float" office:value="0.649917" calcext:value-type="float">
            <text:p>0.64991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4896008" calcext:value-type="float">
            <text:p>4896008</text:p>
          </table:table-cell>
          <table:table-cell office:value-type="float" office:value="7821" calcext:value-type="float">
            <text:p>7821</text:p>
          </table:table-cell>
          <table:table-cell office:value-type="float" office:value="4654" calcext:value-type="float">
            <text:p>4654</text:p>
          </table:table-cell>
          <table:table-cell office:value-type="float" office:value="1.056664" calcext:value-type="float">
            <text:p>1.056664</text:p>
          </table:table-cell>
          <table:table-cell office:value-type="float" office:value="100.804154" calcext:value-type="float">
            <text:p>100.804154</text:p>
          </table:table-cell>
          <table:table-cell office:value-type="float" office:value="99.74749" calcext:value-type="float">
            <text:p>99.74749</text:p>
          </table:table-cell>
          <table:table-cell office:value-type="float" office:value="0.392672" calcext:value-type="float">
            <text:p>0.39267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5424" calcext:value-type="float">
            <text:p>25424</text:p>
          </table:table-cell>
          <table:table-cell office:value-type="float" office:value="25376" calcext:value-type="float">
            <text:p>25376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1.024027" calcext:value-type="float">
            <text:p>1.024027</text:p>
          </table:table-cell>
          <table:table-cell office:value-type="float" office:value="100.521599" calcext:value-type="float">
            <text:p>100.521599</text:p>
          </table:table-cell>
          <table:table-cell office:value-type="float" office:value="99.497572" calcext:value-type="float">
            <text:p>99.497572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08" calcext:value-type="float">
            <text:p>3408</text:p>
          </table:table-cell>
          <table:table-cell office:value-type="float" office:value="3312" calcext:value-type="float">
            <text:p>3312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.020204" calcext:value-type="float">
            <text:p>1.020204</text:p>
          </table:table-cell>
          <table:table-cell office:value-type="float" office:value="100.943168" calcext:value-type="float">
            <text:p>100.943168</text:p>
          </table:table-cell>
          <table:table-cell office:value-type="float" office:value="99.922964" calcext:value-type="float">
            <text:p>99.922964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18" calcext:value-type="float">
            <text:p>2118</text:p>
          </table:table-cell>
          <table:table-cell office:value-type="float" office:value="1938" calcext:value-type="float">
            <text:p>193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.037129" calcext:value-type="float">
            <text:p>1.037129</text:p>
          </table:table-cell>
          <table:table-cell office:value-type="float" office:value="100.941562" calcext:value-type="float">
            <text:p>100.941562</text:p>
          </table:table-cell>
          <table:table-cell office:value-type="float" office:value="99.904433" calcext:value-type="float">
            <text:p>99.90443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84" calcext:value-type="float">
            <text:p>5184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4.281489" calcext:value-type="float">
            <text:p>4.281489</text:p>
          </table:table-cell>
          <table:table-cell office:value-type="float" office:value="98.984921" calcext:value-type="float">
            <text:p>98.984921</text:p>
          </table:table-cell>
          <table:table-cell office:value-type="float" office:value="94.703432" calcext:value-type="float">
            <text:p>94.703432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8142480" calcext:value-type="float">
            <text:p>8142480</text:p>
          </table:table-cell>
          <table:table-cell office:value-type="float" office:value="7920" calcext:value-type="float">
            <text:p>7920</text:p>
          </table:table-cell>
          <table:table-cell office:value-type="float" office:value="7740" calcext:value-type="float">
            <text:p>7740</text:p>
          </table:table-cell>
          <table:table-cell office:value-type="float" office:value="1.015402" calcext:value-type="float">
            <text:p>1.015402</text:p>
          </table:table-cell>
          <table:table-cell office:value-type="float" office:value="100.438596" calcext:value-type="float">
            <text:p>100.438596</text:p>
          </table:table-cell>
          <table:table-cell office:value-type="float" office:value="99.423194" calcext:value-type="float">
            <text:p>99.423194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4705596" calcext:value-type="float">
            <text:p>4705596</text:p>
          </table:table-cell>
          <table:table-cell office:value-type="float" office:value="7920" calcext:value-type="float">
            <text:p>7920</text:p>
          </table:table-cell>
          <table:table-cell office:value-type="float" office:value="4473" calcext:value-type="float">
            <text:p>4473</text:p>
          </table:table-cell>
          <table:table-cell office:value-type="float" office:value="1.085515" calcext:value-type="float">
            <text:p>1.085515</text:p>
          </table:table-cell>
          <table:table-cell office:value-type="float" office:value="100.924607" calcext:value-type="float">
            <text:p>100.924607</text:p>
          </table:table-cell>
          <table:table-cell office:value-type="float" office:value="99.839092" calcext:value-type="float">
            <text:p>99.839092</text:p>
          </table:table-cell>
          <table:table-cell office:value-type="float" office:value="0.377054" calcext:value-type="float">
            <text:p>0.37705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672" calcext:value-type="float">
            <text:p>23672</text:p>
          </table:table-cell>
          <table:table-cell office:value-type="float" office:value="23384" calcext:value-type="float">
            <text:p>23384</text:p>
          </table:table-cell>
          <table:table-cell office:value-type="float" office:value="569" calcext:value-type="float">
            <text:p>569</text:p>
          </table:table-cell>
          <table:table-cell office:value-type="float" office:value="562" calcext:value-type="float">
            <text:p>562</text:p>
          </table:table-cell>
          <table:table-cell office:value-type="float" office:value="1.033819" calcext:value-type="float">
            <text:p>1.033819</text:p>
          </table:table-cell>
          <table:table-cell office:value-type="float" office:value="101.312219" calcext:value-type="float">
            <text:p>101.312219</text:p>
          </table:table-cell>
          <table:table-cell office:value-type="float" office:value="100.278399" calcext:value-type="float">
            <text:p>100.278399</text:p>
          </table:table-cell>
          <table:table-cell office:value-type="float" office:value="0.001866" calcext:value-type="float">
            <text:p>0.001866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80" calcext:value-type="float">
            <text:p>28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.023433" calcext:value-type="float">
            <text:p>1.023433</text:p>
          </table:table-cell>
          <table:table-cell office:value-type="float" office:value="101.367781" calcext:value-type="float">
            <text:p>101.367781</text:p>
          </table:table-cell>
          <table:table-cell office:value-type="float" office:value="100.344347" calcext:value-type="float">
            <text:p>100.34434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0" calcext:value-type="float">
            <text:p>1740</text:p>
          </table:table-cell>
          <table:table-cell office:value-type="float" office:value="1500" calcext:value-type="float">
            <text:p>15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.048701" calcext:value-type="float">
            <text:p>1.048701</text:p>
          </table:table-cell>
          <table:table-cell office:value-type="float" office:value="100.828552" calcext:value-type="float">
            <text:p>100.828552</text:p>
          </table:table-cell>
          <table:table-cell office:value-type="float" office:value="99.779851" calcext:value-type="float">
            <text:p>99.77985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598" calcext:value-type="float">
            <text:p>5598</text:p>
          </table:table-cell>
          <table:table-cell office:value-type="float" office:value="5502" calcext:value-type="float">
            <text:p>550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4.452936" calcext:value-type="float">
            <text:p>4.452936</text:p>
          </table:table-cell>
          <table:table-cell office:value-type="float" office:value="101.369135" calcext:value-type="float">
            <text:p>101.369135</text:p>
          </table:table-cell>
          <table:table-cell office:value-type="float" office:value="96.916199" calcext:value-type="float">
            <text:p>96.916199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8243472" calcext:value-type="float">
            <text:p>8243472</text:p>
          </table:table-cell>
          <table:table-cell office:value-type="float" office:value="8020" calcext:value-type="float">
            <text:p>8020</text:p>
          </table:table-cell>
          <table:table-cell office:value-type="float" office:value="7836" calcext:value-type="float">
            <text:p>7836</text:p>
          </table:table-cell>
          <table:table-cell office:value-type="float" office:value="1.016333" calcext:value-type="float">
            <text:p>1.016333</text:p>
          </table:table-cell>
          <table:table-cell office:value-type="float" office:value="100.2549" calcext:value-type="float">
            <text:p>100.2549</text:p>
          </table:table-cell>
          <table:table-cell office:value-type="float" office:value="99.238567" calcext:value-type="float">
            <text:p>99.238567</text:p>
          </table:table-cell>
          <table:table-cell office:value-type="float" office:value="0.664538" calcext:value-type="float">
            <text:p>0.66453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5988" calcext:value-type="float">
            <text:p>8435988</text:p>
          </table:table-cell>
          <table:table-cell office:value-type="float" office:value="4655100" calcext:value-type="float">
            <text:p>4655100</text:p>
          </table:table-cell>
          <table:table-cell office:value-type="float" office:value="8019" calcext:value-type="float">
            <text:p>8019</text:p>
          </table:table-cell>
          <table:table-cell office:value-type="float" office:value="4425" calcext:value-type="float">
            <text:p>4425</text:p>
          </table:table-cell>
          <table:table-cell office:value-type="float" office:value="1.065417" calcext:value-type="float">
            <text:p>1.065417</text:p>
          </table:table-cell>
          <table:table-cell office:value-type="float" office:value="100.580088" calcext:value-type="float">
            <text:p>100.580088</text:p>
          </table:table-cell>
          <table:table-cell office:value-type="float" office:value="99.514671" calcext:value-type="float">
            <text:p>99.514671</text:p>
          </table:table-cell>
          <table:table-cell office:value-type="float" office:value="0.374224" calcext:value-type="float">
            <text:p>0.37422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232" calcext:value-type="float">
            <text:p>26232</text:p>
          </table:table-cell>
          <table:table-cell office:value-type="float" office:value="26192" calcext:value-type="float">
            <text:p>26192</text:p>
          </table:table-cell>
          <table:table-cell office:value-type="float" office:value="633" calcext:value-type="float">
            <text:p>633</text:p>
          </table:table-cell>
          <table:table-cell office:value-type="float" office:value="632" calcext:value-type="float">
            <text:p>632</text:p>
          </table:table-cell>
          <table:table-cell office:value-type="float" office:value="1.03401" calcext:value-type="float">
            <text:p>1.03401</text:p>
          </table:table-cell>
          <table:table-cell office:value-type="float" office:value="100.726156" calcext:value-type="float">
            <text:p>100.726156</text:p>
          </table:table-cell>
          <table:table-cell office:value-type="float" office:value="99.692146" calcext:value-type="float">
            <text:p>99.692146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592" calcext:value-type="float">
            <text:p>259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.024564" calcext:value-type="float">
            <text:p>1.024564</text:p>
          </table:table-cell>
          <table:table-cell office:value-type="float" office:value="100.748581" calcext:value-type="float">
            <text:p>100.748581</text:p>
          </table:table-cell>
          <table:table-cell office:value-type="float" office:value="99.724017" calcext:value-type="float">
            <text:p>99.724017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0" calcext:value-type="float">
            <text:p>1560</text:p>
          </table:table-cell>
          <table:table-cell office:value-type="float" office:value="1350" calcext:value-type="float">
            <text:p>135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.049091" calcext:value-type="float">
            <text:p>1.049091</text:p>
          </table:table-cell>
          <table:table-cell office:value-type="float" office:value="99.62624" calcext:value-type="float">
            <text:p>99.62624</text:p>
          </table:table-cell>
          <table:table-cell office:value-type="float" office:value="98.577149" calcext:value-type="float">
            <text:p>98.57714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66" calcext:value-type="float">
            <text:p>636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3.016592" calcext:value-type="float">
            <text:p>3.016592</text:p>
          </table:table-cell>
          <table:table-cell office:value-type="float" office:value="100.750075" calcext:value-type="float">
            <text:p>100.750075</text:p>
          </table:table-cell>
          <table:table-cell office:value-type="float" office:value="97.733482" calcext:value-type="float">
            <text:p>97.733482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8287656" calcext:value-type="float">
            <text:p>8287656</text:p>
          </table:table-cell>
          <table:table-cell office:value-type="float" office:value="8118" calcext:value-type="float">
            <text:p>8118</text:p>
          </table:table-cell>
          <table:table-cell office:value-type="float" office:value="7878" calcext:value-type="float">
            <text:p>7878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0.255512" calcext:value-type="float">
            <text:p>100.255512</text:p>
          </table:table-cell>
          <table:table-cell office:value-type="float" office:value="99.240271" calcext:value-type="float">
            <text:p>99.240271</text:p>
          </table:table-cell>
          <table:table-cell office:value-type="float" office:value="0.668088" calcext:value-type="float">
            <text:p>0.668088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4699284" calcext:value-type="float">
            <text:p>4699284</text:p>
          </table:table-cell>
          <table:table-cell office:value-type="float" office:value="8118" calcext:value-type="float">
            <text:p>8118</text:p>
          </table:table-cell>
          <table:table-cell office:value-type="float" office:value="4467" calcext:value-type="float">
            <text:p>4467</text:p>
          </table:table-cell>
          <table:table-cell office:value-type="float" office:value="1.067897" calcext:value-type="float">
            <text:p>1.067897</text:p>
          </table:table-cell>
          <table:table-cell office:value-type="float" office:value="100.526134" calcext:value-type="float">
            <text:p>100.526134</text:p>
          </table:table-cell>
          <table:table-cell office:value-type="float" office:value="99.458237" calcext:value-type="float">
            <text:p>99.458237</text:p>
          </table:table-cell>
          <table:table-cell office:value-type="float" office:value="0.377991" calcext:value-type="float">
            <text:p>0.377991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5616" calcext:value-type="float">
            <text:p>25616</text:p>
          </table:table-cell>
          <table:table-cell office:value-type="float" office:value="25408" calcext:value-type="float">
            <text:p>25408</text:p>
          </table:table-cell>
          <table:table-cell office:value-type="float" office:value="618" calcext:value-type="float">
            <text:p>618</text:p>
          </table:table-cell>
          <table:table-cell office:value-type="float" office:value="613" calcext:value-type="float">
            <text:p>613</text:p>
          </table:table-cell>
          <table:table-cell office:value-type="float" office:value="1.03534" calcext:value-type="float">
            <text:p>1.03534</text:p>
          </table:table-cell>
          <table:table-cell office:value-type="float" office:value="100.017903" calcext:value-type="float">
            <text:p>100.017903</text:p>
          </table:table-cell>
          <table:table-cell office:value-type="float" office:value="98.982563" calcext:value-type="float">
            <text:p>98.982563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.023213" calcext:value-type="float">
            <text:p>1.023213</text:p>
          </table:table-cell>
          <table:table-cell office:value-type="float" office:value="100.020763" calcext:value-type="float">
            <text:p>100.020763</text:p>
          </table:table-cell>
          <table:table-cell office:value-type="float" office:value="98.99755" calcext:value-type="float">
            <text:p>98.9975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00" calcext:value-type="float">
            <text:p>1500</text:p>
          </table:table-cell>
          <table:table-cell office:value-type="float" office:value="1140" calcext:value-type="float">
            <text:p>114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.048381" calcext:value-type="float">
            <text:p>1.048381</text:p>
          </table:table-cell>
          <table:table-cell office:value-type="float" office:value="100.019237" calcext:value-type="float">
            <text:p>100.019237</text:p>
          </table:table-cell>
          <table:table-cell office:value-type="float" office:value="98.970855" calcext:value-type="float">
            <text:p>98.970855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52" calcext:value-type="float">
            <text:p>5952</text:p>
          </table:table-cell>
          <table:table-cell office:value-type="float" office:value="5856" calcext:value-type="float">
            <text:p>585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4.040063" calcext:value-type="float">
            <text:p>4.040063</text:p>
          </table:table-cell>
          <table:table-cell office:value-type="float" office:value="98.403944" calcext:value-type="float">
            <text:p>98.403944</text:p>
          </table:table-cell>
          <table:table-cell office:value-type="float" office:value="94.363881" calcext:value-type="float">
            <text:p>94.363881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8391804" calcext:value-type="float">
            <text:p>8391804</text:p>
          </table:table-cell>
          <table:table-cell office:value-type="float" office:value="8217" calcext:value-type="float">
            <text:p>8217</text:p>
          </table:table-cell>
          <table:table-cell office:value-type="float" office:value="7977" calcext:value-type="float">
            <text:p>7977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100.347758" calcext:value-type="float">
            <text:p>100.347758</text:p>
          </table:table-cell>
          <table:table-cell office:value-type="float" office:value="99.335436" calcext:value-type="float">
            <text:p>99.335436</text:p>
          </table:table-cell>
          <table:table-cell office:value-type="float" office:value="0.675836" calcext:value-type="float">
            <text:p>0.675836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4637216" calcext:value-type="float">
            <text:p>4637216</text:p>
          </table:table-cell>
          <table:table-cell office:value-type="float" office:value="8217" calcext:value-type="float">
            <text:p>8217</text:p>
          </table:table-cell>
          <table:table-cell office:value-type="float" office:value="4408" calcext:value-type="float">
            <text:p>4408</text:p>
          </table:table-cell>
          <table:table-cell office:value-type="float" office:value="1.055249" calcext:value-type="float">
            <text:p>1.055249</text:p>
          </table:table-cell>
          <table:table-cell office:value-type="float" office:value="100.660027" calcext:value-type="float">
            <text:p>100.660027</text:p>
          </table:table-cell>
          <table:table-cell office:value-type="float" office:value="99.604778" calcext:value-type="float">
            <text:p>99.604778</text:p>
          </table:table-cell>
          <table:table-cell office:value-type="float" office:value="0.372449" calcext:value-type="float">
            <text:p>0.372449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976" calcext:value-type="float">
            <text:p>28976</text:p>
          </table:table-cell>
          <table:table-cell office:value-type="float" office:value="28856" calcext:value-type="float">
            <text:p>28856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office:value-type="float" office:value="1.024476" calcext:value-type="float">
            <text:p>1.024476</text:p>
          </table:table-cell>
          <table:table-cell office:value-type="float" office:value="100.661634" calcext:value-type="float">
            <text:p>100.661634</text:p>
          </table:table-cell>
          <table:table-cell office:value-type="float" office:value="99.637158" calcext:value-type="float">
            <text:p>99.637158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12" calcext:value-type="float">
            <text:p>331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.020433" calcext:value-type="float">
            <text:p>1.020433</text:p>
          </table:table-cell>
          <table:table-cell office:value-type="float" office:value="100.111158" calcext:value-type="float">
            <text:p>100.111158</text:p>
          </table:table-cell>
          <table:table-cell office:value-type="float" office:value="99.090725" calcext:value-type="float">
            <text:p>99.090725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6" calcext:value-type="float">
            <text:p>2166</text:p>
          </table:table-cell>
          <table:table-cell office:value-type="float" office:value="1806" calcext:value-type="float">
            <text:p>180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.036437" calcext:value-type="float">
            <text:p>1.036437</text:p>
          </table:table-cell>
          <table:table-cell office:value-type="float" office:value="100.391223" calcext:value-type="float">
            <text:p>100.391223</text:p>
          </table:table-cell>
          <table:table-cell office:value-type="float" office:value="99.354786" calcext:value-type="float">
            <text:p>99.35478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808" calcext:value-type="float">
            <text:p>580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.631551" calcext:value-type="float">
            <text:p>3.631551</text:p>
          </table:table-cell>
          <table:table-cell office:value-type="float" office:value="100.654525" calcext:value-type="float">
            <text:p>100.654525</text:p>
          </table:table-cell>
          <table:table-cell office:value-type="float" office:value="97.022975" calcext:value-type="float">
            <text:p>97.02297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8485432" calcext:value-type="float">
            <text:p>8485432</text:p>
          </table:table-cell>
          <table:table-cell office:value-type="float" office:value="8316" calcext:value-type="float">
            <text:p>8316</text:p>
          </table:table-cell>
          <table:table-cell office:value-type="float" office:value="8066" calcext:value-type="float">
            <text:p>8066</text:p>
          </table:table-cell>
          <table:table-cell office:value-type="float" office:value="1.011361" calcext:value-type="float">
            <text:p>1.011361</text:p>
          </table:table-cell>
          <table:table-cell office:value-type="float" office:value="100.355807" calcext:value-type="float">
            <text:p>100.355807</text:p>
          </table:table-cell>
          <table:table-cell office:value-type="float" office:value="99.344445" calcext:value-type="float">
            <text:p>99.344445</text:p>
          </table:table-cell>
          <table:table-cell office:value-type="float" office:value="0.683314" calcext:value-type="float">
            <text:p>0.683314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4424712" calcext:value-type="float">
            <text:p>4424712</text:p>
          </table:table-cell>
          <table:table-cell office:value-type="float" office:value="8316" calcext:value-type="float">
            <text:p>8316</text:p>
          </table:table-cell>
          <table:table-cell office:value-type="float" office:value="4206" calcext:value-type="float">
            <text:p>4206</text:p>
          </table:table-cell>
          <table:table-cell office:value-type="float" office:value="1.077968" calcext:value-type="float">
            <text:p>1.077968</text:p>
          </table:table-cell>
          <table:table-cell office:value-type="float" office:value="100.684219" calcext:value-type="float">
            <text:p>100.684219</text:p>
          </table:table-cell>
          <table:table-cell office:value-type="float" office:value="99.606251" calcext:value-type="float">
            <text:p>99.606251</text:p>
          </table:table-cell>
          <table:table-cell office:value-type="float" office:value="0.355376" calcext:value-type="float">
            <text:p>0.355376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1592" calcext:value-type="float">
            <text:p>31592</text:p>
          </table:table-cell>
          <table:table-cell office:value-type="float" office:value="31384" calcext:value-type="float">
            <text:p>31384</text:p>
          </table:table-cell>
          <table:table-cell office:value-type="float" office:value="767" calcext:value-type="float">
            <text:p>767</text:p>
          </table:table-cell>
          <table:table-cell office:value-type="float" office:value="762" calcext:value-type="float">
            <text:p>762</text:p>
          </table:table-cell>
          <table:table-cell office:value-type="float" office:value="1.024794" calcext:value-type="float">
            <text:p>1.024794</text:p>
          </table:table-cell>
          <table:table-cell office:value-type="float" office:value="100.790345" calcext:value-type="float">
            <text:p>100.790345</text:p>
          </table:table-cell>
          <table:table-cell office:value-type="float" office:value="99.765551" calcext:value-type="float">
            <text:p>99.765551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88" calcext:value-type="float">
            <text:p>2688</text:p>
          </table:table-cell>
          <table:table-cell office:value-type="float" office:value="2592" calcext:value-type="float">
            <text:p>259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.020831" calcext:value-type="float">
            <text:p>1.020831</text:p>
          </table:table-cell>
          <table:table-cell office:value-type="float" office:value="100.845032" calcext:value-type="float">
            <text:p>100.845032</text:p>
          </table:table-cell>
          <table:table-cell office:value-type="float" office:value="99.824202" calcext:value-type="float">
            <text:p>99.824202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90" calcext:value-type="float">
            <text:p>1590</text:p>
          </table:table-cell>
          <table:table-cell office:value-type="float" office:value="1230" calcext:value-type="float">
            <text:p>1230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.037175" calcext:value-type="float">
            <text:p>1.037175</text:p>
          </table:table-cell>
          <table:table-cell office:value-type="float" office:value="100.091681" calcext:value-type="float">
            <text:p>100.091681</text:p>
          </table:table-cell>
          <table:table-cell office:value-type="float" office:value="99.054505" calcext:value-type="float">
            <text:p>99.054505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18" calcext:value-type="float">
            <text:p>631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3.064153" calcext:value-type="float">
            <text:p>3.064153</text:p>
          </table:table-cell>
          <table:table-cell office:value-type="float" office:value="100.846366" calcext:value-type="float">
            <text:p>100.846366</text:p>
          </table:table-cell>
          <table:table-cell office:value-type="float" office:value="97.782213" calcext:value-type="float">
            <text:p>97.782213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8600100" calcext:value-type="float">
            <text:p>8600100</text:p>
          </table:table-cell>
          <table:table-cell office:value-type="float" office:value="8415" calcext:value-type="float">
            <text:p>8415</text:p>
          </table:table-cell>
          <table:table-cell office:value-type="float" office:value="8175" calcext:value-type="float">
            <text:p>8175</text:p>
          </table:table-cell>
          <table:table-cell office:value-type="float" office:value="1.014361" calcext:value-type="float">
            <text:p>1.014361</text:p>
          </table:table-cell>
          <table:table-cell office:value-type="float" office:value="100.385939" calcext:value-type="float">
            <text:p>100.385939</text:p>
          </table:table-cell>
          <table:table-cell office:value-type="float" office:value="99.371578" calcext:value-type="float">
            <text:p>99.371578</text:p>
          </table:table-cell>
          <table:table-cell office:value-type="float" office:value="0.692359" calcext:value-type="float">
            <text:p>0.692359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4560420" calcext:value-type="float">
            <text:p>4560420</text:p>
          </table:table-cell>
          <table:table-cell office:value-type="float" office:value="8415" calcext:value-type="float">
            <text:p>8415</text:p>
          </table:table-cell>
          <table:table-cell office:value-type="float" office:value="4335" calcext:value-type="float">
            <text:p>4335</text:p>
          </table:table-cell>
          <table:table-cell office:value-type="float" office:value="1.066485" calcext:value-type="float">
            <text:p>1.066485</text:p>
          </table:table-cell>
          <table:table-cell office:value-type="float" office:value="100.761875" calcext:value-type="float">
            <text:p>100.761875</text:p>
          </table:table-cell>
          <table:table-cell office:value-type="float" office:value="99.69539" calcext:value-type="float">
            <text:p>99.69539</text:p>
          </table:table-cell>
          <table:table-cell office:value-type="float" office:value="0.365948" calcext:value-type="float">
            <text:p>0.36594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9016" calcext:value-type="float">
            <text:p>29016</text:p>
          </table:table-cell>
          <table:table-cell office:value-type="float" office:value="28976" calcext:value-type="float">
            <text:p>28976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1.032159" calcext:value-type="float">
            <text:p>1.032159</text:p>
          </table:table-cell>
          <table:table-cell office:value-type="float" office:value="100.269298" calcext:value-type="float">
            <text:p>100.269298</text:p>
          </table:table-cell>
          <table:table-cell office:value-type="float" office:value="99.237139" calcext:value-type="float">
            <text:p>99.237139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04" calcext:value-type="float">
            <text:p>230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.022693" calcext:value-type="float">
            <text:p>1.022693</text:p>
          </table:table-cell>
          <table:table-cell office:value-type="float" office:value="100.270844" calcext:value-type="float">
            <text:p>100.270844</text:p>
          </table:table-cell>
          <table:table-cell office:value-type="float" office:value="99.248152" calcext:value-type="float">
            <text:p>99.248152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170" calcext:value-type="float">
            <text:p>117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.04717" calcext:value-type="float">
            <text:p>1.04717</text:p>
          </table:table-cell>
          <table:table-cell office:value-type="float" office:value="100.739345" calcext:value-type="float">
            <text:p>100.739345</text:p>
          </table:table-cell>
          <table:table-cell office:value-type="float" office:value="99.692175" calcext:value-type="float">
            <text:p>99.692175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00" calcext:value-type="float">
            <text:p>72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.870863" calcext:value-type="float">
            <text:p>2.870863</text:p>
          </table:table-cell>
          <table:table-cell office:value-type="float" office:value="97.17003" calcext:value-type="float">
            <text:p>97.17003</text:p>
          </table:table-cell>
          <table:table-cell office:value-type="float" office:value="94.299167" calcext:value-type="float">
            <text:p>94.299167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8589580" calcext:value-type="float">
            <text:p>8589580</text:p>
          </table:table-cell>
          <table:table-cell office:value-type="float" office:value="8514" calcext:value-type="float">
            <text:p>8514</text:p>
          </table:table-cell>
          <table:table-cell office:value-type="float" office:value="8165" calcext:value-type="float">
            <text:p>8165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100.398151" calcext:value-type="float">
            <text:p>100.398151</text:p>
          </table:table-cell>
          <table:table-cell office:value-type="float" office:value="99.388789" calcext:value-type="float">
            <text:p>99.388789</text:p>
          </table:table-cell>
          <table:table-cell office:value-type="float" office:value="0.691392" calcext:value-type="float">
            <text:p>0.691392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4308992" calcext:value-type="float">
            <text:p>4308992</text:p>
          </table:table-cell>
          <table:table-cell office:value-type="float" office:value="8514" calcext:value-type="float">
            <text:p>8514</text:p>
          </table:table-cell>
          <table:table-cell office:value-type="float" office:value="4096" calcext:value-type="float">
            <text:p>4096</text:p>
          </table:table-cell>
          <table:table-cell office:value-type="float" office:value="1.305007" calcext:value-type="float">
            <text:p>1.305007</text:p>
          </table:table-cell>
          <table:table-cell office:value-type="float" office:value="100.932749" calcext:value-type="float">
            <text:p>100.932749</text:p>
          </table:table-cell>
          <table:table-cell office:value-type="float" office:value="99.627742" calcext:value-type="float">
            <text:p>99.627742</text:p>
          </table:table-cell>
          <table:table-cell office:value-type="float" office:value="0.346007" calcext:value-type="float">
            <text:p>0.346007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824" calcext:value-type="float">
            <text:p>36824</text:p>
          </table:table-cell>
          <table:table-cell office:value-type="float" office:value="36416" calcext:value-type="float">
            <text:p>36416</text:p>
          </table:table-cell>
          <table:table-cell office:value-type="float" office:value="896" calcext:value-type="float">
            <text:p>896</text:p>
          </table:table-cell>
          <table:table-cell office:value-type="float" office:value="886" calcext:value-type="float">
            <text:p>886</text:p>
          </table:table-cell>
          <table:table-cell office:value-type="float" office:value="1.264775" calcext:value-type="float">
            <text:p>1.264775</text:p>
          </table:table-cell>
          <table:table-cell office:value-type="float" office:value="100.408948" calcext:value-type="float">
            <text:p>100.408948</text:p>
          </table:table-cell>
          <table:table-cell office:value-type="float" office:value="99.144174" calcext:value-type="float">
            <text:p>99.144174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52" calcext:value-type="float">
            <text:p>23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.254069" calcext:value-type="float">
            <text:p>1.254069</text:p>
          </table:table-cell>
          <table:table-cell office:value-type="float" office:value="98.90471" calcext:value-type="float">
            <text:p>98.90471</text:p>
          </table:table-cell>
          <table:table-cell office:value-type="float" office:value="97.650641" calcext:value-type="float">
            <text:p>97.65064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70" calcext:value-type="float">
            <text:p>1470</text:p>
          </table:table-cell>
          <table:table-cell office:value-type="float" office:value="1200" calcext:value-type="float">
            <text:p>120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79956" calcext:value-type="float">
            <text:p>1.279956</text:p>
          </table:table-cell>
          <table:table-cell office:value-type="float" office:value="98.903244" calcext:value-type="float">
            <text:p>98.903244</text:p>
          </table:table-cell>
          <table:table-cell office:value-type="float" office:value="97.623288" calcext:value-type="float">
            <text:p>97.623288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152" calcext:value-type="float">
            <text:p>7152</text:p>
          </table:table-cell>
          <table:table-cell office:value-type="float" office:value="7104" calcext:value-type="float">
            <text:p>7104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4.244377" calcext:value-type="float">
            <text:p>4.244377</text:p>
          </table:table-cell>
          <table:table-cell office:value-type="float" office:value="100.190464" calcext:value-type="float">
            <text:p>100.190464</text:p>
          </table:table-cell>
          <table:table-cell office:value-type="float" office:value="95.946087" calcext:value-type="float">
            <text:p>95.946087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8732652" calcext:value-type="float">
            <text:p>8732652</text:p>
          </table:table-cell>
          <table:table-cell office:value-type="float" office:value="8613" calcext:value-type="float">
            <text:p>8613</text:p>
          </table:table-cell>
          <table:table-cell office:value-type="float" office:value="8301" calcext:value-type="float">
            <text:p>8301</text:p>
          </table:table-cell>
          <table:table-cell office:value-type="float" office:value="1.011301" calcext:value-type="float">
            <text:p>1.011301</text:p>
          </table:table-cell>
          <table:table-cell office:value-type="float" office:value="100.376958" calcext:value-type="float">
            <text:p>100.376958</text:p>
          </table:table-cell>
          <table:table-cell office:value-type="float" office:value="99.365656" calcext:value-type="float">
            <text:p>99.365656</text:p>
          </table:table-cell>
          <table:table-cell office:value-type="float" office:value="0.703072" calcext:value-type="float">
            <text:p>0.70307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4376320" calcext:value-type="float">
            <text:p>4376320</text:p>
          </table:table-cell>
          <table:table-cell office:value-type="float" office:value="8613" calcext:value-type="float">
            <text:p>8613</text:p>
          </table:table-cell>
          <table:table-cell office:value-type="float" office:value="4160" calcext:value-type="float">
            <text:p>4160</text:p>
          </table:table-cell>
          <table:table-cell office:value-type="float" office:value="1.072495" calcext:value-type="float">
            <text:p>1.072495</text:p>
          </table:table-cell>
          <table:table-cell office:value-type="float" office:value="100.952632" calcext:value-type="float">
            <text:p>100.952632</text:p>
          </table:table-cell>
          <table:table-cell office:value-type="float" office:value="99.880137" calcext:value-type="float">
            <text:p>99.880137</text:p>
          </table:table-cell>
          <table:table-cell office:value-type="float" office:value="0.350526" calcext:value-type="float">
            <text:p>0.35052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4048" calcext:value-type="float">
            <text:p>34048</text:p>
          </table:table-cell>
          <table:table-cell office:value-type="float" office:value="33888" calcext:value-type="float">
            <text:p>33888</text:p>
          </table:table-cell>
          <table:table-cell office:value-type="float" office:value="827" calcext:value-type="float">
            <text:p>827</text:p>
          </table:table-cell>
          <table:table-cell office:value-type="float" office:value="823" calcext:value-type="float">
            <text:p>823</text:p>
          </table:table-cell>
          <table:table-cell office:value-type="float" office:value="1.032047" calcext:value-type="float">
            <text:p>1.032047</text:p>
          </table:table-cell>
          <table:table-cell office:value-type="float" office:value="100.515627" calcext:value-type="float">
            <text:p>100.515627</text:p>
          </table:table-cell>
          <table:table-cell office:value-type="float" office:value="99.48358" calcext:value-type="float">
            <text:p>99.48358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64" calcext:value-type="float">
            <text:p>20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.019481" calcext:value-type="float">
            <text:p>1.019481</text:p>
          </table:table-cell>
          <table:table-cell office:value-type="float" office:value="100.517153" calcext:value-type="float">
            <text:p>100.517153</text:p>
          </table:table-cell>
          <table:table-cell office:value-type="float" office:value="99.497673" calcext:value-type="float">
            <text:p>99.497673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08" calcext:value-type="float">
            <text:p>1308</text:p>
          </table:table-cell>
          <table:table-cell office:value-type="float" office:value="978" calcext:value-type="float">
            <text:p>97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.047398" calcext:value-type="float">
            <text:p>1.047398</text:p>
          </table:table-cell>
          <table:table-cell office:value-type="float" office:value="100.456947" calcext:value-type="float">
            <text:p>100.456947</text:p>
          </table:table-cell>
          <table:table-cell office:value-type="float" office:value="99.409549" calcext:value-type="float">
            <text:p>99.40954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710" calcext:value-type="float">
            <text:p>771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3.007063" calcext:value-type="float">
            <text:p>3.007063</text:p>
          </table:table-cell>
          <table:table-cell office:value-type="float" office:value="100.518487" calcext:value-type="float">
            <text:p>100.518487</text:p>
          </table:table-cell>
          <table:table-cell office:value-type="float" office:value="97.511424" calcext:value-type="float">
            <text:p>97.511424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8763160" calcext:value-type="float">
            <text:p>8763160</text:p>
          </table:table-cell>
          <table:table-cell office:value-type="float" office:value="8713" calcext:value-type="float">
            <text:p>8713</text:p>
          </table:table-cell>
          <table:table-cell office:value-type="float" office:value="8330" calcext:value-type="float">
            <text:p>8330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46928" calcext:value-type="float">
            <text:p>100.46928</text:p>
          </table:table-cell>
          <table:table-cell office:value-type="float" office:value="99.460918" calcext:value-type="float">
            <text:p>99.460918</text:p>
          </table:table-cell>
          <table:table-cell office:value-type="float" office:value="0.704853" calcext:value-type="float">
            <text:p>0.704853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5024" calcext:value-type="float">
            <text:p>9165024</text:p>
          </table:table-cell>
          <table:table-cell office:value-type="float" office:value="4081760" calcext:value-type="float">
            <text:p>4081760</text:p>
          </table:table-cell>
          <table:table-cell office:value-type="float" office:value="8712" calcext:value-type="float">
            <text:p>8712</text:p>
          </table:table-cell>
          <table:table-cell office:value-type="float" office:value="3880" calcext:value-type="float">
            <text:p>3880</text:p>
          </table:table-cell>
          <table:table-cell office:value-type="float" office:value="1.085615" calcext:value-type="float">
            <text:p>1.085615</text:p>
          </table:table-cell>
          <table:table-cell office:value-type="float" office:value="100.656156" calcext:value-type="float">
            <text:p>100.656156</text:p>
          </table:table-cell>
          <table:table-cell office:value-type="float" office:value="99.570541" calcext:value-type="float">
            <text:p>99.570541</text:p>
          </table:table-cell>
          <table:table-cell office:value-type="float" office:value="0.327949" calcext:value-type="float">
            <text:p>0.327949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6288" calcext:value-type="float">
            <text:p>46288</text:p>
          </table:table-cell>
          <table:table-cell office:value-type="float" office:value="46168" calcext:value-type="float">
            <text:p>46168</text:p>
          </table:table-cell>
          <table:table-cell office:value-type="float" office:value="1133" calcext:value-type="float">
            <text:p>1133</text:p>
          </table:table-cell>
          <table:table-cell office:value-type="float" office:value="1130" calcext:value-type="float">
            <text:p>1130</text:p>
          </table:table-cell>
          <table:table-cell office:value-type="float" office:value="1.031589" calcext:value-type="float">
            <text:p>1.031589</text:p>
          </table:table-cell>
          <table:table-cell office:value-type="float" office:value="100.989513" calcext:value-type="float">
            <text:p>100.989513</text:p>
          </table:table-cell>
          <table:table-cell office:value-type="float" office:value="99.957923" calcext:value-type="float">
            <text:p>99.957923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0" calcext:value-type="float">
            <text:p>2880</text:p>
          </table:table-cell>
          <table:table-cell office:value-type="float" office:value="2832" calcext:value-type="float">
            <text:p>283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.022063" calcext:value-type="float">
            <text:p>1.022063</text:p>
          </table:table-cell>
          <table:table-cell office:value-type="float" office:value="100.587976" calcext:value-type="float">
            <text:p>100.587976</text:p>
          </table:table-cell>
          <table:table-cell office:value-type="float" office:value="99.565913" calcext:value-type="float">
            <text:p>99.565913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044131" calcext:value-type="float">
            <text:p>1.044131</text:p>
          </table:table-cell>
          <table:table-cell office:value-type="float" office:value="100.991127" calcext:value-type="float">
            <text:p>100.991127</text:p>
          </table:table-cell>
          <table:table-cell office:value-type="float" office:value="99.946996" calcext:value-type="float">
            <text:p>99.94699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152" calcext:value-type="float">
            <text:p>7152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3.051902" calcext:value-type="float">
            <text:p>3.051902</text:p>
          </table:table-cell>
          <table:table-cell office:value-type="float" office:value="99.186782" calcext:value-type="float">
            <text:p>99.186782</text:p>
          </table:table-cell>
          <table:table-cell office:value-type="float" office:value="96.13488" calcext:value-type="float">
            <text:p>96.13488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8798928" calcext:value-type="float">
            <text:p>8798928</text:p>
          </table:table-cell>
          <table:table-cell office:value-type="float" office:value="8812" calcext:value-type="float">
            <text:p>8812</text:p>
          </table:table-cell>
          <table:table-cell office:value-type="float" office:value="8364" calcext:value-type="float">
            <text:p>8364</text:p>
          </table:table-cell>
          <table:table-cell office:value-type="float" office:value="1.013402" calcext:value-type="float">
            <text:p>1.013402</text:p>
          </table:table-cell>
          <table:table-cell office:value-type="float" office:value="100.522226" calcext:value-type="float">
            <text:p>100.522226</text:p>
          </table:table-cell>
          <table:table-cell office:value-type="float" office:value="99.508824" calcext:value-type="float">
            <text:p>99.508824</text:p>
          </table:table-cell>
          <table:table-cell office:value-type="float" office:value="0.707389" calcext:value-type="float">
            <text:p>0.707389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69172" calcext:value-type="float">
            <text:p>9269172</text:p>
          </table:table-cell>
          <table:table-cell office:value-type="float" office:value="4132256" calcext:value-type="float">
            <text:p>4132256</text:p>
          </table:table-cell>
          <table:table-cell office:value-type="float" office:value="8811" calcext:value-type="float">
            <text:p>8811</text:p>
          </table:table-cell>
          <table:table-cell office:value-type="float" office:value="3928" calcext:value-type="float">
            <text:p>3928</text:p>
          </table:table-cell>
          <table:table-cell office:value-type="float" office:value="1.072497" calcext:value-type="float">
            <text:p>1.072497</text:p>
          </table:table-cell>
          <table:table-cell office:value-type="float" office:value="100.554062" calcext:value-type="float">
            <text:p>100.554062</text:p>
          </table:table-cell>
          <table:table-cell office:value-type="float" office:value="99.481565" calcext:value-type="float">
            <text:p>99.481565</text:p>
          </table:table-cell>
          <table:table-cell office:value-type="float" office:value="0.332303" calcext:value-type="float">
            <text:p>0.332303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488" calcext:value-type="float">
            <text:p>39488</text:p>
          </table:table-cell>
          <table:table-cell office:value-type="float" office:value="38896" calcext:value-type="float">
            <text:p>38896</text:p>
          </table:table-cell>
          <table:table-cell office:value-type="float" office:value="962" calcext:value-type="float">
            <text:p>962</text:p>
          </table:table-cell>
          <table:table-cell office:value-type="float" office:value="948" calcext:value-type="float">
            <text:p>948</text:p>
          </table:table-cell>
          <table:table-cell office:value-type="float" office:value="1.032031" calcext:value-type="float">
            <text:p>1.032031</text:p>
          </table:table-cell>
          <table:table-cell office:value-type="float" office:value="100.570347" calcext:value-type="float">
            <text:p>100.570347</text:p>
          </table:table-cell>
          <table:table-cell office:value-type="float" office:value="99.538317" calcext:value-type="float">
            <text:p>99.538317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4" calcext:value-type="float">
            <text:p>2304</text:p>
          </table:table-cell>
          <table:table-cell office:value-type="float" office:value="2112" calcext:value-type="float">
            <text:p>211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.022645" calcext:value-type="float">
            <text:p>1.022645</text:p>
          </table:table-cell>
          <table:table-cell office:value-type="float" office:value="100.117576" calcext:value-type="float">
            <text:p>100.117576</text:p>
          </table:table-cell>
          <table:table-cell office:value-type="float" office:value="99.094931" calcext:value-type="float">
            <text:p>99.094931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20" calcext:value-type="float">
            <text:p>1620</text:p>
          </table:table-cell>
          <table:table-cell office:value-type="float" office:value="1350" calcext:value-type="float">
            <text:p>135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.045492" calcext:value-type="float">
            <text:p>1.045492</text:p>
          </table:table-cell>
          <table:table-cell office:value-type="float" office:value="99.778196" calcext:value-type="float">
            <text:p>99.778196</text:p>
          </table:table-cell>
          <table:table-cell office:value-type="float" office:value="98.732704" calcext:value-type="float">
            <text:p>98.73270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160" calcext:value-type="float">
            <text:p>8160</text:p>
          </table:table-cell>
          <table:table-cell office:value-type="float" office:value="8064" calcext:value-type="float">
            <text:p>8064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3.102465" calcext:value-type="float">
            <text:p>3.102465</text:p>
          </table:table-cell>
          <table:table-cell office:value-type="float" office:value="99.177022" calcext:value-type="float">
            <text:p>99.177022</text:p>
          </table:table-cell>
          <table:table-cell office:value-type="float" office:value="96.074556" calcext:value-type="float">
            <text:p>96.074556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9020900" calcext:value-type="float">
            <text:p>9020900</text:p>
          </table:table-cell>
          <table:table-cell office:value-type="float" office:value="8911" calcext:value-type="float">
            <text:p>8911</text:p>
          </table:table-cell>
          <table:table-cell office:value-type="float" office:value="8575" calcext:value-type="float">
            <text:p>8575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00.490357" calcext:value-type="float">
            <text:p>100.490357</text:p>
          </table:table-cell>
          <table:table-cell office:value-type="float" office:value="99.480144" calcext:value-type="float">
            <text:p>99.480144</text:p>
          </table:table-cell>
          <table:table-cell office:value-type="float" office:value="0.725443" calcext:value-type="float">
            <text:p>0.725443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3320" calcext:value-type="float">
            <text:p>9373320</text:p>
          </table:table-cell>
          <table:table-cell office:value-type="float" office:value="4064928" calcext:value-type="float">
            <text:p>4064928</text:p>
          </table:table-cell>
          <table:table-cell office:value-type="float" office:value="8910" calcext:value-type="float">
            <text:p>8910</text:p>
          </table:table-cell>
          <table:table-cell office:value-type="float" office:value="3864" calcext:value-type="float">
            <text:p>3864</text:p>
          </table:table-cell>
          <table:table-cell office:value-type="float" office:value="1.064547" calcext:value-type="float">
            <text:p>1.064547</text:p>
          </table:table-cell>
          <table:table-cell office:value-type="float" office:value="100.648777" calcext:value-type="float">
            <text:p>100.648777</text:p>
          </table:table-cell>
          <table:table-cell office:value-type="float" office:value="99.58423" calcext:value-type="float">
            <text:p>99.58423</text:p>
          </table:table-cell>
          <table:table-cell office:value-type="float" office:value="0.326552" calcext:value-type="float">
            <text:p>0.32655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232" calcext:value-type="float">
            <text:p>36232</text:p>
          </table:table-cell>
          <table:table-cell office:value-type="float" office:value="35904" calcext:value-type="float">
            <text:p>35904</text:p>
          </table:table-cell>
          <table:table-cell office:value-type="float" office:value="880" calcext:value-type="float">
            <text:p>880</text:p>
          </table:table-cell>
          <table:table-cell office:value-type="float" office:value="872" calcext:value-type="float">
            <text:p>872</text:p>
          </table:table-cell>
          <table:table-cell office:value-type="float" office:value="1.03109" calcext:value-type="float">
            <text:p>1.03109</text:p>
          </table:table-cell>
          <table:table-cell office:value-type="float" office:value="100.662309" calcext:value-type="float">
            <text:p>100.662309</text:p>
          </table:table-cell>
          <table:table-cell office:value-type="float" office:value="99.631219" calcext:value-type="float">
            <text:p>99.631219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48" calcext:value-type="float">
            <text:p>24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.018704" calcext:value-type="float">
            <text:p>1.018704</text:p>
          </table:table-cell>
          <table:table-cell office:value-type="float" office:value="100.666204" calcext:value-type="float">
            <text:p>100.666204</text:p>
          </table:table-cell>
          <table:table-cell office:value-type="float" office:value="99.6475" calcext:value-type="float">
            <text:p>99.6475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92" calcext:value-type="float">
            <text:p>1692</text:p>
          </table:table-cell>
          <table:table-cell office:value-type="float" office:value="1422" calcext:value-type="float">
            <text:p>142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.045191" calcext:value-type="float">
            <text:p>1.045191</text:p>
          </table:table-cell>
          <table:table-cell office:value-type="float" office:value="100.664798" calcext:value-type="float">
            <text:p>100.664798</text:p>
          </table:table-cell>
          <table:table-cell office:value-type="float" office:value="99.619607" calcext:value-type="float">
            <text:p>99.61960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80" calcext:value-type="float">
            <text:p>7680</text:p>
          </table:table-cell>
          <table:table-cell office:value-type="float" office:value="7584" calcext:value-type="float">
            <text:p>7584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4.495333" calcext:value-type="float">
            <text:p>4.495333</text:p>
          </table:table-cell>
          <table:table-cell office:value-type="float" office:value="98.015426" calcext:value-type="float">
            <text:p>98.015426</text:p>
          </table:table-cell>
          <table:table-cell office:value-type="float" office:value="93.520093" calcext:value-type="float">
            <text:p>93.520093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8992496" calcext:value-type="float">
            <text:p>8992496</text:p>
          </table:table-cell>
          <table:table-cell office:value-type="float" office:value="9009" calcext:value-type="float">
            <text:p>9009</text:p>
          </table:table-cell>
          <table:table-cell office:value-type="float" office:value="8548" calcext:value-type="float">
            <text:p>8548</text:p>
          </table:table-cell>
          <table:table-cell office:value-type="float" office:value="1.011333" calcext:value-type="float">
            <text:p>1.011333</text:p>
          </table:table-cell>
          <table:table-cell office:value-type="float" office:value="100.472109" calcext:value-type="float">
            <text:p>100.472109</text:p>
          </table:table-cell>
          <table:table-cell office:value-type="float" office:value="99.460777" calcext:value-type="float">
            <text:p>99.460777</text:p>
          </table:table-cell>
          <table:table-cell office:value-type="float" office:value="0.7233" calcext:value-type="float">
            <text:p>0.7233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4017588" calcext:value-type="float">
            <text:p>4017588</text:p>
          </table:table-cell>
          <table:table-cell office:value-type="float" office:value="9009" calcext:value-type="float">
            <text:p>9009</text:p>
          </table:table-cell>
          <table:table-cell office:value-type="float" office:value="3819" calcext:value-type="float">
            <text:p>3819</text:p>
          </table:table-cell>
          <table:table-cell office:value-type="float" office:value="1.083607" calcext:value-type="float">
            <text:p>1.083607</text:p>
          </table:table-cell>
          <table:table-cell office:value-type="float" office:value="100.484612" calcext:value-type="float">
            <text:p>100.484612</text:p>
          </table:table-cell>
          <table:table-cell office:value-type="float" office:value="99.401005" calcext:value-type="float">
            <text:p>99.401005</text:p>
          </table:table-cell>
          <table:table-cell office:value-type="float" office:value="0.323344" calcext:value-type="float">
            <text:p>0.323344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640" calcext:value-type="float">
            <text:p>40640</text:p>
          </table:table-cell>
          <table:table-cell office:value-type="float" office:value="40008" calcext:value-type="float">
            <text:p>40008</text:p>
          </table:table-cell>
          <table:table-cell office:value-type="float" office:value="991" calcext:value-type="float">
            <text:p>991</text:p>
          </table:table-cell>
          <table:table-cell office:value-type="float" office:value="976" calcext:value-type="float">
            <text:p>976</text:p>
          </table:table-cell>
          <table:table-cell office:value-type="float" office:value="1.023207" calcext:value-type="float">
            <text:p>1.023207</text:p>
          </table:table-cell>
          <table:table-cell office:value-type="float" office:value="100.582357" calcext:value-type="float">
            <text:p>100.582357</text:p>
          </table:table-cell>
          <table:table-cell office:value-type="float" office:value="99.559149" calcext:value-type="float">
            <text:p>99.559149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40" calcext:value-type="float">
            <text:p>2640</text:p>
          </table:table-cell>
          <table:table-cell office:value-type="float" office:value="2304" calcext:value-type="float">
            <text:p>230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.019464" calcext:value-type="float">
            <text:p>1.019464</text:p>
          </table:table-cell>
          <table:table-cell office:value-type="float" office:value="99.17538" calcext:value-type="float">
            <text:p>99.17538</text:p>
          </table:table-cell>
          <table:table-cell office:value-type="float" office:value="98.155916" calcext:value-type="float">
            <text:p>98.15591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12" calcext:value-type="float">
            <text:p>1812</text:p>
          </table:table-cell>
          <table:table-cell office:value-type="float" office:value="1392" calcext:value-type="float">
            <text:p>1392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1.041961" calcext:value-type="float">
            <text:p>1.041961</text:p>
          </table:table-cell>
          <table:table-cell office:value-type="float" office:value="99.665392" calcext:value-type="float">
            <text:p>99.665392</text:p>
          </table:table-cell>
          <table:table-cell office:value-type="float" office:value="98.623431" calcext:value-type="float">
            <text:p>98.62343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064" calcext:value-type="float">
            <text:p>8064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.412579" calcext:value-type="float">
            <text:p>4.412579</text:p>
          </table:table-cell>
          <table:table-cell office:value-type="float" office:value="97.722728" calcext:value-type="float">
            <text:p>97.722728</text:p>
          </table:table-cell>
          <table:table-cell office:value-type="float" office:value="93.310149" calcext:value-type="float">
            <text:p>93.310149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9190272" calcext:value-type="float">
            <text:p>9190272</text:p>
          </table:table-cell>
          <table:table-cell office:value-type="float" office:value="9109" calcext:value-type="float">
            <text:p>9109</text:p>
          </table:table-cell>
          <table:table-cell office:value-type="float" office:value="8736" calcext:value-type="float">
            <text:p>8736</text:p>
          </table:table-cell>
          <table:table-cell office:value-type="float" office:value="1.015212" calcext:value-type="float">
            <text:p>1.015212</text:p>
          </table:table-cell>
          <table:table-cell office:value-type="float" office:value="100.292081" calcext:value-type="float">
            <text:p>100.292081</text:p>
          </table:table-cell>
          <table:table-cell office:value-type="float" office:value="99.276869" calcext:value-type="float">
            <text:p>99.276869</text:p>
          </table:table-cell>
          <table:table-cell office:value-type="float" office:value="0.740577" calcext:value-type="float">
            <text:p>0.740577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1616" calcext:value-type="float">
            <text:p>9581616</text:p>
          </table:table-cell>
          <table:table-cell office:value-type="float" office:value="3974456" calcext:value-type="float">
            <text:p>3974456</text:p>
          </table:table-cell>
          <table:table-cell office:value-type="float" office:value="9108" calcext:value-type="float">
            <text:p>9108</text:p>
          </table:table-cell>
          <table:table-cell office:value-type="float" office:value="3778" calcext:value-type="float">
            <text:p>3778</text:p>
          </table:table-cell>
          <table:table-cell office:value-type="float" office:value="1.069987" calcext:value-type="float">
            <text:p>1.069987</text:p>
          </table:table-cell>
          <table:table-cell office:value-type="float" office:value="100.626554" calcext:value-type="float">
            <text:p>100.626554</text:p>
          </table:table-cell>
          <table:table-cell office:value-type="float" office:value="99.556567" calcext:value-type="float">
            <text:p>99.556567</text:p>
          </table:table-cell>
          <table:table-cell office:value-type="float" office:value="0.319373" calcext:value-type="float">
            <text:p>0.31937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144" calcext:value-type="float">
            <text:p>39144</text:p>
          </table:table-cell>
          <table:table-cell office:value-type="float" office:value="38848" calcext:value-type="float">
            <text:p>38848</text:p>
          </table:table-cell>
          <table:table-cell office:value-type="float" office:value="955" calcext:value-type="float">
            <text:p>955</text:p>
          </table:table-cell>
          <table:table-cell office:value-type="float" office:value="948" calcext:value-type="float">
            <text:p>948</text:p>
          </table:table-cell>
          <table:table-cell office:value-type="float" office:value="1.035537" calcext:value-type="float">
            <text:p>1.035537</text:p>
          </table:table-cell>
          <table:table-cell office:value-type="float" office:value="100.778118" calcext:value-type="float">
            <text:p>100.778118</text:p>
          </table:table-cell>
          <table:table-cell office:value-type="float" office:value="99.742581" calcext:value-type="float">
            <text:p>99.742581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0" calcext:value-type="float">
            <text:p>2160</text:p>
          </table:table-cell>
          <table:table-cell office:value-type="float" office:value="2064" calcext:value-type="float">
            <text:p>206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.026171" calcext:value-type="float">
            <text:p>1.026171</text:p>
          </table:table-cell>
          <table:table-cell office:value-type="float" office:value="100.776531" calcext:value-type="float">
            <text:p>100.776531</text:p>
          </table:table-cell>
          <table:table-cell office:value-type="float" office:value="99.75036" calcext:value-type="float">
            <text:p>99.7503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00" calcext:value-type="float">
            <text:p>1500</text:p>
          </table:table-cell>
          <table:table-cell office:value-type="float" office:value="1230" calcext:value-type="float">
            <text:p>123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.047839" calcext:value-type="float">
            <text:p>1.047839</text:p>
          </table:table-cell>
          <table:table-cell office:value-type="float" office:value="99.152598" calcext:value-type="float">
            <text:p>99.152598</text:p>
          </table:table-cell>
          <table:table-cell office:value-type="float" office:value="98.104759" calcext:value-type="float">
            <text:p>98.10475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06" calcext:value-type="float">
            <text:p>7806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3.158984" calcext:value-type="float">
            <text:p>3.158984</text:p>
          </table:table-cell>
          <table:table-cell office:value-type="float" office:value="100.779812" calcext:value-type="float">
            <text:p>100.779812</text:p>
          </table:table-cell>
          <table:table-cell office:value-type="float" office:value="97.620828" calcext:value-type="float">
            <text:p>97.620828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9232352" calcext:value-type="float">
            <text:p>9232352</text:p>
          </table:table-cell>
          <table:table-cell office:value-type="float" office:value="9208" calcext:value-type="float">
            <text:p>9208</text:p>
          </table:table-cell>
          <table:table-cell office:value-type="float" office:value="8776" calcext:value-type="float">
            <text:p>8776</text:p>
          </table:table-cell>
          <table:table-cell office:value-type="float" office:value="1.019309" calcext:value-type="float">
            <text:p>1.019309</text:p>
          </table:table-cell>
          <table:table-cell office:value-type="float" office:value="100.382871" calcext:value-type="float">
            <text:p>100.382871</text:p>
          </table:table-cell>
          <table:table-cell office:value-type="float" office:value="99.363562" calcext:value-type="float">
            <text:p>99.363562</text:p>
          </table:table-cell>
          <table:table-cell office:value-type="float" office:value="0.743319" calcext:value-type="float">
            <text:p>0.74331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5764" calcext:value-type="float">
            <text:p>9685764</text:p>
          </table:table-cell>
          <table:table-cell office:value-type="float" office:value="3839800" calcext:value-type="float">
            <text:p>3839800</text:p>
          </table:table-cell>
          <table:table-cell office:value-type="float" office:value="9207" calcext:value-type="float">
            <text:p>9207</text:p>
          </table:table-cell>
          <table:table-cell office:value-type="float" office:value="3650" calcext:value-type="float">
            <text:p>3650</text:p>
          </table:table-cell>
          <table:table-cell office:value-type="float" office:value="1.311919" calcext:value-type="float">
            <text:p>1.311919</text:p>
          </table:table-cell>
          <table:table-cell office:value-type="float" office:value="100.893427" calcext:value-type="float">
            <text:p>100.893427</text:p>
          </table:table-cell>
          <table:table-cell office:value-type="float" office:value="99.581509" calcext:value-type="float">
            <text:p>99.581509</text:p>
          </table:table-cell>
          <table:table-cell office:value-type="float" office:value="0.308475" calcext:value-type="float">
            <text:p>0.30847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688" calcext:value-type="float">
            <text:p>42688</text:p>
          </table:table-cell>
          <table:table-cell office:value-type="float" office:value="42280" calcext:value-type="float">
            <text:p>42280</text:p>
          </table:table-cell>
          <table:table-cell office:value-type="float" office:value="1042" calcext:value-type="float">
            <text:p>1042</text:p>
          </table:table-cell>
          <table:table-cell office:value-type="float" office:value="1032" calcext:value-type="float">
            <text:p>1032</text:p>
          </table:table-cell>
          <table:table-cell office:value-type="float" office:value="1.27789" calcext:value-type="float">
            <text:p>1.27789</text:p>
          </table:table-cell>
          <table:table-cell office:value-type="float" office:value="100.390129" calcext:value-type="float">
            <text:p>100.390129</text:p>
          </table:table-cell>
          <table:table-cell office:value-type="float" office:value="99.112239" calcext:value-type="float">
            <text:p>99.112239</text:p>
          </table:table-cell>
          <table:table-cell office:value-type="float" office:value="0.003413" calcext:value-type="float">
            <text:p>0.003413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.265824" calcext:value-type="float">
            <text:p>1.265824</text:p>
          </table:table-cell>
          <table:table-cell office:value-type="float" office:value="93.986464" calcext:value-type="float">
            <text:p>93.986464</text:p>
          </table:table-cell>
          <table:table-cell office:value-type="float" office:value="92.72064" calcext:value-type="float">
            <text:p>92.7206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78" calcext:value-type="float">
            <text:p>1278</text:p>
          </table:table-cell>
          <table:table-cell office:value-type="float" office:value="798" calcext:value-type="float">
            <text:p>79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.284429" calcext:value-type="float">
            <text:p>1.284429</text:p>
          </table:table-cell>
          <table:table-cell office:value-type="float" office:value="100.388723" calcext:value-type="float">
            <text:p>100.388723</text:p>
          </table:table-cell>
          <table:table-cell office:value-type="float" office:value="99.104295" calcext:value-type="float">
            <text:p>99.104295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976" calcext:value-type="float">
            <text:p>8976</text:p>
          </table:table-cell>
          <table:table-cell office:value-type="float" office:value="8832" calcext:value-type="float">
            <text:p>8832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4.593631" calcext:value-type="float">
            <text:p>4.593631</text:p>
          </table:table-cell>
          <table:table-cell office:value-type="float" office:value="100.074621" calcext:value-type="float">
            <text:p>100.074621</text:p>
          </table:table-cell>
          <table:table-cell office:value-type="float" office:value="95.480989" calcext:value-type="float">
            <text:p>95.48098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9321772" calcext:value-type="float">
            <text:p>9321772</text:p>
          </table:table-cell>
          <table:table-cell office:value-type="float" office:value="9306" calcext:value-type="float">
            <text:p>9306</text:p>
          </table:table-cell>
          <table:table-cell office:value-type="float" office:value="8861" calcext:value-type="float">
            <text:p>8861</text:p>
          </table:table-cell>
          <table:table-cell office:value-type="float" office:value="1.01959" calcext:value-type="float">
            <text:p>1.01959</text:p>
          </table:table-cell>
          <table:table-cell office:value-type="float" office:value="100.544546" calcext:value-type="float">
            <text:p>100.544546</text:p>
          </table:table-cell>
          <table:table-cell office:value-type="float" office:value="99.524956" calcext:value-type="float">
            <text:p>99.524956</text:p>
          </table:table-cell>
          <table:table-cell office:value-type="float" office:value="0.749301" calcext:value-type="float">
            <text:p>0.749301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3818760" calcext:value-type="float">
            <text:p>3818760</text:p>
          </table:table-cell>
          <table:table-cell office:value-type="float" office:value="9306" calcext:value-type="float">
            <text:p>9306</text:p>
          </table:table-cell>
          <table:table-cell office:value-type="float" office:value="3630" calcext:value-type="float">
            <text:p>3630</text:p>
          </table:table-cell>
          <table:table-cell office:value-type="float" office:value="1.094219" calcext:value-type="float">
            <text:p>1.094219</text:p>
          </table:table-cell>
          <table:table-cell office:value-type="float" office:value="100.848527" calcext:value-type="float">
            <text:p>100.848527</text:p>
          </table:table-cell>
          <table:table-cell office:value-type="float" office:value="99.754308" calcext:value-type="float">
            <text:p>99.754308</text:p>
          </table:table-cell>
          <table:table-cell office:value-type="float" office:value="0.306253" calcext:value-type="float">
            <text:p>0.306253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128" calcext:value-type="float">
            <text:p>40128</text:p>
          </table:table-cell>
          <table:table-cell office:value-type="float" office:value="39848" calcext:value-type="float">
            <text:p>39848</text:p>
          </table:table-cell>
          <table:table-cell office:value-type="float" office:value="980" calcext:value-type="float">
            <text:p>980</text:p>
          </table:table-cell>
          <table:table-cell office:value-type="float" office:value="973" calcext:value-type="float">
            <text:p>973</text:p>
          </table:table-cell>
          <table:table-cell office:value-type="float" office:value="1.0436" calcext:value-type="float">
            <text:p>1.0436</text:p>
          </table:table-cell>
          <table:table-cell office:value-type="float" office:value="100.974358" calcext:value-type="float">
            <text:p>100.974358</text:p>
          </table:table-cell>
          <table:table-cell office:value-type="float" office:value="99.930758" calcext:value-type="float">
            <text:p>99.930758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84" calcext:value-type="float">
            <text:p>158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.034214" calcext:value-type="float">
            <text:p>1.034214</text:p>
          </table:table-cell>
          <table:table-cell office:value-type="float" office:value="100.972711" calcext:value-type="float">
            <text:p>100.972711</text:p>
          </table:table-cell>
          <table:table-cell office:value-type="float" office:value="99.938497" calcext:value-type="float">
            <text:p>99.93849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08" calcext:value-type="float">
            <text:p>1008</text:p>
          </table:table-cell>
          <table:table-cell office:value-type="float" office:value="798" calcext:value-type="float">
            <text:p>79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.055801" calcext:value-type="float">
            <text:p>1.055801</text:p>
          </table:table-cell>
          <table:table-cell office:value-type="float" office:value="96.300876" calcext:value-type="float">
            <text:p>96.300876</text:p>
          </table:table-cell>
          <table:table-cell office:value-type="float" office:value="95.245075" calcext:value-type="float">
            <text:p>95.245075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526" calcext:value-type="float">
            <text:p>852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.471658" calcext:value-type="float">
            <text:p>3.471658</text:p>
          </table:table-cell>
          <table:table-cell office:value-type="float" office:value="100.975692" calcext:value-type="float">
            <text:p>100.975692</text:p>
          </table:table-cell>
          <table:table-cell office:value-type="float" office:value="97.504034" calcext:value-type="float">
            <text:p>97.5040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9417504" calcext:value-type="float">
            <text:p>9417504</text:p>
          </table:table-cell>
          <table:table-cell office:value-type="float" office:value="9405" calcext:value-type="float">
            <text:p>9405</text:p>
          </table:table-cell>
          <table:table-cell office:value-type="float" office:value="8952" calcext:value-type="float">
            <text:p>8952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0.258687" calcext:value-type="float">
            <text:p>100.258687</text:p>
          </table:table-cell>
          <table:table-cell office:value-type="float" office:value="99.247395" calcext:value-type="float">
            <text:p>99.247395</text:p>
          </table:table-cell>
          <table:table-cell office:value-type="float" office:value="0.759113" calcext:value-type="float">
            <text:p>0.759113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3747224" calcext:value-type="float">
            <text:p>3747224</text:p>
          </table:table-cell>
          <table:table-cell office:value-type="float" office:value="9405" calcext:value-type="float">
            <text:p>9405</text:p>
          </table:table-cell>
          <table:table-cell office:value-type="float" office:value="3562" calcext:value-type="float">
            <text:p>3562</text:p>
          </table:table-cell>
          <table:table-cell office:value-type="float" office:value="1.088138" calcext:value-type="float">
            <text:p>1.088138</text:p>
          </table:table-cell>
          <table:table-cell office:value-type="float" office:value="100.531747" calcext:value-type="float">
            <text:p>100.531747</text:p>
          </table:table-cell>
          <table:table-cell office:value-type="float" office:value="99.443609" calcext:value-type="float">
            <text:p>99.443609</text:p>
          </table:table-cell>
          <table:table-cell office:value-type="float" office:value="0.301455" calcext:value-type="float">
            <text:p>0.30145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3136" calcext:value-type="float">
            <text:p>43136</text:p>
          </table:table-cell>
          <table:table-cell office:value-type="float" office:value="43016" calcext:value-type="float">
            <text:p>43016</text:p>
          </table:table-cell>
          <table:table-cell office:value-type="float" office:value="1054" calcext:value-type="float">
            <text:p>1054</text:p>
          </table:table-cell>
          <table:table-cell office:value-type="float" office:value="1051" calcext:value-type="float">
            <text:p>1051</text:p>
          </table:table-cell>
          <table:table-cell office:value-type="float" office:value="1.03152" calcext:value-type="float">
            <text:p>1.03152</text:p>
          </table:table-cell>
          <table:table-cell office:value-type="float" office:value="99.812862" calcext:value-type="float">
            <text:p>99.812862</text:p>
          </table:table-cell>
          <table:table-cell office:value-type="float" office:value="98.781342" calcext:value-type="float">
            <text:p>98.781342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584" calcext:value-type="float">
            <text:p>158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.022074" calcext:value-type="float">
            <text:p>1.022074</text:p>
          </table:table-cell>
          <table:table-cell office:value-type="float" office:value="93.70783" calcext:value-type="float">
            <text:p>93.70783</text:p>
          </table:table-cell>
          <table:table-cell office:value-type="float" office:value="92.685756" calcext:value-type="float">
            <text:p>92.68575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68" calcext:value-type="float">
            <text:p>1068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045961" calcext:value-type="float">
            <text:p>1.045961</text:p>
          </table:table-cell>
          <table:table-cell office:value-type="float" office:value="90.401325" calcext:value-type="float">
            <text:p>90.401325</text:p>
          </table:table-cell>
          <table:table-cell office:value-type="float" office:value="89.355364" calcext:value-type="float">
            <text:p>89.35536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08" calcext:value-type="float">
            <text:p>9408</text:p>
          </table:table-cell>
          <table:table-cell office:value-type="float" office:value="9312" calcext:value-type="float">
            <text:p>9312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3.582965" calcext:value-type="float">
            <text:p>3.582965</text:p>
          </table:table-cell>
          <table:table-cell office:value-type="float" office:value="99.532903" calcext:value-type="float">
            <text:p>99.532903</text:p>
          </table:table-cell>
          <table:table-cell office:value-type="float" office:value="95.949937" calcext:value-type="float">
            <text:p>95.949937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9425920" calcext:value-type="float">
            <text:p>9425920</text:p>
          </table:table-cell>
          <table:table-cell office:value-type="float" office:value="9504" calcext:value-type="float">
            <text:p>9504</text:p>
          </table:table-cell>
          <table:table-cell office:value-type="float" office:value="8960" calcext:value-type="float">
            <text:p>8960</text:p>
          </table:table-cell>
          <table:table-cell office:value-type="float" office:value="1.008401" calcext:value-type="float">
            <text:p>1.008401</text:p>
          </table:table-cell>
          <table:table-cell office:value-type="float" office:value="100.266774" calcext:value-type="float">
            <text:p>100.266774</text:p>
          </table:table-cell>
          <table:table-cell office:value-type="float" office:value="99.258372" calcext:value-type="float">
            <text:p>99.258372</text:p>
          </table:table-cell>
          <table:table-cell office:value-type="float" office:value="0.759708" calcext:value-type="float">
            <text:p>0.75970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3633608" calcext:value-type="float">
            <text:p>3633608</text:p>
          </table:table-cell>
          <table:table-cell office:value-type="float" office:value="9504" calcext:value-type="float">
            <text:p>9504</text:p>
          </table:table-cell>
          <table:table-cell office:value-type="float" office:value="3454" calcext:value-type="float">
            <text:p>3454</text:p>
          </table:table-cell>
          <table:table-cell office:value-type="float" office:value="1.080493" calcext:value-type="float">
            <text:p>1.080493</text:p>
          </table:table-cell>
          <table:table-cell office:value-type="float" office:value="100.848271" calcext:value-type="float">
            <text:p>100.848271</text:p>
          </table:table-cell>
          <table:table-cell office:value-type="float" office:value="99.767778" calcext:value-type="float">
            <text:p>99.767778</text:p>
          </table:table-cell>
          <table:table-cell office:value-type="float" office:value="0.291365" calcext:value-type="float">
            <text:p>0.291365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9384" calcext:value-type="float">
            <text:p>49384</text:p>
          </table:table-cell>
          <table:table-cell office:value-type="float" office:value="49064" calcext:value-type="float">
            <text:p>49064</text:p>
          </table:table-cell>
          <table:table-cell office:value-type="float" office:value="1210" calcext:value-type="float">
            <text:p>1210</text:p>
          </table:table-cell>
          <table:table-cell office:value-type="float" office:value="1202" calcext:value-type="float">
            <text:p>1202</text:p>
          </table:table-cell>
          <table:table-cell office:value-type="float" office:value="1.029599" calcext:value-type="float">
            <text:p>1.029599</text:p>
          </table:table-cell>
          <table:table-cell office:value-type="float" office:value="100.85386" calcext:value-type="float">
            <text:p>100.85386</text:p>
          </table:table-cell>
          <table:table-cell office:value-type="float" office:value="99.824261" calcext:value-type="float">
            <text:p>99.824261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536" calcext:value-type="float">
            <text:p>15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100.85088" calcext:value-type="float">
            <text:p>100.85088</text:p>
          </table:table-cell>
          <table:table-cell office:value-type="float" office:value="99.831807" calcext:value-type="float">
            <text:p>99.83180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86" calcext:value-type="float">
            <text:p>1086</text:p>
          </table:table-cell>
          <table:table-cell office:value-type="float" office:value="726" calcext:value-type="float">
            <text:p>72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.049993" calcext:value-type="float">
            <text:p>1.049993</text:p>
          </table:table-cell>
          <table:table-cell office:value-type="float" office:value="100.34575" calcext:value-type="float">
            <text:p>100.34575</text:p>
          </table:table-cell>
          <table:table-cell office:value-type="float" office:value="99.295758" calcext:value-type="float">
            <text:p>99.29575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42" calcext:value-type="float">
            <text:p>934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3.205348" calcext:value-type="float">
            <text:p>3.205348</text:p>
          </table:table-cell>
          <table:table-cell office:value-type="float" office:value="100.852454" calcext:value-type="float">
            <text:p>100.852454</text:p>
          </table:table-cell>
          <table:table-cell office:value-type="float" office:value="97.647105" calcext:value-type="float">
            <text:p>97.647105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9602656" calcext:value-type="float">
            <text:p>9602656</text:p>
          </table:table-cell>
          <table:table-cell office:value-type="float" office:value="9604" calcext:value-type="float">
            <text:p>9604</text:p>
          </table:table-cell>
          <table:table-cell office:value-type="float" office:value="9128" calcext:value-type="float">
            <text:p>9128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0.425361" calcext:value-type="float">
            <text:p>100.425361</text:p>
          </table:table-cell>
          <table:table-cell office:value-type="float" office:value="99.417999" calcext:value-type="float">
            <text:p>99.417999</text:p>
          </table:table-cell>
          <table:table-cell office:value-type="float" office:value="0.77271" calcext:value-type="float">
            <text:p>0.7727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2356" calcext:value-type="float">
            <text:p>10102356</text:p>
          </table:table-cell>
          <table:table-cell office:value-type="float" office:value="3691468" calcext:value-type="float">
            <text:p>3691468</text:p>
          </table:table-cell>
          <table:table-cell office:value-type="float" office:value="9603" calcext:value-type="float">
            <text:p>9603</text:p>
          </table:table-cell>
          <table:table-cell office:value-type="float" office:value="3509" calcext:value-type="float">
            <text:p>3509</text:p>
          </table:table-cell>
          <table:table-cell office:value-type="float" office:value="1.091061" calcext:value-type="float">
            <text:p>1.091061</text:p>
          </table:table-cell>
          <table:table-cell office:value-type="float" office:value="100.931153" calcext:value-type="float">
            <text:p>100.931153</text:p>
          </table:table-cell>
          <table:table-cell office:value-type="float" office:value="99.840092" calcext:value-type="float">
            <text:p>99.840092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920" calcext:value-type="float">
            <text:p>42920</text:p>
          </table:table-cell>
          <table:table-cell office:value-type="float" office:value="42760" calcext:value-type="float">
            <text:p>42760</text:p>
          </table:table-cell>
          <table:table-cell office:value-type="float" office:value="1047" calcext:value-type="float">
            <text:p>1047</text:p>
          </table:table-cell>
          <table:table-cell office:value-type="float" office:value="1043" calcext:value-type="float">
            <text:p>1043</text:p>
          </table:table-cell>
          <table:table-cell office:value-type="float" office:value="1.041619" calcext:value-type="float">
            <text:p>1.041619</text:p>
          </table:table-cell>
          <table:table-cell office:value-type="float" office:value="100.436808" calcext:value-type="float">
            <text:p>100.436808</text:p>
          </table:table-cell>
          <table:table-cell office:value-type="float" office:value="99.395189" calcext:value-type="float">
            <text:p>99.395189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36" calcext:value-type="float">
            <text:p>15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.030944" calcext:value-type="float">
            <text:p>1.030944</text:p>
          </table:table-cell>
          <table:table-cell office:value-type="float" office:value="98.983369" calcext:value-type="float">
            <text:p>98.983369</text:p>
          </table:table-cell>
          <table:table-cell office:value-type="float" office:value="97.952425" calcext:value-type="float">
            <text:p>97.95242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04" calcext:value-type="float">
            <text:p>1104</text:p>
          </table:table-cell>
          <table:table-cell office:value-type="float" office:value="834" calcext:value-type="float">
            <text:p>83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.05686" calcext:value-type="float">
            <text:p>1.05686</text:p>
          </table:table-cell>
          <table:table-cell office:value-type="float" office:value="98.981703" calcext:value-type="float">
            <text:p>98.981703</text:p>
          </table:table-cell>
          <table:table-cell office:value-type="float" office:value="97.924843" calcext:value-type="float">
            <text:p>97.92484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68" calcext:value-type="float">
            <text:p>1036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.839844" calcext:value-type="float">
            <text:p>2.839844</text:p>
          </table:table-cell>
          <table:table-cell office:value-type="float" office:value="100.111325" calcext:value-type="float">
            <text:p>100.111325</text:p>
          </table:table-cell>
          <table:table-cell office:value-type="float" office:value="97.271481" calcext:value-type="float">
            <text:p>97.271481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9661568" calcext:value-type="float">
            <text:p>9661568</text:p>
          </table:table-cell>
          <table:table-cell office:value-type="float" office:value="9702" calcext:value-type="float">
            <text:p>9702</text:p>
          </table:table-cell>
          <table:table-cell office:value-type="float" office:value="9184" calcext:value-type="float">
            <text:p>9184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100.398022" calcext:value-type="float">
            <text:p>100.398022</text:p>
          </table:table-cell>
          <table:table-cell office:value-type="float" office:value="99.38772" calcext:value-type="float">
            <text:p>99.38772</text:p>
          </table:table-cell>
          <table:table-cell office:value-type="float" office:value="0.777687" calcext:value-type="float">
            <text:p>0.777687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3433728" calcext:value-type="float">
            <text:p>3433728</text:p>
          </table:table-cell>
          <table:table-cell office:value-type="float" office:value="9702" calcext:value-type="float">
            <text:p>9702</text:p>
          </table:table-cell>
          <table:table-cell office:value-type="float" office:value="3264" calcext:value-type="float">
            <text:p>3264</text:p>
          </table:table-cell>
          <table:table-cell office:value-type="float" office:value="1.087414" calcext:value-type="float">
            <text:p>1.087414</text:p>
          </table:table-cell>
          <table:table-cell office:value-type="float" office:value="100.921317" calcext:value-type="float">
            <text:p>100.921317</text:p>
          </table:table-cell>
          <table:table-cell office:value-type="float" office:value="99.833903" calcext:value-type="float">
            <text:p>99.833903</text:p>
          </table:table-cell>
          <table:table-cell office:value-type="float" office:value="0.275155" calcext:value-type="float">
            <text:p>0.275155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7176" calcext:value-type="float">
            <text:p>47176</text:p>
          </table:table-cell>
          <table:table-cell office:value-type="float" office:value="46760" calcext:value-type="float">
            <text:p>46760</text:p>
          </table:table-cell>
          <table:table-cell office:value-type="float" office:value="1155" calcext:value-type="float">
            <text:p>1155</text:p>
          </table:table-cell>
          <table:table-cell office:value-type="float" office:value="1145" calcext:value-type="float">
            <text:p>1145</text:p>
          </table:table-cell>
          <table:table-cell office:value-type="float" office:value="1.030769" calcext:value-type="float">
            <text:p>1.030769</text:p>
          </table:table-cell>
          <table:table-cell office:value-type="float" office:value="100.472905" calcext:value-type="float">
            <text:p>100.472905</text:p>
          </table:table-cell>
          <table:table-cell office:value-type="float" office:value="99.442135" calcext:value-type="float">
            <text:p>99.442135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1296" calcext:value-type="float">
            <text:p>129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.021063" calcext:value-type="float">
            <text:p>1.021063</text:p>
          </table:table-cell>
          <table:table-cell office:value-type="float" office:value="96.40991" calcext:value-type="float">
            <text:p>96.40991</text:p>
          </table:table-cell>
          <table:table-cell office:value-type="float" office:value="95.388846" calcext:value-type="float">
            <text:p>95.38884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36" calcext:value-type="float">
            <text:p>936</text:p>
          </table:table-cell>
          <table:table-cell office:value-type="float" office:value="726" calcext:value-type="float">
            <text:p>72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.050593" calcext:value-type="float">
            <text:p>1.050593</text:p>
          </table:table-cell>
          <table:table-cell office:value-type="float" office:value="96.900806" calcext:value-type="float">
            <text:p>96.900806</text:p>
          </table:table-cell>
          <table:table-cell office:value-type="float" office:value="95.850213" calcext:value-type="float">
            <text:p>95.850213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92" calcext:value-type="float">
            <text:p>9792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.998263" calcext:value-type="float">
            <text:p>2.998263</text:p>
          </table:table-cell>
          <table:table-cell office:value-type="float" office:value="100.450736" calcext:value-type="float">
            <text:p>100.450736</text:p>
          </table:table-cell>
          <table:table-cell office:value-type="float" office:value="97.452473" calcext:value-type="float">
            <text:p>97.452473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9765716" calcext:value-type="float">
            <text:p>9765716</text:p>
          </table:table-cell>
          <table:table-cell office:value-type="float" office:value="9802" calcext:value-type="float">
            <text:p>9802</text:p>
          </table:table-cell>
          <table:table-cell office:value-type="float" office:value="9283" calcext:value-type="float">
            <text:p>9283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100.495111" calcext:value-type="float">
            <text:p>100.495111</text:p>
          </table:table-cell>
          <table:table-cell office:value-type="float" office:value="99.480829" calcext:value-type="float">
            <text:p>99.480829</text:p>
          </table:table-cell>
          <table:table-cell office:value-type="float" office:value="0.785335" calcext:value-type="float">
            <text:p>0.78533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0652" calcext:value-type="float">
            <text:p>10310652</text:p>
          </table:table-cell>
          <table:table-cell office:value-type="float" office:value="3391648" calcext:value-type="float">
            <text:p>3391648</text:p>
          </table:table-cell>
          <table:table-cell office:value-type="float" office:value="9801" calcext:value-type="float">
            <text:p>9801</text:p>
          </table:table-cell>
          <table:table-cell office:value-type="float" office:value="3224" calcext:value-type="float">
            <text:p>3224</text:p>
          </table:table-cell>
          <table:table-cell office:value-type="float" office:value="1.305073" calcext:value-type="float">
            <text:p>1.305073</text:p>
          </table:table-cell>
          <table:table-cell office:value-type="float" office:value="100.644721" calcext:value-type="float">
            <text:p>100.644721</text:p>
          </table:table-cell>
          <table:table-cell office:value-type="float" office:value="99.339649" calcext:value-type="float">
            <text:p>99.339649</text:p>
          </table:table-cell>
          <table:table-cell office:value-type="float" office:value="0.273135" calcext:value-type="float">
            <text:p>0.27313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7768" calcext:value-type="float">
            <text:p>47768</text:p>
          </table:table-cell>
          <table:table-cell office:value-type="float" office:value="47560" calcext:value-type="float">
            <text:p>47560</text:p>
          </table:table-cell>
          <table:table-cell office:value-type="float" office:value="1171" calcext:value-type="float">
            <text:p>1171</text:p>
          </table:table-cell>
          <table:table-cell office:value-type="float" office:value="1166" calcext:value-type="float">
            <text:p>1166</text:p>
          </table:table-cell>
          <table:table-cell office:value-type="float" office:value="1.261392" calcext:value-type="float">
            <text:p>1.261392</text:p>
          </table:table-cell>
          <table:table-cell office:value-type="float" office:value="100.793609" calcext:value-type="float">
            <text:p>100.793609</text:p>
          </table:table-cell>
          <table:table-cell office:value-type="float" office:value="99.532217" calcext:value-type="float">
            <text:p>99.532217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776" calcext:value-type="float">
            <text:p>177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.252066" calcext:value-type="float">
            <text:p>1.252066</text:p>
          </table:table-cell>
          <table:table-cell office:value-type="float" office:value="100.809963" calcext:value-type="float">
            <text:p>100.809963</text:p>
          </table:table-cell>
          <table:table-cell office:value-type="float" office:value="99.557897" calcext:value-type="float">
            <text:p>99.55789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24" calcext:value-type="float">
            <text:p>1224</text:p>
          </table:table-cell>
          <table:table-cell office:value-type="float" office:value="846" calcext:value-type="float">
            <text:p>84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.274633" calcext:value-type="float">
            <text:p>1.274633</text:p>
          </table:table-cell>
          <table:table-cell office:value-type="float" office:value="86.988656" calcext:value-type="float">
            <text:p>86.988656</text:p>
          </table:table-cell>
          <table:table-cell office:value-type="float" office:value="85.714023" calcext:value-type="float">
            <text:p>85.714023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766" calcext:value-type="float">
            <text:p>8766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3.301638" calcext:value-type="float">
            <text:p>3.301638</text:p>
          </table:table-cell>
          <table:table-cell office:value-type="float" office:value="100.811297" calcext:value-type="float">
            <text:p>100.811297</text:p>
          </table:table-cell>
          <table:table-cell office:value-type="float" office:value="97.509658" calcext:value-type="float">
            <text:p>97.509658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9759404" calcext:value-type="float">
            <text:p>9759404</text:p>
          </table:table-cell>
          <table:table-cell office:value-type="float" office:value="9900" calcext:value-type="float">
            <text:p>9900</text:p>
          </table:table-cell>
          <table:table-cell office:value-type="float" office:value="9277" calcext:value-type="float">
            <text:p>9277</text:p>
          </table:table-cell>
          <table:table-cell office:value-type="float" office:value="1.010242" calcext:value-type="float">
            <text:p>1.010242</text:p>
          </table:table-cell>
          <table:table-cell office:value-type="float" office:value="100.260945" calcext:value-type="float">
            <text:p>100.260945</text:p>
          </table:table-cell>
          <table:table-cell office:value-type="float" office:value="99.250703" calcext:value-type="float">
            <text:p>99.250703</text:p>
          </table:table-cell>
          <table:table-cell office:value-type="float" office:value="0.786647" calcext:value-type="float">
            <text:p>0.786647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3748" calcext:value-type="float">
            <text:p>10413748</text:p>
          </table:table-cell>
          <table:table-cell office:value-type="float" office:value="3316956" calcext:value-type="float">
            <text:p>3316956</text:p>
          </table:table-cell>
          <table:table-cell office:value-type="float" office:value="9899" calcext:value-type="float">
            <text:p>9899</text:p>
          </table:table-cell>
          <table:table-cell office:value-type="float" office:value="3153" calcext:value-type="float">
            <text:p>3153</text:p>
          </table:table-cell>
          <table:table-cell office:value-type="float" office:value="1.06184" calcext:value-type="float">
            <text:p>1.06184</text:p>
          </table:table-cell>
          <table:table-cell office:value-type="float" office:value="100.519167" calcext:value-type="float">
            <text:p>100.519167</text:p>
          </table:table-cell>
          <table:table-cell office:value-type="float" office:value="99.457327" calcext:value-type="float">
            <text:p>99.457327</text:p>
          </table:table-cell>
          <table:table-cell office:value-type="float" office:value="0.266804" calcext:value-type="float">
            <text:p>0.266804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232" calcext:value-type="float">
            <text:p>50232</text:p>
          </table:table-cell>
          <table:table-cell office:value-type="float" office:value="49656" calcext:value-type="float">
            <text:p>49656</text:p>
          </table:table-cell>
          <table:table-cell office:value-type="float" office:value="1233" calcext:value-type="float">
            <text:p>1233</text:p>
          </table:table-cell>
          <table:table-cell office:value-type="float" office:value="1219" calcext:value-type="float">
            <text:p>1219</text:p>
          </table:table-cell>
          <table:table-cell office:value-type="float" office:value="1.027899" calcext:value-type="float">
            <text:p>1.027899</text:p>
          </table:table-cell>
          <table:table-cell office:value-type="float" office:value="99.688301" calcext:value-type="float">
            <text:p>99.688301</text:p>
          </table:table-cell>
          <table:table-cell office:value-type="float" office:value="98.660401" calcext:value-type="float">
            <text:p>98.660401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824" calcext:value-type="float">
            <text:p>182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.018573" calcext:value-type="float">
            <text:p>1.018573</text:p>
          </table:table-cell>
          <table:table-cell office:value-type="float" office:value="99.67577" calcext:value-type="float">
            <text:p>99.67577</text:p>
          </table:table-cell>
          <table:table-cell office:value-type="float" office:value="98.657197" calcext:value-type="float">
            <text:p>98.65719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66" calcext:value-type="float">
            <text:p>1266</text:p>
          </table:table-cell>
          <table:table-cell office:value-type="float" office:value="1056" calcext:value-type="float">
            <text:p>105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.041661" calcext:value-type="float">
            <text:p>1.041661</text:p>
          </table:table-cell>
          <table:table-cell office:value-type="float" office:value="99.674344" calcext:value-type="float">
            <text:p>99.674344</text:p>
          </table:table-cell>
          <table:table-cell office:value-type="float" office:value="98.632683" calcext:value-type="float">
            <text:p>98.632683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448" calcext:value-type="float">
            <text:p>844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3.019918" calcext:value-type="float">
            <text:p>3.019918</text:p>
          </table:table-cell>
          <table:table-cell office:value-type="float" office:value="99.205752" calcext:value-type="float">
            <text:p>99.205752</text:p>
          </table:table-cell>
          <table:table-cell office:value-type="float" office:value="96.185833" calcext:value-type="float">
            <text:p>96.185833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9904580" calcext:value-type="float">
            <text:p>9904580</text:p>
          </table:table-cell>
          <table:table-cell office:value-type="float" office:value="10000" calcext:value-type="float">
            <text:p>10000</text:p>
          </table:table-cell>
          <table:table-cell office:value-type="float" office:value="9415" calcext:value-type="float">
            <text:p>9415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100.493532" calcext:value-type="float">
            <text:p>100.493532</text:p>
          </table:table-cell>
          <table:table-cell office:value-type="float" office:value="99.48511" calcext:value-type="float">
            <text:p>99.48511</text:p>
          </table:table-cell>
          <table:table-cell office:value-type="float" office:value="0.796467" calcext:value-type="float">
            <text:p>0.796467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17896" calcext:value-type="float">
            <text:p>10517896</text:p>
          </table:table-cell>
          <table:table-cell office:value-type="float" office:value="3373764" calcext:value-type="float">
            <text:p>3373764</text:p>
          </table:table-cell>
          <table:table-cell office:value-type="float" office:value="9998" calcext:value-type="float">
            <text:p>9998</text:p>
          </table:table-cell>
          <table:table-cell office:value-type="float" office:value="3207" calcext:value-type="float">
            <text:p>3207</text:p>
          </table:table-cell>
          <table:table-cell office:value-type="float" office:value="1.319499" calcext:value-type="float">
            <text:p>1.319499</text:p>
          </table:table-cell>
          <table:table-cell office:value-type="float" office:value="100.930434" calcext:value-type="float">
            <text:p>100.930434</text:p>
          </table:table-cell>
          <table:table-cell office:value-type="float" office:value="99.610935" calcext:value-type="float">
            <text:p>99.610935</text:p>
          </table:table-cell>
          <table:table-cell office:value-type="float" office:value="0.270955" calcext:value-type="float">
            <text:p>0.27095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9608" calcext:value-type="float">
            <text:p>49608</text:p>
          </table:table-cell>
          <table:table-cell office:value-type="float" office:value="49408" calcext:value-type="float">
            <text:p>49408</text:p>
          </table:table-cell>
          <table:table-cell office:value-type="float" office:value="1216" calcext:value-type="float">
            <text:p>1216</text:p>
          </table:table-cell>
          <table:table-cell office:value-type="float" office:value="1211" calcext:value-type="float">
            <text:p>1211</text:p>
          </table:table-cell>
          <table:table-cell office:value-type="float" office:value="1.276057" calcext:value-type="float">
            <text:p>1.276057</text:p>
          </table:table-cell>
          <table:table-cell office:value-type="float" office:value="100.552943" calcext:value-type="float">
            <text:p>100.552943</text:p>
          </table:table-cell>
          <table:table-cell office:value-type="float" office:value="99.276886" calcext:value-type="float">
            <text:p>99.276886</text:p>
          </table:table-cell>
          <table:table-cell office:value-type="float" office:value="0.003981" calcext:value-type="float">
            <text:p>0.00398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52" calcext:value-type="float">
            <text:p>115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265191" calcext:value-type="float">
            <text:p>1.265191</text:p>
          </table:table-cell>
          <table:table-cell office:value-type="float" office:value="96.336275" calcext:value-type="float">
            <text:p>96.336275</text:p>
          </table:table-cell>
          <table:table-cell office:value-type="float" office:value="95.071083" calcext:value-type="float">
            <text:p>95.071083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16" calcext:value-type="float">
            <text:p>816</text:p>
          </table:table-cell>
          <table:table-cell office:value-type="float" office:value="456" calcext:value-type="float">
            <text:p>45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.289219" calcext:value-type="float">
            <text:p>1.289219</text:p>
          </table:table-cell>
          <table:table-cell office:value-type="float" office:value="96.821487" calcext:value-type="float">
            <text:p>96.821487</text:p>
          </table:table-cell>
          <table:table-cell office:value-type="float" office:value="95.532269" calcext:value-type="float">
            <text:p>95.532269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72" calcext:value-type="float">
            <text:p>1027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.238484" calcext:value-type="float">
            <text:p>3.238484</text:p>
          </table:table-cell>
          <table:table-cell office:value-type="float" office:value="100.524856" calcext:value-type="float">
            <text:p>100.524856</text:p>
          </table:table-cell>
          <table:table-cell office:value-type="float" office:value="97.286372" calcext:value-type="float">
            <text:p>97.286372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9848824" calcext:value-type="float">
            <text:p>9848824</text:p>
          </table:table-cell>
          <table:table-cell office:value-type="float" office:value="10098" calcext:value-type="float">
            <text:p>10098</text:p>
          </table:table-cell>
          <table:table-cell office:value-type="float" office:value="9362" calcext:value-type="float">
            <text:p>9362</text:p>
          </table:table-cell>
          <table:table-cell office:value-type="float" office:value="1.013453" calcext:value-type="float">
            <text:p>1.013453</text:p>
          </table:table-cell>
          <table:table-cell office:value-type="float" office:value="100.377475" calcext:value-type="float">
            <text:p>100.377475</text:p>
          </table:table-cell>
          <table:table-cell office:value-type="float" office:value="99.364022" calcext:value-type="float">
            <text:p>99.364022</text:p>
          </table:table-cell>
          <table:table-cell office:value-type="float" office:value="0.792949" calcext:value-type="float">
            <text:p>0.792949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2044" calcext:value-type="float">
            <text:p>10622044</text:p>
          </table:table-cell>
          <table:table-cell office:value-type="float" office:value="3286448" calcext:value-type="float">
            <text:p>3286448</text:p>
          </table:table-cell>
          <table:table-cell office:value-type="float" office:value="10097" calcext:value-type="float">
            <text:p>10097</text:p>
          </table:table-cell>
          <table:table-cell office:value-type="float" office:value="3124" calcext:value-type="float">
            <text:p>3124</text:p>
          </table:table-cell>
          <table:table-cell office:value-type="float" office:value="1.322383" calcext:value-type="float">
            <text:p>1.322383</text:p>
          </table:table-cell>
          <table:table-cell office:value-type="float" office:value="100.887663" calcext:value-type="float">
            <text:p>100.887663</text:p>
          </table:table-cell>
          <table:table-cell office:value-type="float" office:value="99.56528" calcext:value-type="float">
            <text:p>99.56528</text:p>
          </table:table-cell>
          <table:table-cell office:value-type="float" office:value="0.264064" calcext:value-type="float">
            <text:p>0.264064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4128" calcext:value-type="float">
            <text:p>54128</text:p>
          </table:table-cell>
          <table:table-cell office:value-type="float" office:value="53616" calcext:value-type="float">
            <text:p>53616</text:p>
          </table:table-cell>
          <table:table-cell office:value-type="float" office:value="1328" calcext:value-type="float">
            <text:p>1328</text:p>
          </table:table-cell>
          <table:table-cell office:value-type="float" office:value="1316" calcext:value-type="float">
            <text:p>1316</text:p>
          </table:table-cell>
          <table:table-cell office:value-type="float" office:value="1.273719" calcext:value-type="float">
            <text:p>1.273719</text:p>
          </table:table-cell>
          <table:table-cell office:value-type="float" office:value="100.382948" calcext:value-type="float">
            <text:p>100.382948</text:p>
          </table:table-cell>
          <table:table-cell office:value-type="float" office:value="99.109229" calcext:value-type="float">
            <text:p>99.109229</text:p>
          </table:table-cell>
          <table:table-cell office:value-type="float" office:value="0.004328" calcext:value-type="float">
            <text:p>0.004328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1536" calcext:value-type="float">
            <text:p>153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.262693" calcext:value-type="float">
            <text:p>1.262693</text:p>
          </table:table-cell>
          <table:table-cell office:value-type="float" office:value="99.097651" calcext:value-type="float">
            <text:p>99.097651</text:p>
          </table:table-cell>
          <table:table-cell office:value-type="float" office:value="97.834958" calcext:value-type="float">
            <text:p>97.83495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54" calcext:value-type="float">
            <text:p>1254</text:p>
          </table:table-cell>
          <table:table-cell office:value-type="float" office:value="894" calcext:value-type="float">
            <text:p>89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.291783" calcext:value-type="float">
            <text:p>1.291783</text:p>
          </table:table-cell>
          <table:table-cell office:value-type="float" office:value="100.381362" calcext:value-type="float">
            <text:p>100.381362</text:p>
          </table:table-cell>
          <table:table-cell office:value-type="float" office:value="99.089579" calcext:value-type="float">
            <text:p>99.08957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84" calcext:value-type="float">
            <text:p>998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3.381978" calcext:value-type="float">
            <text:p>3.381978</text:p>
          </table:table-cell>
          <table:table-cell office:value-type="float" office:value="100.008035" calcext:value-type="float">
            <text:p>100.008035</text:p>
          </table:table-cell>
          <table:table-cell office:value-type="float" office:value="96.626057" calcext:value-type="float">
            <text:p>96.626057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9935088" calcext:value-type="float">
            <text:p>9935088</text:p>
          </table:table-cell>
          <table:table-cell office:value-type="float" office:value="10197" calcext:value-type="float">
            <text:p>10197</text:p>
          </table:table-cell>
          <table:table-cell office:value-type="float" office:value="9444" calcext:value-type="float">
            <text:p>9444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456859" calcext:value-type="float">
            <text:p>100.456859</text:p>
          </table:table-cell>
          <table:table-cell office:value-type="float" office:value="99.443578" calcext:value-type="float">
            <text:p>99.443578</text:p>
          </table:table-cell>
          <table:table-cell office:value-type="float" office:value="0.799254" calcext:value-type="float">
            <text:p>0.79925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6192" calcext:value-type="float">
            <text:p>10726192</text:p>
          </table:table-cell>
          <table:table-cell office:value-type="float" office:value="3173884" calcext:value-type="float">
            <text:p>3173884</text:p>
          </table:table-cell>
          <table:table-cell office:value-type="float" office:value="10196" calcext:value-type="float">
            <text:p>10196</text:p>
          </table:table-cell>
          <table:table-cell office:value-type="float" office:value="3017" calcext:value-type="float">
            <text:p>3017</text:p>
          </table:table-cell>
          <table:table-cell office:value-type="float" office:value="1.081373" calcext:value-type="float">
            <text:p>1.081373</text:p>
          </table:table-cell>
          <table:table-cell office:value-type="float" office:value="100.608962" calcext:value-type="float">
            <text:p>100.608962</text:p>
          </table:table-cell>
          <table:table-cell office:value-type="float" office:value="99.52759" calcext:value-type="float">
            <text:p>99.52759</text:p>
          </table:table-cell>
          <table:table-cell office:value-type="float" office:value="0.255116" calcext:value-type="float">
            <text:p>0.255116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3520" calcext:value-type="float">
            <text:p>53520</text:p>
          </table:table-cell>
          <table:table-cell office:value-type="float" office:value="53152" calcext:value-type="float">
            <text:p>53152</text:p>
          </table:table-cell>
          <table:table-cell office:value-type="float" office:value="1315" calcext:value-type="float">
            <text:p>1315</text:p>
          </table:table-cell>
          <table:table-cell office:value-type="float" office:value="1306" calcext:value-type="float">
            <text:p>1306</text:p>
          </table:table-cell>
          <table:table-cell office:value-type="float" office:value="1.036641" calcext:value-type="float">
            <text:p>1.036641</text:p>
          </table:table-cell>
          <table:table-cell office:value-type="float" office:value="99.526707" calcext:value-type="float">
            <text:p>99.526707</text:p>
          </table:table-cell>
          <table:table-cell office:value-type="float" office:value="98.490066" calcext:value-type="float">
            <text:p>98.490066</text:p>
          </table:table-cell>
          <table:table-cell office:value-type="float" office:value="0.004317" calcext:value-type="float">
            <text:p>0.00431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6" calcext:value-type="float">
            <text:p>105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27175" calcext:value-type="float">
            <text:p>1.027175</text:p>
          </table:table-cell>
          <table:table-cell office:value-type="float" office:value="91.725632" calcext:value-type="float">
            <text:p>91.725632</text:p>
          </table:table-cell>
          <table:table-cell office:value-type="float" office:value="90.698456" calcext:value-type="float">
            <text:p>90.698456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00" calcext:value-type="float">
            <text:p>900</text:p>
          </table:table-cell>
          <table:table-cell office:value-type="float" office:value="690" calcext:value-type="float">
            <text:p>69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.056725" calcext:value-type="float">
            <text:p>1.056725</text:p>
          </table:table-cell>
          <table:table-cell office:value-type="float" office:value="91.707738" calcext:value-type="float">
            <text:p>91.707738</text:p>
          </table:table-cell>
          <table:table-cell office:value-type="float" office:value="90.651012" calcext:value-type="float">
            <text:p>90.65101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20" calcext:value-type="float">
            <text:p>1032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4.284066" calcext:value-type="float">
            <text:p>4.284066</text:p>
          </table:table-cell>
          <table:table-cell office:value-type="float" office:value="99.22992" calcext:value-type="float">
            <text:p>99.22992</text:p>
          </table:table-cell>
          <table:table-cell office:value-type="float" office:value="94.945854" calcext:value-type="float">
            <text:p>94.945854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9845668" calcext:value-type="float">
            <text:p>9845668</text:p>
          </table:table-cell>
          <table:table-cell office:value-type="float" office:value="10296" calcext:value-type="float">
            <text:p>10296</text:p>
          </table:table-cell>
          <table:table-cell office:value-type="float" office:value="9359" calcext:value-type="float">
            <text:p>9359</text:p>
          </table:table-cell>
          <table:table-cell office:value-type="float" office:value="1.007253" calcext:value-type="float">
            <text:p>1.007253</text:p>
          </table:table-cell>
          <table:table-cell office:value-type="float" office:value="100.459962" calcext:value-type="float">
            <text:p>100.459962</text:p>
          </table:table-cell>
          <table:table-cell office:value-type="float" office:value="99.452709" calcext:value-type="float">
            <text:p>99.452709</text:p>
          </table:table-cell>
          <table:table-cell office:value-type="float" office:value="0.791988" calcext:value-type="float">
            <text:p>0.791988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0340" calcext:value-type="float">
            <text:p>10830340</text:p>
          </table:table-cell>
          <table:table-cell office:value-type="float" office:value="2987680" calcext:value-type="float">
            <text:p>2987680</text:p>
          </table:table-cell>
          <table:table-cell office:value-type="float" office:value="10295" calcext:value-type="float">
            <text:p>10295</text:p>
          </table:table-cell>
          <table:table-cell office:value-type="float" office:value="2840" calcext:value-type="float">
            <text:p>2840</text:p>
          </table:table-cell>
          <table:table-cell office:value-type="float" office:value="1.076473" calcext:value-type="float">
            <text:p>1.076473</text:p>
          </table:table-cell>
          <table:table-cell office:value-type="float" office:value="100.67266" calcext:value-type="float">
            <text:p>100.67266</text:p>
          </table:table-cell>
          <table:table-cell office:value-type="float" office:value="99.596187" calcext:value-type="float">
            <text:p>99.596187</text:p>
          </table:table-cell>
          <table:table-cell office:value-type="float" office:value="0.239983" calcext:value-type="float">
            <text:p>0.23998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3472" calcext:value-type="float">
            <text:p>63472</text:p>
          </table:table-cell>
          <table:table-cell office:value-type="float" office:value="63232" calcext:value-type="float">
            <text:p>63232</text:p>
          </table:table-cell>
          <table:table-cell office:value-type="float" office:value="1565" calcext:value-type="float">
            <text:p>1565</text:p>
          </table:table-cell>
          <table:table-cell office:value-type="float" office:value="1559" calcext:value-type="float">
            <text:p>1559</text:p>
          </table:table-cell>
          <table:table-cell office:value-type="float" office:value="1.02797" calcext:value-type="float">
            <text:p>1.02797</text:p>
          </table:table-cell>
          <table:table-cell office:value-type="float" office:value="100.791109" calcext:value-type="float">
            <text:p>100.791109</text:p>
          </table:table-cell>
          <table:table-cell office:value-type="float" office:value="99.763139" calcext:value-type="float">
            <text:p>99.763139</text:p>
          </table:table-cell>
          <table:table-cell office:value-type="float" office:value="0.005071" calcext:value-type="float">
            <text:p>0.00507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17324" calcext:value-type="float">
            <text:p>1.017324</text:p>
          </table:table-cell>
          <table:table-cell office:value-type="float" office:value="100.849187" calcext:value-type="float">
            <text:p>100.849187</text:p>
          </table:table-cell>
          <table:table-cell office:value-type="float" office:value="99.831863" calcext:value-type="float">
            <text:p>99.831863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54" calcext:value-type="float">
            <text:p>654</text:p>
          </table:table-cell>
          <table:table-cell office:value-type="float" office:value="534" calcext:value-type="float">
            <text:p>53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046214" calcext:value-type="float">
            <text:p>1.046214</text:p>
          </table:table-cell>
          <table:table-cell office:value-type="float" office:value="80.034408" calcext:value-type="float">
            <text:p>80.034408</text:p>
          </table:table-cell>
          <table:table-cell office:value-type="float" office:value="78.988194" calcext:value-type="float">
            <text:p>78.98819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94" calcext:value-type="float">
            <text:p>10494</text:p>
          </table:table-cell>
          <table:table-cell office:value-type="float" office:value="10350" calcext:value-type="float">
            <text:p>10350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office:value-type="float" office:value="4.756757" calcext:value-type="float">
            <text:p>4.756757</text:p>
          </table:table-cell>
          <table:table-cell office:value-type="float" office:value="100.850661" calcext:value-type="float">
            <text:p>100.850661</text:p>
          </table:table-cell>
          <table:table-cell office:value-type="float" office:value="96.093905" calcext:value-type="float">
            <text:p>96.093905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9878280" calcext:value-type="float">
            <text:p>9878280</text:p>
          </table:table-cell>
          <table:table-cell office:value-type="float" office:value="10395" calcext:value-type="float">
            <text:p>10395</text:p>
          </table:table-cell>
          <table:table-cell office:value-type="float" office:value="9390" calcext:value-type="float">
            <text:p>9390</text:p>
          </table:table-cell>
          <table:table-cell office:value-type="float" office:value="1.019501" calcext:value-type="float">
            <text:p>1.019501</text:p>
          </table:table-cell>
          <table:table-cell office:value-type="float" office:value="100.494223" calcext:value-type="float">
            <text:p>100.494223</text:p>
          </table:table-cell>
          <table:table-cell office:value-type="float" office:value="99.474722" calcext:value-type="float">
            <text:p>99.474722</text:p>
          </table:table-cell>
          <table:table-cell office:value-type="float" office:value="0.794435" calcext:value-type="float">
            <text:p>0.794435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4488" calcext:value-type="float">
            <text:p>10934488</text:p>
          </table:table-cell>
          <table:table-cell office:value-type="float" office:value="3009772" calcext:value-type="float">
            <text:p>3009772</text:p>
          </table:table-cell>
          <table:table-cell office:value-type="float" office:value="10394" calcext:value-type="float">
            <text:p>10394</text:p>
          </table:table-cell>
          <table:table-cell office:value-type="float" office:value="2861" calcext:value-type="float">
            <text:p>2861</text:p>
          </table:table-cell>
          <table:table-cell office:value-type="float" office:value="1.088447" calcext:value-type="float">
            <text:p>1.088447</text:p>
          </table:table-cell>
          <table:table-cell office:value-type="float" office:value="100.567288" calcext:value-type="float">
            <text:p>100.567288</text:p>
          </table:table-cell>
          <table:table-cell office:value-type="float" office:value="99.47884" calcext:value-type="float">
            <text:p>99.47884</text:p>
          </table:table-cell>
          <table:table-cell office:value-type="float" office:value="0.242043" calcext:value-type="float">
            <text:p>0.24204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1792" calcext:value-type="float">
            <text:p>61792</text:p>
          </table:table-cell>
          <table:table-cell office:value-type="float" office:value="61352" calcext:value-type="float">
            <text:p>61352</text:p>
          </table:table-cell>
          <table:table-cell office:value-type="float" office:value="1521" calcext:value-type="float">
            <text:p>1521</text:p>
          </table:table-cell>
          <table:table-cell office:value-type="float" office:value="1510" calcext:value-type="float">
            <text:p>1510</text:p>
          </table:table-cell>
          <table:table-cell office:value-type="float" office:value="1.047843" calcext:value-type="float">
            <text:p>1.047843</text:p>
          </table:table-cell>
          <table:table-cell office:value-type="float" office:value="100.707124" calcext:value-type="float">
            <text:p>100.707124</text:p>
          </table:table-cell>
          <table:table-cell office:value-type="float" office:value="99.65928" calcext:value-type="float">
            <text:p>99.65928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8" calcext:value-type="float">
            <text:p>1568</text:p>
          </table:table-cell>
          <table:table-cell office:value-type="float" office:value="1376" calcext:value-type="float">
            <text:p>137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.038597" calcext:value-type="float">
            <text:p>1.038597</text:p>
          </table:table-cell>
          <table:table-cell office:value-type="float" office:value="100.737282" calcext:value-type="float">
            <text:p>100.737282</text:p>
          </table:table-cell>
          <table:table-cell office:value-type="float" office:value="99.698684" calcext:value-type="float">
            <text:p>99.69868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66" calcext:value-type="float">
            <text:p>966</text:p>
          </table:table-cell>
          <table:table-cell office:value-type="float" office:value="606" calcext:value-type="float">
            <text:p>60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.065447" calcext:value-type="float">
            <text:p>1.065447</text:p>
          </table:table-cell>
          <table:table-cell office:value-type="float" office:value="99.869298" calcext:value-type="float">
            <text:p>99.869298</text:p>
          </table:table-cell>
          <table:table-cell office:value-type="float" office:value="98.803851" calcext:value-type="float">
            <text:p>98.80385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74" calcext:value-type="float">
            <text:p>9774</text:p>
          </table:table-cell>
          <table:table-cell office:value-type="float" office:value="9726" calcext:value-type="float">
            <text:p>9726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3.83386" calcext:value-type="float">
            <text:p>3.83386</text:p>
          </table:table-cell>
          <table:table-cell office:value-type="float" office:value="100.738616" calcext:value-type="float">
            <text:p>100.738616</text:p>
          </table:table-cell>
          <table:table-cell office:value-type="float" office:value="96.904756" calcext:value-type="float">
            <text:p>96.904756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10096044" calcext:value-type="float">
            <text:p>10096044</text:p>
          </table:table-cell>
          <table:table-cell office:value-type="float" office:value="10495" calcext:value-type="float">
            <text:p>10495</text:p>
          </table:table-cell>
          <table:table-cell office:value-type="float" office:value="9597" calcext:value-type="float">
            <text:p>9597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0.386132" calcext:value-type="float">
            <text:p>100.386132</text:p>
          </table:table-cell>
          <table:table-cell office:value-type="float" office:value="99.376819" calcext:value-type="float">
            <text:p>99.376819</text:p>
          </table:table-cell>
          <table:table-cell office:value-type="float" office:value="0.812748" calcext:value-type="float">
            <text:p>0.812748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38636" calcext:value-type="float">
            <text:p>11038636</text:p>
          </table:table-cell>
          <table:table-cell office:value-type="float" office:value="2981368" calcext:value-type="float">
            <text:p>2981368</text:p>
          </table:table-cell>
          <table:table-cell office:value-type="float" office:value="10493" calcext:value-type="float">
            <text:p>10493</text:p>
          </table:table-cell>
          <table:table-cell office:value-type="float" office:value="2834" calcext:value-type="float">
            <text:p>2834</text:p>
          </table:table-cell>
          <table:table-cell office:value-type="float" office:value="1.307424" calcext:value-type="float">
            <text:p>1.307424</text:p>
          </table:table-cell>
          <table:table-cell office:value-type="float" office:value="100.766226" calcext:value-type="float">
            <text:p>100.766226</text:p>
          </table:table-cell>
          <table:table-cell office:value-type="float" office:value="99.458802" calcext:value-type="float">
            <text:p>99.458802</text:p>
          </table:table-cell>
          <table:table-cell office:value-type="float" office:value="0.239807" calcext:value-type="float">
            <text:p>0.23980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5768" calcext:value-type="float">
            <text:p>55768</text:p>
          </table:table-cell>
          <table:table-cell office:value-type="float" office:value="55088" calcext:value-type="float">
            <text:p>55088</text:p>
          </table:table-cell>
          <table:table-cell office:value-type="float" office:value="1371" calcext:value-type="float">
            <text:p>1371</text:p>
          </table:table-cell>
          <table:table-cell office:value-type="float" office:value="1354" calcext:value-type="float">
            <text:p>1354</text:p>
          </table:table-cell>
          <table:table-cell office:value-type="float" office:value="1.263849" calcext:value-type="float">
            <text:p>1.263849</text:p>
          </table:table-cell>
          <table:table-cell office:value-type="float" office:value="100.201248" calcext:value-type="float">
            <text:p>100.201248</text:p>
          </table:table-cell>
          <table:table-cell office:value-type="float" office:value="98.937399" calcext:value-type="float">
            <text:p>98.937399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.253003" calcext:value-type="float">
            <text:p>1.253003</text:p>
          </table:table-cell>
          <table:table-cell office:value-type="float" office:value="100.907072" calcext:value-type="float">
            <text:p>100.907072</text:p>
          </table:table-cell>
          <table:table-cell office:value-type="float" office:value="99.65407" calcext:value-type="float">
            <text:p>99.6540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6" calcext:value-type="float">
            <text:p>1416</text:p>
          </table:table-cell>
          <table:table-cell office:value-type="float" office:value="1086" calcext:value-type="float">
            <text:p>1086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.282493" calcext:value-type="float">
            <text:p>1.282493</text:p>
          </table:table-cell>
          <table:table-cell office:value-type="float" office:value="100.905446" calcext:value-type="float">
            <text:p>100.905446</text:p>
          </table:table-cell>
          <table:table-cell office:value-type="float" office:value="99.622954" calcext:value-type="float">
            <text:p>99.622954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9888" calcext:value-type="float">
            <text:p>9888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5.281983" calcext:value-type="float">
            <text:p>5.281983</text:p>
          </table:table-cell>
          <table:table-cell office:value-type="float" office:value="99.838798" calcext:value-type="float">
            <text:p>99.838798</text:p>
          </table:table-cell>
          <table:table-cell office:value-type="float" office:value="94.556815" calcext:value-type="float">
            <text:p>94.556815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10153904" calcext:value-type="float">
            <text:p>10153904</text:p>
          </table:table-cell>
          <table:table-cell office:value-type="float" office:value="10594" calcext:value-type="float">
            <text:p>10594</text:p>
          </table:table-cell>
          <table:table-cell office:value-type="float" office:value="9652" calcext:value-type="float">
            <text:p>9652</text:p>
          </table:table-cell>
          <table:table-cell office:value-type="float" office:value="1.013213" calcext:value-type="float">
            <text:p>1.013213</text:p>
          </table:table-cell>
          <table:table-cell office:value-type="float" office:value="100.371098" calcext:value-type="float">
            <text:p>100.371098</text:p>
          </table:table-cell>
          <table:table-cell office:value-type="float" office:value="99.357886" calcext:value-type="float">
            <text:p>99.357886</text:p>
          </table:table-cell>
          <table:table-cell office:value-type="float" office:value="0.817562" calcext:value-type="float">
            <text:p>0.81756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2784" calcext:value-type="float">
            <text:p>11142784</text:p>
          </table:table-cell>
          <table:table-cell office:value-type="float" office:value="2923508" calcext:value-type="float">
            <text:p>2923508</text:p>
          </table:table-cell>
          <table:table-cell office:value-type="float" office:value="10592" calcext:value-type="float">
            <text:p>10592</text:p>
          </table:table-cell>
          <table:table-cell office:value-type="float" office:value="2779" calcext:value-type="float">
            <text:p>2779</text:p>
          </table:table-cell>
          <table:table-cell office:value-type="float" office:value="1.090579" calcext:value-type="float">
            <text:p>1.090579</text:p>
          </table:table-cell>
          <table:table-cell office:value-type="float" office:value="100.782856" calcext:value-type="float">
            <text:p>100.782856</text:p>
          </table:table-cell>
          <table:table-cell office:value-type="float" office:value="99.692278" calcext:value-type="float">
            <text:p>99.692278</text:p>
          </table:table-cell>
          <table:table-cell office:value-type="float" office:value="0.234603" calcext:value-type="float">
            <text:p>0.234603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824" calcext:value-type="float">
            <text:p>57824</text:p>
          </table:table-cell>
          <table:table-cell office:value-type="float" office:value="57416" calcext:value-type="float">
            <text:p>57416</text:p>
          </table:table-cell>
          <table:table-cell office:value-type="float" office:value="1423" calcext:value-type="float">
            <text:p>1423</text:p>
          </table:table-cell>
          <table:table-cell office:value-type="float" office:value="1413" calcext:value-type="float">
            <text:p>1413</text:p>
          </table:table-cell>
          <table:table-cell office:value-type="float" office:value="1.039321" calcext:value-type="float">
            <text:p>1.039321</text:p>
          </table:table-cell>
          <table:table-cell office:value-type="float" office:value="100.292171" calcext:value-type="float">
            <text:p>100.292171</text:p>
          </table:table-cell>
          <table:table-cell office:value-type="float" office:value="99.25285" calcext:value-type="float">
            <text:p>99.25285</text:p>
          </table:table-cell>
          <table:table-cell office:value-type="float" office:value="0.004628" calcext:value-type="float">
            <text:p>0.004628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0" calcext:value-type="float">
            <text:p>960</text:p>
          </table:table-cell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.024532" calcext:value-type="float">
            <text:p>1.024532</text:p>
          </table:table-cell>
          <table:table-cell office:value-type="float" office:value="95.883397" calcext:value-type="float">
            <text:p>95.883397</text:p>
          </table:table-cell>
          <table:table-cell office:value-type="float" office:value="94.858865" calcext:value-type="float">
            <text:p>94.85886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58" calcext:value-type="float">
            <text:p>858</text:p>
          </table:table-cell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.057425" calcext:value-type="float">
            <text:p>1.057425</text:p>
          </table:table-cell>
          <table:table-cell office:value-type="float" office:value="96.363837" calcext:value-type="float">
            <text:p>96.363837</text:p>
          </table:table-cell>
          <table:table-cell office:value-type="float" office:value="95.306413" calcext:value-type="float">
            <text:p>95.306413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72" calcext:value-type="float">
            <text:p>10272</text:p>
          </table:table-cell>
          <table:table-cell office:value-type="float" office:value="10224" calcext:value-type="float">
            <text:p>10224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3.805965" calcext:value-type="float">
            <text:p>3.805965</text:p>
          </table:table-cell>
          <table:table-cell office:value-type="float" office:value="99.907114" calcext:value-type="float">
            <text:p>99.907114</text:p>
          </table:table-cell>
          <table:table-cell office:value-type="float" office:value="96.101149" calcext:value-type="float">
            <text:p>96.101149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10246480" calcext:value-type="float">
            <text:p>10246480</text:p>
          </table:table-cell>
          <table:table-cell office:value-type="float" office:value="10693" calcext:value-type="float">
            <text:p>10693</text:p>
          </table:table-cell>
          <table:table-cell office:value-type="float" office:value="9740" calcext:value-type="float">
            <text:p>9740</text:p>
          </table:table-cell>
          <table:table-cell office:value-type="float" office:value="1.014213" calcext:value-type="float">
            <text:p>1.014213</text:p>
          </table:table-cell>
          <table:table-cell office:value-type="float" office:value="100.420469" calcext:value-type="float">
            <text:p>100.420469</text:p>
          </table:table-cell>
          <table:table-cell office:value-type="float" office:value="99.406256" calcext:value-type="float">
            <text:p>99.406256</text:p>
          </table:table-cell>
          <table:table-cell office:value-type="float" office:value="0.824615" calcext:value-type="float">
            <text:p>0.824615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6932" calcext:value-type="float">
            <text:p>11246932</text:p>
          </table:table-cell>
          <table:table-cell office:value-type="float" office:value="2669976" calcext:value-type="float">
            <text:p>2669976</text:p>
          </table:table-cell>
          <table:table-cell office:value-type="float" office:value="10691" calcext:value-type="float">
            <text:p>10691</text:p>
          </table:table-cell>
          <table:table-cell office:value-type="float" office:value="2538" calcext:value-type="float">
            <text:p>2538</text:p>
          </table:table-cell>
          <table:table-cell office:value-type="float" office:value="1.074611" calcext:value-type="float">
            <text:p>1.074611</text:p>
          </table:table-cell>
          <table:table-cell office:value-type="float" office:value="100.928465" calcext:value-type="float">
            <text:p>100.928465</text:p>
          </table:table-cell>
          <table:table-cell office:value-type="float" office:value="99.853854" calcext:value-type="float">
            <text:p>99.853854</text:p>
          </table:table-cell>
          <table:table-cell office:value-type="float" office:value="0.213911" calcext:value-type="float">
            <text:p>0.21391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160" calcext:value-type="float">
            <text:p>68160</text:p>
          </table:table-cell>
          <table:table-cell office:value-type="float" office:value="67760" calcext:value-type="float">
            <text:p>67760</text:p>
          </table:table-cell>
          <table:table-cell office:value-type="float" office:value="1681" calcext:value-type="float">
            <text:p>1681</text:p>
          </table:table-cell>
          <table:table-cell office:value-type="float" office:value="1671" calcext:value-type="float">
            <text:p>1671</text:p>
          </table:table-cell>
          <table:table-cell office:value-type="float" office:value="1.037093" calcext:value-type="float">
            <text:p>1.037093</text:p>
          </table:table-cell>
          <table:table-cell office:value-type="float" office:value="100.434373" calcext:value-type="float">
            <text:p>100.434373</text:p>
          </table:table-cell>
          <table:table-cell office:value-type="float" office:value="99.397281" calcext:value-type="float">
            <text:p>99.397281</text:p>
          </table:table-cell>
          <table:table-cell office:value-type="float" office:value="0.005454" calcext:value-type="float">
            <text:p>0.005454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27527" calcext:value-type="float">
            <text:p>1.027527</text:p>
          </table:table-cell>
          <table:table-cell office:value-type="float" office:value="100.425991" calcext:value-type="float">
            <text:p>100.425991</text:p>
          </table:table-cell>
          <table:table-cell office:value-type="float" office:value="99.398464" calcext:value-type="float">
            <text:p>99.398464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72" calcext:value-type="float">
            <text:p>672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049494" calcext:value-type="float">
            <text:p>1.049494</text:p>
          </table:table-cell>
          <table:table-cell office:value-type="float" office:value="100.427385" calcext:value-type="float">
            <text:p>100.427385</text:p>
          </table:table-cell>
          <table:table-cell office:value-type="float" office:value="99.377891" calcext:value-type="float">
            <text:p>99.377891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96" calcext:value-type="float">
            <text:p>10896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3.035808" calcext:value-type="float">
            <text:p>3.035808</text:p>
          </table:table-cell>
          <table:table-cell office:value-type="float" office:value="100.076192" calcext:value-type="float">
            <text:p>100.076192</text:p>
          </table:table-cell>
          <table:table-cell office:value-type="float" office:value="97.040383" calcext:value-type="float">
            <text:p>97.040383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10356940" calcext:value-type="float">
            <text:p>10356940</text:p>
          </table:table-cell>
          <table:table-cell office:value-type="float" office:value="10791" calcext:value-type="float">
            <text:p>10791</text:p>
          </table:table-cell>
          <table:table-cell office:value-type="float" office:value="9845" calcext:value-type="float">
            <text:p>9845</text:p>
          </table:table-cell>
          <table:table-cell office:value-type="float" office:value="1.010462" calcext:value-type="float">
            <text:p>1.010462</text:p>
          </table:table-cell>
          <table:table-cell office:value-type="float" office:value="100.489345" calcext:value-type="float">
            <text:p>100.489345</text:p>
          </table:table-cell>
          <table:table-cell office:value-type="float" office:value="99.478883" calcext:value-type="float">
            <text:p>99.478883</text:p>
          </table:table-cell>
          <table:table-cell office:value-type="float" office:value="0.832896" calcext:value-type="float">
            <text:p>0.832896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1080" calcext:value-type="float">
            <text:p>11351080</text:p>
          </table:table-cell>
          <table:table-cell office:value-type="float" office:value="2617376" calcext:value-type="float">
            <text:p>2617376</text:p>
          </table:table-cell>
          <table:table-cell office:value-type="float" office:value="10790" calcext:value-type="float">
            <text:p>10790</text:p>
          </table:table-cell>
          <table:table-cell office:value-type="float" office:value="2488" calcext:value-type="float">
            <text:p>2488</text:p>
          </table:table-cell>
          <table:table-cell office:value-type="float" office:value="1.059736" calcext:value-type="float">
            <text:p>1.059736</text:p>
          </table:table-cell>
          <table:table-cell office:value-type="float" office:value="100.712423" calcext:value-type="float">
            <text:p>100.712423</text:p>
          </table:table-cell>
          <table:table-cell office:value-type="float" office:value="99.652687" calcext:value-type="float">
            <text:p>99.652687</text:p>
          </table:table-cell>
          <table:table-cell office:value-type="float" office:value="0.21012" calcext:value-type="float">
            <text:p>0.21012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368" calcext:value-type="float">
            <text:p>65368</text:p>
          </table:table-cell>
          <table:table-cell office:value-type="float" office:value="64920" calcext:value-type="float">
            <text:p>64920</text:p>
          </table:table-cell>
          <table:table-cell office:value-type="float" office:value="1612" calcext:value-type="float">
            <text:p>1612</text:p>
          </table:table-cell>
          <table:table-cell office:value-type="float" office:value="1601" calcext:value-type="float">
            <text:p>1601</text:p>
          </table:table-cell>
          <table:table-cell office:value-type="float" office:value="1.027919" calcext:value-type="float">
            <text:p>1.027919</text:p>
          </table:table-cell>
          <table:table-cell office:value-type="float" office:value="100.715835" calcext:value-type="float">
            <text:p>100.715835</text:p>
          </table:table-cell>
          <table:table-cell office:value-type="float" office:value="99.687916" calcext:value-type="float">
            <text:p>99.687916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.018593" calcext:value-type="float">
            <text:p>1.018593</text:p>
          </table:table-cell>
          <table:table-cell office:value-type="float" office:value="100.722793" calcext:value-type="float">
            <text:p>100.722793</text:p>
          </table:table-cell>
          <table:table-cell office:value-type="float" office:value="99.704199" calcext:value-type="float">
            <text:p>99.704199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78" calcext:value-type="float">
            <text:p>978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040241" calcext:value-type="float">
            <text:p>1.040241</text:p>
          </table:table-cell>
          <table:table-cell office:value-type="float" office:value="100.721267" calcext:value-type="float">
            <text:p>100.721267</text:p>
          </table:table-cell>
          <table:table-cell office:value-type="float" office:value="99.681026" calcext:value-type="float">
            <text:p>99.68102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88" calcext:value-type="float">
            <text:p>9888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3.025937" calcext:value-type="float">
            <text:p>3.025937</text:p>
          </table:table-cell>
          <table:table-cell office:value-type="float" office:value="100.714429" calcext:value-type="float">
            <text:p>100.714429</text:p>
          </table:table-cell>
          <table:table-cell office:value-type="float" office:value="97.688492" calcext:value-type="float">
            <text:p>97.688492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10290664" calcext:value-type="float">
            <text:p>10290664</text:p>
          </table:table-cell>
          <table:table-cell office:value-type="float" office:value="10891" calcext:value-type="float">
            <text:p>10891</text:p>
          </table:table-cell>
          <table:table-cell office:value-type="float" office:value="9782" calcext:value-type="float">
            <text:p>9782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495257" calcext:value-type="float">
            <text:p>100.495257</text:p>
          </table:table-cell>
          <table:table-cell office:value-type="float" office:value="99.485895" calcext:value-type="float">
            <text:p>99.485895</text:p>
          </table:table-cell>
          <table:table-cell office:value-type="float" office:value="0.827507" calcext:value-type="float">
            <text:p>0.827507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5228" calcext:value-type="float">
            <text:p>11455228</text:p>
          </table:table-cell>
          <table:table-cell office:value-type="float" office:value="2598440" calcext:value-type="float">
            <text:p>2598440</text:p>
          </table:table-cell>
          <table:table-cell office:value-type="float" office:value="10889" calcext:value-type="float">
            <text:p>10889</text:p>
          </table:table-cell>
          <table:table-cell office:value-type="float" office:value="2470" calcext:value-type="float">
            <text:p>2470</text:p>
          </table:table-cell>
          <table:table-cell office:value-type="float" office:value="1.089557" calcext:value-type="float">
            <text:p>1.089557</text:p>
          </table:table-cell>
          <table:table-cell office:value-type="float" office:value="100.570712" calcext:value-type="float">
            <text:p>100.570712</text:p>
          </table:table-cell>
          <table:table-cell office:value-type="float" office:value="99.481155" calcext:value-type="float">
            <text:p>99.481155</text:p>
          </table:table-cell>
          <table:table-cell office:value-type="float" office:value="0.208959" calcext:value-type="float">
            <text:p>0.20895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920" calcext:value-type="float">
            <text:p>68920</text:p>
          </table:table-cell>
          <table:table-cell office:value-type="float" office:value="68592" calcext:value-type="float">
            <text:p>68592</text:p>
          </table:table-cell>
          <table:table-cell office:value-type="float" office:value="1700" calcext:value-type="float">
            <text:p>1700</text:p>
          </table:table-cell>
          <table:table-cell office:value-type="float" office:value="1692" calcext:value-type="float">
            <text:p>1692</text:p>
          </table:table-cell>
          <table:table-cell office:value-type="float" office:value="1.028439" calcext:value-type="float">
            <text:p>1.028439</text:p>
          </table:table-cell>
          <table:table-cell office:value-type="float" office:value="100.60367" calcext:value-type="float">
            <text:p>100.60367</text:p>
          </table:table-cell>
          <table:table-cell office:value-type="float" office:value="99.575231" calcext:value-type="float">
            <text:p>99.575231</text:p>
          </table:table-cell>
          <table:table-cell office:value-type="float" office:value="0.005511" calcext:value-type="float">
            <text:p>0.005511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1008" calcext:value-type="float">
            <text:p>100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99.917003" calcext:value-type="float">
            <text:p>99.917003</text:p>
          </table:table-cell>
          <table:table-cell office:value-type="float" office:value="98.89793" calcext:value-type="float">
            <text:p>98.89793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74" calcext:value-type="float">
            <text:p>774</text:p>
          </table:table-cell>
          <table:table-cell office:value-type="float" office:value="564" calcext:value-type="float">
            <text:p>56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053695" calcext:value-type="float">
            <text:p>1.053695</text:p>
          </table:table-cell>
          <table:table-cell office:value-type="float" office:value="96.260067" calcext:value-type="float">
            <text:p>96.260067</text:p>
          </table:table-cell>
          <table:table-cell office:value-type="float" office:value="95.206372" calcext:value-type="float">
            <text:p>95.20637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272" calcext:value-type="float">
            <text:p>10272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3.731574" calcext:value-type="float">
            <text:p>3.731574</text:p>
          </table:table-cell>
          <table:table-cell office:value-type="float" office:value="99.260295" calcext:value-type="float">
            <text:p>99.260295</text:p>
          </table:table-cell>
          <table:table-cell office:value-type="float" office:value="95.52872" calcext:value-type="float">
            <text:p>95.5287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9232352" calcext:value-type="float">
            <text:p>9232352</text:p>
          </table:table-cell>
          <table:table-cell office:value-type="float" office:value="10990" calcext:value-type="float">
            <text:p>10990</text:p>
          </table:table-cell>
          <table:table-cell office:value-type="float" office:value="8776" calcext:value-type="float">
            <text:p>8776</text:p>
          </table:table-cell>
          <table:table-cell office:value-type="float" office:value="1.011362" calcext:value-type="float">
            <text:p>1.011362</text:p>
          </table:table-cell>
          <table:table-cell office:value-type="float" office:value="100.750869" calcext:value-type="float">
            <text:p>100.750869</text:p>
          </table:table-cell>
          <table:table-cell office:value-type="float" office:value="99.739507" calcext:value-type="float">
            <text:p>99.739507</text:p>
          </table:table-cell>
          <table:table-cell office:value-type="float" office:value="0.740517" calcext:value-type="float">
            <text:p>0.74051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59376" calcext:value-type="float">
            <text:p>11559376</text:p>
          </table:table-cell>
          <table:table-cell office:value-type="float" office:value="1998800" calcext:value-type="float">
            <text:p>1998800</text:p>
          </table:table-cell>
          <table:table-cell office:value-type="float" office:value="10988" calcext:value-type="float">
            <text:p>10988</text:p>
          </table:table-cell>
          <table:table-cell office:value-type="float" office:value="1900" calcext:value-type="float">
            <text:p>1900</text:p>
          </table:table-cell>
          <table:table-cell office:value-type="float" office:value="1.079034" calcext:value-type="float">
            <text:p>1.079034</text:p>
          </table:table-cell>
          <table:table-cell office:value-type="float" office:value="100.907644" calcext:value-type="float">
            <text:p>100.907644</text:p>
          </table:table-cell>
          <table:table-cell office:value-type="float" office:value="99.82861" calcext:value-type="float">
            <text:p>99.82861</text:p>
          </table:table-cell>
          <table:table-cell office:value-type="float" office:value="0.160179" calcext:value-type="float">
            <text:p>0.160179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776" calcext:value-type="float">
            <text:p>37776</text:p>
          </table:table-cell>
          <table:table-cell office:value-type="float" office:value="37344" calcext:value-type="float">
            <text:p>37344</text:p>
          </table:table-cell>
          <table:table-cell office:value-type="float" office:value="934" calcext:value-type="float">
            <text:p>934</text:p>
          </table:table-cell>
          <table:table-cell office:value-type="float" office:value="924" calcext:value-type="float">
            <text:p>924</text:p>
          </table:table-cell>
          <table:table-cell office:value-type="float" office:value="1.03902" calcext:value-type="float">
            <text:p>1.03902</text:p>
          </table:table-cell>
          <table:table-cell office:value-type="float" office:value="100.910389" calcext:value-type="float">
            <text:p>100.910389</text:p>
          </table:table-cell>
          <table:table-cell office:value-type="float" office:value="99.871369" calcext:value-type="float">
            <text:p>99.871369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8" calcext:value-type="float">
            <text:p>2488</text:p>
          </table:table-cell>
          <table:table-cell office:value-type="float" office:value="2064" calcext:value-type="float">
            <text:p>206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.028424" calcext:value-type="float">
            <text:p>1.028424</text:p>
          </table:table-cell>
          <table:table-cell office:value-type="float" office:value="100.104978" calcext:value-type="float">
            <text:p>100.104978</text:p>
          </table:table-cell>
          <table:table-cell office:value-type="float" office:value="99.076554" calcext:value-type="float">
            <text:p>99.07655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0" calcext:value-type="float">
            <text:p>1410</text:p>
          </table:table-cell>
          <table:table-cell office:value-type="float" office:value="1380" calcext:value-type="float">
            <text:p>138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.062547" calcext:value-type="float">
            <text:p>1.062547</text:p>
          </table:table-cell>
          <table:table-cell office:value-type="float" office:value="100.103372" calcext:value-type="float">
            <text:p>100.103372</text:p>
          </table:table-cell>
          <table:table-cell office:value-type="float" office:value="99.040826" calcext:value-type="float">
            <text:p>99.04082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864" calcext:value-type="float">
            <text:p>686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10456880" calcext:value-type="float">
            <text:p>10456880</text:p>
          </table:table-cell>
          <table:table-cell office:value-type="float" office:value="11089" calcext:value-type="float">
            <text:p>11089</text:p>
          </table:table-cell>
          <table:table-cell office:value-type="float" office:value="9940" calcext:value-type="float">
            <text:p>9940</text:p>
          </table:table-cell>
          <table:table-cell office:value-type="float" office:value="1.012262" calcext:value-type="float">
            <text:p>1.012262</text:p>
          </table:table-cell>
          <table:table-cell office:value-type="float" office:value="100.616703" calcext:value-type="float">
            <text:p>100.616703</text:p>
          </table:table-cell>
          <table:table-cell office:value-type="float" office:value="99.604441" calcext:value-type="float">
            <text:p>99.604441</text:p>
          </table:table-cell>
          <table:table-cell office:value-type="float" office:value="0.839873" calcext:value-type="float">
            <text:p>0.83987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3524" calcext:value-type="float">
            <text:p>11663524</text:p>
          </table:table-cell>
          <table:table-cell office:value-type="float" office:value="2431172" calcext:value-type="float">
            <text:p>2431172</text:p>
          </table:table-cell>
          <table:table-cell office:value-type="float" office:value="11087" calcext:value-type="float">
            <text:p>11087</text:p>
          </table:table-cell>
          <table:table-cell office:value-type="float" office:value="2311" calcext:value-type="float">
            <text:p>2311</text:p>
          </table:table-cell>
          <table:table-cell office:value-type="float" office:value="1.097309" calcext:value-type="float">
            <text:p>1.097309</text:p>
          </table:table-cell>
          <table:table-cell office:value-type="float" office:value="100.929342" calcext:value-type="float">
            <text:p>100.929342</text:p>
          </table:table-cell>
          <table:table-cell office:value-type="float" office:value="99.832033" calcext:value-type="float">
            <text:p>99.832033</text:p>
          </table:table-cell>
          <table:table-cell office:value-type="float" office:value="0.194821" calcext:value-type="float">
            <text:p>0.194821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096" calcext:value-type="float">
            <text:p>73096</text:p>
          </table:table-cell>
          <table:table-cell office:value-type="float" office:value="72856" calcext:value-type="float">
            <text:p>72856</text:p>
          </table:table-cell>
          <table:table-cell office:value-type="float" office:value="1805" calcext:value-type="float">
            <text:p>1805</text:p>
          </table:table-cell>
          <table:table-cell office:value-type="float" office:value="1799" calcext:value-type="float">
            <text:p>1799</text:p>
          </table:table-cell>
          <table:table-cell office:value-type="float" office:value="1.0398" calcext:value-type="float">
            <text:p>1.0398</text:p>
          </table:table-cell>
          <table:table-cell office:value-type="float" office:value="100.604221" calcext:value-type="float">
            <text:p>100.604221</text:p>
          </table:table-cell>
          <table:table-cell office:value-type="float" office:value="99.564421" calcext:value-type="float">
            <text:p>99.56442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3521" calcext:value-type="float">
            <text:p>1.023521</text:p>
          </table:table-cell>
          <table:table-cell office:value-type="float" office:value="98.050824" calcext:value-type="float">
            <text:p>98.050824</text:p>
          </table:table-cell>
          <table:table-cell office:value-type="float" office:value="97.027303" calcext:value-type="float">
            <text:p>97.02730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52" calcext:value-type="float">
            <text:p>552</text:p>
          </table:table-cell>
          <table:table-cell office:value-type="float" office:value="372" calcext:value-type="float">
            <text:p>37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058934" calcext:value-type="float">
            <text:p>1.058934</text:p>
          </table:table-cell>
          <table:table-cell office:value-type="float" office:value="71.315524" calcext:value-type="float">
            <text:p>71.315524</text:p>
          </table:table-cell>
          <table:table-cell office:value-type="float" office:value="70.25659" calcext:value-type="float">
            <text:p>70.25659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88" calcext:value-type="float">
            <text:p>11088</text:p>
          </table:table-cell>
          <table:table-cell office:value-type="float" office:value="10848" calcext:value-type="float">
            <text:p>10848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4.76237" calcext:value-type="float">
            <text:p>4.76237</text:p>
          </table:table-cell>
          <table:table-cell office:value-type="float" office:value="100.57246" calcext:value-type="float">
            <text:p>100.57246</text:p>
          </table:table-cell>
          <table:table-cell office:value-type="float" office:value="95.81009" calcext:value-type="float">
            <text:p>95.81009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10551560" calcext:value-type="float">
            <text:p>10551560</text:p>
          </table:table-cell>
          <table:table-cell office:value-type="float" office:value="11187" calcext:value-type="float">
            <text:p>11187</text:p>
          </table:table-cell>
          <table:table-cell office:value-type="float" office:value="10030" calcext:value-type="float">
            <text:p>10030</text:p>
          </table:table-cell>
          <table:table-cell office:value-type="float" office:value="1.010442" calcext:value-type="float">
            <text:p>1.010442</text:p>
          </table:table-cell>
          <table:table-cell office:value-type="float" office:value="100.485452" calcext:value-type="float">
            <text:p>100.485452</text:p>
          </table:table-cell>
          <table:table-cell office:value-type="float" office:value="99.47501" calcext:value-type="float">
            <text:p>99.47501</text:p>
          </table:table-cell>
          <table:table-cell office:value-type="float" office:value="0.84858" calcext:value-type="float">
            <text:p>0.84858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7672" calcext:value-type="float">
            <text:p>11767672</text:p>
          </table:table-cell>
          <table:table-cell office:value-type="float" office:value="2393300" calcext:value-type="float">
            <text:p>2393300</text:p>
          </table:table-cell>
          <table:table-cell office:value-type="float" office:value="11186" calcext:value-type="float">
            <text:p>11186</text:p>
          </table:table-cell>
          <table:table-cell office:value-type="float" office:value="2275" calcext:value-type="float">
            <text:p>2275</text:p>
          </table:table-cell>
          <table:table-cell office:value-type="float" office:value="1.081985" calcext:value-type="float">
            <text:p>1.081985</text:p>
          </table:table-cell>
          <table:table-cell office:value-type="float" office:value="101.09016" calcext:value-type="float">
            <text:p>101.09016</text:p>
          </table:table-cell>
          <table:table-cell office:value-type="float" office:value="100.008174" calcext:value-type="float">
            <text:p>100.008174</text:p>
          </table:table-cell>
          <table:table-cell office:value-type="float" office:value="0.191448" calcext:value-type="float">
            <text:p>0.191448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920" calcext:value-type="float">
            <text:p>75920</text:p>
          </table:table-cell>
          <table:table-cell office:value-type="float" office:value="75720" calcext:value-type="float">
            <text:p>75720</text:p>
          </table:table-cell>
          <table:table-cell office:value-type="float" office:value="1875" calcext:value-type="float">
            <text:p>1875</text:p>
          </table:table-cell>
          <table:table-cell office:value-type="float" office:value="1870" calcext:value-type="float">
            <text:p>1870</text:p>
          </table:table-cell>
          <table:table-cell office:value-type="float" office:value="1.031067" calcext:value-type="float">
            <text:p>1.031067</text:p>
          </table:table-cell>
          <table:table-cell office:value-type="float" office:value="100.810487" calcext:value-type="float">
            <text:p>100.810487</text:p>
          </table:table-cell>
          <table:table-cell office:value-type="float" office:value="99.77942" calcext:value-type="float">
            <text:p>99.7794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21741" calcext:value-type="float">
            <text:p>1.021741</text:p>
          </table:table-cell>
          <table:table-cell office:value-type="float" office:value="101.093172" calcext:value-type="float">
            <text:p>101.093172</text:p>
          </table:table-cell>
          <table:table-cell office:value-type="float" office:value="100.07143" calcext:value-type="float">
            <text:p>100.07143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82" calcext:value-type="float">
            <text:p>582</text:p>
          </table:table-cell>
          <table:table-cell office:value-type="float" office:value="432" calcext:value-type="float">
            <text:p>43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059977" calcext:value-type="float">
            <text:p>1.059977</text:p>
          </table:table-cell>
          <table:table-cell office:value-type="float" office:value="101.091766" calcext:value-type="float">
            <text:p>101.091766</text:p>
          </table:table-cell>
          <table:table-cell office:value-type="float" office:value="100.031789" calcext:value-type="float">
            <text:p>100.031789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48" calcext:value-type="float">
            <text:p>10848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.952533" calcext:value-type="float">
            <text:p>2.952533</text:p>
          </table:table-cell>
          <table:table-cell office:value-type="float" office:value="100.809021" calcext:value-type="float">
            <text:p>100.809021</text:p>
          </table:table-cell>
          <table:table-cell office:value-type="float" office:value="97.856488" calcext:value-type="float">
            <text:p>97.856488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10565236" calcext:value-type="float">
            <text:p>10565236</text:p>
          </table:table-cell>
          <table:table-cell office:value-type="float" office:value="11286" calcext:value-type="float">
            <text:p>11286</text:p>
          </table:table-cell>
          <table:table-cell office:value-type="float" office:value="10043" calcext:value-type="float">
            <text:p>10043</text:p>
          </table:table-cell>
          <table:table-cell office:value-type="float" office:value="1.011242" calcext:value-type="float">
            <text:p>1.011242</text:p>
          </table:table-cell>
          <table:table-cell office:value-type="float" office:value="100.579563" calcext:value-type="float">
            <text:p>100.579563</text:p>
          </table:table-cell>
          <table:table-cell office:value-type="float" office:value="99.568321" calcext:value-type="float">
            <text:p>99.568321</text:p>
          </table:table-cell>
          <table:table-cell office:value-type="float" office:value="0.848883" calcext:value-type="float">
            <text:p>0.848883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1820" calcext:value-type="float">
            <text:p>11871820</text:p>
          </table:table-cell>
          <table:table-cell office:value-type="float" office:value="2233396" calcext:value-type="float">
            <text:p>2233396</text:p>
          </table:table-cell>
          <table:table-cell office:value-type="float" office:value="11285" calcext:value-type="float">
            <text:p>11285</text:p>
          </table:table-cell>
          <table:table-cell office:value-type="float" office:value="2123" calcext:value-type="float">
            <text:p>2123</text:p>
          </table:table-cell>
          <table:table-cell office:value-type="float" office:value="1.089822" calcext:value-type="float">
            <text:p>1.089822</text:p>
          </table:table-cell>
          <table:table-cell office:value-type="float" office:value="100.901224" calcext:value-type="float">
            <text:p>100.901224</text:p>
          </table:table-cell>
          <table:table-cell office:value-type="float" office:value="99.811402" calcext:value-type="float">
            <text:p>99.811402</text:p>
          </table:table-cell>
          <table:table-cell office:value-type="float" office:value="0.179009" calcext:value-type="float">
            <text:p>0.17900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960" calcext:value-type="float">
            <text:p>79960</text:p>
          </table:table-cell>
          <table:table-cell office:value-type="float" office:value="79840" calcext:value-type="float">
            <text:p>79840</text:p>
          </table:table-cell>
          <table:table-cell office:value-type="float" office:value="1978" calcext:value-type="float">
            <text:p>1978</text:p>
          </table:table-cell>
          <table:table-cell office:value-type="float" office:value="1975" calcext:value-type="float">
            <text:p>1975</text:p>
          </table:table-cell>
          <table:table-cell office:value-type="float" office:value="1.03701" calcext:value-type="float">
            <text:p>1.03701</text:p>
          </table:table-cell>
          <table:table-cell office:value-type="float" office:value="100.589335" calcext:value-type="float">
            <text:p>100.589335</text:p>
          </table:table-cell>
          <table:table-cell office:value-type="float" office:value="99.552325" calcext:value-type="float">
            <text:p>99.552325</text:p>
          </table:table-cell>
          <table:table-cell office:value-type="float" office:value="0.006416" calcext:value-type="float">
            <text:p>0.006416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27924" calcext:value-type="float">
            <text:p>1.027924</text:p>
          </table:table-cell>
          <table:table-cell office:value-type="float" office:value="67.08828" calcext:value-type="float">
            <text:p>67.08828</text:p>
          </table:table-cell>
          <table:table-cell office:value-type="float" office:value="66.060356" calcext:value-type="float">
            <text:p>66.060356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14" calcext:value-type="float">
            <text:p>414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056044" calcext:value-type="float">
            <text:p>1.056044</text:p>
          </table:table-cell>
          <table:table-cell office:value-type="float" office:value="67.086814" calcext:value-type="float">
            <text:p>67.086814</text:p>
          </table:table-cell>
          <table:table-cell office:value-type="float" office:value="66.03077" calcext:value-type="float">
            <text:p>66.03077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752" calcext:value-type="float">
            <text:p>10752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3.545891" calcext:value-type="float">
            <text:p>3.545891</text:p>
          </table:table-cell>
          <table:table-cell office:value-type="float" office:value="100.456349" calcext:value-type="float">
            <text:p>100.456349</text:p>
          </table:table-cell>
          <table:table-cell office:value-type="float" office:value="96.910458" calcext:value-type="float">
            <text:p>96.910458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10634668" calcext:value-type="float">
            <text:p>10634668</text:p>
          </table:table-cell>
          <table:table-cell office:value-type="float" office:value="11386" calcext:value-type="float">
            <text:p>11386</text:p>
          </table:table-cell>
          <table:table-cell office:value-type="float" office:value="10109" calcext:value-type="float">
            <text:p>10109</text:p>
          </table:table-cell>
          <table:table-cell office:value-type="float" office:value="1.013502" calcext:value-type="float">
            <text:p>1.013502</text:p>
          </table:table-cell>
          <table:table-cell office:value-type="float" office:value="100.488811" calcext:value-type="float">
            <text:p>100.488811</text:p>
          </table:table-cell>
          <table:table-cell office:value-type="float" office:value="99.475309" calcext:value-type="float">
            <text:p>99.475309</text:p>
          </table:table-cell>
          <table:table-cell office:value-type="float" office:value="0.855261" calcext:value-type="float">
            <text:p>0.85526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5968" calcext:value-type="float">
            <text:p>11975968</text:p>
          </table:table-cell>
          <table:table-cell office:value-type="float" office:value="2233396" calcext:value-type="float">
            <text:p>2233396</text:p>
          </table:table-cell>
          <table:table-cell office:value-type="float" office:value="11384" calcext:value-type="float">
            <text:p>11384</text:p>
          </table:table-cell>
          <table:table-cell office:value-type="float" office:value="2123" calcext:value-type="float">
            <text:p>2123</text:p>
          </table:table-cell>
          <table:table-cell office:value-type="float" office:value="1.119839" calcext:value-type="float">
            <text:p>1.119839</text:p>
          </table:table-cell>
          <table:table-cell office:value-type="float" office:value="101.009532" calcext:value-type="float">
            <text:p>101.009532</text:p>
          </table:table-cell>
          <table:table-cell office:value-type="float" office:value="99.889693" calcext:value-type="float">
            <text:p>99.889693</text:p>
          </table:table-cell>
          <table:table-cell office:value-type="float" office:value="0.178869" calcext:value-type="float">
            <text:p>0.178869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584" calcext:value-type="float">
            <text:p>80584</text:p>
          </table:table-cell>
          <table:table-cell office:value-type="float" office:value="80368" calcext:value-type="float">
            <text:p>80368</text:p>
          </table:table-cell>
          <table:table-cell office:value-type="float" office:value="1991" calcext:value-type="float">
            <text:p>1991</text:p>
          </table:table-cell>
          <table:table-cell office:value-type="float" office:value="1986" calcext:value-type="float">
            <text:p>1986</text:p>
          </table:table-cell>
          <table:table-cell office:value-type="float" office:value="1.052064" calcext:value-type="float">
            <text:p>1.052064</text:p>
          </table:table-cell>
          <table:table-cell office:value-type="float" office:value="100.491755" calcext:value-type="float">
            <text:p>100.491755</text:p>
          </table:table-cell>
          <table:table-cell office:value-type="float" office:value="99.439691" calcext:value-type="float">
            <text:p>99.439691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2" calcext:value-type="float">
            <text:p>1152</text:p>
          </table:table-cell>
          <table:table-cell office:value-type="float" office:value="960" calcext:value-type="float">
            <text:p>96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.037297" calcext:value-type="float">
            <text:p>1.037297</text:p>
          </table:table-cell>
          <table:table-cell office:value-type="float" office:value="99.123376" calcext:value-type="float">
            <text:p>99.123376</text:p>
          </table:table-cell>
          <table:table-cell office:value-type="float" office:value="98.086079" calcext:value-type="float">
            <text:p>98.086079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04" calcext:value-type="float">
            <text:p>804</text:p>
          </table:table-cell>
          <table:table-cell office:value-type="float" office:value="564" calcext:value-type="float">
            <text:p>56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.070538" calcext:value-type="float">
            <text:p>1.070538</text:p>
          </table:table-cell>
          <table:table-cell office:value-type="float" office:value="96.915024" calcext:value-type="float">
            <text:p>96.915024</text:p>
          </table:table-cell>
          <table:table-cell office:value-type="float" office:value="95.844486" calcext:value-type="float">
            <text:p>95.844486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84" calcext:value-type="float">
            <text:p>11184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3.010133" calcext:value-type="float">
            <text:p>3.010133</text:p>
          </table:table-cell>
          <table:table-cell office:value-type="float" office:value="100.146948" calcext:value-type="float">
            <text:p>100.146948</text:p>
          </table:table-cell>
          <table:table-cell office:value-type="float" office:value="97.136814" calcext:value-type="float">
            <text:p>97.136814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10746180" calcext:value-type="float">
            <text:p>10746180</text:p>
          </table:table-cell>
          <table:table-cell office:value-type="float" office:value="11484" calcext:value-type="float">
            <text:p>11484</text:p>
          </table:table-cell>
          <table:table-cell office:value-type="float" office:value="10215" calcext:value-type="float">
            <text:p>10215</text:p>
          </table:table-cell>
          <table:table-cell office:value-type="float" office:value="1.010273" calcext:value-type="float">
            <text:p>1.010273</text:p>
          </table:table-cell>
          <table:table-cell office:value-type="float" office:value="100.361055" calcext:value-type="float">
            <text:p>100.361055</text:p>
          </table:table-cell>
          <table:table-cell office:value-type="float" office:value="99.350782" calcext:value-type="float">
            <text:p>99.350782</text:p>
          </table:table-cell>
          <table:table-cell office:value-type="float" office:value="0.865312" calcext:value-type="float">
            <text:p>0.86531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0116" calcext:value-type="float">
            <text:p>12080116</text:p>
          </table:table-cell>
          <table:table-cell office:value-type="float" office:value="2055608" calcext:value-type="float">
            <text:p>2055608</text:p>
          </table:table-cell>
          <table:table-cell office:value-type="float" office:value="11483" calcext:value-type="float">
            <text:p>11483</text:p>
          </table:table-cell>
          <table:table-cell office:value-type="float" office:value="1954" calcext:value-type="float">
            <text:p>1954</text:p>
          </table:table-cell>
          <table:table-cell office:value-type="float" office:value="3.100905" calcext:value-type="float">
            <text:p>3.100905</text:p>
          </table:table-cell>
          <table:table-cell office:value-type="float" office:value="100.6224" calcext:value-type="float">
            <text:p>100.6224</text:p>
          </table:table-cell>
          <table:table-cell office:value-type="float" office:value="97.521495" calcext:value-type="float">
            <text:p>97.521495</text:p>
          </table:table-cell>
          <table:table-cell office:value-type="float" office:value="0.168628" calcext:value-type="float">
            <text:p>0.168628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008" calcext:value-type="float">
            <text:p>82008</text:p>
          </table:table-cell>
          <table:table-cell office:value-type="float" office:value="81432" calcext:value-type="float">
            <text:p>81432</text:p>
          </table:table-cell>
          <table:table-cell office:value-type="float" office:value="2028" calcext:value-type="float">
            <text:p>2028</text:p>
          </table:table-cell>
          <table:table-cell office:value-type="float" office:value="2014" calcext:value-type="float">
            <text:p>2014</text:p>
          </table:table-cell>
          <table:table-cell office:value-type="float" office:value="1.034533" calcext:value-type="float">
            <text:p>1.034533</text:p>
          </table:table-cell>
          <table:table-cell office:value-type="float" office:value="100.108244" calcext:value-type="float">
            <text:p>100.108244</text:p>
          </table:table-cell>
          <table:table-cell office:value-type="float" office:value="99.073711" calcext:value-type="float">
            <text:p>99.073711</text:p>
          </table:table-cell>
          <table:table-cell office:value-type="float" office:value="0.006575" calcext:value-type="float">
            <text:p>0.00657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2" calcext:value-type="float">
            <text:p>952</text:p>
          </table:table-cell>
          <table:table-cell office:value-type="float" office:value="856" calcext:value-type="float">
            <text:p>85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.018244" calcext:value-type="float">
            <text:p>1.018244</text:p>
          </table:table-cell>
          <table:table-cell office:value-type="float" office:value="96.072224" calcext:value-type="float">
            <text:p>96.072224</text:p>
          </table:table-cell>
          <table:table-cell office:value-type="float" office:value="95.05398" calcext:value-type="float">
            <text:p>95.05398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6" calcext:value-type="float">
            <text:p>846</text:p>
          </table:table-cell>
          <table:table-cell office:value-type="float" office:value="726" calcext:value-type="float">
            <text:p>7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.047666" calcext:value-type="float">
            <text:p>3.047666</text:p>
          </table:table-cell>
          <table:table-cell office:value-type="float" office:value="96.563454" calcext:value-type="float">
            <text:p>96.563454</text:p>
          </table:table-cell>
          <table:table-cell office:value-type="float" office:value="93.515788" calcext:value-type="float">
            <text:p>93.51578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704" calcext:value-type="float">
            <text:p>10704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4.806209" calcext:value-type="float">
            <text:p>4.806209</text:p>
          </table:table-cell>
          <table:table-cell office:value-type="float" office:value="99.715858" calcext:value-type="float">
            <text:p>99.715858</text:p>
          </table:table-cell>
          <table:table-cell office:value-type="float" office:value="94.909649" calcext:value-type="float">
            <text:p>94.909649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10680956" calcext:value-type="float">
            <text:p>10680956</text:p>
          </table:table-cell>
          <table:table-cell office:value-type="float" office:value="11583" calcext:value-type="float">
            <text:p>11583</text:p>
          </table:table-cell>
          <table:table-cell office:value-type="float" office:value="10153" calcext:value-type="float">
            <text:p>10153</text:p>
          </table:table-cell>
          <table:table-cell office:value-type="float" office:value="1.011302" calcext:value-type="float">
            <text:p>1.011302</text:p>
          </table:table-cell>
          <table:table-cell office:value-type="float" office:value="100.25424" calcext:value-type="float">
            <text:p>100.25424</text:p>
          </table:table-cell>
          <table:table-cell office:value-type="float" office:value="99.242938" calcext:value-type="float">
            <text:p>99.242938</text:p>
          </table:table-cell>
          <table:table-cell office:value-type="float" office:value="0.860995" calcext:value-type="float">
            <text:p>0.860995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4264" calcext:value-type="float">
            <text:p>12184264</text:p>
          </table:table-cell>
          <table:table-cell office:value-type="float" office:value="2039828" calcext:value-type="float">
            <text:p>2039828</text:p>
          </table:table-cell>
          <table:table-cell office:value-type="float" office:value="11582" calcext:value-type="float">
            <text:p>11582</text:p>
          </table:table-cell>
          <table:table-cell office:value-type="float" office:value="1939" calcext:value-type="float">
            <text:p>1939</text:p>
          </table:table-cell>
          <table:table-cell office:value-type="float" office:value="1.090938" calcext:value-type="float">
            <text:p>1.090938</text:p>
          </table:table-cell>
          <table:table-cell office:value-type="float" office:value="100.797147" calcext:value-type="float">
            <text:p>100.797147</text:p>
          </table:table-cell>
          <table:table-cell office:value-type="float" office:value="99.706208" calcext:value-type="float">
            <text:p>99.706208</text:p>
          </table:table-cell>
          <table:table-cell office:value-type="float" office:value="0.163667" calcext:value-type="float">
            <text:p>0.163667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184" calcext:value-type="float">
            <text:p>85184</text:p>
          </table:table-cell>
          <table:table-cell office:value-type="float" office:value="84816" calcext:value-type="float">
            <text:p>84816</text:p>
          </table:table-cell>
          <table:table-cell office:value-type="float" office:value="2108" calcext:value-type="float">
            <text:p>2108</text:p>
          </table:table-cell>
          <table:table-cell office:value-type="float" office:value="2099" calcext:value-type="float">
            <text:p>2099</text:p>
          </table:table-cell>
          <table:table-cell office:value-type="float" office:value="1.035312" calcext:value-type="float">
            <text:p>1.035312</text:p>
          </table:table-cell>
          <table:table-cell office:value-type="float" office:value="100.293522" calcext:value-type="float">
            <text:p>100.293522</text:p>
          </table:table-cell>
          <table:table-cell office:value-type="float" office:value="99.25821" calcext:value-type="float">
            <text:p>99.25821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5947" calcext:value-type="float">
            <text:p>1.025947</text:p>
          </table:table-cell>
          <table:table-cell office:value-type="float" office:value="99.294341" calcext:value-type="float">
            <text:p>99.294341</text:p>
          </table:table-cell>
          <table:table-cell office:value-type="float" office:value="98.268394" calcext:value-type="float">
            <text:p>98.268394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054716" calcext:value-type="float">
            <text:p>1.054716</text:p>
          </table:table-cell>
          <table:table-cell office:value-type="float" office:value="99.297182" calcext:value-type="float">
            <text:p>99.297182</text:p>
          </table:table-cell>
          <table:table-cell office:value-type="float" office:value="98.242466" calcext:value-type="float">
            <text:p>98.24246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44" calcext:value-type="float">
            <text:p>10944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.838978" calcext:value-type="float">
            <text:p>2.838978</text:p>
          </table:table-cell>
          <table:table-cell office:value-type="float" office:value="100.272992" calcext:value-type="float">
            <text:p>100.272992</text:p>
          </table:table-cell>
          <table:table-cell office:value-type="float" office:value="97.434015" calcext:value-type="float">
            <text:p>97.434015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10930280" calcext:value-type="float">
            <text:p>10930280</text:p>
          </table:table-cell>
          <table:table-cell office:value-type="float" office:value="11683" calcext:value-type="float">
            <text:p>11683</text:p>
          </table:table-cell>
          <table:table-cell office:value-type="float" office:value="10390" calcext:value-type="float">
            <text:p>10390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46985" calcext:value-type="float">
            <text:p>100.46985</text:p>
          </table:table-cell>
          <table:table-cell office:value-type="float" office:value="99.456569" calcext:value-type="float">
            <text:p>99.456569</text:p>
          </table:table-cell>
          <table:table-cell office:value-type="float" office:value="0.8792" calcext:value-type="float">
            <text:p>0.8792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88412" calcext:value-type="float">
            <text:p>12288412</text:p>
          </table:table-cell>
          <table:table-cell office:value-type="float" office:value="1756840" calcext:value-type="float">
            <text:p>1756840</text:p>
          </table:table-cell>
          <table:table-cell office:value-type="float" office:value="11681" calcext:value-type="float">
            <text:p>11681</text:p>
          </table:table-cell>
          <table:table-cell office:value-type="float" office:value="1670" calcext:value-type="float">
            <text:p>1670</text:p>
          </table:table-cell>
          <table:table-cell office:value-type="float" office:value="1.09809" calcext:value-type="float">
            <text:p>1.09809</text:p>
          </table:table-cell>
          <table:table-cell office:value-type="float" office:value="100.490003" calcext:value-type="float">
            <text:p>100.490003</text:p>
          </table:table-cell>
          <table:table-cell office:value-type="float" office:value="99.391913" calcext:value-type="float">
            <text:p>99.391913</text:p>
          </table:table-cell>
          <table:table-cell office:value-type="float" office:value="0.141407" calcext:value-type="float">
            <text:p>0.14140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432" calcext:value-type="float">
            <text:p>92432</text:p>
          </table:table-cell>
          <table:table-cell office:value-type="float" office:value="92152" calcext:value-type="float">
            <text:p>92152</text:p>
          </table:table-cell>
          <table:table-cell office:value-type="float" office:value="2288" calcext:value-type="float">
            <text:p>2288</text:p>
          </table:table-cell>
          <table:table-cell office:value-type="float" office:value="2281" calcext:value-type="float">
            <text:p>2281</text:p>
          </table:table-cell>
          <table:table-cell office:value-type="float" office:value="1.045192" calcext:value-type="float">
            <text:p>1.045192</text:p>
          </table:table-cell>
          <table:table-cell office:value-type="float" office:value="100.764196" calcext:value-type="float">
            <text:p>100.764196</text:p>
          </table:table-cell>
          <table:table-cell office:value-type="float" office:value="99.719004" calcext:value-type="float">
            <text:p>99.719004</text:p>
          </table:table-cell>
          <table:table-cell office:value-type="float" office:value="0.007393" calcext:value-type="float">
            <text:p>0.007393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35886" calcext:value-type="float">
            <text:p>1.035886</text:p>
          </table:table-cell>
          <table:table-cell office:value-type="float" office:value="100.271979" calcext:value-type="float">
            <text:p>100.271979</text:p>
          </table:table-cell>
          <table:table-cell office:value-type="float" office:value="99.236093" calcext:value-type="float">
            <text:p>99.23609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72" calcext:value-type="float">
            <text:p>672</text:p>
          </table:table-cell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063196" calcext:value-type="float">
            <text:p>1.063196</text:p>
          </table:table-cell>
          <table:table-cell office:value-type="float" office:value="100.761367" calcext:value-type="float">
            <text:p>100.761367</text:p>
          </table:table-cell>
          <table:table-cell office:value-type="float" office:value="99.698171" calcext:value-type="float">
            <text:p>99.69817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92" calcext:value-type="float">
            <text:p>10992</text:p>
          </table:table-cell>
          <table:table-cell office:value-type="float" office:value="10944" calcext:value-type="float">
            <text:p>1094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.910822" calcext:value-type="float">
            <text:p>2.910822</text:p>
          </table:table-cell>
          <table:table-cell office:value-type="float" office:value="99.799295" calcext:value-type="float">
            <text:p>99.799295</text:p>
          </table:table-cell>
          <table:table-cell office:value-type="float" office:value="96.888473" calcext:value-type="float">
            <text:p>96.888473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10797728" calcext:value-type="float">
            <text:p>10797728</text:p>
          </table:table-cell>
          <table:table-cell office:value-type="float" office:value="11782" calcext:value-type="float">
            <text:p>11782</text:p>
          </table:table-cell>
          <table:table-cell office:value-type="float" office:value="10264" calcext:value-type="float">
            <text:p>10264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100.42874" calcext:value-type="float">
            <text:p>100.42874</text:p>
          </table:table-cell>
          <table:table-cell office:value-type="float" office:value="99.420499" calcext:value-type="float">
            <text:p>99.420499</text:p>
          </table:table-cell>
          <table:table-cell office:value-type="float" office:value="0.868853" calcext:value-type="float">
            <text:p>0.868853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2560" calcext:value-type="float">
            <text:p>12392560</text:p>
          </table:table-cell>
          <table:table-cell office:value-type="float" office:value="1787348" calcext:value-type="float">
            <text:p>1787348</text:p>
          </table:table-cell>
          <table:table-cell office:value-type="float" office:value="11780" calcext:value-type="float">
            <text:p>11780</text:p>
          </table:table-cell>
          <table:table-cell office:value-type="float" office:value="1699" calcext:value-type="float">
            <text:p>1699</text:p>
          </table:table-cell>
          <table:table-cell office:value-type="float" office:value="1.068019" calcext:value-type="float">
            <text:p>1.068019</text:p>
          </table:table-cell>
          <table:table-cell office:value-type="float" office:value="100.946581" calcext:value-type="float">
            <text:p>100.946581</text:p>
          </table:table-cell>
          <table:table-cell office:value-type="float" office:value="99.878561" calcext:value-type="float">
            <text:p>99.878561</text:p>
          </table:table-cell>
          <table:table-cell office:value-type="float" office:value="0.143162" calcext:value-type="float">
            <text:p>0.143162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368" calcext:value-type="float">
            <text:p>91368</text:p>
          </table:table-cell>
          <table:table-cell office:value-type="float" office:value="90760" calcext:value-type="float">
            <text:p>90760</text:p>
          </table:table-cell>
          <table:table-cell office:value-type="float" office:value="2262" calcext:value-type="float">
            <text:p>2262</text:p>
          </table:table-cell>
          <table:table-cell office:value-type="float" office:value="2247" calcext:value-type="float">
            <text:p>2247</text:p>
          </table:table-cell>
          <table:table-cell office:value-type="float" office:value="1.025719" calcext:value-type="float">
            <text:p>1.025719</text:p>
          </table:table-cell>
          <table:table-cell office:value-type="float" office:value="100.446568" calcext:value-type="float">
            <text:p>100.446568</text:p>
          </table:table-cell>
          <table:table-cell office:value-type="float" office:value="99.420849" calcext:value-type="float">
            <text:p>99.420849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16433" calcext:value-type="float">
            <text:p>1.016433</text:p>
          </table:table-cell>
          <table:table-cell office:value-type="float" office:value="94.117648" calcext:value-type="float">
            <text:p>94.117648</text:p>
          </table:table-cell>
          <table:table-cell office:value-type="float" office:value="93.101215" calcext:value-type="float">
            <text:p>93.101215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6" calcext:value-type="float">
            <text:p>516</text:p>
          </table:table-cell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03774" calcext:value-type="float">
            <text:p>1.03774</text:p>
          </table:table-cell>
          <table:table-cell office:value-type="float" office:value="94.110819" calcext:value-type="float">
            <text:p>94.110819</text:p>
          </table:table-cell>
          <table:table-cell office:value-type="float" office:value="93.073079" calcext:value-type="float">
            <text:p>93.07307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752" calcext:value-type="float">
            <text:p>10752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3.566367" calcext:value-type="float">
            <text:p>3.566367</text:p>
          </table:table-cell>
          <table:table-cell office:value-type="float" office:value="100.15216" calcext:value-type="float">
            <text:p>100.15216</text:p>
          </table:table-cell>
          <table:table-cell office:value-type="float" office:value="96.585793" calcext:value-type="float">
            <text:p>96.585793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10598900" calcext:value-type="float">
            <text:p>10598900</text:p>
          </table:table-cell>
          <table:table-cell office:value-type="float" office:value="11881" calcext:value-type="float">
            <text:p>11881</text:p>
          </table:table-cell>
          <table:table-cell office:value-type="float" office:value="10075" calcext:value-type="float">
            <text:p>10075</text:p>
          </table:table-cell>
          <table:table-cell office:value-type="float" office:value="1.019551" calcext:value-type="float">
            <text:p>1.019551</text:p>
          </table:table-cell>
          <table:table-cell office:value-type="float" office:value="100.648707" calcext:value-type="float">
            <text:p>100.648707</text:p>
          </table:table-cell>
          <table:table-cell office:value-type="float" office:value="99.629156" calcext:value-type="float">
            <text:p>99.629156</text:p>
          </table:table-cell>
          <table:table-cell office:value-type="float" office:value="0.851068" calcext:value-type="float">
            <text:p>0.85106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6708" calcext:value-type="float">
            <text:p>12496708</text:p>
          </table:table-cell>
          <table:table-cell office:value-type="float" office:value="1920952" calcext:value-type="float">
            <text:p>1920952</text:p>
          </table:table-cell>
          <table:table-cell office:value-type="float" office:value="11879" calcext:value-type="float">
            <text:p>11879</text:p>
          </table:table-cell>
          <table:table-cell office:value-type="float" office:value="1826" calcext:value-type="float">
            <text:p>1826</text:p>
          </table:table-cell>
          <table:table-cell office:value-type="float" office:value="1.318704" calcext:value-type="float">
            <text:p>1.318704</text:p>
          </table:table-cell>
          <table:table-cell office:value-type="float" office:value="101.284389" calcext:value-type="float">
            <text:p>101.284389</text:p>
          </table:table-cell>
          <table:table-cell office:value-type="float" office:value="99.965685" calcext:value-type="float">
            <text:p>99.965685</text:p>
          </table:table-cell>
          <table:table-cell office:value-type="float" office:value="0.153729" calcext:value-type="float">
            <text:p>0.15372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632" calcext:value-type="float">
            <text:p>89632</text:p>
          </table:table-cell>
          <table:table-cell office:value-type="float" office:value="88728" calcext:value-type="float">
            <text:p>88728</text:p>
          </table:table-cell>
          <table:table-cell office:value-type="float" office:value="2219" calcext:value-type="float">
            <text:p>2219</text:p>
          </table:table-cell>
          <table:table-cell office:value-type="float" office:value="2197" calcext:value-type="float">
            <text:p>2197</text:p>
          </table:table-cell>
          <table:table-cell office:value-type="float" office:value="1.267886" calcext:value-type="float">
            <text:p>1.267886</text:p>
          </table:table-cell>
          <table:table-cell office:value-type="float" office:value="100.837074" calcext:value-type="float">
            <text:p>100.837074</text:p>
          </table:table-cell>
          <table:table-cell office:value-type="float" office:value="99.569188" calcext:value-type="float">
            <text:p>99.569188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6" calcext:value-type="float">
            <text:p>1616</text:p>
          </table:table-cell>
          <table:table-cell office:value-type="float" office:value="1280" calcext:value-type="float">
            <text:p>128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.25764" calcext:value-type="float">
            <text:p>1.25764</text:p>
          </table:table-cell>
          <table:table-cell office:value-type="float" office:value="100.839914" calcext:value-type="float">
            <text:p>100.839914</text:p>
          </table:table-cell>
          <table:table-cell office:value-type="float" office:value="99.582274" calcext:value-type="float">
            <text:p>99.58227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62" calcext:value-type="float">
            <text:p>1062</text:p>
          </table:table-cell>
          <table:table-cell office:value-type="float" office:value="942" calcext:value-type="float">
            <text:p>94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.28589" calcext:value-type="float">
            <text:p>1.28589</text:p>
          </table:table-cell>
          <table:table-cell office:value-type="float" office:value="100.838448" calcext:value-type="float">
            <text:p>100.838448</text:p>
          </table:table-cell>
          <table:table-cell office:value-type="float" office:value="99.552558" calcext:value-type="float">
            <text:p>99.552558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96" calcext:value-type="float">
            <text:p>10896</text:p>
          </table:table-cell>
          <table:table-cell office:value-type="float" office:value="10752" calcext:value-type="float">
            <text:p>10752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4.069592" calcext:value-type="float">
            <text:p>4.069592</text:p>
          </table:table-cell>
          <table:table-cell office:value-type="float" office:value="100.570082" calcext:value-type="float">
            <text:p>100.570082</text:p>
          </table:table-cell>
          <table:table-cell office:value-type="float" office:value="96.500491" calcext:value-type="float">
            <text:p>96.500491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10881888" calcext:value-type="float">
            <text:p>10881888</text:p>
          </table:table-cell>
          <table:table-cell office:value-type="float" office:value="11979" calcext:value-type="float">
            <text:p>11979</text:p>
          </table:table-cell>
          <table:table-cell office:value-type="float" office:value="10344" calcext:value-type="float">
            <text:p>10344</text:p>
          </table:table-cell>
          <table:table-cell office:value-type="float" office:value="1.020504" calcext:value-type="float">
            <text:p>1.020504</text:p>
          </table:table-cell>
          <table:table-cell office:value-type="float" office:value="100.34843" calcext:value-type="float">
            <text:p>100.34843</text:p>
          </table:table-cell>
          <table:table-cell office:value-type="float" office:value="99.327926" calcext:value-type="float">
            <text:p>99.327926</text:p>
          </table:table-cell>
          <table:table-cell office:value-type="float" office:value="0.876441" calcext:value-type="float">
            <text:p>0.87644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0856" calcext:value-type="float">
            <text:p>12600856</text:p>
          </table:table-cell>
          <table:table-cell office:value-type="float" office:value="1675836" calcext:value-type="float">
            <text:p>1675836</text:p>
          </table:table-cell>
          <table:table-cell office:value-type="float" office:value="11978" calcext:value-type="float">
            <text:p>11978</text:p>
          </table:table-cell>
          <table:table-cell office:value-type="float" office:value="1593" calcext:value-type="float">
            <text:p>1593</text:p>
          </table:table-cell>
          <table:table-cell office:value-type="float" office:value="1.100174" calcext:value-type="float">
            <text:p>1.100174</text:p>
          </table:table-cell>
          <table:table-cell office:value-type="float" office:value="100.811602" calcext:value-type="float">
            <text:p>100.811602</text:p>
          </table:table-cell>
          <table:table-cell office:value-type="float" office:value="99.711428" calcext:value-type="float">
            <text:p>99.711428</text:p>
          </table:table-cell>
          <table:table-cell office:value-type="float" office:value="0.134455" calcext:value-type="float">
            <text:p>0.13445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440" calcext:value-type="float">
            <text:p>93440</text:p>
          </table:table-cell>
          <table:table-cell office:value-type="float" office:value="92784" calcext:value-type="float">
            <text:p>92784</text:p>
          </table:table-cell>
          <table:table-cell office:value-type="float" office:value="2315" calcext:value-type="float">
            <text:p>2315</text:p>
          </table:table-cell>
          <table:table-cell office:value-type="float" office:value="2299" calcext:value-type="float">
            <text:p>2299</text:p>
          </table:table-cell>
          <table:table-cell office:value-type="float" office:value="1.048285" calcext:value-type="float">
            <text:p>1.048285</text:p>
          </table:table-cell>
          <table:table-cell office:value-type="float" office:value="100.487917" calcext:value-type="float">
            <text:p>100.487917</text:p>
          </table:table-cell>
          <table:table-cell office:value-type="float" office:value="99.439633" calcext:value-type="float">
            <text:p>99.439633</text:p>
          </table:table-cell>
          <table:table-cell office:value-type="float" office:value="0.007465" calcext:value-type="float">
            <text:p>0.00746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720" calcext:value-type="float">
            <text:p>7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.027773" calcext:value-type="float">
            <text:p>1.027773</text:p>
          </table:table-cell>
          <table:table-cell office:value-type="float" office:value="89.970591" calcext:value-type="float">
            <text:p>89.970591</text:p>
          </table:table-cell>
          <table:table-cell office:value-type="float" office:value="88.942818" calcext:value-type="float">
            <text:p>88.94281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6" calcext:value-type="float">
            <text:p>846</text:p>
          </table:table-cell>
          <table:table-cell office:value-type="float" office:value="636" calcext:value-type="float">
            <text:p>63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078305" calcext:value-type="float">
            <text:p>1.078305</text:p>
          </table:table-cell>
          <table:table-cell office:value-type="float" office:value="89.963543" calcext:value-type="float">
            <text:p>89.963543</text:p>
          </table:table-cell>
          <table:table-cell office:value-type="float" office:value="88.885237" calcext:value-type="float">
            <text:p>88.88523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60" calcext:value-type="float">
            <text:p>10560</text:p>
          </table:table-cell>
          <table:table-cell office:value-type="float" office:value="10512" calcext:value-type="float">
            <text:p>10512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3.079977" calcext:value-type="float">
            <text:p>3.079977</text:p>
          </table:table-cell>
          <table:table-cell office:value-type="float" office:value="100.486511" calcext:value-type="float">
            <text:p>100.486511</text:p>
          </table:table-cell>
          <table:table-cell office:value-type="float" office:value="97.406534" calcext:value-type="float">
            <text:p>97.406534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10857692" calcext:value-type="float">
            <text:p>10857692</text:p>
          </table:table-cell>
          <table:table-cell office:value-type="float" office:value="12079" calcext:value-type="float">
            <text:p>12079</text:p>
          </table:table-cell>
          <table:table-cell office:value-type="float" office:value="10321" calcext:value-type="float">
            <text:p>10321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100.600875" calcext:value-type="float">
            <text:p>100.600875</text:p>
          </table:table-cell>
          <table:table-cell office:value-type="float" office:value="99.588662" calcext:value-type="float">
            <text:p>99.588662</text:p>
          </table:table-cell>
          <table:table-cell office:value-type="float" office:value="0.872203" calcext:value-type="float">
            <text:p>0.872203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5004" calcext:value-type="float">
            <text:p>12705004</text:p>
          </table:table-cell>
          <table:table-cell office:value-type="float" office:value="1904120" calcext:value-type="float">
            <text:p>1904120</text:p>
          </table:table-cell>
          <table:table-cell office:value-type="float" office:value="12077" calcext:value-type="float">
            <text:p>12077</text:p>
          </table:table-cell>
          <table:table-cell office:value-type="float" office:value="1810" calcext:value-type="float">
            <text:p>1810</text:p>
          </table:table-cell>
          <table:table-cell office:value-type="float" office:value="1.096079" calcext:value-type="float">
            <text:p>1.096079</text:p>
          </table:table-cell>
          <table:table-cell office:value-type="float" office:value="100.773597" calcext:value-type="float">
            <text:p>100.773597</text:p>
          </table:table-cell>
          <table:table-cell office:value-type="float" office:value="99.677518" calcext:value-type="float">
            <text:p>99.677518</text:p>
          </table:table-cell>
          <table:table-cell office:value-type="float" office:value="0.152822" calcext:value-type="float">
            <text:p>0.152822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952" calcext:value-type="float">
            <text:p>86952</text:p>
          </table:table-cell>
          <table:table-cell office:value-type="float" office:value="86112" calcext:value-type="float">
            <text:p>86112</text:p>
          </table:table-cell>
          <table:table-cell office:value-type="float" office:value="2151" calcext:value-type="float">
            <text:p>2151</text:p>
          </table:table-cell>
          <table:table-cell office:value-type="float" office:value="2131" calcext:value-type="float">
            <text:p>2131</text:p>
          </table:table-cell>
          <table:table-cell office:value-type="float" office:value="1.044271" calcext:value-type="float">
            <text:p>1.044271</text:p>
          </table:table-cell>
          <table:table-cell office:value-type="float" office:value="99.592289" calcext:value-type="float">
            <text:p>99.592289</text:p>
          </table:table-cell>
          <table:table-cell office:value-type="float" office:value="98.548018" calcext:value-type="float">
            <text:p>98.548018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0" calcext:value-type="float">
            <text:p>1720</text:p>
          </table:table-cell>
          <table:table-cell office:value-type="float" office:value="1528" calcext:value-type="float">
            <text:p>15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.034785" calcext:value-type="float">
            <text:p>1.034785</text:p>
          </table:table-cell>
          <table:table-cell office:value-type="float" office:value="95.165359" calcext:value-type="float">
            <text:p>95.165359</text:p>
          </table:table-cell>
          <table:table-cell office:value-type="float" office:value="94.130574" calcext:value-type="float">
            <text:p>94.13057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22" calcext:value-type="float">
            <text:p>1122</text:p>
          </table:table-cell>
          <table:table-cell office:value-type="float" office:value="882" calcext:value-type="float">
            <text:p>88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.063305" calcext:value-type="float">
            <text:p>1.063305</text:p>
          </table:table-cell>
          <table:table-cell office:value-type="float" office:value="99.593623" calcext:value-type="float">
            <text:p>99.593623</text:p>
          </table:table-cell>
          <table:table-cell office:value-type="float" office:value="98.530318" calcext:value-type="float">
            <text:p>98.530318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4" calcext:value-type="float">
            <text:p>10224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4.821212" calcext:value-type="float">
            <text:p>4.821212</text:p>
          </table:table-cell>
          <table:table-cell office:value-type="float" office:value="100.248745" calcext:value-type="float">
            <text:p>100.248745</text:p>
          </table:table-cell>
          <table:table-cell office:value-type="float" office:value="95.427534" calcext:value-type="float">
            <text:p>95.427534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10838756" calcext:value-type="float">
            <text:p>10838756</text:p>
          </table:table-cell>
          <table:table-cell office:value-type="float" office:value="12178" calcext:value-type="float">
            <text:p>12178</text:p>
          </table:table-cell>
          <table:table-cell office:value-type="float" office:value="10303" calcext:value-type="float">
            <text:p>10303</text:p>
          </table:table-cell>
          <table:table-cell office:value-type="float" office:value="1.018382" calcext:value-type="float">
            <text:p>1.018382</text:p>
          </table:table-cell>
          <table:table-cell office:value-type="float" office:value="100.389864" calcext:value-type="float">
            <text:p>100.389864</text:p>
          </table:table-cell>
          <table:table-cell office:value-type="float" office:value="99.371482" calcext:value-type="float">
            <text:p>99.371482</text:p>
          </table:table-cell>
          <table:table-cell office:value-type="float" office:value="0.872585" calcext:value-type="float">
            <text:p>0.872585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09152" calcext:value-type="float">
            <text:p>12809152</text:p>
          </table:table-cell>
          <table:table-cell office:value-type="float" office:value="1751580" calcext:value-type="float">
            <text:p>1751580</text:p>
          </table:table-cell>
          <table:table-cell office:value-type="float" office:value="12176" calcext:value-type="float">
            <text:p>12176</text:p>
          </table:table-cell>
          <table:table-cell office:value-type="float" office:value="1665" calcext:value-type="float">
            <text:p>1665</text:p>
          </table:table-cell>
          <table:table-cell office:value-type="float" office:value="1.307665" calcext:value-type="float">
            <text:p>1.307665</text:p>
          </table:table-cell>
          <table:table-cell office:value-type="float" office:value="100.897799" calcext:value-type="float">
            <text:p>100.897799</text:p>
          </table:table-cell>
          <table:table-cell office:value-type="float" office:value="99.590133" calcext:value-type="float">
            <text:p>99.590133</text:p>
          </table:table-cell>
          <table:table-cell office:value-type="float" office:value="0.140703" calcext:value-type="float">
            <text:p>0.140703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984" calcext:value-type="float">
            <text:p>90984</text:p>
          </table:table-cell>
          <table:table-cell office:value-type="float" office:value="89568" calcext:value-type="float">
            <text:p>89568</text:p>
          </table:table-cell>
          <table:table-cell office:value-type="float" office:value="2250" calcext:value-type="float">
            <text:p>2250</text:p>
          </table:table-cell>
          <table:table-cell office:value-type="float" office:value="2216" calcext:value-type="float">
            <text:p>2216</text:p>
          </table:table-cell>
          <table:table-cell office:value-type="float" office:value="1.26151" calcext:value-type="float">
            <text:p>1.26151</text:p>
          </table:table-cell>
          <table:table-cell office:value-type="float" office:value="100.928711" calcext:value-type="float">
            <text:p>100.928711</text:p>
          </table:table-cell>
          <table:table-cell office:value-type="float" office:value="99.667201" calcext:value-type="float">
            <text:p>99.667201</text:p>
          </table:table-cell>
          <table:table-cell office:value-type="float" office:value="0.007189" calcext:value-type="float">
            <text:p>0.007189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0" calcext:value-type="float">
            <text:p>1960</text:p>
          </table:table-cell>
          <table:table-cell office:value-type="float" office:value="1720" calcext:value-type="float">
            <text:p>172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.252064" calcext:value-type="float">
            <text:p>1.252064</text:p>
          </table:table-cell>
          <table:table-cell office:value-type="float" office:value="100.927045" calcext:value-type="float">
            <text:p>100.927045</text:p>
          </table:table-cell>
          <table:table-cell office:value-type="float" office:value="99.674981" calcext:value-type="float">
            <text:p>99.67498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30" calcext:value-type="float">
            <text:p>1230</text:p>
          </table:table-cell>
          <table:table-cell office:value-type="float" office:value="882" calcext:value-type="float">
            <text:p>88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.279974" calcext:value-type="float">
            <text:p>1.279974</text:p>
          </table:table-cell>
          <table:table-cell office:value-type="float" office:value="100.90613" calcext:value-type="float">
            <text:p>100.90613</text:p>
          </table:table-cell>
          <table:table-cell office:value-type="float" office:value="99.626156" calcext:value-type="float">
            <text:p>99.626156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86" calcext:value-type="float">
            <text:p>10686</text:p>
          </table:table-cell>
          <table:table-cell office:value-type="float" office:value="10638" calcext:value-type="float">
            <text:p>10638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3.20136" calcext:value-type="float">
            <text:p>3.20136</text:p>
          </table:table-cell>
          <table:table-cell office:value-type="float" office:value="101.080925" calcext:value-type="float">
            <text:p>101.080925</text:p>
          </table:table-cell>
          <table:table-cell office:value-type="float" office:value="97.879565" calcext:value-type="float">
            <text:p>97.879565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10669384" calcext:value-type="float">
            <text:p>10669384</text:p>
          </table:table-cell>
          <table:table-cell office:value-type="float" office:value="12277" calcext:value-type="float">
            <text:p>12277</text:p>
          </table:table-cell>
          <table:table-cell office:value-type="float" office:value="10142" calcext:value-type="float">
            <text:p>10142</text:p>
          </table:table-cell>
          <table:table-cell office:value-type="float" office:value="1.008222" calcext:value-type="float">
            <text:p>1.008222</text:p>
          </table:table-cell>
          <table:table-cell office:value-type="float" office:value="100.495276" calcext:value-type="float">
            <text:p>100.495276</text:p>
          </table:table-cell>
          <table:table-cell office:value-type="float" office:value="99.487054" calcext:value-type="float">
            <text:p>99.487054</text:p>
          </table:table-cell>
          <table:table-cell office:value-type="float" office:value="0.857952" calcext:value-type="float">
            <text:p>0.85795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3300" calcext:value-type="float">
            <text:p>12913300</text:p>
          </table:table-cell>
          <table:table-cell office:value-type="float" office:value="1818908" calcext:value-type="float">
            <text:p>1818908</text:p>
          </table:table-cell>
          <table:table-cell office:value-type="float" office:value="12275" calcext:value-type="float">
            <text:p>12275</text:p>
          </table:table-cell>
          <table:table-cell office:value-type="float" office:value="1729" calcext:value-type="float">
            <text:p>1729</text:p>
          </table:table-cell>
          <table:table-cell office:value-type="float" office:value="1.098686" calcext:value-type="float">
            <text:p>1.098686</text:p>
          </table:table-cell>
          <table:table-cell office:value-type="float" office:value="100.741686" calcext:value-type="float">
            <text:p>100.741686</text:p>
          </table:table-cell>
          <table:table-cell office:value-type="float" office:value="99.643" calcext:value-type="float">
            <text:p>99.643</text:p>
          </table:table-cell>
          <table:table-cell office:value-type="float" office:value="0.146034" calcext:value-type="float">
            <text:p>0.146034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416" calcext:value-type="float">
            <text:p>91416</text:p>
          </table:table-cell>
          <table:table-cell office:value-type="float" office:value="90232" calcext:value-type="float">
            <text:p>90232</text:p>
          </table:table-cell>
          <table:table-cell office:value-type="float" office:value="2262" calcext:value-type="float">
            <text:p>2262</text:p>
          </table:table-cell>
          <table:table-cell office:value-type="float" office:value="2234" calcext:value-type="float">
            <text:p>2234</text:p>
          </table:table-cell>
          <table:table-cell office:value-type="float" office:value="1.032792" calcext:value-type="float">
            <text:p>1.032792</text:p>
          </table:table-cell>
          <table:table-cell office:value-type="float" office:value="100.834257" calcext:value-type="float">
            <text:p>100.834257</text:p>
          </table:table-cell>
          <table:table-cell office:value-type="float" office:value="99.801465" calcext:value-type="float">
            <text:p>99.801465</text:p>
          </table:table-cell>
          <table:table-cell office:value-type="float" office:value="0.007233" calcext:value-type="float">
            <text:p>0.007233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8" calcext:value-type="float">
            <text:p>2328</text:p>
          </table:table-cell>
          <table:table-cell office:value-type="float" office:value="1760" calcext:value-type="float">
            <text:p>1760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.023766" calcext:value-type="float">
            <text:p>1.023766</text:p>
          </table:table-cell>
          <table:table-cell office:value-type="float" office:value="100.901825" calcext:value-type="float">
            <text:p>100.901825</text:p>
          </table:table-cell>
          <table:table-cell office:value-type="float" office:value="99.878059" calcext:value-type="float">
            <text:p>99.878059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62" calcext:value-type="float">
            <text:p>1362</text:p>
          </table:table-cell>
          <table:table-cell office:value-type="float" office:value="1212" calcext:value-type="float">
            <text:p>121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.044833" calcext:value-type="float">
            <text:p>1.044833</text:p>
          </table:table-cell>
          <table:table-cell office:value-type="float" office:value="95.625025" calcext:value-type="float">
            <text:p>95.625025</text:p>
          </table:table-cell>
          <table:table-cell office:value-type="float" office:value="94.580191" calcext:value-type="float">
            <text:p>94.58019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10" calcext:value-type="float">
            <text:p>10110</text:p>
          </table:table-cell>
          <table:table-cell office:value-type="float" office:value="10062" calcext:value-type="float">
            <text:p>10062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3.048656" calcext:value-type="float">
            <text:p>3.048656</text:p>
          </table:table-cell>
          <table:table-cell office:value-type="float" office:value="100.903159" calcext:value-type="float">
            <text:p>100.903159</text:p>
          </table:table-cell>
          <table:table-cell office:value-type="float" office:value="97.854502" calcext:value-type="float">
            <text:p>97.854502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10745128" calcext:value-type="float">
            <text:p>10745128</text:p>
          </table:table-cell>
          <table:table-cell office:value-type="float" office:value="12375" calcext:value-type="float">
            <text:p>12375</text:p>
          </table:table-cell>
          <table:table-cell office:value-type="float" office:value="10214" calcext:value-type="float">
            <text:p>10214</text:p>
          </table:table-cell>
          <table:table-cell office:value-type="float" office:value="1.010353" calcext:value-type="float">
            <text:p>1.010353</text:p>
          </table:table-cell>
          <table:table-cell office:value-type="float" office:value="100.492056" calcext:value-type="float">
            <text:p>100.492056</text:p>
          </table:table-cell>
          <table:table-cell office:value-type="float" office:value="99.481704" calcext:value-type="float">
            <text:p>99.481704</text:p>
          </table:table-cell>
          <table:table-cell office:value-type="float" office:value="0.864089" calcext:value-type="float">
            <text:p>0.864089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7448" calcext:value-type="float">
            <text:p>13017448</text:p>
          </table:table-cell>
          <table:table-cell office:value-type="float" office:value="1660056" calcext:value-type="float">
            <text:p>1660056</text:p>
          </table:table-cell>
          <table:table-cell office:value-type="float" office:value="12374" calcext:value-type="float">
            <text:p>12374</text:p>
          </table:table-cell>
          <table:table-cell office:value-type="float" office:value="1578" calcext:value-type="float">
            <text:p>1578</text:p>
          </table:table-cell>
          <table:table-cell office:value-type="float" office:value="1.083574" calcext:value-type="float">
            <text:p>1.083574</text:p>
          </table:table-cell>
          <table:table-cell office:value-type="float" office:value="100.657163" calcext:value-type="float">
            <text:p>100.657163</text:p>
          </table:table-cell>
          <table:table-cell office:value-type="float" office:value="99.573589" calcext:value-type="float">
            <text:p>99.573589</text:p>
          </table:table-cell>
          <table:table-cell office:value-type="float" office:value="0.133373" calcext:value-type="float">
            <text:p>0.133373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440" calcext:value-type="float">
            <text:p>95440</text:p>
          </table:table-cell>
          <table:table-cell office:value-type="float" office:value="94032" calcext:value-type="float">
            <text:p>94032</text:p>
          </table:table-cell>
          <table:table-cell office:value-type="float" office:value="2363" calcext:value-type="float">
            <text:p>2363</text:p>
          </table:table-cell>
          <table:table-cell office:value-type="float" office:value="2328" calcext:value-type="float">
            <text:p>2328</text:p>
          </table:table-cell>
          <table:table-cell office:value-type="float" office:value="1.039403" calcext:value-type="float">
            <text:p>1.039403</text:p>
          </table:table-cell>
          <table:table-cell office:value-type="float" office:value="100.776656" calcext:value-type="float">
            <text:p>100.776656</text:p>
          </table:table-cell>
          <table:table-cell office:value-type="float" office:value="99.737253" calcext:value-type="float">
            <text:p>99.737253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0" calcext:value-type="float">
            <text:p>2160</text:p>
          </table:table-cell>
          <table:table-cell office:value-type="float" office:value="1968" calcext:value-type="float">
            <text:p>196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.024375" calcext:value-type="float">
            <text:p>1.024375</text:p>
          </table:table-cell>
          <table:table-cell office:value-type="float" office:value="94.063484" calcext:value-type="float">
            <text:p>94.063484</text:p>
          </table:table-cell>
          <table:table-cell office:value-type="float" office:value="93.039109" calcext:value-type="float">
            <text:p>93.039109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12" calcext:value-type="float">
            <text:p>1512</text:p>
          </table:table-cell>
          <table:table-cell office:value-type="float" office:value="1092" calcext:value-type="float">
            <text:p>109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.052975" calcext:value-type="float">
            <text:p>1.052975</text:p>
          </table:table-cell>
          <table:table-cell office:value-type="float" office:value="92.10096" calcext:value-type="float">
            <text:p>92.10096</text:p>
          </table:table-cell>
          <table:table-cell office:value-type="float" office:value="91.047985" calcext:value-type="float">
            <text:p>91.047985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00" calcext:value-type="float">
            <text:p>9600</text:p>
          </table:table-cell>
          <table:table-cell office:value-type="float" office:value="9504" calcext:value-type="float">
            <text:p>9504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3.650772" calcext:value-type="float">
            <text:p>3.650772</text:p>
          </table:table-cell>
          <table:table-cell office:value-type="float" office:value="99.80356" calcext:value-type="float">
            <text:p>99.80356</text:p>
          </table:table-cell>
          <table:table-cell office:value-type="float" office:value="96.152787" calcext:value-type="float">
            <text:p>96.152787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10819820" calcext:value-type="float">
            <text:p>10819820</text:p>
          </table:table-cell>
          <table:table-cell office:value-type="float" office:value="12474" calcext:value-type="float">
            <text:p>12474</text:p>
          </table:table-cell>
          <table:table-cell office:value-type="float" office:value="10285" calcext:value-type="float">
            <text:p>10285</text:p>
          </table:table-cell>
          <table:table-cell office:value-type="float" office:value="1.010422" calcext:value-type="float">
            <text:p>1.010422</text:p>
          </table:table-cell>
          <table:table-cell office:value-type="float" office:value="100.916546" calcext:value-type="float">
            <text:p>100.916546</text:p>
          </table:table-cell>
          <table:table-cell office:value-type="float" office:value="99.906124" calcext:value-type="float">
            <text:p>99.906124</text:p>
          </table:table-cell>
          <table:table-cell office:value-type="float" office:value="0.866399" calcext:value-type="float">
            <text:p>0.866399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1596" calcext:value-type="float">
            <text:p>13121596</text:p>
          </table:table-cell>
          <table:table-cell office:value-type="float" office:value="1723176" calcext:value-type="float">
            <text:p>1723176</text:p>
          </table:table-cell>
          <table:table-cell office:value-type="float" office:value="12473" calcext:value-type="float">
            <text:p>12473</text:p>
          </table:table-cell>
          <table:table-cell office:value-type="float" office:value="1638" calcext:value-type="float">
            <text:p>1638</text:p>
          </table:table-cell>
          <table:table-cell office:value-type="float" office:value="1.077593" calcext:value-type="float">
            <text:p>1.077593</text:p>
          </table:table-cell>
          <table:table-cell office:value-type="float" office:value="99.963862" calcext:value-type="float">
            <text:p>99.963862</text:p>
          </table:table-cell>
          <table:table-cell office:value-type="float" office:value="98.886269" calcext:value-type="float">
            <text:p>98.886269</text:p>
          </table:table-cell>
          <table:table-cell office:value-type="float" office:value="0.139407" calcext:value-type="float">
            <text:p>0.13940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800" calcext:value-type="float">
            <text:p>93800</text:p>
          </table:table-cell>
          <table:table-cell office:value-type="float" office:value="92048" calcext:value-type="float">
            <text:p>92048</text:p>
          </table:table-cell>
          <table:table-cell office:value-type="float" office:value="2322" calcext:value-type="float">
            <text:p>2322</text:p>
          </table:table-cell>
          <table:table-cell office:value-type="float" office:value="2280" calcext:value-type="float">
            <text:p>2280</text:p>
          </table:table-cell>
          <table:table-cell office:value-type="float" office:value="1.032962" calcext:value-type="float">
            <text:p>1.032962</text:p>
          </table:table-cell>
          <table:table-cell office:value-type="float" office:value="100.501396" calcext:value-type="float">
            <text:p>100.501396</text:p>
          </table:table-cell>
          <table:table-cell office:value-type="float" office:value="99.468434" calcext:value-type="float">
            <text:p>99.46843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8" calcext:value-type="float">
            <text:p>2528</text:p>
          </table:table-cell>
          <table:table-cell office:value-type="float" office:value="1912" calcext:value-type="float">
            <text:p>191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.023716" calcext:value-type="float">
            <text:p>1.023716</text:p>
          </table:table-cell>
          <table:table-cell office:value-type="float" office:value="100.032638" calcext:value-type="float">
            <text:p>100.032638</text:p>
          </table:table-cell>
          <table:table-cell office:value-type="float" office:value="99.008922" calcext:value-type="float">
            <text:p>99.008922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68" calcext:value-type="float">
            <text:p>1368</text:p>
          </table:table-cell>
          <table:table-cell office:value-type="float" office:value="1038" calcext:value-type="float">
            <text:p>103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.051206" calcext:value-type="float">
            <text:p>1.051206</text:p>
          </table:table-cell>
          <table:table-cell office:value-type="float" office:value="100.48974" calcext:value-type="float">
            <text:p>100.48974</text:p>
          </table:table-cell>
          <table:table-cell office:value-type="float" office:value="99.438534" calcext:value-type="float">
            <text:p>99.438534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80" calcext:value-type="float">
            <text:p>10080</text:p>
          </table:table-cell>
          <table:table-cell office:value-type="float" office:value="9984" calcext:value-type="float">
            <text:p>9984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3.885325" calcext:value-type="float">
            <text:p>3.885325</text:p>
          </table:table-cell>
          <table:table-cell office:value-type="float" office:value="100.514984" calcext:value-type="float">
            <text:p>100.514984</text:p>
          </table:table-cell>
          <table:table-cell office:value-type="float" office:value="96.629659" calcext:value-type="float">
            <text:p>96.629659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10873472" calcext:value-type="float">
            <text:p>10873472</text:p>
          </table:table-cell>
          <table:table-cell office:value-type="float" office:value="12573" calcext:value-type="float">
            <text:p>12573</text:p>
          </table:table-cell>
          <table:table-cell office:value-type="float" office:value="10336" calcext:value-type="float">
            <text:p>10336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484021" calcext:value-type="float">
            <text:p>100.484021</text:p>
          </table:table-cell>
          <table:table-cell office:value-type="float" office:value="99.4738" calcext:value-type="float">
            <text:p>99.4738</text:p>
          </table:table-cell>
          <table:table-cell office:value-type="float" office:value="0.874479" calcext:value-type="float">
            <text:p>0.874479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5744" calcext:value-type="float">
            <text:p>13225744</text:p>
          </table:table-cell>
          <table:table-cell office:value-type="float" office:value="1958824" calcext:value-type="float">
            <text:p>1958824</text:p>
          </table:table-cell>
          <table:table-cell office:value-type="float" office:value="12572" calcext:value-type="float">
            <text:p>12572</text:p>
          </table:table-cell>
          <table:table-cell office:value-type="float" office:value="1862" calcext:value-type="float">
            <text:p>1862</text:p>
          </table:table-cell>
          <table:table-cell office:value-type="float" office:value="1.119017" calcext:value-type="float">
            <text:p>1.119017</text:p>
          </table:table-cell>
          <table:table-cell office:value-type="float" office:value="103.772657" calcext:value-type="float">
            <text:p>103.772657</text:p>
          </table:table-cell>
          <table:table-cell office:value-type="float" office:value="102.653641" calcext:value-type="float">
            <text:p>102.653641</text:p>
          </table:table-cell>
          <table:table-cell office:value-type="float" office:value="0.152655" calcext:value-type="float">
            <text:p>0.152655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664" calcext:value-type="float">
            <text:p>85664</text:p>
          </table:table-cell>
          <table:table-cell office:value-type="float" office:value="84024" calcext:value-type="float">
            <text:p>84024</text:p>
          </table:table-cell>
          <table:table-cell office:value-type="float" office:value="2118" calcext:value-type="float">
            <text:p>2118</text:p>
          </table:table-cell>
          <table:table-cell office:value-type="float" office:value="2079" calcext:value-type="float">
            <text:p>2079</text:p>
          </table:table-cell>
          <table:table-cell office:value-type="float" office:value="1.038984" calcext:value-type="float">
            <text:p>1.038984</text:p>
          </table:table-cell>
          <table:table-cell office:value-type="float" office:value="103.271658" calcext:value-type="float">
            <text:p>103.271658</text:p>
          </table:table-cell>
          <table:table-cell office:value-type="float" office:value="102.232674" calcext:value-type="float">
            <text:p>102.232674</text:p>
          </table:table-cell>
          <table:table-cell office:value-type="float" office:value="0.006575" calcext:value-type="float">
            <text:p>0.006575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32" calcext:value-type="float">
            <text:p>3032</text:p>
          </table:table-cell>
          <table:table-cell office:value-type="float" office:value="2168" calcext:value-type="float">
            <text:p>216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.023935" calcext:value-type="float">
            <text:p>1.023935</text:p>
          </table:table-cell>
          <table:table-cell office:value-type="float" office:value="103.273325" calcext:value-type="float">
            <text:p>103.273325</text:p>
          </table:table-cell>
          <table:table-cell office:value-type="float" office:value="102.249389" calcext:value-type="float">
            <text:p>102.24938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14" calcext:value-type="float">
            <text:p>1614</text:p>
          </table:table-cell>
          <table:table-cell office:value-type="float" office:value="1164" calcext:value-type="float">
            <text:p>116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.066768" calcext:value-type="float">
            <text:p>1.066768</text:p>
          </table:table-cell>
          <table:table-cell office:value-type="float" office:value="103.274919" calcext:value-type="float">
            <text:p>103.274919</text:p>
          </table:table-cell>
          <table:table-cell office:value-type="float" office:value="102.20815" calcext:value-type="float">
            <text:p>102.20815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44" calcext:value-type="float">
            <text:p>9744</text:p>
          </table:table-cell>
          <table:table-cell office:value-type="float" office:value="9696" calcext:value-type="float">
            <text:p>969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.825834" calcext:value-type="float">
            <text:p>2.825834</text:p>
          </table:table-cell>
          <table:table-cell office:value-type="float" office:value="99.892954" calcext:value-type="float">
            <text:p>99.892954</text:p>
          </table:table-cell>
          <table:table-cell office:value-type="float" office:value="97.06712" calcext:value-type="float">
            <text:p>97.06712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10548404" calcext:value-type="float">
            <text:p>10548404</text:p>
          </table:table-cell>
          <table:table-cell office:value-type="float" office:value="12672" calcext:value-type="float">
            <text:p>12672</text:p>
          </table:table-cell>
          <table:table-cell office:value-type="float" office:value="10027" calcext:value-type="float">
            <text:p>10027</text:p>
          </table:table-cell>
          <table:table-cell office:value-type="float" office:value="1.036315" calcext:value-type="float">
            <text:p>1.036315</text:p>
          </table:table-cell>
          <table:table-cell office:value-type="float" office:value="100.152758" calcext:value-type="float">
            <text:p>100.152758</text:p>
          </table:table-cell>
          <table:table-cell office:value-type="float" office:value="99.116443" calcext:value-type="float">
            <text:p>99.116443</text:p>
          </table:table-cell>
          <table:table-cell office:value-type="float" office:value="0.851395" calcext:value-type="float">
            <text:p>0.851395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936" calcext:value-type="float">
            <text:p>9936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1.017178" calcext:value-type="float">
            <text:p>1.017178</text:p>
          </table:table-cell>
          <table:table-cell office:value-type="float" office:value="100.262193" calcext:value-type="float">
            <text:p>100.262193</text:p>
          </table:table-cell>
          <table:table-cell office:value-type="float" office:value="99.245015" calcext:value-type="float">
            <text:p>99.245015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29892" calcext:value-type="float">
            <text:p>13329892</text:p>
          </table:table-cell>
          <table:table-cell office:value-type="float" office:value="2074544" calcext:value-type="float">
            <text:p>2074544</text:p>
          </table:table-cell>
          <table:table-cell office:value-type="float" office:value="12671" calcext:value-type="float">
            <text:p>12671</text:p>
          </table:table-cell>
          <table:table-cell office:value-type="float" office:value="1972" calcext:value-type="float">
            <text:p>1972</text:p>
          </table:table-cell>
          <table:table-cell office:value-type="float" office:value="1.121874" calcext:value-type="float">
            <text:p>1.121874</text:p>
          </table:table-cell>
          <table:table-cell office:value-type="float" office:value="100.714726" calcext:value-type="float">
            <text:p>100.714726</text:p>
          </table:table-cell>
          <table:table-cell office:value-type="float" office:value="99.592852" calcext:value-type="float">
            <text:p>99.592852</text:p>
          </table:table-cell>
          <table:table-cell office:value-type="float" office:value="0.166642" calcext:value-type="float">
            <text:p>0.166642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704" calcext:value-type="float">
            <text:p>84704</text:p>
          </table:table-cell>
          <table:table-cell office:value-type="float" office:value="82040" calcext:value-type="float">
            <text:p>82040</text:p>
          </table:table-cell>
          <table:table-cell office:value-type="float" office:value="2095" calcext:value-type="float">
            <text:p>2095</text:p>
          </table:table-cell>
          <table:table-cell office:value-type="float" office:value="2030" calcext:value-type="float">
            <text:p>2030</text:p>
          </table:table-cell>
          <table:table-cell office:value-type="float" office:value="1.049187" calcext:value-type="float">
            <text:p>1.049187</text:p>
          </table:table-cell>
          <table:table-cell office:value-type="float" office:value="100.263599" calcext:value-type="float">
            <text:p>100.263599</text:p>
          </table:table-cell>
          <table:table-cell office:value-type="float" office:value="99.214412" calcext:value-type="float">
            <text:p>99.214412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12" calcext:value-type="float">
            <text:p>2912</text:p>
          </table:table-cell>
          <table:table-cell office:value-type="float" office:value="2152" calcext:value-type="float">
            <text:p>215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3.562419" calcext:value-type="float">
            <text:p>3.562419</text:p>
          </table:table-cell>
          <table:table-cell office:value-type="float" office:value="93.403282" calcext:value-type="float">
            <text:p>93.403282</text:p>
          </table:table-cell>
          <table:table-cell office:value-type="float" office:value="89.840863" calcext:value-type="float">
            <text:p>89.84086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0" calcext:value-type="float">
            <text:p>1560</text:p>
          </table:table-cell>
          <table:table-cell office:value-type="float" office:value="1170" calcext:value-type="float">
            <text:p>117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.077916" calcext:value-type="float">
            <text:p>1.077916</text:p>
          </table:table-cell>
          <table:table-cell office:value-type="float" office:value="91.81137" calcext:value-type="float">
            <text:p>91.81137</text:p>
          </table:table-cell>
          <table:table-cell office:value-type="float" office:value="90.733454" calcext:value-type="float">
            <text:p>90.73345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10726192" calcext:value-type="float">
            <text:p>10726192</text:p>
          </table:table-cell>
          <table:table-cell office:value-type="float" office:value="12771" calcext:value-type="float">
            <text:p>12771</text:p>
          </table:table-cell>
          <table:table-cell office:value-type="float" office:value="10196" calcext:value-type="float">
            <text:p>10196</text:p>
          </table:table-cell>
          <table:table-cell office:value-type="float" office:value="1.007401" calcext:value-type="float">
            <text:p>1.007401</text:p>
          </table:table-cell>
          <table:table-cell office:value-type="float" office:value="100.47619" calcext:value-type="float">
            <text:p>100.47619</text:p>
          </table:table-cell>
          <table:table-cell office:value-type="float" office:value="99.468789" calcext:value-type="float">
            <text:p>99.468789</text:p>
          </table:table-cell>
          <table:table-cell office:value-type="float" office:value="0.862678" calcext:value-type="float">
            <text:p>0.862678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4040" calcext:value-type="float">
            <text:p>13434040</text:p>
          </table:table-cell>
          <table:table-cell office:value-type="float" office:value="1779984" calcext:value-type="float">
            <text:p>1779984</text:p>
          </table:table-cell>
          <table:table-cell office:value-type="float" office:value="12770" calcext:value-type="float">
            <text:p>12770</text:p>
          </table:table-cell>
          <table:table-cell office:value-type="float" office:value="1692" calcext:value-type="float">
            <text:p>1692</text:p>
          </table:table-cell>
          <table:table-cell office:value-type="float" office:value="1.103374" calcext:value-type="float">
            <text:p>1.103374</text:p>
          </table:table-cell>
          <table:table-cell office:value-type="float" office:value="100.911551" calcext:value-type="float">
            <text:p>100.911551</text:p>
          </table:table-cell>
          <table:table-cell office:value-type="float" office:value="99.808177" calcext:value-type="float">
            <text:p>99.808177</text:p>
          </table:table-cell>
          <table:table-cell office:value-type="float" office:value="0.142672" calcext:value-type="float">
            <text:p>0.142672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680" calcext:value-type="float">
            <text:p>87680</text:p>
          </table:table-cell>
          <table:table-cell office:value-type="float" office:value="85672" calcext:value-type="float">
            <text:p>85672</text:p>
          </table:table-cell>
          <table:table-cell office:value-type="float" office:value="2168" calcext:value-type="float">
            <text:p>2168</text:p>
          </table:table-cell>
          <table:table-cell office:value-type="float" office:value="2120" calcext:value-type="float">
            <text:p>2120</text:p>
          </table:table-cell>
          <table:table-cell office:value-type="float" office:value="1.030901" calcext:value-type="float">
            <text:p>1.030901</text:p>
          </table:table-cell>
          <table:table-cell office:value-type="float" office:value="100.495716" calcext:value-type="float">
            <text:p>100.495716</text:p>
          </table:table-cell>
          <table:table-cell office:value-type="float" office:value="99.464814" calcext:value-type="float">
            <text:p>99.464814</text:p>
          </table:table-cell>
          <table:table-cell office:value-type="float" office:value="0.006891" calcext:value-type="float">
            <text:p>0.006891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0" calcext:value-type="float">
            <text:p>2200</text:p>
          </table:table-cell>
          <table:table-cell office:value-type="float" office:value="1624" calcext:value-type="float">
            <text:p>162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.015653" calcext:value-type="float">
            <text:p>1.015653</text:p>
          </table:table-cell>
          <table:table-cell office:value-type="float" office:value="100.491173" calcext:value-type="float">
            <text:p>100.491173</text:p>
          </table:table-cell>
          <table:table-cell office:value-type="float" office:value="99.47552" calcext:value-type="float">
            <text:p>99.4755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82" calcext:value-type="float">
            <text:p>1482</text:p>
          </table:table-cell>
          <table:table-cell office:value-type="float" office:value="1182" calcext:value-type="float">
            <text:p>118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.062091" calcext:value-type="float">
            <text:p>1.062091</text:p>
          </table:table-cell>
          <table:table-cell office:value-type="float" office:value="100.480117" calcext:value-type="float">
            <text:p>100.480117</text:p>
          </table:table-cell>
          <table:table-cell office:value-type="float" office:value="99.418026" calcext:value-type="float">
            <text:p>99.418026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16" calcext:value-type="float">
            <text:p>10416</text:p>
          </table:table-cell>
          <table:table-cell office:value-type="float" office:value="10320" calcext:value-type="float">
            <text:p>10320</text:p>
          </table:table-cell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office:value-type="float" office:value="2.898666" calcext:value-type="float">
            <text:p>2.898666</text:p>
          </table:table-cell>
          <table:table-cell office:value-type="float" office:value="99.965123" calcext:value-type="float">
            <text:p>99.965123</text:p>
          </table:table-cell>
          <table:table-cell office:value-type="float" office:value="97.066457" calcext:value-type="float">
            <text:p>97.066457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10932384" calcext:value-type="float">
            <text:p>10932384</text:p>
          </table:table-cell>
          <table:table-cell office:value-type="float" office:value="12870" calcext:value-type="float">
            <text:p>12870</text:p>
          </table:table-cell>
          <table:table-cell office:value-type="float" office:value="10392" calcext:value-type="float">
            <text:p>10392</text:p>
          </table:table-cell>
          <table:table-cell office:value-type="float" office:value="1.023021" calcext:value-type="float">
            <text:p>1.023021</text:p>
          </table:table-cell>
          <table:table-cell office:value-type="float" office:value="100.438091" calcext:value-type="float">
            <text:p>100.438091</text:p>
          </table:table-cell>
          <table:table-cell office:value-type="float" office:value="99.415071" calcext:value-type="float">
            <text:p>99.415071</text:p>
          </table:table-cell>
          <table:table-cell office:value-type="float" office:value="0.879737" calcext:value-type="float">
            <text:p>0.879737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032" calcext:value-type="float">
            <text:p>10032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.010168" calcext:value-type="float">
            <text:p>1.010168</text:p>
          </table:table-cell>
          <table:table-cell office:value-type="float" office:value="100.944519" calcext:value-type="float">
            <text:p>100.944519</text:p>
          </table:table-cell>
          <table:table-cell office:value-type="float" office:value="99.934351" calcext:value-type="float">
            <text:p>99.934351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8188" calcext:value-type="float">
            <text:p>13538188</text:p>
          </table:table-cell>
          <table:table-cell office:value-type="float" office:value="1710552" calcext:value-type="float">
            <text:p>1710552</text:p>
          </table:table-cell>
          <table:table-cell office:value-type="float" office:value="12869" calcext:value-type="float">
            <text:p>12869</text:p>
          </table:table-cell>
          <table:table-cell office:value-type="float" office:value="1626" calcext:value-type="float">
            <text:p>1626</text:p>
          </table:table-cell>
          <table:table-cell office:value-type="float" office:value="1.316802" calcext:value-type="float">
            <text:p>1.316802</text:p>
          </table:table-cell>
          <table:table-cell office:value-type="float" office:value="100.402506" calcext:value-type="float">
            <text:p>100.402506</text:p>
          </table:table-cell>
          <table:table-cell office:value-type="float" office:value="99.085704" calcext:value-type="float">
            <text:p>99.085704</text:p>
          </table:table-cell>
          <table:table-cell office:value-type="float" office:value="0.138107" calcext:value-type="float">
            <text:p>0.138107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712" calcext:value-type="float">
            <text:p>97712</text:p>
          </table:table-cell>
          <table:table-cell office:value-type="float" office:value="96160" calcext:value-type="float">
            <text:p>96160</text:p>
          </table:table-cell>
          <table:table-cell office:value-type="float" office:value="2421" calcext:value-type="float">
            <text:p>2421</text:p>
          </table:table-cell>
          <table:table-cell office:value-type="float" office:value="2383" calcext:value-type="float">
            <text:p>2383</text:p>
          </table:table-cell>
          <table:table-cell office:value-type="float" office:value="1.277109" calcext:value-type="float">
            <text:p>1.277109</text:p>
          </table:table-cell>
          <table:table-cell office:value-type="float" office:value="100.941933" calcext:value-type="float">
            <text:p>100.941933</text:p>
          </table:table-cell>
          <table:table-cell office:value-type="float" office:value="99.664823" calcext:value-type="float">
            <text:p>99.664823</text:p>
          </table:table-cell>
          <table:table-cell office:value-type="float" office:value="0.007719" calcext:value-type="float">
            <text:p>0.007719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4" calcext:value-type="float">
            <text:p>2104</text:p>
          </table:table-cell>
          <table:table-cell office:value-type="float" office:value="1672" calcext:value-type="float">
            <text:p>167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.262061" calcext:value-type="float">
            <text:p>1.262061</text:p>
          </table:table-cell>
          <table:table-cell office:value-type="float" office:value="99.097589" calcext:value-type="float">
            <text:p>99.097589</text:p>
          </table:table-cell>
          <table:table-cell office:value-type="float" office:value="97.835528" calcext:value-type="float">
            <text:p>97.83552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14" calcext:value-type="float">
            <text:p>1314</text:p>
          </table:table-cell>
          <table:table-cell office:value-type="float" office:value="954" calcext:value-type="float">
            <text:p>95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.289311" calcext:value-type="float">
            <text:p>1.289311</text:p>
          </table:table-cell>
          <table:table-cell office:value-type="float" office:value="100.440992" calcext:value-type="float">
            <text:p>100.440992</text:p>
          </table:table-cell>
          <table:table-cell office:value-type="float" office:value="99.151681" calcext:value-type="float">
            <text:p>99.151681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10813508" calcext:value-type="float">
            <text:p>10813508</text:p>
          </table:table-cell>
          <table:table-cell office:value-type="float" office:value="12969" calcext:value-type="float">
            <text:p>12969</text:p>
          </table:table-cell>
          <table:table-cell office:value-type="float" office:value="10279" calcext:value-type="float">
            <text:p>10279</text:p>
          </table:table-cell>
          <table:table-cell office:value-type="float" office:value="1.012413" calcext:value-type="float">
            <text:p>1.012413</text:p>
          </table:table-cell>
          <table:table-cell office:value-type="float" office:value="100.698524" calcext:value-type="float">
            <text:p>100.698524</text:p>
          </table:table-cell>
          <table:table-cell office:value-type="float" office:value="99.686111" calcext:value-type="float">
            <text:p>99.686111</text:p>
          </table:table-cell>
          <table:table-cell office:value-type="float" office:value="0.867805" calcext:value-type="float">
            <text:p>0.867805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2336" calcext:value-type="float">
            <text:p>13642336</text:p>
          </table:table-cell>
          <table:table-cell office:value-type="float" office:value="1946200" calcext:value-type="float">
            <text:p>1946200</text:p>
          </table:table-cell>
          <table:table-cell office:value-type="float" office:value="12968" calcext:value-type="float">
            <text:p>12968</text:p>
          </table:table-cell>
          <table:table-cell office:value-type="float" office:value="1850" calcext:value-type="float">
            <text:p>1850</text:p>
          </table:table-cell>
          <table:table-cell office:value-type="float" office:value="1.11206" calcext:value-type="float">
            <text:p>1.11206</text:p>
          </table:table-cell>
          <table:table-cell office:value-type="float" office:value="101.25016" calcext:value-type="float">
            <text:p>101.25016</text:p>
          </table:table-cell>
          <table:table-cell office:value-type="float" office:value="100.1381" calcext:value-type="float">
            <text:p>100.1381</text:p>
          </table:table-cell>
          <table:table-cell office:value-type="float" office:value="0.155481" calcext:value-type="float">
            <text:p>0.155481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360" calcext:value-type="float">
            <text:p>79360</text:p>
          </table:table-cell>
          <table:table-cell office:value-type="float" office:value="77288" calcext:value-type="float">
            <text:p>77288</text:p>
          </table:table-cell>
          <table:table-cell office:value-type="float" office:value="1960" calcext:value-type="float">
            <text:p>1960</text:p>
          </table:table-cell>
          <table:table-cell office:value-type="float" office:value="1910" calcext:value-type="float">
            <text:p>1910</text:p>
          </table:table-cell>
          <table:table-cell office:value-type="float" office:value="1.043863" calcext:value-type="float">
            <text:p>1.043863</text:p>
          </table:table-cell>
          <table:table-cell office:value-type="float" office:value="100.942178" calcext:value-type="float">
            <text:p>100.942178</text:p>
          </table:table-cell>
          <table:table-cell office:value-type="float" office:value="99.898314" calcext:value-type="float">
            <text:p>99.898314</text:p>
          </table:table-cell>
          <table:table-cell office:value-type="float" office:value="0.006189" calcext:value-type="float">
            <text:p>0.006189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32" calcext:value-type="float">
            <text:p>2832</text:p>
          </table:table-cell>
          <table:table-cell office:value-type="float" office:value="2256" calcext:value-type="float">
            <text:p>2256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.028795" calcext:value-type="float">
            <text:p>1.028795</text:p>
          </table:table-cell>
          <table:table-cell office:value-type="float" office:value="99.302628" calcext:value-type="float">
            <text:p>99.302628</text:p>
          </table:table-cell>
          <table:table-cell office:value-type="float" office:value="98.273833" calcext:value-type="float">
            <text:p>98.273833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64" calcext:value-type="float">
            <text:p>1764</text:p>
          </table:table-cell>
          <table:table-cell office:value-type="float" office:value="1404" calcext:value-type="float">
            <text:p>140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.072893" calcext:value-type="float">
            <text:p>1.072893</text:p>
          </table:table-cell>
          <table:table-cell office:value-type="float" office:value="99.305589" calcext:value-type="float">
            <text:p>99.305589</text:p>
          </table:table-cell>
          <table:table-cell office:value-type="float" office:value="98.232696" calcext:value-type="float">
            <text:p>98.23269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10032" calcext:value-type="float">
            <text:p>10032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2.721191" calcext:value-type="float">
            <text:p>2.721191</text:p>
          </table:table-cell>
          <table:table-cell office:value-type="float" office:value="100.940532" calcext:value-type="float">
            <text:p>100.940532</text:p>
          </table:table-cell>
          <table:table-cell office:value-type="float" office:value="98.219341" calcext:value-type="float">
            <text:p>98.219341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10502116" calcext:value-type="float">
            <text:p>10502116</text:p>
          </table:table-cell>
          <table:table-cell office:value-type="float" office:value="13068" calcext:value-type="float">
            <text:p>13068</text:p>
          </table:table-cell>
          <table:table-cell office:value-type="float" office:value="9983" calcext:value-type="float">
            <text:p>9983</text:p>
          </table:table-cell>
          <table:table-cell office:value-type="float" office:value="1.009293" calcext:value-type="float">
            <text:p>1.009293</text:p>
          </table:table-cell>
          <table:table-cell office:value-type="float" office:value="100.359328" calcext:value-type="float">
            <text:p>100.359328</text:p>
          </table:table-cell>
          <table:table-cell office:value-type="float" office:value="99.350036" calcext:value-type="float">
            <text:p>99.350036</text:p>
          </table:table-cell>
          <table:table-cell office:value-type="float" office:value="0.845666" calcext:value-type="float">
            <text:p>0.845666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6484" calcext:value-type="float">
            <text:p>13746484</text:p>
          </table:table-cell>
          <table:table-cell office:value-type="float" office:value="1973552" calcext:value-type="float">
            <text:p>1973552</text:p>
          </table:table-cell>
          <table:table-cell office:value-type="float" office:value="13067" calcext:value-type="float">
            <text:p>13067</text:p>
          </table:table-cell>
          <table:table-cell office:value-type="float" office:value="1876" calcext:value-type="float">
            <text:p>1876</text:p>
          </table:table-cell>
          <table:table-cell office:value-type="float" office:value="1.09164" calcext:value-type="float">
            <text:p>1.09164</text:p>
          </table:table-cell>
          <table:table-cell office:value-type="float" office:value="100.498968" calcext:value-type="float">
            <text:p>100.498968</text:p>
          </table:table-cell>
          <table:table-cell office:value-type="float" office:value="99.407328" calcext:value-type="float">
            <text:p>99.407328</text:p>
          </table:table-cell>
          <table:table-cell office:value-type="float" office:value="0.158825" calcext:value-type="float">
            <text:p>0.158825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256" calcext:value-type="float">
            <text:p>86256</text:p>
          </table:table-cell>
          <table:table-cell office:value-type="float" office:value="83368" calcext:value-type="float">
            <text:p>83368</text:p>
          </table:table-cell>
          <table:table-cell office:value-type="float" office:value="2132" calcext:value-type="float">
            <text:p>2132</text:p>
          </table:table-cell>
          <table:table-cell office:value-type="float" office:value="2062" calcext:value-type="float">
            <text:p>2062</text:p>
          </table:table-cell>
          <table:table-cell office:value-type="float" office:value="1.038075" calcext:value-type="float">
            <text:p>1.038075</text:p>
          </table:table-cell>
          <table:table-cell office:value-type="float" office:value="100.428239" calcext:value-type="float">
            <text:p>100.428239</text:p>
          </table:table-cell>
          <table:table-cell office:value-type="float" office:value="99.390164" calcext:value-type="float">
            <text:p>99.390164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12" calcext:value-type="float">
            <text:p>3712</text:p>
          </table:table-cell>
          <table:table-cell office:value-type="float" office:value="2800" calcext:value-type="float">
            <text:p>2800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.023247" calcext:value-type="float">
            <text:p>1.023247</text:p>
          </table:table-cell>
          <table:table-cell office:value-type="float" office:value="100.50303" calcext:value-type="float">
            <text:p>100.50303</text:p>
          </table:table-cell>
          <table:table-cell office:value-type="float" office:value="99.479783" calcext:value-type="float">
            <text:p>99.479783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34" calcext:value-type="float">
            <text:p>2034</text:p>
          </table:table-cell>
          <table:table-cell office:value-type="float" office:value="1464" calcext:value-type="float">
            <text:p>146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.050357" calcext:value-type="float">
            <text:p>1.050357</text:p>
          </table:table-cell>
          <table:table-cell office:value-type="float" office:value="100.501624" calcext:value-type="float">
            <text:p>100.501624</text:p>
          </table:table-cell>
          <table:table-cell office:value-type="float" office:value="99.451267" calcext:value-type="float">
            <text:p>99.45126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00" calcext:value-type="float">
            <text:p>9600</text:p>
          </table:table-cell>
          <table:table-cell office:value-type="float" office:value="9504" calcext:value-type="float">
            <text:p>9504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.833799" calcext:value-type="float">
            <text:p>2.833799</text:p>
          </table:table-cell>
          <table:table-cell office:value-type="float" office:value="100.390205" calcext:value-type="float">
            <text:p>100.390205</text:p>
          </table:table-cell>
          <table:table-cell office:value-type="float" office:value="97.556406" calcext:value-type="float">
            <text:p>97.556406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10859796" calcext:value-type="float">
            <text:p>10859796</text:p>
          </table:table-cell>
          <table:table-cell office:value-type="float" office:value="13167" calcext:value-type="float">
            <text:p>13167</text:p>
          </table:table-cell>
          <table:table-cell office:value-type="float" office:value="10323" calcext:value-type="float">
            <text:p>10323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100.710347" calcext:value-type="float">
            <text:p>100.710347</text:p>
          </table:table-cell>
          <table:table-cell office:value-type="float" office:value="99.701966" calcext:value-type="float">
            <text:p>99.701966</text:p>
          </table:table-cell>
          <table:table-cell office:value-type="float" office:value="0.871381" calcext:value-type="float">
            <text:p>0.87138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0632" calcext:value-type="float">
            <text:p>13850632</text:p>
          </table:table-cell>
          <table:table-cell office:value-type="float" office:value="1863092" calcext:value-type="float">
            <text:p>1863092</text:p>
          </table:table-cell>
          <table:table-cell office:value-type="float" office:value="13166" calcext:value-type="float">
            <text:p>13166</text:p>
          </table:table-cell>
          <table:table-cell office:value-type="float" office:value="1771" calcext:value-type="float">
            <text:p>1771</text:p>
          </table:table-cell>
          <table:table-cell office:value-type="float" office:value="1.109129" calcext:value-type="float">
            <text:p>1.109129</text:p>
          </table:table-cell>
          <table:table-cell office:value-type="float" office:value="100.812671" calcext:value-type="float">
            <text:p>100.812671</text:p>
          </table:table-cell>
          <table:table-cell office:value-type="float" office:value="99.703542" calcext:value-type="float">
            <text:p>99.703542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376" calcext:value-type="float">
            <text:p>91376</text:p>
          </table:table-cell>
          <table:table-cell office:value-type="float" office:value="89560" calcext:value-type="float">
            <text:p>89560</text:p>
          </table:table-cell>
          <table:table-cell office:value-type="float" office:value="2260" calcext:value-type="float">
            <text:p>2260</text:p>
          </table:table-cell>
          <table:table-cell office:value-type="float" office:value="2217" calcext:value-type="float">
            <text:p>2217</text:p>
          </table:table-cell>
          <table:table-cell office:value-type="float" office:value="1.045773" calcext:value-type="float">
            <text:p>1.045773</text:p>
          </table:table-cell>
          <table:table-cell office:value-type="float" office:value="100.721662" calcext:value-type="float">
            <text:p>100.721662</text:p>
          </table:table-cell>
          <table:table-cell office:value-type="float" office:value="99.675889" calcext:value-type="float">
            <text:p>99.675889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0" calcext:value-type="float">
            <text:p>2880</text:p>
          </table:table-cell>
          <table:table-cell office:value-type="float" office:value="2352" calcext:value-type="float">
            <text:p>235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.025343" calcext:value-type="float">
            <text:p>1.025343</text:p>
          </table:table-cell>
          <table:table-cell office:value-type="float" office:value="100.735511" calcext:value-type="float">
            <text:p>100.735511</text:p>
          </table:table-cell>
          <table:table-cell office:value-type="float" office:value="99.710168" calcext:value-type="float">
            <text:p>99.710168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6" calcext:value-type="float">
            <text:p>1896</text:p>
          </table:table-cell>
          <table:table-cell office:value-type="float" office:value="1506" calcext:value-type="float">
            <text:p>1506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.057291" calcext:value-type="float">
            <text:p>1.057291</text:p>
          </table:table-cell>
          <table:table-cell office:value-type="float" office:value="100.791271" calcext:value-type="float">
            <text:p>100.791271</text:p>
          </table:table-cell>
          <table:table-cell office:value-type="float" office:value="99.733979" calcext:value-type="float">
            <text:p>99.73397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9888" calcext:value-type="float">
            <text:p>9888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4.77658" calcext:value-type="float">
            <text:p>4.77658</text:p>
          </table:table-cell>
          <table:table-cell office:value-type="float" office:value="100.260036" calcext:value-type="float">
            <text:p>100.260036</text:p>
          </table:table-cell>
          <table:table-cell office:value-type="float" office:value="95.483456" calcext:value-type="float">
            <text:p>95.483456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10745128" calcext:value-type="float">
            <text:p>10745128</text:p>
          </table:table-cell>
          <table:table-cell office:value-type="float" office:value="13266" calcext:value-type="float">
            <text:p>13266</text:p>
          </table:table-cell>
          <table:table-cell office:value-type="float" office:value="10214" calcext:value-type="float">
            <text:p>10214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100.675506" calcext:value-type="float">
            <text:p>100.675506</text:p>
          </table:table-cell>
          <table:table-cell office:value-type="float" office:value="99.667213" calcext:value-type="float">
            <text:p>99.667213</text:p>
          </table:table-cell>
          <table:table-cell office:value-type="float" office:value="0.86248" calcext:value-type="float">
            <text:p>0.86248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4780" calcext:value-type="float">
            <text:p>13954780</text:p>
          </table:table-cell>
          <table:table-cell office:value-type="float" office:value="1952512" calcext:value-type="float">
            <text:p>1952512</text:p>
          </table:table-cell>
          <table:table-cell office:value-type="float" office:value="13265" calcext:value-type="float">
            <text:p>13265</text:p>
          </table:table-cell>
          <table:table-cell office:value-type="float" office:value="1856" calcext:value-type="float">
            <text:p>1856</text:p>
          </table:table-cell>
          <table:table-cell office:value-type="float" office:value="1.075765" calcext:value-type="float">
            <text:p>1.075765</text:p>
          </table:table-cell>
          <table:table-cell office:value-type="float" office:value="100.73908" calcext:value-type="float">
            <text:p>100.73908</text:p>
          </table:table-cell>
          <table:table-cell office:value-type="float" office:value="99.663315" calcext:value-type="float">
            <text:p>99.663315</text:p>
          </table:table-cell>
          <table:table-cell office:value-type="float" office:value="0.156729" calcext:value-type="float">
            <text:p>0.156729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312" calcext:value-type="float">
            <text:p>83312</text:p>
          </table:table-cell>
          <table:table-cell office:value-type="float" office:value="80520" calcext:value-type="float">
            <text:p>80520</text:p>
          </table:table-cell>
          <table:table-cell office:value-type="float" office:value="2058" calcext:value-type="float">
            <text:p>2058</text:p>
          </table:table-cell>
          <table:table-cell office:value-type="float" office:value="1991" calcext:value-type="float">
            <text:p>1991</text:p>
          </table:table-cell>
          <table:table-cell office:value-type="float" office:value="1.034361" calcext:value-type="float">
            <text:p>1.034361</text:p>
          </table:table-cell>
          <table:table-cell office:value-type="float" office:value="100.681777" calcext:value-type="float">
            <text:p>100.681777</text:p>
          </table:table-cell>
          <table:table-cell office:value-type="float" office:value="99.647416" calcext:value-type="float">
            <text:p>99.647416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04" calcext:value-type="float">
            <text:p>3104</text:p>
          </table:table-cell>
          <table:table-cell office:value-type="float" office:value="2208" calcext:value-type="float">
            <text:p>2208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1.025175" calcext:value-type="float">
            <text:p>1.025175</text:p>
          </table:table-cell>
          <table:table-cell office:value-type="float" office:value="96.542551" calcext:value-type="float">
            <text:p>96.542551</text:p>
          </table:table-cell>
          <table:table-cell office:value-type="float" office:value="95.517377" calcext:value-type="float">
            <text:p>95.51737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6" calcext:value-type="float">
            <text:p>1926</text:p>
          </table:table-cell>
          <table:table-cell office:value-type="float" office:value="1536" calcext:value-type="float">
            <text:p>1536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1.052565" calcext:value-type="float">
            <text:p>1.052565</text:p>
          </table:table-cell>
          <table:table-cell office:value-type="float" office:value="97.033491" calcext:value-type="float">
            <text:p>97.033491</text:p>
          </table:table-cell>
          <table:table-cell office:value-type="float" office:value="95.980926" calcext:value-type="float">
            <text:p>95.98092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56" calcext:value-type="float">
            <text:p>1065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.774022" calcext:value-type="float">
            <text:p>2.774022</text:p>
          </table:table-cell>
          <table:table-cell office:value-type="float" office:value="100.645078" calcext:value-type="float">
            <text:p>100.645078</text:p>
          </table:table-cell>
          <table:table-cell office:value-type="float" office:value="97.871056" calcext:value-type="float">
            <text:p>97.871056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11113328" calcext:value-type="float">
            <text:p>11113328</text:p>
          </table:table-cell>
          <table:table-cell office:value-type="float" office:value="13366" calcext:value-type="float">
            <text:p>13366</text:p>
          </table:table-cell>
          <table:table-cell office:value-type="float" office:value="10564" calcext:value-type="float">
            <text:p>10564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0.518146" calcext:value-type="float">
            <text:p>100.518146</text:p>
          </table:table-cell>
          <table:table-cell office:value-type="float" office:value="99.510784" calcext:value-type="float">
            <text:p>99.510784</text:p>
          </table:table-cell>
          <table:table-cell office:value-type="float" office:value="0.893437" calcext:value-type="float">
            <text:p>0.893437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58928" calcext:value-type="float">
            <text:p>14058928</text:p>
          </table:table-cell>
          <table:table-cell office:value-type="float" office:value="1888340" calcext:value-type="float">
            <text:p>1888340</text:p>
          </table:table-cell>
          <table:table-cell office:value-type="float" office:value="13364" calcext:value-type="float">
            <text:p>13364</text:p>
          </table:table-cell>
          <table:table-cell office:value-type="float" office:value="1795" calcext:value-type="float">
            <text:p>1795</text:p>
          </table:table-cell>
          <table:table-cell office:value-type="float" office:value="1.097052" calcext:value-type="float">
            <text:p>1.097052</text:p>
          </table:table-cell>
          <table:table-cell office:value-type="float" office:value="101.26178" calcext:value-type="float">
            <text:p>101.26178</text:p>
          </table:table-cell>
          <table:table-cell office:value-type="float" office:value="100.164728" calcext:value-type="float">
            <text:p>100.164728</text:p>
          </table:table-cell>
          <table:table-cell office:value-type="float" office:value="0.150819" calcext:value-type="float">
            <text:p>0.15081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176" calcext:value-type="float">
            <text:p>79176</text:p>
          </table:table-cell>
          <table:table-cell office:value-type="float" office:value="76816" calcext:value-type="float">
            <text:p>76816</text:p>
          </table:table-cell>
          <table:table-cell office:value-type="float" office:value="1957" calcext:value-type="float">
            <text:p>1957</text:p>
          </table:table-cell>
          <table:table-cell office:value-type="float" office:value="1900" calcext:value-type="float">
            <text:p>1900</text:p>
          </table:table-cell>
          <table:table-cell office:value-type="float" office:value="1.037523" calcext:value-type="float">
            <text:p>1.037523</text:p>
          </table:table-cell>
          <table:table-cell office:value-type="float" office:value="100.91554" calcext:value-type="float">
            <text:p>100.91554</text:p>
          </table:table-cell>
          <table:table-cell office:value-type="float" office:value="99.878017" calcext:value-type="float">
            <text:p>99.878017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08" calcext:value-type="float">
            <text:p>3008</text:p>
          </table:table-cell>
          <table:table-cell office:value-type="float" office:value="2392" calcext:value-type="float">
            <text:p>2392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101.435418" calcext:value-type="float">
            <text:p>101.435418</text:p>
          </table:table-cell>
          <table:table-cell office:value-type="float" office:value="100.420024" calcext:value-type="float">
            <text:p>100.420024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1710" calcext:value-type="float">
            <text:p>171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.055707" calcext:value-type="float">
            <text:p>1.055707</text:p>
          </table:table-cell>
          <table:table-cell office:value-type="float" office:value="101.433952" calcext:value-type="float">
            <text:p>101.433952</text:p>
          </table:table-cell>
          <table:table-cell office:value-type="float" office:value="100.378244" calcext:value-type="float">
            <text:p>100.37824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696" calcext:value-type="float">
            <text:p>9696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.926866" calcext:value-type="float">
            <text:p>2.926866</text:p>
          </table:table-cell>
          <table:table-cell office:value-type="float" office:value="100.913954" calcext:value-type="float">
            <text:p>100.913954</text:p>
          </table:table-cell>
          <table:table-cell office:value-type="float" office:value="97.987088" calcext:value-type="float">
            <text:p>97.987088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10738816" calcext:value-type="float">
            <text:p>10738816</text:p>
          </table:table-cell>
          <table:table-cell office:value-type="float" office:value="13465" calcext:value-type="float">
            <text:p>13465</text:p>
          </table:table-cell>
          <table:table-cell office:value-type="float" office:value="10208" calcext:value-type="float">
            <text:p>10208</text:p>
          </table:table-cell>
          <table:table-cell office:value-type="float" office:value="1.01831" calcext:value-type="float">
            <text:p>1.01831</text:p>
          </table:table-cell>
          <table:table-cell office:value-type="float" office:value="100.699577" calcext:value-type="float">
            <text:p>100.699577</text:p>
          </table:table-cell>
          <table:table-cell office:value-type="float" office:value="99.681267" calcext:value-type="float">
            <text:p>99.681267</text:p>
          </table:table-cell>
          <table:table-cell office:value-type="float" office:value="0.861852" calcext:value-type="float">
            <text:p>0.861852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3076" calcext:value-type="float">
            <text:p>14163076</text:p>
          </table:table-cell>
          <table:table-cell office:value-type="float" office:value="1746320" calcext:value-type="float">
            <text:p>1746320</text:p>
          </table:table-cell>
          <table:table-cell office:value-type="float" office:value="13463" calcext:value-type="float">
            <text:p>13463</text:p>
          </table:table-cell>
          <table:table-cell office:value-type="float" office:value="1660" calcext:value-type="float">
            <text:p>1660</text:p>
          </table:table-cell>
          <table:table-cell office:value-type="float" office:value="1.110791" calcext:value-type="float">
            <text:p>1.110791</text:p>
          </table:table-cell>
          <table:table-cell office:value-type="float" office:value="99.882722" calcext:value-type="float">
            <text:p>99.882722</text:p>
          </table:table-cell>
          <table:table-cell office:value-type="float" office:value="98.771931" calcext:value-type="float">
            <text:p>98.771931</text:p>
          </table:table-cell>
          <table:table-cell office:value-type="float" office:value="0.141443" calcext:value-type="float">
            <text:p>0.141443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336" calcext:value-type="float">
            <text:p>90336</text:p>
          </table:table-cell>
          <table:table-cell office:value-type="float" office:value="88304" calcext:value-type="float">
            <text:p>88304</text:p>
          </table:table-cell>
          <table:table-cell office:value-type="float" office:value="2234" calcext:value-type="float">
            <text:p>2234</text:p>
          </table:table-cell>
          <table:table-cell office:value-type="float" office:value="2185" calcext:value-type="float">
            <text:p>2185</text:p>
          </table:table-cell>
          <table:table-cell office:value-type="float" office:value="1.052395" calcext:value-type="float">
            <text:p>1.052395</text:p>
          </table:table-cell>
          <table:table-cell office:value-type="float" office:value="100.544451" calcext:value-type="float">
            <text:p>100.544451</text:p>
          </table:table-cell>
          <table:table-cell office:value-type="float" office:value="99.492056" calcext:value-type="float">
            <text:p>99.492056</text:p>
          </table:table-cell>
          <table:table-cell office:value-type="float" office:value="0.0071" calcext:value-type="float">
            <text:p>0.0071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32" calcext:value-type="float">
            <text:p>3632</text:p>
          </table:table-cell>
          <table:table-cell office:value-type="float" office:value="2528" calcext:value-type="float">
            <text:p>2528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.037387" calcext:value-type="float">
            <text:p>1.037387</text:p>
          </table:table-cell>
          <table:table-cell office:value-type="float" office:value="100.701083" calcext:value-type="float">
            <text:p>100.701083</text:p>
          </table:table-cell>
          <table:table-cell office:value-type="float" office:value="99.663697" calcext:value-type="float">
            <text:p>99.663697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6" calcext:value-type="float">
            <text:p>2286</text:p>
          </table:table-cell>
          <table:table-cell office:value-type="float" office:value="1836" calcext:value-type="float">
            <text:p>1836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1.0833" calcext:value-type="float">
            <text:p>1.0833</text:p>
          </table:table-cell>
          <table:table-cell office:value-type="float" office:value="100.421348" calcext:value-type="float">
            <text:p>100.421348</text:p>
          </table:table-cell>
          <table:table-cell office:value-type="float" office:value="99.338048" calcext:value-type="float">
            <text:p>99.33804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04" calcext:value-type="float">
            <text:p>9504</text:p>
          </table:table-cell>
          <table:table-cell office:value-type="float" office:value="9408" calcext:value-type="float">
            <text:p>9408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3.600857" calcext:value-type="float">
            <text:p>3.600857</text:p>
          </table:table-cell>
          <table:table-cell office:value-type="float" office:value="100.621018" calcext:value-type="float">
            <text:p>100.621018</text:p>
          </table:table-cell>
          <table:table-cell office:value-type="float" office:value="97.020161" calcext:value-type="float">
            <text:p>97.020161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10899772" calcext:value-type="float">
            <text:p>10899772</text:p>
          </table:table-cell>
          <table:table-cell office:value-type="float" office:value="13564" calcext:value-type="float">
            <text:p>13564</text:p>
          </table:table-cell>
          <table:table-cell office:value-type="float" office:value="10361" calcext:value-type="float">
            <text:p>10361</text:p>
          </table:table-cell>
          <table:table-cell office:value-type="float" office:value="1.011342" calcext:value-type="float">
            <text:p>1.011342</text:p>
          </table:table-cell>
          <table:table-cell office:value-type="float" office:value="100.504072" calcext:value-type="float">
            <text:p>100.504072</text:p>
          </table:table-cell>
          <table:table-cell office:value-type="float" office:value="99.49273" calcext:value-type="float">
            <text:p>99.49273</text:p>
          </table:table-cell>
          <table:table-cell office:value-type="float" office:value="0.876428" calcext:value-type="float">
            <text:p>0.876428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7224" calcext:value-type="float">
            <text:p>14267224</text:p>
          </table:table-cell>
          <table:table-cell office:value-type="float" office:value="1941992" calcext:value-type="float">
            <text:p>1941992</text:p>
          </table:table-cell>
          <table:table-cell office:value-type="float" office:value="13562" calcext:value-type="float">
            <text:p>13562</text:p>
          </table:table-cell>
          <table:table-cell office:value-type="float" office:value="1846" calcext:value-type="float">
            <text:p>1846</text:p>
          </table:table-cell>
          <table:table-cell office:value-type="float" office:value="1.140625" calcext:value-type="float">
            <text:p>1.140625</text:p>
          </table:table-cell>
          <table:table-cell office:value-type="float" office:value="100.447951" calcext:value-type="float">
            <text:p>100.447951</text:p>
          </table:table-cell>
          <table:table-cell office:value-type="float" office:value="99.307326" calcext:value-type="float">
            <text:p>99.307326</text:p>
          </table:table-cell>
          <table:table-cell office:value-type="float" office:value="0.156443" calcext:value-type="float">
            <text:p>0.156443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488" calcext:value-type="float">
            <text:p>84488</text:p>
          </table:table-cell>
          <table:table-cell office:value-type="float" office:value="82488" calcext:value-type="float">
            <text:p>82488</text:p>
          </table:table-cell>
          <table:table-cell office:value-type="float" office:value="2089" calcext:value-type="float">
            <text:p>2089</text:p>
          </table:table-cell>
          <table:table-cell office:value-type="float" office:value="2041" calcext:value-type="float">
            <text:p>2041</text:p>
          </table:table-cell>
          <table:table-cell office:value-type="float" office:value="1.059339" calcext:value-type="float">
            <text:p>1.059339</text:p>
          </table:table-cell>
          <table:table-cell office:value-type="float" office:value="100.534096" calcext:value-type="float">
            <text:p>100.534096</text:p>
          </table:table-cell>
          <table:table-cell office:value-type="float" office:value="99.474757" calcext:value-type="float">
            <text:p>99.474757</text:p>
          </table:table-cell>
          <table:table-cell office:value-type="float" office:value="0.006634" calcext:value-type="float">
            <text:p>0.006634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36" calcext:value-type="float">
            <text:p>2736</text:p>
          </table:table-cell>
          <table:table-cell office:value-type="float" office:value="1632" calcext:value-type="float">
            <text:p>163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.038929" calcext:value-type="float">
            <text:p>1.038929</text:p>
          </table:table-cell>
          <table:table-cell office:value-type="float" office:value="99.717143" calcext:value-type="float">
            <text:p>99.717143</text:p>
          </table:table-cell>
          <table:table-cell office:value-type="float" office:value="98.678214" calcext:value-type="float">
            <text:p>98.67821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58" calcext:value-type="float">
            <text:p>1758</text:p>
          </table:table-cell>
          <table:table-cell office:value-type="float" office:value="1320" calcext:value-type="float">
            <text:p>1320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.083026" calcext:value-type="float">
            <text:p>1.083026</text:p>
          </table:table-cell>
          <table:table-cell office:value-type="float" office:value="99.710274" calcext:value-type="float">
            <text:p>99.710274</text:p>
          </table:table-cell>
          <table:table-cell office:value-type="float" office:value="98.627248" calcext:value-type="float">
            <text:p>98.62724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96" calcext:value-type="float">
            <text:p>9696</text:p>
          </table:table-cell>
          <table:table-cell office:value-type="float" office:value="9456" calcext:value-type="float">
            <text:p>9456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.684613" calcext:value-type="float">
            <text:p>2.684613</text:p>
          </table:table-cell>
          <table:table-cell office:value-type="float" office:value="99.736864" calcext:value-type="float">
            <text:p>99.736864</text:p>
          </table:table-cell>
          <table:table-cell office:value-type="float" office:value="97.052251" calcext:value-type="float">
            <text:p>97.052251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11305844" calcext:value-type="float">
            <text:p>11305844</text:p>
          </table:table-cell>
          <table:table-cell office:value-type="float" office:value="13662" calcext:value-type="float">
            <text:p>13662</text:p>
          </table:table-cell>
          <table:table-cell office:value-type="float" office:value="10747" calcext:value-type="float">
            <text:p>10747</text:p>
          </table:table-cell>
          <table:table-cell office:value-type="float" office:value="1.016289" calcext:value-type="float">
            <text:p>1.016289</text:p>
          </table:table-cell>
          <table:table-cell office:value-type="float" office:value="100.495658" calcext:value-type="float">
            <text:p>100.495658</text:p>
          </table:table-cell>
          <table:table-cell office:value-type="float" office:value="99.479369" calcext:value-type="float">
            <text:p>99.479369</text:p>
          </table:table-cell>
          <table:table-cell office:value-type="float" office:value="0.909201" calcext:value-type="float">
            <text:p>0.909201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1372" calcext:value-type="float">
            <text:p>14371372</text:p>
          </table:table-cell>
          <table:table-cell office:value-type="float" office:value="1836792" calcext:value-type="float">
            <text:p>1836792</text:p>
          </table:table-cell>
          <table:table-cell office:value-type="float" office:value="13661" calcext:value-type="float">
            <text:p>13661</text:p>
          </table:table-cell>
          <table:table-cell office:value-type="float" office:value="1746" calcext:value-type="float">
            <text:p>1746</text:p>
          </table:table-cell>
          <table:table-cell office:value-type="float" office:value="1.13066" calcext:value-type="float">
            <text:p>1.13066</text:p>
          </table:table-cell>
          <table:table-cell office:value-type="float" office:value="100.604001" calcext:value-type="float">
            <text:p>100.604001</text:p>
          </table:table-cell>
          <table:table-cell office:value-type="float" office:value="99.473341" calcext:value-type="float">
            <text:p>99.473341</text:p>
          </table:table-cell>
          <table:table-cell office:value-type="float" office:value="0.147721" calcext:value-type="float">
            <text:p>0.147721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896" calcext:value-type="float">
            <text:p>77896</text:p>
          </table:table-cell>
          <table:table-cell office:value-type="float" office:value="75176" calcext:value-type="float">
            <text:p>75176</text:p>
          </table:table-cell>
          <table:table-cell office:value-type="float" office:value="1925" calcext:value-type="float">
            <text:p>1925</text:p>
          </table:table-cell>
          <table:table-cell office:value-type="float" office:value="1859" calcext:value-type="float">
            <text:p>1859</text:p>
          </table:table-cell>
          <table:table-cell office:value-type="float" office:value="1.056057" calcext:value-type="float">
            <text:p>1.056057</text:p>
          </table:table-cell>
          <table:table-cell office:value-type="float" office:value="100.632252" calcext:value-type="float">
            <text:p>100.632252</text:p>
          </table:table-cell>
          <table:table-cell office:value-type="float" office:value="99.576194" calcext:value-type="float">
            <text:p>99.576194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96" calcext:value-type="float">
            <text:p>3096</text:p>
          </table:table-cell>
          <table:table-cell office:value-type="float" office:value="2184" calcext:value-type="float">
            <text:p>2184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1.041009" calcext:value-type="float">
            <text:p>1.041009</text:p>
          </table:table-cell>
          <table:table-cell office:value-type="float" office:value="99.980136" calcext:value-type="float">
            <text:p>99.980136</text:p>
          </table:table-cell>
          <table:table-cell office:value-type="float" office:value="98.939128" calcext:value-type="float">
            <text:p>98.939128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34" calcext:value-type="float">
            <text:p>1734</text:p>
          </table:table-cell>
          <table:table-cell office:value-type="float" office:value="1266" calcext:value-type="float">
            <text:p>126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.097747" calcext:value-type="float">
            <text:p>1.097747</text:p>
          </table:table-cell>
          <table:table-cell office:value-type="float" office:value="99.970116" calcext:value-type="float">
            <text:p>99.970116</text:p>
          </table:table-cell>
          <table:table-cell office:value-type="float" office:value="98.872368" calcext:value-type="float">
            <text:p>98.87236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456" calcext:value-type="float">
            <text:p>945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.768488" calcext:value-type="float">
            <text:p>2.768488</text:p>
          </table:table-cell>
          <table:table-cell office:value-type="float" office:value="99.451955" calcext:value-type="float">
            <text:p>99.451955</text:p>
          </table:table-cell>
          <table:table-cell office:value-type="float" office:value="96.683467" calcext:value-type="float">
            <text:p>96.683467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10731452" calcext:value-type="float">
            <text:p>10731452</text:p>
          </table:table-cell>
          <table:table-cell office:value-type="float" office:value="13761" calcext:value-type="float">
            <text:p>13761</text:p>
          </table:table-cell>
          <table:table-cell office:value-type="float" office:value="10201" calcext:value-type="float">
            <text:p>10201</text:p>
          </table:table-cell>
          <table:table-cell office:value-type="float" office:value="1.019284" calcext:value-type="float">
            <text:p>1.019284</text:p>
          </table:table-cell>
          <table:table-cell office:value-type="float" office:value="100.62432" calcext:value-type="float">
            <text:p>100.62432</text:p>
          </table:table-cell>
          <table:table-cell office:value-type="float" office:value="99.605036" calcext:value-type="float">
            <text:p>99.605036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5520" calcext:value-type="float">
            <text:p>14475520</text:p>
          </table:table-cell>
          <table:table-cell office:value-type="float" office:value="2029308" calcext:value-type="float">
            <text:p>2029308</text:p>
          </table:table-cell>
          <table:table-cell office:value-type="float" office:value="13760" calcext:value-type="float">
            <text:p>13760</text:p>
          </table:table-cell>
          <table:table-cell office:value-type="float" office:value="1929" calcext:value-type="float">
            <text:p>1929</text:p>
          </table:table-cell>
          <table:table-cell office:value-type="float" office:value="1.115439" calcext:value-type="float">
            <text:p>1.115439</text:p>
          </table:table-cell>
          <table:table-cell office:value-type="float" office:value="101.247632" calcext:value-type="float">
            <text:p>101.247632</text:p>
          </table:table-cell>
          <table:table-cell office:value-type="float" office:value="100.132193" calcext:value-type="float">
            <text:p>100.132193</text:p>
          </table:table-cell>
          <table:table-cell office:value-type="float" office:value="0.16213" calcext:value-type="float">
            <text:p>0.16213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496" calcext:value-type="float">
            <text:p>83496</text:p>
          </table:table-cell>
          <table:table-cell office:value-type="float" office:value="81184" calcext:value-type="float">
            <text:p>81184</text:p>
          </table:table-cell>
          <table:table-cell office:value-type="float" office:value="2065" calcext:value-type="float">
            <text:p>2065</text:p>
          </table:table-cell>
          <table:table-cell office:value-type="float" office:value="2010" calcext:value-type="float">
            <text:p>2010</text:p>
          </table:table-cell>
          <table:table-cell office:value-type="float" office:value="1.047065" calcext:value-type="float">
            <text:p>1.047065</text:p>
          </table:table-cell>
          <table:table-cell office:value-type="float" office:value="100.724015" calcext:value-type="float">
            <text:p>100.724015</text:p>
          </table:table-cell>
          <table:table-cell office:value-type="float" office:value="99.67695" calcext:value-type="float">
            <text:p>99.67695</text:p>
          </table:table-cell>
          <table:table-cell office:value-type="float" office:value="0.006516" calcext:value-type="float">
            <text:p>0.006516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8" calcext:value-type="float">
            <text:p>3528</text:p>
          </table:table-cell>
          <table:table-cell office:value-type="float" office:value="2520" calcext:value-type="float">
            <text:p>252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1.026613" calcext:value-type="float">
            <text:p>1.026613</text:p>
          </table:table-cell>
          <table:table-cell office:value-type="float" office:value="99.15345" calcext:value-type="float">
            <text:p>99.15345</text:p>
          </table:table-cell>
          <table:table-cell office:value-type="float" office:value="98.126837" calcext:value-type="float">
            <text:p>98.126837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2" calcext:value-type="float">
            <text:p>2022</text:p>
          </table:table-cell>
          <table:table-cell office:value-type="float" office:value="1722" calcext:value-type="float">
            <text:p>172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.071641" calcext:value-type="float">
            <text:p>1.071641</text:p>
          </table:table-cell>
          <table:table-cell office:value-type="float" office:value="99.644481" calcext:value-type="float">
            <text:p>99.644481</text:p>
          </table:table-cell>
          <table:table-cell office:value-type="float" office:value="98.572839" calcext:value-type="float">
            <text:p>98.57283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024" calcext:value-type="float">
            <text:p>9024</text:p>
          </table:table-cell>
          <table:table-cell office:value-type="float" office:value="8880" calcext:value-type="float">
            <text:p>8880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2.73515" calcext:value-type="float">
            <text:p>2.73515</text:p>
          </table:table-cell>
          <table:table-cell office:value-type="float" office:value="100.688477" calcext:value-type="float">
            <text:p>100.688477</text:p>
          </table:table-cell>
          <table:table-cell office:value-type="float" office:value="97.953327" calcext:value-type="float">
            <text:p>97.953327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11332144" calcext:value-type="float">
            <text:p>11332144</text:p>
          </table:table-cell>
          <table:table-cell office:value-type="float" office:value="13861" calcext:value-type="float">
            <text:p>13861</text:p>
          </table:table-cell>
          <table:table-cell office:value-type="float" office:value="10772" calcext:value-type="float">
            <text:p>10772</text:p>
          </table:table-cell>
          <table:table-cell office:value-type="float" office:value="1.01959" calcext:value-type="float">
            <text:p>1.01959</text:p>
          </table:table-cell>
          <table:table-cell office:value-type="float" office:value="100.460778" calcext:value-type="float">
            <text:p>100.460778</text:p>
          </table:table-cell>
          <table:table-cell office:value-type="float" office:value="99.441188" calcext:value-type="float">
            <text:p>99.441188</text:p>
          </table:table-cell>
          <table:table-cell office:value-type="float" office:value="0.911666" calcext:value-type="float">
            <text:p>0.911666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79668" calcext:value-type="float">
            <text:p>14579668</text:p>
          </table:table-cell>
          <table:table-cell office:value-type="float" office:value="1792608" calcext:value-type="float">
            <text:p>1792608</text:p>
          </table:table-cell>
          <table:table-cell office:value-type="float" office:value="13859" calcext:value-type="float">
            <text:p>13859</text:p>
          </table:table-cell>
          <table:table-cell office:value-type="float" office:value="1704" calcext:value-type="float">
            <text:p>1704</text:p>
          </table:table-cell>
          <table:table-cell office:value-type="float" office:value="1.123439" calcext:value-type="float">
            <text:p>1.123439</text:p>
          </table:table-cell>
          <table:table-cell office:value-type="float" office:value="101.239506" calcext:value-type="float">
            <text:p>101.239506</text:p>
          </table:table-cell>
          <table:table-cell office:value-type="float" office:value="100.116067" calcext:value-type="float">
            <text:p>100.116067</text:p>
          </table:table-cell>
          <table:table-cell office:value-type="float" office:value="0.143242" calcext:value-type="float">
            <text:p>0.143242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096" calcext:value-type="float">
            <text:p>80096</text:p>
          </table:table-cell>
          <table:table-cell office:value-type="float" office:value="78336" calcext:value-type="float">
            <text:p>78336</text:p>
          </table:table-cell>
          <table:table-cell office:value-type="float" office:value="1981" calcext:value-type="float">
            <text:p>1981</text:p>
          </table:table-cell>
          <table:table-cell office:value-type="float" office:value="1939" calcext:value-type="float">
            <text:p>1939</text:p>
          </table:table-cell>
          <table:table-cell office:value-type="float" office:value="1.055365" calcext:value-type="float">
            <text:p>1.055365</text:p>
          </table:table-cell>
          <table:table-cell office:value-type="float" office:value="100.989215" calcext:value-type="float">
            <text:p>100.989215</text:p>
          </table:table-cell>
          <table:table-cell office:value-type="float" office:value="99.93385" calcext:value-type="float">
            <text:p>99.933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96" calcext:value-type="float">
            <text:p>2896</text:p>
          </table:table-cell>
          <table:table-cell office:value-type="float" office:value="2232" calcext:value-type="float">
            <text:p>223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.033424" calcext:value-type="float">
            <text:p>1.033424</text:p>
          </table:table-cell>
          <table:table-cell office:value-type="float" office:value="100.990762" calcext:value-type="float">
            <text:p>100.990762</text:p>
          </table:table-cell>
          <table:table-cell office:value-type="float" office:value="99.957338" calcext:value-type="float">
            <text:p>99.957338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44" calcext:value-type="float">
            <text:p>1644</text:p>
          </table:table-cell>
          <table:table-cell office:value-type="float" office:value="1236" calcext:value-type="float">
            <text:p>1236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.079502" calcext:value-type="float">
            <text:p>1.079502</text:p>
          </table:table-cell>
          <table:table-cell office:value-type="float" office:value="100.995516" calcext:value-type="float">
            <text:p>100.995516</text:p>
          </table:table-cell>
          <table:table-cell office:value-type="float" office:value="99.916014" calcext:value-type="float">
            <text:p>99.916014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216" calcext:value-type="float">
            <text:p>9216</text:p>
          </table:table-cell>
          <table:table-cell office:value-type="float" office:value="9120" calcext:value-type="float">
            <text:p>9120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.813458" calcext:value-type="float">
            <text:p>2.813458</text:p>
          </table:table-cell>
          <table:table-cell office:value-type="float" office:value="96.838349" calcext:value-type="float">
            <text:p>96.838349</text:p>
          </table:table-cell>
          <table:table-cell office:value-type="float" office:value="94.024891" calcext:value-type="float">
            <text:p>94.024891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11015492" calcext:value-type="float">
            <text:p>11015492</text:p>
          </table:table-cell>
          <table:table-cell office:value-type="float" office:value="13959" calcext:value-type="float">
            <text:p>13959</text:p>
          </table:table-cell>
          <table:table-cell office:value-type="float" office:value="10471" calcext:value-type="float">
            <text:p>10471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582458" calcext:value-type="float">
            <text:p>100.582458</text:p>
          </table:table-cell>
          <table:table-cell office:value-type="float" office:value="99.573096" calcext:value-type="float">
            <text:p>99.573096</text:p>
          </table:table-cell>
          <table:table-cell office:value-type="float" office:value="0.885018" calcext:value-type="float">
            <text:p>0.885018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3816" calcext:value-type="float">
            <text:p>14683816</text:p>
          </table:table-cell>
          <table:table-cell office:value-type="float" office:value="1920952" calcext:value-type="float">
            <text:p>1920952</text:p>
          </table:table-cell>
          <table:table-cell office:value-type="float" office:value="13958" calcext:value-type="float">
            <text:p>13958</text:p>
          </table:table-cell>
          <table:table-cell office:value-type="float" office:value="1826" calcext:value-type="float">
            <text:p>1826</text:p>
          </table:table-cell>
          <table:table-cell office:value-type="float" office:value="1.119141" calcext:value-type="float">
            <text:p>1.119141</text:p>
          </table:table-cell>
          <table:table-cell office:value-type="float" office:value="103.632032" calcext:value-type="float">
            <text:p>103.632032</text:p>
          </table:table-cell>
          <table:table-cell office:value-type="float" office:value="102.512891" calcext:value-type="float">
            <text:p>102.512891</text:p>
          </table:table-cell>
          <table:table-cell office:value-type="float" office:value="0.149909" calcext:value-type="float">
            <text:p>0.149909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536" calcext:value-type="float">
            <text:p>79536</text:p>
          </table:table-cell>
          <table:table-cell office:value-type="float" office:value="76608" calcext:value-type="float">
            <text:p>76608</text:p>
          </table:table-cell>
          <table:table-cell office:value-type="float" office:value="1963" calcext:value-type="float">
            <text:p>1963</text:p>
          </table:table-cell>
          <table:table-cell office:value-type="float" office:value="1894" calcext:value-type="float">
            <text:p>1894</text:p>
          </table:table-cell>
          <table:table-cell office:value-type="float" office:value="1.035329" calcext:value-type="float">
            <text:p>1.035329</text:p>
          </table:table-cell>
          <table:table-cell office:value-type="float" office:value="103.113386" calcext:value-type="float">
            <text:p>103.113386</text:p>
          </table:table-cell>
          <table:table-cell office:value-type="float" office:value="102.078056" calcext:value-type="float">
            <text:p>102.078056</text:p>
          </table:table-cell>
          <table:table-cell office:value-type="float" office:value="0.006004" calcext:value-type="float">
            <text:p>0.006004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12" calcext:value-type="float">
            <text:p>4112</text:p>
          </table:table-cell>
          <table:table-cell office:value-type="float" office:value="3200" calcext:value-type="float">
            <text:p>3200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1.025983" calcext:value-type="float">
            <text:p>1.025983</text:p>
          </table:table-cell>
          <table:table-cell office:value-type="float" office:value="103.116326" calcext:value-type="float">
            <text:p>103.116326</text:p>
          </table:table-cell>
          <table:table-cell office:value-type="float" office:value="102.090342" calcext:value-type="float">
            <text:p>102.090342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50" calcext:value-type="float">
            <text:p>2250</text:p>
          </table:table-cell>
          <table:table-cell office:value-type="float" office:value="1830" calcext:value-type="float">
            <text:p>183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.053453" calcext:value-type="float">
            <text:p>1.053453</text:p>
          </table:table-cell>
          <table:table-cell office:value-type="float" office:value="103.1149" calcext:value-type="float">
            <text:p>103.1149</text:p>
          </table:table-cell>
          <table:table-cell office:value-type="float" office:value="102.061446" calcext:value-type="float">
            <text:p>102.06144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272" calcext:value-type="float">
            <text:p>10272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3.998558" calcext:value-type="float">
            <text:p>3.998558</text:p>
          </table:table-cell>
          <table:table-cell office:value-type="float" office:value="100.287748" calcext:value-type="float">
            <text:p>100.287748</text:p>
          </table:table-cell>
          <table:table-cell office:value-type="float" office:value="96.28919" calcext:value-type="float">
            <text:p>96.28919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10932384" calcext:value-type="float">
            <text:p>10932384</text:p>
          </table:table-cell>
          <table:table-cell office:value-type="float" office:value="14058" calcext:value-type="float">
            <text:p>14058</text:p>
          </table:table-cell>
          <table:table-cell office:value-type="float" office:value="10392" calcext:value-type="float">
            <text:p>10392</text:p>
          </table:table-cell>
          <table:table-cell office:value-type="float" office:value="1.01937" calcext:value-type="float">
            <text:p>1.01937</text:p>
          </table:table-cell>
          <table:table-cell office:value-type="float" office:value="100.552047" calcext:value-type="float">
            <text:p>100.552047</text:p>
          </table:table-cell>
          <table:table-cell office:value-type="float" office:value="99.532677" calcext:value-type="float">
            <text:p>99.532677</text:p>
          </table:table-cell>
          <table:table-cell office:value-type="float" office:value="0.878697" calcext:value-type="float">
            <text:p>0.878697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7964" calcext:value-type="float">
            <text:p>14787964</text:p>
          </table:table-cell>
          <table:table-cell office:value-type="float" office:value="1914640" calcext:value-type="float">
            <text:p>1914640</text:p>
          </table:table-cell>
          <table:table-cell office:value-type="float" office:value="14057" calcext:value-type="float">
            <text:p>14057</text:p>
          </table:table-cell>
          <table:table-cell office:value-type="float" office:value="1820" calcext:value-type="float">
            <text:p>1820</text:p>
          </table:table-cell>
          <table:table-cell office:value-type="float" office:value="1.117895" calcext:value-type="float">
            <text:p>1.117895</text:p>
          </table:table-cell>
          <table:table-cell office:value-type="float" office:value="100.27857" calcext:value-type="float">
            <text:p>100.27857</text:p>
          </table:table-cell>
          <table:table-cell office:value-type="float" office:value="99.160676" calcext:value-type="float">
            <text:p>99.160676</text:p>
          </table:table-cell>
          <table:table-cell office:value-type="float" office:value="0.154468" calcext:value-type="float">
            <text:p>0.154468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128" calcext:value-type="float">
            <text:p>84128</text:p>
          </table:table-cell>
          <table:table-cell office:value-type="float" office:value="80696" calcext:value-type="float">
            <text:p>80696</text:p>
          </table:table-cell>
          <table:table-cell office:value-type="float" office:value="2078" calcext:value-type="float">
            <text:p>2078</text:p>
          </table:table-cell>
          <table:table-cell office:value-type="float" office:value="1996" calcext:value-type="float">
            <text:p>1996</text:p>
          </table:table-cell>
          <table:table-cell office:value-type="float" office:value="1.054765" calcext:value-type="float">
            <text:p>1.054765</text:p>
          </table:table-cell>
          <table:table-cell office:value-type="float" office:value="100.850986" calcext:value-type="float">
            <text:p>100.850986</text:p>
          </table:table-cell>
          <table:table-cell office:value-type="float" office:value="99.796221" calcext:value-type="float">
            <text:p>99.796221</text:p>
          </table:table-cell>
          <table:table-cell office:value-type="float" office:value="0.006469" calcext:value-type="float">
            <text:p>0.00646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6" calcext:value-type="float">
            <text:p>3936</text:p>
          </table:table-cell>
          <table:table-cell office:value-type="float" office:value="3216" calcext:value-type="float">
            <text:p>3216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.034234" calcext:value-type="float">
            <text:p>1.034234</text:p>
          </table:table-cell>
          <table:table-cell office:value-type="float" office:value="100.34792" calcext:value-type="float">
            <text:p>100.34792</text:p>
          </table:table-cell>
          <table:table-cell office:value-type="float" office:value="99.313686" calcext:value-type="float">
            <text:p>99.313686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6" calcext:value-type="float">
            <text:p>2466</text:p>
          </table:table-cell>
          <table:table-cell office:value-type="float" office:value="1896" calcext:value-type="float">
            <text:p>1896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.072409" calcext:value-type="float">
            <text:p>1.072409</text:p>
          </table:table-cell>
          <table:table-cell office:value-type="float" office:value="100.845473" calcext:value-type="float">
            <text:p>100.845473</text:p>
          </table:table-cell>
          <table:table-cell office:value-type="float" office:value="99.773063" calcext:value-type="float">
            <text:p>99.77306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96" calcext:value-type="float">
            <text:p>9696</text:p>
          </table:table-cell>
          <table:table-cell office:value-type="float" office:value="9456" calcext:value-type="float">
            <text:p>9456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4.090771" calcext:value-type="float">
            <text:p>4.090771</text:p>
          </table:table-cell>
          <table:table-cell office:value-type="float" office:value="99.738457" calcext:value-type="float">
            <text:p>99.738457</text:p>
          </table:table-cell>
          <table:table-cell office:value-type="float" office:value="95.647686" calcext:value-type="float">
            <text:p>95.647686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10700944" calcext:value-type="float">
            <text:p>10700944</text:p>
          </table:table-cell>
          <table:table-cell office:value-type="float" office:value="14157" calcext:value-type="float">
            <text:p>14157</text:p>
          </table:table-cell>
          <table:table-cell office:value-type="float" office:value="10172" calcext:value-type="float">
            <text:p>10172</text:p>
          </table:table-cell>
          <table:table-cell office:value-type="float" office:value="1.008242" calcext:value-type="float">
            <text:p>1.008242</text:p>
          </table:table-cell>
          <table:table-cell office:value-type="float" office:value="100.735178" calcext:value-type="float">
            <text:p>100.735178</text:p>
          </table:table-cell>
          <table:table-cell office:value-type="float" office:value="99.726936" calcext:value-type="float">
            <text:p>99.726936</text:p>
          </table:table-cell>
          <table:table-cell office:value-type="float" office:value="0.85842" calcext:value-type="float">
            <text:p>0.85842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2112" calcext:value-type="float">
            <text:p>14892112</text:p>
          </table:table-cell>
          <table:table-cell office:value-type="float" office:value="1903068" calcext:value-type="float">
            <text:p>1903068</text:p>
          </table:table-cell>
          <table:table-cell office:value-type="float" office:value="14156" calcext:value-type="float">
            <text:p>14156</text:p>
          </table:table-cell>
          <table:table-cell office:value-type="float" office:value="1809" calcext:value-type="float">
            <text:p>1809</text:p>
          </table:table-cell>
          <table:table-cell office:value-type="float" office:value="1.109348" calcext:value-type="float">
            <text:p>1.109348</text:p>
          </table:table-cell>
          <table:table-cell office:value-type="float" office:value="99.861042" calcext:value-type="float">
            <text:p>99.861042</text:p>
          </table:table-cell>
          <table:table-cell office:value-type="float" office:value="98.751694" calcext:value-type="float">
            <text:p>98.751694</text:p>
          </table:table-cell>
          <table:table-cell office:value-type="float" office:value="0.15417" calcext:value-type="float">
            <text:p>0.15417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552" calcext:value-type="float">
            <text:p>79552</text:p>
          </table:table-cell>
          <table:table-cell office:value-type="float" office:value="75384" calcext:value-type="float">
            <text:p>75384</text:p>
          </table:table-cell>
          <table:table-cell office:value-type="float" office:value="1965" calcext:value-type="float">
            <text:p>1965</text:p>
          </table:table-cell>
          <table:table-cell office:value-type="float" office:value="1864" calcext:value-type="float">
            <text:p>1864</text:p>
          </table:table-cell>
          <table:table-cell office:value-type="float" office:value="1.043336" calcext:value-type="float">
            <text:p>1.043336</text:p>
          </table:table-cell>
          <table:table-cell office:value-type="float" office:value="100.322394" calcext:value-type="float">
            <text:p>100.322394</text:p>
          </table:table-cell>
          <table:table-cell office:value-type="float" office:value="99.279058" calcext:value-type="float">
            <text:p>99.279058</text:p>
          </table:table-cell>
          <table:table-cell office:value-type="float" office:value="0.006075" calcext:value-type="float">
            <text:p>0.006075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76" calcext:value-type="float">
            <text:p>3576</text:p>
          </table:table-cell>
          <table:table-cell office:value-type="float" office:value="2536" calcext:value-type="float">
            <text:p>2536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1.021956" calcext:value-type="float">
            <text:p>1.021956</text:p>
          </table:table-cell>
          <table:table-cell office:value-type="float" office:value="99.890731" calcext:value-type="float">
            <text:p>99.890731</text:p>
          </table:table-cell>
          <table:table-cell office:value-type="float" office:value="98.868775" calcext:value-type="float">
            <text:p>98.86877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30" calcext:value-type="float">
            <text:p>2430</text:p>
          </table:table-cell>
          <table:table-cell office:value-type="float" office:value="1854" calcext:value-type="float">
            <text:p>1854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.073385" calcext:value-type="float">
            <text:p>1.073385</text:p>
          </table:table-cell>
          <table:table-cell office:value-type="float" office:value="99.875128" calcext:value-type="float">
            <text:p>99.875128</text:p>
          </table:table-cell>
          <table:table-cell office:value-type="float" office:value="98.801743" calcext:value-type="float">
            <text:p>98.80174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9984" calcext:value-type="float">
            <text:p>998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3.588715" calcext:value-type="float">
            <text:p>3.588715</text:p>
          </table:table-cell>
          <table:table-cell office:value-type="float" office:value="100.306788" calcext:value-type="float">
            <text:p>100.306788</text:p>
          </table:table-cell>
          <table:table-cell office:value-type="float" office:value="96.718073" calcext:value-type="float">
            <text:p>96.718073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10694632" calcext:value-type="float">
            <text:p>10694632</text:p>
          </table:table-cell>
          <table:table-cell office:value-type="float" office:value="14257" calcext:value-type="float">
            <text:p>14257</text:p>
          </table:table-cell>
          <table:table-cell office:value-type="float" office:value="10166" calcext:value-type="float">
            <text:p>10166</text:p>
          </table:table-cell>
          <table:table-cell office:value-type="float" office:value="1.015301" calcext:value-type="float">
            <text:p>1.015301</text:p>
          </table:table-cell>
          <table:table-cell office:value-type="float" office:value="100.495481" calcext:value-type="float">
            <text:p>100.495481</text:p>
          </table:table-cell>
          <table:table-cell office:value-type="float" office:value="99.48018" calcext:value-type="float">
            <text:p>99.48018</text:p>
          </table:table-cell>
          <table:table-cell office:value-type="float" office:value="0.860041" calcext:value-type="float">
            <text:p>0.860041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6260" calcext:value-type="float">
            <text:p>14996260</text:p>
          </table:table-cell>
          <table:table-cell office:value-type="float" office:value="2100844" calcext:value-type="float">
            <text:p>2100844</text:p>
          </table:table-cell>
          <table:table-cell office:value-type="float" office:value="14255" calcext:value-type="float">
            <text:p>14255</text:p>
          </table:table-cell>
          <table:table-cell office:value-type="float" office:value="1997" calcext:value-type="float">
            <text:p>1997</text:p>
          </table:table-cell>
          <table:table-cell office:value-type="float" office:value="1.129937" calcext:value-type="float">
            <text:p>1.129937</text:p>
          </table:table-cell>
          <table:table-cell office:value-type="float" office:value="100.24342" calcext:value-type="float">
            <text:p>100.24342</text:p>
          </table:table-cell>
          <table:table-cell office:value-type="float" office:value="99.113483" calcext:value-type="float">
            <text:p>99.113483</text:p>
          </table:table-cell>
          <table:table-cell office:value-type="float" office:value="0.169571" calcext:value-type="float">
            <text:p>0.169571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760" calcext:value-type="float">
            <text:p>72760</text:p>
          </table:table-cell>
          <table:table-cell office:value-type="float" office:value="70040" calcext:value-type="float">
            <text:p>70040</text:p>
          </table:table-cell>
          <table:table-cell office:value-type="float" office:value="1793" calcext:value-type="float">
            <text:p>1793</text:p>
          </table:table-cell>
          <table:table-cell office:value-type="float" office:value="1728" calcext:value-type="float">
            <text:p>1728</text:p>
          </table:table-cell>
          <table:table-cell office:value-type="float" office:value="1.055859" calcext:value-type="float">
            <text:p>1.055859</text:p>
          </table:table-cell>
          <table:table-cell office:value-type="float" office:value="100.770518" calcext:value-type="float">
            <text:p>100.770518</text:p>
          </table:table-cell>
          <table:table-cell office:value-type="float" office:value="99.714659" calcext:value-type="float">
            <text:p>99.714659</text:p>
          </table:table-cell>
          <table:table-cell office:value-type="float" office:value="0.005619" calcext:value-type="float">
            <text:p>0.005619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0" calcext:value-type="float">
            <text:p>4240</text:p>
          </table:table-cell>
          <table:table-cell office:value-type="float" office:value="2904" calcext:value-type="float">
            <text:p>2904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1.034557" calcext:value-type="float">
            <text:p>1.034557</text:p>
          </table:table-cell>
          <table:table-cell office:value-type="float" office:value="100.275547" calcext:value-type="float">
            <text:p>100.275547</text:p>
          </table:table-cell>
          <table:table-cell office:value-type="float" office:value="99.240989" calcext:value-type="float">
            <text:p>99.240989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26" calcext:value-type="float">
            <text:p>2526</text:p>
          </table:table-cell>
          <table:table-cell office:value-type="float" office:value="1866" calcext:value-type="float">
            <text:p>186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.084988" calcext:value-type="float">
            <text:p>1.084988</text:p>
          </table:table-cell>
          <table:table-cell office:value-type="float" office:value="100.772132" calcext:value-type="float">
            <text:p>100.772132</text:p>
          </table:table-cell>
          <table:table-cell office:value-type="float" office:value="99.687144" calcext:value-type="float">
            <text:p>99.68714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48" calcext:value-type="float">
            <text:p>9648</text:p>
          </table:table-cell>
          <table:table-cell office:value-type="float" office:value="9456" calcext:value-type="float">
            <text:p>9456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.721475" calcext:value-type="float">
            <text:p>2.721475</text:p>
          </table:table-cell>
          <table:table-cell office:value-type="float" office:value="99.819715" calcext:value-type="float">
            <text:p>99.819715</text:p>
          </table:table-cell>
          <table:table-cell office:value-type="float" office:value="97.09824" calcext:value-type="float">
            <text:p>97.09824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10528416" calcext:value-type="float">
            <text:p>10528416</text:p>
          </table:table-cell>
          <table:table-cell office:value-type="float" office:value="14355" calcext:value-type="float">
            <text:p>14355</text:p>
          </table:table-cell>
          <table:table-cell office:value-type="float" office:value="10008" calcext:value-type="float">
            <text:p>10008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53771" calcext:value-type="float">
            <text:p>100.53771</text:p>
          </table:table-cell>
          <table:table-cell office:value-type="float" office:value="99.52235" calcext:value-type="float">
            <text:p>99.52235</text:p>
          </table:table-cell>
          <table:table-cell office:value-type="float" office:value="0.846316" calcext:value-type="float">
            <text:p>0.846316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0408" calcext:value-type="float">
            <text:p>15100408</text:p>
          </table:table-cell>
          <table:table-cell office:value-type="float" office:value="1907276" calcext:value-type="float">
            <text:p>1907276</text:p>
          </table:table-cell>
          <table:table-cell office:value-type="float" office:value="14354" calcext:value-type="float">
            <text:p>14354</text:p>
          </table:table-cell>
          <table:table-cell office:value-type="float" office:value="1813" calcext:value-type="float">
            <text:p>1813</text:p>
          </table:table-cell>
          <table:table-cell office:value-type="float" office:value="1.118891" calcext:value-type="float">
            <text:p>1.118891</text:p>
          </table:table-cell>
          <table:table-cell office:value-type="float" office:value="101.077235" calcext:value-type="float">
            <text:p>101.077235</text:p>
          </table:table-cell>
          <table:table-cell office:value-type="float" office:value="99.958344" calcext:value-type="float">
            <text:p>99.958344</text:p>
          </table:table-cell>
          <table:table-cell office:value-type="float" office:value="0.152646" calcext:value-type="float">
            <text:p>0.152646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704" calcext:value-type="float">
            <text:p>88704</text:p>
          </table:table-cell>
          <table:table-cell office:value-type="float" office:value="86128" calcext:value-type="float">
            <text:p>86128</text:p>
          </table:table-cell>
          <table:table-cell office:value-type="float" office:value="2193" calcext:value-type="float">
            <text:p>2193</text:p>
          </table:table-cell>
          <table:table-cell office:value-type="float" office:value="2131" calcext:value-type="float">
            <text:p>2131</text:p>
          </table:table-cell>
          <table:table-cell office:value-type="float" office:value="1.050656" calcext:value-type="float">
            <text:p>1.050656</text:p>
          </table:table-cell>
          <table:table-cell office:value-type="float" office:value="101.08775" calcext:value-type="float">
            <text:p>101.08775</text:p>
          </table:table-cell>
          <table:table-cell office:value-type="float" office:value="100.037094" calcext:value-type="float">
            <text:p>100.037094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0" calcext:value-type="float">
            <text:p>3760</text:p>
          </table:table-cell>
          <table:table-cell office:value-type="float" office:value="2848" calcext:value-type="float">
            <text:p>2848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.029095" calcext:value-type="float">
            <text:p>1.029095</text:p>
          </table:table-cell>
          <table:table-cell office:value-type="float" office:value="101.250037" calcext:value-type="float">
            <text:p>101.250037</text:p>
          </table:table-cell>
          <table:table-cell office:value-type="float" office:value="100.220942" calcext:value-type="float">
            <text:p>100.220942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04" calcext:value-type="float">
            <text:p>2304</text:p>
          </table:table-cell>
          <table:table-cell office:value-type="float" office:value="1764" calcext:value-type="float">
            <text:p>1764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.075073" calcext:value-type="float">
            <text:p>1.075073</text:p>
          </table:table-cell>
          <table:table-cell office:value-type="float" office:value="100.010286" calcext:value-type="float">
            <text:p>100.010286</text:p>
          </table:table-cell>
          <table:table-cell office:value-type="float" office:value="98.935213" calcext:value-type="float">
            <text:p>98.93521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14" calcext:value-type="float">
            <text:p>10014</text:p>
          </table:table-cell>
          <table:table-cell office:value-type="float" office:value="9726" calcext:value-type="float">
            <text:p>972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3.501561" calcext:value-type="float">
            <text:p>3.501561</text:p>
          </table:table-cell>
          <table:table-cell office:value-type="float" office:value="101.251411" calcext:value-type="float">
            <text:p>101.251411</text:p>
          </table:table-cell>
          <table:table-cell office:value-type="float" office:value="97.74985" calcext:value-type="float">
            <text:p>97.74985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11105964" calcext:value-type="float">
            <text:p>11105964</text:p>
          </table:table-cell>
          <table:table-cell office:value-type="float" office:value="14455" calcext:value-type="float">
            <text:p>14455</text:p>
          </table:table-cell>
          <table:table-cell office:value-type="float" office:value="10557" calcext:value-type="float">
            <text:p>10557</text:p>
          </table:table-cell>
          <table:table-cell office:value-type="float" office:value="1.016229" calcext:value-type="float">
            <text:p>1.016229</text:p>
          </table:table-cell>
          <table:table-cell office:value-type="float" office:value="100.49301" calcext:value-type="float">
            <text:p>100.49301</text:p>
          </table:table-cell>
          <table:table-cell office:value-type="float" office:value="99.47678" calcext:value-type="float">
            <text:p>99.47678</text:p>
          </table:table-cell>
          <table:table-cell office:value-type="float" office:value="0.89315" calcext:value-type="float">
            <text:p>0.89315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4556" calcext:value-type="float">
            <text:p>15204556</text:p>
          </table:table-cell>
          <table:table-cell office:value-type="float" office:value="1824168" calcext:value-type="float">
            <text:p>1824168</text:p>
          </table:table-cell>
          <table:table-cell office:value-type="float" office:value="14453" calcext:value-type="float">
            <text:p>14453</text:p>
          </table:table-cell>
          <table:table-cell office:value-type="float" office:value="1734" calcext:value-type="float">
            <text:p>1734</text:p>
          </table:table-cell>
          <table:table-cell office:value-type="float" office:value="1.136096" calcext:value-type="float">
            <text:p>1.136096</text:p>
          </table:table-cell>
          <table:table-cell office:value-type="float" office:value="100.904607" calcext:value-type="float">
            <text:p>100.904607</text:p>
          </table:table-cell>
          <table:table-cell office:value-type="float" office:value="99.768511" calcext:value-type="float">
            <text:p>99.768511</text:p>
          </table:table-cell>
          <table:table-cell office:value-type="float" office:value="0.146272" calcext:value-type="float">
            <text:p>0.146272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032" calcext:value-type="float">
            <text:p>80032</text:p>
          </table:table-cell>
          <table:table-cell office:value-type="float" office:value="77760" calcext:value-type="float">
            <text:p>77760</text:p>
          </table:table-cell>
          <table:table-cell office:value-type="float" office:value="1979" calcext:value-type="float">
            <text:p>1979</text:p>
          </table:table-cell>
          <table:table-cell office:value-type="float" office:value="1924" calcext:value-type="float">
            <text:p>1924</text:p>
          </table:table-cell>
          <table:table-cell office:value-type="float" office:value="1.050435" calcext:value-type="float">
            <text:p>1.050435</text:p>
          </table:table-cell>
          <table:table-cell office:value-type="float" office:value="100.427389" calcext:value-type="float">
            <text:p>100.427389</text:p>
          </table:table-cell>
          <table:table-cell office:value-type="float" office:value="99.376954" calcext:value-type="float">
            <text:p>99.376954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68" calcext:value-type="float">
            <text:p>3168</text:p>
          </table:table-cell>
          <table:table-cell office:value-type="float" office:value="2512" calcext:value-type="float">
            <text:p>251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.035526" calcext:value-type="float">
            <text:p>1.035526</text:p>
          </table:table-cell>
          <table:table-cell office:value-type="float" office:value="100.430373" calcext:value-type="float">
            <text:p>100.430373</text:p>
          </table:table-cell>
          <table:table-cell office:value-type="float" office:value="99.394847" calcext:value-type="float">
            <text:p>99.394847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54" calcext:value-type="float">
            <text:p>1854</text:p>
          </table:table-cell>
          <table:table-cell office:value-type="float" office:value="1344" calcext:value-type="float">
            <text:p>134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.080084" calcext:value-type="float">
            <text:p>1.080084</text:p>
          </table:table-cell>
          <table:table-cell office:value-type="float" office:value="100.907549" calcext:value-type="float">
            <text:p>100.907549</text:p>
          </table:table-cell>
          <table:table-cell office:value-type="float" office:value="99.827465" calcext:value-type="float">
            <text:p>99.82746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56" calcext:value-type="float">
            <text:p>9456</text:p>
          </table:table-cell>
          <table:table-cell office:value-type="float" office:value="9120" calcext:value-type="float">
            <text:p>9120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.713378" calcext:value-type="float">
            <text:p>2.713378</text:p>
          </table:table-cell>
          <table:table-cell office:value-type="float" office:value="99.443075" calcext:value-type="float">
            <text:p>99.443075</text:p>
          </table:table-cell>
          <table:table-cell office:value-type="float" office:value="96.729698" calcext:value-type="float">
            <text:p>96.729698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10582068" calcext:value-type="float">
            <text:p>10582068</text:p>
          </table:table-cell>
          <table:table-cell office:value-type="float" office:value="14554" calcext:value-type="float">
            <text:p>14554</text:p>
          </table:table-cell>
          <table:table-cell office:value-type="float" office:value="10059" calcext:value-type="float">
            <text:p>10059</text:p>
          </table:table-cell>
          <table:table-cell office:value-type="float" office:value="1.01887" calcext:value-type="float">
            <text:p>1.01887</text:p>
          </table:table-cell>
          <table:table-cell office:value-type="float" office:value="100.437482" calcext:value-type="float">
            <text:p>100.437482</text:p>
          </table:table-cell>
          <table:table-cell office:value-type="float" office:value="99.418612" calcext:value-type="float">
            <text:p>99.418612</text:p>
          </table:table-cell>
          <table:table-cell office:value-type="float" office:value="0.851516" calcext:value-type="float">
            <text:p>0.851516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08704" calcext:value-type="float">
            <text:p>15308704</text:p>
          </table:table-cell>
          <table:table-cell office:value-type="float" office:value="1957772" calcext:value-type="float">
            <text:p>1957772</text:p>
          </table:table-cell>
          <table:table-cell office:value-type="float" office:value="14552" calcext:value-type="float">
            <text:p>14552</text:p>
          </table:table-cell>
          <table:table-cell office:value-type="float" office:value="1861" calcext:value-type="float">
            <text:p>1861</text:p>
          </table:table-cell>
          <table:table-cell office:value-type="float" office:value="1.116245" calcext:value-type="float">
            <text:p>1.116245</text:p>
          </table:table-cell>
          <table:table-cell office:value-type="float" office:value="100.559893" calcext:value-type="float">
            <text:p>100.559893</text:p>
          </table:table-cell>
          <table:table-cell office:value-type="float" office:value="99.443648" calcext:value-type="float">
            <text:p>99.443648</text:p>
          </table:table-cell>
          <table:table-cell office:value-type="float" office:value="0.157498" calcext:value-type="float">
            <text:p>0.157498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752" calcext:value-type="float">
            <text:p>83752</text:p>
          </table:table-cell>
          <table:table-cell office:value-type="float" office:value="81568" calcext:value-type="float">
            <text:p>81568</text:p>
          </table:table-cell>
          <table:table-cell office:value-type="float" office:value="2070" calcext:value-type="float">
            <text:p>2070</text:p>
          </table:table-cell>
          <table:table-cell office:value-type="float" office:value="2019" calcext:value-type="float">
            <text:p>2019</text:p>
          </table:table-cell>
          <table:table-cell office:value-type="float" office:value="1.058698" calcext:value-type="float">
            <text:p>1.058698</text:p>
          </table:table-cell>
          <table:table-cell office:value-type="float" office:value="100.439008" calcext:value-type="float">
            <text:p>100.439008</text:p>
          </table:table-cell>
          <table:table-cell office:value-type="float" office:value="99.38031" calcext:value-type="float">
            <text:p>99.38031</text:p>
          </table:table-cell>
          <table:table-cell office:value-type="float" office:value="0.006566" calcext:value-type="float">
            <text:p>0.006566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88" calcext:value-type="float">
            <text:p>3488</text:p>
          </table:table-cell>
          <table:table-cell office:value-type="float" office:value="2352" calcext:value-type="float">
            <text:p>235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1.038047" calcext:value-type="float">
            <text:p>1.038047</text:p>
          </table:table-cell>
          <table:table-cell office:value-type="float" office:value="96.660237" calcext:value-type="float">
            <text:p>96.660237</text:p>
          </table:table-cell>
          <table:table-cell office:value-type="float" office:value="95.622191" calcext:value-type="float">
            <text:p>95.622191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08" calcext:value-type="float">
            <text:p>1908</text:p>
          </table:table-cell>
          <table:table-cell office:value-type="float" office:value="1608" calcext:value-type="float">
            <text:p>160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082025" calcext:value-type="float">
            <text:p>1.082025</text:p>
          </table:table-cell>
          <table:table-cell office:value-type="float" office:value="97.938475" calcext:value-type="float">
            <text:p>97.938475</text:p>
          </table:table-cell>
          <table:table-cell office:value-type="float" office:value="96.85645" calcext:value-type="float">
            <text:p>96.8564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9984" calcext:value-type="float">
            <text:p>998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.6853" calcext:value-type="float">
            <text:p>2.6853</text:p>
          </table:table-cell>
          <table:table-cell office:value-type="float" office:value="100.028677" calcext:value-type="float">
            <text:p>100.028677</text:p>
          </table:table-cell>
          <table:table-cell office:value-type="float" office:value="97.343377" calcext:value-type="float">
            <text:p>97.343377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10637824" calcext:value-type="float">
            <text:p>10637824</text:p>
          </table:table-cell>
          <table:table-cell office:value-type="float" office:value="14652" calcext:value-type="float">
            <text:p>14652</text:p>
          </table:table-cell>
          <table:table-cell office:value-type="float" office:value="10112" calcext:value-type="float">
            <text:p>10112</text:p>
          </table:table-cell>
          <table:table-cell office:value-type="float" office:value="1.007222" calcext:value-type="float">
            <text:p>1.007222</text:p>
          </table:table-cell>
          <table:table-cell office:value-type="float" office:value="100.720794" calcext:value-type="float">
            <text:p>100.720794</text:p>
          </table:table-cell>
          <table:table-cell office:value-type="float" office:value="99.713572" calcext:value-type="float">
            <text:p>99.713572</text:p>
          </table:table-cell>
          <table:table-cell office:value-type="float" office:value="0.853471" calcext:value-type="float">
            <text:p>0.85347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2852" calcext:value-type="float">
            <text:p>15412852</text:p>
          </table:table-cell>
          <table:table-cell office:value-type="float" office:value="1989332" calcext:value-type="float">
            <text:p>1989332</text:p>
          </table:table-cell>
          <table:table-cell office:value-type="float" office:value="14651" calcext:value-type="float">
            <text:p>14651</text:p>
          </table:table-cell>
          <table:table-cell office:value-type="float" office:value="1891" calcext:value-type="float">
            <text:p>1891</text:p>
          </table:table-cell>
          <table:table-cell office:value-type="float" office:value="1.108527" calcext:value-type="float">
            <text:p>1.108527</text:p>
          </table:table-cell>
          <table:table-cell office:value-type="float" office:value="100.435412" calcext:value-type="float">
            <text:p>100.435412</text:p>
          </table:table-cell>
          <table:table-cell office:value-type="float" office:value="99.326884" calcext:value-type="float">
            <text:p>99.326884</text:p>
          </table:table-cell>
          <table:table-cell office:value-type="float" office:value="0.160225" calcext:value-type="float">
            <text:p>0.160225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504" calcext:value-type="float">
            <text:p>84504</text:p>
          </table:table-cell>
          <table:table-cell office:value-type="float" office:value="81240" calcext:value-type="float">
            <text:p>81240</text:p>
          </table:table-cell>
          <table:table-cell office:value-type="float" office:value="2088" calcext:value-type="float">
            <text:p>2088</text:p>
          </table:table-cell>
          <table:table-cell office:value-type="float" office:value="2009" calcext:value-type="float">
            <text:p>2009</text:p>
          </table:table-cell>
          <table:table-cell office:value-type="float" office:value="1.040133" calcext:value-type="float">
            <text:p>1.040133</text:p>
          </table:table-cell>
          <table:table-cell office:value-type="float" office:value="101.126179" calcext:value-type="float">
            <text:p>101.126179</text:p>
          </table:table-cell>
          <table:table-cell office:value-type="float" office:value="100.086046" calcext:value-type="float">
            <text:p>100.086046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56" calcext:value-type="float">
            <text:p>3056</text:p>
          </table:table-cell>
          <table:table-cell office:value-type="float" office:value="2200" calcext:value-type="float">
            <text:p>220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.030707" calcext:value-type="float">
            <text:p>1.030707</text:p>
          </table:table-cell>
          <table:table-cell office:value-type="float" office:value="93.075035" calcext:value-type="float">
            <text:p>93.075035</text:p>
          </table:table-cell>
          <table:table-cell office:value-type="float" office:value="92.044329" calcext:value-type="float">
            <text:p>92.04432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8" calcext:value-type="float">
            <text:p>2178</text:p>
          </table:table-cell>
          <table:table-cell office:value-type="float" office:value="1788" calcext:value-type="float">
            <text:p>1788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.059007" calcext:value-type="float">
            <text:p>1.059007</text:p>
          </table:table-cell>
          <table:table-cell office:value-type="float" office:value="100.565936" calcext:value-type="float">
            <text:p>100.565936</text:p>
          </table:table-cell>
          <table:table-cell office:value-type="float" office:value="99.50693" calcext:value-type="float">
            <text:p>99.5069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368" calcext:value-type="float">
            <text:p>10368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.882329" calcext:value-type="float">
            <text:p>2.882329</text:p>
          </table:table-cell>
          <table:table-cell office:value-type="float" office:value="101.080955" calcext:value-type="float">
            <text:p>101.080955</text:p>
          </table:table-cell>
          <table:table-cell office:value-type="float" office:value="98.198625" calcext:value-type="float">
            <text:p>98.198625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11036532" calcext:value-type="float">
            <text:p>11036532</text:p>
          </table:table-cell>
          <table:table-cell office:value-type="float" office:value="14752" calcext:value-type="float">
            <text:p>14752</text:p>
          </table:table-cell>
          <table:table-cell office:value-type="float" office:value="10491" calcext:value-type="float">
            <text:p>10491</text:p>
          </table:table-cell>
          <table:table-cell office:value-type="float" office:value="1.019209" calcext:value-type="float">
            <text:p>1.019209</text:p>
          </table:table-cell>
          <table:table-cell office:value-type="float" office:value="100.522825" calcext:value-type="float">
            <text:p>100.522825</text:p>
          </table:table-cell>
          <table:table-cell office:value-type="float" office:value="99.503616" calcext:value-type="float">
            <text:p>99.503616</text:p>
          </table:table-cell>
          <table:table-cell office:value-type="float" office:value="0.887327" calcext:value-type="float">
            <text:p>0.887327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7000" calcext:value-type="float">
            <text:p>15517000</text:p>
          </table:table-cell>
          <table:table-cell office:value-type="float" office:value="2032464" calcext:value-type="float">
            <text:p>2032464</text:p>
          </table:table-cell>
          <table:table-cell office:value-type="float" office:value="14750" calcext:value-type="float">
            <text:p>14750</text:p>
          </table:table-cell>
          <table:table-cell office:value-type="float" office:value="1932" calcext:value-type="float">
            <text:p>1932</text:p>
          </table:table-cell>
          <table:table-cell office:value-type="float" office:value="2.33634" calcext:value-type="float">
            <text:p>2.33634</text:p>
          </table:table-cell>
          <table:table-cell office:value-type="float" office:value="101.033368" calcext:value-type="float">
            <text:p>101.033368</text:p>
          </table:table-cell>
          <table:table-cell office:value-type="float" office:value="98.697029" calcext:value-type="float">
            <text:p>98.697029</text:p>
          </table:table-cell>
          <table:table-cell office:value-type="float" office:value="0.164744" calcext:value-type="float">
            <text:p>0.164744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400" calcext:value-type="float">
            <text:p>73400</text:p>
          </table:table-cell>
          <table:table-cell office:value-type="float" office:value="70728" calcext:value-type="float">
            <text:p>70728</text:p>
          </table:table-cell>
          <table:table-cell office:value-type="float" office:value="1812" calcext:value-type="float">
            <text:p>1812</text:p>
          </table:table-cell>
          <table:table-cell office:value-type="float" office:value="1748" calcext:value-type="float">
            <text:p>1748</text:p>
          </table:table-cell>
          <table:table-cell office:value-type="float" office:value="1.27754" calcext:value-type="float">
            <text:p>1.27754</text:p>
          </table:table-cell>
          <table:table-cell office:value-type="float" office:value="101.182156" calcext:value-type="float">
            <text:p>101.182156</text:p>
          </table:table-cell>
          <table:table-cell office:value-type="float" office:value="99.904616" calcext:value-type="float">
            <text:p>99.904616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44" calcext:value-type="float">
            <text:p>3344</text:p>
          </table:table-cell>
          <table:table-cell office:value-type="float" office:value="2488" calcext:value-type="float">
            <text:p>248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.262631" calcext:value-type="float">
            <text:p>1.262631</text:p>
          </table:table-cell>
          <table:table-cell office:value-type="float" office:value="101.1896" calcext:value-type="float">
            <text:p>101.1896</text:p>
          </table:table-cell>
          <table:table-cell office:value-type="float" office:value="99.926968" calcext:value-type="float">
            <text:p>99.926968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20" calcext:value-type="float">
            <text:p>2220</text:p>
          </table:table-cell>
          <table:table-cell office:value-type="float" office:value="1740" calcext:value-type="float">
            <text:p>174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2.286859" calcext:value-type="float">
            <text:p>2.286859</text:p>
          </table:table-cell>
          <table:table-cell office:value-type="float" office:value="97.259109" calcext:value-type="float">
            <text:p>97.259109</text:p>
          </table:table-cell>
          <table:table-cell office:value-type="float" office:value="94.972251" calcext:value-type="float">
            <text:p>94.972251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02" calcext:value-type="float">
            <text:p>10302</text:p>
          </table:table-cell>
          <table:table-cell office:value-type="float" office:value="10110" calcext:value-type="float">
            <text:p>10110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4.714977" calcext:value-type="float">
            <text:p>4.714977</text:p>
          </table:table-cell>
          <table:table-cell office:value-type="float" office:value="101.190934" calcext:value-type="float">
            <text:p>101.190934</text:p>
          </table:table-cell>
          <table:table-cell office:value-type="float" office:value="96.475957" calcext:value-type="float">
            <text:p>96.475957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11014440" calcext:value-type="float">
            <text:p>11014440</text:p>
          </table:table-cell>
          <table:table-cell office:value-type="float" office:value="14850" calcext:value-type="float">
            <text:p>14850</text:p>
          </table:table-cell>
          <table:table-cell office:value-type="float" office:value="10470" calcext:value-type="float">
            <text:p>10470</text:p>
          </table:table-cell>
          <table:table-cell office:value-type="float" office:value="1.011321" calcext:value-type="float">
            <text:p>1.011321</text:p>
          </table:table-cell>
          <table:table-cell office:value-type="float" office:value="100.493549" calcext:value-type="float">
            <text:p>100.493549</text:p>
          </table:table-cell>
          <table:table-cell office:value-type="float" office:value="99.482228" calcext:value-type="float">
            <text:p>99.482228</text:p>
          </table:table-cell>
          <table:table-cell office:value-type="float" office:value="0.885741" calcext:value-type="float">
            <text:p>0.885741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1148" calcext:value-type="float">
            <text:p>15621148</text:p>
          </table:table-cell>
          <table:table-cell office:value-type="float" office:value="1828376" calcext:value-type="float">
            <text:p>1828376</text:p>
          </table:table-cell>
          <table:table-cell office:value-type="float" office:value="14849" calcext:value-type="float">
            <text:p>14849</text:p>
          </table:table-cell>
          <table:table-cell office:value-type="float" office:value="1738" calcext:value-type="float">
            <text:p>1738</text:p>
          </table:table-cell>
          <table:table-cell office:value-type="float" office:value="1.145563" calcext:value-type="float">
            <text:p>1.145563</text:p>
          </table:table-cell>
          <table:table-cell office:value-type="float" office:value="101.149642" calcext:value-type="float">
            <text:p>101.149642</text:p>
          </table:table-cell>
          <table:table-cell office:value-type="float" office:value="100.004079" calcext:value-type="float">
            <text:p>100.004079</text:p>
          </table:table-cell>
          <table:table-cell office:value-type="float" office:value="0.146264" calcext:value-type="float">
            <text:p>0.146264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720" calcext:value-type="float">
            <text:p>82720</text:p>
          </table:table-cell>
          <table:table-cell office:value-type="float" office:value="78624" calcext:value-type="float">
            <text:p>78624</text:p>
          </table:table-cell>
          <table:table-cell office:value-type="float" office:value="2043" calcext:value-type="float">
            <text:p>2043</text:p>
          </table:table-cell>
          <table:table-cell office:value-type="float" office:value="1945" calcext:value-type="float">
            <text:p>1945</text:p>
          </table:table-cell>
          <table:table-cell office:value-type="float" office:value="1.06019" calcext:value-type="float">
            <text:p>1.06019</text:p>
          </table:table-cell>
          <table:table-cell office:value-type="float" office:value="101.105414" calcext:value-type="float">
            <text:p>101.105414</text:p>
          </table:table-cell>
          <table:table-cell office:value-type="float" office:value="100.045224" calcext:value-type="float">
            <text:p>100.045224</text:p>
          </table:table-cell>
          <table:table-cell office:value-type="float" office:value="0.006287" calcext:value-type="float">
            <text:p>0.006287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16" calcext:value-type="float">
            <text:p>3616</text:p>
          </table:table-cell>
          <table:table-cell office:value-type="float" office:value="2344" calcext:value-type="float">
            <text:p>2344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.045301" calcext:value-type="float">
            <text:p>1.045301</text:p>
          </table:table-cell>
          <table:table-cell office:value-type="float" office:value="101.10702" calcext:value-type="float">
            <text:p>101.10702</text:p>
          </table:table-cell>
          <table:table-cell office:value-type="float" office:value="100.061719" calcext:value-type="float">
            <text:p>100.06171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54" calcext:value-type="float">
            <text:p>2454</text:p>
          </table:table-cell>
          <table:table-cell office:value-type="float" office:value="1974" calcext:value-type="float">
            <text:p>1974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.11261" calcext:value-type="float">
            <text:p>1.11261</text:p>
          </table:table-cell>
          <table:table-cell office:value-type="float" office:value="101.112054" calcext:value-type="float">
            <text:p>101.112054</text:p>
          </table:table-cell>
          <table:table-cell office:value-type="float" office:value="99.999444" calcext:value-type="float">
            <text:p>99.99944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320" calcext:value-type="float">
            <text:p>10320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.714719" calcext:value-type="float">
            <text:p>2.714719</text:p>
          </table:table-cell>
          <table:table-cell office:value-type="float" office:value="99.986216" calcext:value-type="float">
            <text:p>99.986216</text:p>
          </table:table-cell>
          <table:table-cell office:value-type="float" office:value="97.271497" calcext:value-type="float">
            <text:p>97.271497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10833496" calcext:value-type="float">
            <text:p>10833496</text:p>
          </table:table-cell>
          <table:table-cell office:value-type="float" office:value="14949" calcext:value-type="float">
            <text:p>14949</text:p>
          </table:table-cell>
          <table:table-cell office:value-type="float" office:value="10298" calcext:value-type="float">
            <text:p>10298</text:p>
          </table:table-cell>
          <table:table-cell office:value-type="float" office:value="1.016321" calcext:value-type="float">
            <text:p>1.016321</text:p>
          </table:table-cell>
          <table:table-cell office:value-type="float" office:value="100.636866" calcext:value-type="float">
            <text:p>100.636866</text:p>
          </table:table-cell>
          <table:table-cell office:value-type="float" office:value="99.620546" calcext:value-type="float">
            <text:p>99.620546</text:p>
          </table:table-cell>
          <table:table-cell office:value-type="float" office:value="0.869981" calcext:value-type="float">
            <text:p>0.869981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5296" calcext:value-type="float">
            <text:p>15725296</text:p>
          </table:table-cell>
          <table:table-cell office:value-type="float" office:value="2024048" calcext:value-type="float">
            <text:p>2024048</text:p>
          </table:table-cell>
          <table:table-cell office:value-type="float" office:value="14948" calcext:value-type="float">
            <text:p>14948</text:p>
          </table:table-cell>
          <table:table-cell office:value-type="float" office:value="1924" calcext:value-type="float">
            <text:p>1924</text:p>
          </table:table-cell>
          <table:table-cell office:value-type="float" office:value="1.148263" calcext:value-type="float">
            <text:p>1.148263</text:p>
          </table:table-cell>
          <table:table-cell office:value-type="float" office:value="101.188386" calcext:value-type="float">
            <text:p>101.188386</text:p>
          </table:table-cell>
          <table:table-cell office:value-type="float" office:value="100.040123" calcext:value-type="float">
            <text:p>100.040123</text:p>
          </table:table-cell>
          <table:table-cell office:value-type="float" office:value="0.161859" calcext:value-type="float">
            <text:p>0.16185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400" calcext:value-type="float">
            <text:p>76400</text:p>
          </table:table-cell>
          <table:table-cell office:value-type="float" office:value="73552" calcext:value-type="float">
            <text:p>73552</text:p>
          </table:table-cell>
          <table:table-cell office:value-type="float" office:value="1885" calcext:value-type="float">
            <text:p>1885</text:p>
          </table:table-cell>
          <table:table-cell office:value-type="float" office:value="1817" calcext:value-type="float">
            <text:p>1817</text:p>
          </table:table-cell>
          <table:table-cell office:value-type="float" office:value="1.050866" calcext:value-type="float">
            <text:p>1.050866</text:p>
          </table:table-cell>
          <table:table-cell office:value-type="float" office:value="100.676474" calcext:value-type="float">
            <text:p>100.676474</text:p>
          </table:table-cell>
          <table:table-cell office:value-type="float" office:value="99.625608" calcext:value-type="float">
            <text:p>99.625608</text:p>
          </table:table-cell>
          <table:table-cell office:value-type="float" office:value="0.005906" calcext:value-type="float">
            <text:p>0.005906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32" calcext:value-type="float">
            <text:p>3632</text:p>
          </table:table-cell>
          <table:table-cell office:value-type="float" office:value="2728" calcext:value-type="float">
            <text:p>2728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.035537" calcext:value-type="float">
            <text:p>1.035537</text:p>
          </table:table-cell>
          <table:table-cell office:value-type="float" office:value="100.669506" calcext:value-type="float">
            <text:p>100.669506</text:p>
          </table:table-cell>
          <table:table-cell office:value-type="float" office:value="99.633969" calcext:value-type="float">
            <text:p>99.633969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20" calcext:value-type="float">
            <text:p>2220</text:p>
          </table:table-cell>
          <table:table-cell office:value-type="float" office:value="1812" calcext:value-type="float">
            <text:p>181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.082035" calcext:value-type="float">
            <text:p>1.082035</text:p>
          </table:table-cell>
          <table:table-cell office:value-type="float" office:value="101.165916" calcext:value-type="float">
            <text:p>101.165916</text:p>
          </table:table-cell>
          <table:table-cell office:value-type="float" office:value="100.08388" calcext:value-type="float">
            <text:p>100.0838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12" calcext:value-type="float">
            <text:p>10512</text:p>
          </table:table-cell>
          <table:table-cell office:value-type="float" office:value="10368" calcext:value-type="float">
            <text:p>10368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office:value-type="float" office:value="3.82015" calcext:value-type="float">
            <text:p>3.82015</text:p>
          </table:table-cell>
          <table:table-cell office:value-type="float" office:value="100.383568" calcext:value-type="float">
            <text:p>100.383568</text:p>
          </table:table-cell>
          <table:table-cell office:value-type="float" office:value="96.563418" calcext:value-type="float">
            <text:p>96.563418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10594692" calcext:value-type="float">
            <text:p>10594692</text:p>
          </table:table-cell>
          <table:table-cell office:value-type="float" office:value="15049" calcext:value-type="float">
            <text:p>15049</text:p>
          </table:table-cell>
          <table:table-cell office:value-type="float" office:value="10071" calcext:value-type="float">
            <text:p>10071</text:p>
          </table:table-cell>
          <table:table-cell office:value-type="float" office:value="1.010433" calcext:value-type="float">
            <text:p>1.010433</text:p>
          </table:table-cell>
          <table:table-cell office:value-type="float" office:value="100.502872" calcext:value-type="float">
            <text:p>100.502872</text:p>
          </table:table-cell>
          <table:table-cell office:value-type="float" office:value="99.492439" calcext:value-type="float">
            <text:p>99.492439</text:p>
          </table:table-cell>
          <table:table-cell office:value-type="float" office:value="0.851899" calcext:value-type="float">
            <text:p>0.851899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29444" calcext:value-type="float">
            <text:p>15829444</text:p>
          </table:table-cell>
          <table:table-cell office:value-type="float" office:value="2042984" calcext:value-type="float">
            <text:p>2042984</text:p>
          </table:table-cell>
          <table:table-cell office:value-type="float" office:value="15047" calcext:value-type="float">
            <text:p>15047</text:p>
          </table:table-cell>
          <table:table-cell office:value-type="float" office:value="1942" calcext:value-type="float">
            <text:p>1942</text:p>
          </table:table-cell>
          <table:table-cell office:value-type="float" office:value="1.117109" calcext:value-type="float">
            <text:p>1.117109</text:p>
          </table:table-cell>
          <table:table-cell office:value-type="float" office:value="100.6408" calcext:value-type="float">
            <text:p>100.6408</text:p>
          </table:table-cell>
          <table:table-cell office:value-type="float" office:value="99.52369" calcext:value-type="float">
            <text:p>99.52369</text:p>
          </table:table-cell>
          <table:table-cell office:value-type="float" office:value="0.164221" calcext:value-type="float">
            <text:p>0.164221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504" calcext:value-type="float">
            <text:p>82504</text:p>
          </table:table-cell>
          <table:table-cell office:value-type="float" office:value="79360" calcext:value-type="float">
            <text:p>79360</text:p>
          </table:table-cell>
          <table:table-cell office:value-type="float" office:value="2038" calcext:value-type="float">
            <text:p>2038</text:p>
          </table:table-cell>
          <table:table-cell office:value-type="float" office:value="1963" calcext:value-type="float">
            <text:p>1963</text:p>
          </table:table-cell>
          <table:table-cell office:value-type="float" office:value="1.042063" calcext:value-type="float">
            <text:p>1.042063</text:p>
          </table:table-cell>
          <table:table-cell office:value-type="float" office:value="100.668732" calcext:value-type="float">
            <text:p>100.668732</text:p>
          </table:table-cell>
          <table:table-cell office:value-type="float" office:value="99.626668" calcext:value-type="float">
            <text:p>99.626668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04" calcext:value-type="float">
            <text:p>4304</text:p>
          </table:table-cell>
          <table:table-cell office:value-type="float" office:value="3224" calcext:value-type="float">
            <text:p>322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.027255" calcext:value-type="float">
            <text:p>1.027255</text:p>
          </table:table-cell>
          <table:table-cell office:value-type="float" office:value="97.220768" calcext:value-type="float">
            <text:p>97.220768</text:p>
          </table:table-cell>
          <table:table-cell office:value-type="float" office:value="96.193513" calcext:value-type="float">
            <text:p>96.193513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2" calcext:value-type="float">
            <text:p>2262</text:p>
          </table:table-cell>
          <table:table-cell office:value-type="float" office:value="1704" calcext:value-type="float">
            <text:p>1704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.06741" calcext:value-type="float">
            <text:p>1.06741</text:p>
          </table:table-cell>
          <table:table-cell office:value-type="float" office:value="97.640202" calcext:value-type="float">
            <text:p>97.640202</text:p>
          </table:table-cell>
          <table:table-cell office:value-type="float" office:value="96.572792" calcext:value-type="float">
            <text:p>96.57279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68" calcext:value-type="float">
            <text:p>9168</text:p>
          </table:table-cell>
          <table:table-cell office:value-type="float" office:value="8928" calcext:value-type="float">
            <text:p>8928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3.797426" calcext:value-type="float">
            <text:p>3.797426</text:p>
          </table:table-cell>
          <table:table-cell office:value-type="float" office:value="99.785793" calcext:value-type="float">
            <text:p>99.785793</text:p>
          </table:table-cell>
          <table:table-cell office:value-type="float" office:value="95.988367" calcext:value-type="float">
            <text:p>95.988367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11193280" calcext:value-type="float">
            <text:p>11193280</text:p>
          </table:table-cell>
          <table:table-cell office:value-type="float" office:value="15147" calcext:value-type="float">
            <text:p>15147</text:p>
          </table:table-cell>
          <table:table-cell office:value-type="float" office:value="10640" calcext:value-type="float">
            <text:p>10640</text:p>
          </table:table-cell>
          <table:table-cell office:value-type="float" office:value="1.01921" calcext:value-type="float">
            <text:p>1.01921</text:p>
          </table:table-cell>
          <table:table-cell office:value-type="float" office:value="100.952437" calcext:value-type="float">
            <text:p>100.952437</text:p>
          </table:table-cell>
          <table:table-cell office:value-type="float" office:value="99.933227" calcext:value-type="float">
            <text:p>99.933227</text:p>
          </table:table-cell>
          <table:table-cell office:value-type="float" office:value="0.896061" calcext:value-type="float">
            <text:p>0.896061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3592" calcext:value-type="float">
            <text:p>15933592</text:p>
          </table:table-cell>
          <table:table-cell office:value-type="float" office:value="1919900" calcext:value-type="float">
            <text:p>1919900</text:p>
          </table:table-cell>
          <table:table-cell office:value-type="float" office:value="15146" calcext:value-type="float">
            <text:p>15146</text:p>
          </table:table-cell>
          <table:table-cell office:value-type="float" office:value="1825" calcext:value-type="float">
            <text:p>1825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00.673348" calcext:value-type="float">
            <text:p>100.673348</text:p>
          </table:table-cell>
          <table:table-cell office:value-type="float" office:value="99.511892" calcext:value-type="float">
            <text:p>99.511892</text:p>
          </table:table-cell>
          <table:table-cell office:value-type="float" office:value="0.154345" calcext:value-type="float">
            <text:p>0.154345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736" calcext:value-type="float">
            <text:p>78736</text:p>
          </table:table-cell>
          <table:table-cell office:value-type="float" office:value="75256" calcext:value-type="float">
            <text:p>75256</text:p>
          </table:table-cell>
          <table:table-cell office:value-type="float" office:value="1946" calcext:value-type="float">
            <text:p>1946</text:p>
          </table:table-cell>
          <table:table-cell office:value-type="float" office:value="1863" calcext:value-type="float">
            <text:p>1863</text:p>
          </table:table-cell>
          <table:table-cell office:value-type="float" office:value="1.061078" calcext:value-type="float">
            <text:p>1.061078</text:p>
          </table:table-cell>
          <table:table-cell office:value-type="float" office:value="100.603222" calcext:value-type="float">
            <text:p>100.603222</text:p>
          </table:table-cell>
          <table:table-cell office:value-type="float" office:value="99.542144" calcext:value-type="float">
            <text:p>99.542144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36" calcext:value-type="float">
            <text:p>3136</text:p>
          </table:table-cell>
          <table:table-cell office:value-type="float" office:value="2480" calcext:value-type="float">
            <text:p>248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.046306" calcext:value-type="float">
            <text:p>1.046306</text:p>
          </table:table-cell>
          <table:table-cell office:value-type="float" office:value="100.604629" calcext:value-type="float">
            <text:p>100.604629</text:p>
          </table:table-cell>
          <table:table-cell office:value-type="float" office:value="99.558323" calcext:value-type="float">
            <text:p>99.558323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98" calcext:value-type="float">
            <text:p>1998</text:p>
          </table:table-cell>
          <table:table-cell office:value-type="float" office:value="1650" calcext:value-type="float">
            <text:p>165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.090387" calcext:value-type="float">
            <text:p>1.090387</text:p>
          </table:table-cell>
          <table:table-cell office:value-type="float" office:value="100.635127" calcext:value-type="float">
            <text:p>100.635127</text:p>
          </table:table-cell>
          <table:table-cell office:value-type="float" office:value="99.54474" calcext:value-type="float">
            <text:p>99.5447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04" calcext:value-type="float">
            <text:p>10704</text:p>
          </table:table-cell>
          <table:table-cell office:value-type="float" office:value="10608" calcext:value-type="float">
            <text:p>10608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.697436" calcext:value-type="float">
            <text:p>2.697436</text:p>
          </table:table-cell>
          <table:table-cell office:value-type="float" office:value="100.679548" calcext:value-type="float">
            <text:p>100.679548</text:p>
          </table:table-cell>
          <table:table-cell office:value-type="float" office:value="97.982112" calcext:value-type="float">
            <text:p>97.982112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10629408" calcext:value-type="float">
            <text:p>10629408</text:p>
          </table:table-cell>
          <table:table-cell office:value-type="float" office:value="15247" calcext:value-type="float">
            <text:p>15247</text:p>
          </table:table-cell>
          <table:table-cell office:value-type="float" office:value="10104" calcext:value-type="float">
            <text:p>10104</text:p>
          </table:table-cell>
          <table:table-cell office:value-type="float" office:value="1.01627" calcext:value-type="float">
            <text:p>1.01627</text:p>
          </table:table-cell>
          <table:table-cell office:value-type="float" office:value="100.648139" calcext:value-type="float">
            <text:p>100.648139</text:p>
          </table:table-cell>
          <table:table-cell office:value-type="float" office:value="99.631869" calcext:value-type="float">
            <text:p>99.631869</text:p>
          </table:table-cell>
          <table:table-cell office:value-type="float" office:value="0.853495" calcext:value-type="float">
            <text:p>0.853495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7740" calcext:value-type="float">
            <text:p>16037740</text:p>
          </table:table-cell>
          <table:table-cell office:value-type="float" office:value="2097688" calcext:value-type="float">
            <text:p>2097688</text:p>
          </table:table-cell>
          <table:table-cell office:value-type="float" office:value="15245" calcext:value-type="float">
            <text:p>15245</text:p>
          </table:table-cell>
          <table:table-cell office:value-type="float" office:value="1994" calcext:value-type="float">
            <text:p>1994</text:p>
          </table:table-cell>
          <table:table-cell office:value-type="float" office:value="1.108027" calcext:value-type="float">
            <text:p>1.108027</text:p>
          </table:table-cell>
          <table:table-cell office:value-type="float" office:value="100.675367" calcext:value-type="float">
            <text:p>100.675367</text:p>
          </table:table-cell>
          <table:table-cell office:value-type="float" office:value="99.56734" calcext:value-type="float">
            <text:p>99.56734</text:p>
          </table:table-cell>
          <table:table-cell office:value-type="float" office:value="0.168544" calcext:value-type="float">
            <text:p>0.168544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128" calcext:value-type="float">
            <text:p>82128</text:p>
          </table:table-cell>
          <table:table-cell office:value-type="float" office:value="78656" calcext:value-type="float">
            <text:p>78656</text:p>
          </table:table-cell>
          <table:table-cell office:value-type="float" office:value="2026" calcext:value-type="float">
            <text:p>2026</text:p>
          </table:table-cell>
          <table:table-cell office:value-type="float" office:value="1941" calcext:value-type="float">
            <text:p>1941</text:p>
          </table:table-cell>
          <table:table-cell office:value-type="float" office:value="1.050195" calcext:value-type="float">
            <text:p>1.050195</text:p>
          </table:table-cell>
          <table:table-cell office:value-type="float" office:value="100.654187" calcext:value-type="float">
            <text:p>100.654187</text:p>
          </table:table-cell>
          <table:table-cell office:value-type="float" office:value="99.603992" calcext:value-type="float">
            <text:p>99.603992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16" calcext:value-type="float">
            <text:p>4216</text:p>
          </table:table-cell>
          <table:table-cell office:value-type="float" office:value="2784" calcext:value-type="float">
            <text:p>278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1.035367" calcext:value-type="float">
            <text:p>1.035367</text:p>
          </table:table-cell>
          <table:table-cell office:value-type="float" office:value="97.070788" calcext:value-type="float">
            <text:p>97.070788</text:p>
          </table:table-cell>
          <table:table-cell office:value-type="float" office:value="96.035421" calcext:value-type="float">
            <text:p>96.035421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42" calcext:value-type="float">
            <text:p>2742</text:p>
          </table:table-cell>
          <table:table-cell office:value-type="float" office:value="2052" calcext:value-type="float">
            <text:p>2052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1.074932" calcext:value-type="float">
            <text:p>1.074932</text:p>
          </table:table-cell>
          <table:table-cell office:value-type="float" office:value="98.504199" calcext:value-type="float">
            <text:p>98.504199</text:p>
          </table:table-cell>
          <table:table-cell office:value-type="float" office:value="97.429267" calcext:value-type="float">
            <text:p>97.429267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512" calcext:value-type="float">
            <text:p>10512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2.766354" calcext:value-type="float">
            <text:p>2.766354</text:p>
          </table:table-cell>
          <table:table-cell office:value-type="float" office:value="100.17811" calcext:value-type="float">
            <text:p>100.17811</text:p>
          </table:table-cell>
          <table:table-cell office:value-type="float" office:value="97.411755" calcext:value-type="float">
            <text:p>97.411755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10866108" calcext:value-type="float">
            <text:p>10866108</text:p>
          </table:table-cell>
          <table:table-cell office:value-type="float" office:value="15345" calcext:value-type="float">
            <text:p>15345</text:p>
          </table:table-cell>
          <table:table-cell office:value-type="float" office:value="10329" calcext:value-type="float">
            <text:p>10329</text:p>
          </table:table-cell>
          <table:table-cell office:value-type="float" office:value="1.010362" calcext:value-type="float">
            <text:p>1.010362</text:p>
          </table:table-cell>
          <table:table-cell office:value-type="float" office:value="100.597328" calcext:value-type="float">
            <text:p>100.597328</text:p>
          </table:table-cell>
          <table:table-cell office:value-type="float" office:value="99.586966" calcext:value-type="float">
            <text:p>99.586966</text:p>
          </table:table-cell>
          <table:table-cell office:value-type="float" office:value="0.872894" calcext:value-type="float">
            <text:p>0.872894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1888" calcext:value-type="float">
            <text:p>16141888</text:p>
          </table:table-cell>
          <table:table-cell office:value-type="float" office:value="2008268" calcext:value-type="float">
            <text:p>2008268</text:p>
          </table:table-cell>
          <table:table-cell office:value-type="float" office:value="15344" calcext:value-type="float">
            <text:p>15344</text:p>
          </table:table-cell>
          <table:table-cell office:value-type="float" office:value="1909" calcext:value-type="float">
            <text:p>1909</text:p>
          </table:table-cell>
          <table:table-cell office:value-type="float" office:value="1.155007" calcext:value-type="float">
            <text:p>1.155007</text:p>
          </table:table-cell>
          <table:table-cell office:value-type="float" office:value="100.384209" calcext:value-type="float">
            <text:p>100.384209</text:p>
          </table:table-cell>
          <table:table-cell office:value-type="float" office:value="99.229201" calcext:value-type="float">
            <text:p>99.229201</text:p>
          </table:table-cell>
          <table:table-cell office:value-type="float" office:value="0.161909" calcext:value-type="float">
            <text:p>0.161909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256" calcext:value-type="float">
            <text:p>71256</text:p>
          </table:table-cell>
          <table:table-cell office:value-type="float" office:value="68472" calcext:value-type="float">
            <text:p>68472</text:p>
          </table:table-cell>
          <table:table-cell office:value-type="float" office:value="1758" calcext:value-type="float">
            <text:p>1758</text:p>
          </table:table-cell>
          <table:table-cell office:value-type="float" office:value="1692" calcext:value-type="float">
            <text:p>1692</text:p>
          </table:table-cell>
          <table:table-cell office:value-type="float" office:value="1.054108" calcext:value-type="float">
            <text:p>1.054108</text:p>
          </table:table-cell>
          <table:table-cell office:value-type="float" office:value="100.880426" calcext:value-type="float">
            <text:p>100.880426</text:p>
          </table:table-cell>
          <table:table-cell office:value-type="float" office:value="99.826318" calcext:value-type="float">
            <text:p>99.826318</text:p>
          </table:table-cell>
          <table:table-cell office:value-type="float" office:value="0.005487" calcext:value-type="float">
            <text:p>0.005487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40" calcext:value-type="float">
            <text:p>3440</text:p>
          </table:table-cell>
          <table:table-cell office:value-type="float" office:value="2392" calcext:value-type="float">
            <text:p>239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1.032327" calcext:value-type="float">
            <text:p>1.032327</text:p>
          </table:table-cell>
          <table:table-cell office:value-type="float" office:value="97.131283" calcext:value-type="float">
            <text:p>97.131283</text:p>
          </table:table-cell>
          <table:table-cell office:value-type="float" office:value="96.098957" calcext:value-type="float">
            <text:p>96.098957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88" calcext:value-type="float">
            <text:p>2388</text:p>
          </table:table-cell>
          <table:table-cell office:value-type="float" office:value="1860" calcext:value-type="float">
            <text:p>1860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.0889" calcext:value-type="float">
            <text:p>1.0889</text:p>
          </table:table-cell>
          <table:table-cell office:value-type="float" office:value="100.436756" calcext:value-type="float">
            <text:p>100.436756</text:p>
          </table:table-cell>
          <table:table-cell office:value-type="float" office:value="99.347856" calcext:value-type="float">
            <text:p>99.34785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10032" calcext:value-type="float">
            <text:p>10032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3.055508" calcext:value-type="float">
            <text:p>3.055508</text:p>
          </table:table-cell>
          <table:table-cell office:value-type="float" office:value="100.986384" calcext:value-type="float">
            <text:p>100.986384</text:p>
          </table:table-cell>
          <table:table-cell office:value-type="float" office:value="97.930876" calcext:value-type="float">
            <text:p>97.930876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10874524" calcext:value-type="float">
            <text:p>10874524</text:p>
          </table:table-cell>
          <table:table-cell office:value-type="float" office:value="15445" calcext:value-type="float">
            <text:p>15445</text:p>
          </table:table-cell>
          <table:table-cell office:value-type="float" office:value="10337" calcext:value-type="float">
            <text:p>10337</text:p>
          </table:table-cell>
          <table:table-cell office:value-type="float" office:value="1.01733" calcext:value-type="float">
            <text:p>1.01733</text:p>
          </table:table-cell>
          <table:table-cell office:value-type="float" office:value="100.73551" calcext:value-type="float">
            <text:p>100.73551</text:p>
          </table:table-cell>
          <table:table-cell office:value-type="float" office:value="99.71818" calcext:value-type="float">
            <text:p>99.71818</text:p>
          </table:table-cell>
          <table:table-cell office:value-type="float" office:value="0.872421" calcext:value-type="float">
            <text:p>0.872421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6036" calcext:value-type="float">
            <text:p>16246036</text:p>
          </table:table-cell>
          <table:table-cell office:value-type="float" office:value="2034568" calcext:value-type="float">
            <text:p>2034568</text:p>
          </table:table-cell>
          <table:table-cell office:value-type="float" office:value="15443" calcext:value-type="float">
            <text:p>15443</text:p>
          </table:table-cell>
          <table:table-cell office:value-type="float" office:value="1934" calcext:value-type="float">
            <text:p>1934</text:p>
          </table:table-cell>
          <table:table-cell office:value-type="float" office:value="1.159288" calcext:value-type="float">
            <text:p>1.159288</text:p>
          </table:table-cell>
          <table:table-cell office:value-type="float" office:value="101.028167" calcext:value-type="float">
            <text:p>101.028167</text:p>
          </table:table-cell>
          <table:table-cell office:value-type="float" office:value="99.868878" calcext:value-type="float">
            <text:p>99.868878</text:p>
          </table:table-cell>
          <table:table-cell office:value-type="float" office:value="0.162979" calcext:value-type="float">
            <text:p>0.162979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712" calcext:value-type="float">
            <text:p>80712</text:p>
          </table:table-cell>
          <table:table-cell office:value-type="float" office:value="77144" calcext:value-type="float">
            <text:p>77144</text:p>
          </table:table-cell>
          <table:table-cell office:value-type="float" office:value="1992" calcext:value-type="float">
            <text:p>1992</text:p>
          </table:table-cell>
          <table:table-cell office:value-type="float" office:value="1906" calcext:value-type="float">
            <text:p>1906</text:p>
          </table:table-cell>
          <table:table-cell office:value-type="float" office:value="1.057848" calcext:value-type="float">
            <text:p>1.057848</text:p>
          </table:table-cell>
          <table:table-cell office:value-type="float" office:value="100.900354" calcext:value-type="float">
            <text:p>100.900354</text:p>
          </table:table-cell>
          <table:table-cell office:value-type="float" office:value="99.842506" calcext:value-type="float">
            <text:p>99.842506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24" calcext:value-type="float">
            <text:p>4624</text:p>
          </table:table-cell>
          <table:table-cell office:value-type="float" office:value="3760" calcext:value-type="float">
            <text:p>376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.030944" calcext:value-type="float">
            <text:p>1.030944</text:p>
          </table:table-cell>
          <table:table-cell office:value-type="float" office:value="101.107896" calcext:value-type="float">
            <text:p>101.107896</text:p>
          </table:table-cell>
          <table:table-cell office:value-type="float" office:value="100.076952" calcext:value-type="float">
            <text:p>100.076952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56" calcext:value-type="float">
            <text:p>2856</text:p>
          </table:table-cell>
          <table:table-cell office:value-type="float" office:value="2136" calcext:value-type="float">
            <text:p>213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.086937" calcext:value-type="float">
            <text:p>1.086937</text:p>
          </table:table-cell>
          <table:table-cell office:value-type="float" office:value="101.101574" calcext:value-type="float">
            <text:p>101.101574</text:p>
          </table:table-cell>
          <table:table-cell office:value-type="float" office:value="100.014637" calcext:value-type="float">
            <text:p>100.014637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36" calcext:value-type="float">
            <text:p>9936</text:p>
          </table:table-cell>
          <table:table-cell office:value-type="float" office:value="9840" calcext:value-type="float">
            <text:p>9840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.852002" calcext:value-type="float">
            <text:p>2.852002</text:p>
          </table:table-cell>
          <table:table-cell office:value-type="float" office:value="100.239892" calcext:value-type="float">
            <text:p>100.239892</text:p>
          </table:table-cell>
          <table:table-cell office:value-type="float" office:value="97.38789" calcext:value-type="float">
            <text:p>97.38789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10669384" calcext:value-type="float">
            <text:p>10669384</text:p>
          </table:table-cell>
          <table:table-cell office:value-type="float" office:value="15543" calcext:value-type="float">
            <text:p>15543</text:p>
          </table:table-cell>
          <table:table-cell office:value-type="float" office:value="10142" calcext:value-type="float">
            <text:p>10142</text:p>
          </table:table-cell>
          <table:table-cell office:value-type="float" office:value="1.010233" calcext:value-type="float">
            <text:p>1.010233</text:p>
          </table:table-cell>
          <table:table-cell office:value-type="float" office:value="100.472772" calcext:value-type="float">
            <text:p>100.472772</text:p>
          </table:table-cell>
          <table:table-cell office:value-type="float" office:value="99.46254" calcext:value-type="float">
            <text:p>99.46254</text:p>
          </table:table-cell>
          <table:table-cell office:value-type="float" office:value="0.858163" calcext:value-type="float">
            <text:p>0.858163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0184" calcext:value-type="float">
            <text:p>16350184</text:p>
          </table:table-cell>
          <table:table-cell office:value-type="float" office:value="2006164" calcext:value-type="float">
            <text:p>2006164</text:p>
          </table:table-cell>
          <table:table-cell office:value-type="float" office:value="15542" calcext:value-type="float">
            <text:p>15542</text:p>
          </table:table-cell>
          <table:table-cell office:value-type="float" office:value="1907" calcext:value-type="float">
            <text:p>1907</text:p>
          </table:table-cell>
          <table:table-cell office:value-type="float" office:value="1.143479" calcext:value-type="float">
            <text:p>1.143479</text:p>
          </table:table-cell>
          <table:table-cell office:value-type="float" office:value="101.045382" calcext:value-type="float">
            <text:p>101.045382</text:p>
          </table:table-cell>
          <table:table-cell office:value-type="float" office:value="99.901903" calcext:value-type="float">
            <text:p>99.901903</text:p>
          </table:table-cell>
          <table:table-cell office:value-type="float" office:value="0.160651" calcext:value-type="float">
            <text:p>0.160651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904" calcext:value-type="float">
            <text:p>82904</text:p>
          </table:table-cell>
          <table:table-cell office:value-type="float" office:value="78688" calcext:value-type="float">
            <text:p>78688</text:p>
          </table:table-cell>
          <table:table-cell office:value-type="float" office:value="2047" calcext:value-type="float">
            <text:p>2047</text:p>
          </table:table-cell>
          <table:table-cell office:value-type="float" office:value="1946" calcext:value-type="float">
            <text:p>1946</text:p>
          </table:table-cell>
          <table:table-cell office:value-type="float" office:value="1.064852" calcext:value-type="float">
            <text:p>1.064852</text:p>
          </table:table-cell>
          <table:table-cell office:value-type="float" office:value="101.222319" calcext:value-type="float">
            <text:p>101.222319</text:p>
          </table:table-cell>
          <table:table-cell office:value-type="float" office:value="100.157467" calcext:value-type="float">
            <text:p>100.157467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32" calcext:value-type="float">
            <text:p>4432</text:p>
          </table:table-cell>
          <table:table-cell office:value-type="float" office:value="3440" calcext:value-type="float">
            <text:p>344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1.043391" calcext:value-type="float">
            <text:p>1.043391</text:p>
          </table:table-cell>
          <table:table-cell office:value-type="float" office:value="101.220853" calcext:value-type="float">
            <text:p>101.220853</text:p>
          </table:table-cell>
          <table:table-cell office:value-type="float" office:value="100.177462" calcext:value-type="float">
            <text:p>100.17746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76" calcext:value-type="float">
            <text:p>2676</text:p>
          </table:table-cell>
          <table:table-cell office:value-type="float" office:value="2256" calcext:value-type="float">
            <text:p>2256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1.088359" calcext:value-type="float">
            <text:p>1.088359</text:p>
          </table:table-cell>
          <table:table-cell office:value-type="float" office:value="100.593308" calcext:value-type="float">
            <text:p>100.593308</text:p>
          </table:table-cell>
          <table:table-cell office:value-type="float" office:value="99.50495" calcext:value-type="float">
            <text:p>99.5049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64" calcext:value-type="float">
            <text:p>9564</text:p>
          </table:table-cell>
          <table:table-cell office:value-type="float" office:value="9516" calcext:value-type="float">
            <text:p>9516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4.11392" calcext:value-type="float">
            <text:p>4.11392</text:p>
          </table:table-cell>
          <table:table-cell office:value-type="float" office:value="101.223653" calcext:value-type="float">
            <text:p>101.223653</text:p>
          </table:table-cell>
          <table:table-cell office:value-type="float" office:value="97.109733" calcext:value-type="float">
            <text:p>97.109733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10815612" calcext:value-type="float">
            <text:p>10815612</text:p>
          </table:table-cell>
          <table:table-cell office:value-type="float" office:value="15642" calcext:value-type="float">
            <text:p>15642</text:p>
          </table:table-cell>
          <table:table-cell office:value-type="float" office:value="10281" calcext:value-type="float">
            <text:p>10281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100.741822" calcext:value-type="float">
            <text:p>100.741822</text:p>
          </table:table-cell>
          <table:table-cell office:value-type="float" office:value="99.73459" calcext:value-type="float">
            <text:p>99.73459</text:p>
          </table:table-cell>
          <table:table-cell office:value-type="float" office:value="0.867552" calcext:value-type="float">
            <text:p>0.86755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4332" calcext:value-type="float">
            <text:p>16454332</text:p>
          </table:table-cell>
          <table:table-cell office:value-type="float" office:value="2062972" calcext:value-type="float">
            <text:p>2062972</text:p>
          </table:table-cell>
          <table:table-cell office:value-type="float" office:value="15641" calcext:value-type="float">
            <text:p>15641</text:p>
          </table:table-cell>
          <table:table-cell office:value-type="float" office:value="1961" calcext:value-type="float">
            <text:p>1961</text:p>
          </table:table-cell>
          <table:table-cell office:value-type="float" office:value="1.351104" calcext:value-type="float">
            <text:p>1.351104</text:p>
          </table:table-cell>
          <table:table-cell office:value-type="float" office:value="100.601266" calcext:value-type="float">
            <text:p>100.601266</text:p>
          </table:table-cell>
          <table:table-cell office:value-type="float" office:value="99.250161" calcext:value-type="float">
            <text:p>99.250161</text:p>
          </table:table-cell>
          <table:table-cell office:value-type="float" office:value="0.166285" calcext:value-type="float">
            <text:p>0.166285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856" calcext:value-type="float">
            <text:p>75856</text:p>
          </table:table-cell>
          <table:table-cell office:value-type="float" office:value="70032" calcext:value-type="float">
            <text:p>70032</text:p>
          </table:table-cell>
          <table:table-cell office:value-type="float" office:value="1872" calcext:value-type="float">
            <text:p>1872</text:p>
          </table:table-cell>
          <table:table-cell office:value-type="float" office:value="1729" calcext:value-type="float">
            <text:p>1729</text:p>
          </table:table-cell>
          <table:table-cell office:value-type="float" office:value="1.284299" calcext:value-type="float">
            <text:p>1.284299</text:p>
          </table:table-cell>
          <table:table-cell office:value-type="float" office:value="100.818392" calcext:value-type="float">
            <text:p>100.818392</text:p>
          </table:table-cell>
          <table:table-cell office:value-type="float" office:value="99.534092" calcext:value-type="float">
            <text:p>99.534092</text:p>
          </table:table-cell>
          <table:table-cell office:value-type="float" office:value="0.005629" calcext:value-type="float">
            <text:p>0.005629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12" calcext:value-type="float">
            <text:p>4312</text:p>
          </table:table-cell>
          <table:table-cell office:value-type="float" office:value="2840" calcext:value-type="float">
            <text:p>284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.269351" calcext:value-type="float">
            <text:p>1.269351</text:p>
          </table:table-cell>
          <table:table-cell office:value-type="float" office:value="100.825636" calcext:value-type="float">
            <text:p>100.825636</text:p>
          </table:table-cell>
          <table:table-cell office:value-type="float" office:value="99.556286" calcext:value-type="float">
            <text:p>99.55628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8" calcext:value-type="float">
            <text:p>2328</text:p>
          </table:table-cell>
          <table:table-cell office:value-type="float" office:value="1818" calcext:value-type="float">
            <text:p>1818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.301643" calcext:value-type="float">
            <text:p>1.301643</text:p>
          </table:table-cell>
          <table:table-cell office:value-type="float" office:value="100.744472" calcext:value-type="float">
            <text:p>100.744472</text:p>
          </table:table-cell>
          <table:table-cell office:value-type="float" office:value="99.442828" calcext:value-type="float">
            <text:p>99.44282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74" calcext:value-type="float">
            <text:p>10974</text:p>
          </table:table-cell>
          <table:table-cell office:value-type="float" office:value="10926" calcext:value-type="float">
            <text:p>10926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3.100284" calcext:value-type="float">
            <text:p>3.100284</text:p>
          </table:table-cell>
          <table:table-cell office:value-type="float" office:value="100.82719" calcext:value-type="float">
            <text:p>100.82719</text:p>
          </table:table-cell>
          <table:table-cell office:value-type="float" office:value="97.726906" calcext:value-type="float">
            <text:p>97.726906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10830340" calcext:value-type="float">
            <text:p>10830340</text:p>
          </table:table-cell>
          <table:table-cell office:value-type="float" office:value="15742" calcext:value-type="float">
            <text:p>15742</text:p>
          </table:table-cell>
          <table:table-cell office:value-type="float" office:value="10295" calcext:value-type="float">
            <text:p>10295</text:p>
          </table:table-cell>
          <table:table-cell office:value-type="float" office:value="1.009453" calcext:value-type="float">
            <text:p>1.009453</text:p>
          </table:table-cell>
          <table:table-cell office:value-type="float" office:value="100.855428" calcext:value-type="float">
            <text:p>100.855428</text:p>
          </table:table-cell>
          <table:table-cell office:value-type="float" office:value="99.845975" calcext:value-type="float">
            <text:p>99.845975</text:p>
          </table:table-cell>
          <table:table-cell office:value-type="float" office:value="0.867764" calcext:value-type="float">
            <text:p>0.867764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58480" calcext:value-type="float">
            <text:p>16558480</text:p>
          </table:table-cell>
          <table:table-cell office:value-type="float" office:value="1964084" calcext:value-type="float">
            <text:p>1964084</text:p>
          </table:table-cell>
          <table:table-cell office:value-type="float" office:value="15740" calcext:value-type="float">
            <text:p>15740</text:p>
          </table:table-cell>
          <table:table-cell office:value-type="float" office:value="1867" calcext:value-type="float">
            <text:p>1867</text:p>
          </table:table-cell>
          <table:table-cell office:value-type="float" office:value="1.147719" calcext:value-type="float">
            <text:p>1.147719</text:p>
          </table:table-cell>
          <table:table-cell office:value-type="float" office:value="101.382214" calcext:value-type="float">
            <text:p>101.382214</text:p>
          </table:table-cell>
          <table:table-cell office:value-type="float" office:value="100.234495" calcext:value-type="float">
            <text:p>100.234495</text:p>
          </table:table-cell>
          <table:table-cell office:value-type="float" office:value="0.156759" calcext:value-type="float">
            <text:p>0.156759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800" calcext:value-type="float">
            <text:p>86800</text:p>
          </table:table-cell>
          <table:table-cell office:value-type="float" office:value="83352" calcext:value-type="float">
            <text:p>83352</text:p>
          </table:table-cell>
          <table:table-cell office:value-type="float" office:value="2146" calcext:value-type="float">
            <text:p>2146</text:p>
          </table:table-cell>
          <table:table-cell office:value-type="float" office:value="2064" calcext:value-type="float">
            <text:p>2064</text:p>
          </table:table-cell>
          <table:table-cell office:value-type="float" office:value="1.063453" calcext:value-type="float">
            <text:p>1.063453</text:p>
          </table:table-cell>
          <table:table-cell office:value-type="float" office:value="100.873764" calcext:value-type="float">
            <text:p>100.873764</text:p>
          </table:table-cell>
          <table:table-cell office:value-type="float" office:value="99.810311" calcext:value-type="float">
            <text:p>99.810311</text:p>
          </table:table-cell>
          <table:table-cell office:value-type="float" office:value="0.006681" calcext:value-type="float">
            <text:p>0.006681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36" calcext:value-type="float">
            <text:p>3536</text:p>
          </table:table-cell>
          <table:table-cell office:value-type="float" office:value="2720" calcext:value-type="float">
            <text:p>2720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1.031977" calcext:value-type="float">
            <text:p>1.031977</text:p>
          </table:table-cell>
          <table:table-cell office:value-type="float" office:value="101.530395" calcext:value-type="float">
            <text:p>101.530395</text:p>
          </table:table-cell>
          <table:table-cell office:value-type="float" office:value="100.498417" calcext:value-type="float">
            <text:p>100.498417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6" calcext:value-type="float">
            <text:p>2196</text:p>
          </table:table-cell>
          <table:table-cell office:value-type="float" office:value="1788" calcext:value-type="float">
            <text:p>1788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.098456" calcext:value-type="float">
            <text:p>1.098456</text:p>
          </table:table-cell>
          <table:table-cell office:value-type="float" office:value="101.528849" calcext:value-type="float">
            <text:p>101.528849</text:p>
          </table:table-cell>
          <table:table-cell office:value-type="float" office:value="100.430393" calcext:value-type="float">
            <text:p>100.43039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10128" calcext:value-type="float">
            <text:p>10128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.906299" calcext:value-type="float">
            <text:p>2.906299</text:p>
          </table:table-cell>
          <table:table-cell office:value-type="float" office:value="100.460788" calcext:value-type="float">
            <text:p>100.460788</text:p>
          </table:table-cell>
          <table:table-cell office:value-type="float" office:value="97.554489" calcext:value-type="float">
            <text:p>97.554489</text:p>
          </table:table-cell>
          <table:table-cell office:value-type="float" office:value="0.000831" calcext:value-type="float">
            <text:p>0.000831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15840" calcext:value-type="float">
            <text:p>15840</text:p>
          </table:table-cell>
          <table:table-cell office:value-type="float" office:value="10395" calcext:value-type="float">
            <text:p>10395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644714" calcext:value-type="float">
            <text:p>100.644714</text:p>
          </table:table-cell>
          <table:table-cell office:value-type="float" office:value="99.629404" calcext:value-type="float">
            <text:p>99.629404</text:p>
          </table:table-cell>
          <table:table-cell office:value-type="float" office:value="0.878097" calcext:value-type="float">
            <text:p>0.878097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2628" calcext:value-type="float">
            <text:p>16662628</text:p>
          </table:table-cell>
          <table:table-cell office:value-type="float" office:value="1997748" calcext:value-type="float">
            <text:p>1997748</text:p>
          </table:table-cell>
          <table:table-cell office:value-type="float" office:value="15839" calcext:value-type="float">
            <text:p>15839</text:p>
          </table:table-cell>
          <table:table-cell office:value-type="float" office:value="1899" calcext:value-type="float">
            <text:p>1899</text:p>
          </table:table-cell>
          <table:table-cell office:value-type="float" office:value="1.119443" calcext:value-type="float">
            <text:p>1.119443</text:p>
          </table:table-cell>
          <table:table-cell office:value-type="float" office:value="101.149062" calcext:value-type="float">
            <text:p>101.149062</text:p>
          </table:table-cell>
          <table:table-cell office:value-type="float" office:value="100.029619" calcext:value-type="float">
            <text:p>100.029619</text:p>
          </table:table-cell>
          <table:table-cell office:value-type="float" office:value="0.159773" calcext:value-type="float">
            <text:p>0.15977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528" calcext:value-type="float">
            <text:p>76528</text:p>
          </table:table-cell>
          <table:table-cell office:value-type="float" office:value="71344" calcext:value-type="float">
            <text:p>71344</text:p>
          </table:table-cell>
          <table:table-cell office:value-type="float" office:value="1890" calcext:value-type="float">
            <text:p>1890</text:p>
          </table:table-cell>
          <table:table-cell office:value-type="float" office:value="1764" calcext:value-type="float">
            <text:p>1764</text:p>
          </table:table-cell>
          <table:table-cell office:value-type="float" office:value="1.050685" calcext:value-type="float">
            <text:p>1.050685</text:p>
          </table:table-cell>
          <table:table-cell office:value-type="float" office:value="100.652225" calcext:value-type="float">
            <text:p>100.652225</text:p>
          </table:table-cell>
          <table:table-cell office:value-type="float" office:value="99.60154" calcext:value-type="float">
            <text:p>99.60154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84" calcext:value-type="float">
            <text:p>3584</text:p>
          </table:table-cell>
          <table:table-cell office:value-type="float" office:value="2768" calcext:value-type="float">
            <text:p>2768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.028964" calcext:value-type="float">
            <text:p>1.028964</text:p>
          </table:table-cell>
          <table:table-cell office:value-type="float" office:value="100.656708" calcext:value-type="float">
            <text:p>100.656708</text:p>
          </table:table-cell>
          <table:table-cell office:value-type="float" office:value="99.627744" calcext:value-type="float">
            <text:p>99.627744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42" calcext:value-type="float">
            <text:p>2442</text:p>
          </table:table-cell>
          <table:table-cell office:value-type="float" office:value="2004" calcext:value-type="float">
            <text:p>2004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.085097" calcext:value-type="float">
            <text:p>1.085097</text:p>
          </table:table-cell>
          <table:table-cell office:value-type="float" office:value="101.150716" calcext:value-type="float">
            <text:p>101.150716</text:p>
          </table:table-cell>
          <table:table-cell office:value-type="float" office:value="100.065618" calcext:value-type="float">
            <text:p>100.0656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52" calcext:value-type="float">
            <text:p>9552</text:p>
          </table:table-cell>
          <table:table-cell office:value-type="float" office:value="9360" calcext:value-type="float">
            <text:p>9360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3.10622" calcext:value-type="float">
            <text:p>3.10622</text:p>
          </table:table-cell>
          <table:table-cell office:value-type="float" office:value="100.121267" calcext:value-type="float">
            <text:p>100.121267</text:p>
          </table:table-cell>
          <table:table-cell office:value-type="float" office:value="97.015047" calcext:value-type="float">
            <text:p>97.015047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10862952" calcext:value-type="float">
            <text:p>10862952</text:p>
          </table:table-cell>
          <table:table-cell office:value-type="float" office:value="15940" calcext:value-type="float">
            <text:p>15940</text:p>
          </table:table-cell>
          <table:table-cell office:value-type="float" office:value="10326" calcext:value-type="float">
            <text:p>10326</text:p>
          </table:table-cell>
          <table:table-cell office:value-type="float" office:value="1.017159" calcext:value-type="float">
            <text:p>1.017159</text:p>
          </table:table-cell>
          <table:table-cell office:value-type="float" office:value="100.879045" calcext:value-type="float">
            <text:p>100.879045</text:p>
          </table:table-cell>
          <table:table-cell office:value-type="float" office:value="99.861886" calcext:value-type="float">
            <text:p>99.861886</text:p>
          </table:table-cell>
          <table:table-cell office:value-type="float" office:value="0.870238" calcext:value-type="float">
            <text:p>0.87023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6776" calcext:value-type="float">
            <text:p>16766776</text:p>
          </table:table-cell>
          <table:table-cell office:value-type="float" office:value="1723176" calcext:value-type="float">
            <text:p>1723176</text:p>
          </table:table-cell>
          <table:table-cell office:value-type="float" office:value="15938" calcext:value-type="float">
            <text:p>15938</text:p>
          </table:table-cell>
          <table:table-cell office:value-type="float" office:value="1638" calcext:value-type="float">
            <text:p>1638</text:p>
          </table:table-cell>
          <table:table-cell office:value-type="float" office:value="1.362095" calcext:value-type="float">
            <text:p>1.362095</text:p>
          </table:table-cell>
          <table:table-cell office:value-type="float" office:value="100.548157" calcext:value-type="float">
            <text:p>100.548157</text:p>
          </table:table-cell>
          <table:table-cell office:value-type="float" office:value="99.186061" calcext:value-type="float">
            <text:p>99.186061</text:p>
          </table:table-cell>
          <table:table-cell office:value-type="float" office:value="0.138985" calcext:value-type="float">
            <text:p>0.138985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896" calcext:value-type="float">
            <text:p>84896</text:p>
          </table:table-cell>
          <table:table-cell office:value-type="float" office:value="80728" calcext:value-type="float">
            <text:p>80728</text:p>
          </table:table-cell>
          <table:table-cell office:value-type="float" office:value="2099" calcext:value-type="float">
            <text:p>2099</text:p>
          </table:table-cell>
          <table:table-cell office:value-type="float" office:value="1998" calcext:value-type="float">
            <text:p>1998</text:p>
          </table:table-cell>
          <table:table-cell office:value-type="float" office:value="1.283325" calcext:value-type="float">
            <text:p>1.283325</text:p>
          </table:table-cell>
          <table:table-cell office:value-type="float" office:value="100.887431" calcext:value-type="float">
            <text:p>100.887431</text:p>
          </table:table-cell>
          <table:table-cell office:value-type="float" office:value="99.604106" calcext:value-type="float">
            <text:p>99.604106</text:p>
          </table:table-cell>
          <table:table-cell office:value-type="float" office:value="0.006484" calcext:value-type="float">
            <text:p>0.006484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16" calcext:value-type="float">
            <text:p>3616</text:p>
          </table:table-cell>
          <table:table-cell office:value-type="float" office:value="2808" calcext:value-type="float">
            <text:p>2808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.268117" calcext:value-type="float">
            <text:p>1.268117</text:p>
          </table:table-cell>
          <table:table-cell office:value-type="float" office:value="100.885964" calcext:value-type="float">
            <text:p>100.885964</text:p>
          </table:table-cell>
          <table:table-cell office:value-type="float" office:value="99.617848" calcext:value-type="float">
            <text:p>99.617848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08" calcext:value-type="float">
            <text:p>2508</text:p>
          </table:table-cell>
          <table:table-cell office:value-type="float" office:value="1992" calcext:value-type="float">
            <text:p>1992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.306892" calcext:value-type="float">
            <text:p>1.306892</text:p>
          </table:table-cell>
          <table:table-cell office:value-type="float" office:value="100.88455" calcext:value-type="float">
            <text:p>100.88455</text:p>
          </table:table-cell>
          <table:table-cell office:value-type="float" office:value="99.577658" calcext:value-type="float">
            <text:p>99.57765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44" calcext:value-type="float">
            <text:p>9744</text:p>
          </table:table-cell>
          <table:table-cell office:value-type="float" office:value="9456" calcext:value-type="float">
            <text:p>9456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3.90847" calcext:value-type="float">
            <text:p>3.90847</text:p>
          </table:table-cell>
          <table:table-cell office:value-type="float" office:value="100.542715" calcext:value-type="float">
            <text:p>100.542715</text:p>
          </table:table-cell>
          <table:table-cell office:value-type="float" office:value="96.634245" calcext:value-type="float">
            <text:p>96.634245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11051260" calcext:value-type="float">
            <text:p>11051260</text:p>
          </table:table-cell>
          <table:table-cell office:value-type="float" office:value="16038" calcext:value-type="float">
            <text:p>16038</text:p>
          </table:table-cell>
          <table:table-cell office:value-type="float" office:value="10505" calcext:value-type="float">
            <text:p>10505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0.979806" calcext:value-type="float">
            <text:p>100.979806</text:p>
          </table:table-cell>
          <table:table-cell office:value-type="float" office:value="99.970493" calcext:value-type="float">
            <text:p>99.970493</text:p>
          </table:table-cell>
          <table:table-cell office:value-type="float" office:value="0.884362" calcext:value-type="float">
            <text:p>0.884362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0924" calcext:value-type="float">
            <text:p>16870924</text:p>
          </table:table-cell>
          <table:table-cell office:value-type="float" office:value="1863092" calcext:value-type="float">
            <text:p>1863092</text:p>
          </table:table-cell>
          <table:table-cell office:value-type="float" office:value="16037" calcext:value-type="float">
            <text:p>16037</text:p>
          </table:table-cell>
          <table:table-cell office:value-type="float" office:value="1771" calcext:value-type="float">
            <text:p>1771</text:p>
          </table:table-cell>
          <table:table-cell office:value-type="float" office:value="1.137709" calcext:value-type="float">
            <text:p>1.137709</text:p>
          </table:table-cell>
          <table:table-cell office:value-type="float" office:value="100.381883" calcext:value-type="float">
            <text:p>100.381883</text:p>
          </table:table-cell>
          <table:table-cell office:value-type="float" office:value="99.244174" calcext:value-type="float">
            <text:p>99.244174</text:p>
          </table:table-cell>
          <table:table-cell office:value-type="float" office:value="0.150182" calcext:value-type="float">
            <text:p>0.150182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496" calcext:value-type="float">
            <text:p>73496</text:p>
          </table:table-cell>
          <table:table-cell office:value-type="float" office:value="69528" calcext:value-type="float">
            <text:p>69528</text:p>
          </table:table-cell>
          <table:table-cell office:value-type="float" office:value="1814" calcext:value-type="float">
            <text:p>1814</text:p>
          </table:table-cell>
          <table:table-cell office:value-type="float" office:value="1719" calcext:value-type="float">
            <text:p>1719</text:p>
          </table:table-cell>
          <table:table-cell office:value-type="float" office:value="1.040823" calcext:value-type="float">
            <text:p>1.040823</text:p>
          </table:table-cell>
          <table:table-cell office:value-type="float" office:value="100.388939" calcext:value-type="float">
            <text:p>100.388939</text:p>
          </table:table-cell>
          <table:table-cell office:value-type="float" office:value="99.348116" calcext:value-type="float">
            <text:p>99.348116</text:p>
          </table:table-cell>
          <table:table-cell office:value-type="float" office:value="0.005599" calcext:value-type="float">
            <text:p>0.005599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68" calcext:value-type="float">
            <text:p>3568</text:p>
          </table:table-cell>
          <table:table-cell office:value-type="float" office:value="2200" calcext:value-type="float">
            <text:p>220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.025875" calcext:value-type="float">
            <text:p>1.025875</text:p>
          </table:table-cell>
          <table:table-cell office:value-type="float" office:value="98.48789" calcext:value-type="float">
            <text:p>98.48789</text:p>
          </table:table-cell>
          <table:table-cell office:value-type="float" office:value="97.462015" calcext:value-type="float">
            <text:p>97.46201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6" calcext:value-type="float">
            <text:p>2286</text:p>
          </table:table-cell>
          <table:table-cell office:value-type="float" office:value="1848" calcext:value-type="float">
            <text:p>1848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.081737" calcext:value-type="float">
            <text:p>1.081737</text:p>
          </table:table-cell>
          <table:table-cell office:value-type="float" office:value="100.021173" calcext:value-type="float">
            <text:p>100.021173</text:p>
          </table:table-cell>
          <table:table-cell office:value-type="float" office:value="98.939435" calcext:value-type="float">
            <text:p>98.93943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9984" calcext:value-type="float">
            <text:p>998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.850753" calcext:value-type="float">
            <text:p>3.850753</text:p>
          </table:table-cell>
          <table:table-cell office:value-type="float" office:value="100.587443" calcext:value-type="float">
            <text:p>100.587443</text:p>
          </table:table-cell>
          <table:table-cell office:value-type="float" office:value="96.736691" calcext:value-type="float">
            <text:p>96.736691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11294272" calcext:value-type="float">
            <text:p>11294272</text:p>
          </table:table-cell>
          <table:table-cell office:value-type="float" office:value="16138" calcext:value-type="float">
            <text:p>16138</text:p>
          </table:table-cell>
          <table:table-cell office:value-type="float" office:value="10736" calcext:value-type="float">
            <text:p>10736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539361" calcext:value-type="float">
            <text:p>100.539361</text:p>
          </table:table-cell>
          <table:table-cell office:value-type="float" office:value="99.52914" calcext:value-type="float">
            <text:p>99.52914</text:p>
          </table:table-cell>
          <table:table-cell office:value-type="float" office:value="0.907816" calcext:value-type="float">
            <text:p>0.907816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5072" calcext:value-type="float">
            <text:p>16975072</text:p>
          </table:table-cell>
          <table:table-cell office:value-type="float" office:value="1929368" calcext:value-type="float">
            <text:p>1929368</text:p>
          </table:table-cell>
          <table:table-cell office:value-type="float" office:value="16136" calcext:value-type="float">
            <text:p>16136</text:p>
          </table:table-cell>
          <table:table-cell office:value-type="float" office:value="1834" calcext:value-type="float">
            <text:p>1834</text:p>
          </table:table-cell>
          <table:table-cell office:value-type="float" office:value="1.148471" calcext:value-type="float">
            <text:p>1.148471</text:p>
          </table:table-cell>
          <table:table-cell office:value-type="float" office:value="101.043615" calcext:value-type="float">
            <text:p>101.043615</text:p>
          </table:table-cell>
          <table:table-cell office:value-type="float" office:value="99.895144" calcext:value-type="float">
            <text:p>99.895144</text:p>
          </table:table-cell>
          <table:table-cell office:value-type="float" office:value="0.154511" calcext:value-type="float">
            <text:p>0.154511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080" calcext:value-type="float">
            <text:p>70080</text:p>
          </table:table-cell>
          <table:table-cell office:value-type="float" office:value="66144" calcext:value-type="float">
            <text:p>66144</text:p>
          </table:table-cell>
          <table:table-cell office:value-type="float" office:value="1729" calcext:value-type="float">
            <text:p>1729</text:p>
          </table:table-cell>
          <table:table-cell office:value-type="float" office:value="1636" calcext:value-type="float">
            <text:p>1636</text:p>
          </table:table-cell>
          <table:table-cell office:value-type="float" office:value="1.053025" calcext:value-type="float">
            <text:p>1.053025</text:p>
          </table:table-cell>
          <table:table-cell office:value-type="float" office:value="100.540888" calcext:value-type="float">
            <text:p>100.540888</text:p>
          </table:table-cell>
          <table:table-cell office:value-type="float" office:value="99.487862" calcext:value-type="float">
            <text:p>99.487862</text:p>
          </table:table-cell>
          <table:table-cell office:value-type="float" office:value="0.005319" calcext:value-type="float">
            <text:p>0.005319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2728" calcext:value-type="float">
            <text:p>2728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1.032574" calcext:value-type="float">
            <text:p>1.032574</text:p>
          </table:table-cell>
          <table:table-cell office:value-type="float" office:value="100.549246" calcext:value-type="float">
            <text:p>100.549246</text:p>
          </table:table-cell>
          <table:table-cell office:value-type="float" office:value="99.516672" calcext:value-type="float">
            <text:p>99.516672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50" calcext:value-type="float">
            <text:p>2250</text:p>
          </table:table-cell>
          <table:table-cell office:value-type="float" office:value="1830" calcext:value-type="float">
            <text:p>183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.082745" calcext:value-type="float">
            <text:p>1.082745</text:p>
          </table:table-cell>
          <table:table-cell office:value-type="float" office:value="100.542222" calcext:value-type="float">
            <text:p>100.542222</text:p>
          </table:table-cell>
          <table:table-cell office:value-type="float" office:value="99.459477" calcext:value-type="float">
            <text:p>99.45947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936" calcext:value-type="float">
            <text:p>9936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.827308" calcext:value-type="float">
            <text:p>2.827308</text:p>
          </table:table-cell>
          <table:table-cell office:value-type="float" office:value="100.087545" calcext:value-type="float">
            <text:p>100.087545</text:p>
          </table:table-cell>
          <table:table-cell office:value-type="float" office:value="97.260236" calcext:value-type="float">
            <text:p>97.260236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10773532" calcext:value-type="float">
            <text:p>10773532</text:p>
          </table:table-cell>
          <table:table-cell office:value-type="float" office:value="16236" calcext:value-type="float">
            <text:p>16236</text:p>
          </table:table-cell>
          <table:table-cell office:value-type="float" office:value="10241" calcext:value-type="float">
            <text:p>10241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287971" calcext:value-type="float">
            <text:p>100.287971</text:p>
          </table:table-cell>
          <table:table-cell office:value-type="float" office:value="99.272661" calcext:value-type="float">
            <text:p>99.272661</text:p>
          </table:table-cell>
          <table:table-cell office:value-type="float" office:value="0.868197" calcext:value-type="float">
            <text:p>0.868197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79220" calcext:value-type="float">
            <text:p>17079220</text:p>
          </table:table-cell>
          <table:table-cell office:value-type="float" office:value="1916744" calcext:value-type="float">
            <text:p>1916744</text:p>
          </table:table-cell>
          <table:table-cell office:value-type="float" office:value="16235" calcext:value-type="float">
            <text:p>16235</text:p>
          </table:table-cell>
          <table:table-cell office:value-type="float" office:value="1822" calcext:value-type="float">
            <text:p>1822</text:p>
          </table:table-cell>
          <table:table-cell office:value-type="float" office:value="1.163719" calcext:value-type="float">
            <text:p>1.163719</text:p>
          </table:table-cell>
          <table:table-cell office:value-type="float" office:value="100.023254" calcext:value-type="float">
            <text:p>100.023254</text:p>
          </table:table-cell>
          <table:table-cell office:value-type="float" office:value="98.859535" calcext:value-type="float">
            <text:p>98.859535</text:p>
          </table:table-cell>
          <table:table-cell office:value-type="float" office:value="0.155108" calcext:value-type="float">
            <text:p>0.155108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296" calcext:value-type="float">
            <text:p>83296</text:p>
          </table:table-cell>
          <table:table-cell office:value-type="float" office:value="78256" calcext:value-type="float">
            <text:p>78256</text:p>
          </table:table-cell>
          <table:table-cell office:value-type="float" office:value="2060" calcext:value-type="float">
            <text:p>2060</text:p>
          </table:table-cell>
          <table:table-cell office:value-type="float" office:value="1937" calcext:value-type="float">
            <text:p>1937</text:p>
          </table:table-cell>
          <table:table-cell office:value-type="float" office:value="1.057678" calcext:value-type="float">
            <text:p>1.057678</text:p>
          </table:table-cell>
          <table:table-cell office:value-type="float" office:value="100.587864" calcext:value-type="float">
            <text:p>100.587864</text:p>
          </table:table-cell>
          <table:table-cell office:value-type="float" office:value="99.530186" calcext:value-type="float">
            <text:p>99.530186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0" calcext:value-type="float">
            <text:p>3840</text:p>
          </table:table-cell>
          <table:table-cell office:value-type="float" office:value="2800" calcext:value-type="float">
            <text:p>2800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1.034687" calcext:value-type="float">
            <text:p>1.034687</text:p>
          </table:table-cell>
          <table:table-cell office:value-type="float" office:value="100.084682" calcext:value-type="float">
            <text:p>100.084682</text:p>
          </table:table-cell>
          <table:table-cell office:value-type="float" office:value="99.049996" calcext:value-type="float">
            <text:p>99.049996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6" calcext:value-type="float">
            <text:p>2286</text:p>
          </table:table-cell>
          <table:table-cell office:value-type="float" office:value="1788" calcext:value-type="float">
            <text:p>178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.081365" calcext:value-type="float">
            <text:p>1.081365</text:p>
          </table:table-cell>
          <table:table-cell office:value-type="float" office:value="100.082713" calcext:value-type="float">
            <text:p>100.082713</text:p>
          </table:table-cell>
          <table:table-cell office:value-type="float" office:value="99.001348" calcext:value-type="float">
            <text:p>99.00134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36" calcext:value-type="float">
            <text:p>9936</text:p>
          </table:table-cell>
          <table:table-cell office:value-type="float" office:value="9696" calcext:value-type="float">
            <text:p>9696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4.084665" calcext:value-type="float">
            <text:p>4.084665</text:p>
          </table:table-cell>
          <table:table-cell office:value-type="float" office:value="100.61323" calcext:value-type="float">
            <text:p>100.61323</text:p>
          </table:table-cell>
          <table:table-cell office:value-type="float" office:value="96.528566" calcext:value-type="float">
            <text:p>96.528566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10794572" calcext:value-type="float">
            <text:p>10794572</text:p>
          </table:table-cell>
          <table:table-cell office:value-type="float" office:value="16336" calcext:value-type="float">
            <text:p>16336</text:p>
          </table:table-cell>
          <table:table-cell office:value-type="float" office:value="10261" calcext:value-type="float">
            <text:p>10261</text:p>
          </table:table-cell>
          <table:table-cell office:value-type="float" office:value="1.01527" calcext:value-type="float">
            <text:p>1.01527</text:p>
          </table:table-cell>
          <table:table-cell office:value-type="float" office:value="100.256586" calcext:value-type="float">
            <text:p>100.256586</text:p>
          </table:table-cell>
          <table:table-cell office:value-type="float" office:value="99.241316" calcext:value-type="float">
            <text:p>99.241316</text:p>
          </table:table-cell>
          <table:table-cell office:value-type="float" office:value="0.870168" calcext:value-type="float">
            <text:p>0.87016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3368" calcext:value-type="float">
            <text:p>17183368</text:p>
          </table:table-cell>
          <table:table-cell office:value-type="float" office:value="1985124" calcext:value-type="float">
            <text:p>1985124</text:p>
          </table:table-cell>
          <table:table-cell office:value-type="float" office:value="16334" calcext:value-type="float">
            <text:p>16334</text:p>
          </table:table-cell>
          <table:table-cell office:value-type="float" office:value="1887" calcext:value-type="float">
            <text:p>1887</text:p>
          </table:table-cell>
          <table:table-cell office:value-type="float" office:value="1.146688" calcext:value-type="float">
            <text:p>1.146688</text:p>
          </table:table-cell>
          <table:table-cell office:value-type="float" office:value="100.131932" calcext:value-type="float">
            <text:p>100.131932</text:p>
          </table:table-cell>
          <table:table-cell office:value-type="float" office:value="98.985244" calcext:value-type="float">
            <text:p>98.985244</text:p>
          </table:table-cell>
          <table:table-cell office:value-type="float" office:value="0.160438" calcext:value-type="float">
            <text:p>0.16043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624" calcext:value-type="float">
            <text:p>82624</text:p>
          </table:table-cell>
          <table:table-cell office:value-type="float" office:value="78464" calcext:value-type="float">
            <text:p>78464</text:p>
          </table:table-cell>
          <table:table-cell office:value-type="float" office:value="2042" calcext:value-type="float">
            <text:p>2042</text:p>
          </table:table-cell>
          <table:table-cell office:value-type="float" office:value="1942" calcext:value-type="float">
            <text:p>1942</text:p>
          </table:table-cell>
          <table:table-cell office:value-type="float" office:value="1.056148" calcext:value-type="float">
            <text:p>1.056148</text:p>
          </table:table-cell>
          <table:table-cell office:value-type="float" office:value="100.726087" calcext:value-type="float">
            <text:p>100.726087</text:p>
          </table:table-cell>
          <table:table-cell office:value-type="float" office:value="99.669939" calcext:value-type="float">
            <text:p>99.669939</text:p>
          </table:table-cell>
          <table:table-cell office:value-type="float" office:value="0.006298" calcext:value-type="float">
            <text:p>0.00629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08" calcext:value-type="float">
            <text:p>3808</text:p>
          </table:table-cell>
          <table:table-cell office:value-type="float" office:value="2520" calcext:value-type="float">
            <text:p>252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.028884" calcext:value-type="float">
            <text:p>1.028884</text:p>
          </table:table-cell>
          <table:table-cell office:value-type="float" office:value="100.237238" calcext:value-type="float">
            <text:p>100.237238</text:p>
          </table:table-cell>
          <table:table-cell office:value-type="float" office:value="99.208354" calcext:value-type="float">
            <text:p>99.208354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92" calcext:value-type="float">
            <text:p>2592</text:p>
          </table:table-cell>
          <table:table-cell office:value-type="float" office:value="2202" calcext:value-type="float">
            <text:p>220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.079395" calcext:value-type="float">
            <text:p>1.079395</text:p>
          </table:table-cell>
          <table:table-cell office:value-type="float" office:value="100.240079" calcext:value-type="float">
            <text:p>100.240079</text:p>
          </table:table-cell>
          <table:table-cell office:value-type="float" office:value="99.160684" calcext:value-type="float">
            <text:p>99.160684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24" calcext:value-type="float">
            <text:p>10224</text:p>
          </table:table-cell>
          <table:table-cell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09" calcext:value-type="float">
            <text:p>209</text:p>
          </table:table-cell>
          <table:table-cell office:value-type="float" office:value="2.865643" calcext:value-type="float">
            <text:p>2.865643</text:p>
          </table:table-cell>
          <table:table-cell office:value-type="float" office:value="100.735989" calcext:value-type="float">
            <text:p>100.735989</text:p>
          </table:table-cell>
          <table:table-cell office:value-type="float" office:value="97.870346" calcext:value-type="float">
            <text:p>97.870346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11028116" calcext:value-type="float">
            <text:p>11028116</text:p>
          </table:table-cell>
          <table:table-cell office:value-type="float" office:value="16435" calcext:value-type="float">
            <text:p>16435</text:p>
          </table:table-cell>
          <table:table-cell office:value-type="float" office:value="10483" calcext:value-type="float">
            <text:p>10483</text:p>
          </table:table-cell>
          <table:table-cell office:value-type="float" office:value="1.018561" calcext:value-type="float">
            <text:p>1.018561</text:p>
          </table:table-cell>
          <table:table-cell office:value-type="float" office:value="100.720882" calcext:value-type="float">
            <text:p>100.720882</text:p>
          </table:table-cell>
          <table:table-cell office:value-type="float" office:value="99.702322" calcext:value-type="float">
            <text:p>99.702322</text:p>
          </table:table-cell>
          <table:table-cell office:value-type="float" office:value="0.884883" calcext:value-type="float">
            <text:p>0.884883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7516" calcext:value-type="float">
            <text:p>17287516</text:p>
          </table:table-cell>
          <table:table-cell office:value-type="float" office:value="2092428" calcext:value-type="float">
            <text:p>2092428</text:p>
          </table:table-cell>
          <table:table-cell office:value-type="float" office:value="16433" calcext:value-type="float">
            <text:p>16433</text:p>
          </table:table-cell>
          <table:table-cell office:value-type="float" office:value="1989" calcext:value-type="float">
            <text:p>1989</text:p>
          </table:table-cell>
          <table:table-cell office:value-type="float" office:value="1.171253" calcext:value-type="float">
            <text:p>1.171253</text:p>
          </table:table-cell>
          <table:table-cell office:value-type="float" office:value="101.268325" calcext:value-type="float">
            <text:p>101.268325</text:p>
          </table:table-cell>
          <table:table-cell office:value-type="float" office:value="100.097072" calcext:value-type="float">
            <text:p>100.097072</text:p>
          </table:table-cell>
          <table:table-cell office:value-type="float" office:value="0.167232" calcext:value-type="float">
            <text:p>0.167232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032" calcext:value-type="float">
            <text:p>77032</text:p>
          </table:table-cell>
          <table:table-cell office:value-type="float" office:value="73472" calcext:value-type="float">
            <text:p>73472</text:p>
          </table:table-cell>
          <table:table-cell office:value-type="float" office:value="1901" calcext:value-type="float">
            <text:p>1901</text:p>
          </table:table-cell>
          <table:table-cell office:value-type="float" office:value="1816" calcext:value-type="float">
            <text:p>1816</text:p>
          </table:table-cell>
          <table:table-cell office:value-type="float" office:value="1.070652" calcext:value-type="float">
            <text:p>1.070652</text:p>
          </table:table-cell>
          <table:table-cell office:value-type="float" office:value="100.793906" calcext:value-type="float">
            <text:p>100.793906</text:p>
          </table:table-cell>
          <table:table-cell office:value-type="float" office:value="99.723254" calcext:value-type="float">
            <text:p>99.723254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2360" calcext:value-type="float">
            <text:p>236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1.043288" calcext:value-type="float">
            <text:p>1.043288</text:p>
          </table:table-cell>
          <table:table-cell office:value-type="float" office:value="100.791006" calcext:value-type="float">
            <text:p>100.791006</text:p>
          </table:table-cell>
          <table:table-cell office:value-type="float" office:value="99.747718" calcext:value-type="float">
            <text:p>99.747718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0" calcext:value-type="float">
            <text:p>2490</text:p>
          </table:table-cell>
          <table:table-cell office:value-type="float" office:value="1884" calcext:value-type="float">
            <text:p>188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.110567" calcext:value-type="float">
            <text:p>1.110567</text:p>
          </table:table-cell>
          <table:table-cell office:value-type="float" office:value="100.764698" calcext:value-type="float">
            <text:p>100.764698</text:p>
          </table:table-cell>
          <table:table-cell office:value-type="float" office:value="99.654131" calcext:value-type="float">
            <text:p>99.65413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262" calcext:value-type="float">
            <text:p>1126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.85935" calcext:value-type="float">
            <text:p>2.85935</text:p>
          </table:table-cell>
          <table:table-cell office:value-type="float" office:value="100.79234" calcext:value-type="float">
            <text:p>100.79234</text:p>
          </table:table-cell>
          <table:table-cell office:value-type="float" office:value="97.93299" calcext:value-type="float">
            <text:p>97.93299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10736712" calcext:value-type="float">
            <text:p>10736712</text:p>
          </table:table-cell>
          <table:table-cell office:value-type="float" office:value="16533" calcext:value-type="float">
            <text:p>16533</text:p>
          </table:table-cell>
          <table:table-cell office:value-type="float" office:value="10206" calcext:value-type="float">
            <text:p>10206</text:p>
          </table:table-cell>
          <table:table-cell office:value-type="float" office:value="1.018181" calcext:value-type="float">
            <text:p>1.018181</text:p>
          </table:table-cell>
          <table:table-cell office:value-type="float" office:value="100.853817" calcext:value-type="float">
            <text:p>100.853817</text:p>
          </table:table-cell>
          <table:table-cell office:value-type="float" office:value="99.835636" calcext:value-type="float">
            <text:p>99.835636</text:p>
          </table:table-cell>
          <table:table-cell office:value-type="float" office:value="0.860351" calcext:value-type="float">
            <text:p>0.860351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1664" calcext:value-type="float">
            <text:p>17391664</text:p>
          </table:table-cell>
          <table:table-cell office:value-type="float" office:value="2003008" calcext:value-type="float">
            <text:p>2003008</text:p>
          </table:table-cell>
          <table:table-cell office:value-type="float" office:value="16532" calcext:value-type="float">
            <text:p>16532</text:p>
          </table:table-cell>
          <table:table-cell office:value-type="float" office:value="1904" calcext:value-type="float">
            <text:p>1904</text:p>
          </table:table-cell>
          <table:table-cell office:value-type="float" office:value="1.182056" calcext:value-type="float">
            <text:p>1.182056</text:p>
          </table:table-cell>
          <table:table-cell office:value-type="float" office:value="100.498406" calcext:value-type="float">
            <text:p>100.498406</text:p>
          </table:table-cell>
          <table:table-cell office:value-type="float" office:value="99.31635" calcext:value-type="float">
            <text:p>99.31635</text:p>
          </table:table-cell>
          <table:table-cell office:value-type="float" office:value="0.161344" calcext:value-type="float">
            <text:p>0.161344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368" calcext:value-type="float">
            <text:p>87368</text:p>
          </table:table-cell>
          <table:table-cell office:value-type="float" office:value="82504" calcext:value-type="float">
            <text:p>82504</text:p>
          </table:table-cell>
          <table:table-cell office:value-type="float" office:value="2160" calcext:value-type="float">
            <text:p>2160</text:p>
          </table:table-cell>
          <table:table-cell office:value-type="float" office:value="2041" calcext:value-type="float">
            <text:p>2041</text:p>
          </table:table-cell>
          <table:table-cell office:value-type="float" office:value="1.063091" calcext:value-type="float">
            <text:p>1.063091</text:p>
          </table:table-cell>
          <table:table-cell office:value-type="float" office:value="100.357138" calcext:value-type="float">
            <text:p>100.357138</text:p>
          </table:table-cell>
          <table:table-cell office:value-type="float" office:value="99.294047" calcext:value-type="float">
            <text:p>99.294047</text:p>
          </table:table-cell>
          <table:table-cell office:value-type="float" office:value="0.006647" calcext:value-type="float">
            <text:p>0.006647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2736" calcext:value-type="float">
            <text:p>273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.037177" calcext:value-type="float">
            <text:p>1.037177</text:p>
          </table:table-cell>
          <table:table-cell office:value-type="float" office:value="100.927973" calcext:value-type="float">
            <text:p>100.927973</text:p>
          </table:table-cell>
          <table:table-cell office:value-type="float" office:value="99.890796" calcext:value-type="float">
            <text:p>99.890796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74" calcext:value-type="float">
            <text:p>2574</text:p>
          </table:table-cell>
          <table:table-cell office:value-type="float" office:value="2076" calcext:value-type="float">
            <text:p>2076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.098513" calcext:value-type="float">
            <text:p>1.098513</text:p>
          </table:table-cell>
          <table:table-cell office:value-type="float" office:value="100.487441" calcext:value-type="float">
            <text:p>100.487441</text:p>
          </table:table-cell>
          <table:table-cell office:value-type="float" office:value="99.388928" calcext:value-type="float">
            <text:p>99.38892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16" calcext:value-type="float">
            <text:p>10416</text:p>
          </table:table-cell>
          <table:table-cell office:value-type="float" office:value="10128" calcext:value-type="float">
            <text:p>10128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2.619328" calcext:value-type="float">
            <text:p>2.619328</text:p>
          </table:table-cell>
          <table:table-cell office:value-type="float" office:value="99.231205" calcext:value-type="float">
            <text:p>99.231205</text:p>
          </table:table-cell>
          <table:table-cell office:value-type="float" office:value="96.611877" calcext:value-type="float">
            <text:p>96.611877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11103860" calcext:value-type="float">
            <text:p>11103860</text:p>
          </table:table-cell>
          <table:table-cell office:value-type="float" office:value="16632" calcext:value-type="float">
            <text:p>16632</text:p>
          </table:table-cell>
          <table:table-cell office:value-type="float" office:value="10555" calcext:value-type="float">
            <text:p>10555</text:p>
          </table:table-cell>
          <table:table-cell office:value-type="float" office:value="1.015289" calcext:value-type="float">
            <text:p>1.015289</text:p>
          </table:table-cell>
          <table:table-cell office:value-type="float" office:value="100.498382" calcext:value-type="float">
            <text:p>100.498382</text:p>
          </table:table-cell>
          <table:table-cell office:value-type="float" office:value="99.483093" calcext:value-type="float">
            <text:p>99.483093</text:p>
          </table:table-cell>
          <table:table-cell office:value-type="float" office:value="0.892924" calcext:value-type="float">
            <text:p>0.892924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5812" calcext:value-type="float">
            <text:p>17495812</text:p>
          </table:table-cell>
          <table:table-cell office:value-type="float" office:value="1896756" calcext:value-type="float">
            <text:p>1896756</text:p>
          </table:table-cell>
          <table:table-cell office:value-type="float" office:value="16631" calcext:value-type="float">
            <text:p>16631</text:p>
          </table:table-cell>
          <table:table-cell office:value-type="float" office:value="1803" calcext:value-type="float">
            <text:p>1803</text:p>
          </table:table-cell>
          <table:table-cell office:value-type="float" office:value="1.346038" calcext:value-type="float">
            <text:p>1.346038</text:p>
          </table:table-cell>
          <table:table-cell office:value-type="float" office:value="101.233465" calcext:value-type="float">
            <text:p>101.233465</text:p>
          </table:table-cell>
          <table:table-cell office:value-type="float" office:value="99.887427" calcext:value-type="float">
            <text:p>99.887427</text:p>
          </table:table-cell>
          <table:table-cell office:value-type="float" office:value="0.151911" calcext:value-type="float">
            <text:p>0.15191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624" calcext:value-type="float">
            <text:p>81624</text:p>
          </table:table-cell>
          <table:table-cell office:value-type="float" office:value="77512" calcext:value-type="float">
            <text:p>77512</text:p>
          </table:table-cell>
          <table:table-cell office:value-type="float" office:value="2017" calcext:value-type="float">
            <text:p>2017</text:p>
          </table:table-cell>
          <table:table-cell office:value-type="float" office:value="1918" calcext:value-type="float">
            <text:p>1918</text:p>
          </table:table-cell>
          <table:table-cell office:value-type="float" office:value="1.278733" calcext:value-type="float">
            <text:p>1.278733</text:p>
          </table:table-cell>
          <table:table-cell office:value-type="float" office:value="101.035882" calcext:value-type="float">
            <text:p>101.035882</text:p>
          </table:table-cell>
          <table:table-cell office:value-type="float" office:value="99.757148" calcext:value-type="float">
            <text:p>99.757148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2504" calcext:value-type="float">
            <text:p>250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.271604" calcext:value-type="float">
            <text:p>1.271604</text:p>
          </table:table-cell>
          <table:table-cell office:value-type="float" office:value="101.038842" calcext:value-type="float">
            <text:p>101.038842</text:p>
          </table:table-cell>
          <table:table-cell office:value-type="float" office:value="99.767238" calcext:value-type="float">
            <text:p>99.76723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54" calcext:value-type="float">
            <text:p>2454</text:p>
          </table:table-cell>
          <table:table-cell office:value-type="float" office:value="1884" calcext:value-type="float">
            <text:p>188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.30202" calcext:value-type="float">
            <text:p>1.30202</text:p>
          </table:table-cell>
          <table:table-cell office:value-type="float" office:value="101.037336" calcext:value-type="float">
            <text:p>101.037336</text:p>
          </table:table-cell>
          <table:table-cell office:value-type="float" office:value="99.735316" calcext:value-type="float">
            <text:p>99.73531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9888" calcext:value-type="float">
            <text:p>9888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4.268031" calcext:value-type="float">
            <text:p>4.268031</text:p>
          </table:table-cell>
          <table:table-cell office:value-type="float" office:value="99.944895" calcext:value-type="float">
            <text:p>99.944895</text:p>
          </table:table-cell>
          <table:table-cell office:value-type="float" office:value="95.676864" calcext:value-type="float">
            <text:p>95.676864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10380084" calcext:value-type="float">
            <text:p>10380084</text:p>
          </table:table-cell>
          <table:table-cell office:value-type="float" office:value="16731" calcext:value-type="float">
            <text:p>16731</text:p>
          </table:table-cell>
          <table:table-cell office:value-type="float" office:value="9867" calcext:value-type="float">
            <text:p>9867</text:p>
          </table:table-cell>
          <table:table-cell office:value-type="float" office:value="1.014112" calcext:value-type="float">
            <text:p>1.014112</text:p>
          </table:table-cell>
          <table:table-cell office:value-type="float" office:value="100.347194" calcext:value-type="float">
            <text:p>100.347194</text:p>
          </table:table-cell>
          <table:table-cell office:value-type="float" office:value="99.333082" calcext:value-type="float">
            <text:p>99.333082</text:p>
          </table:table-cell>
          <table:table-cell office:value-type="float" office:value="0.835982" calcext:value-type="float">
            <text:p>0.835982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599960" calcext:value-type="float">
            <text:p>17599960</text:p>
          </table:table-cell>
          <table:table-cell office:value-type="float" office:value="2034568" calcext:value-type="float">
            <text:p>2034568</text:p>
          </table:table-cell>
          <table:table-cell office:value-type="float" office:value="16730" calcext:value-type="float">
            <text:p>16730</text:p>
          </table:table-cell>
          <table:table-cell office:value-type="float" office:value="1934" calcext:value-type="float">
            <text:p>1934</text:p>
          </table:table-cell>
          <table:table-cell office:value-type="float" office:value="1.166953" calcext:value-type="float">
            <text:p>1.166953</text:p>
          </table:table-cell>
          <table:table-cell office:value-type="float" office:value="99.896398" calcext:value-type="float">
            <text:p>99.896398</text:p>
          </table:table-cell>
          <table:table-cell office:value-type="float" office:value="98.729445" calcext:value-type="float">
            <text:p>98.729445</text:p>
          </table:table-cell>
          <table:table-cell office:value-type="float" office:value="0.16486" calcext:value-type="float">
            <text:p>0.16486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632" calcext:value-type="float">
            <text:p>79632</text:p>
          </table:table-cell>
          <table:table-cell office:value-type="float" office:value="74456" calcext:value-type="float">
            <text:p>74456</text:p>
          </table:table-cell>
          <table:table-cell office:value-type="float" office:value="1964" calcext:value-type="float">
            <text:p>1964</text:p>
          </table:table-cell>
          <table:table-cell office:value-type="float" office:value="1840" calcext:value-type="float">
            <text:p>1840</text:p>
          </table:table-cell>
          <table:table-cell office:value-type="float" office:value="1.060853" calcext:value-type="float">
            <text:p>1.060853</text:p>
          </table:table-cell>
          <table:table-cell office:value-type="float" office:value="100.582136" calcext:value-type="float">
            <text:p>100.582136</text:p>
          </table:table-cell>
          <table:table-cell office:value-type="float" office:value="99.521283" calcext:value-type="float">
            <text:p>99.521283</text:p>
          </table:table-cell>
          <table:table-cell office:value-type="float" office:value="0.005985" calcext:value-type="float">
            <text:p>0.005985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2" calcext:value-type="float">
            <text:p>4032</text:p>
          </table:table-cell>
          <table:table-cell office:value-type="float" office:value="3056" calcext:value-type="float">
            <text:p>3056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.033509" calcext:value-type="float">
            <text:p>1.033509</text:p>
          </table:table-cell>
          <table:table-cell office:value-type="float" office:value="99.980225" calcext:value-type="float">
            <text:p>99.980225</text:p>
          </table:table-cell>
          <table:table-cell office:value-type="float" office:value="98.946716" calcext:value-type="float">
            <text:p>98.946716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64" calcext:value-type="float">
            <text:p>2364</text:p>
          </table:table-cell>
          <table:table-cell office:value-type="float" office:value="2064" calcext:value-type="float">
            <text:p>2064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1.10633" calcext:value-type="float">
            <text:p>1.10633</text:p>
          </table:table-cell>
          <table:table-cell office:value-type="float" office:value="100.589912" calcext:value-type="float">
            <text:p>100.589912</text:p>
          </table:table-cell>
          <table:table-cell office:value-type="float" office:value="99.483582" calcext:value-type="float">
            <text:p>99.48358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88" calcext:value-type="float">
            <text:p>11088</text:p>
          </table:table-cell>
          <table:table-cell office:value-type="float" office:value="10992" calcext:value-type="float">
            <text:p>10992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3.034995" calcext:value-type="float">
            <text:p>3.034995</text:p>
          </table:table-cell>
          <table:table-cell office:value-type="float" office:value="100.58073" calcext:value-type="float">
            <text:p>100.58073</text:p>
          </table:table-cell>
          <table:table-cell office:value-type="float" office:value="97.545734" calcext:value-type="float">
            <text:p>97.545734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11424720" calcext:value-type="float">
            <text:p>11424720</text:p>
          </table:table-cell>
          <table:table-cell office:value-type="float" office:value="16830" calcext:value-type="float">
            <text:p>16830</text:p>
          </table:table-cell>
          <table:table-cell office:value-type="float" office:value="10860" calcext:value-type="float">
            <text:p>10860</text:p>
          </table:table-cell>
          <table:table-cell office:value-type="float" office:value="1.009502" calcext:value-type="float">
            <text:p>1.009502</text:p>
          </table:table-cell>
          <table:table-cell office:value-type="float" office:value="100.449866" calcext:value-type="float">
            <text:p>100.449866</text:p>
          </table:table-cell>
          <table:table-cell office:value-type="float" office:value="99.440364" calcext:value-type="float">
            <text:p>99.440364</text:p>
          </table:table-cell>
          <table:table-cell office:value-type="float" office:value="0.919121" calcext:value-type="float">
            <text:p>0.91912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4108" calcext:value-type="float">
            <text:p>17704108</text:p>
          </table:table-cell>
          <table:table-cell office:value-type="float" office:value="1627444" calcext:value-type="float">
            <text:p>1627444</text:p>
          </table:table-cell>
          <table:table-cell office:value-type="float" office:value="16829" calcext:value-type="float">
            <text:p>16829</text:p>
          </table:table-cell>
          <table:table-cell office:value-type="float" office:value="1547" calcext:value-type="float">
            <text:p>1547</text:p>
          </table:table-cell>
          <table:table-cell office:value-type="float" office:value="1.138362" calcext:value-type="float">
            <text:p>1.138362</text:p>
          </table:table-cell>
          <table:table-cell office:value-type="float" office:value="100.51403" calcext:value-type="float">
            <text:p>100.51403</text:p>
          </table:table-cell>
          <table:table-cell office:value-type="float" office:value="99.375668" calcext:value-type="float">
            <text:p>99.375668</text:p>
          </table:table-cell>
          <table:table-cell office:value-type="float" office:value="0.131013" calcext:value-type="float">
            <text:p>0.131013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504" calcext:value-type="float">
            <text:p>75504</text:p>
          </table:table-cell>
          <table:table-cell office:value-type="float" office:value="68824" calcext:value-type="float">
            <text:p>68824</text:p>
          </table:table-cell>
          <table:table-cell office:value-type="float" office:value="1865" calcext:value-type="float">
            <text:p>1865</text:p>
          </table:table-cell>
          <table:table-cell office:value-type="float" office:value="1702" calcext:value-type="float">
            <text:p>1702</text:p>
          </table:table-cell>
          <table:table-cell office:value-type="float" office:value="1.046515" calcext:value-type="float">
            <text:p>1.046515</text:p>
          </table:table-cell>
          <table:table-cell office:value-type="float" office:value="100.557512" calcext:value-type="float">
            <text:p>100.557512</text:p>
          </table:table-cell>
          <table:table-cell office:value-type="float" office:value="99.510996" calcext:value-type="float">
            <text:p>99.510996</text:p>
          </table:table-cell>
          <table:table-cell office:value-type="float" office:value="0.005533" calcext:value-type="float">
            <text:p>0.005533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04" calcext:value-type="float">
            <text:p>3704</text:p>
          </table:table-cell>
          <table:table-cell office:value-type="float" office:value="2744" calcext:value-type="float">
            <text:p>2744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1.026204" calcext:value-type="float">
            <text:p>1.026204</text:p>
          </table:table-cell>
          <table:table-cell office:value-type="float" office:value="95.819941" calcext:value-type="float">
            <text:p>95.819941</text:p>
          </table:table-cell>
          <table:table-cell office:value-type="float" office:value="94.793737" calcext:value-type="float">
            <text:p>94.793737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0" calcext:value-type="float">
            <text:p>2460</text:p>
          </table:table-cell>
          <table:table-cell office:value-type="float" office:value="2010" calcext:value-type="float">
            <text:p>201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1.077936" calcext:value-type="float">
            <text:p>1.077936</text:p>
          </table:table-cell>
          <table:table-cell office:value-type="float" office:value="97.843296" calcext:value-type="float">
            <text:p>97.843296</text:p>
          </table:table-cell>
          <table:table-cell office:value-type="float" office:value="96.76536" calcext:value-type="float">
            <text:p>96.7653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52" calcext:value-type="float">
            <text:p>9552</text:p>
          </table:table-cell>
          <table:table-cell office:value-type="float" office:value="9120" calcext:value-type="float">
            <text:p>9120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3.517339" calcext:value-type="float">
            <text:p>3.517339</text:p>
          </table:table-cell>
          <table:table-cell office:value-type="float" office:value="99.213019" calcext:value-type="float">
            <text:p>99.213019</text:p>
          </table:table-cell>
          <table:table-cell office:value-type="float" office:value="95.69568" calcext:value-type="float">
            <text:p>95.69568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10703048" calcext:value-type="float">
            <text:p>10703048</text:p>
          </table:table-cell>
          <table:table-cell office:value-type="float" office:value="16930" calcext:value-type="float">
            <text:p>16930</text:p>
          </table:table-cell>
          <table:table-cell office:value-type="float" office:value="10174" calcext:value-type="float">
            <text:p>10174</text:p>
          </table:table-cell>
          <table:table-cell office:value-type="float" office:value="1.018241" calcext:value-type="float">
            <text:p>1.018241</text:p>
          </table:table-cell>
          <table:table-cell office:value-type="float" office:value="100.785065" calcext:value-type="float">
            <text:p>100.785065</text:p>
          </table:table-cell>
          <table:table-cell office:value-type="float" office:value="99.766824" calcext:value-type="float">
            <text:p>99.766824</text:p>
          </table:table-cell>
          <table:table-cell office:value-type="float" office:value="0.858245" calcext:value-type="float">
            <text:p>0.858245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08256" calcext:value-type="float">
            <text:p>17808256</text:p>
          </table:table-cell>
          <table:table-cell office:value-type="float" office:value="1975656" calcext:value-type="float">
            <text:p>1975656</text:p>
          </table:table-cell>
          <table:table-cell office:value-type="float" office:value="16928" calcext:value-type="float">
            <text:p>16928</text:p>
          </table:table-cell>
          <table:table-cell office:value-type="float" office:value="1878" calcext:value-type="float">
            <text:p>1878</text:p>
          </table:table-cell>
          <table:table-cell office:value-type="float" office:value="1.182629" calcext:value-type="float">
            <text:p>1.182629</text:p>
          </table:table-cell>
          <table:table-cell office:value-type="float" office:value="101.227595" calcext:value-type="float">
            <text:p>101.227595</text:p>
          </table:table-cell>
          <table:table-cell office:value-type="float" office:value="100.044966" calcext:value-type="float">
            <text:p>100.044966</text:p>
          </table:table-cell>
          <table:table-cell office:value-type="float" office:value="0.157981" calcext:value-type="float">
            <text:p>0.157981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904" calcext:value-type="float">
            <text:p>81904</text:p>
          </table:table-cell>
          <table:table-cell office:value-type="float" office:value="76664" calcext:value-type="float">
            <text:p>76664</text:p>
          </table:table-cell>
          <table:table-cell office:value-type="float" office:value="2022" calcext:value-type="float">
            <text:p>2022</text:p>
          </table:table-cell>
          <table:table-cell office:value-type="float" office:value="1895" calcext:value-type="float">
            <text:p>1895</text:p>
          </table:table-cell>
          <table:table-cell office:value-type="float" office:value="1.077547" calcext:value-type="float">
            <text:p>1.077547</text:p>
          </table:table-cell>
          <table:table-cell office:value-type="float" office:value="100.794817" calcext:value-type="float">
            <text:p>100.794817</text:p>
          </table:table-cell>
          <table:table-cell office:value-type="float" office:value="99.71727" calcext:value-type="float">
            <text:p>99.71727</text:p>
          </table:table-cell>
          <table:table-cell office:value-type="float" office:value="0.006151" calcext:value-type="float">
            <text:p>0.006151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04" calcext:value-type="float">
            <text:p>4304</text:p>
          </table:table-cell>
          <table:table-cell office:value-type="float" office:value="3264" calcext:value-type="float">
            <text:p>3264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.058162" calcext:value-type="float">
            <text:p>1.058162</text:p>
          </table:table-cell>
          <table:table-cell office:value-type="float" office:value="99.802549" calcext:value-type="float">
            <text:p>99.802549</text:p>
          </table:table-cell>
          <table:table-cell office:value-type="float" office:value="98.744387" calcext:value-type="float">
            <text:p>98.74438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08" calcext:value-type="float">
            <text:p>2508</text:p>
          </table:table-cell>
          <table:table-cell office:value-type="float" office:value="2058" calcext:value-type="float">
            <text:p>2058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.111739" calcext:value-type="float">
            <text:p>1.111739</text:p>
          </table:table-cell>
          <table:table-cell office:value-type="float" office:value="99.63405" calcext:value-type="float">
            <text:p>99.63405</text:p>
          </table:table-cell>
          <table:table-cell office:value-type="float" office:value="98.522311" calcext:value-type="float">
            <text:p>98.522311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52" calcext:value-type="float">
            <text:p>10752</text:p>
          </table:table-cell>
          <table:table-cell office:value-type="float" office:value="10512" calcext:value-type="float">
            <text:p>10512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100.346659" calcext:value-type="float">
            <text:p>100.346659</text:p>
          </table:table-cell>
          <table:table-cell office:value-type="float" office:value="96.838049" calcext:value-type="float">
            <text:p>96.838049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10949216" calcext:value-type="float">
            <text:p>10949216</text:p>
          </table:table-cell>
          <table:table-cell office:value-type="float" office:value="17029" calcext:value-type="float">
            <text:p>17029</text:p>
          </table:table-cell>
          <table:table-cell office:value-type="float" office:value="10408" calcext:value-type="float">
            <text:p>10408</text:p>
          </table:table-cell>
          <table:table-cell office:value-type="float" office:value="1.01425" calcext:value-type="float">
            <text:p>1.01425</text:p>
          </table:table-cell>
          <table:table-cell office:value-type="float" office:value="100.49931" calcext:value-type="float">
            <text:p>100.49931</text:p>
          </table:table-cell>
          <table:table-cell office:value-type="float" office:value="99.48506" calcext:value-type="float">
            <text:p>99.48506</text:p>
          </table:table-cell>
          <table:table-cell office:value-type="float" office:value="0.880471" calcext:value-type="float">
            <text:p>0.880471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2404" calcext:value-type="float">
            <text:p>17912404</text:p>
          </table:table-cell>
          <table:table-cell office:value-type="float" office:value="1788400" calcext:value-type="float">
            <text:p>1788400</text:p>
          </table:table-cell>
          <table:table-cell office:value-type="float" office:value="17027" calcext:value-type="float">
            <text:p>17027</text:p>
          </table:table-cell>
          <table:table-cell office:value-type="float" office:value="1700" calcext:value-type="float">
            <text:p>1700</text:p>
          </table:table-cell>
          <table:table-cell office:value-type="float" office:value="1.167543" calcext:value-type="float">
            <text:p>1.167543</text:p>
          </table:table-cell>
          <table:table-cell office:value-type="float" office:value="100.516746" calcext:value-type="float">
            <text:p>100.516746</text:p>
          </table:table-cell>
          <table:table-cell office:value-type="float" office:value="99.349204" calcext:value-type="float">
            <text:p>99.349204</text:p>
          </table:table-cell>
          <table:table-cell office:value-type="float" office:value="0.144009" calcext:value-type="float">
            <text:p>0.144009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400" calcext:value-type="float">
            <text:p>82400</text:p>
          </table:table-cell>
          <table:table-cell office:value-type="float" office:value="76960" calcext:value-type="float">
            <text:p>76960</text:p>
          </table:table-cell>
          <table:table-cell office:value-type="float" office:value="2036" calcext:value-type="float">
            <text:p>2036</text:p>
          </table:table-cell>
          <table:table-cell office:value-type="float" office:value="1904" calcext:value-type="float">
            <text:p>1904</text:p>
          </table:table-cell>
          <table:table-cell office:value-type="float" office:value="1.061901" calcext:value-type="float">
            <text:p>1.061901</text:p>
          </table:table-cell>
          <table:table-cell office:value-type="float" office:value="100.958572" calcext:value-type="float">
            <text:p>100.958572</text:p>
          </table:table-cell>
          <table:table-cell office:value-type="float" office:value="99.896672" calcext:value-type="float">
            <text:p>99.896672</text:p>
          </table:table-cell>
          <table:table-cell office:value-type="float" office:value="0.006163" calcext:value-type="float">
            <text:p>0.00616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80" calcext:value-type="float">
            <text:p>3480</text:p>
          </table:table-cell>
          <table:table-cell office:value-type="float" office:value="2864" calcext:value-type="float">
            <text:p>2864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.028834" calcext:value-type="float">
            <text:p>1.028834</text:p>
          </table:table-cell>
          <table:table-cell office:value-type="float" office:value="100.460934" calcext:value-type="float">
            <text:p>100.460934</text:p>
          </table:table-cell>
          <table:table-cell office:value-type="float" office:value="99.4321" calcext:value-type="float">
            <text:p>99.4321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22" calcext:value-type="float">
            <text:p>2622</text:p>
          </table:table-cell>
          <table:table-cell office:value-type="float" office:value="2262" calcext:value-type="float">
            <text:p>2262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.107058" calcext:value-type="float">
            <text:p>1.107058</text:p>
          </table:table-cell>
          <table:table-cell office:value-type="float" office:value="100.454045" calcext:value-type="float">
            <text:p>100.454045</text:p>
          </table:table-cell>
          <table:table-cell office:value-type="float" office:value="99.346987" calcext:value-type="float">
            <text:p>99.34698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36" calcext:value-type="float">
            <text:p>9936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3.046016" calcext:value-type="float">
            <text:p>3.046016</text:p>
          </table:table-cell>
          <table:table-cell office:value-type="float" office:value="99.385015" calcext:value-type="float">
            <text:p>99.385015</text:p>
          </table:table-cell>
          <table:table-cell office:value-type="float" office:value="96.338998" calcext:value-type="float">
            <text:p>96.338998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10928176" calcext:value-type="float">
            <text:p>10928176</text:p>
          </table:table-cell>
          <table:table-cell office:value-type="float" office:value="17127" calcext:value-type="float">
            <text:p>17127</text:p>
          </table:table-cell>
          <table:table-cell office:value-type="float" office:value="10388" calcext:value-type="float">
            <text:p>10388</text:p>
          </table:table-cell>
          <table:table-cell office:value-type="float" office:value="1.01649" calcext:value-type="float">
            <text:p>1.01649</text:p>
          </table:table-cell>
          <table:table-cell office:value-type="float" office:value="100.663" calcext:value-type="float">
            <text:p>100.663</text:p>
          </table:table-cell>
          <table:table-cell office:value-type="float" office:value="99.64651" calcext:value-type="float">
            <text:p>99.64651</text:p>
          </table:table-cell>
          <table:table-cell office:value-type="float" office:value="0.877355" calcext:value-type="float">
            <text:p>0.87735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6552" calcext:value-type="float">
            <text:p>18016552</text:p>
          </table:table-cell>
          <table:table-cell office:value-type="float" office:value="1790504" calcext:value-type="float">
            <text:p>1790504</text:p>
          </table:table-cell>
          <table:table-cell office:value-type="float" office:value="17126" calcext:value-type="float">
            <text:p>17126</text:p>
          </table:table-cell>
          <table:table-cell office:value-type="float" office:value="1702" calcext:value-type="float">
            <text:p>1702</text:p>
          </table:table-cell>
          <table:table-cell office:value-type="float" office:value="1.186328" calcext:value-type="float">
            <text:p>1.186328</text:p>
          </table:table-cell>
          <table:table-cell office:value-type="float" office:value="100.46139" calcext:value-type="float">
            <text:p>100.46139</text:p>
          </table:table-cell>
          <table:table-cell office:value-type="float" office:value="99.275062" calcext:value-type="float">
            <text:p>99.275062</text:p>
          </table:table-cell>
          <table:table-cell office:value-type="float" office:value="0.144286" calcext:value-type="float">
            <text:p>0.144286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200" calcext:value-type="float">
            <text:p>87200</text:p>
          </table:table-cell>
          <table:table-cell office:value-type="float" office:value="81944" calcext:value-type="float">
            <text:p>81944</text:p>
          </table:table-cell>
          <table:table-cell office:value-type="float" office:value="2156" calcext:value-type="float">
            <text:p>2156</text:p>
          </table:table-cell>
          <table:table-cell office:value-type="float" office:value="2029" calcext:value-type="float">
            <text:p>2029</text:p>
          </table:table-cell>
          <table:table-cell office:value-type="float" office:value="1.069863" calcext:value-type="float">
            <text:p>1.069863</text:p>
          </table:table-cell>
          <table:table-cell office:value-type="float" office:value="100.565185" calcext:value-type="float">
            <text:p>100.565185</text:p>
          </table:table-cell>
          <table:table-cell office:value-type="float" office:value="99.495322" calcext:value-type="float">
            <text:p>99.495322</text:p>
          </table:table-cell>
          <table:table-cell office:value-type="float" office:value="0.006589" calcext:value-type="float">
            <text:p>0.006589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64" calcext:value-type="float">
            <text:p>3864</text:p>
          </table:table-cell>
          <table:table-cell office:value-type="float" office:value="2768" calcext:value-type="float">
            <text:p>2768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.048102" calcext:value-type="float">
            <text:p>1.048102</text:p>
          </table:table-cell>
          <table:table-cell office:value-type="float" office:value="96.298645" calcext:value-type="float">
            <text:p>96.298645</text:p>
          </table:table-cell>
          <table:table-cell office:value-type="float" office:value="95.250543" calcext:value-type="float">
            <text:p>95.250543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2" calcext:value-type="float">
            <text:p>2292</text:p>
          </table:table-cell>
          <table:table-cell office:value-type="float" office:value="1962" calcext:value-type="float">
            <text:p>1962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.114681" calcext:value-type="float">
            <text:p>1.114681</text:p>
          </table:table-cell>
          <table:table-cell office:value-type="float" office:value="97.720216" calcext:value-type="float">
            <text:p>97.720216</text:p>
          </table:table-cell>
          <table:table-cell office:value-type="float" office:value="96.605536" calcext:value-type="float">
            <text:p>96.605536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648" calcext:value-type="float">
            <text:p>9648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4.91143" calcext:value-type="float">
            <text:p>4.91143</text:p>
          </table:table-cell>
          <table:table-cell office:value-type="float" office:value="100.561953" calcext:value-type="float">
            <text:p>100.561953</text:p>
          </table:table-cell>
          <table:table-cell office:value-type="float" office:value="95.650523" calcext:value-type="float">
            <text:p>95.650523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10493700" calcext:value-type="float">
            <text:p>10493700</text:p>
          </table:table-cell>
          <table:table-cell office:value-type="float" office:value="17227" calcext:value-type="float">
            <text:p>17227</text:p>
          </table:table-cell>
          <table:table-cell office:value-type="float" office:value="9975" calcext:value-type="float">
            <text:p>9975</text:p>
          </table:table-cell>
          <table:table-cell office:value-type="float" office:value="1.016529" calcext:value-type="float">
            <text:p>1.016529</text:p>
          </table:table-cell>
          <table:table-cell office:value-type="float" office:value="100.649966" calcext:value-type="float">
            <text:p>100.649966</text:p>
          </table:table-cell>
          <table:table-cell office:value-type="float" office:value="99.633436" calcext:value-type="float">
            <text:p>99.633436</text:p>
          </table:table-cell>
          <table:table-cell office:value-type="float" office:value="0.842585" calcext:value-type="float">
            <text:p>0.842585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0700" calcext:value-type="float">
            <text:p>18120700</text:p>
          </table:table-cell>
          <table:table-cell office:value-type="float" office:value="1905172" calcext:value-type="float">
            <text:p>1905172</text:p>
          </table:table-cell>
          <table:table-cell office:value-type="float" office:value="17225" calcext:value-type="float">
            <text:p>17225</text:p>
          </table:table-cell>
          <table:table-cell office:value-type="float" office:value="1811" calcext:value-type="float">
            <text:p>1811</text:p>
          </table:table-cell>
          <table:table-cell office:value-type="float" office:value="1.185371" calcext:value-type="float">
            <text:p>1.185371</text:p>
          </table:table-cell>
          <table:table-cell office:value-type="float" office:value="101.261743" calcext:value-type="float">
            <text:p>101.261743</text:p>
          </table:table-cell>
          <table:table-cell office:value-type="float" office:value="100.076371" calcext:value-type="float">
            <text:p>100.076371</text:p>
          </table:table-cell>
          <table:table-cell office:value-type="float" office:value="0.152297" calcext:value-type="float">
            <text:p>0.15229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568" calcext:value-type="float">
            <text:p>92568</text:p>
          </table:table-cell>
          <table:table-cell office:value-type="float" office:value="85424" calcext:value-type="float">
            <text:p>85424</text:p>
          </table:table-cell>
          <table:table-cell office:value-type="float" office:value="2289" calcext:value-type="float">
            <text:p>2289</text:p>
          </table:table-cell>
          <table:table-cell office:value-type="float" office:value="2114" calcext:value-type="float">
            <text:p>2114</text:p>
          </table:table-cell>
          <table:table-cell office:value-type="float" office:value="1.102257" calcext:value-type="float">
            <text:p>1.102257</text:p>
          </table:table-cell>
          <table:table-cell office:value-type="float" office:value="100.750798" calcext:value-type="float">
            <text:p>100.750798</text:p>
          </table:table-cell>
          <table:table-cell office:value-type="float" office:value="99.648541" calcext:value-type="float">
            <text:p>99.648541</text:p>
          </table:table-cell>
          <table:table-cell office:value-type="float" office:value="0.006858" calcext:value-type="float">
            <text:p>0.006858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44" calcext:value-type="float">
            <text:p>4344</text:p>
          </table:table-cell>
          <table:table-cell office:value-type="float" office:value="3304" calcext:value-type="float">
            <text:p>3304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1.042359" calcext:value-type="float">
            <text:p>1.042359</text:p>
          </table:table-cell>
          <table:table-cell office:value-type="float" office:value="101.26962" calcext:value-type="float">
            <text:p>101.26962</text:p>
          </table:table-cell>
          <table:table-cell office:value-type="float" office:value="100.227261" calcext:value-type="float">
            <text:p>100.227261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0" calcext:value-type="float">
            <text:p>2700</text:p>
          </table:table-cell>
          <table:table-cell office:value-type="float" office:value="2130" calcext:value-type="float">
            <text:p>213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1.136189" calcext:value-type="float">
            <text:p>1.136189</text:p>
          </table:table-cell>
          <table:table-cell office:value-type="float" office:value="101.268054" calcext:value-type="float">
            <text:p>101.268054</text:p>
          </table:table-cell>
          <table:table-cell office:value-type="float" office:value="100.131865" calcext:value-type="float">
            <text:p>100.13186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44" calcext:value-type="float">
            <text:p>9744</text:p>
          </table:table-cell>
          <table:table-cell office:value-type="float" office:value="9456" calcext:value-type="float">
            <text:p>9456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3.613988" calcext:value-type="float">
            <text:p>3.613988</text:p>
          </table:table-cell>
          <table:table-cell office:value-type="float" office:value="100.749232" calcext:value-type="float">
            <text:p>100.749232</text:p>
          </table:table-cell>
          <table:table-cell office:value-type="float" office:value="97.135245" calcext:value-type="float">
            <text:p>97.135245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10988140" calcext:value-type="float">
            <text:p>10988140</text:p>
          </table:table-cell>
          <table:table-cell office:value-type="float" office:value="17325" calcext:value-type="float">
            <text:p>17325</text:p>
          </table:table-cell>
          <table:table-cell office:value-type="float" office:value="10445" calcext:value-type="float">
            <text:p>10445</text:p>
          </table:table-cell>
          <table:table-cell office:value-type="float" office:value="1.009253" calcext:value-type="float">
            <text:p>1.009253</text:p>
          </table:table-cell>
          <table:table-cell office:value-type="float" office:value="100.726328" calcext:value-type="float">
            <text:p>100.726328</text:p>
          </table:table-cell>
          <table:table-cell office:value-type="float" office:value="99.717075" calcext:value-type="float">
            <text:p>99.717075</text:p>
          </table:table-cell>
          <table:table-cell office:value-type="float" office:value="0.881545" calcext:value-type="float">
            <text:p>0.881545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4848" calcext:value-type="float">
            <text:p>18224848</text:p>
          </table:table-cell>
          <table:table-cell office:value-type="float" office:value="1937784" calcext:value-type="float">
            <text:p>1937784</text:p>
          </table:table-cell>
          <table:table-cell office:value-type="float" office:value="17324" calcext:value-type="float">
            <text:p>17324</text:p>
          </table:table-cell>
          <table:table-cell office:value-type="float" office:value="1842" calcext:value-type="float">
            <text:p>1842</text:p>
          </table:table-cell>
          <table:table-cell office:value-type="float" office:value="1.357129" calcext:value-type="float">
            <text:p>1.357129</text:p>
          </table:table-cell>
          <table:table-cell office:value-type="float" office:value="100.743896" calcext:value-type="float">
            <text:p>100.743896</text:p>
          </table:table-cell>
          <table:table-cell office:value-type="float" office:value="99.386767" calcext:value-type="float">
            <text:p>99.386767</text:p>
          </table:table-cell>
          <table:table-cell office:value-type="float" office:value="0.155979" calcext:value-type="float">
            <text:p>0.15597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472" calcext:value-type="float">
            <text:p>68472</text:p>
          </table:table-cell>
          <table:table-cell office:value-type="float" office:value="64408" calcext:value-type="float">
            <text:p>64408</text:p>
          </table:table-cell>
          <table:table-cell office:value-type="float" office:value="1687" calcext:value-type="float">
            <text:p>1687</text:p>
          </table:table-cell>
          <table:table-cell office:value-type="float" office:value="1590" calcext:value-type="float">
            <text:p>1590</text:p>
          </table:table-cell>
          <table:table-cell office:value-type="float" office:value="1.289863" calcext:value-type="float">
            <text:p>1.289863</text:p>
          </table:table-cell>
          <table:table-cell office:value-type="float" office:value="100.729272" calcext:value-type="float">
            <text:p>100.729272</text:p>
          </table:table-cell>
          <table:table-cell office:value-type="float" office:value="99.439409" calcext:value-type="float">
            <text:p>99.439409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44" calcext:value-type="float">
            <text:p>3944</text:p>
          </table:table-cell>
          <table:table-cell office:value-type="float" office:value="2936" calcext:value-type="float">
            <text:p>293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.269151" calcext:value-type="float">
            <text:p>1.269151</text:p>
          </table:table-cell>
          <table:table-cell office:value-type="float" office:value="100.008528" calcext:value-type="float">
            <text:p>100.008528</text:p>
          </table:table-cell>
          <table:table-cell office:value-type="float" office:value="98.739377" calcext:value-type="float">
            <text:p>98.739377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32" calcext:value-type="float">
            <text:p>2532</text:p>
          </table:table-cell>
          <table:table-cell office:value-type="float" office:value="2112" calcext:value-type="float">
            <text:p>211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.318652" calcext:value-type="float">
            <text:p>1.318652</text:p>
          </table:table-cell>
          <table:table-cell office:value-type="float" office:value="99.994719" calcext:value-type="float">
            <text:p>99.994719</text:p>
          </table:table-cell>
          <table:table-cell office:value-type="float" office:value="98.676067" calcext:value-type="float">
            <text:p>98.676067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128" calcext:value-type="float">
            <text:p>10128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.963278" calcext:value-type="float">
            <text:p>2.963278</text:p>
          </table:table-cell>
          <table:table-cell office:value-type="float" office:value="100.282947" calcext:value-type="float">
            <text:p>100.282947</text:p>
          </table:table-cell>
          <table:table-cell office:value-type="float" office:value="97.319669" calcext:value-type="float">
            <text:p>97.319669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11111224" calcext:value-type="float">
            <text:p>11111224</text:p>
          </table:table-cell>
          <table:table-cell office:value-type="float" office:value="17425" calcext:value-type="float">
            <text:p>17425</text:p>
          </table:table-cell>
          <table:table-cell office:value-type="float" office:value="10562" calcext:value-type="float">
            <text:p>10562</text:p>
          </table:table-cell>
          <table:table-cell office:value-type="float" office:value="1.018289" calcext:value-type="float">
            <text:p>1.018289</text:p>
          </table:table-cell>
          <table:table-cell office:value-type="float" office:value="100.902772" calcext:value-type="float">
            <text:p>100.902772</text:p>
          </table:table-cell>
          <table:table-cell office:value-type="float" office:value="99.884482" calcext:value-type="float">
            <text:p>99.884482</text:p>
          </table:table-cell>
          <table:table-cell office:value-type="float" office:value="0.889926" calcext:value-type="float">
            <text:p>0.889926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28996" calcext:value-type="float">
            <text:p>18328996</text:p>
          </table:table-cell>
          <table:table-cell office:value-type="float" office:value="1771568" calcext:value-type="float">
            <text:p>1771568</text:p>
          </table:table-cell>
          <table:table-cell office:value-type="float" office:value="17423" calcext:value-type="float">
            <text:p>17423</text:p>
          </table:table-cell>
          <table:table-cell office:value-type="float" office:value="1684" calcext:value-type="float">
            <text:p>1684</text:p>
          </table:table-cell>
          <table:table-cell office:value-type="float" office:value="1.377115" calcext:value-type="float">
            <text:p>1.377115</text:p>
          </table:table-cell>
          <table:table-cell office:value-type="float" office:value="100.145908" calcext:value-type="float">
            <text:p>100.145908</text:p>
          </table:table-cell>
          <table:table-cell office:value-type="float" office:value="98.768793" calcext:value-type="float">
            <text:p>98.768793</text:p>
          </table:table-cell>
          <table:table-cell office:value-type="float" office:value="0.143492" calcext:value-type="float">
            <text:p>0.143492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176" calcext:value-type="float">
            <text:p>83176</text:p>
          </table:table-cell>
          <table:table-cell office:value-type="float" office:value="76584" calcext:value-type="float">
            <text:p>76584</text:p>
          </table:table-cell>
          <table:table-cell office:value-type="float" office:value="2055" calcext:value-type="float">
            <text:p>2055</text:p>
          </table:table-cell>
          <table:table-cell office:value-type="float" office:value="1895" calcext:value-type="float">
            <text:p>1895</text:p>
          </table:table-cell>
          <table:table-cell office:value-type="float" office:value="1.293081" calcext:value-type="float">
            <text:p>1.293081</text:p>
          </table:table-cell>
          <table:table-cell office:value-type="float" office:value="100.460108" calcext:value-type="float">
            <text:p>100.460108</text:p>
          </table:table-cell>
          <table:table-cell office:value-type="float" office:value="99.167026" calcext:value-type="float">
            <text:p>99.167026</text:p>
          </table:table-cell>
          <table:table-cell office:value-type="float" office:value="0.006178" calcext:value-type="float">
            <text:p>0.006178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12" calcext:value-type="float">
            <text:p>3912</text:p>
          </table:table-cell>
          <table:table-cell office:value-type="float" office:value="2752" calcext:value-type="float">
            <text:p>2752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1.274967" calcext:value-type="float">
            <text:p>1.274967</text:p>
          </table:table-cell>
          <table:table-cell office:value-type="float" office:value="100.99544" calcext:value-type="float">
            <text:p>100.99544</text:p>
          </table:table-cell>
          <table:table-cell office:value-type="float" office:value="99.720474" calcext:value-type="float">
            <text:p>99.720474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596" calcext:value-type="float">
            <text:p>1596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.327573" calcext:value-type="float">
            <text:p>1.327573</text:p>
          </table:table-cell>
          <table:table-cell office:value-type="float" office:value="99.040981" calcext:value-type="float">
            <text:p>99.040981</text:p>
          </table:table-cell>
          <table:table-cell office:value-type="float" office:value="97.713408" calcext:value-type="float">
            <text:p>97.71340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320" calcext:value-type="float">
            <text:p>10320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3.117164" calcext:value-type="float">
            <text:p>3.117164</text:p>
          </table:table-cell>
          <table:table-cell office:value-type="float" office:value="100.578956" calcext:value-type="float">
            <text:p>100.578956</text:p>
          </table:table-cell>
          <table:table-cell office:value-type="float" office:value="97.461792" calcext:value-type="float">
            <text:p>97.461792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11322676" calcext:value-type="float">
            <text:p>11322676</text:p>
          </table:table-cell>
          <table:table-cell office:value-type="float" office:value="17523" calcext:value-type="float">
            <text:p>17523</text:p>
          </table:table-cell>
          <table:table-cell office:value-type="float" office:value="10763" calcext:value-type="float">
            <text:p>10763</text:p>
          </table:table-cell>
          <table:table-cell office:value-type="float" office:value="1.01933" calcext:value-type="float">
            <text:p>1.01933</text:p>
          </table:table-cell>
          <table:table-cell office:value-type="float" office:value="100.558326" calcext:value-type="float">
            <text:p>100.558326</text:p>
          </table:table-cell>
          <table:table-cell office:value-type="float" office:value="99.538996" calcext:value-type="float">
            <text:p>99.538996</text:p>
          </table:table-cell>
          <table:table-cell office:value-type="float" office:value="0.910009" calcext:value-type="float">
            <text:p>0.910009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3144" calcext:value-type="float">
            <text:p>18433144</text:p>
          </table:table-cell>
          <table:table-cell office:value-type="float" office:value="1769464" calcext:value-type="float">
            <text:p>1769464</text:p>
          </table:table-cell>
          <table:table-cell office:value-type="float" office:value="17522" calcext:value-type="float">
            <text:p>17522</text:p>
          </table:table-cell>
          <table:table-cell office:value-type="float" office:value="1682" calcext:value-type="float">
            <text:p>1682</text:p>
          </table:table-cell>
          <table:table-cell office:value-type="float" office:value="1.200275" calcext:value-type="float">
            <text:p>1.200275</text:p>
          </table:table-cell>
          <table:table-cell office:value-type="float" office:value="100.059178" calcext:value-type="float">
            <text:p>100.059178</text:p>
          </table:table-cell>
          <table:table-cell office:value-type="float" office:value="98.858903" calcext:value-type="float">
            <text:p>98.858903</text:p>
          </table:table-cell>
          <table:table-cell office:value-type="float" office:value="0.143191" calcext:value-type="float">
            <text:p>0.14319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440" calcext:value-type="float">
            <text:p>84440</text:p>
          </table:table-cell>
          <table:table-cell office:value-type="float" office:value="78248" calcext:value-type="float">
            <text:p>78248</text:p>
          </table:table-cell>
          <table:table-cell office:value-type="float" office:value="2089" calcext:value-type="float">
            <text:p>2089</text:p>
          </table:table-cell>
          <table:table-cell office:value-type="float" office:value="1938" calcext:value-type="float">
            <text:p>1938</text:p>
          </table:table-cell>
          <table:table-cell office:value-type="float" office:value="1.072323" calcext:value-type="float">
            <text:p>1.072323</text:p>
          </table:table-cell>
          <table:table-cell office:value-type="float" office:value="100.590919" calcext:value-type="float">
            <text:p>100.590919</text:p>
          </table:table-cell>
          <table:table-cell office:value-type="float" office:value="99.518595" calcext:value-type="float">
            <text:p>99.518595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16" calcext:value-type="float">
            <text:p>4016</text:p>
          </table:table-cell>
          <table:table-cell office:value-type="float" office:value="3272" calcext:value-type="float">
            <text:p>3272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.038567" calcext:value-type="float">
            <text:p>1.038567</text:p>
          </table:table-cell>
          <table:table-cell office:value-type="float" office:value="100.095908" calcext:value-type="float">
            <text:p>100.095908</text:p>
          </table:table-cell>
          <table:table-cell office:value-type="float" office:value="99.057341" calcext:value-type="float">
            <text:p>99.057341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716" calcext:value-type="float">
            <text:p>1716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.112538" calcext:value-type="float">
            <text:p>1.112538</text:p>
          </table:table-cell>
          <table:table-cell office:value-type="float" office:value="100.083456" calcext:value-type="float">
            <text:p>100.083456</text:p>
          </table:table-cell>
          <table:table-cell office:value-type="float" office:value="98.970918" calcext:value-type="float">
            <text:p>98.97091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4" calcext:value-type="float">
            <text:p>10224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3.559973" calcext:value-type="float">
            <text:p>3.559973</text:p>
          </table:table-cell>
          <table:table-cell office:value-type="float" office:value="99.548304" calcext:value-type="float">
            <text:p>99.548304</text:p>
          </table:table-cell>
          <table:table-cell office:value-type="float" office:value="95.988331" calcext:value-type="float">
            <text:p>95.988331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10994452" calcext:value-type="float">
            <text:p>10994452</text:p>
          </table:table-cell>
          <table:table-cell office:value-type="float" office:value="17622" calcext:value-type="float">
            <text:p>17622</text:p>
          </table:table-cell>
          <table:table-cell office:value-type="float" office:value="10451" calcext:value-type="float">
            <text:p>10451</text:p>
          </table:table-cell>
          <table:table-cell office:value-type="float" office:value="1.018338" calcext:value-type="float">
            <text:p>1.018338</text:p>
          </table:table-cell>
          <table:table-cell office:value-type="float" office:value="100.459466" calcext:value-type="float">
            <text:p>100.459466</text:p>
          </table:table-cell>
          <table:table-cell office:value-type="float" office:value="99.441128" calcext:value-type="float">
            <text:p>99.441128</text:p>
          </table:table-cell>
          <table:table-cell office:value-type="float" office:value="0.884499" calcext:value-type="float">
            <text:p>0.884499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7292" calcext:value-type="float">
            <text:p>18537292</text:p>
          </table:table-cell>
          <table:table-cell office:value-type="float" office:value="1759996" calcext:value-type="float">
            <text:p>1759996</text:p>
          </table:table-cell>
          <table:table-cell office:value-type="float" office:value="17621" calcext:value-type="float">
            <text:p>17621</text:p>
          </table:table-cell>
          <table:table-cell office:value-type="float" office:value="1673" calcext:value-type="float">
            <text:p>1673</text:p>
          </table:table-cell>
          <table:table-cell office:value-type="float" office:value="1.445895" calcext:value-type="float">
            <text:p>1.445895</text:p>
          </table:table-cell>
          <table:table-cell office:value-type="float" office:value="100.474784" calcext:value-type="float">
            <text:p>100.474784</text:p>
          </table:table-cell>
          <table:table-cell office:value-type="float" office:value="99.02889" calcext:value-type="float">
            <text:p>99.02889</text:p>
          </table:table-cell>
          <table:table-cell office:value-type="float" office:value="0.14218" calcext:value-type="float">
            <text:p>0.14218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744" calcext:value-type="float">
            <text:p>84744</text:p>
          </table:table-cell>
          <table:table-cell office:value-type="float" office:value="78360" calcext:value-type="float">
            <text:p>78360</text:p>
          </table:table-cell>
          <table:table-cell office:value-type="float" office:value="2094" calcext:value-type="float">
            <text:p>2094</text:p>
          </table:table-cell>
          <table:table-cell office:value-type="float" office:value="1939" calcext:value-type="float">
            <text:p>1939</text:p>
          </table:table-cell>
          <table:table-cell office:value-type="float" office:value="1.329307" calcext:value-type="float">
            <text:p>1.329307</text:p>
          </table:table-cell>
          <table:table-cell office:value-type="float" office:value="100.507646" calcext:value-type="float">
            <text:p>100.507646</text:p>
          </table:table-cell>
          <table:table-cell office:value-type="float" office:value="99.178338" calcext:value-type="float">
            <text:p>99.178338</text:p>
          </table:table-cell>
          <table:table-cell office:value-type="float" office:value="0.006321" calcext:value-type="float">
            <text:p>0.006321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52" calcext:value-type="float">
            <text:p>3952</text:p>
          </table:table-cell>
          <table:table-cell office:value-type="float" office:value="2840" calcext:value-type="float">
            <text:p>284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1.297191" calcext:value-type="float">
            <text:p>1.297191</text:p>
          </table:table-cell>
          <table:table-cell office:value-type="float" office:value="96.506851" calcext:value-type="float">
            <text:p>96.506851</text:p>
          </table:table-cell>
          <table:table-cell office:value-type="float" office:value="95.20966" calcext:value-type="float">
            <text:p>95.20966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2" calcext:value-type="float">
            <text:p>2142</text:p>
          </table:table-cell>
          <table:table-cell office:value-type="float" office:value="1656" calcext:value-type="float">
            <text:p>1656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.374485" calcext:value-type="float">
            <text:p>1.374485</text:p>
          </table:table-cell>
          <table:table-cell office:value-type="float" office:value="97.825606" calcext:value-type="float">
            <text:p>97.825606</text:p>
          </table:table-cell>
          <table:table-cell office:value-type="float" office:value="96.451121" calcext:value-type="float">
            <text:p>96.45112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52" calcext:value-type="float">
            <text:p>10752</text:p>
          </table:table-cell>
          <table:table-cell office:value-type="float" office:value="10656" calcext:value-type="float">
            <text:p>10656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3.851632" calcext:value-type="float">
            <text:p>3.851632</text:p>
          </table:table-cell>
          <table:table-cell office:value-type="float" office:value="100.571555" calcext:value-type="float">
            <text:p>100.571555</text:p>
          </table:table-cell>
          <table:table-cell office:value-type="float" office:value="96.719923" calcext:value-type="float">
            <text:p>96.719923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11135420" calcext:value-type="float">
            <text:p>11135420</text:p>
          </table:table-cell>
          <table:table-cell office:value-type="float" office:value="17722" calcext:value-type="float">
            <text:p>17722</text:p>
          </table:table-cell>
          <table:table-cell office:value-type="float" office:value="10585" calcext:value-type="float">
            <text:p>10585</text:p>
          </table:table-cell>
          <table:table-cell office:value-type="float" office:value="1.010222" calcext:value-type="float">
            <text:p>1.010222</text:p>
          </table:table-cell>
          <table:table-cell office:value-type="float" office:value="100.711965" calcext:value-type="float">
            <text:p>100.711965</text:p>
          </table:table-cell>
          <table:table-cell office:value-type="float" office:value="99.701743" calcext:value-type="float">
            <text:p>99.701743</text:p>
          </table:table-cell>
          <table:table-cell office:value-type="float" office:value="0.893499" calcext:value-type="float">
            <text:p>0.893499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1440" calcext:value-type="float">
            <text:p>18641440</text:p>
          </table:table-cell>
          <table:table-cell office:value-type="float" office:value="1973552" calcext:value-type="float">
            <text:p>1973552</text:p>
          </table:table-cell>
          <table:table-cell office:value-type="float" office:value="17720" calcext:value-type="float">
            <text:p>17720</text:p>
          </table:table-cell>
          <table:table-cell office:value-type="float" office:value="1876" calcext:value-type="float">
            <text:p>1876</text:p>
          </table:table-cell>
          <table:table-cell office:value-type="float" office:value="1.182899" calcext:value-type="float">
            <text:p>1.182899</text:p>
          </table:table-cell>
          <table:table-cell office:value-type="float" office:value="100.795605" calcext:value-type="float">
            <text:p>100.795605</text:p>
          </table:table-cell>
          <table:table-cell office:value-type="float" office:value="99.612706" calcext:value-type="float">
            <text:p>99.612706</text:p>
          </table:table-cell>
          <table:table-cell office:value-type="float" office:value="0.158498" calcext:value-type="float">
            <text:p>0.158498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248" calcext:value-type="float">
            <text:p>67248</text:p>
          </table:table-cell>
          <table:table-cell office:value-type="float" office:value="61696" calcext:value-type="float">
            <text:p>61696</text:p>
          </table:table-cell>
          <table:table-cell office:value-type="float" office:value="1657" calcext:value-type="float">
            <text:p>1657</text:p>
          </table:table-cell>
          <table:table-cell office:value-type="float" office:value="1524" calcext:value-type="float">
            <text:p>1524</text:p>
          </table:table-cell>
          <table:table-cell office:value-type="float" office:value="1.059391" calcext:value-type="float">
            <text:p>1.059391</text:p>
          </table:table-cell>
          <table:table-cell office:value-type="float" office:value="99.960535" calcext:value-type="float">
            <text:p>99.960535</text:p>
          </table:table-cell>
          <table:table-cell office:value-type="float" office:value="98.901144" calcext:value-type="float">
            <text:p>98.901144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12" calcext:value-type="float">
            <text:p>4512</text:p>
          </table:table-cell>
          <table:table-cell office:value-type="float" office:value="2896" calcext:value-type="float">
            <text:p>2896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.038779" calcext:value-type="float">
            <text:p>1.038779</text:p>
          </table:table-cell>
          <table:table-cell office:value-type="float" office:value="100.84234" calcext:value-type="float">
            <text:p>100.84234</text:p>
          </table:table-cell>
          <table:table-cell office:value-type="float" office:value="99.803561" calcext:value-type="float">
            <text:p>99.803561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50" calcext:value-type="float">
            <text:p>2850</text:p>
          </table:table-cell>
          <table:table-cell office:value-type="float" office:value="2334" calcext:value-type="float">
            <text:p>2334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.106027" calcext:value-type="float">
            <text:p>1.106027</text:p>
          </table:table-cell>
          <table:table-cell office:value-type="float" office:value="100.840914" calcext:value-type="float">
            <text:p>100.840914</text:p>
          </table:table-cell>
          <table:table-cell office:value-type="float" office:value="99.734887" calcext:value-type="float">
            <text:p>99.734887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68" calcext:value-type="float">
            <text:p>9168</text:p>
          </table:table-cell>
          <table:table-cell office:value-type="float" office:value="9072" calcext:value-type="float">
            <text:p>9072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2.936908" calcext:value-type="float">
            <text:p>2.936908</text:p>
          </table:table-cell>
          <table:table-cell office:value-type="float" office:value="99.945736" calcext:value-type="float">
            <text:p>99.945736</text:p>
          </table:table-cell>
          <table:table-cell office:value-type="float" office:value="97.008828" calcext:value-type="float">
            <text:p>97.008828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11366860" calcext:value-type="float">
            <text:p>11366860</text:p>
          </table:table-cell>
          <table:table-cell office:value-type="float" office:value="17820" calcext:value-type="float">
            <text:p>17820</text:p>
          </table:table-cell>
          <table:table-cell office:value-type="float" office:value="10805" calcext:value-type="float">
            <text:p>10805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100.899511" calcext:value-type="float">
            <text:p>100.899511</text:p>
          </table:table-cell>
          <table:table-cell office:value-type="float" office:value="99.889258" calcext:value-type="float">
            <text:p>99.889258</text:p>
          </table:table-cell>
          <table:table-cell office:value-type="float" office:value="0.910357" calcext:value-type="float">
            <text:p>0.910357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5588" calcext:value-type="float">
            <text:p>18745588</text:p>
          </table:table-cell>
          <table:table-cell office:value-type="float" office:value="1860988" calcext:value-type="float">
            <text:p>1860988</text:p>
          </table:table-cell>
          <table:table-cell office:value-type="float" office:value="17819" calcext:value-type="float">
            <text:p>17819</text:p>
          </table:table-cell>
          <table:table-cell office:value-type="float" office:value="1769" calcext:value-type="float">
            <text:p>1769</text:p>
          </table:table-cell>
          <table:table-cell office:value-type="float" office:value="2.219516" calcext:value-type="float">
            <text:p>2.219516</text:p>
          </table:table-cell>
          <table:table-cell office:value-type="float" office:value="100.399581" calcext:value-type="float">
            <text:p>100.399581</text:p>
          </table:table-cell>
          <table:table-cell office:value-type="float" office:value="98.180064" calcext:value-type="float">
            <text:p>98.180064</text:p>
          </table:table-cell>
          <table:table-cell office:value-type="float" office:value="0.151639" calcext:value-type="float">
            <text:p>0.151639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528" calcext:value-type="float">
            <text:p>82528</text:p>
          </table:table-cell>
          <table:table-cell office:value-type="float" office:value="78528" calcext:value-type="float">
            <text:p>78528</text:p>
          </table:table-cell>
          <table:table-cell office:value-type="float" office:value="2040" calcext:value-type="float">
            <text:p>2040</text:p>
          </table:table-cell>
          <table:table-cell office:value-type="float" office:value="1944" calcext:value-type="float">
            <text:p>1944</text:p>
          </table:table-cell>
          <table:table-cell office:value-type="float" office:value="1.064414" calcext:value-type="float">
            <text:p>1.064414</text:p>
          </table:table-cell>
          <table:table-cell office:value-type="float" office:value="101.019424" calcext:value-type="float">
            <text:p>101.019424</text:p>
          </table:table-cell>
          <table:table-cell office:value-type="float" office:value="99.95501" calcext:value-type="float">
            <text:p>99.95501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6" calcext:value-type="float">
            <text:p>3976</text:p>
          </table:table-cell>
          <table:table-cell office:value-type="float" office:value="3048" calcext:value-type="float">
            <text:p>3048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.03826" calcext:value-type="float">
            <text:p>1.03826</text:p>
          </table:table-cell>
          <table:table-cell office:value-type="float" office:value="101.034913" calcext:value-type="float">
            <text:p>101.034913</text:p>
          </table:table-cell>
          <table:table-cell office:value-type="float" office:value="99.996653" calcext:value-type="float">
            <text:p>99.996653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0" calcext:value-type="float">
            <text:p>2190</text:p>
          </table:table-cell>
          <table:table-cell office:value-type="float" office:value="1620" calcext:value-type="float">
            <text:p>1620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2.121113" calcext:value-type="float">
            <text:p>2.121113</text:p>
          </table:table-cell>
          <table:table-cell office:value-type="float" office:value="100.41082" calcext:value-type="float">
            <text:p>100.41082</text:p>
          </table:table-cell>
          <table:table-cell office:value-type="float" office:value="98.289707" calcext:value-type="float">
            <text:p>98.28970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552" calcext:value-type="float">
            <text:p>955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3.59511" calcext:value-type="float">
            <text:p>3.59511</text:p>
          </table:table-cell>
          <table:table-cell office:value-type="float" office:value="100.996189" calcext:value-type="float">
            <text:p>100.996189</text:p>
          </table:table-cell>
          <table:table-cell office:value-type="float" office:value="97.401079" calcext:value-type="float">
            <text:p>97.401079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11182760" calcext:value-type="float">
            <text:p>11182760</text:p>
          </table:table-cell>
          <table:table-cell office:value-type="float" office:value="17919" calcext:value-type="float">
            <text:p>17919</text:p>
          </table:table-cell>
          <table:table-cell office:value-type="float" office:value="10630" calcext:value-type="float">
            <text:p>10630</text:p>
          </table:table-cell>
          <table:table-cell office:value-type="float" office:value="1.01727" calcext:value-type="float">
            <text:p>1.01727</text:p>
          </table:table-cell>
          <table:table-cell office:value-type="float" office:value="100.638686" calcext:value-type="float">
            <text:p>100.638686</text:p>
          </table:table-cell>
          <table:table-cell office:value-type="float" office:value="99.621416" calcext:value-type="float">
            <text:p>99.621416</text:p>
          </table:table-cell>
          <table:table-cell office:value-type="float" office:value="0.898021" calcext:value-type="float">
            <text:p>0.898021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49736" calcext:value-type="float">
            <text:p>18849736</text:p>
          </table:table-cell>
          <table:table-cell office:value-type="float" office:value="1792608" calcext:value-type="float">
            <text:p>1792608</text:p>
          </table:table-cell>
          <table:table-cell office:value-type="float" office:value="17918" calcext:value-type="float">
            <text:p>17918</text:p>
          </table:table-cell>
          <table:table-cell office:value-type="float" office:value="1704" calcext:value-type="float">
            <text:p>1704</text:p>
          </table:table-cell>
          <table:table-cell office:value-type="float" office:value="1.237248" calcext:value-type="float">
            <text:p>1.237248</text:p>
          </table:table-cell>
          <table:table-cell office:value-type="float" office:value="101.185632" calcext:value-type="float">
            <text:p>101.185632</text:p>
          </table:table-cell>
          <table:table-cell office:value-type="float" office:value="99.948384" calcext:value-type="float">
            <text:p>99.948384</text:p>
          </table:table-cell>
          <table:table-cell office:value-type="float" office:value="0.143483" calcext:value-type="float">
            <text:p>0.143483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952" calcext:value-type="float">
            <text:p>77952</text:p>
          </table:table-cell>
          <table:table-cell office:value-type="float" office:value="72560" calcext:value-type="float">
            <text:p>72560</text:p>
          </table:table-cell>
          <table:table-cell office:value-type="float" office:value="1925" calcext:value-type="float">
            <text:p>1925</text:p>
          </table:table-cell>
          <table:table-cell office:value-type="float" office:value="1795" calcext:value-type="float">
            <text:p>1795</text:p>
          </table:table-cell>
          <table:table-cell office:value-type="float" office:value="1.087427" calcext:value-type="float">
            <text:p>1.087427</text:p>
          </table:table-cell>
          <table:table-cell office:value-type="float" office:value="100.668892" calcext:value-type="float">
            <text:p>100.668892</text:p>
          </table:table-cell>
          <table:table-cell office:value-type="float" office:value="99.581465" calcext:value-type="float">
            <text:p>99.581465</text:p>
          </table:table-cell>
          <table:table-cell office:value-type="float" office:value="0.005829" calcext:value-type="float">
            <text:p>0.005829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0" calcext:value-type="float">
            <text:p>3520</text:p>
          </table:table-cell>
          <table:table-cell office:value-type="float" office:value="2448" calcext:value-type="float">
            <text:p>2448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.042289" calcext:value-type="float">
            <text:p>1.042289</text:p>
          </table:table-cell>
          <table:table-cell office:value-type="float" office:value="100.661801" calcext:value-type="float">
            <text:p>100.661801</text:p>
          </table:table-cell>
          <table:table-cell office:value-type="float" office:value="99.619512" calcext:value-type="float">
            <text:p>99.61951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86" calcext:value-type="float">
            <text:p>1986</text:p>
          </table:table-cell>
          <table:table-cell office:value-type="float" office:value="1746" calcext:value-type="float">
            <text:p>174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.132465" calcext:value-type="float">
            <text:p>1.132465</text:p>
          </table:table-cell>
          <table:table-cell office:value-type="float" office:value="100.660395" calcext:value-type="float">
            <text:p>100.660395</text:p>
          </table:table-cell>
          <table:table-cell office:value-type="float" office:value="99.52793" calcext:value-type="float">
            <text:p>99.5279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88" calcext:value-type="float">
            <text:p>11088</text:p>
          </table:table-cell>
          <table:table-cell office:value-type="float" office:value="10896" calcext:value-type="float">
            <text:p>10896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2.871723" calcext:value-type="float">
            <text:p>2.871723</text:p>
          </table:table-cell>
          <table:table-cell office:value-type="float" office:value="100.667406" calcext:value-type="float">
            <text:p>100.667406</text:p>
          </table:table-cell>
          <table:table-cell office:value-type="float" office:value="97.795683" calcext:value-type="float">
            <text:p>97.795683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11684564" calcext:value-type="float">
            <text:p>11684564</text:p>
          </table:table-cell>
          <table:table-cell office:value-type="float" office:value="18019" calcext:value-type="float">
            <text:p>18019</text:p>
          </table:table-cell>
          <table:table-cell office:value-type="float" office:value="11107" calcext:value-type="float">
            <text:p>11107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0.887371" calcext:value-type="float">
            <text:p>100.887371</text:p>
          </table:table-cell>
          <table:table-cell office:value-type="float" office:value="99.879949" calcext:value-type="float">
            <text:p>99.879949</text:p>
          </table:table-cell>
          <table:table-cell office:value-type="float" office:value="0.935889" calcext:value-type="float">
            <text:p>0.93588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3884" calcext:value-type="float">
            <text:p>18953884</text:p>
          </table:table-cell>
          <table:table-cell office:value-type="float" office:value="1807336" calcext:value-type="float">
            <text:p>1807336</text:p>
          </table:table-cell>
          <table:table-cell office:value-type="float" office:value="18017" calcext:value-type="float">
            <text:p>18017</text:p>
          </table:table-cell>
          <table:table-cell office:value-type="float" office:value="1718" calcext:value-type="float">
            <text:p>1718</text:p>
          </table:table-cell>
          <table:table-cell office:value-type="float" office:value="1.879093" calcext:value-type="float">
            <text:p>1.879093</text:p>
          </table:table-cell>
          <table:table-cell office:value-type="float" office:value="101.03225" calcext:value-type="float">
            <text:p>101.03225</text:p>
          </table:table-cell>
          <table:table-cell office:value-type="float" office:value="99.153157" calcext:value-type="float">
            <text:p>99.153157</text:p>
          </table:table-cell>
          <table:table-cell office:value-type="float" office:value="0.145822" calcext:value-type="float">
            <text:p>0.145822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1480" calcext:value-type="float">
            <text:p>61480</text:p>
          </table:table-cell>
          <table:table-cell office:value-type="float" office:value="55232" calcext:value-type="float">
            <text:p>55232</text:p>
          </table:table-cell>
          <table:table-cell office:value-type="float" office:value="1514" calcext:value-type="float">
            <text:p>1514</text:p>
          </table:table-cell>
          <table:table-cell office:value-type="float" office:value="1363" calcext:value-type="float">
            <text:p>1363</text:p>
          </table:table-cell>
          <table:table-cell office:value-type="float" office:value="1.711587" calcext:value-type="float">
            <text:p>1.711587</text:p>
          </table:table-cell>
          <table:table-cell office:value-type="float" office:value="101.053074" calcext:value-type="float">
            <text:p>101.053074</text:p>
          </table:table-cell>
          <table:table-cell office:value-type="float" office:value="99.341487" calcext:value-type="float">
            <text:p>99.341487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96" calcext:value-type="float">
            <text:p>3896</text:p>
          </table:table-cell>
          <table:table-cell office:value-type="float" office:value="2504" calcext:value-type="float">
            <text:p>2504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.68021" calcext:value-type="float">
            <text:p>1.68021</text:p>
          </table:table-cell>
          <table:table-cell office:value-type="float" office:value="97.654073" calcext:value-type="float">
            <text:p>97.654073</text:p>
          </table:table-cell>
          <table:table-cell office:value-type="float" office:value="95.973863" calcext:value-type="float">
            <text:p>95.973863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2" calcext:value-type="float">
            <text:p>2352</text:p>
          </table:table-cell>
          <table:table-cell office:value-type="float" office:value="2052" calcext:value-type="float">
            <text:p>205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.757504" calcext:value-type="float">
            <text:p>1.757504</text:p>
          </table:table-cell>
          <table:table-cell office:value-type="float" office:value="98.708502" calcext:value-type="float">
            <text:p>98.708502</text:p>
          </table:table-cell>
          <table:table-cell office:value-type="float" office:value="96.950997" calcext:value-type="float">
            <text:p>96.95099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840" calcext:value-type="float">
            <text:p>9840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3.360133" calcext:value-type="float">
            <text:p>3.360133</text:p>
          </table:table-cell>
          <table:table-cell office:value-type="float" office:value="101.051668" calcext:value-type="float">
            <text:p>101.051668</text:p>
          </table:table-cell>
          <table:table-cell office:value-type="float" office:value="97.691535" calcext:value-type="float">
            <text:p>97.691535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11128056" calcext:value-type="float">
            <text:p>11128056</text:p>
          </table:table-cell>
          <table:table-cell office:value-type="float" office:value="18117" calcext:value-type="float">
            <text:p>18117</text:p>
          </table:table-cell>
          <table:table-cell office:value-type="float" office:value="10578" calcext:value-type="float">
            <text:p>10578</text:p>
          </table:table-cell>
          <table:table-cell office:value-type="float" office:value="1.020473" calcext:value-type="float">
            <text:p>1.020473</text:p>
          </table:table-cell>
          <table:table-cell office:value-type="float" office:value="101.013481" calcext:value-type="float">
            <text:p>101.013481</text:p>
          </table:table-cell>
          <table:table-cell office:value-type="float" office:value="99.993008" calcext:value-type="float">
            <text:p>99.993008</text:p>
          </table:table-cell>
          <table:table-cell office:value-type="float" office:value="0.890307" calcext:value-type="float">
            <text:p>0.890307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8032" calcext:value-type="float">
            <text:p>19058032</text:p>
          </table:table-cell>
          <table:table-cell office:value-type="float" office:value="1855728" calcext:value-type="float">
            <text:p>1855728</text:p>
          </table:table-cell>
          <table:table-cell office:value-type="float" office:value="18116" calcext:value-type="float">
            <text:p>18116</text:p>
          </table:table-cell>
          <table:table-cell office:value-type="float" office:value="1764" calcext:value-type="float">
            <text:p>1764</text:p>
          </table:table-cell>
          <table:table-cell office:value-type="float" office:value="1.194991" calcext:value-type="float">
            <text:p>1.194991</text:p>
          </table:table-cell>
          <table:table-cell office:value-type="float" office:value="100.168568" calcext:value-type="float">
            <text:p>100.168568</text:p>
          </table:table-cell>
          <table:table-cell office:value-type="float" office:value="98.973577" calcext:value-type="float">
            <text:p>98.973577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760" calcext:value-type="float">
            <text:p>81760</text:p>
          </table:table-cell>
          <table:table-cell office:value-type="float" office:value="75144" calcext:value-type="float">
            <text:p>75144</text:p>
          </table:table-cell>
          <table:table-cell office:value-type="float" office:value="2021" calcext:value-type="float">
            <text:p>2021</text:p>
          </table:table-cell>
          <table:table-cell office:value-type="float" office:value="1859" calcext:value-type="float">
            <text:p>1859</text:p>
          </table:table-cell>
          <table:table-cell office:value-type="float" office:value="1.065731" calcext:value-type="float">
            <text:p>1.065731</text:p>
          </table:table-cell>
          <table:table-cell office:value-type="float" office:value="100.592856" calcext:value-type="float">
            <text:p>100.592856</text:p>
          </table:table-cell>
          <table:table-cell office:value-type="float" office:value="99.527125" calcext:value-type="float">
            <text:p>99.527125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04" calcext:value-type="float">
            <text:p>4104</text:p>
          </table:table-cell>
          <table:table-cell office:value-type="float" office:value="3104" calcext:value-type="float">
            <text:p>3104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.033085" calcext:value-type="float">
            <text:p>1.033085</text:p>
          </table:table-cell>
          <table:table-cell office:value-type="float" office:value="100.429928" calcext:value-type="float">
            <text:p>100.429928</text:p>
          </table:table-cell>
          <table:table-cell office:value-type="float" office:value="99.396844" calcext:value-type="float">
            <text:p>99.396844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2" calcext:value-type="float">
            <text:p>2322</text:p>
          </table:table-cell>
          <table:table-cell office:value-type="float" office:value="1824" calcext:value-type="float">
            <text:p>1824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.106126" calcext:value-type="float">
            <text:p>1.106126</text:p>
          </table:table-cell>
          <table:table-cell office:value-type="float" office:value="100.569877" calcext:value-type="float">
            <text:p>100.569877</text:p>
          </table:table-cell>
          <table:table-cell office:value-type="float" office:value="99.463751" calcext:value-type="float">
            <text:p>99.463751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60" calcext:value-type="float">
            <text:p>9360</text:p>
          </table:table-cell>
          <table:table-cell office:value-type="float" office:value="9312" calcext:value-type="float">
            <text:p>9312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.632516" calcext:value-type="float">
            <text:p>2.632516</text:p>
          </table:table-cell>
          <table:table-cell office:value-type="float" office:value="100.556446" calcext:value-type="float">
            <text:p>100.556446</text:p>
          </table:table-cell>
          <table:table-cell office:value-type="float" office:value="97.92393" calcext:value-type="float">
            <text:p>97.92393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10596796" calcext:value-type="float">
            <text:p>10596796</text:p>
          </table:table-cell>
          <table:table-cell office:value-type="float" office:value="18216" calcext:value-type="float">
            <text:p>18216</text:p>
          </table:table-cell>
          <table:table-cell office:value-type="float" office:value="10073" calcext:value-type="float">
            <text:p>10073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00.599996" calcext:value-type="float">
            <text:p>100.599996</text:p>
          </table:table-cell>
          <table:table-cell office:value-type="float" office:value="99.591774" calcext:value-type="float">
            <text:p>99.591774</text:p>
          </table:table-cell>
          <table:table-cell office:value-type="float" office:value="0.851219" calcext:value-type="float">
            <text:p>0.851219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2180" calcext:value-type="float">
            <text:p>19162180</text:p>
          </table:table-cell>
          <table:table-cell office:value-type="float" office:value="1952512" calcext:value-type="float">
            <text:p>1952512</text:p>
          </table:table-cell>
          <table:table-cell office:value-type="float" office:value="18215" calcext:value-type="float">
            <text:p>18215</text:p>
          </table:table-cell>
          <table:table-cell office:value-type="float" office:value="1856" calcext:value-type="float">
            <text:p>1856</text:p>
          </table:table-cell>
          <table:table-cell office:value-type="float" office:value="1.173535" calcext:value-type="float">
            <text:p>1.173535</text:p>
          </table:table-cell>
          <table:table-cell office:value-type="float" office:value="101.108484" calcext:value-type="float">
            <text:p>101.108484</text:p>
          </table:table-cell>
          <table:table-cell office:value-type="float" office:value="99.934949" calcext:value-type="float">
            <text:p>99.934949</text:p>
          </table:table-cell>
          <table:table-cell office:value-type="float" office:value="0.156303" calcext:value-type="float">
            <text:p>0.156303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544" calcext:value-type="float">
            <text:p>82544</text:p>
          </table:table-cell>
          <table:table-cell office:value-type="float" office:value="75408" calcext:value-type="float">
            <text:p>75408</text:p>
          </table:table-cell>
          <table:table-cell office:value-type="float" office:value="2038" calcext:value-type="float">
            <text:p>2038</text:p>
          </table:table-cell>
          <table:table-cell office:value-type="float" office:value="1865" calcext:value-type="float">
            <text:p>1865</text:p>
          </table:table-cell>
          <table:table-cell office:value-type="float" office:value="1.050537" calcext:value-type="float">
            <text:p>1.050537</text:p>
          </table:table-cell>
          <table:table-cell office:value-type="float" office:value="101.130218" calcext:value-type="float">
            <text:p>101.130218</text:p>
          </table:table-cell>
          <table:table-cell office:value-type="float" office:value="100.07968" calcext:value-type="float">
            <text:p>100.07968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76" calcext:value-type="float">
            <text:p>3776</text:p>
          </table:table-cell>
          <table:table-cell office:value-type="float" office:value="3032" calcext:value-type="float">
            <text:p>3032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.030266" calcext:value-type="float">
            <text:p>1.030266</text:p>
          </table:table-cell>
          <table:table-cell office:value-type="float" office:value="101.128691" calcext:value-type="float">
            <text:p>101.128691</text:p>
          </table:table-cell>
          <table:table-cell office:value-type="float" office:value="100.098425" calcext:value-type="float">
            <text:p>100.098425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98" calcext:value-type="float">
            <text:p>2598</text:p>
          </table:table-cell>
          <table:table-cell office:value-type="float" office:value="2250" calcext:value-type="float">
            <text:p>2250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.080337" calcext:value-type="float">
            <text:p>1.080337</text:p>
          </table:table-cell>
          <table:table-cell office:value-type="float" office:value="101.10989" calcext:value-type="float">
            <text:p>101.10989</text:p>
          </table:table-cell>
          <table:table-cell office:value-type="float" office:value="100.029553" calcext:value-type="float">
            <text:p>100.02955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42" calcext:value-type="float">
            <text:p>10542</text:p>
          </table:table-cell>
          <table:table-cell office:value-type="float" office:value="10206" calcext:value-type="float">
            <text:p>1020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2.568117" calcext:value-type="float">
            <text:p>2.568117</text:p>
          </table:table-cell>
          <table:table-cell office:value-type="float" office:value="101.278328" calcext:value-type="float">
            <text:p>101.278328</text:p>
          </table:table-cell>
          <table:table-cell office:value-type="float" office:value="98.710211" calcext:value-type="float">
            <text:p>98.710211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11307948" calcext:value-type="float">
            <text:p>11307948</text:p>
          </table:table-cell>
          <table:table-cell office:value-type="float" office:value="18316" calcext:value-type="float">
            <text:p>18316</text:p>
          </table:table-cell>
          <table:table-cell office:value-type="float" office:value="10749" calcext:value-type="float">
            <text:p>10749</text:p>
          </table:table-cell>
          <table:table-cell office:value-type="float" office:value="1.007442" calcext:value-type="float">
            <text:p>1.007442</text:p>
          </table:table-cell>
          <table:table-cell office:value-type="float" office:value="100.93111" calcext:value-type="float">
            <text:p>100.93111</text:p>
          </table:table-cell>
          <table:table-cell office:value-type="float" office:value="99.923668" calcext:value-type="float">
            <text:p>99.923668</text:p>
          </table:table-cell>
          <table:table-cell office:value-type="float" office:value="0.905327" calcext:value-type="float">
            <text:p>0.905327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6328" calcext:value-type="float">
            <text:p>19266328</text:p>
          </table:table-cell>
          <table:table-cell office:value-type="float" office:value="1766308" calcext:value-type="float">
            <text:p>1766308</text:p>
          </table:table-cell>
          <table:table-cell office:value-type="float" office:value="18314" calcext:value-type="float">
            <text:p>18314</text:p>
          </table:table-cell>
          <table:table-cell office:value-type="float" office:value="1679" calcext:value-type="float">
            <text:p>1679</text:p>
          </table:table-cell>
          <table:table-cell office:value-type="float" office:value="2.328227" calcext:value-type="float">
            <text:p>2.328227</text:p>
          </table:table-cell>
          <table:table-cell office:value-type="float" office:value="101.168816" calcext:value-type="float">
            <text:p>101.168816</text:p>
          </table:table-cell>
          <table:table-cell office:value-type="float" office:value="98.840589" calcext:value-type="float">
            <text:p>98.840589</text:p>
          </table:table-cell>
          <table:table-cell office:value-type="float" office:value="0.142962" calcext:value-type="float">
            <text:p>0.142962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456" calcext:value-type="float">
            <text:p>78456</text:p>
          </table:table-cell>
          <table:table-cell office:value-type="float" office:value="70784" calcext:value-type="float">
            <text:p>70784</text:p>
          </table:table-cell>
          <table:table-cell office:value-type="float" office:value="1940" calcext:value-type="float">
            <text:p>1940</text:p>
          </table:table-cell>
          <table:table-cell office:value-type="float" office:value="1752" calcext:value-type="float">
            <text:p>1752</text:p>
          </table:table-cell>
          <table:table-cell office:value-type="float" office:value="1.129806" calcext:value-type="float">
            <text:p>1.129806</text:p>
          </table:table-cell>
          <table:table-cell office:value-type="float" office:value="100.932536" calcext:value-type="float">
            <text:p>100.932536</text:p>
          </table:table-cell>
          <table:table-cell office:value-type="float" office:value="99.80273" calcext:value-type="float">
            <text:p>99.80273</text:p>
          </table:table-cell>
          <table:table-cell office:value-type="float" office:value="0.005674" calcext:value-type="float">
            <text:p>0.005674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92" calcext:value-type="float">
            <text:p>3392</text:p>
          </table:table-cell>
          <table:table-cell office:value-type="float" office:value="2352" calcext:value-type="float">
            <text:p>2352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.034889" calcext:value-type="float">
            <text:p>1.034889</text:p>
          </table:table-cell>
          <table:table-cell office:value-type="float" office:value="95.35088" calcext:value-type="float">
            <text:p>95.35088</text:p>
          </table:table-cell>
          <table:table-cell office:value-type="float" office:value="94.315991" calcext:value-type="float">
            <text:p>94.315991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78" calcext:value-type="float">
            <text:p>1878</text:p>
          </table:table-cell>
          <table:table-cell office:value-type="float" office:value="1578" calcext:value-type="float">
            <text:p>1578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.207254" calcext:value-type="float">
            <text:p>2.207254</text:p>
          </table:table-cell>
          <table:table-cell office:value-type="float" office:value="95.847237" calcext:value-type="float">
            <text:p>95.847237</text:p>
          </table:table-cell>
          <table:table-cell office:value-type="float" office:value="93.639983" calcext:value-type="float">
            <text:p>93.63998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744" calcext:value-type="float">
            <text:p>9744</text:p>
          </table:table-cell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float" office:value="4.114611" calcext:value-type="float">
            <text:p>4.114611</text:p>
          </table:table-cell>
          <table:table-cell office:value-type="float" office:value="100.497126" calcext:value-type="float">
            <text:p>100.497126</text:p>
          </table:table-cell>
          <table:table-cell office:value-type="float" office:value="96.382516" calcext:value-type="float">
            <text:p>96.382516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10868212" calcext:value-type="float">
            <text:p>10868212</text:p>
          </table:table-cell>
          <table:table-cell office:value-type="float" office:value="18415" calcext:value-type="float">
            <text:p>18415</text:p>
          </table:table-cell>
          <table:table-cell office:value-type="float" office:value="10331" calcext:value-type="float">
            <text:p>10331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64959" calcext:value-type="float">
            <text:p>100.64959</text:p>
          </table:table-cell>
          <table:table-cell office:value-type="float" office:value="99.642198" calcext:value-type="float">
            <text:p>99.642198</text:p>
          </table:table-cell>
          <table:table-cell office:value-type="float" office:value="0.872579" calcext:value-type="float">
            <text:p>0.872579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0476" calcext:value-type="float">
            <text:p>19370476</text:p>
          </table:table-cell>
          <table:table-cell office:value-type="float" office:value="1793660" calcext:value-type="float">
            <text:p>1793660</text:p>
          </table:table-cell>
          <table:table-cell office:value-type="float" office:value="18413" calcext:value-type="float">
            <text:p>18413</text:p>
          </table:table-cell>
          <table:table-cell office:value-type="float" office:value="1705" calcext:value-type="float">
            <text:p>1705</text:p>
          </table:table-cell>
          <table:table-cell office:value-type="float" office:value="1.179778" calcext:value-type="float">
            <text:p>1.179778</text:p>
          </table:table-cell>
          <table:table-cell office:value-type="float" office:value="100.723296" calcext:value-type="float">
            <text:p>100.723296</text:p>
          </table:table-cell>
          <table:table-cell office:value-type="float" office:value="99.543518" calcext:value-type="float">
            <text:p>99.543518</text:p>
          </table:table-cell>
          <table:table-cell office:value-type="float" office:value="0.144151" calcext:value-type="float">
            <text:p>0.144151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504" calcext:value-type="float">
            <text:p>87504</text:p>
          </table:table-cell>
          <table:table-cell office:value-type="float" office:value="79048" calcext:value-type="float">
            <text:p>79048</text:p>
          </table:table-cell>
          <table:table-cell office:value-type="float" office:value="2162" calcext:value-type="float">
            <text:p>2162</text:p>
          </table:table-cell>
          <table:table-cell office:value-type="float" office:value="1956" calcext:value-type="float">
            <text:p>1956</text:p>
          </table:table-cell>
          <table:table-cell office:value-type="float" office:value="1.066885" calcext:value-type="float">
            <text:p>1.066885</text:p>
          </table:table-cell>
          <table:table-cell office:value-type="float" office:value="100.157815" calcext:value-type="float">
            <text:p>100.157815</text:p>
          </table:table-cell>
          <table:table-cell office:value-type="float" office:value="99.09093" calcext:value-type="float">
            <text:p>99.09093</text:p>
          </table:table-cell>
          <table:table-cell office:value-type="float" office:value="0.006382" calcext:value-type="float">
            <text:p>0.006382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0" calcext:value-type="float">
            <text:p>4240</text:p>
          </table:table-cell>
          <table:table-cell office:value-type="float" office:value="3568" calcext:value-type="float">
            <text:p>3568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00.061428" calcext:value-type="float">
            <text:p>100.061428</text:p>
          </table:table-cell>
          <table:table-cell office:value-type="float" office:value="99.014955" calcext:value-type="float">
            <text:p>99.014955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0" calcext:value-type="float">
            <text:p>2400</text:p>
          </table:table-cell>
          <table:table-cell office:value-type="float" office:value="1842" calcext:value-type="float">
            <text:p>1842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.102667" calcext:value-type="float">
            <text:p>1.102667</text:p>
          </table:table-cell>
          <table:table-cell office:value-type="float" office:value="99.447392" calcext:value-type="float">
            <text:p>99.447392</text:p>
          </table:table-cell>
          <table:table-cell office:value-type="float" office:value="98.344725" calcext:value-type="float">
            <text:p>98.34472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272" calcext:value-type="float">
            <text:p>10272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3.048073" calcext:value-type="float">
            <text:p>3.048073</text:p>
          </table:table-cell>
          <table:table-cell office:value-type="float" office:value="100.17131" calcext:value-type="float">
            <text:p>100.17131</text:p>
          </table:table-cell>
          <table:table-cell office:value-type="float" office:value="97.123237" calcext:value-type="float">
            <text:p>97.123237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11418408" calcext:value-type="float">
            <text:p>11418408</text:p>
          </table:table-cell>
          <table:table-cell office:value-type="float" office:value="18513" calcext:value-type="float">
            <text:p>18513</text:p>
          </table:table-cell>
          <table:table-cell office:value-type="float" office:value="10854" calcext:value-type="float">
            <text:p>10854</text:p>
          </table:table-cell>
          <table:table-cell office:value-type="float" office:value="1.02109" calcext:value-type="float">
            <text:p>1.02109</text:p>
          </table:table-cell>
          <table:table-cell office:value-type="float" office:value="100.498926" calcext:value-type="float">
            <text:p>100.498926</text:p>
          </table:table-cell>
          <table:table-cell office:value-type="float" office:value="99.477836" calcext:value-type="float">
            <text:p>99.477836</text:p>
          </table:table-cell>
          <table:table-cell office:value-type="float" office:value="0.918267" calcext:value-type="float">
            <text:p>0.918267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4624" calcext:value-type="float">
            <text:p>19474624</text:p>
          </table:table-cell>
          <table:table-cell office:value-type="float" office:value="1781036" calcext:value-type="float">
            <text:p>1781036</text:p>
          </table:table-cell>
          <table:table-cell office:value-type="float" office:value="18512" calcext:value-type="float">
            <text:p>18512</text:p>
          </table:table-cell>
          <table:table-cell office:value-type="float" office:value="1693" calcext:value-type="float">
            <text:p>1693</text:p>
          </table:table-cell>
          <table:table-cell office:value-type="float" office:value="1.491972" calcext:value-type="float">
            <text:p>1.491972</text:p>
          </table:table-cell>
          <table:table-cell office:value-type="float" office:value="103.518646" calcext:value-type="float">
            <text:p>103.518646</text:p>
          </table:table-cell>
          <table:table-cell office:value-type="float" office:value="102.026674" calcext:value-type="float">
            <text:p>102.026674</text:p>
          </table:table-cell>
          <table:table-cell office:value-type="float" office:value="0.139653" calcext:value-type="float">
            <text:p>0.13965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440" calcext:value-type="float">
            <text:p>71440</text:p>
          </table:table-cell>
          <table:table-cell office:value-type="float" office:value="66208" calcext:value-type="float">
            <text:p>66208</text:p>
          </table:table-cell>
          <table:table-cell office:value-type="float" office:value="1761" calcext:value-type="float">
            <text:p>1761</text:p>
          </table:table-cell>
          <table:table-cell office:value-type="float" office:value="1637" calcext:value-type="float">
            <text:p>1637</text:p>
          </table:table-cell>
          <table:table-cell office:value-type="float" office:value="1.341631" calcext:value-type="float">
            <text:p>1.341631</text:p>
          </table:table-cell>
          <table:table-cell office:value-type="float" office:value="102.986206" calcext:value-type="float">
            <text:p>102.986206</text:p>
          </table:table-cell>
          <table:table-cell office:value-type="float" office:value="101.644575" calcext:value-type="float">
            <text:p>101.644575</text:p>
          </table:table-cell>
          <table:table-cell office:value-type="float" office:value="0.005211" calcext:value-type="float">
            <text:p>0.005211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56" calcext:value-type="float">
            <text:p>3656</text:p>
          </table:table-cell>
          <table:table-cell office:value-type="float" office:value="2816" calcext:value-type="float">
            <text:p>2816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.293107" calcext:value-type="float">
            <text:p>1.293107</text:p>
          </table:table-cell>
          <table:table-cell office:value-type="float" office:value="102.987713" calcext:value-type="float">
            <text:p>102.987713</text:p>
          </table:table-cell>
          <table:table-cell office:value-type="float" office:value="101.694606" calcext:value-type="float">
            <text:p>101.69460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14" calcext:value-type="float">
            <text:p>1914</text:p>
          </table:table-cell>
          <table:table-cell office:value-type="float" office:value="1644" calcext:value-type="float">
            <text:p>16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.398474" calcext:value-type="float">
            <text:p>1.398474</text:p>
          </table:table-cell>
          <table:table-cell office:value-type="float" office:value="102.989767" calcext:value-type="float">
            <text:p>102.989767</text:p>
          </table:table-cell>
          <table:table-cell office:value-type="float" office:value="101.591293" calcext:value-type="float">
            <text:p>101.59129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10032" calcext:value-type="float">
            <text:p>10032</text:p>
          </table:table-cell>
          <table:table-cell office:value-type="float" office:value="212" calcext:value-type="float">
            <text:p>212</text:p>
          </table:table-cell>
          <table:table-cell office:value-type="float" office:value="209" calcext:value-type="float">
            <text:p>209</text:p>
          </table:table-cell>
          <table:table-cell office:value-type="float" office:value="3.065015" calcext:value-type="float">
            <text:p>3.065015</text:p>
          </table:table-cell>
          <table:table-cell office:value-type="float" office:value="99.741311" calcext:value-type="float">
            <text:p>99.741311</text:p>
          </table:table-cell>
          <table:table-cell office:value-type="float" office:value="96.676296" calcext:value-type="float">
            <text:p>96.676296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11613028" calcext:value-type="float">
            <text:p>11613028</text:p>
          </table:table-cell>
          <table:table-cell office:value-type="float" office:value="18612" calcext:value-type="float">
            <text:p>18612</text:p>
          </table:table-cell>
          <table:table-cell office:value-type="float" office:value="11039" calcext:value-type="float">
            <text:p>11039</text:p>
          </table:table-cell>
          <table:table-cell office:value-type="float" office:value="1.009492" calcext:value-type="float">
            <text:p>1.009492</text:p>
          </table:table-cell>
          <table:table-cell office:value-type="float" office:value="100.499192" calcext:value-type="float">
            <text:p>100.499192</text:p>
          </table:table-cell>
          <table:table-cell office:value-type="float" office:value="99.4897" calcext:value-type="float">
            <text:p>99.4897</text:p>
          </table:table-cell>
          <table:table-cell office:value-type="float" office:value="0.933807" calcext:value-type="float">
            <text:p>0.93380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8772" calcext:value-type="float">
            <text:p>19578772</text:p>
          </table:table-cell>
          <table:table-cell office:value-type="float" office:value="1610612" calcext:value-type="float">
            <text:p>1610612</text:p>
          </table:table-cell>
          <table:table-cell office:value-type="float" office:value="18611" calcext:value-type="float">
            <text:p>18611</text:p>
          </table:table-cell>
          <table:table-cell office:value-type="float" office:value="1531" calcext:value-type="float">
            <text:p>1531</text:p>
          </table:table-cell>
          <table:table-cell office:value-type="float" office:value="1.192652" calcext:value-type="float">
            <text:p>1.192652</text:p>
          </table:table-cell>
          <table:table-cell office:value-type="float" office:value="99.449143" calcext:value-type="float">
            <text:p>99.449143</text:p>
          </table:table-cell>
          <table:table-cell office:value-type="float" office:value="98.256491" calcext:value-type="float">
            <text:p>98.256491</text:p>
          </table:table-cell>
          <table:table-cell office:value-type="float" office:value="0.131135" calcext:value-type="float">
            <text:p>0.131135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384" calcext:value-type="float">
            <text:p>76384</text:p>
          </table:table-cell>
          <table:table-cell office:value-type="float" office:value="69296" calcext:value-type="float">
            <text:p>69296</text:p>
          </table:table-cell>
          <table:table-cell office:value-type="float" office:value="1888" calcext:value-type="float">
            <text:p>1888</text:p>
          </table:table-cell>
          <table:table-cell office:value-type="float" office:value="1716" calcext:value-type="float">
            <text:p>1716</text:p>
          </table:table-cell>
          <table:table-cell office:value-type="float" office:value="1.063352" calcext:value-type="float">
            <text:p>1.063352</text:p>
          </table:table-cell>
          <table:table-cell office:value-type="float" office:value="100.500586" calcext:value-type="float">
            <text:p>100.500586</text:p>
          </table:table-cell>
          <table:table-cell office:value-type="float" office:value="99.437234" calcext:value-type="float">
            <text:p>99.437234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20" calcext:value-type="float">
            <text:p>3320</text:p>
          </table:table-cell>
          <table:table-cell office:value-type="float" office:value="2320" calcext:value-type="float">
            <text:p>232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.031717" calcext:value-type="float">
            <text:p>1.031717</text:p>
          </table:table-cell>
          <table:table-cell office:value-type="float" office:value="98.874173" calcext:value-type="float">
            <text:p>98.874173</text:p>
          </table:table-cell>
          <table:table-cell office:value-type="float" office:value="97.842456" calcext:value-type="float">
            <text:p>97.84245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2" calcext:value-type="float">
            <text:p>2022</text:p>
          </table:table-cell>
          <table:table-cell office:value-type="float" office:value="1842" calcext:value-type="float">
            <text:p>1842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.099134" calcext:value-type="float">
            <text:p>1.099134</text:p>
          </table:table-cell>
          <table:table-cell office:value-type="float" office:value="98.872707" calcext:value-type="float">
            <text:p>98.872707</text:p>
          </table:table-cell>
          <table:table-cell office:value-type="float" office:value="97.773573" calcext:value-type="float">
            <text:p>97.77357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80" calcext:value-type="float">
            <text:p>10080</text:p>
          </table:table-cell>
          <table:table-cell office:value-type="float" office:value="9408" calcext:value-type="float">
            <text:p>9408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4.949815" calcext:value-type="float">
            <text:p>4.949815</text:p>
          </table:table-cell>
          <table:table-cell office:value-type="float" office:value="99.966122" calcext:value-type="float">
            <text:p>99.966122</text:p>
          </table:table-cell>
          <table:table-cell office:value-type="float" office:value="95.016307" calcext:value-type="float">
            <text:p>95.016307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11685616" calcext:value-type="float">
            <text:p>11685616</text:p>
          </table:table-cell>
          <table:table-cell office:value-type="float" office:value="18712" calcext:value-type="float">
            <text:p>18712</text:p>
          </table:table-cell>
          <table:table-cell office:value-type="float" office:value="11108" calcext:value-type="float">
            <text:p>11108</text:p>
          </table:table-cell>
          <table:table-cell office:value-type="float" office:value="1.009321" calcext:value-type="float">
            <text:p>1.009321</text:p>
          </table:table-cell>
          <table:table-cell office:value-type="float" office:value="100.502246" calcext:value-type="float">
            <text:p>100.502246</text:p>
          </table:table-cell>
          <table:table-cell office:value-type="float" office:value="99.492924" calcext:value-type="float">
            <text:p>99.492924</text:p>
          </table:table-cell>
          <table:table-cell office:value-type="float" office:value="0.939614" calcext:value-type="float">
            <text:p>0.939614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2920" calcext:value-type="float">
            <text:p>19682920</text:p>
          </table:table-cell>
          <table:table-cell office:value-type="float" office:value="1662160" calcext:value-type="float">
            <text:p>1662160</text:p>
          </table:table-cell>
          <table:table-cell office:value-type="float" office:value="18710" calcext:value-type="float">
            <text:p>18710</text:p>
          </table:table-cell>
          <table:table-cell office:value-type="float" office:value="1580" calcext:value-type="float">
            <text:p>1580</text:p>
          </table:table-cell>
          <table:table-cell office:value-type="float" office:value="1.182611" calcext:value-type="float">
            <text:p>1.182611</text:p>
          </table:table-cell>
          <table:table-cell office:value-type="float" office:value="101.298172" calcext:value-type="float">
            <text:p>101.298172</text:p>
          </table:table-cell>
          <table:table-cell office:value-type="float" office:value="100.115561" calcext:value-type="float">
            <text:p>100.115561</text:p>
          </table:table-cell>
          <table:table-cell office:value-type="float" office:value="0.132819" calcext:value-type="float">
            <text:p>0.132819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824" calcext:value-type="float">
            <text:p>78824</text:p>
          </table:table-cell>
          <table:table-cell office:value-type="float" office:value="74352" calcext:value-type="float">
            <text:p>74352</text:p>
          </table:table-cell>
          <table:table-cell office:value-type="float" office:value="1950" calcext:value-type="float">
            <text:p>1950</text:p>
          </table:table-cell>
          <table:table-cell office:value-type="float" office:value="1842" calcext:value-type="float">
            <text:p>1842</text:p>
          </table:table-cell>
          <table:table-cell office:value-type="float" office:value="1.064013" calcext:value-type="float">
            <text:p>1.064013</text:p>
          </table:table-cell>
          <table:table-cell office:value-type="float" office:value="101.045316" calcext:value-type="float">
            <text:p>101.045316</text:p>
          </table:table-cell>
          <table:table-cell office:value-type="float" office:value="99.981303" calcext:value-type="float">
            <text:p>99.981303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0" calcext:value-type="float">
            <text:p>3360</text:p>
          </table:table-cell>
          <table:table-cell office:value-type="float" office:value="2464" calcext:value-type="float">
            <text:p>2464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.044668" calcext:value-type="float">
            <text:p>1.044668</text:p>
          </table:table-cell>
          <table:table-cell office:value-type="float" office:value="99.830064" calcext:value-type="float">
            <text:p>99.830064</text:p>
          </table:table-cell>
          <table:table-cell office:value-type="float" office:value="98.785396" calcext:value-type="float">
            <text:p>98.7853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52" calcext:value-type="float">
            <text:p>1752</text:p>
          </table:table-cell>
          <table:table-cell office:value-type="float" office:value="1374" calcext:value-type="float">
            <text:p>1374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.110961" calcext:value-type="float">
            <text:p>1.110961</text:p>
          </table:table-cell>
          <table:table-cell office:value-type="float" office:value="99.820243" calcext:value-type="float">
            <text:p>99.820243</text:p>
          </table:table-cell>
          <table:table-cell office:value-type="float" office:value="98.709282" calcext:value-type="float">
            <text:p>98.70928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360" calcext:value-type="float">
            <text:p>9360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2.592764" calcext:value-type="float">
            <text:p>2.592764</text:p>
          </table:table-cell>
          <table:table-cell office:value-type="float" office:value="101.04375" calcext:value-type="float">
            <text:p>101.04375</text:p>
          </table:table-cell>
          <table:table-cell office:value-type="float" office:value="98.450986" calcext:value-type="float">
            <text:p>98.450986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11293220" calcext:value-type="float">
            <text:p>11293220</text:p>
          </table:table-cell>
          <table:table-cell office:value-type="float" office:value="18810" calcext:value-type="float">
            <text:p>18810</text:p>
          </table:table-cell>
          <table:table-cell office:value-type="float" office:value="10735" calcext:value-type="float">
            <text:p>10735</text:p>
          </table:table-cell>
          <table:table-cell office:value-type="float" office:value="1.025559" calcext:value-type="float">
            <text:p>1.025559</text:p>
          </table:table-cell>
          <table:table-cell office:value-type="float" office:value="100.948263" calcext:value-type="float">
            <text:p>100.948263</text:p>
          </table:table-cell>
          <table:table-cell office:value-type="float" office:value="99.922704" calcext:value-type="float">
            <text:p>99.922704</text:p>
          </table:table-cell>
          <table:table-cell office:value-type="float" office:value="0.904157" calcext:value-type="float">
            <text:p>0.904157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72" calcext:value-type="float">
            <text:p>1027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0.524331" calcext:value-type="float">
            <text:p>100.524331</text:p>
          </table:table-cell>
          <table:table-cell office:value-type="float" office:value="99.511943" calcext:value-type="float">
            <text:p>99.511943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7068" calcext:value-type="float">
            <text:p>19787068</text:p>
          </table:table-cell>
          <table:table-cell office:value-type="float" office:value="1773672" calcext:value-type="float">
            <text:p>1773672</text:p>
          </table:table-cell>
          <table:table-cell office:value-type="float" office:value="18809" calcext:value-type="float">
            <text:p>18809</text:p>
          </table:table-cell>
          <table:table-cell office:value-type="float" office:value="1686" calcext:value-type="float">
            <text:p>1686</text:p>
          </table:table-cell>
          <table:table-cell office:value-type="float" office:value="1.237447" calcext:value-type="float">
            <text:p>1.237447</text:p>
          </table:table-cell>
          <table:table-cell office:value-type="float" office:value="101.14739" calcext:value-type="float">
            <text:p>101.14739</text:p>
          </table:table-cell>
          <table:table-cell office:value-type="float" office:value="99.909943" calcext:value-type="float">
            <text:p>99.909943</text:p>
          </table:table-cell>
          <table:table-cell office:value-type="float" office:value="0.142022" calcext:value-type="float">
            <text:p>0.142022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872" calcext:value-type="float">
            <text:p>70872</text:p>
          </table:table-cell>
          <table:table-cell office:value-type="float" office:value="64784" calcext:value-type="float">
            <text:p>64784</text:p>
          </table:table-cell>
          <table:table-cell office:value-type="float" office:value="1748" calcext:value-type="float">
            <text:p>1748</text:p>
          </table:table-cell>
          <table:table-cell office:value-type="float" office:value="1601" calcext:value-type="float">
            <text:p>1601</text:p>
          </table:table-cell>
          <table:table-cell office:value-type="float" office:value="1.071258" calcext:value-type="float">
            <text:p>1.071258</text:p>
          </table:table-cell>
          <table:table-cell office:value-type="float" office:value="100.94967" calcext:value-type="float">
            <text:p>100.94967</text:p>
          </table:table-cell>
          <table:table-cell office:value-type="float" office:value="99.878412" calcext:value-type="float">
            <text:p>99.878412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8" calcext:value-type="float">
            <text:p>3648</text:p>
          </table:table-cell>
          <table:table-cell office:value-type="float" office:value="2640" calcext:value-type="float">
            <text:p>2640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1.039361" calcext:value-type="float">
            <text:p>1.039361</text:p>
          </table:table-cell>
          <table:table-cell office:value-type="float" office:value="97.833364" calcext:value-type="float">
            <text:p>97.833364</text:p>
          </table:table-cell>
          <table:table-cell office:value-type="float" office:value="96.794003" calcext:value-type="float">
            <text:p>96.794003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752" calcext:value-type="float">
            <text:p>1752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.133103" calcext:value-type="float">
            <text:p>1.133103</text:p>
          </table:table-cell>
          <table:table-cell office:value-type="float" office:value="98.344836" calcext:value-type="float">
            <text:p>98.344836</text:p>
          </table:table-cell>
          <table:table-cell office:value-type="float" office:value="97.211732" calcext:value-type="float">
            <text:p>97.2117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11560428" calcext:value-type="float">
            <text:p>11560428</text:p>
          </table:table-cell>
          <table:table-cell office:value-type="float" office:value="18910" calcext:value-type="float">
            <text:p>18910</text:p>
          </table:table-cell>
          <table:table-cell office:value-type="float" office:value="10989" calcext:value-type="float">
            <text:p>10989</text:p>
          </table:table-cell>
          <table:table-cell office:value-type="float" office:value="1.015441" calcext:value-type="float">
            <text:p>1.015441</text:p>
          </table:table-cell>
          <table:table-cell office:value-type="float" office:value="100.560454" calcext:value-type="float">
            <text:p>100.560454</text:p>
          </table:table-cell>
          <table:table-cell office:value-type="float" office:value="99.545014" calcext:value-type="float">
            <text:p>99.545014</text:p>
          </table:table-cell>
          <table:table-cell office:value-type="float" office:value="0.929061" calcext:value-type="float">
            <text:p>0.929061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1216" calcext:value-type="float">
            <text:p>19891216</text:p>
          </table:table-cell>
          <table:table-cell office:value-type="float" office:value="1684252" calcext:value-type="float">
            <text:p>1684252</text:p>
          </table:table-cell>
          <table:table-cell office:value-type="float" office:value="18908" calcext:value-type="float">
            <text:p>18908</text:p>
          </table:table-cell>
          <table:table-cell office:value-type="float" office:value="1601" calcext:value-type="float">
            <text:p>1601</text:p>
          </table:table-cell>
          <table:table-cell office:value-type="float" office:value="1.560494" calcext:value-type="float">
            <text:p>1.560494</text:p>
          </table:table-cell>
          <table:table-cell office:value-type="float" office:value="99.452297" calcext:value-type="float">
            <text:p>99.452297</text:p>
          </table:table-cell>
          <table:table-cell office:value-type="float" office:value="97.891803" calcext:value-type="float">
            <text:p>97.891803</text:p>
          </table:table-cell>
          <table:table-cell office:value-type="float" office:value="0.137642" calcext:value-type="float">
            <text:p>0.137642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752" calcext:value-type="float">
            <text:p>76752</text:p>
          </table:table-cell>
          <table:table-cell office:value-type="float" office:value="70256" calcext:value-type="float">
            <text:p>70256</text:p>
          </table:table-cell>
          <table:table-cell office:value-type="float" office:value="1899" calcext:value-type="float">
            <text:p>1899</text:p>
          </table:table-cell>
          <table:table-cell office:value-type="float" office:value="1741" calcext:value-type="float">
            <text:p>1741</text:p>
          </table:table-cell>
          <table:table-cell office:value-type="float" office:value="1.344107" calcext:value-type="float">
            <text:p>1.344107</text:p>
          </table:table-cell>
          <table:table-cell office:value-type="float" office:value="100.564937" calcext:value-type="float">
            <text:p>100.564937</text:p>
          </table:table-cell>
          <table:table-cell office:value-type="float" office:value="99.22083" calcext:value-type="float">
            <text:p>99.22083</text:p>
          </table:table-cell>
          <table:table-cell office:value-type="float" office:value="0.005665" calcext:value-type="float">
            <text:p>0.005665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24" calcext:value-type="float">
            <text:p>3024</text:p>
          </table:table-cell>
          <table:table-cell office:value-type="float" office:value="1832" calcext:value-type="float">
            <text:p>183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.300985" calcext:value-type="float">
            <text:p>1.300985</text:p>
          </table:table-cell>
          <table:table-cell office:value-type="float" office:value="96.42714" calcext:value-type="float">
            <text:p>96.42714</text:p>
          </table:table-cell>
          <table:table-cell office:value-type="float" office:value="95.126155" calcext:value-type="float">
            <text:p>95.12615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94" calcext:value-type="float">
            <text:p>2094</text:p>
          </table:table-cell>
          <table:table-cell office:value-type="float" office:value="1776" calcext:value-type="float">
            <text:p>1776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.411975" calcext:value-type="float">
            <text:p>1.411975</text:p>
          </table:table-cell>
          <table:table-cell office:value-type="float" office:value="99.56225" calcext:value-type="float">
            <text:p>99.56225</text:p>
          </table:table-cell>
          <table:table-cell office:value-type="float" office:value="98.150275" calcext:value-type="float">
            <text:p>98.15027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264" calcext:value-type="float">
            <text:p>9264</text:p>
          </table:table-cell>
          <table:table-cell office:value-type="float" office:value="9120" calcext:value-type="float">
            <text:p>9120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3.836139" calcext:value-type="float">
            <text:p>3.836139</text:p>
          </table:table-cell>
          <table:table-cell office:value-type="float" office:value="100.10014" calcext:value-type="float">
            <text:p>100.10014</text:p>
          </table:table-cell>
          <table:table-cell office:value-type="float" office:value="96.264001" calcext:value-type="float">
            <text:p>96.264001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11940200" calcext:value-type="float">
            <text:p>11940200</text:p>
          </table:table-cell>
          <table:table-cell office:value-type="float" office:value="19009" calcext:value-type="float">
            <text:p>19009</text:p>
          </table:table-cell>
          <table:table-cell office:value-type="float" office:value="11350" calcext:value-type="float">
            <text:p>11350</text:p>
          </table:table-cell>
          <table:table-cell office:value-type="float" office:value="1.010241" calcext:value-type="float">
            <text:p>1.010241</text:p>
          </table:table-cell>
          <table:table-cell office:value-type="float" office:value="100.573407" calcext:value-type="float">
            <text:p>100.573407</text:p>
          </table:table-cell>
          <table:table-cell office:value-type="float" office:value="99.563166" calcext:value-type="float">
            <text:p>99.563166</text:p>
          </table:table-cell>
          <table:table-cell office:value-type="float" office:value="0.959407" calcext:value-type="float">
            <text:p>0.959407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5364" calcext:value-type="float">
            <text:p>19995364</text:p>
          </table:table-cell>
          <table:table-cell office:value-type="float" office:value="1544336" calcext:value-type="float">
            <text:p>1544336</text:p>
          </table:table-cell>
          <table:table-cell office:value-type="float" office:value="19007" calcext:value-type="float">
            <text:p>19007</text:p>
          </table:table-cell>
          <table:table-cell office:value-type="float" office:value="1468" calcext:value-type="float">
            <text:p>1468</text:p>
          </table:table-cell>
          <table:table-cell office:value-type="float" office:value="1.517925" calcext:value-type="float">
            <text:p>1.517925</text:p>
          </table:table-cell>
          <table:table-cell office:value-type="float" office:value="100.778944" calcext:value-type="float">
            <text:p>100.778944</text:p>
          </table:table-cell>
          <table:table-cell office:value-type="float" office:value="99.261019" calcext:value-type="float">
            <text:p>99.261019</text:p>
          </table:table-cell>
          <table:table-cell office:value-type="float" office:value="0.124467" calcext:value-type="float">
            <text:p>0.124467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712" calcext:value-type="float">
            <text:p>72712</text:p>
          </table:table-cell>
          <table:table-cell office:value-type="float" office:value="67944" calcext:value-type="float">
            <text:p>67944</text:p>
          </table:table-cell>
          <table:table-cell office:value-type="float" office:value="1796" calcext:value-type="float">
            <text:p>1796</text:p>
          </table:table-cell>
          <table:table-cell office:value-type="float" office:value="1681" calcext:value-type="float">
            <text:p>1681</text:p>
          </table:table-cell>
          <table:table-cell office:value-type="float" office:value="1.339875" calcext:value-type="float">
            <text:p>1.339875</text:p>
          </table:table-cell>
          <table:table-cell office:value-type="float" office:value="100.873114" calcext:value-type="float">
            <text:p>100.873114</text:p>
          </table:table-cell>
          <table:table-cell office:value-type="float" office:value="99.533238" calcext:value-type="float">
            <text:p>99.533238</text:p>
          </table:table-cell>
          <table:table-cell office:value-type="float" office:value="0.005461" calcext:value-type="float">
            <text:p>0.00546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0" calcext:value-type="float">
            <text:p>3360</text:p>
          </table:table-cell>
          <table:table-cell office:value-type="float" office:value="2736" calcext:value-type="float">
            <text:p>2736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.296873" calcext:value-type="float">
            <text:p>1.296873</text:p>
          </table:table-cell>
          <table:table-cell office:value-type="float" office:value="100.868795" calcext:value-type="float">
            <text:p>100.868795</text:p>
          </table:table-cell>
          <table:table-cell office:value-type="float" office:value="99.571922" calcext:value-type="float">
            <text:p>99.57192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58" calcext:value-type="float">
            <text:p>2058</text:p>
          </table:table-cell>
          <table:table-cell office:value-type="float" office:value="1728" calcext:value-type="float">
            <text:p>172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.397098" calcext:value-type="float">
            <text:p>1.397098</text:p>
          </table:table-cell>
          <table:table-cell office:value-type="float" office:value="100.505917" calcext:value-type="float">
            <text:p>100.505917</text:p>
          </table:table-cell>
          <table:table-cell office:value-type="float" office:value="99.108819" calcext:value-type="float">
            <text:p>99.10881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70" calcext:value-type="float">
            <text:p>9870</text:p>
          </table:table-cell>
          <table:table-cell office:value-type="float" office:value="9726" calcext:value-type="float">
            <text:p>9726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3.206984" calcext:value-type="float">
            <text:p>3.206984</text:p>
          </table:table-cell>
          <table:table-cell office:value-type="float" office:value="100.870129" calcext:value-type="float">
            <text:p>100.870129</text:p>
          </table:table-cell>
          <table:table-cell office:value-type="float" office:value="97.663145" calcext:value-type="float">
            <text:p>97.663145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11324780" calcext:value-type="float">
            <text:p>11324780</text:p>
          </table:table-cell>
          <table:table-cell office:value-type="float" office:value="19108" calcext:value-type="float">
            <text:p>19108</text:p>
          </table:table-cell>
          <table:table-cell office:value-type="float" office:value="10765" calcext:value-type="float">
            <text:p>10765</text:p>
          </table:table-cell>
          <table:table-cell office:value-type="float" office:value="1.008482" calcext:value-type="float">
            <text:p>1.008482</text:p>
          </table:table-cell>
          <table:table-cell office:value-type="float" office:value="100.968605" calcext:value-type="float">
            <text:p>100.968605</text:p>
          </table:table-cell>
          <table:table-cell office:value-type="float" office:value="99.960123" calcext:value-type="float">
            <text:p>99.960123</text:p>
          </table:table-cell>
          <table:table-cell office:value-type="float" office:value="0.906344" calcext:value-type="float">
            <text:p>0.906344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099512" calcext:value-type="float">
            <text:p>20099512</text:p>
          </table:table-cell>
          <table:table-cell office:value-type="float" office:value="1583260" calcext:value-type="float">
            <text:p>1583260</text:p>
          </table:table-cell>
          <table:table-cell office:value-type="float" office:value="19106" calcext:value-type="float">
            <text:p>19106</text:p>
          </table:table-cell>
          <table:table-cell office:value-type="float" office:value="1505" calcext:value-type="float">
            <text:p>1505</text:p>
          </table:table-cell>
          <table:table-cell office:value-type="float" office:value="1.182149" calcext:value-type="float">
            <text:p>1.182149</text:p>
          </table:table-cell>
          <table:table-cell office:value-type="float" office:value="99.756911" calcext:value-type="float">
            <text:p>99.756911</text:p>
          </table:table-cell>
          <table:table-cell office:value-type="float" office:value="98.574762" calcext:value-type="float">
            <text:p>98.574762</text:p>
          </table:table-cell>
          <table:table-cell office:value-type="float" office:value="0.128492" calcext:value-type="float">
            <text:p>0.128492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448" calcext:value-type="float">
            <text:p>77448</text:p>
          </table:table-cell>
          <table:table-cell office:value-type="float" office:value="71512" calcext:value-type="float">
            <text:p>71512</text:p>
          </table:table-cell>
          <table:table-cell office:value-type="float" office:value="1913" calcext:value-type="float">
            <text:p>1913</text:p>
          </table:table-cell>
          <table:table-cell office:value-type="float" office:value="1769" calcext:value-type="float">
            <text:p>1769</text:p>
          </table:table-cell>
          <table:table-cell office:value-type="float" office:value="1.063513" calcext:value-type="float">
            <text:p>1.063513</text:p>
          </table:table-cell>
          <table:table-cell office:value-type="float" office:value="100.975349" calcext:value-type="float">
            <text:p>100.975349</text:p>
          </table:table-cell>
          <table:table-cell office:value-type="float" office:value="99.911836" calcext:value-type="float">
            <text:p>99.911836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2784" calcext:value-type="float">
            <text:p>2784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.036209" calcext:value-type="float">
            <text:p>1.036209</text:p>
          </table:table-cell>
          <table:table-cell office:value-type="float" office:value="99.973341" calcext:value-type="float">
            <text:p>99.973341</text:p>
          </table:table-cell>
          <table:table-cell office:value-type="float" office:value="98.937132" calcext:value-type="float">
            <text:p>98.937132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52" calcext:value-type="float">
            <text:p>2052</text:p>
          </table:table-cell>
          <table:table-cell office:value-type="float" office:value="1752" calcext:value-type="float">
            <text:p>1752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.105178" calcext:value-type="float">
            <text:p>1.105178</text:p>
          </table:table-cell>
          <table:table-cell office:value-type="float" office:value="100.973923" calcext:value-type="float">
            <text:p>100.973923</text:p>
          </table:table-cell>
          <table:table-cell office:value-type="float" office:value="99.868745" calcext:value-type="float">
            <text:p>99.86874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24" calcext:value-type="float">
            <text:p>10224</text:p>
          </table:table-cell>
          <table:table-cell office:value-type="float" office:value="10080" calcext:value-type="float">
            <text:p>10080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.758053" calcext:value-type="float">
            <text:p>2.758053</text:p>
          </table:table-cell>
          <table:table-cell office:value-type="float" office:value="100.55324" calcext:value-type="float">
            <text:p>100.55324</text:p>
          </table:table-cell>
          <table:table-cell office:value-type="float" office:value="97.795186" calcext:value-type="float">
            <text:p>97.795186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11194332" calcext:value-type="float">
            <text:p>11194332</text:p>
          </table:table-cell>
          <table:table-cell office:value-type="float" office:value="19207" calcext:value-type="float">
            <text:p>19207</text:p>
          </table:table-cell>
          <table:table-cell office:value-type="float" office:value="10641" calcext:value-type="float">
            <text:p>10641</text:p>
          </table:table-cell>
          <table:table-cell office:value-type="float" office:value="1.01945" calcext:value-type="float">
            <text:p>1.01945</text:p>
          </table:table-cell>
          <table:table-cell office:value-type="float" office:value="100.500057" calcext:value-type="float">
            <text:p>100.500057</text:p>
          </table:table-cell>
          <table:table-cell office:value-type="float" office:value="99.480607" calcext:value-type="float">
            <text:p>99.480607</text:p>
          </table:table-cell>
          <table:table-cell office:value-type="float" office:value="0.900222" calcext:value-type="float">
            <text:p>0.900222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3660" calcext:value-type="float">
            <text:p>20203660</text:p>
          </table:table-cell>
          <table:table-cell office:value-type="float" office:value="1770516" calcext:value-type="float">
            <text:p>1770516</text:p>
          </table:table-cell>
          <table:table-cell office:value-type="float" office:value="19205" calcext:value-type="float">
            <text:p>19205</text:p>
          </table:table-cell>
          <table:table-cell office:value-type="float" office:value="1683" calcext:value-type="float">
            <text:p>1683</text:p>
          </table:table-cell>
          <table:table-cell office:value-type="float" office:value="3.687495" calcext:value-type="float">
            <text:p>3.687495</text:p>
          </table:table-cell>
          <table:table-cell office:value-type="float" office:value="99.99843" calcext:value-type="float">
            <text:p>99.99843</text:p>
          </table:table-cell>
          <table:table-cell office:value-type="float" office:value="96.310936" calcext:value-type="float">
            <text:p>96.310936</text:p>
          </table:table-cell>
          <table:table-cell office:value-type="float" office:value="0.147067" calcext:value-type="float">
            <text:p>0.147067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888" calcext:value-type="float">
            <text:p>86888</text:p>
          </table:table-cell>
          <table:table-cell office:value-type="float" office:value="80680" calcext:value-type="float">
            <text:p>80680</text:p>
          </table:table-cell>
          <table:table-cell office:value-type="float" office:value="2151" calcext:value-type="float">
            <text:p>2151</text:p>
          </table:table-cell>
          <table:table-cell office:value-type="float" office:value="1998" calcext:value-type="float">
            <text:p>1998</text:p>
          </table:table-cell>
          <table:table-cell office:value-type="float" office:value="1.070993" calcext:value-type="float">
            <text:p>1.070993</text:p>
          </table:table-cell>
          <table:table-cell office:value-type="float" office:value="100.517173" calcext:value-type="float">
            <text:p>100.517173</text:p>
          </table:table-cell>
          <table:table-cell office:value-type="float" office:value="99.44618" calcext:value-type="float">
            <text:p>99.4461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76" calcext:value-type="float">
            <text:p>3376</text:p>
          </table:table-cell>
          <table:table-cell office:value-type="float" office:value="2432" calcext:value-type="float">
            <text:p>2432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.044029" calcext:value-type="float">
            <text:p>1.044029</text:p>
          </table:table-cell>
          <table:table-cell office:value-type="float" office:value="100.017701" calcext:value-type="float">
            <text:p>100.017701</text:p>
          </table:table-cell>
          <table:table-cell office:value-type="float" office:value="98.973672" calcext:value-type="float">
            <text:p>98.97367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78" calcext:value-type="float">
            <text:p>1878</text:p>
          </table:table-cell>
          <table:table-cell office:value-type="float" office:value="1578" calcext:value-type="float">
            <text:p>157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.285706" calcext:value-type="float">
            <text:p>3.285706</text:p>
          </table:table-cell>
          <table:table-cell office:value-type="float" office:value="100.016195" calcext:value-type="float">
            <text:p>100.016195</text:p>
          </table:table-cell>
          <table:table-cell office:value-type="float" office:value="96.730489" calcext:value-type="float">
            <text:p>96.73048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20" calcext:value-type="float">
            <text:p>9120</text:p>
          </table:table-cell>
          <table:table-cell office:value-type="float" office:value="8784" calcext:value-type="float">
            <text:p>8784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5.531075" calcext:value-type="float">
            <text:p>5.531075</text:p>
          </table:table-cell>
          <table:table-cell office:value-type="float" office:value="99.442203" calcext:value-type="float">
            <text:p>99.442203</text:p>
          </table:table-cell>
          <table:table-cell office:value-type="float" office:value="93.911128" calcext:value-type="float">
            <text:p>93.911128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11479424" calcext:value-type="float">
            <text:p>11479424</text:p>
          </table:table-cell>
          <table:table-cell office:value-type="float" office:value="19306" calcext:value-type="float">
            <text:p>19306</text:p>
          </table:table-cell>
          <table:table-cell office:value-type="float" office:value="10912" calcext:value-type="float">
            <text:p>10912</text:p>
          </table:table-cell>
          <table:table-cell office:value-type="float" office:value="1.017301" calcext:value-type="float">
            <text:p>1.017301</text:p>
          </table:table-cell>
          <table:table-cell office:value-type="float" office:value="100.560872" calcext:value-type="float">
            <text:p>100.560872</text:p>
          </table:table-cell>
          <table:table-cell office:value-type="float" office:value="99.543572" calcext:value-type="float">
            <text:p>99.543572</text:p>
          </table:table-cell>
          <table:table-cell office:value-type="float" office:value="0.922565" calcext:value-type="float">
            <text:p>0.922565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7808" calcext:value-type="float">
            <text:p>20307808</text:p>
          </table:table-cell>
          <table:table-cell office:value-type="float" office:value="1674784" calcext:value-type="float">
            <text:p>1674784</text:p>
          </table:table-cell>
          <table:table-cell office:value-type="float" office:value="19304" calcext:value-type="float">
            <text:p>19304</text:p>
          </table:table-cell>
          <table:table-cell office:value-type="float" office:value="1592" calcext:value-type="float">
            <text:p>1592</text:p>
          </table:table-cell>
          <table:table-cell office:value-type="float" office:value="1.263693" calcext:value-type="float">
            <text:p>1.263693</text:p>
          </table:table-cell>
          <table:table-cell office:value-type="float" office:value="100.463786" calcext:value-type="float">
            <text:p>100.463786</text:p>
          </table:table-cell>
          <table:table-cell office:value-type="float" office:value="99.200093" calcext:value-type="float">
            <text:p>99.200093</text:p>
          </table:table-cell>
          <table:table-cell office:value-type="float" office:value="0.135063" calcext:value-type="float">
            <text:p>0.13506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208" calcext:value-type="float">
            <text:p>73208</text:p>
          </table:table-cell>
          <table:table-cell office:value-type="float" office:value="67280" calcext:value-type="float">
            <text:p>67280</text:p>
          </table:table-cell>
          <table:table-cell office:value-type="float" office:value="1808" calcext:value-type="float">
            <text:p>1808</text:p>
          </table:table-cell>
          <table:table-cell office:value-type="float" office:value="1665" calcext:value-type="float">
            <text:p>1665</text:p>
          </table:table-cell>
          <table:table-cell office:value-type="float" office:value="1.068114" calcext:value-type="float">
            <text:p>1.068114</text:p>
          </table:table-cell>
          <table:table-cell office:value-type="float" office:value="100.573106" calcext:value-type="float">
            <text:p>100.573106</text:p>
          </table:table-cell>
          <table:table-cell office:value-type="float" office:value="99.504992" calcext:value-type="float">
            <text:p>99.504992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84" calcext:value-type="float">
            <text:p>3584</text:p>
          </table:table-cell>
          <table:table-cell office:value-type="float" office:value="2480" calcext:value-type="float">
            <text:p>248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1.036377" calcext:value-type="float">
            <text:p>1.036377</text:p>
          </table:table-cell>
          <table:table-cell office:value-type="float" office:value="100.495246" calcext:value-type="float">
            <text:p>100.495246</text:p>
          </table:table-cell>
          <table:table-cell office:value-type="float" office:value="99.458869" calcext:value-type="float">
            <text:p>99.458869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52" calcext:value-type="float">
            <text:p>2052</text:p>
          </table:table-cell>
          <table:table-cell office:value-type="float" office:value="1734" calcext:value-type="float">
            <text:p>173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15391" calcext:value-type="float">
            <text:p>1.15391</text:p>
          </table:table-cell>
          <table:table-cell office:value-type="float" office:value="100.490723" calcext:value-type="float">
            <text:p>100.490723</text:p>
          </table:table-cell>
          <table:table-cell office:value-type="float" office:value="99.336813" calcext:value-type="float">
            <text:p>99.33681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744" calcext:value-type="float">
            <text:p>9744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3.080486" calcext:value-type="float">
            <text:p>3.080486</text:p>
          </table:table-cell>
          <table:table-cell office:value-type="float" office:value="99.970299" calcext:value-type="float">
            <text:p>99.970299</text:p>
          </table:table-cell>
          <table:table-cell office:value-type="float" office:value="96.889813" calcext:value-type="float">
            <text:p>96.889813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10546300" calcext:value-type="float">
            <text:p>10546300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" calcext:value-type="float">
            <text:p>10025</text:p>
          </table:table-cell>
          <table:table-cell office:value-type="float" office:value="1.015409" calcext:value-type="float">
            <text:p>1.015409</text:p>
          </table:table-cell>
          <table:table-cell office:value-type="float" office:value="100.207508" calcext:value-type="float">
            <text:p>100.207508</text:p>
          </table:table-cell>
          <table:table-cell office:value-type="float" office:value="99.192099" calcext:value-type="float">
            <text:p>99.192099</text:p>
          </table:table-cell>
          <table:table-cell office:value-type="float" office:value="0.850576" calcext:value-type="float">
            <text:p>0.850576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1956" calcext:value-type="float">
            <text:p>20411956</text:p>
          </table:table-cell>
          <table:table-cell office:value-type="float" office:value="1930420" calcext:value-type="float">
            <text:p>1930420</text:p>
          </table:table-cell>
          <table:table-cell office:value-type="float" office:value="19403" calcext:value-type="float">
            <text:p>19403</text:p>
          </table:table-cell>
          <table:table-cell office:value-type="float" office:value="1835" calcext:value-type="float">
            <text:p>1835</text:p>
          </table:table-cell>
          <table:table-cell office:value-type="float" office:value="1.225466" calcext:value-type="float">
            <text:p>1.225466</text:p>
          </table:table-cell>
          <table:table-cell office:value-type="float" office:value="99.983589" calcext:value-type="float">
            <text:p>99.983589</text:p>
          </table:table-cell>
          <table:table-cell office:value-type="float" office:value="98.758123" calcext:value-type="float">
            <text:p>98.758123</text:p>
          </table:table-cell>
          <table:table-cell office:value-type="float" office:value="0.156376" calcext:value-type="float">
            <text:p>0.156376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456" calcext:value-type="float">
            <text:p>98456</text:p>
          </table:table-cell>
          <table:table-cell office:value-type="float" office:value="91576" calcext:value-type="float">
            <text:p>91576</text:p>
          </table:table-cell>
          <table:table-cell office:value-type="float" office:value="2437" calcext:value-type="float">
            <text:p>2437</text:p>
          </table:table-cell>
          <table:table-cell office:value-type="float" office:value="2269" calcext:value-type="float">
            <text:p>2269</text:p>
          </table:table-cell>
          <table:table-cell office:value-type="float" office:value="1.090322" calcext:value-type="float">
            <text:p>1.090322</text:p>
          </table:table-cell>
          <table:table-cell office:value-type="float" office:value="100.674757" calcext:value-type="float">
            <text:p>100.674757</text:p>
          </table:table-cell>
          <table:table-cell office:value-type="float" office:value="99.584435" calcext:value-type="float">
            <text:p>99.584435</text:p>
          </table:table-cell>
          <table:table-cell office:value-type="float" office:value="0.007357" calcext:value-type="float">
            <text:p>0.00735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3256" calcext:value-type="float">
            <text:p>3256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1.035876" calcext:value-type="float">
            <text:p>1.035876</text:p>
          </table:table-cell>
          <table:table-cell office:value-type="float" office:value="100.178342" calcext:value-type="float">
            <text:p>100.178342</text:p>
          </table:table-cell>
          <table:table-cell office:value-type="float" office:value="99.142466" calcext:value-type="float">
            <text:p>99.142466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40" calcext:value-type="float">
            <text:p>2640</text:p>
          </table:table-cell>
          <table:table-cell office:value-type="float" office:value="2046" calcext:value-type="float">
            <text:p>2046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1.136479" calcext:value-type="float">
            <text:p>1.136479</text:p>
          </table:table-cell>
          <table:table-cell office:value-type="float" office:value="100.174914" calcext:value-type="float">
            <text:p>100.174914</text:p>
          </table:table-cell>
          <table:table-cell office:value-type="float" office:value="99.038434" calcext:value-type="float">
            <text:p>99.038434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128" calcext:value-type="float">
            <text:p>10128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.662014" calcext:value-type="float">
            <text:p>2.662014</text:p>
          </table:table-cell>
          <table:table-cell office:value-type="float" office:value="100.681509" calcext:value-type="float">
            <text:p>100.681509</text:p>
          </table:table-cell>
          <table:table-cell office:value-type="float" office:value="98.019494" calcext:value-type="float">
            <text:p>98.019494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11256400" calcext:value-type="float">
            <text:p>11256400</text:p>
          </table:table-cell>
          <table:table-cell office:value-type="float" office:value="19504" calcext:value-type="float">
            <text:p>19504</text:p>
          </table:table-cell>
          <table:table-cell office:value-type="float" office:value="10700" calcext:value-type="float">
            <text:p>10700</text:p>
          </table:table-cell>
          <table:table-cell office:value-type="float" office:value="1.01443" calcext:value-type="float">
            <text:p>1.01443</text:p>
          </table:table-cell>
          <table:table-cell office:value-type="float" office:value="100.594005" calcext:value-type="float">
            <text:p>100.594005</text:p>
          </table:table-cell>
          <table:table-cell office:value-type="float" office:value="99.579575" calcext:value-type="float">
            <text:p>99.579575</text:p>
          </table:table-cell>
          <table:table-cell office:value-type="float" office:value="0.904314" calcext:value-type="float">
            <text:p>0.904314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6104" calcext:value-type="float">
            <text:p>20516104</text:p>
          </table:table-cell>
          <table:table-cell office:value-type="float" office:value="1661108" calcext:value-type="float">
            <text:p>1661108</text:p>
          </table:table-cell>
          <table:table-cell office:value-type="float" office:value="19502" calcext:value-type="float">
            <text:p>19502</text:p>
          </table:table-cell>
          <table:table-cell office:value-type="float" office:value="1579" calcext:value-type="float">
            <text:p>1579</text:p>
          </table:table-cell>
          <table:table-cell office:value-type="float" office:value="1.224017" calcext:value-type="float">
            <text:p>1.224017</text:p>
          </table:table-cell>
          <table:table-cell office:value-type="float" office:value="100.263714" calcext:value-type="float">
            <text:p>100.263714</text:p>
          </table:table-cell>
          <table:table-cell office:value-type="float" office:value="99.039697" calcext:value-type="float">
            <text:p>99.039697</text:p>
          </table:table-cell>
          <table:table-cell office:value-type="float" office:value="0.134177" calcext:value-type="float">
            <text:p>0.134177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864" calcext:value-type="float">
            <text:p>77864</text:p>
          </table:table-cell>
          <table:table-cell office:value-type="float" office:value="71456" calcext:value-type="float">
            <text:p>71456</text:p>
          </table:table-cell>
          <table:table-cell office:value-type="float" office:value="1921" calcext:value-type="float">
            <text:p>1921</text:p>
          </table:table-cell>
          <table:table-cell office:value-type="float" office:value="1767" calcext:value-type="float">
            <text:p>1767</text:p>
          </table:table-cell>
          <table:table-cell office:value-type="float" office:value="1.066793" calcext:value-type="float">
            <text:p>1.066793</text:p>
          </table:table-cell>
          <table:table-cell office:value-type="float" office:value="100.806481" calcext:value-type="float">
            <text:p>100.806481</text:p>
          </table:table-cell>
          <table:table-cell office:value-type="float" office:value="99.739688" calcext:value-type="float">
            <text:p>99.739688</text:p>
          </table:table-cell>
          <table:table-cell office:value-type="float" office:value="0.005731" calcext:value-type="float">
            <text:p>0.005731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64" calcext:value-type="float">
            <text:p>4064</text:p>
          </table:table-cell>
          <table:table-cell office:value-type="float" office:value="2560" calcext:value-type="float">
            <text:p>2560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1.040439" calcext:value-type="float">
            <text:p>1.040439</text:p>
          </table:table-cell>
          <table:table-cell office:value-type="float" office:value="100.296633" calcext:value-type="float">
            <text:p>100.296633</text:p>
          </table:table-cell>
          <table:table-cell office:value-type="float" office:value="99.256194" calcext:value-type="float">
            <text:p>99.256194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542" calcext:value-type="float">
            <text:p>154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1.141343" calcext:value-type="float">
            <text:p>1.141343</text:p>
          </table:table-cell>
          <table:table-cell office:value-type="float" office:value="100.304987" calcext:value-type="float">
            <text:p>100.304987</text:p>
          </table:table-cell>
          <table:table-cell office:value-type="float" office:value="99.163644" calcext:value-type="float">
            <text:p>99.16364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44" calcext:value-type="float">
            <text:p>10944</text:p>
          </table:table-cell>
          <table:table-cell office:value-type="float" office:value="10752" calcext:value-type="float">
            <text:p>10752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.911892" calcext:value-type="float">
            <text:p>2.911892</text:p>
          </table:table-cell>
          <table:table-cell office:value-type="float" office:value="99.76115" calcext:value-type="float">
            <text:p>99.76115</text:p>
          </table:table-cell>
          <table:table-cell office:value-type="float" office:value="96.849258" calcext:value-type="float">
            <text:p>96.849258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11021804" calcext:value-type="float">
            <text:p>11021804</text:p>
          </table:table-cell>
          <table:table-cell office:value-type="float" office:value="19603" calcext:value-type="float">
            <text:p>19603</text:p>
          </table:table-cell>
          <table:table-cell office:value-type="float" office:value="10477" calcext:value-type="float">
            <text:p>10477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1.201149" calcext:value-type="float">
            <text:p>101.201149</text:p>
          </table:table-cell>
          <table:table-cell office:value-type="float" office:value="100.187868" calcext:value-type="float">
            <text:p>100.187868</text:p>
          </table:table-cell>
          <table:table-cell office:value-type="float" office:value="0.880091" calcext:value-type="float">
            <text:p>0.88009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0252" calcext:value-type="float">
            <text:p>20620252</text:p>
          </table:table-cell>
          <table:table-cell office:value-type="float" office:value="1673732" calcext:value-type="float">
            <text:p>1673732</text:p>
          </table:table-cell>
          <table:table-cell office:value-type="float" office:value="19601" calcext:value-type="float">
            <text:p>19601</text:p>
          </table:table-cell>
          <table:table-cell office:value-type="float" office:value="1591" calcext:value-type="float">
            <text:p>1591</text:p>
          </table:table-cell>
          <table:table-cell office:value-type="float" office:value="1.264595" calcext:value-type="float">
            <text:p>1.264595</text:p>
          </table:table-cell>
          <table:table-cell office:value-type="float" office:value="101.735613" calcext:value-type="float">
            <text:p>101.735613</text:p>
          </table:table-cell>
          <table:table-cell office:value-type="float" office:value="100.471018" calcext:value-type="float">
            <text:p>100.471018</text:p>
          </table:table-cell>
          <table:table-cell office:value-type="float" office:value="0.133271" calcext:value-type="float">
            <text:p>0.13327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248" calcext:value-type="float">
            <text:p>78248</text:p>
          </table:table-cell>
          <table:table-cell office:value-type="float" office:value="69424" calcext:value-type="float">
            <text:p>69424</text:p>
          </table:table-cell>
          <table:table-cell office:value-type="float" office:value="1933" calcext:value-type="float">
            <text:p>1933</text:p>
          </table:table-cell>
          <table:table-cell office:value-type="float" office:value="1718" calcext:value-type="float">
            <text:p>1718</text:p>
          </table:table-cell>
          <table:table-cell office:value-type="float" office:value="1.070695" calcext:value-type="float">
            <text:p>1.070695</text:p>
          </table:table-cell>
          <table:table-cell office:value-type="float" office:value="101.206823" calcext:value-type="float">
            <text:p>101.206823</text:p>
          </table:table-cell>
          <table:table-cell office:value-type="float" office:value="100.136128" calcext:value-type="float">
            <text:p>100.136128</text:p>
          </table:table-cell>
          <table:table-cell office:value-type="float" office:value="0.005546" calcext:value-type="float">
            <text:p>0.005546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28" calcext:value-type="float">
            <text:p>3728</text:p>
          </table:table-cell>
          <table:table-cell office:value-type="float" office:value="2800" calcext:value-type="float">
            <text:p>28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.032685" calcext:value-type="float">
            <text:p>1.032685</text:p>
          </table:table-cell>
          <table:table-cell office:value-type="float" office:value="97.0998" calcext:value-type="float">
            <text:p>97.0998</text:p>
          </table:table-cell>
          <table:table-cell office:value-type="float" office:value="96.067115" calcext:value-type="float">
            <text:p>96.067115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6" calcext:value-type="float">
            <text:p>2196</text:p>
          </table:table-cell>
          <table:table-cell office:value-type="float" office:value="1896" calcext:value-type="float">
            <text:p>1896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.13276" calcext:value-type="float">
            <text:p>1.13276</text:p>
          </table:table-cell>
          <table:table-cell office:value-type="float" office:value="101.203718" calcext:value-type="float">
            <text:p>101.203718</text:p>
          </table:table-cell>
          <table:table-cell office:value-type="float" office:value="100.070958" calcext:value-type="float">
            <text:p>100.07095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9936" calcext:value-type="float">
            <text:p>9936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3.707524" calcext:value-type="float">
            <text:p>3.707524</text:p>
          </table:table-cell>
          <table:table-cell office:value-type="float" office:value="100.923013" calcext:value-type="float">
            <text:p>100.923013</text:p>
          </table:table-cell>
          <table:table-cell office:value-type="float" office:value="97.215489" calcext:value-type="float">
            <text:p>97.215489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11712968" calcext:value-type="float">
            <text:p>11712968</text:p>
          </table:table-cell>
          <table:table-cell office:value-type="float" office:value="19701" calcext:value-type="float">
            <text:p>19701</text:p>
          </table:table-cell>
          <table:table-cell office:value-type="float" office:value="11134" calcext:value-type="float">
            <text:p>11134</text:p>
          </table:table-cell>
          <table:table-cell office:value-type="float" office:value="1.01935" calcext:value-type="float">
            <text:p>1.01935</text:p>
          </table:table-cell>
          <table:table-cell office:value-type="float" office:value="100.743873" calcext:value-type="float">
            <text:p>100.743873</text:p>
          </table:table-cell>
          <table:table-cell office:value-type="float" office:value="99.724523" calcext:value-type="float">
            <text:p>99.724523</text:p>
          </table:table-cell>
          <table:table-cell office:value-type="float" office:value="0.939626" calcext:value-type="float">
            <text:p>0.939626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4400" calcext:value-type="float">
            <text:p>20724400</text:p>
          </table:table-cell>
          <table:table-cell office:value-type="float" office:value="1570636" calcext:value-type="float">
            <text:p>1570636</text:p>
          </table:table-cell>
          <table:table-cell office:value-type="float" office:value="19700" calcext:value-type="float">
            <text:p>19700</text:p>
          </table:table-cell>
          <table:table-cell office:value-type="float" office:value="1493" calcext:value-type="float">
            <text:p>1493</text:p>
          </table:table-cell>
          <table:table-cell office:value-type="float" office:value="1.205517" calcext:value-type="float">
            <text:p>1.205517</text:p>
          </table:table-cell>
          <table:table-cell office:value-type="float" office:value="102.231631" calcext:value-type="float">
            <text:p>102.231631</text:p>
          </table:table-cell>
          <table:table-cell office:value-type="float" office:value="101.026114" calcext:value-type="float">
            <text:p>101.026114</text:p>
          </table:table-cell>
          <table:table-cell office:value-type="float" office:value="0.124375" calcext:value-type="float">
            <text:p>0.124375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272" calcext:value-type="float">
            <text:p>81272</text:p>
          </table:table-cell>
          <table:table-cell office:value-type="float" office:value="74064" calcext:value-type="float">
            <text:p>74064</text:p>
          </table:table-cell>
          <table:table-cell office:value-type="float" office:value="2009" calcext:value-type="float">
            <text:p>2009</text:p>
          </table:table-cell>
          <table:table-cell office:value-type="float" office:value="1835" calcext:value-type="float">
            <text:p>1835</text:p>
          </table:table-cell>
          <table:table-cell office:value-type="float" office:value="1.082889" calcext:value-type="float">
            <text:p>1.082889</text:p>
          </table:table-cell>
          <table:table-cell office:value-type="float" office:value="101.72905" calcext:value-type="float">
            <text:p>101.72905</text:p>
          </table:table-cell>
          <table:table-cell office:value-type="float" office:value="100.646161" calcext:value-type="float">
            <text:p>100.646161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28" calcext:value-type="float">
            <text:p>3728</text:p>
          </table:table-cell>
          <table:table-cell office:value-type="float" office:value="2608" calcext:value-type="float">
            <text:p>2608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.043949" calcext:value-type="float">
            <text:p>1.043949</text:p>
          </table:table-cell>
          <table:table-cell office:value-type="float" office:value="101.730476" calcext:value-type="float">
            <text:p>101.730476</text:p>
          </table:table-cell>
          <table:table-cell office:value-type="float" office:value="100.686527" calcext:value-type="float">
            <text:p>100.686527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0" calcext:value-type="float">
            <text:p>2130</text:p>
          </table:table-cell>
          <table:table-cell office:value-type="float" office:value="1770" calcext:value-type="float">
            <text:p>177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.123123" calcext:value-type="float">
            <text:p>1.123123</text:p>
          </table:table-cell>
          <table:table-cell office:value-type="float" office:value="101.73183" calcext:value-type="float">
            <text:p>101.73183</text:p>
          </table:table-cell>
          <table:table-cell office:value-type="float" office:value="100.608707" calcext:value-type="float">
            <text:p>100.60870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9408" calcext:value-type="float">
            <text:p>9408</text:p>
          </table:table-cell>
          <table:table-cell office:value-type="float" office:value="212" calcext:value-type="float">
            <text:p>212</text:p>
          </table:table-cell>
          <table:table-cell office:value-type="float" office:value="196" calcext:value-type="float">
            <text:p>196</text:p>
          </table:table-cell>
          <table:table-cell office:value-type="float" office:value="3.540676" calcext:value-type="float">
            <text:p>3.540676</text:p>
          </table:table-cell>
          <table:table-cell office:value-type="float" office:value="100.303208" calcext:value-type="float">
            <text:p>100.303208</text:p>
          </table:table-cell>
          <table:table-cell office:value-type="float" office:value="96.762532" calcext:value-type="float">
            <text:p>96.762532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11691928" calcext:value-type="float">
            <text:p>11691928</text:p>
          </table:table-cell>
          <table:table-cell office:value-type="float" office:value="19800" calcext:value-type="float">
            <text:p>19800</text:p>
          </table:table-cell>
          <table:table-cell office:value-type="float" office:value="11114" calcext:value-type="float">
            <text:p>11114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0.516461" calcext:value-type="float">
            <text:p>100.516461</text:p>
          </table:table-cell>
          <table:table-cell office:value-type="float" office:value="99.50122" calcext:value-type="float">
            <text:p>99.50122</text:p>
          </table:table-cell>
          <table:table-cell office:value-type="float" office:value="0.940043" calcext:value-type="float">
            <text:p>0.940043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7496" calcext:value-type="float">
            <text:p>20827496</text:p>
          </table:table-cell>
          <table:table-cell office:value-type="float" office:value="1666368" calcext:value-type="float">
            <text:p>1666368</text:p>
          </table:table-cell>
          <table:table-cell office:value-type="float" office:value="19798" calcext:value-type="float">
            <text:p>19798</text:p>
          </table:table-cell>
          <table:table-cell office:value-type="float" office:value="1584" calcext:value-type="float">
            <text:p>1584</text:p>
          </table:table-cell>
          <table:table-cell office:value-type="float" office:value="1.586914" calcext:value-type="float">
            <text:p>1.586914</text:p>
          </table:table-cell>
          <table:table-cell office:value-type="float" office:value="100.711379" calcext:value-type="float">
            <text:p>100.711379</text:p>
          </table:table-cell>
          <table:table-cell office:value-type="float" office:value="99.124465" calcext:value-type="float">
            <text:p>99.124465</text:p>
          </table:table-cell>
          <table:table-cell office:value-type="float" office:value="0.134487" calcext:value-type="float">
            <text:p>0.13448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592" calcext:value-type="float">
            <text:p>79592</text:p>
          </table:table-cell>
          <table:table-cell office:value-type="float" office:value="71992" calcext:value-type="float">
            <text:p>71992</text:p>
          </table:table-cell>
          <table:table-cell office:value-type="float" office:value="1967" calcext:value-type="float">
            <text:p>1967</text:p>
          </table:table-cell>
          <table:table-cell office:value-type="float" office:value="1782" calcext:value-type="float">
            <text:p>1782</text:p>
          </table:table-cell>
          <table:table-cell office:value-type="float" office:value="1.375583" calcext:value-type="float">
            <text:p>1.375583</text:p>
          </table:table-cell>
          <table:table-cell office:value-type="float" office:value="100.859353" calcext:value-type="float">
            <text:p>100.859353</text:p>
          </table:table-cell>
          <table:table-cell office:value-type="float" office:value="99.48377" calcext:value-type="float">
            <text:p>99.48377</text:p>
          </table:table-cell>
          <table:table-cell office:value-type="float" office:value="0.005789" calcext:value-type="float">
            <text:p>0.005789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2592" calcext:value-type="float">
            <text:p>2592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1.31059" calcext:value-type="float">
            <text:p>1.31059</text:p>
          </table:table-cell>
          <table:table-cell office:value-type="float" office:value="100.856593" calcext:value-type="float">
            <text:p>100.856593</text:p>
          </table:table-cell>
          <table:table-cell office:value-type="float" office:value="99.546003" calcext:value-type="float">
            <text:p>99.546003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54" calcext:value-type="float">
            <text:p>1854</text:p>
          </table:table-cell>
          <table:table-cell office:value-type="float" office:value="1614" calcext:value-type="float">
            <text:p>161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.459859" calcext:value-type="float">
            <text:p>1.459859</text:p>
          </table:table-cell>
          <table:table-cell office:value-type="float" office:value="100.683426" calcext:value-type="float">
            <text:p>100.683426</text:p>
          </table:table-cell>
          <table:table-cell office:value-type="float" office:value="99.223568" calcext:value-type="float">
            <text:p>99.22356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38" calcext:value-type="float">
            <text:p>10638</text:p>
          </table:table-cell>
          <table:table-cell office:value-type="float" office:value="10398" calcext:value-type="float">
            <text:p>10398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3.247762" calcext:value-type="float">
            <text:p>3.247762</text:p>
          </table:table-cell>
          <table:table-cell office:value-type="float" office:value="100.857927" calcext:value-type="float">
            <text:p>100.857927</text:p>
          </table:table-cell>
          <table:table-cell office:value-type="float" office:value="97.610165" calcext:value-type="float">
            <text:p>97.610165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11540440" calcext:value-type="float">
            <text:p>11540440</text:p>
          </table:table-cell>
          <table:table-cell office:value-type="float" office:value="19900" calcext:value-type="float">
            <text:p>19900</text:p>
          </table:table-cell>
          <table:table-cell office:value-type="float" office:value="10970" calcext:value-type="float">
            <text:p>10970</text:p>
          </table:table-cell>
          <table:table-cell office:value-type="float" office:value="1.014261" calcext:value-type="float">
            <text:p>1.014261</text:p>
          </table:table-cell>
          <table:table-cell office:value-type="float" office:value="100.841749" calcext:value-type="float">
            <text:p>100.841749</text:p>
          </table:table-cell>
          <table:table-cell office:value-type="float" office:value="99.827488" calcext:value-type="float">
            <text:p>99.827488</text:p>
          </table:table-cell>
          <table:table-cell office:value-type="float" office:value="0.924831" calcext:value-type="float">
            <text:p>0.924831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1644" calcext:value-type="float">
            <text:p>20931644</text:p>
          </table:table-cell>
          <table:table-cell office:value-type="float" office:value="1713708" calcext:value-type="float">
            <text:p>1713708</text:p>
          </table:table-cell>
          <table:table-cell office:value-type="float" office:value="19897" calcext:value-type="float">
            <text:p>19897</text:p>
          </table:table-cell>
          <table:table-cell office:value-type="float" office:value="1629" calcext:value-type="float">
            <text:p>1629</text:p>
          </table:table-cell>
          <table:table-cell office:value-type="float" office:value="1.290417" calcext:value-type="float">
            <text:p>1.290417</text:p>
          </table:table-cell>
          <table:table-cell office:value-type="float" office:value="101.376258" calcext:value-type="float">
            <text:p>101.376258</text:p>
          </table:table-cell>
          <table:table-cell office:value-type="float" office:value="100.085841" calcext:value-type="float">
            <text:p>100.085841</text:p>
          </table:table-cell>
          <table:table-cell office:value-type="float" office:value="0.136979" calcext:value-type="float">
            <text:p>0.13697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024" calcext:value-type="float">
            <text:p>79024</text:p>
          </table:table-cell>
          <table:table-cell office:value-type="float" office:value="73432" calcext:value-type="float">
            <text:p>73432</text:p>
          </table:table-cell>
          <table:table-cell office:value-type="float" office:value="1952" calcext:value-type="float">
            <text:p>1952</text:p>
          </table:table-cell>
          <table:table-cell office:value-type="float" office:value="1817" calcext:value-type="float">
            <text:p>1817</text:p>
          </table:table-cell>
          <table:table-cell office:value-type="float" office:value="1.112645" calcext:value-type="float">
            <text:p>1.112645</text:p>
          </table:table-cell>
          <table:table-cell office:value-type="float" office:value="100.850622" calcext:value-type="float">
            <text:p>100.850622</text:p>
          </table:table-cell>
          <table:table-cell office:value-type="float" office:value="99.737976" calcext:value-type="float">
            <text:p>99.737976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12" calcext:value-type="float">
            <text:p>3512</text:p>
          </table:table-cell>
          <table:table-cell office:value-type="float" office:value="2512" calcext:value-type="float">
            <text:p>2512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.052977" calcext:value-type="float">
            <text:p>1.052977</text:p>
          </table:table-cell>
          <table:table-cell office:value-type="float" office:value="97.567697" calcext:value-type="float">
            <text:p>97.567697</text:p>
          </table:table-cell>
          <table:table-cell office:value-type="float" office:value="96.51472" calcext:value-type="float">
            <text:p>96.51472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1710" calcext:value-type="float">
            <text:p>171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.175231" calcext:value-type="float">
            <text:p>1.175231</text:p>
          </table:table-cell>
          <table:table-cell office:value-type="float" office:value="100.14536" calcext:value-type="float">
            <text:p>100.14536</text:p>
          </table:table-cell>
          <table:table-cell office:value-type="float" office:value="98.970129" calcext:value-type="float">
            <text:p>98.97012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712" calcext:value-type="float">
            <text:p>11712</text:p>
          </table:table-cell>
          <table:table-cell office:value-type="float" office:value="11520" calcext:value-type="float">
            <text:p>11520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2.924633" calcext:value-type="float">
            <text:p>2.924633</text:p>
          </table:table-cell>
          <table:table-cell office:value-type="float" office:value="100.369928" calcext:value-type="float">
            <text:p>100.369928</text:p>
          </table:table-cell>
          <table:table-cell office:value-type="float" office:value="97.445295" calcext:value-type="float">
            <text:p>97.445295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12113780" calcext:value-type="float">
            <text:p>12113780</text:p>
          </table:table-cell>
          <table:table-cell office:value-type="float" office:value="19999" calcext:value-type="float">
            <text:p>19999</text:p>
          </table:table-cell>
          <table:table-cell office:value-type="float" office:value="11515" calcext:value-type="float">
            <text:p>11515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932827" calcext:value-type="float">
            <text:p>100.932827</text:p>
          </table:table-cell>
          <table:table-cell office:value-type="float" office:value="99.925434" calcext:value-type="float">
            <text:p>99.925434</text:p>
          </table:table-cell>
          <table:table-cell office:value-type="float" office:value="0.969826" calcext:value-type="float">
            <text:p>0.969826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5792" calcext:value-type="float">
            <text:p>21035792</text:p>
          </table:table-cell>
          <table:table-cell office:value-type="float" office:value="1446500" calcext:value-type="float">
            <text:p>1446500</text:p>
          </table:table-cell>
          <table:table-cell office:value-type="float" office:value="19996" calcext:value-type="float">
            <text:p>19996</text:p>
          </table:table-cell>
          <table:table-cell office:value-type="float" office:value="1375" calcext:value-type="float">
            <text:p>1375</text:p>
          </table:table-cell>
          <table:table-cell office:value-type="float" office:value="1.632487" calcext:value-type="float">
            <text:p>1.632487</text:p>
          </table:table-cell>
          <table:table-cell office:value-type="float" office:value="101.570594" calcext:value-type="float">
            <text:p>101.570594</text:p>
          </table:table-cell>
          <table:table-cell office:value-type="float" office:value="99.938106" calcext:value-type="float">
            <text:p>99.938106</text:p>
          </table:table-cell>
          <table:table-cell office:value-type="float" office:value="0.115792" calcext:value-type="float">
            <text:p>0.115792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992" calcext:value-type="float">
            <text:p>70992</text:p>
          </table:table-cell>
          <table:table-cell office:value-type="float" office:value="62864" calcext:value-type="float">
            <text:p>62864</text:p>
          </table:table-cell>
          <table:table-cell office:value-type="float" office:value="1754" calcext:value-type="float">
            <text:p>1754</text:p>
          </table:table-cell>
          <table:table-cell office:value-type="float" office:value="1556" calcext:value-type="float">
            <text:p>1556</text:p>
          </table:table-cell>
          <table:table-cell office:value-type="float" office:value="1.371463" calcext:value-type="float">
            <text:p>1.371463</text:p>
          </table:table-cell>
          <table:table-cell office:value-type="float" office:value="101.08048" calcext:value-type="float">
            <text:p>101.08048</text:p>
          </table:table-cell>
          <table:table-cell office:value-type="float" office:value="99.709017" calcext:value-type="float">
            <text:p>99.709017</text:p>
          </table:table-cell>
          <table:table-cell office:value-type="float" office:value="0.005044" calcext:value-type="float">
            <text:p>0.005044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56" calcext:value-type="float">
            <text:p>3456</text:p>
          </table:table-cell>
          <table:table-cell office:value-type="float" office:value="2152" calcext:value-type="float">
            <text:p>2152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.30659" calcext:value-type="float">
            <text:p>1.30659</text:p>
          </table:table-cell>
          <table:table-cell office:value-type="float" office:value="101.079073" calcext:value-type="float">
            <text:p>101.079073</text:p>
          </table:table-cell>
          <table:table-cell office:value-type="float" office:value="99.772483" calcext:value-type="float">
            <text:p>99.772483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6" calcext:value-type="float">
            <text:p>2076</text:p>
          </table:table-cell>
          <table:table-cell office:value-type="float" office:value="1776" calcext:value-type="float">
            <text:p>177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.444993" calcext:value-type="float">
            <text:p>1.444993</text:p>
          </table:table-cell>
          <table:table-cell office:value-type="float" office:value="101.063064" calcext:value-type="float">
            <text:p>101.063064</text:p>
          </table:table-cell>
          <table:table-cell office:value-type="float" office:value="99.618071" calcext:value-type="float">
            <text:p>99.61807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10" calcext:value-type="float">
            <text:p>10110</text:p>
          </table:table-cell>
          <table:table-cell office:value-type="float" office:value="9870" calcext:value-type="float">
            <text:p>987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6.264431" calcext:value-type="float">
            <text:p>6.264431</text:p>
          </table:table-cell>
          <table:table-cell office:value-type="float" office:value="101.081894" calcext:value-type="float">
            <text:p>101.081894</text:p>
          </table:table-cell>
          <table:table-cell office:value-type="float" office:value="94.817463" calcext:value-type="float">
            <text:p>94.817463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11737164" calcext:value-type="float">
            <text:p>11737164</text:p>
          </table:table-cell>
          <table:table-cell office:value-type="float" office:value="20098" calcext:value-type="float">
            <text:p>20098</text:p>
          </table:table-cell>
          <table:table-cell office:value-type="float" office:value="11157" calcext:value-type="float">
            <text:p>11157</text:p>
          </table:table-cell>
          <table:table-cell office:value-type="float" office:value="1.01623" calcext:value-type="float">
            <text:p>1.01623</text:p>
          </table:table-cell>
          <table:table-cell office:value-type="float" office:value="100.785743" calcext:value-type="float">
            <text:p>100.785743</text:p>
          </table:table-cell>
          <table:table-cell office:value-type="float" office:value="99.769513" calcext:value-type="float">
            <text:p>99.769513</text:p>
          </table:table-cell>
          <table:table-cell office:value-type="float" office:value="0.941142" calcext:value-type="float">
            <text:p>0.94114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39940" calcext:value-type="float">
            <text:p>21139940</text:p>
          </table:table-cell>
          <table:table-cell office:value-type="float" office:value="1535920" calcext:value-type="float">
            <text:p>1535920</text:p>
          </table:table-cell>
          <table:table-cell office:value-type="float" office:value="20095" calcext:value-type="float">
            <text:p>20095</text:p>
          </table:table-cell>
          <table:table-cell office:value-type="float" office:value="1460" calcext:value-type="float">
            <text:p>1460</text:p>
          </table:table-cell>
          <table:table-cell office:value-type="float" office:value="1.197452" calcext:value-type="float">
            <text:p>1.197452</text:p>
          </table:table-cell>
          <table:table-cell office:value-type="float" office:value="101.136251" calcext:value-type="float">
            <text:p>101.136251</text:p>
          </table:table-cell>
          <table:table-cell office:value-type="float" office:value="99.938799" calcext:value-type="float">
            <text:p>99.938799</text:p>
          </table:table-cell>
          <table:table-cell office:value-type="float" office:value="0.122949" calcext:value-type="float">
            <text:p>0.122949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512" calcext:value-type="float">
            <text:p>75512</text:p>
          </table:table-cell>
          <table:table-cell office:value-type="float" office:value="68288" calcext:value-type="float">
            <text:p>68288</text:p>
          </table:table-cell>
          <table:table-cell office:value-type="float" office:value="1867" calcext:value-type="float">
            <text:p>1867</text:p>
          </table:table-cell>
          <table:table-cell office:value-type="float" office:value="1691" calcext:value-type="float">
            <text:p>1691</text:p>
          </table:table-cell>
          <table:table-cell office:value-type="float" office:value="1.066943" calcext:value-type="float">
            <text:p>1.066943</text:p>
          </table:table-cell>
          <table:table-cell office:value-type="float" office:value="100.790094" calcext:value-type="float">
            <text:p>100.790094</text:p>
          </table:table-cell>
          <table:table-cell office:value-type="float" office:value="99.72315" calcext:value-type="float">
            <text:p>99.72315</text:p>
          </table:table-cell>
          <table:table-cell office:value-type="float" office:value="0.005478" calcext:value-type="float">
            <text:p>0.00547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2" calcext:value-type="float">
            <text:p>4032</text:p>
          </table:table-cell>
          <table:table-cell office:value-type="float" office:value="3072" calcext:value-type="float">
            <text:p>3072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.035627" calcext:value-type="float">
            <text:p>1.035627</text:p>
          </table:table-cell>
          <table:table-cell office:value-type="float" office:value="101.137698" calcext:value-type="float">
            <text:p>101.137698</text:p>
          </table:table-cell>
          <table:table-cell office:value-type="float" office:value="100.102071" calcext:value-type="float">
            <text:p>100.102071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14" calcext:value-type="float">
            <text:p>2214</text:p>
          </table:table-cell>
          <table:table-cell office:value-type="float" office:value="1854" calcext:value-type="float">
            <text:p>185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.103455" calcext:value-type="float">
            <text:p>1.103455</text:p>
          </table:table-cell>
          <table:table-cell office:value-type="float" office:value="101.130829" calcext:value-type="float">
            <text:p>101.130829</text:p>
          </table:table-cell>
          <table:table-cell office:value-type="float" office:value="100.027374" calcext:value-type="float">
            <text:p>100.02737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20" calcext:value-type="float">
            <text:p>9120</text:p>
          </table:table-cell>
          <table:table-cell office:value-type="float" office:value="8976" calcext:value-type="float">
            <text:p>8976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3.065444" calcext:value-type="float">
            <text:p>3.065444</text:p>
          </table:table-cell>
          <table:table-cell office:value-type="float" office:value="100.792483" calcext:value-type="float">
            <text:p>100.792483</text:p>
          </table:table-cell>
          <table:table-cell office:value-type="float" office:value="97.727039" calcext:value-type="float">
            <text:p>97.727039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11333196" calcext:value-type="float">
            <text:p>11333196</text:p>
          </table:table-cell>
          <table:table-cell office:value-type="float" office:value="20196" calcext:value-type="float">
            <text:p>20196</text:p>
          </table:table-cell>
          <table:table-cell office:value-type="float" office:value="10773" calcext:value-type="float">
            <text:p>10773</text:p>
          </table:table-cell>
          <table:table-cell office:value-type="float" office:value="1.013369" calcext:value-type="float">
            <text:p>1.013369</text:p>
          </table:table-cell>
          <table:table-cell office:value-type="float" office:value="101.001937" calcext:value-type="float">
            <text:p>101.001937</text:p>
          </table:table-cell>
          <table:table-cell office:value-type="float" office:value="99.988568" calcext:value-type="float">
            <text:p>99.988568</text:p>
          </table:table-cell>
          <table:table-cell office:value-type="float" office:value="0.906759" calcext:value-type="float">
            <text:p>0.906759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4088" calcext:value-type="float">
            <text:p>21244088</text:p>
          </table:table-cell>
          <table:table-cell office:value-type="float" office:value="1799972" calcext:value-type="float">
            <text:p>1799972</text:p>
          </table:table-cell>
          <table:table-cell office:value-type="float" office:value="20194" calcext:value-type="float">
            <text:p>20194</text:p>
          </table:table-cell>
          <table:table-cell office:value-type="float" office:value="1711" calcext:value-type="float">
            <text:p>1711</text:p>
          </table:table-cell>
          <table:table-cell office:value-type="float" office:value="1.212291" calcext:value-type="float">
            <text:p>1.212291</text:p>
          </table:table-cell>
          <table:table-cell office:value-type="float" office:value="98.810314" calcext:value-type="float">
            <text:p>98.810314</text:p>
          </table:table-cell>
          <table:table-cell office:value-type="float" office:value="97.598023" calcext:value-type="float">
            <text:p>97.598023</text:p>
          </table:table-cell>
          <table:table-cell office:value-type="float" office:value="0.147542" calcext:value-type="float">
            <text:p>0.147542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696" calcext:value-type="float">
            <text:p>69696</text:p>
          </table:table-cell>
          <table:table-cell office:value-type="float" office:value="64384" calcext:value-type="float">
            <text:p>64384</text:p>
          </table:table-cell>
          <table:table-cell office:value-type="float" office:value="1719" calcext:value-type="float">
            <text:p>1719</text:p>
          </table:table-cell>
          <table:table-cell office:value-type="float" office:value="1592" calcext:value-type="float">
            <text:p>1592</text:p>
          </table:table-cell>
          <table:table-cell office:value-type="float" office:value="1.071704" calcext:value-type="float">
            <text:p>1.071704</text:p>
          </table:table-cell>
          <table:table-cell office:value-type="float" office:value="100.526793" calcext:value-type="float">
            <text:p>100.526793</text:p>
          </table:table-cell>
          <table:table-cell office:value-type="float" office:value="99.455089" calcext:value-type="float">
            <text:p>99.455089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8" calcext:value-type="float">
            <text:p>4088</text:p>
          </table:table-cell>
          <table:table-cell office:value-type="float" office:value="2712" calcext:value-type="float">
            <text:p>2712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1.033616" calcext:value-type="float">
            <text:p>1.033616</text:p>
          </table:table-cell>
          <table:table-cell office:value-type="float" office:value="99.896064" calcext:value-type="float">
            <text:p>99.896064</text:p>
          </table:table-cell>
          <table:table-cell office:value-type="float" office:value="98.862448" calcext:value-type="float">
            <text:p>98.86244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94" calcext:value-type="float">
            <text:p>2094</text:p>
          </table:table-cell>
          <table:table-cell office:value-type="float" office:value="1644" calcext:value-type="float">
            <text:p>164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.122824" calcext:value-type="float">
            <text:p>1.122824</text:p>
          </table:table-cell>
          <table:table-cell office:value-type="float" office:value="97.693529" calcext:value-type="float">
            <text:p>97.693529</text:p>
          </table:table-cell>
          <table:table-cell office:value-type="float" office:value="96.570705" calcext:value-type="float">
            <text:p>96.5707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464" calcext:value-type="float">
            <text:p>10464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.622597" calcext:value-type="float">
            <text:p>2.622597</text:p>
          </table:table-cell>
          <table:table-cell office:value-type="float" office:value="100.562244" calcext:value-type="float">
            <text:p>100.562244</text:p>
          </table:table-cell>
          <table:table-cell office:value-type="float" office:value="97.939647" calcext:value-type="float">
            <text:p>97.939647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11285856" calcext:value-type="float">
            <text:p>11285856</text:p>
          </table:table-cell>
          <table:table-cell office:value-type="float" office:value="20295" calcext:value-type="float">
            <text:p>20295</text:p>
          </table:table-cell>
          <table:table-cell office:value-type="float" office:value="10728" calcext:value-type="float">
            <text:p>10728</text:p>
          </table:table-cell>
          <table:table-cell office:value-type="float" office:value="1.017261" calcext:value-type="float">
            <text:p>1.017261</text:p>
          </table:table-cell>
          <table:table-cell office:value-type="float" office:value="101.056516" calcext:value-type="float">
            <text:p>101.056516</text:p>
          </table:table-cell>
          <table:table-cell office:value-type="float" office:value="100.039255" calcext:value-type="float">
            <text:p>100.039255</text:p>
          </table:table-cell>
          <table:table-cell office:value-type="float" office:value="0.902514" calcext:value-type="float">
            <text:p>0.902514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48236" calcext:value-type="float">
            <text:p>21348236</text:p>
          </table:table-cell>
          <table:table-cell office:value-type="float" office:value="1774724" calcext:value-type="float">
            <text:p>1774724</text:p>
          </table:table-cell>
          <table:table-cell office:value-type="float" office:value="20293" calcext:value-type="float">
            <text:p>20293</text:p>
          </table:table-cell>
          <table:table-cell office:value-type="float" office:value="1687" calcext:value-type="float">
            <text:p>1687</text:p>
          </table:table-cell>
          <table:table-cell office:value-type="float" office:value="1.253731" calcext:value-type="float">
            <text:p>1.253731</text:p>
          </table:table-cell>
          <table:table-cell office:value-type="float" office:value="100.314302" calcext:value-type="float">
            <text:p>100.314302</text:p>
          </table:table-cell>
          <table:table-cell office:value-type="float" office:value="99.060572" calcext:value-type="float">
            <text:p>99.060572</text:p>
          </table:table-cell>
          <table:table-cell office:value-type="float" office:value="0.143324" calcext:value-type="float">
            <text:p>0.143324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392" calcext:value-type="float">
            <text:p>78392</text:p>
          </table:table-cell>
          <table:table-cell office:value-type="float" office:value="71984" calcext:value-type="float">
            <text:p>71984</text:p>
          </table:table-cell>
          <table:table-cell office:value-type="float" office:value="1936" calcext:value-type="float">
            <text:p>1936</text:p>
          </table:table-cell>
          <table:table-cell office:value-type="float" office:value="1781" calcext:value-type="float">
            <text:p>1781</text:p>
          </table:table-cell>
          <table:table-cell office:value-type="float" office:value="1.075918" calcext:value-type="float">
            <text:p>1.075918</text:p>
          </table:table-cell>
          <table:table-cell office:value-type="float" office:value="101.05956" calcext:value-type="float">
            <text:p>101.05956</text:p>
          </table:table-cell>
          <table:table-cell office:value-type="float" office:value="99.983642" calcext:value-type="float">
            <text:p>99.983642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04" calcext:value-type="float">
            <text:p>3304</text:p>
          </table:table-cell>
          <table:table-cell office:value-type="float" office:value="2376" calcext:value-type="float">
            <text:p>2376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1.036657" calcext:value-type="float">
            <text:p>1.036657</text:p>
          </table:table-cell>
          <table:table-cell office:value-type="float" office:value="100.801773" calcext:value-type="float">
            <text:p>100.801773</text:p>
          </table:table-cell>
          <table:table-cell office:value-type="float" office:value="99.765116" calcext:value-type="float">
            <text:p>99.765116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34" calcext:value-type="float">
            <text:p>2034</text:p>
          </table:table-cell>
          <table:table-cell office:value-type="float" office:value="1704" calcext:value-type="float">
            <text:p>170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.138283" calcext:value-type="float">
            <text:p>1.138283</text:p>
          </table:table-cell>
          <table:table-cell office:value-type="float" office:value="101.104697" calcext:value-type="float">
            <text:p>101.104697</text:p>
          </table:table-cell>
          <table:table-cell office:value-type="float" office:value="99.966413" calcext:value-type="float">
            <text:p>99.96641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520" calcext:value-type="float">
            <text:p>1152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.881692" calcext:value-type="float">
            <text:p>2.881692</text:p>
          </table:table-cell>
          <table:table-cell office:value-type="float" office:value="100.829846" calcext:value-type="float">
            <text:p>100.829846</text:p>
          </table:table-cell>
          <table:table-cell office:value-type="float" office:value="97.948154" calcext:value-type="float">
            <text:p>97.948154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11176448" calcext:value-type="float">
            <text:p>11176448</text:p>
          </table:table-cell>
          <table:table-cell office:value-type="float" office:value="20394" calcext:value-type="float">
            <text:p>20394</text:p>
          </table:table-cell>
          <table:table-cell office:value-type="float" office:value="10624" calcext:value-type="float">
            <text:p>10624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716194" calcext:value-type="float">
            <text:p>100.716194</text:p>
          </table:table-cell>
          <table:table-cell office:value-type="float" office:value="99.702914" calcext:value-type="float">
            <text:p>99.702914</text:p>
          </table:table-cell>
          <table:table-cell office:value-type="float" office:value="0.89678" calcext:value-type="float">
            <text:p>0.89678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2384" calcext:value-type="float">
            <text:p>21452384</text:p>
          </table:table-cell>
          <table:table-cell office:value-type="float" office:value="1746320" calcext:value-type="float">
            <text:p>1746320</text:p>
          </table:table-cell>
          <table:table-cell office:value-type="float" office:value="20392" calcext:value-type="float">
            <text:p>20392</text:p>
          </table:table-cell>
          <table:table-cell office:value-type="float" office:value="1660" calcext:value-type="float">
            <text:p>1660</text:p>
          </table:table-cell>
          <table:table-cell office:value-type="float" office:value="2.699274" calcext:value-type="float">
            <text:p>2.699274</text:p>
          </table:table-cell>
          <table:table-cell office:value-type="float" office:value="100.308263" calcext:value-type="float">
            <text:p>100.308263</text:p>
          </table:table-cell>
          <table:table-cell office:value-type="float" office:value="97.608989" calcext:value-type="float">
            <text:p>97.608989</text:p>
          </table:table-cell>
          <table:table-cell office:value-type="float" office:value="0.143128" calcext:value-type="float">
            <text:p>0.143128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424" calcext:value-type="float">
            <text:p>85424</text:p>
          </table:table-cell>
          <table:table-cell office:value-type="float" office:value="76904" calcext:value-type="float">
            <text:p>76904</text:p>
          </table:table-cell>
          <table:table-cell office:value-type="float" office:value="2112" calcext:value-type="float">
            <text:p>2112</text:p>
          </table:table-cell>
          <table:table-cell office:value-type="float" office:value="1905" calcext:value-type="float">
            <text:p>1905</text:p>
          </table:table-cell>
          <table:table-cell office:value-type="float" office:value="1.083802" calcext:value-type="float">
            <text:p>1.083802</text:p>
          </table:table-cell>
          <table:table-cell office:value-type="float" office:value="100.983567" calcext:value-type="float">
            <text:p>100.983567</text:p>
          </table:table-cell>
          <table:table-cell office:value-type="float" office:value="99.899765" calcext:value-type="float">
            <text:p>99.899765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056" calcext:value-type="float">
            <text:p>5056</text:p>
          </table:table-cell>
          <table:table-cell office:value-type="float" office:value="3800" calcext:value-type="float">
            <text:p>3800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101.037825" calcext:value-type="float">
            <text:p>101.037825</text:p>
          </table:table-cell>
          <table:table-cell office:value-type="float" office:value="99.991563" calcext:value-type="float">
            <text:p>99.991563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92" calcext:value-type="float">
            <text:p>2592</text:p>
          </table:table-cell>
          <table:table-cell office:value-type="float" office:value="2244" calcext:value-type="float">
            <text:p>2244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2.286242" calcext:value-type="float">
            <text:p>2.286242</text:p>
          </table:table-cell>
          <table:table-cell office:value-type="float" office:value="100.957398" calcext:value-type="float">
            <text:p>100.957398</text:p>
          </table:table-cell>
          <table:table-cell office:value-type="float" office:value="98.671157" calcext:value-type="float">
            <text:p>98.67115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80" calcext:value-type="float">
            <text:p>10080</text:p>
          </table:table-cell>
          <table:table-cell office:value-type="float" office:value="9744" calcext:value-type="float">
            <text:p>9744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4.077424" calcext:value-type="float">
            <text:p>4.077424</text:p>
          </table:table-cell>
          <table:table-cell office:value-type="float" office:value="101.036419" calcext:value-type="float">
            <text:p>101.036419</text:p>
          </table:table-cell>
          <table:table-cell office:value-type="float" office:value="96.958995" calcext:value-type="float">
            <text:p>96.958995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12483032" calcext:value-type="float">
            <text:p>12483032</text:p>
          </table:table-cell>
          <table:table-cell office:value-type="float" office:value="20493" calcext:value-type="float">
            <text:p>20493</text:p>
          </table:table-cell>
          <table:table-cell office:value-type="float" office:value="11866" calcext:value-type="float">
            <text:p>11866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761528" calcext:value-type="float">
            <text:p>100.761528</text:p>
          </table:table-cell>
          <table:table-cell office:value-type="float" office:value="99.746218" calcext:value-type="float">
            <text:p>99.746218</text:p>
          </table:table-cell>
          <table:table-cell office:value-type="float" office:value="1.001183" calcext:value-type="float">
            <text:p>1.001183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6532" calcext:value-type="float">
            <text:p>21556532</text:p>
          </table:table-cell>
          <table:table-cell office:value-type="float" office:value="579652" calcext:value-type="float">
            <text:p>579652</text:p>
          </table:table-cell>
          <table:table-cell office:value-type="float" office:value="20491" calcext:value-type="float">
            <text:p>20491</text:p>
          </table:table-cell>
          <table:table-cell office:value-type="float" office:value="551" calcext:value-type="float">
            <text:p>551</text:p>
          </table:table-cell>
          <table:table-cell office:value-type="float" office:value="1.251159" calcext:value-type="float">
            <text:p>1.251159</text:p>
          </table:table-cell>
          <table:table-cell office:value-type="float" office:value="101.179237" calcext:value-type="float">
            <text:p>101.179237</text:p>
          </table:table-cell>
          <table:table-cell office:value-type="float" office:value="99.928079" calcext:value-type="float">
            <text:p>99.928079</text:p>
          </table:table-cell>
          <table:table-cell office:value-type="float" office:value="0.046406" calcext:value-type="float">
            <text:p>0.046406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320" calcext:value-type="float">
            <text:p>70320</text:p>
          </table:table-cell>
          <table:table-cell office:value-type="float" office:value="66824" calcext:value-type="float">
            <text:p>66824</text:p>
          </table:table-cell>
          <table:table-cell office:value-type="float" office:value="1750" calcext:value-type="float">
            <text:p>1750</text:p>
          </table:table-cell>
          <table:table-cell office:value-type="float" office:value="1663" calcext:value-type="float">
            <text:p>1663</text:p>
          </table:table-cell>
          <table:table-cell office:value-type="float" office:value="1.082651" calcext:value-type="float">
            <text:p>1.082651</text:p>
          </table:table-cell>
          <table:table-cell office:value-type="float" office:value="100.773887" calcext:value-type="float">
            <text:p>100.773887</text:p>
          </table:table-cell>
          <table:table-cell office:value-type="float" office:value="99.691235" calcext:value-type="float">
            <text:p>99.691235</text:p>
          </table:table-cell>
          <table:table-cell office:value-type="float" office:value="0.005362" calcext:value-type="float">
            <text:p>0.005362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1824" calcext:value-type="float">
            <text:p>18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.045832" calcext:value-type="float">
            <text:p>1.045832</text:p>
          </table:table-cell>
          <table:table-cell office:value-type="float" office:value="101.180844" calcext:value-type="float">
            <text:p>101.180844</text:p>
          </table:table-cell>
          <table:table-cell office:value-type="float" office:value="100.135012" calcext:value-type="float">
            <text:p>100.13501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58" calcext:value-type="float">
            <text:p>1158</text:p>
          </table:table-cell>
          <table:table-cell office:value-type="float" office:value="1128" calcext:value-type="float">
            <text:p>112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.135931" calcext:value-type="float">
            <text:p>1.135931</text:p>
          </table:table-cell>
          <table:table-cell office:value-type="float" office:value="101.16255" calcext:value-type="float">
            <text:p>101.16255</text:p>
          </table:table-cell>
          <table:table-cell office:value-type="float" office:value="100.026619" calcext:value-type="float">
            <text:p>100.02661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920" calcext:value-type="float">
            <text:p>7920</text:p>
          </table:table-cell>
          <table:table-cell office:value-type="float" office:value="288" calcext:value-type="float">
            <text:p>288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2.841486" calcext:value-type="float">
            <text:p>2.841486</text:p>
          </table:table-cell>
          <table:table-cell office:value-type="float" office:value="5.159472" calcext:value-type="float">
            <text:p>5.159472</text:p>
          </table:table-cell>
          <table:table-cell office:value-type="float" office:value="2.317986" calcext:value-type="float">
            <text:p>2.317986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11416304" calcext:value-type="float">
            <text:p>11416304</text:p>
          </table:table-cell>
          <table:table-cell office:value-type="float" office:value="20593" calcext:value-type="float">
            <text:p>20593</text:p>
          </table:table-cell>
          <table:table-cell office:value-type="float" office:value="10852" calcext:value-type="float">
            <text:p>10852</text:p>
          </table:table-cell>
          <table:table-cell office:value-type="float" office:value="1.019265" calcext:value-type="float">
            <text:p>1.019265</text:p>
          </table:table-cell>
          <table:table-cell office:value-type="float" office:value="100.82256" calcext:value-type="float">
            <text:p>100.82256</text:p>
          </table:table-cell>
          <table:table-cell office:value-type="float" office:value="99.803296" calcext:value-type="float">
            <text:p>99.803296</text:p>
          </table:table-cell>
          <table:table-cell office:value-type="float" office:value="0.915104" calcext:value-type="float">
            <text:p>0.915104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0680" calcext:value-type="float">
            <text:p>21660680</text:p>
          </table:table-cell>
          <table:table-cell office:value-type="float" office:value="1736852" calcext:value-type="float">
            <text:p>1736852</text:p>
          </table:table-cell>
          <table:table-cell office:value-type="float" office:value="20590" calcext:value-type="float">
            <text:p>20590</text:p>
          </table:table-cell>
          <table:table-cell office:value-type="float" office:value="1651" calcext:value-type="float">
            <text:p>1651</text:p>
          </table:table-cell>
          <table:table-cell office:value-type="float" office:value="1.298122" calcext:value-type="float">
            <text:p>1.298122</text:p>
          </table:table-cell>
          <table:table-cell office:value-type="float" office:value="100.642454" calcext:value-type="float">
            <text:p>100.642454</text:p>
          </table:table-cell>
          <table:table-cell office:value-type="float" office:value="99.344332" calcext:value-type="float">
            <text:p>99.344332</text:p>
          </table:table-cell>
          <table:table-cell office:value-type="float" office:value="0.139865" calcext:value-type="float">
            <text:p>0.139865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536" calcext:value-type="float">
            <text:p>82536</text:p>
          </table:table-cell>
          <table:table-cell office:value-type="float" office:value="74896" calcext:value-type="float">
            <text:p>74896</text:p>
          </table:table-cell>
          <table:table-cell office:value-type="float" office:value="2042" calcext:value-type="float">
            <text:p>2042</text:p>
          </table:table-cell>
          <table:table-cell office:value-type="float" office:value="1856" calcext:value-type="float">
            <text:p>1856</text:p>
          </table:table-cell>
          <table:table-cell office:value-type="float" office:value="1.103094" calcext:value-type="float">
            <text:p>1.103094</text:p>
          </table:table-cell>
          <table:table-cell office:value-type="float" office:value="101.33331" calcext:value-type="float">
            <text:p>101.33331</text:p>
          </table:table-cell>
          <table:table-cell office:value-type="float" office:value="100.230216" calcext:value-type="float">
            <text:p>100.230216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56" calcext:value-type="float">
            <text:p>3656</text:p>
          </table:table-cell>
          <table:table-cell office:value-type="float" office:value="2224" calcext:value-type="float">
            <text:p>2224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1.055009" calcext:value-type="float">
            <text:p>1.055009</text:p>
          </table:table-cell>
          <table:table-cell office:value-type="float" office:value="100.839558" calcext:value-type="float">
            <text:p>100.839558</text:p>
          </table:table-cell>
          <table:table-cell office:value-type="float" office:value="99.784548" calcext:value-type="float">
            <text:p>99.784548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24" calcext:value-type="float">
            <text:p>1824</text:p>
          </table:table-cell>
          <table:table-cell office:value-type="float" office:value="1464" calcext:value-type="float">
            <text:p>1464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.160847" calcext:value-type="float">
            <text:p>1.160847</text:p>
          </table:table-cell>
          <table:table-cell office:value-type="float" office:value="100.828357" calcext:value-type="float">
            <text:p>100.828357</text:p>
          </table:table-cell>
          <table:table-cell office:value-type="float" office:value="99.66751" calcext:value-type="float">
            <text:p>99.6675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96" calcext:value-type="float">
            <text:p>9696</text:p>
          </table:table-cell>
          <table:table-cell office:value-type="float" office:value="9648" calcext:value-type="float">
            <text:p>9648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3.511451" calcext:value-type="float">
            <text:p>3.511451</text:p>
          </table:table-cell>
          <table:table-cell office:value-type="float" office:value="99.83148" calcext:value-type="float">
            <text:p>99.83148</text:p>
          </table:table-cell>
          <table:table-cell office:value-type="float" office:value="96.320029" calcext:value-type="float">
            <text:p>96.320029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11254296" calcext:value-type="float">
            <text:p>11254296</text:p>
          </table:table-cell>
          <table:table-cell office:value-type="float" office:value="20691" calcext:value-type="float">
            <text:p>20691</text:p>
          </table:table-cell>
          <table:table-cell office:value-type="float" office:value="10698" calcext:value-type="float">
            <text:p>10698</text:p>
          </table:table-cell>
          <table:table-cell office:value-type="float" office:value="1.017501" calcext:value-type="float">
            <text:p>1.017501</text:p>
          </table:table-cell>
          <table:table-cell office:value-type="float" office:value="101.03749" calcext:value-type="float">
            <text:p>101.03749</text:p>
          </table:table-cell>
          <table:table-cell office:value-type="float" office:value="100.01999" calcext:value-type="float">
            <text:p>100.01999</text:p>
          </table:table-cell>
          <table:table-cell office:value-type="float" office:value="0.900164" calcext:value-type="float">
            <text:p>0.900164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4828" calcext:value-type="float">
            <text:p>21764828</text:p>
          </table:table-cell>
          <table:table-cell office:value-type="float" office:value="1763152" calcext:value-type="float">
            <text:p>1763152</text:p>
          </table:table-cell>
          <table:table-cell office:value-type="float" office:value="20689" calcext:value-type="float">
            <text:p>20689</text:p>
          </table:table-cell>
          <table:table-cell office:value-type="float" office:value="1676" calcext:value-type="float">
            <text:p>1676</text:p>
          </table:table-cell>
          <table:table-cell office:value-type="float" office:value="1.254761" calcext:value-type="float">
            <text:p>1.254761</text:p>
          </table:table-cell>
          <table:table-cell office:value-type="float" office:value="101.057905" calcext:value-type="float">
            <text:p>101.057905</text:p>
          </table:table-cell>
          <table:table-cell office:value-type="float" office:value="99.803144" calcext:value-type="float">
            <text:p>99.803144</text:p>
          </table:table-cell>
          <table:table-cell office:value-type="float" office:value="0.14133" calcext:value-type="float">
            <text:p>0.14133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696" calcext:value-type="float">
            <text:p>76696</text:p>
          </table:table-cell>
          <table:table-cell office:value-type="float" office:value="67440" calcext:value-type="float">
            <text:p>67440</text:p>
          </table:table-cell>
          <table:table-cell office:value-type="float" office:value="1895" calcext:value-type="float">
            <text:p>1895</text:p>
          </table:table-cell>
          <table:table-cell office:value-type="float" office:value="1669" calcext:value-type="float">
            <text:p>1669</text:p>
          </table:table-cell>
          <table:table-cell office:value-type="float" office:value="1.082569" calcext:value-type="float">
            <text:p>1.082569</text:p>
          </table:table-cell>
          <table:table-cell office:value-type="float" office:value="101.063774" calcext:value-type="float">
            <text:p>101.063774</text:p>
          </table:table-cell>
          <table:table-cell office:value-type="float" office:value="99.981205" calcext:value-type="float">
            <text:p>99.981205</text:p>
          </table:table-cell>
          <table:table-cell office:value-type="float" office:value="0.005396" calcext:value-type="float">
            <text:p>0.005396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2" calcext:value-type="float">
            <text:p>3792</text:p>
          </table:table-cell>
          <table:table-cell office:value-type="float" office:value="2512" calcext:value-type="float">
            <text:p>2512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.038617" calcext:value-type="float">
            <text:p>1.038617</text:p>
          </table:table-cell>
          <table:table-cell office:value-type="float" office:value="97.078891" calcext:value-type="float">
            <text:p>97.078891</text:p>
          </table:table-cell>
          <table:table-cell office:value-type="float" office:value="96.040273" calcext:value-type="float">
            <text:p>96.040273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6" calcext:value-type="float">
            <text:p>1956</text:p>
          </table:table-cell>
          <table:table-cell office:value-type="float" office:value="1716" calcext:value-type="float">
            <text:p>171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.134049" calcext:value-type="float">
            <text:p>1.134049</text:p>
          </table:table-cell>
          <table:table-cell office:value-type="float" office:value="97.080405" calcext:value-type="float">
            <text:p>97.080405</text:p>
          </table:table-cell>
          <table:table-cell office:value-type="float" office:value="95.946355" calcext:value-type="float">
            <text:p>95.94635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608" calcext:value-type="float">
            <text:p>10608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.857402" calcext:value-type="float">
            <text:p>2.857402</text:p>
          </table:table-cell>
          <table:table-cell office:value-type="float" office:value="100.610726" calcext:value-type="float">
            <text:p>100.610726</text:p>
          </table:table-cell>
          <table:table-cell office:value-type="float" office:value="97.753323" calcext:value-type="float">
            <text:p>97.753323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11280596" calcext:value-type="float">
            <text:p>11280596</text:p>
          </table:table-cell>
          <table:table-cell office:value-type="float" office:value="20790" calcext:value-type="float">
            <text:p>20790</text:p>
          </table:table-cell>
          <table:table-cell office:value-type="float" office:value="10723" calcext:value-type="float">
            <text:p>10723</text:p>
          </table:table-cell>
          <table:table-cell office:value-type="float" office:value="1.015381" calcext:value-type="float">
            <text:p>1.015381</text:p>
          </table:table-cell>
          <table:table-cell office:value-type="float" office:value="100.535" calcext:value-type="float">
            <text:p>100.535</text:p>
          </table:table-cell>
          <table:table-cell office:value-type="float" office:value="99.519619" calcext:value-type="float">
            <text:p>99.519619</text:p>
          </table:table-cell>
          <table:table-cell office:value-type="float" office:value="0.906804" calcext:value-type="float">
            <text:p>0.90680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68976" calcext:value-type="float">
            <text:p>21868976</text:p>
          </table:table-cell>
          <table:table-cell office:value-type="float" office:value="1789452" calcext:value-type="float">
            <text:p>1789452</text:p>
          </table:table-cell>
          <table:table-cell office:value-type="float" office:value="20788" calcext:value-type="float">
            <text:p>20788</text:p>
          </table:table-cell>
          <table:table-cell office:value-type="float" office:value="1701" calcext:value-type="float">
            <text:p>1701</text:p>
          </table:table-cell>
          <table:table-cell office:value-type="float" office:value="1.250738" calcext:value-type="float">
            <text:p>1.250738</text:p>
          </table:table-cell>
          <table:table-cell office:value-type="float" office:value="101.07274" calcext:value-type="float">
            <text:p>101.07274</text:p>
          </table:table-cell>
          <table:table-cell office:value-type="float" office:value="99.822002" calcext:value-type="float">
            <text:p>99.822002</text:p>
          </table:table-cell>
          <table:table-cell office:value-type="float" office:value="0.143411" calcext:value-type="float">
            <text:p>0.143411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888" calcext:value-type="float">
            <text:p>72888</text:p>
          </table:table-cell>
          <table:table-cell office:value-type="float" office:value="65088" calcext:value-type="float">
            <text:p>65088</text:p>
          </table:table-cell>
          <table:table-cell office:value-type="float" office:value="1798" calcext:value-type="float">
            <text:p>1798</text:p>
          </table:table-cell>
          <table:table-cell office:value-type="float" office:value="1610" calcext:value-type="float">
            <text:p>1610</text:p>
          </table:table-cell>
          <table:table-cell office:value-type="float" office:value="1.066774" calcext:value-type="float">
            <text:p>1.066774</text:p>
          </table:table-cell>
          <table:table-cell office:value-type="float" office:value="100.545035" calcext:value-type="float">
            <text:p>100.545035</text:p>
          </table:table-cell>
          <table:table-cell office:value-type="float" office:value="99.478261" calcext:value-type="float">
            <text:p>99.478261</text:p>
          </table:table-cell>
          <table:table-cell office:value-type="float" office:value="0.005234" calcext:value-type="float">
            <text:p>0.00523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8" calcext:value-type="float">
            <text:p>3968</text:p>
          </table:table-cell>
          <table:table-cell office:value-type="float" office:value="2952" calcext:value-type="float">
            <text:p>2952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1.034657" calcext:value-type="float">
            <text:p>1.034657</text:p>
          </table:table-cell>
          <table:table-cell office:value-type="float" office:value="100.087398" calcext:value-type="float">
            <text:p>100.087398</text:p>
          </table:table-cell>
          <table:table-cell office:value-type="float" office:value="99.052741" calcext:value-type="float">
            <text:p>99.052741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0" calcext:value-type="float">
            <text:p>2400</text:p>
          </table:table-cell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.118964" calcext:value-type="float">
            <text:p>1.118964</text:p>
          </table:table-cell>
          <table:table-cell office:value-type="float" office:value="100.563469" calcext:value-type="float">
            <text:p>100.563469</text:p>
          </table:table-cell>
          <table:table-cell office:value-type="float" office:value="99.444505" calcext:value-type="float">
            <text:p>99.44450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560" calcext:value-type="float">
            <text:p>10560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.85777" calcext:value-type="float">
            <text:p>2.85777</text:p>
          </table:table-cell>
          <table:table-cell office:value-type="float" office:value="100.124405" calcext:value-type="float">
            <text:p>100.124405</text:p>
          </table:table-cell>
          <table:table-cell office:value-type="float" office:value="97.266636" calcext:value-type="float">
            <text:p>97.266636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11377380" calcext:value-type="float">
            <text:p>11377380</text:p>
          </table:table-cell>
          <table:table-cell office:value-type="float" office:value="20890" calcext:value-type="float">
            <text:p>20890</text:p>
          </table:table-cell>
          <table:table-cell office:value-type="float" office:value="10815" calcext:value-type="float">
            <text:p>10815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100.82782" calcext:value-type="float">
            <text:p>100.82782</text:p>
          </table:table-cell>
          <table:table-cell office:value-type="float" office:value="99.811471" calcext:value-type="float">
            <text:p>99.811471</text:p>
          </table:table-cell>
          <table:table-cell office:value-type="float" office:value="0.91191" calcext:value-type="float">
            <text:p>0.91191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3124" calcext:value-type="float">
            <text:p>21973124</text:p>
          </table:table-cell>
          <table:table-cell office:value-type="float" office:value="1764204" calcext:value-type="float">
            <text:p>1764204</text:p>
          </table:table-cell>
          <table:table-cell office:value-type="float" office:value="20887" calcext:value-type="float">
            <text:p>20887</text:p>
          </table:table-cell>
          <table:table-cell office:value-type="float" office:value="1677" calcext:value-type="float">
            <text:p>1677</text:p>
          </table:table-cell>
          <table:table-cell office:value-type="float" office:value="1.297615" calcext:value-type="float">
            <text:p>1.297615</text:p>
          </table:table-cell>
          <table:table-cell office:value-type="float" office:value="101.377669" calcext:value-type="float">
            <text:p>101.377669</text:p>
          </table:table-cell>
          <table:table-cell office:value-type="float" office:value="100.080054" calcext:value-type="float">
            <text:p>100.080054</text:p>
          </table:table-cell>
          <table:table-cell office:value-type="float" office:value="0.141023" calcext:value-type="float">
            <text:p>0.141023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544" calcext:value-type="float">
            <text:p>70544</text:p>
          </table:table-cell>
          <table:table-cell office:value-type="float" office:value="63632" calcext:value-type="float">
            <text:p>63632</text:p>
          </table:table-cell>
          <table:table-cell office:value-type="float" office:value="1740" calcext:value-type="float">
            <text:p>1740</text:p>
          </table:table-cell>
          <table:table-cell office:value-type="float" office:value="1573" calcext:value-type="float">
            <text:p>1573</text:p>
          </table:table-cell>
          <table:table-cell office:value-type="float" office:value="1.090943" calcext:value-type="float">
            <text:p>1.090943</text:p>
          </table:table-cell>
          <table:table-cell office:value-type="float" office:value="101.381764" calcext:value-type="float">
            <text:p>101.381764</text:p>
          </table:table-cell>
          <table:table-cell office:value-type="float" office:value="100.290821" calcext:value-type="float">
            <text:p>100.290821</text:p>
          </table:table-cell>
          <table:table-cell office:value-type="float" office:value="0.005076" calcext:value-type="float">
            <text:p>0.005076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28" calcext:value-type="float">
            <text:p>2928</text:p>
          </table:table-cell>
          <table:table-cell office:value-type="float" office:value="2264" calcext:value-type="float">
            <text:p>226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.053424" calcext:value-type="float">
            <text:p>1.053424</text:p>
          </table:table-cell>
          <table:table-cell office:value-type="float" office:value="101.380338" calcext:value-type="float">
            <text:p>101.380338</text:p>
          </table:table-cell>
          <table:table-cell office:value-type="float" office:value="100.326914" calcext:value-type="float">
            <text:p>100.326914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0" calcext:value-type="float">
            <text:p>1710</text:p>
          </table:table-cell>
          <table:table-cell office:value-type="float" office:value="1452" calcext:value-type="float">
            <text:p>1452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1.149136" calcext:value-type="float">
            <text:p>1.149136</text:p>
          </table:table-cell>
          <table:table-cell office:value-type="float" office:value="100.875249" calcext:value-type="float">
            <text:p>100.875249</text:p>
          </table:table-cell>
          <table:table-cell office:value-type="float" office:value="99.726113" calcext:value-type="float">
            <text:p>99.72611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118" calcext:value-type="float">
            <text:p>11118</text:p>
          </table:table-cell>
          <table:table-cell office:value-type="float" office:value="10878" calcext:value-type="float">
            <text:p>108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3.533179" calcext:value-type="float">
            <text:p>3.533179</text:p>
          </table:table-cell>
          <table:table-cell office:value-type="float" office:value="101.383258" calcext:value-type="float">
            <text:p>101.383258</text:p>
          </table:table-cell>
          <table:table-cell office:value-type="float" office:value="97.850079" calcext:value-type="float">
            <text:p>97.850079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12343116" calcext:value-type="float">
            <text:p>12343116</text:p>
          </table:table-cell>
          <table:table-cell office:value-type="float" office:value="20989" calcext:value-type="float">
            <text:p>20989</text:p>
          </table:table-cell>
          <table:table-cell office:value-type="float" office:value="11733" calcext:value-type="float">
            <text:p>11733</text:p>
          </table:table-cell>
          <table:table-cell office:value-type="float" office:value="1.014249" calcext:value-type="float">
            <text:p>1.014249</text:p>
          </table:table-cell>
          <table:table-cell office:value-type="float" office:value="100.489262" calcext:value-type="float">
            <text:p>100.489262</text:p>
          </table:table-cell>
          <table:table-cell office:value-type="float" office:value="99.475013" calcext:value-type="float">
            <text:p>99.475013</text:p>
          </table:table-cell>
          <table:table-cell office:value-type="float" office:value="0.992661" calcext:value-type="float">
            <text:p>0.992661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77272" calcext:value-type="float">
            <text:p>22077272</text:p>
          </table:table-cell>
          <table:table-cell office:value-type="float" office:value="1348664" calcext:value-type="float">
            <text:p>1348664</text:p>
          </table:table-cell>
          <table:table-cell office:value-type="float" office:value="20986" calcext:value-type="float">
            <text:p>20986</text:p>
          </table:table-cell>
          <table:table-cell office:value-type="float" office:value="1282" calcext:value-type="float">
            <text:p>1282</text:p>
          </table:table-cell>
          <table:table-cell office:value-type="float" office:value="1.227145" calcext:value-type="float">
            <text:p>1.227145</text:p>
          </table:table-cell>
          <table:table-cell office:value-type="float" office:value="100.610071" calcext:value-type="float">
            <text:p>100.610071</text:p>
          </table:table-cell>
          <table:table-cell office:value-type="float" office:value="99.382926" calcext:value-type="float">
            <text:p>99.382926</text:p>
          </table:table-cell>
          <table:table-cell office:value-type="float" office:value="0.108563" calcext:value-type="float">
            <text:p>0.108563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4904" calcext:value-type="float">
            <text:p>64904</text:p>
          </table:table-cell>
          <table:table-cell office:value-type="float" office:value="58392" calcext:value-type="float">
            <text:p>58392</text:p>
          </table:table-cell>
          <table:table-cell office:value-type="float" office:value="1604" calcext:value-type="float">
            <text:p>1604</text:p>
          </table:table-cell>
          <table:table-cell office:value-type="float" office:value="1445" calcext:value-type="float">
            <text:p>1445</text:p>
          </table:table-cell>
          <table:table-cell office:value-type="float" office:value="1.071583" calcext:value-type="float">
            <text:p>1.071583</text:p>
          </table:table-cell>
          <table:table-cell office:value-type="float" office:value="100.810065" calcext:value-type="float">
            <text:p>100.810065</text:p>
          </table:table-cell>
          <table:table-cell office:value-type="float" office:value="99.738481" calcext:value-type="float">
            <text:p>99.738481</text:p>
          </table:table-cell>
          <table:table-cell office:value-type="float" office:value="0.004684" calcext:value-type="float">
            <text:p>0.004684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8" calcext:value-type="float">
            <text:p>2488</text:p>
          </table:table-cell>
          <table:table-cell office:value-type="float" office:value="1984" calcext:value-type="float">
            <text:p>198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.038877" calcext:value-type="float">
            <text:p>1.038877</text:p>
          </table:table-cell>
          <table:table-cell office:value-type="float" office:value="98.203797" calcext:value-type="float">
            <text:p>98.203797</text:p>
          </table:table-cell>
          <table:table-cell office:value-type="float" office:value="97.164921" calcext:value-type="float">
            <text:p>97.164921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6" calcext:value-type="float">
            <text:p>1326</text:p>
          </table:table-cell>
          <table:table-cell office:value-type="float" office:value="1056" calcext:value-type="float">
            <text:p>105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.122483" calcext:value-type="float">
            <text:p>1.122483</text:p>
          </table:table-cell>
          <table:table-cell office:value-type="float" office:value="98.202251" calcext:value-type="float">
            <text:p>98.202251</text:p>
          </table:table-cell>
          <table:table-cell office:value-type="float" office:value="97.079768" calcext:value-type="float">
            <text:p>97.079768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648" calcext:value-type="float">
            <text:p>9648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3.515479" calcext:value-type="float">
            <text:p>3.515479</text:p>
          </table:table-cell>
          <table:table-cell office:value-type="float" office:value="99.843064" calcext:value-type="float">
            <text:p>99.843064</text:p>
          </table:table-cell>
          <table:table-cell office:value-type="float" office:value="96.327585" calcext:value-type="float">
            <text:p>96.327585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11621444" calcext:value-type="float">
            <text:p>11621444</text:p>
          </table:table-cell>
          <table:table-cell office:value-type="float" office:value="21087" calcext:value-type="float">
            <text:p>21087</text:p>
          </table:table-cell>
          <table:table-cell office:value-type="float" office:value="11047" calcext:value-type="float">
            <text:p>11047</text:p>
          </table:table-cell>
          <table:table-cell office:value-type="float" office:value="1.007361" calcext:value-type="float">
            <text:p>1.007361</text:p>
          </table:table-cell>
          <table:table-cell office:value-type="float" office:value="100.497985" calcext:value-type="float">
            <text:p>100.497985</text:p>
          </table:table-cell>
          <table:table-cell office:value-type="float" office:value="99.490624" calcext:value-type="float">
            <text:p>99.490624</text:p>
          </table:table-cell>
          <table:table-cell office:value-type="float" office:value="0.934476" calcext:value-type="float">
            <text:p>0.934476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1420" calcext:value-type="float">
            <text:p>22181420</text:p>
          </table:table-cell>
          <table:table-cell office:value-type="float" office:value="1650588" calcext:value-type="float">
            <text:p>1650588</text:p>
          </table:table-cell>
          <table:table-cell office:value-type="float" office:value="21085" calcext:value-type="float">
            <text:p>21085</text:p>
          </table:table-cell>
          <table:table-cell office:value-type="float" office:value="1569" calcext:value-type="float">
            <text:p>1569</text:p>
          </table:table-cell>
          <table:table-cell office:value-type="float" office:value="4.064601" calcext:value-type="float">
            <text:p>4.064601</text:p>
          </table:table-cell>
          <table:table-cell office:value-type="float" office:value="95.083262" calcext:value-type="float">
            <text:p>95.083262</text:p>
          </table:table-cell>
          <table:table-cell office:value-type="float" office:value="91.018661" calcext:value-type="float">
            <text:p>91.018661</text:p>
          </table:table-cell>
          <table:table-cell office:value-type="float" office:value="0.145077" calcext:value-type="float">
            <text:p>0.145077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528" calcext:value-type="float">
            <text:p>68528</text:p>
          </table:table-cell>
          <table:table-cell office:value-type="float" office:value="59232" calcext:value-type="float">
            <text:p>59232</text:p>
          </table:table-cell>
          <table:table-cell office:value-type="float" office:value="1691" calcext:value-type="float">
            <text:p>1691</text:p>
          </table:table-cell>
          <table:table-cell office:value-type="float" office:value="1464" calcext:value-type="float">
            <text:p>1464</text:p>
          </table:table-cell>
          <table:table-cell office:value-type="float" office:value="1.072938" calcext:value-type="float">
            <text:p>1.072938</text:p>
          </table:table-cell>
          <table:table-cell office:value-type="float" office:value="94.337417" calcext:value-type="float">
            <text:p>94.337417</text:p>
          </table:table-cell>
          <table:table-cell office:value-type="float" office:value="93.264479" calcext:value-type="float">
            <text:p>93.264479</text:p>
          </table:table-cell>
          <table:table-cell office:value-type="float" office:value="0.005081" calcext:value-type="float">
            <text:p>0.005081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8" calcext:value-type="float">
            <text:p>3648</text:p>
          </table:table-cell>
          <table:table-cell office:value-type="float" office:value="2888" calcext:value-type="float">
            <text:p>2888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.036239" calcext:value-type="float">
            <text:p>1.036239</text:p>
          </table:table-cell>
          <table:table-cell office:value-type="float" office:value="93.62951" calcext:value-type="float">
            <text:p>93.62951</text:p>
          </table:table-cell>
          <table:table-cell office:value-type="float" office:value="92.593272" calcext:value-type="float">
            <text:p>92.593272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8" calcext:value-type="float">
            <text:p>2478</text:p>
          </table:table-cell>
          <table:table-cell office:value-type="float" office:value="2130" calcext:value-type="float">
            <text:p>213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3.502715" calcext:value-type="float">
            <text:p>3.502715</text:p>
          </table:table-cell>
          <table:table-cell office:value-type="float" office:value="95.745772" calcext:value-type="float">
            <text:p>95.745772</text:p>
          </table:table-cell>
          <table:table-cell office:value-type="float" office:value="92.243057" calcext:value-type="float">
            <text:p>92.24305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792" calcext:value-type="float">
            <text:p>9792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4.720564" calcext:value-type="float">
            <text:p>4.720564</text:p>
          </table:table-cell>
          <table:table-cell office:value-type="float" office:value="99.551739" calcext:value-type="float">
            <text:p>99.551739</text:p>
          </table:table-cell>
          <table:table-cell office:value-type="float" office:value="94.831175" calcext:value-type="float">
            <text:p>94.831175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12602960" calcext:value-type="float">
            <text:p>12602960</text:p>
          </table:table-cell>
          <table:table-cell office:value-type="float" office:value="21187" calcext:value-type="float">
            <text:p>21187</text:p>
          </table:table-cell>
          <table:table-cell office:value-type="float" office:value="11980" calcext:value-type="float">
            <text:p>11980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103.059856" calcext:value-type="float">
            <text:p>103.059856</text:p>
          </table:table-cell>
          <table:table-cell office:value-type="float" office:value="102.051514" calcext:value-type="float">
            <text:p>102.051514</text:p>
          </table:table-cell>
          <table:table-cell office:value-type="float" office:value="0.987969" calcext:value-type="float">
            <text:p>0.987969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5568" calcext:value-type="float">
            <text:p>22285568</text:p>
          </table:table-cell>
          <table:table-cell office:value-type="float" office:value="521792" calcext:value-type="float">
            <text:p>521792</text:p>
          </table:table-cell>
          <table:table-cell office:value-type="float" office:value="21184" calcext:value-type="float">
            <text:p>21184</text:p>
          </table:table-cell>
          <table:table-cell office:value-type="float" office:value="496" calcext:value-type="float">
            <text:p>496</text:p>
          </table:table-cell>
          <table:table-cell office:value-type="float" office:value="1.794734" calcext:value-type="float">
            <text:p>1.794734</text:p>
          </table:table-cell>
          <table:table-cell office:value-type="float" office:value="103.234399" calcext:value-type="float">
            <text:p>103.234399</text:p>
          </table:table-cell>
          <table:table-cell office:value-type="float" office:value="101.439665" calcext:value-type="float">
            <text:p>101.439665</text:p>
          </table:table-cell>
          <table:table-cell office:value-type="float" office:value="0.041151" calcext:value-type="float">
            <text:p>0.041151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4560" calcext:value-type="float">
            <text:p>54560</text:p>
          </table:table-cell>
          <table:table-cell office:value-type="float" office:value="50832" calcext:value-type="float">
            <text:p>50832</text:p>
          </table:table-cell>
          <table:table-cell office:value-type="float" office:value="1358" calcext:value-type="float">
            <text:p>1358</text:p>
          </table:table-cell>
          <table:table-cell office:value-type="float" office:value="1265" calcext:value-type="float">
            <text:p>1265</text:p>
          </table:table-cell>
          <table:table-cell office:value-type="float" office:value="1.414373" calcext:value-type="float">
            <text:p>1.414373</text:p>
          </table:table-cell>
          <table:table-cell office:value-type="float" office:value="103.236074" calcext:value-type="float">
            <text:p>103.236074</text:p>
          </table:table-cell>
          <table:table-cell office:value-type="float" office:value="101.8217" calcext:value-type="float">
            <text:p>101.8217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1104" calcext:value-type="float">
            <text:p>110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.32743" calcext:value-type="float">
            <text:p>1.32743</text:p>
          </table:table-cell>
          <table:table-cell office:value-type="float" office:value="102.469736" calcext:value-type="float">
            <text:p>102.469736</text:p>
          </table:table-cell>
          <table:table-cell office:value-type="float" office:value="101.142306" calcext:value-type="float">
            <text:p>101.142306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70" calcext:value-type="float">
            <text:p>87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.536828" calcext:value-type="float">
            <text:p>1.536828</text:p>
          </table:table-cell>
          <table:table-cell office:value-type="float" office:value="102.47111" calcext:value-type="float">
            <text:p>102.47111</text:p>
          </table:table-cell>
          <table:table-cell office:value-type="float" office:value="100.934282" calcext:value-type="float">
            <text:p>100.93428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11287960" calcext:value-type="float">
            <text:p>11287960</text:p>
          </table:table-cell>
          <table:table-cell office:value-type="float" office:value="21285" calcext:value-type="float">
            <text:p>21285</text:p>
          </table:table-cell>
          <table:table-cell office:value-type="float" office:value="10730" calcext:value-type="float">
            <text:p>10730</text:p>
          </table:table-cell>
          <table:table-cell office:value-type="float" office:value="1.018218" calcext:value-type="float">
            <text:p>1.018218</text:p>
          </table:table-cell>
          <table:table-cell office:value-type="float" office:value="100.829602" calcext:value-type="float">
            <text:p>100.829602</text:p>
          </table:table-cell>
          <table:table-cell office:value-type="float" office:value="99.811384" calcext:value-type="float">
            <text:p>99.811384</text:p>
          </table:table-cell>
          <table:table-cell office:value-type="float" office:value="0.904743" calcext:value-type="float">
            <text:p>0.904743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89716" calcext:value-type="float">
            <text:p>22389716</text:p>
          </table:table-cell>
          <table:table-cell office:value-type="float" office:value="1595884" calcext:value-type="float">
            <text:p>1595884</text:p>
          </table:table-cell>
          <table:table-cell office:value-type="float" office:value="21283" calcext:value-type="float">
            <text:p>21283</text:p>
          </table:table-cell>
          <table:table-cell office:value-type="float" office:value="1517" calcext:value-type="float">
            <text:p>1517</text:p>
          </table:table-cell>
          <table:table-cell office:value-type="float" office:value="1.845356" calcext:value-type="float">
            <text:p>1.845356</text:p>
          </table:table-cell>
          <table:table-cell office:value-type="float" office:value="99.95613" calcext:value-type="float">
            <text:p>99.95613</text:p>
          </table:table-cell>
          <table:table-cell office:value-type="float" office:value="98.110773" calcext:value-type="float">
            <text:p>98.110773</text:p>
          </table:table-cell>
          <table:table-cell office:value-type="float" office:value="0.130129" calcext:value-type="float">
            <text:p>0.130129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320" calcext:value-type="float">
            <text:p>88320</text:p>
          </table:table-cell>
          <table:table-cell office:value-type="float" office:value="79840" calcext:value-type="float">
            <text:p>79840</text:p>
          </table:table-cell>
          <table:table-cell office:value-type="float" office:value="2185" calcext:value-type="float">
            <text:p>2185</text:p>
          </table:table-cell>
          <table:table-cell office:value-type="float" office:value="1979" calcext:value-type="float">
            <text:p>1979</text:p>
          </table:table-cell>
          <table:table-cell office:value-type="float" office:value="1.447127" calcext:value-type="float">
            <text:p>1.447127</text:p>
          </table:table-cell>
          <table:table-cell office:value-type="float" office:value="100.831999" calcext:value-type="float">
            <text:p>100.831999</text:p>
          </table:table-cell>
          <table:table-cell office:value-type="float" office:value="99.384871" calcext:value-type="float">
            <text:p>99.384871</text:p>
          </table:table-cell>
          <table:table-cell office:value-type="float" office:value="0.006427" calcext:value-type="float">
            <text:p>0.006427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2592" calcext:value-type="float">
            <text:p>2592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1.342556" calcext:value-type="float">
            <text:p>1.342556</text:p>
          </table:table-cell>
          <table:table-cell office:value-type="float" office:value="100.413496" calcext:value-type="float">
            <text:p>100.413496</text:p>
          </table:table-cell>
          <table:table-cell office:value-type="float" office:value="99.07094" calcext:value-type="float">
            <text:p>99.07094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18" calcext:value-type="float">
            <text:p>2118</text:p>
          </table:table-cell>
          <table:table-cell office:value-type="float" office:value="1752" calcext:value-type="float">
            <text:p>1752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.570482" calcext:value-type="float">
            <text:p>1.570482</text:p>
          </table:table-cell>
          <table:table-cell office:value-type="float" office:value="100.122932" calcext:value-type="float">
            <text:p>100.122932</text:p>
          </table:table-cell>
          <table:table-cell office:value-type="float" office:value="98.55245" calcext:value-type="float">
            <text:p>98.5524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24" calcext:value-type="float">
            <text:p>10224</text:p>
          </table:table-cell>
          <table:table-cell office:value-type="float" office:value="9936" calcext:value-type="float">
            <text:p>9936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3.154733" calcext:value-type="float">
            <text:p>3.154733</text:p>
          </table:table-cell>
          <table:table-cell office:value-type="float" office:value="101.090195" calcext:value-type="float">
            <text:p>101.090195</text:p>
          </table:table-cell>
          <table:table-cell office:value-type="float" office:value="97.935463" calcext:value-type="float">
            <text:p>97.935463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12202148" calcext:value-type="float">
            <text:p>12202148</text:p>
          </table:table-cell>
          <table:table-cell office:value-type="float" office:value="21384" calcext:value-type="float">
            <text:p>21384</text:p>
          </table:table-cell>
          <table:table-cell office:value-type="float" office:value="11599" calcext:value-type="float">
            <text:p>11599</text:p>
          </table:table-cell>
          <table:table-cell office:value-type="float" office:value="1.01431" calcext:value-type="float">
            <text:p>1.01431</text:p>
          </table:table-cell>
          <table:table-cell office:value-type="float" office:value="101.193641" calcext:value-type="float">
            <text:p>101.193641</text:p>
          </table:table-cell>
          <table:table-cell office:value-type="float" office:value="100.179331" calcext:value-type="float">
            <text:p>100.179331</text:p>
          </table:table-cell>
          <table:table-cell office:value-type="float" office:value="0.974424" calcext:value-type="float">
            <text:p>0.974424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3864" calcext:value-type="float">
            <text:p>22493864</text:p>
          </table:table-cell>
          <table:table-cell office:value-type="float" office:value="1613768" calcext:value-type="float">
            <text:p>1613768</text:p>
          </table:table-cell>
          <table:table-cell office:value-type="float" office:value="21382" calcext:value-type="float">
            <text:p>21382</text:p>
          </table:table-cell>
          <table:table-cell office:value-type="float" office:value="1534" calcext:value-type="float">
            <text:p>1534</text:p>
          </table:table-cell>
          <table:table-cell office:value-type="float" office:value="1.927618" calcext:value-type="float">
            <text:p>1.927618</text:p>
          </table:table-cell>
          <table:table-cell office:value-type="float" office:value="101.719922" calcext:value-type="float">
            <text:p>101.719922</text:p>
          </table:table-cell>
          <table:table-cell office:value-type="float" office:value="99.792304" calcext:value-type="float">
            <text:p>99.792304</text:p>
          </table:table-cell>
          <table:table-cell office:value-type="float" office:value="0.12937" calcext:value-type="float">
            <text:p>0.12937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840" calcext:value-type="float">
            <text:p>65840</text:p>
          </table:table-cell>
          <table:table-cell office:value-type="float" office:value="57616" calcext:value-type="float">
            <text:p>57616</text:p>
          </table:table-cell>
          <table:table-cell office:value-type="float" office:value="1625" calcext:value-type="float">
            <text:p>1625</text:p>
          </table:table-cell>
          <table:table-cell office:value-type="float" office:value="1425" calcext:value-type="float">
            <text:p>1425</text:p>
          </table:table-cell>
          <table:table-cell office:value-type="float" office:value="1.430049" calcext:value-type="float">
            <text:p>1.430049</text:p>
          </table:table-cell>
          <table:table-cell office:value-type="float" office:value="101.723925" calcext:value-type="float">
            <text:p>101.723925</text:p>
          </table:table-cell>
          <table:table-cell office:value-type="float" office:value="100.293877" calcext:value-type="float">
            <text:p>100.293877</text:p>
          </table:table-cell>
          <table:table-cell office:value-type="float" office:value="0.004596" calcext:value-type="float">
            <text:p>0.004596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3256" calcext:value-type="float">
            <text:p>3256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1.33128" calcext:value-type="float">
            <text:p>1.33128</text:p>
          </table:table-cell>
          <table:table-cell office:value-type="float" office:value="101.725532" calcext:value-type="float">
            <text:p>101.725532</text:p>
          </table:table-cell>
          <table:table-cell office:value-type="float" office:value="100.394252" calcext:value-type="float">
            <text:p>100.394252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6" calcext:value-type="float">
            <text:p>2196</text:p>
          </table:table-cell>
          <table:table-cell office:value-type="float" office:value="1896" calcext:value-type="float">
            <text:p>189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.553503" calcext:value-type="float">
            <text:p>1.553503</text:p>
          </table:table-cell>
          <table:table-cell office:value-type="float" office:value="101.721408" calcext:value-type="float">
            <text:p>101.721408</text:p>
          </table:table-cell>
          <table:table-cell office:value-type="float" office:value="100.167904" calcext:value-type="float">
            <text:p>100.167904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272" calcext:value-type="float">
            <text:p>10272</text:p>
          </table:table-cell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office:value-type="float" office:value="4.604733" calcext:value-type="float">
            <text:p>4.604733</text:p>
          </table:table-cell>
          <table:table-cell office:value-type="float" office:value="101.208612" calcext:value-type="float">
            <text:p>101.208612</text:p>
          </table:table-cell>
          <table:table-cell office:value-type="float" office:value="96.603878" calcext:value-type="float">
            <text:p>96.603878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11221684" calcext:value-type="float">
            <text:p>11221684</text:p>
          </table:table-cell>
          <table:table-cell office:value-type="float" office:value="21483" calcext:value-type="float">
            <text:p>21483</text:p>
          </table:table-cell>
          <table:table-cell office:value-type="float" office:value="10667" calcext:value-type="float">
            <text:p>10667</text:p>
          </table:table-cell>
          <table:table-cell office:value-type="float" office:value="1.007261" calcext:value-type="float">
            <text:p>1.007261</text:p>
          </table:table-cell>
          <table:table-cell office:value-type="float" office:value="100.846576" calcext:value-type="float">
            <text:p>100.846576</text:p>
          </table:table-cell>
          <table:table-cell office:value-type="float" office:value="99.839315" calcext:value-type="float">
            <text:p>99.839315</text:p>
          </table:table-cell>
          <table:table-cell office:value-type="float" office:value="0.89918" calcext:value-type="float">
            <text:p>0.89918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598012" calcext:value-type="float">
            <text:p>22598012</text:p>
          </table:table-cell>
          <table:table-cell office:value-type="float" office:value="1746320" calcext:value-type="float">
            <text:p>1746320</text:p>
          </table:table-cell>
          <table:table-cell office:value-type="float" office:value="21481" calcext:value-type="float">
            <text:p>21481</text:p>
          </table:table-cell>
          <table:table-cell office:value-type="float" office:value="1660" calcext:value-type="float">
            <text:p>1660</text:p>
          </table:table-cell>
          <table:table-cell office:value-type="float" office:value="1.240774" calcext:value-type="float">
            <text:p>1.240774</text:p>
          </table:table-cell>
          <table:table-cell office:value-type="float" office:value="101.358354" calcext:value-type="float">
            <text:p>101.358354</text:p>
          </table:table-cell>
          <table:table-cell office:value-type="float" office:value="100.11758" calcext:value-type="float">
            <text:p>100.11758</text:p>
          </table:table-cell>
          <table:table-cell office:value-type="float" office:value="0.139542" calcext:value-type="float">
            <text:p>0.139542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152" calcext:value-type="float">
            <text:p>79152</text:p>
          </table:table-cell>
          <table:table-cell office:value-type="float" office:value="66928" calcext:value-type="float">
            <text:p>66928</text:p>
          </table:table-cell>
          <table:table-cell office:value-type="float" office:value="1958" calcext:value-type="float">
            <text:p>1958</text:p>
          </table:table-cell>
          <table:table-cell office:value-type="float" office:value="1657" calcext:value-type="float">
            <text:p>1657</text:p>
          </table:table-cell>
          <table:table-cell office:value-type="float" office:value="1.05685" calcext:value-type="float">
            <text:p>1.05685</text:p>
          </table:table-cell>
          <table:table-cell office:value-type="float" office:value="101.026034" calcext:value-type="float">
            <text:p>101.026034</text:p>
          </table:table-cell>
          <table:table-cell office:value-type="float" office:value="99.969184" calcext:value-type="float">
            <text:p>99.969184</text:p>
          </table:table-cell>
          <table:table-cell office:value-type="float" office:value="0.005356" calcext:value-type="float">
            <text:p>0.005356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44" calcext:value-type="float">
            <text:p>3744</text:p>
          </table:table-cell>
          <table:table-cell office:value-type="float" office:value="2368" calcext:value-type="float">
            <text:p>2368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.038475" calcext:value-type="float">
            <text:p>1.038475</text:p>
          </table:table-cell>
          <table:table-cell office:value-type="float" office:value="98.798684" calcext:value-type="float">
            <text:p>98.798684</text:p>
          </table:table-cell>
          <table:table-cell office:value-type="float" office:value="97.760208" calcext:value-type="float">
            <text:p>97.760208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78" calcext:value-type="float">
            <text:p>1578</text:p>
          </table:table-cell>
          <table:table-cell office:value-type="float" office:value="1398" calcext:value-type="float">
            <text:p>139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102307" calcext:value-type="float">
            <text:p>1.102307</text:p>
          </table:table-cell>
          <table:table-cell office:value-type="float" office:value="98.797158" calcext:value-type="float">
            <text:p>98.797158</text:p>
          </table:table-cell>
          <table:table-cell office:value-type="float" office:value="97.69485" calcext:value-type="float">
            <text:p>97.6948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96" calcext:value-type="float">
            <text:p>10896</text:p>
          </table:table-cell>
          <table:table-cell office:value-type="float" office:value="10752" calcext:value-type="float">
            <text:p>10752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2.546931" calcext:value-type="float">
            <text:p>2.546931</text:p>
          </table:table-cell>
          <table:table-cell office:value-type="float" office:value="100.186447" calcext:value-type="float">
            <text:p>100.186447</text:p>
          </table:table-cell>
          <table:table-cell office:value-type="float" office:value="97.639516" calcext:value-type="float">
            <text:p>97.639516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11995956" calcext:value-type="float">
            <text:p>11995956</text:p>
          </table:table-cell>
          <table:table-cell office:value-type="float" office:value="21582" calcext:value-type="float">
            <text:p>21582</text:p>
          </table:table-cell>
          <table:table-cell office:value-type="float" office:value="11403" calcext:value-type="float">
            <text:p>11403</text:p>
          </table:table-cell>
          <table:table-cell office:value-type="float" office:value="1.01749" calcext:value-type="float">
            <text:p>1.01749</text:p>
          </table:table-cell>
          <table:table-cell office:value-type="float" office:value="100.820156" calcext:value-type="float">
            <text:p>100.820156</text:p>
          </table:table-cell>
          <table:table-cell office:value-type="float" office:value="99.802666" calcext:value-type="float">
            <text:p>99.802666</text:p>
          </table:table-cell>
          <table:table-cell office:value-type="float" office:value="0.961574" calcext:value-type="float">
            <text:p>0.961574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2160" calcext:value-type="float">
            <text:p>22702160</text:p>
          </table:table-cell>
          <table:table-cell office:value-type="float" office:value="1649536" calcext:value-type="float">
            <text:p>1649536</text:p>
          </table:table-cell>
          <table:table-cell office:value-type="float" office:value="21580" calcext:value-type="float">
            <text:p>21580</text:p>
          </table:table-cell>
          <table:table-cell office:value-type="float" office:value="1568" calcext:value-type="float">
            <text:p>1568</text:p>
          </table:table-cell>
          <table:table-cell office:value-type="float" office:value="1.292507" calcext:value-type="float">
            <text:p>1.292507</text:p>
          </table:table-cell>
          <table:table-cell office:value-type="float" office:value="99.496696" calcext:value-type="float">
            <text:p>99.496696</text:p>
          </table:table-cell>
          <table:table-cell office:value-type="float" office:value="98.204189" calcext:value-type="float">
            <text:p>98.204189</text:p>
          </table:table-cell>
          <table:table-cell office:value-type="float" office:value="0.134376" calcext:value-type="float">
            <text:p>0.134376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152" calcext:value-type="float">
            <text:p>70152</text:p>
          </table:table-cell>
          <table:table-cell office:value-type="float" office:value="63216" calcext:value-type="float">
            <text:p>63216</text:p>
          </table:table-cell>
          <table:table-cell office:value-type="float" office:value="1733" calcext:value-type="float">
            <text:p>1733</text:p>
          </table:table-cell>
          <table:table-cell office:value-type="float" office:value="1563" calcext:value-type="float">
            <text:p>1563</text:p>
          </table:table-cell>
          <table:table-cell office:value-type="float" office:value="1.073806" calcext:value-type="float">
            <text:p>1.073806</text:p>
          </table:table-cell>
          <table:table-cell office:value-type="float" office:value="100.862746" calcext:value-type="float">
            <text:p>100.862746</text:p>
          </table:table-cell>
          <table:table-cell office:value-type="float" office:value="99.78894" calcext:value-type="float">
            <text:p>99.78894</text:p>
          </table:table-cell>
          <table:table-cell office:value-type="float" office:value="0.005068" calcext:value-type="float">
            <text:p>0.005068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52" calcext:value-type="float">
            <text:p>3752</text:p>
          </table:table-cell>
          <table:table-cell office:value-type="float" office:value="2664" calcext:value-type="float">
            <text:p>2664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.041929" calcext:value-type="float">
            <text:p>1.041929</text:p>
          </table:table-cell>
          <table:table-cell office:value-type="float" office:value="97.06039" calcext:value-type="float">
            <text:p>97.06039</text:p>
          </table:table-cell>
          <table:table-cell office:value-type="float" office:value="96.018461" calcext:value-type="float">
            <text:p>96.018461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62" calcext:value-type="float">
            <text:p>1662</text:p>
          </table:table-cell>
          <table:table-cell office:value-type="float" office:value="1272" calcext:value-type="float">
            <text:p>127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.127659" calcext:value-type="float">
            <text:p>1.127659</text:p>
          </table:table-cell>
          <table:table-cell office:value-type="float" office:value="97.557304" calcext:value-type="float">
            <text:p>97.557304</text:p>
          </table:table-cell>
          <table:table-cell office:value-type="float" office:value="96.429644" calcext:value-type="float">
            <text:p>96.42964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9984" calcext:value-type="float">
            <text:p>998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.851954" calcext:value-type="float">
            <text:p>2.851954</text:p>
          </table:table-cell>
          <table:table-cell office:value-type="float" office:value="99.819486" calcext:value-type="float">
            <text:p>99.819486</text:p>
          </table:table-cell>
          <table:table-cell office:value-type="float" office:value="96.967532" calcext:value-type="float">
            <text:p>96.967532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11645640" calcext:value-type="float">
            <text:p>11645640</text:p>
          </table:table-cell>
          <table:table-cell office:value-type="float" office:value="21682" calcext:value-type="float">
            <text:p>21682</text:p>
          </table:table-cell>
          <table:table-cell office:value-type="float" office:value="11070" calcext:value-type="float">
            <text:p>11070</text:p>
          </table:table-cell>
          <table:table-cell office:value-type="float" office:value="1.017341" calcext:value-type="float">
            <text:p>1.017341</text:p>
          </table:table-cell>
          <table:table-cell office:value-type="float" office:value="100.804162" calcext:value-type="float">
            <text:p>100.804162</text:p>
          </table:table-cell>
          <table:table-cell office:value-type="float" office:value="99.786821" calcext:value-type="float">
            <text:p>99.786821</text:p>
          </table:table-cell>
          <table:table-cell office:value-type="float" office:value="0.933642" calcext:value-type="float">
            <text:p>0.93364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6308" calcext:value-type="float">
            <text:p>22806308</text:p>
          </table:table-cell>
          <table:table-cell office:value-type="float" office:value="1569584" calcext:value-type="float">
            <text:p>1569584</text:p>
          </table:table-cell>
          <table:table-cell office:value-type="float" office:value="21679" calcext:value-type="float">
            <text:p>21679</text:p>
          </table:table-cell>
          <table:table-cell office:value-type="float" office:value="1492" calcext:value-type="float">
            <text:p>1492</text:p>
          </table:table-cell>
          <table:table-cell office:value-type="float" office:value="1.296687" calcext:value-type="float">
            <text:p>1.296687</text:p>
          </table:table-cell>
          <table:table-cell office:value-type="float" office:value="100.615872" calcext:value-type="float">
            <text:p>100.615872</text:p>
          </table:table-cell>
          <table:table-cell office:value-type="float" office:value="99.319185" calcext:value-type="float">
            <text:p>99.319185</text:p>
          </table:table-cell>
          <table:table-cell office:value-type="float" office:value="0.126427" calcext:value-type="float">
            <text:p>0.126427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960" calcext:value-type="float">
            <text:p>81960</text:p>
          </table:table-cell>
          <table:table-cell office:value-type="float" office:value="71640" calcext:value-type="float">
            <text:p>71640</text:p>
          </table:table-cell>
          <table:table-cell office:value-type="float" office:value="2031" calcext:value-type="float">
            <text:p>2031</text:p>
          </table:table-cell>
          <table:table-cell office:value-type="float" office:value="1777" calcext:value-type="float">
            <text:p>1777</text:p>
          </table:table-cell>
          <table:table-cell office:value-type="float" office:value="1.086762" calcext:value-type="float">
            <text:p>1.086762</text:p>
          </table:table-cell>
          <table:table-cell office:value-type="float" office:value="101.001455" calcext:value-type="float">
            <text:p>101.001455</text:p>
          </table:table-cell>
          <table:table-cell office:value-type="float" office:value="99.914693" calcext:value-type="float">
            <text:p>99.914693</text:p>
          </table:table-cell>
          <table:table-cell office:value-type="float" office:value="0.005736" calcext:value-type="float">
            <text:p>0.005736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36" calcext:value-type="float">
            <text:p>3136</text:p>
          </table:table-cell>
          <table:table-cell office:value-type="float" office:value="2216" calcext:value-type="float">
            <text:p>2216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.048373" calcext:value-type="float">
            <text:p>1.048373</text:p>
          </table:table-cell>
          <table:table-cell office:value-type="float" office:value="100.742682" calcext:value-type="float">
            <text:p>100.742682</text:p>
          </table:table-cell>
          <table:table-cell office:value-type="float" office:value="99.69431" calcext:value-type="float">
            <text:p>99.6943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28" calcext:value-type="float">
            <text:p>1428</text:p>
          </table:table-cell>
          <table:table-cell office:value-type="float" office:value="1248" calcext:value-type="float">
            <text:p>124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137482" calcext:value-type="float">
            <text:p>1.137482</text:p>
          </table:table-cell>
          <table:table-cell office:value-type="float" office:value="100.7179" calcext:value-type="float">
            <text:p>100.7179</text:p>
          </table:table-cell>
          <table:table-cell office:value-type="float" office:value="99.580418" calcext:value-type="float">
            <text:p>99.5804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56" calcext:value-type="float">
            <text:p>9456</text:p>
          </table:table-cell>
          <table:table-cell office:value-type="float" office:value="9168" calcext:value-type="float">
            <text:p>9168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.957055" calcext:value-type="float">
            <text:p>2.957055</text:p>
          </table:table-cell>
          <table:table-cell office:value-type="float" office:value="99.868854" calcext:value-type="float">
            <text:p>99.868854</text:p>
          </table:table-cell>
          <table:table-cell office:value-type="float" office:value="96.911798" calcext:value-type="float">
            <text:p>96.911798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11791868" calcext:value-type="float">
            <text:p>11791868</text:p>
          </table:table-cell>
          <table:table-cell office:value-type="float" office:value="21780" calcext:value-type="float">
            <text:p>21780</text:p>
          </table:table-cell>
          <table:table-cell office:value-type="float" office:value="11209" calcext:value-type="float">
            <text:p>11209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0.944535" calcext:value-type="float">
            <text:p>100.944535</text:p>
          </table:table-cell>
          <table:table-cell office:value-type="float" office:value="99.935234" calcext:value-type="float">
            <text:p>99.935234</text:p>
          </table:table-cell>
          <table:table-cell office:value-type="float" office:value="0.943961" calcext:value-type="float">
            <text:p>0.943961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0456" calcext:value-type="float">
            <text:p>22910456</text:p>
          </table:table-cell>
          <table:table-cell office:value-type="float" office:value="1564324" calcext:value-type="float">
            <text:p>1564324</text:p>
          </table:table-cell>
          <table:table-cell office:value-type="float" office:value="21778" calcext:value-type="float">
            <text:p>21778</text:p>
          </table:table-cell>
          <table:table-cell office:value-type="float" office:value="1487" calcext:value-type="float">
            <text:p>1487</text:p>
          </table:table-cell>
          <table:table-cell office:value-type="float" office:value="1.242497" calcext:value-type="float">
            <text:p>1.242497</text:p>
          </table:table-cell>
          <table:table-cell office:value-type="float" office:value="101.102191" calcext:value-type="float">
            <text:p>101.102191</text:p>
          </table:table-cell>
          <table:table-cell office:value-type="float" office:value="99.859694" calcext:value-type="float">
            <text:p>99.859694</text:p>
          </table:table-cell>
          <table:table-cell office:value-type="float" office:value="0.125322" calcext:value-type="float">
            <text:p>0.125322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424" calcext:value-type="float">
            <text:p>76424</text:p>
          </table:table-cell>
          <table:table-cell office:value-type="float" office:value="70224" calcext:value-type="float">
            <text:p>70224</text:p>
          </table:table-cell>
          <table:table-cell office:value-type="float" office:value="1889" calcext:value-type="float">
            <text:p>1889</text:p>
          </table:table-cell>
          <table:table-cell office:value-type="float" office:value="1738" calcext:value-type="float">
            <text:p>1738</text:p>
          </table:table-cell>
          <table:table-cell office:value-type="float" office:value="1.064034" calcext:value-type="float">
            <text:p>1.064034</text:p>
          </table:table-cell>
          <table:table-cell office:value-type="float" office:value="101.105119" calcext:value-type="float">
            <text:p>101.105119</text:p>
          </table:table-cell>
          <table:table-cell office:value-type="float" office:value="100.041085" calcext:value-type="float">
            <text:p>100.041085</text:p>
          </table:table-cell>
          <table:table-cell office:value-type="float" office:value="0.005616" calcext:value-type="float">
            <text:p>0.005616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20" calcext:value-type="float">
            <text:p>3120</text:p>
          </table:table-cell>
          <table:table-cell office:value-type="float" office:value="2200" calcext:value-type="float">
            <text:p>2200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1.032477" calcext:value-type="float">
            <text:p>1.032477</text:p>
          </table:table-cell>
          <table:table-cell office:value-type="float" office:value="100.949046" calcext:value-type="float">
            <text:p>100.949046</text:p>
          </table:table-cell>
          <table:table-cell office:value-type="float" office:value="99.916568" calcext:value-type="float">
            <text:p>99.916568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0" calcext:value-type="float">
            <text:p>1890</text:p>
          </table:table-cell>
          <table:table-cell office:value-type="float" office:value="1452" calcext:value-type="float">
            <text:p>145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.121807" calcext:value-type="float">
            <text:p>1.121807</text:p>
          </table:table-cell>
          <table:table-cell office:value-type="float" office:value="101.103705" calcext:value-type="float">
            <text:p>101.103705</text:p>
          </table:table-cell>
          <table:table-cell office:value-type="float" office:value="99.981898" calcext:value-type="float">
            <text:p>99.98189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24" calcext:value-type="float">
            <text:p>10224</text:p>
          </table:table-cell>
          <table:table-cell office:value-type="float" office:value="9936" calcext:value-type="float">
            <text:p>9936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.867693" calcext:value-type="float">
            <text:p>2.867693</text:p>
          </table:table-cell>
          <table:table-cell office:value-type="float" office:value="100.802674" calcext:value-type="float">
            <text:p>100.802674</text:p>
          </table:table-cell>
          <table:table-cell office:value-type="float" office:value="97.934981" calcext:value-type="float">
            <text:p>97.934981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12435692" calcext:value-type="float">
            <text:p>12435692</text:p>
          </table:table-cell>
          <table:table-cell office:value-type="float" office:value="21879" calcext:value-type="float">
            <text:p>21879</text:p>
          </table:table-cell>
          <table:table-cell office:value-type="float" office:value="11821" calcext:value-type="float">
            <text:p>11821</text:p>
          </table:table-cell>
          <table:table-cell office:value-type="float" office:value="1.036478" calcext:value-type="float">
            <text:p>1.036478</text:p>
          </table:table-cell>
          <table:table-cell office:value-type="float" office:value="100.792907" calcext:value-type="float">
            <text:p>100.792907</text:p>
          </table:table-cell>
          <table:table-cell office:value-type="float" office:value="99.756429" calcext:value-type="float">
            <text:p>99.756429</text:p>
          </table:table-cell>
          <table:table-cell office:value-type="float" office:value="0.997284" calcext:value-type="float">
            <text:p>0.997284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752" calcext:value-type="float">
            <text:p>10752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1.021511" calcext:value-type="float">
            <text:p>1.021511</text:p>
          </table:table-cell>
          <table:table-cell office:value-type="float" office:value="100.455518" calcext:value-type="float">
            <text:p>100.455518</text:p>
          </table:table-cell>
          <table:table-cell office:value-type="float" office:value="99.434006" calcext:value-type="float">
            <text:p>99.434006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4604" calcext:value-type="float">
            <text:p>23014604</text:p>
          </table:table-cell>
          <table:table-cell office:value-type="float" office:value="1463332" calcext:value-type="float">
            <text:p>1463332</text:p>
          </table:table-cell>
          <table:table-cell office:value-type="float" office:value="21877" calcext:value-type="float">
            <text:p>21877</text:p>
          </table:table-cell>
          <table:table-cell office:value-type="float" office:value="1391" calcext:value-type="float">
            <text:p>1391</text:p>
          </table:table-cell>
          <table:table-cell office:value-type="float" office:value="1.903558" calcext:value-type="float">
            <text:p>1.903558</text:p>
          </table:table-cell>
          <table:table-cell office:value-type="float" office:value="101.840923" calcext:value-type="float">
            <text:p>101.840923</text:p>
          </table:table-cell>
          <table:table-cell office:value-type="float" office:value="99.937366" calcext:value-type="float">
            <text:p>99.937366</text:p>
          </table:table-cell>
          <table:table-cell office:value-type="float" office:value="0.11714" calcext:value-type="float">
            <text:p>0.11714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336" calcext:value-type="float">
            <text:p>72336</text:p>
          </table:table-cell>
          <table:table-cell office:value-type="float" office:value="61800" calcext:value-type="float">
            <text:p>61800</text:p>
          </table:table-cell>
          <table:table-cell office:value-type="float" office:value="1788" calcext:value-type="float">
            <text:p>1788</text:p>
          </table:table-cell>
          <table:table-cell office:value-type="float" office:value="1530" calcext:value-type="float">
            <text:p>1530</text:p>
          </table:table-cell>
          <table:table-cell office:value-type="float" office:value="1.444622" calcext:value-type="float">
            <text:p>1.444622</text:p>
          </table:table-cell>
          <table:table-cell office:value-type="float" office:value="101.335779" calcext:value-type="float">
            <text:p>101.335779</text:p>
          </table:table-cell>
          <table:table-cell office:value-type="float" office:value="99.891157" calcext:value-type="float">
            <text:p>99.891157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8" calcext:value-type="float">
            <text:p>3648</text:p>
          </table:table-cell>
          <table:table-cell office:value-type="float" office:value="2304" calcext:value-type="float">
            <text:p>230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.339651" calcext:value-type="float">
            <text:p>1.339651</text:p>
          </table:table-cell>
          <table:table-cell office:value-type="float" office:value="101.338759" calcext:value-type="float">
            <text:p>101.338759</text:p>
          </table:table-cell>
          <table:table-cell office:value-type="float" office:value="99.999108" calcext:value-type="float">
            <text:p>99.99910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0" calcext:value-type="float">
            <text:p>1740</text:p>
          </table:table-cell>
          <table:table-cell office:value-type="float" office:value="1560" calcext:value-type="float">
            <text:p>156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.579642" calcext:value-type="float">
            <text:p>1.579642</text:p>
          </table:table-cell>
          <table:table-cell office:value-type="float" office:value="101.337353" calcext:value-type="float">
            <text:p>101.337353</text:p>
          </table:table-cell>
          <table:table-cell office:value-type="float" office:value="99.757711" calcext:value-type="float">
            <text:p>99.75771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11309000" calcext:value-type="float">
            <text:p>11309000</text:p>
          </table:table-cell>
          <table:table-cell office:value-type="float" office:value="21978" calcext:value-type="float">
            <text:p>21978</text:p>
          </table:table-cell>
          <table:table-cell office:value-type="float" office:value="10750" calcext:value-type="float">
            <text:p>10750</text:p>
          </table:table-cell>
          <table:table-cell office:value-type="float" office:value="1.007353" calcext:value-type="float">
            <text:p>1.007353</text:p>
          </table:table-cell>
          <table:table-cell office:value-type="float" office:value="100.674995" calcext:value-type="float">
            <text:p>100.674995</text:p>
          </table:table-cell>
          <table:table-cell office:value-type="float" office:value="99.667642" calcext:value-type="float">
            <text:p>99.667642</text:p>
          </table:table-cell>
          <table:table-cell office:value-type="float" office:value="0.907737" calcext:value-type="float">
            <text:p>0.90773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18752" calcext:value-type="float">
            <text:p>23118752</text:p>
          </table:table-cell>
          <table:table-cell office:value-type="float" office:value="1630600" calcext:value-type="float">
            <text:p>1630600</text:p>
          </table:table-cell>
          <table:table-cell office:value-type="float" office:value="21976" calcext:value-type="float">
            <text:p>21976</text:p>
          </table:table-cell>
          <table:table-cell office:value-type="float" office:value="1550" calcext:value-type="float">
            <text:p>1550</text:p>
          </table:table-cell>
          <table:table-cell office:value-type="float" office:value="1.904293" calcext:value-type="float">
            <text:p>1.904293</text:p>
          </table:table-cell>
          <table:table-cell office:value-type="float" office:value="100.7986" calcext:value-type="float">
            <text:p>100.7986</text:p>
          </table:table-cell>
          <table:table-cell office:value-type="float" office:value="98.894308" calcext:value-type="float">
            <text:p>98.894308</text:p>
          </table:table-cell>
          <table:table-cell office:value-type="float" office:value="0.131906" calcext:value-type="float">
            <text:p>0.131906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656" calcext:value-type="float">
            <text:p>84656</text:p>
          </table:table-cell>
          <table:table-cell office:value-type="float" office:value="74872" calcext:value-type="float">
            <text:p>74872</text:p>
          </table:table-cell>
          <table:table-cell office:value-type="float" office:value="2095" calcext:value-type="float">
            <text:p>2095</text:p>
          </table:table-cell>
          <table:table-cell office:value-type="float" office:value="1855" calcext:value-type="float">
            <text:p>1855</text:p>
          </table:table-cell>
          <table:table-cell office:value-type="float" office:value="1.461165" calcext:value-type="float">
            <text:p>1.461165</text:p>
          </table:table-cell>
          <table:table-cell office:value-type="float" office:value="100.800075" calcext:value-type="float">
            <text:p>100.800075</text:p>
          </table:table-cell>
          <table:table-cell office:value-type="float" office:value="99.33891" calcext:value-type="float">
            <text:p>99.33891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84" calcext:value-type="float">
            <text:p>3184</text:p>
          </table:table-cell>
          <table:table-cell office:value-type="float" office:value="2112" calcext:value-type="float">
            <text:p>211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1.351131" calcext:value-type="float">
            <text:p>1.351131</text:p>
          </table:table-cell>
          <table:table-cell office:value-type="float" office:value="100.939117" calcext:value-type="float">
            <text:p>100.939117</text:p>
          </table:table-cell>
          <table:table-cell office:value-type="float" office:value="99.587985" calcext:value-type="float">
            <text:p>99.58798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54" calcext:value-type="float">
            <text:p>1854</text:p>
          </table:table-cell>
          <table:table-cell office:value-type="float" office:value="1554" calcext:value-type="float">
            <text:p>155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.601428" calcext:value-type="float">
            <text:p>1.601428</text:p>
          </table:table-cell>
          <table:table-cell office:value-type="float" office:value="100.937471" calcext:value-type="float">
            <text:p>100.937471</text:p>
          </table:table-cell>
          <table:table-cell office:value-type="float" office:value="99.336042" calcext:value-type="float">
            <text:p>99.33604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44" calcext:value-type="float">
            <text:p>10944</text:p>
          </table:table-cell>
          <table:table-cell office:value-type="float" office:value="10608" calcext:value-type="float">
            <text:p>10608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3.398695" calcext:value-type="float">
            <text:p>3.398695</text:p>
          </table:table-cell>
          <table:table-cell office:value-type="float" office:value="100.190035" calcext:value-type="float">
            <text:p>100.190035</text:p>
          </table:table-cell>
          <table:table-cell office:value-type="float" office:value="96.79134" calcext:value-type="float">
            <text:p>96.79134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11787660" calcext:value-type="float">
            <text:p>11787660</text:p>
          </table:table-cell>
          <table:table-cell office:value-type="float" office:value="22077" calcext:value-type="float">
            <text:p>22077</text:p>
          </table:table-cell>
          <table:table-cell office:value-type="float" office:value="11205" calcext:value-type="float">
            <text:p>11205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100.790093" calcext:value-type="float">
            <text:p>100.790093</text:p>
          </table:table-cell>
          <table:table-cell office:value-type="float" office:value="99.775813" calcext:value-type="float">
            <text:p>99.775813</text:p>
          </table:table-cell>
          <table:table-cell office:value-type="float" office:value="0.945132" calcext:value-type="float">
            <text:p>0.945132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2900" calcext:value-type="float">
            <text:p>23222900</text:p>
          </table:table-cell>
          <table:table-cell office:value-type="float" office:value="1513828" calcext:value-type="float">
            <text:p>1513828</text:p>
          </table:table-cell>
          <table:table-cell office:value-type="float" office:value="22075" calcext:value-type="float">
            <text:p>22075</text:p>
          </table:table-cell>
          <table:table-cell office:value-type="float" office:value="1439" calcext:value-type="float">
            <text:p>1439</text:p>
          </table:table-cell>
          <table:table-cell office:value-type="float" office:value="1.345188" calcext:value-type="float">
            <text:p>1.345188</text:p>
          </table:table-cell>
          <table:table-cell office:value-type="float" office:value="99.201888" calcext:value-type="float">
            <text:p>99.201888</text:p>
          </table:table-cell>
          <table:table-cell office:value-type="float" office:value="97.8567" calcext:value-type="float">
            <text:p>97.8567</text:p>
          </table:table-cell>
          <table:table-cell office:value-type="float" office:value="0.123759" calcext:value-type="float">
            <text:p>0.123759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6344" calcext:value-type="float">
            <text:p>66344</text:p>
          </table:table-cell>
          <table:table-cell office:value-type="float" office:value="55624" calcext:value-type="float">
            <text:p>55624</text:p>
          </table:table-cell>
          <table:table-cell office:value-type="float" office:value="1636" calcext:value-type="float">
            <text:p>1636</text:p>
          </table:table-cell>
          <table:table-cell office:value-type="float" office:value="1375" calcext:value-type="float">
            <text:p>1375</text:p>
          </table:table-cell>
          <table:table-cell office:value-type="float" office:value="1.105003" calcext:value-type="float">
            <text:p>1.105003</text:p>
          </table:table-cell>
          <table:table-cell office:value-type="float" office:value="100.806026" calcext:value-type="float">
            <text:p>100.806026</text:p>
          </table:table-cell>
          <table:table-cell office:value-type="float" office:value="99.701023" calcext:value-type="float">
            <text:p>99.701023</text:p>
          </table:table-cell>
          <table:table-cell office:value-type="float" office:value="0.004463" calcext:value-type="float">
            <text:p>0.004463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64" calcext:value-type="float">
            <text:p>3464</text:p>
          </table:table-cell>
          <table:table-cell office:value-type="float" office:value="2536" calcext:value-type="float">
            <text:p>253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.062041" calcext:value-type="float">
            <text:p>1.062041</text:p>
          </table:table-cell>
          <table:table-cell office:value-type="float" office:value="100.907617" calcext:value-type="float">
            <text:p>100.907617</text:p>
          </table:table-cell>
          <table:table-cell office:value-type="float" office:value="99.845576" calcext:value-type="float">
            <text:p>99.84557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30" calcext:value-type="float">
            <text:p>1830</text:p>
          </table:table-cell>
          <table:table-cell office:value-type="float" office:value="1572" calcext:value-type="float">
            <text:p>157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.185866" calcext:value-type="float">
            <text:p>1.185866</text:p>
          </table:table-cell>
          <table:table-cell office:value-type="float" office:value="97.919621" calcext:value-type="float">
            <text:p>97.919621</text:p>
          </table:table-cell>
          <table:table-cell office:value-type="float" office:value="96.733755" calcext:value-type="float">
            <text:p>96.73375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416" calcext:value-type="float">
            <text:p>10416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.97627" calcext:value-type="float">
            <text:p>2.97627</text:p>
          </table:table-cell>
          <table:table-cell office:value-type="float" office:value="100.909143" calcext:value-type="float">
            <text:p>100.909143</text:p>
          </table:table-cell>
          <table:table-cell office:value-type="float" office:value="97.932872" calcext:value-type="float">
            <text:p>97.932872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11115432" calcext:value-type="float">
            <text:p>11115432</text:p>
          </table:table-cell>
          <table:table-cell office:value-type="float" office:value="22176" calcext:value-type="float">
            <text:p>22176</text:p>
          </table:table-cell>
          <table:table-cell office:value-type="float" office:value="10566" calcext:value-type="float">
            <text:p>10566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100.720444" calcext:value-type="float">
            <text:p>100.720444</text:p>
          </table:table-cell>
          <table:table-cell office:value-type="float" office:value="99.701184" calcext:value-type="float">
            <text:p>99.701184</text:p>
          </table:table-cell>
          <table:table-cell office:value-type="float" office:value="0.8919" calcext:value-type="float">
            <text:p>0.8919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7048" calcext:value-type="float">
            <text:p>23327048</text:p>
          </table:table-cell>
          <table:table-cell office:value-type="float" office:value="1666368" calcext:value-type="float">
            <text:p>1666368</text:p>
          </table:table-cell>
          <table:table-cell office:value-type="float" office:value="22174" calcext:value-type="float">
            <text:p>22174</text:p>
          </table:table-cell>
          <table:table-cell office:value-type="float" office:value="1584" calcext:value-type="float">
            <text:p>1584</text:p>
          </table:table-cell>
          <table:table-cell office:value-type="float" office:value="3.042742" calcext:value-type="float">
            <text:p>3.042742</text:p>
          </table:table-cell>
          <table:table-cell office:value-type="float" office:value="100.010817" calcext:value-type="float">
            <text:p>100.010817</text:p>
          </table:table-cell>
          <table:table-cell office:value-type="float" office:value="96.968075" calcext:value-type="float">
            <text:p>96.968075</text:p>
          </table:table-cell>
          <table:table-cell office:value-type="float" office:value="0.137478" calcext:value-type="float">
            <text:p>0.137478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424" calcext:value-type="float">
            <text:p>80424</text:p>
          </table:table-cell>
          <table:table-cell office:value-type="float" office:value="70272" calcext:value-type="float">
            <text:p>70272</text:p>
          </table:table-cell>
          <table:table-cell office:value-type="float" office:value="1988" calcext:value-type="float">
            <text:p>1988</text:p>
          </table:table-cell>
          <table:table-cell office:value-type="float" office:value="1740" calcext:value-type="float">
            <text:p>1740</text:p>
          </table:table-cell>
          <table:table-cell office:value-type="float" office:value="1.104919" calcext:value-type="float">
            <text:p>1.104919</text:p>
          </table:table-cell>
          <table:table-cell office:value-type="float" office:value="100.841368" calcext:value-type="float">
            <text:p>100.841368</text:p>
          </table:table-cell>
          <table:table-cell office:value-type="float" office:value="99.736449" calcext:value-type="float">
            <text:p>99.736449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56" calcext:value-type="float">
            <text:p>3456</text:p>
          </table:table-cell>
          <table:table-cell office:value-type="float" office:value="2080" calcext:value-type="float">
            <text:p>2080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.049642" calcext:value-type="float">
            <text:p>1.049642</text:p>
          </table:table-cell>
          <table:table-cell office:value-type="float" office:value="100.838436" calcext:value-type="float">
            <text:p>100.838436</text:p>
          </table:table-cell>
          <table:table-cell office:value-type="float" office:value="99.788794" calcext:value-type="float">
            <text:p>99.78879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1752" calcext:value-type="float">
            <text:p>175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.421982" calcext:value-type="float">
            <text:p>2.421982</text:p>
          </table:table-cell>
          <table:table-cell office:value-type="float" office:value="100.64865" calcext:value-type="float">
            <text:p>100.64865</text:p>
          </table:table-cell>
          <table:table-cell office:value-type="float" office:value="98.226668" calcext:value-type="float">
            <text:p>98.22666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72" calcext:value-type="float">
            <text:p>10272</text:p>
          </table:table-cell>
          <table:table-cell office:value-type="float" office:value="10080" calcext:value-type="float">
            <text:p>10080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3.738889" calcext:value-type="float">
            <text:p>3.738889</text:p>
          </table:table-cell>
          <table:table-cell office:value-type="float" office:value="100.839962" calcext:value-type="float">
            <text:p>100.839962</text:p>
          </table:table-cell>
          <table:table-cell office:value-type="float" office:value="97.101074" calcext:value-type="float">
            <text:p>97.10107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11524660" calcext:value-type="float">
            <text:p>11524660</text:p>
          </table:table-cell>
          <table:table-cell office:value-type="float" office:value="22276" calcext:value-type="float">
            <text:p>22276</text:p>
          </table:table-cell>
          <table:table-cell office:value-type="float" office:value="10955" calcext:value-type="float">
            <text:p>10955</text:p>
          </table:table-cell>
          <table:table-cell office:value-type="float" office:value="1.018329" calcext:value-type="float">
            <text:p>1.018329</text:p>
          </table:table-cell>
          <table:table-cell office:value-type="float" office:value="100.871261" calcext:value-type="float">
            <text:p>100.871261</text:p>
          </table:table-cell>
          <table:table-cell office:value-type="float" office:value="99.852932" calcext:value-type="float">
            <text:p>99.852932</text:p>
          </table:table-cell>
          <table:table-cell office:value-type="float" office:value="0.923331" calcext:value-type="float">
            <text:p>0.923331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1196" calcext:value-type="float">
            <text:p>23431196</text:p>
          </table:table-cell>
          <table:table-cell office:value-type="float" office:value="1645328" calcext:value-type="float">
            <text:p>1645328</text:p>
          </table:table-cell>
          <table:table-cell office:value-type="float" office:value="22273" calcext:value-type="float">
            <text:p>22273</text:p>
          </table:table-cell>
          <table:table-cell office:value-type="float" office:value="1564" calcext:value-type="float">
            <text:p>1564</text:p>
          </table:table-cell>
          <table:table-cell office:value-type="float" office:value="1.281753" calcext:value-type="float">
            <text:p>1.281753</text:p>
          </table:table-cell>
          <table:table-cell office:value-type="float" office:value="100.356628" calcext:value-type="float">
            <text:p>100.356628</text:p>
          </table:table-cell>
          <table:table-cell office:value-type="float" office:value="99.074875" calcext:value-type="float">
            <text:p>99.074875</text:p>
          </table:table-cell>
          <table:table-cell office:value-type="float" office:value="0.132855" calcext:value-type="float">
            <text:p>0.132855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872" calcext:value-type="float">
            <text:p>74872</text:p>
          </table:table-cell>
          <table:table-cell office:value-type="float" office:value="66480" calcext:value-type="float">
            <text:p>66480</text:p>
          </table:table-cell>
          <table:table-cell office:value-type="float" office:value="1851" calcext:value-type="float">
            <text:p>1851</text:p>
          </table:table-cell>
          <table:table-cell office:value-type="float" office:value="1647" calcext:value-type="float">
            <text:p>1647</text:p>
          </table:table-cell>
          <table:table-cell office:value-type="float" office:value="1.086461" calcext:value-type="float">
            <text:p>1.086461</text:p>
          </table:table-cell>
          <table:table-cell office:value-type="float" office:value="100.88434" calcext:value-type="float">
            <text:p>100.88434</text:p>
          </table:table-cell>
          <table:table-cell office:value-type="float" office:value="99.797879" calcext:value-type="float">
            <text:p>99.797879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20" calcext:value-type="float">
            <text:p>2920</text:p>
          </table:table-cell>
          <table:table-cell office:value-type="float" office:value="2320" calcext:value-type="float">
            <text:p>232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.043149" calcext:value-type="float">
            <text:p>1.043149</text:p>
          </table:table-cell>
          <table:table-cell office:value-type="float" office:value="97.249425" calcext:value-type="float">
            <text:p>97.249425</text:p>
          </table:table-cell>
          <table:table-cell office:value-type="float" office:value="96.206276" calcext:value-type="float">
            <text:p>96.206276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60" calcext:value-type="float">
            <text:p>1260</text:p>
          </table:table-cell>
          <table:table-cell office:value-type="float" office:value="1110" calcext:value-type="float">
            <text:p>111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.143813" calcext:value-type="float">
            <text:p>1.143813</text:p>
          </table:table-cell>
          <table:table-cell office:value-type="float" office:value="100.501088" calcext:value-type="float">
            <text:p>100.501088</text:p>
          </table:table-cell>
          <table:table-cell office:value-type="float" office:value="99.357274" calcext:value-type="float">
            <text:p>99.357274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560" calcext:value-type="float">
            <text:p>10560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.947954" calcext:value-type="float">
            <text:p>2.947954</text:p>
          </table:table-cell>
          <table:table-cell office:value-type="float" office:value="101.062752" calcext:value-type="float">
            <text:p>101.062752</text:p>
          </table:table-cell>
          <table:table-cell office:value-type="float" office:value="98.114797" calcext:value-type="float">
            <text:p>98.114797</text:p>
          </table:table-cell>
          <table:table-cell office:value-type="float" office:value="0.000861" calcext:value-type="float">
            <text:p>0.000861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12301036" calcext:value-type="float">
            <text:p>12301036</text:p>
          </table:table-cell>
          <table:table-cell office:value-type="float" office:value="22374" calcext:value-type="float">
            <text:p>22374</text:p>
          </table:table-cell>
          <table:table-cell office:value-type="float" office:value="11693" calcext:value-type="float">
            <text:p>11693</text:p>
          </table:table-cell>
          <table:table-cell office:value-type="float" office:value="1.007282" calcext:value-type="float">
            <text:p>1.007282</text:p>
          </table:table-cell>
          <table:table-cell office:value-type="float" office:value="100.569648" calcext:value-type="float">
            <text:p>100.569648</text:p>
          </table:table-cell>
          <table:table-cell office:value-type="float" office:value="99.562366" calcext:value-type="float">
            <text:p>99.562366</text:p>
          </table:table-cell>
          <table:table-cell office:value-type="float" office:value="0.988409" calcext:value-type="float">
            <text:p>0.988409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5344" calcext:value-type="float">
            <text:p>23535344</text:p>
          </table:table-cell>
          <table:table-cell office:value-type="float" office:value="1437032" calcext:value-type="float">
            <text:p>1437032</text:p>
          </table:table-cell>
          <table:table-cell office:value-type="float" office:value="22372" calcext:value-type="float">
            <text:p>22372</text:p>
          </table:table-cell>
          <table:table-cell office:value-type="float" office:value="1366" calcext:value-type="float">
            <text:p>1366</text:p>
          </table:table-cell>
          <table:table-cell office:value-type="float" office:value="2.031358" calcext:value-type="float">
            <text:p>2.031358</text:p>
          </table:table-cell>
          <table:table-cell office:value-type="float" office:value="99.476762" calcext:value-type="float">
            <text:p>99.476762</text:p>
          </table:table-cell>
          <table:table-cell office:value-type="float" office:value="97.445404" calcext:value-type="float">
            <text:p>97.445404</text:p>
          </table:table-cell>
          <table:table-cell office:value-type="float" office:value="0.117976" calcext:value-type="float">
            <text:p>0.117976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848" calcext:value-type="float">
            <text:p>74848</text:p>
          </table:table-cell>
          <table:table-cell office:value-type="float" office:value="64736" calcext:value-type="float">
            <text:p>64736</text:p>
          </table:table-cell>
          <table:table-cell office:value-type="float" office:value="1850" calcext:value-type="float">
            <text:p>1850</text:p>
          </table:table-cell>
          <table:table-cell office:value-type="float" office:value="1603" calcext:value-type="float">
            <text:p>1603</text:p>
          </table:table-cell>
          <table:table-cell office:value-type="float" office:value="1.472621" calcext:value-type="float">
            <text:p>1.472621</text:p>
          </table:table-cell>
          <table:table-cell office:value-type="float" office:value="100.593976" calcext:value-type="float">
            <text:p>100.593976</text:p>
          </table:table-cell>
          <table:table-cell office:value-type="float" office:value="99.121355" calcext:value-type="float">
            <text:p>99.121355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40" calcext:value-type="float">
            <text:p>404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.351562" calcext:value-type="float">
            <text:p>1.351562</text:p>
          </table:table-cell>
          <table:table-cell office:value-type="float" office:value="98.401243" calcext:value-type="float">
            <text:p>98.401243</text:p>
          </table:table-cell>
          <table:table-cell office:value-type="float" office:value="97.04968" calcext:value-type="float">
            <text:p>97.04968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88" calcext:value-type="float">
            <text:p>2088</text:p>
          </table:table-cell>
          <table:table-cell office:value-type="float" office:value="1788" calcext:value-type="float">
            <text:p>178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629852" calcext:value-type="float">
            <text:p>1.629852</text:p>
          </table:table-cell>
          <table:table-cell office:value-type="float" office:value="99.680166" calcext:value-type="float">
            <text:p>99.680166</text:p>
          </table:table-cell>
          <table:table-cell office:value-type="float" office:value="98.050314" calcext:value-type="float">
            <text:p>98.05031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936" calcext:value-type="float">
            <text:p>9936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4.424128" calcext:value-type="float">
            <text:p>4.424128</text:p>
          </table:table-cell>
          <table:table-cell office:value-type="float" office:value="99.389813" calcext:value-type="float">
            <text:p>99.389813</text:p>
          </table:table-cell>
          <table:table-cell office:value-type="float" office:value="94.965685" calcext:value-type="float">
            <text:p>94.965685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12790216" calcext:value-type="float">
            <text:p>12790216</text:p>
          </table:table-cell>
          <table:table-cell office:value-type="float" office:value="22474" calcext:value-type="float">
            <text:p>22474</text:p>
          </table:table-cell>
          <table:table-cell office:value-type="float" office:value="12158" calcext:value-type="float">
            <text:p>12158</text:p>
          </table:table-cell>
          <table:table-cell office:value-type="float" office:value="1.018281" calcext:value-type="float">
            <text:p>1.018281</text:p>
          </table:table-cell>
          <table:table-cell office:value-type="float" office:value="100.681134" calcext:value-type="float">
            <text:p>100.681134</text:p>
          </table:table-cell>
          <table:table-cell office:value-type="float" office:value="99.662854" calcext:value-type="float">
            <text:p>99.662854</text:p>
          </table:table-cell>
          <table:table-cell office:value-type="float" office:value="1.026679" calcext:value-type="float">
            <text:p>1.026679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39492" calcext:value-type="float">
            <text:p>23639492</text:p>
          </table:table-cell>
          <table:table-cell office:value-type="float" office:value="1358132" calcext:value-type="float">
            <text:p>1358132</text:p>
          </table:table-cell>
          <table:table-cell office:value-type="float" office:value="22471" calcext:value-type="float">
            <text:p>22471</text:p>
          </table:table-cell>
          <table:table-cell office:value-type="float" office:value="1291" calcext:value-type="float">
            <text:p>1291</text:p>
          </table:table-cell>
          <table:table-cell office:value-type="float" office:value="3.103391" calcext:value-type="float">
            <text:p>3.103391</text:p>
          </table:table-cell>
          <table:table-cell office:value-type="float" office:value="100.761539" calcext:value-type="float">
            <text:p>100.761539</text:p>
          </table:table-cell>
          <table:table-cell office:value-type="float" office:value="97.658148" calcext:value-type="float">
            <text:p>97.658148</text:p>
          </table:table-cell>
          <table:table-cell office:value-type="float" office:value="0.111256" calcext:value-type="float">
            <text:p>0.11125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128" calcext:value-type="float">
            <text:p>62128</text:p>
          </table:table-cell>
          <table:table-cell office:value-type="float" office:value="55400" calcext:value-type="float">
            <text:p>55400</text:p>
          </table:table-cell>
          <table:table-cell office:value-type="float" office:value="1536" calcext:value-type="float">
            <text:p>1536</text:p>
          </table:table-cell>
          <table:table-cell office:value-type="float" office:value="1372" calcext:value-type="float">
            <text:p>1372</text:p>
          </table:table-cell>
          <table:table-cell office:value-type="float" office:value="1.086182" calcext:value-type="float">
            <text:p>1.086182</text:p>
          </table:table-cell>
          <table:table-cell office:value-type="float" office:value="100.813534" calcext:value-type="float">
            <text:p>100.813534</text:p>
          </table:table-cell>
          <table:table-cell office:value-type="float" office:value="99.727352" calcext:value-type="float">
            <text:p>99.727352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68" calcext:value-type="float">
            <text:p>3168</text:p>
          </table:table-cell>
          <table:table-cell office:value-type="float" office:value="2384" calcext:value-type="float">
            <text:p>238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.04308" calcext:value-type="float">
            <text:p>1.04308</text:p>
          </table:table-cell>
          <table:table-cell office:value-type="float" office:value="100.810542" calcext:value-type="float">
            <text:p>100.810542</text:p>
          </table:table-cell>
          <table:table-cell office:value-type="float" office:value="99.767462" calcext:value-type="float">
            <text:p>99.767462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38" calcext:value-type="float">
            <text:p>1638</text:p>
          </table:table-cell>
          <table:table-cell office:value-type="float" office:value="1548" calcext:value-type="float">
            <text:p>154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.426296" calcext:value-type="float">
            <text:p>2.426296</text:p>
          </table:table-cell>
          <table:table-cell office:value-type="float" office:value="100.815" calcext:value-type="float">
            <text:p>100.815</text:p>
          </table:table-cell>
          <table:table-cell office:value-type="float" office:value="98.388705" calcext:value-type="float">
            <text:p>98.3887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600" calcext:value-type="float">
            <text:p>960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3.731983" calcext:value-type="float">
            <text:p>3.731983</text:p>
          </table:table-cell>
          <table:table-cell office:value-type="float" office:value="100.248603" calcext:value-type="float">
            <text:p>100.248603</text:p>
          </table:table-cell>
          <table:table-cell office:value-type="float" office:value="96.51662" calcext:value-type="float">
            <text:p>96.51662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11441552" calcext:value-type="float">
            <text:p>11441552</text:p>
          </table:table-cell>
          <table:table-cell office:value-type="float" office:value="22572" calcext:value-type="float">
            <text:p>22572</text:p>
          </table:table-cell>
          <table:table-cell office:value-type="float" office:value="10876" calcext:value-type="float">
            <text:p>10876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80751" calcext:value-type="float">
            <text:p>100.80751</text:p>
          </table:table-cell>
          <table:table-cell office:value-type="float" office:value="99.79215" calcext:value-type="float">
            <text:p>99.79215</text:p>
          </table:table-cell>
          <table:table-cell office:value-type="float" office:value="0.917231" calcext:value-type="float">
            <text:p>0.917231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3640" calcext:value-type="float">
            <text:p>23743640</text:p>
          </table:table-cell>
          <table:table-cell office:value-type="float" office:value="1732644" calcext:value-type="float">
            <text:p>1732644</text:p>
          </table:table-cell>
          <table:table-cell office:value-type="float" office:value="22570" calcext:value-type="float">
            <text:p>22570</text:p>
          </table:table-cell>
          <table:table-cell office:value-type="float" office:value="1647" calcext:value-type="float">
            <text:p>1647</text:p>
          </table:table-cell>
          <table:table-cell office:value-type="float" office:value="1.356673" calcext:value-type="float">
            <text:p>1.356673</text:p>
          </table:table-cell>
          <table:table-cell office:value-type="float" office:value="100.036313" calcext:value-type="float">
            <text:p>100.036313</text:p>
          </table:table-cell>
          <table:table-cell office:value-type="float" office:value="98.67964" calcext:value-type="float">
            <text:p>98.67964</text:p>
          </table:table-cell>
          <table:table-cell office:value-type="float" office:value="0.140466" calcext:value-type="float">
            <text:p>0.140466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256" calcext:value-type="float">
            <text:p>73256</text:p>
          </table:table-cell>
          <table:table-cell office:value-type="float" office:value="64232" calcext:value-type="float">
            <text:p>64232</text:p>
          </table:table-cell>
          <table:table-cell office:value-type="float" office:value="1809" calcext:value-type="float">
            <text:p>1809</text:p>
          </table:table-cell>
          <table:table-cell office:value-type="float" office:value="1589" calcext:value-type="float">
            <text:p>1589</text:p>
          </table:table-cell>
          <table:table-cell office:value-type="float" office:value="1.095517" calcext:value-type="float">
            <text:p>1.095517</text:p>
          </table:table-cell>
          <table:table-cell office:value-type="float" office:value="100.839364" calcext:value-type="float">
            <text:p>100.839364</text:p>
          </table:table-cell>
          <table:table-cell office:value-type="float" office:value="99.743846" calcext:value-type="float">
            <text:p>99.743846</text:p>
          </table:table-cell>
          <table:table-cell office:value-type="float" office:value="0.005152" calcext:value-type="float">
            <text:p>0.005152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92" calcext:value-type="float">
            <text:p>3392</text:p>
          </table:table-cell>
          <table:table-cell office:value-type="float" office:value="2240" calcext:value-type="float">
            <text:p>2240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1.047253" calcext:value-type="float">
            <text:p>1.047253</text:p>
          </table:table-cell>
          <table:table-cell office:value-type="float" office:value="100.481674" calcext:value-type="float">
            <text:p>100.481674</text:p>
          </table:table-cell>
          <table:table-cell office:value-type="float" office:value="99.434421" calcext:value-type="float">
            <text:p>99.43442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0" calcext:value-type="float">
            <text:p>2130</text:p>
          </table:table-cell>
          <table:table-cell office:value-type="float" office:value="1830" calcext:value-type="float">
            <text:p>183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.158993" calcext:value-type="float">
            <text:p>1.158993</text:p>
          </table:table-cell>
          <table:table-cell office:value-type="float" office:value="100.447315" calcext:value-type="float">
            <text:p>100.447315</text:p>
          </table:table-cell>
          <table:table-cell office:value-type="float" office:value="99.288322" calcext:value-type="float">
            <text:p>99.28832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512" calcext:value-type="float">
            <text:p>10512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.83424" calcext:value-type="float">
            <text:p>2.83424</text:p>
          </table:table-cell>
          <table:table-cell office:value-type="float" office:value="99.113203" calcext:value-type="float">
            <text:p>99.113203</text:p>
          </table:table-cell>
          <table:table-cell office:value-type="float" office:value="96.278963" calcext:value-type="float">
            <text:p>96.278963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11273232" calcext:value-type="float">
            <text:p>11273232</text:p>
          </table:table-cell>
          <table:table-cell office:value-type="float" office:value="22672" calcext:value-type="float">
            <text:p>22672</text:p>
          </table:table-cell>
          <table:table-cell office:value-type="float" office:value="10716" calcext:value-type="float">
            <text:p>10716</text:p>
          </table:table-cell>
          <table:table-cell office:value-type="float" office:value="1.014221" calcext:value-type="float">
            <text:p>1.014221</text:p>
          </table:table-cell>
          <table:table-cell office:value-type="float" office:value="100.75079" calcext:value-type="float">
            <text:p>100.75079</text:p>
          </table:table-cell>
          <table:table-cell office:value-type="float" office:value="99.73657" calcext:value-type="float">
            <text:p>99.73657</text:p>
          </table:table-cell>
          <table:table-cell office:value-type="float" office:value="0.904241" calcext:value-type="float">
            <text:p>0.904241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47788" calcext:value-type="float">
            <text:p>23847788</text:p>
          </table:table-cell>
          <table:table-cell office:value-type="float" office:value="1731592" calcext:value-type="float">
            <text:p>1731592</text:p>
          </table:table-cell>
          <table:table-cell office:value-type="float" office:value="22669" calcext:value-type="float">
            <text:p>22669</text:p>
          </table:table-cell>
          <table:table-cell office:value-type="float" office:value="1646" calcext:value-type="float">
            <text:p>1646</text:p>
          </table:table-cell>
          <table:table-cell office:value-type="float" office:value="1.255073" calcext:value-type="float">
            <text:p>1.255073</text:p>
          </table:table-cell>
          <table:table-cell office:value-type="float" office:value="101.383531" calcext:value-type="float">
            <text:p>101.383531</text:p>
          </table:table-cell>
          <table:table-cell office:value-type="float" office:value="100.128458" calcext:value-type="float">
            <text:p>100.128458</text:p>
          </table:table-cell>
          <table:table-cell office:value-type="float" office:value="0.13835" calcext:value-type="float">
            <text:p>0.13835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880" calcext:value-type="float">
            <text:p>79880</text:p>
          </table:table-cell>
          <table:table-cell office:value-type="float" office:value="69400" calcext:value-type="float">
            <text:p>69400</text:p>
          </table:table-cell>
          <table:table-cell office:value-type="float" office:value="1973" calcext:value-type="float">
            <text:p>1973</text:p>
          </table:table-cell>
          <table:table-cell office:value-type="float" office:value="1716" calcext:value-type="float">
            <text:p>1716</text:p>
          </table:table-cell>
          <table:table-cell office:value-type="float" office:value="1.076259" calcext:value-type="float">
            <text:p>1.076259</text:p>
          </table:table-cell>
          <table:table-cell office:value-type="float" office:value="100.904587" calcext:value-type="float">
            <text:p>100.904587</text:p>
          </table:table-cell>
          <table:table-cell office:value-type="float" office:value="99.828328" calcext:value-type="float">
            <text:p>99.828328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3024" calcext:value-type="float">
            <text:p>3024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1.039" calcext:value-type="float">
            <text:p>1.039</text:p>
          </table:table-cell>
          <table:table-cell office:value-type="float" office:value="96.865301" calcext:value-type="float">
            <text:p>96.865301</text:p>
          </table:table-cell>
          <table:table-cell office:value-type="float" office:value="95.826301" calcext:value-type="float">
            <text:p>95.826301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44" calcext:value-type="float">
            <text:p>2244</text:p>
          </table:table-cell>
          <table:table-cell office:value-type="float" office:value="1944" calcext:value-type="float">
            <text:p>194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.139845" calcext:value-type="float">
            <text:p>1.139845</text:p>
          </table:table-cell>
          <table:table-cell office:value-type="float" office:value="96.838874" calcext:value-type="float">
            <text:p>96.838874</text:p>
          </table:table-cell>
          <table:table-cell office:value-type="float" office:value="95.699029" calcext:value-type="float">
            <text:p>95.699029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128" calcext:value-type="float">
            <text:p>10128</text:p>
          </table:table-cell>
          <table:table-cell office:value-type="float" office:value="218" calcext:value-type="float">
            <text:p>218</text:p>
          </table:table-cell>
          <table:table-cell office:value-type="float" office:value="211" calcext:value-type="float">
            <text:p>211</text:p>
          </table:table-cell>
          <table:table-cell office:value-type="float" office:value="3.534209" calcext:value-type="float">
            <text:p>3.534209</text:p>
          </table:table-cell>
          <table:table-cell office:value-type="float" office:value="100.90306" calcext:value-type="float">
            <text:p>100.90306</text:p>
          </table:table-cell>
          <table:table-cell office:value-type="float" office:value="97.368851" calcext:value-type="float">
            <text:p>97.368851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10756700" calcext:value-type="float">
            <text:p>10756700</text:p>
          </table:table-cell>
          <table:table-cell office:value-type="float" office:value="22771" calcext:value-type="float">
            <text:p>22771</text:p>
          </table:table-cell>
          <table:table-cell office:value-type="float" office:value="10225" calcext:value-type="float">
            <text:p>10225</text:p>
          </table:table-cell>
          <table:table-cell office:value-type="float" office:value="1.015521" calcext:value-type="float">
            <text:p>1.015521</text:p>
          </table:table-cell>
          <table:table-cell office:value-type="float" office:value="100.6615" calcext:value-type="float">
            <text:p>100.6615</text:p>
          </table:table-cell>
          <table:table-cell office:value-type="float" office:value="99.64598" calcext:value-type="float">
            <text:p>99.64598</text:p>
          </table:table-cell>
          <table:table-cell office:value-type="float" office:value="0.863593" calcext:value-type="float">
            <text:p>0.863593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1936" calcext:value-type="float">
            <text:p>23951936</text:p>
          </table:table-cell>
          <table:table-cell office:value-type="float" office:value="1729488" calcext:value-type="float">
            <text:p>1729488</text:p>
          </table:table-cell>
          <table:table-cell office:value-type="float" office:value="22768" calcext:value-type="float">
            <text:p>22768</text:p>
          </table:table-cell>
          <table:table-cell office:value-type="float" office:value="1644" calcext:value-type="float">
            <text:p>1644</text:p>
          </table:table-cell>
          <table:table-cell office:value-type="float" office:value="1.351369" calcext:value-type="float">
            <text:p>1.351369</text:p>
          </table:table-cell>
          <table:table-cell office:value-type="float" office:value="101.184263" calcext:value-type="float">
            <text:p>101.184263</text:p>
          </table:table-cell>
          <table:table-cell office:value-type="float" office:value="99.832894" calcext:value-type="float">
            <text:p>99.832894</text:p>
          </table:table-cell>
          <table:table-cell office:value-type="float" office:value="0.138591" calcext:value-type="float">
            <text:p>0.138591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496" calcext:value-type="float">
            <text:p>88496</text:p>
          </table:table-cell>
          <table:table-cell office:value-type="float" office:value="73440" calcext:value-type="float">
            <text:p>73440</text:p>
          </table:table-cell>
          <table:table-cell office:value-type="float" office:value="2189" calcext:value-type="float">
            <text:p>2189</text:p>
          </table:table-cell>
          <table:table-cell office:value-type="float" office:value="1818" calcext:value-type="float">
            <text:p>1818</text:p>
          </table:table-cell>
          <table:table-cell office:value-type="float" office:value="1.10229" calcext:value-type="float">
            <text:p>1.10229</text:p>
          </table:table-cell>
          <table:table-cell office:value-type="float" office:value="101.18589" calcext:value-type="float">
            <text:p>101.18589</text:p>
          </table:table-cell>
          <table:table-cell office:value-type="float" office:value="100.0836" calcext:value-type="float">
            <text:p>100.083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2" calcext:value-type="float">
            <text:p>3832</text:p>
          </table:table-cell>
          <table:table-cell office:value-type="float" office:value="2568" calcext:value-type="float">
            <text:p>256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.034797" calcext:value-type="float">
            <text:p>1.034797</text:p>
          </table:table-cell>
          <table:table-cell office:value-type="float" office:value="101.187536" calcext:value-type="float">
            <text:p>101.187536</text:p>
          </table:table-cell>
          <table:table-cell office:value-type="float" office:value="100.152739" calcext:value-type="float">
            <text:p>100.152739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82" calcext:value-type="float">
            <text:p>2082</text:p>
          </table:table-cell>
          <table:table-cell office:value-type="float" office:value="1842" calcext:value-type="float">
            <text:p>1842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.175561" calcext:value-type="float">
            <text:p>1.175561</text:p>
          </table:table-cell>
          <table:table-cell office:value-type="float" office:value="97.80857" calcext:value-type="float">
            <text:p>97.80857</text:p>
          </table:table-cell>
          <table:table-cell office:value-type="float" office:value="96.633009" calcext:value-type="float">
            <text:p>96.63300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50" calcext:value-type="float">
            <text:p>10350</text:p>
          </table:table-cell>
          <table:table-cell office:value-type="float" office:value="10302" calcext:value-type="float">
            <text:p>10302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.945073" calcext:value-type="float">
            <text:p>2.945073</text:p>
          </table:table-cell>
          <table:table-cell office:value-type="float" office:value="101.18887" calcext:value-type="float">
            <text:p>101.18887</text:p>
          </table:table-cell>
          <table:table-cell office:value-type="float" office:value="98.243797" calcext:value-type="float">
            <text:p>98.243797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11536232" calcext:value-type="float">
            <text:p>11536232</text:p>
          </table:table-cell>
          <table:table-cell office:value-type="float" office:value="22870" calcext:value-type="float">
            <text:p>22870</text:p>
          </table:table-cell>
          <table:table-cell office:value-type="float" office:value="10966" calcext:value-type="float">
            <text:p>10966</text:p>
          </table:table-cell>
          <table:table-cell office:value-type="float" office:value="1.009393" calcext:value-type="float">
            <text:p>1.009393</text:p>
          </table:table-cell>
          <table:table-cell office:value-type="float" office:value="100.783463" calcext:value-type="float">
            <text:p>100.783463</text:p>
          </table:table-cell>
          <table:table-cell office:value-type="float" office:value="99.774071" calcext:value-type="float">
            <text:p>99.774071</text:p>
          </table:table-cell>
          <table:table-cell office:value-type="float" office:value="0.924988" calcext:value-type="float">
            <text:p>0.924988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6084" calcext:value-type="float">
            <text:p>24056084</text:p>
          </table:table-cell>
          <table:table-cell office:value-type="float" office:value="1622184" calcext:value-type="float">
            <text:p>1622184</text:p>
          </table:table-cell>
          <table:table-cell office:value-type="float" office:value="22867" calcext:value-type="float">
            <text:p>22867</text:p>
          </table:table-cell>
          <table:table-cell office:value-type="float" office:value="1542" calcext:value-type="float">
            <text:p>1542</text:p>
          </table:table-cell>
          <table:table-cell office:value-type="float" office:value="2.104634" calcext:value-type="float">
            <text:p>2.104634</text:p>
          </table:table-cell>
          <table:table-cell office:value-type="float" office:value="100.956898" calcext:value-type="float">
            <text:p>100.956898</text:p>
          </table:table-cell>
          <table:table-cell office:value-type="float" office:value="98.852265" calcext:value-type="float">
            <text:p>98.852265</text:p>
          </table:table-cell>
          <table:table-cell office:value-type="float" office:value="0.131281" calcext:value-type="float">
            <text:p>0.131281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352" calcext:value-type="float">
            <text:p>67352</text:p>
          </table:table-cell>
          <table:table-cell office:value-type="float" office:value="59736" calcext:value-type="float">
            <text:p>59736</text:p>
          </table:table-cell>
          <table:table-cell office:value-type="float" office:value="1660" calcext:value-type="float">
            <text:p>1660</text:p>
          </table:table-cell>
          <table:table-cell office:value-type="float" office:value="1477" calcext:value-type="float">
            <text:p>1477</text:p>
          </table:table-cell>
          <table:table-cell office:value-type="float" office:value="1.478773" calcext:value-type="float">
            <text:p>1.478773</text:p>
          </table:table-cell>
          <table:table-cell office:value-type="float" office:value="101.150058" calcext:value-type="float">
            <text:p>101.150058</text:p>
          </table:table-cell>
          <table:table-cell office:value-type="float" office:value="99.671284" calcext:value-type="float">
            <text:p>99.671284</text:p>
          </table:table-cell>
          <table:table-cell office:value-type="float" office:value="0.004795" calcext:value-type="float">
            <text:p>0.004795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40" calcext:value-type="float">
            <text:p>3240</text:p>
          </table:table-cell>
          <table:table-cell office:value-type="float" office:value="2176" calcext:value-type="float">
            <text:p>2176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1.347369" calcext:value-type="float">
            <text:p>1.347369</text:p>
          </table:table-cell>
          <table:table-cell office:value-type="float" office:value="100.961971" calcext:value-type="float">
            <text:p>100.961971</text:p>
          </table:table-cell>
          <table:table-cell office:value-type="float" office:value="99.614602" calcext:value-type="float">
            <text:p>99.614602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32" calcext:value-type="float">
            <text:p>1932</text:p>
          </table:table-cell>
          <table:table-cell office:value-type="float" office:value="1692" calcext:value-type="float">
            <text:p>169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.657855" calcext:value-type="float">
            <text:p>1.657855</text:p>
          </table:table-cell>
          <table:table-cell office:value-type="float" office:value="100.99507" calcext:value-type="float">
            <text:p>100.99507</text:p>
          </table:table-cell>
          <table:table-cell office:value-type="float" office:value="99.337215" calcext:value-type="float">
            <text:p>99.33721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320" calcext:value-type="float">
            <text:p>10320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3.318447" calcext:value-type="float">
            <text:p>3.318447</text:p>
          </table:table-cell>
          <table:table-cell office:value-type="float" office:value="100.281783" calcext:value-type="float">
            <text:p>100.281783</text:p>
          </table:table-cell>
          <table:table-cell office:value-type="float" office:value="96.963335" calcext:value-type="float">
            <text:p>96.963335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11671940" calcext:value-type="float">
            <text:p>11671940</text:p>
          </table:table-cell>
          <table:table-cell office:value-type="float" office:value="22968" calcext:value-type="float">
            <text:p>22968</text:p>
          </table:table-cell>
          <table:table-cell office:value-type="float" office:value="11095" calcext:value-type="float">
            <text:p>11095</text:p>
          </table:table-cell>
          <table:table-cell office:value-type="float" office:value="1.015309" calcext:value-type="float">
            <text:p>1.015309</text:p>
          </table:table-cell>
          <table:table-cell office:value-type="float" office:value="100.546784" calcext:value-type="float">
            <text:p>100.546784</text:p>
          </table:table-cell>
          <table:table-cell office:value-type="float" office:value="99.531475" calcext:value-type="float">
            <text:p>99.531475</text:p>
          </table:table-cell>
          <table:table-cell office:value-type="float" office:value="0.938151" calcext:value-type="float">
            <text:p>0.938151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0232" calcext:value-type="float">
            <text:p>24160232</text:p>
          </table:table-cell>
          <table:table-cell office:value-type="float" office:value="1490684" calcext:value-type="float">
            <text:p>1490684</text:p>
          </table:table-cell>
          <table:table-cell office:value-type="float" office:value="22966" calcext:value-type="float">
            <text:p>22966</text:p>
          </table:table-cell>
          <table:table-cell office:value-type="float" office:value="1417" calcext:value-type="float">
            <text:p>1417</text:p>
          </table:table-cell>
          <table:table-cell office:value-type="float" office:value="1.361305" calcext:value-type="float">
            <text:p>1.361305</text:p>
          </table:table-cell>
          <table:table-cell office:value-type="float" office:value="100.791423" calcext:value-type="float">
            <text:p>100.791423</text:p>
          </table:table-cell>
          <table:table-cell office:value-type="float" office:value="99.430118" calcext:value-type="float">
            <text:p>99.430118</text:p>
          </table:table-cell>
          <table:table-cell office:value-type="float" office:value="0.119938" calcext:value-type="float">
            <text:p>0.119938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728" calcext:value-type="float">
            <text:p>71728</text:p>
          </table:table-cell>
          <table:table-cell office:value-type="float" office:value="62952" calcext:value-type="float">
            <text:p>62952</text:p>
          </table:table-cell>
          <table:table-cell office:value-type="float" office:value="1771" calcext:value-type="float">
            <text:p>1771</text:p>
          </table:table-cell>
          <table:table-cell office:value-type="float" office:value="1558" calcext:value-type="float">
            <text:p>1558</text:p>
          </table:table-cell>
          <table:table-cell office:value-type="float" office:value="1.094605" calcext:value-type="float">
            <text:p>1.094605</text:p>
          </table:table-cell>
          <table:table-cell office:value-type="float" office:value="100.608157" calcext:value-type="float">
            <text:p>100.608157</text:p>
          </table:table-cell>
          <table:table-cell office:value-type="float" office:value="99.513553" calcext:value-type="float">
            <text:p>99.513553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16" calcext:value-type="float">
            <text:p>3216</text:p>
          </table:table-cell>
          <table:table-cell office:value-type="float" office:value="2272" calcext:value-type="float">
            <text:p>2272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.051234" calcext:value-type="float">
            <text:p>1.051234</text:p>
          </table:table-cell>
          <table:table-cell office:value-type="float" office:value="100.611129" calcext:value-type="float">
            <text:p>100.611129</text:p>
          </table:table-cell>
          <table:table-cell office:value-type="float" office:value="99.559895" calcext:value-type="float">
            <text:p>99.55989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662" calcext:value-type="float">
            <text:p>166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.163703" calcext:value-type="float">
            <text:p>1.163703</text:p>
          </table:table-cell>
          <table:table-cell office:value-type="float" office:value="100.609723" calcext:value-type="float">
            <text:p>100.609723</text:p>
          </table:table-cell>
          <table:table-cell office:value-type="float" office:value="99.446021" calcext:value-type="float">
            <text:p>99.44602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416" calcext:value-type="float">
            <text:p>10416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.877128" calcext:value-type="float">
            <text:p>2.877128</text:p>
          </table:table-cell>
          <table:table-cell office:value-type="float" office:value="100.602459" calcext:value-type="float">
            <text:p>100.602459</text:p>
          </table:table-cell>
          <table:table-cell office:value-type="float" office:value="97.725332" calcext:value-type="float">
            <text:p>97.725332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11879184" calcext:value-type="float">
            <text:p>11879184</text:p>
          </table:table-cell>
          <table:table-cell office:value-type="float" office:value="23068" calcext:value-type="float">
            <text:p>23068</text:p>
          </table:table-cell>
          <table:table-cell office:value-type="float" office:value="11292" calcext:value-type="float">
            <text:p>11292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100.818715" calcext:value-type="float">
            <text:p>100.818715</text:p>
          </table:table-cell>
          <table:table-cell office:value-type="float" office:value="99.810434" calcext:value-type="float">
            <text:p>99.810434</text:p>
          </table:table-cell>
          <table:table-cell office:value-type="float" office:value="0.95214" calcext:value-type="float">
            <text:p>0.9521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4380" calcext:value-type="float">
            <text:p>24264380</text:p>
          </table:table-cell>
          <table:table-cell office:value-type="float" office:value="1514880" calcext:value-type="float">
            <text:p>1514880</text:p>
          </table:table-cell>
          <table:table-cell office:value-type="float" office:value="23065" calcext:value-type="float">
            <text:p>23065</text:p>
          </table:table-cell>
          <table:table-cell office:value-type="float" office:value="1440" calcext:value-type="float">
            <text:p>1440</text:p>
          </table:table-cell>
          <table:table-cell office:value-type="float" office:value="1.303243" calcext:value-type="float">
            <text:p>1.303243</text:p>
          </table:table-cell>
          <table:table-cell office:value-type="float" office:value="100.810337" calcext:value-type="float">
            <text:p>100.810337</text:p>
          </table:table-cell>
          <table:table-cell office:value-type="float" office:value="99.507093" calcext:value-type="float">
            <text:p>99.507093</text:p>
          </table:table-cell>
          <table:table-cell office:value-type="float" office:value="0.121791" calcext:value-type="float">
            <text:p>0.121791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184" calcext:value-type="float">
            <text:p>84184</text:p>
          </table:table-cell>
          <table:table-cell office:value-type="float" office:value="74672" calcext:value-type="float">
            <text:p>74672</text:p>
          </table:table-cell>
          <table:table-cell office:value-type="float" office:value="2083" calcext:value-type="float">
            <text:p>2083</text:p>
          </table:table-cell>
          <table:table-cell office:value-type="float" office:value="1851" calcext:value-type="float">
            <text:p>1851</text:p>
          </table:table-cell>
          <table:table-cell office:value-type="float" office:value="1.10185" calcext:value-type="float">
            <text:p>1.10185</text:p>
          </table:table-cell>
          <table:table-cell office:value-type="float" office:value="101.335887" calcext:value-type="float">
            <text:p>101.335887</text:p>
          </table:table-cell>
          <table:table-cell office:value-type="float" office:value="100.234037" calcext:value-type="float">
            <text:p>100.234037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76" calcext:value-type="float">
            <text:p>4176</text:p>
          </table:table-cell>
          <table:table-cell office:value-type="float" office:value="2872" calcext:value-type="float">
            <text:p>2872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.047274" calcext:value-type="float">
            <text:p>1.047274</text:p>
          </table:table-cell>
          <table:table-cell office:value-type="float" office:value="99.118623" calcext:value-type="float">
            <text:p>99.118623</text:p>
          </table:table-cell>
          <table:table-cell office:value-type="float" office:value="98.071349" calcext:value-type="float">
            <text:p>98.071349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6" calcext:value-type="float">
            <text:p>1746</text:p>
          </table:table-cell>
          <table:table-cell office:value-type="float" office:value="1506" calcext:value-type="float">
            <text:p>150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1.164845" calcext:value-type="float">
            <text:p>1.164845</text:p>
          </table:table-cell>
          <table:table-cell office:value-type="float" office:value="100.821476" calcext:value-type="float">
            <text:p>100.821476</text:p>
          </table:table-cell>
          <table:table-cell office:value-type="float" office:value="99.65663" calcext:value-type="float">
            <text:p>99.6566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32" calcext:value-type="float">
            <text:p>10032</text:p>
          </table:table-cell>
          <table:table-cell office:value-type="float" office:value="9984" calcext:value-type="float">
            <text:p>9984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.946841" calcext:value-type="float">
            <text:p>2.946841</text:p>
          </table:table-cell>
          <table:table-cell office:value-type="float" office:value="100.199576" calcext:value-type="float">
            <text:p>100.199576</text:p>
          </table:table-cell>
          <table:table-cell office:value-type="float" office:value="97.252735" calcext:value-type="float">
            <text:p>97.252735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11154356" calcext:value-type="float">
            <text:p>11154356</text:p>
          </table:table-cell>
          <table:table-cell office:value-type="float" office:value="23167" calcext:value-type="float">
            <text:p>23167</text:p>
          </table:table-cell>
          <table:table-cell office:value-type="float" office:value="10603" calcext:value-type="float">
            <text:p>10603</text:p>
          </table:table-cell>
          <table:table-cell office:value-type="float" office:value="1.016361" calcext:value-type="float">
            <text:p>1.016361</text:p>
          </table:table-cell>
          <table:table-cell office:value-type="float" office:value="100.748544" calcext:value-type="float">
            <text:p>100.748544</text:p>
          </table:table-cell>
          <table:table-cell office:value-type="float" office:value="99.732183" calcext:value-type="float">
            <text:p>99.732183</text:p>
          </table:table-cell>
          <table:table-cell office:value-type="float" office:value="0.894745" calcext:value-type="float">
            <text:p>0.894745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68528" calcext:value-type="float">
            <text:p>24368528</text:p>
          </table:table-cell>
          <table:table-cell office:value-type="float" office:value="1539076" calcext:value-type="float">
            <text:p>1539076</text:p>
          </table:table-cell>
          <table:table-cell office:value-type="float" office:value="23164" calcext:value-type="float">
            <text:p>23164</text:p>
          </table:table-cell>
          <table:table-cell office:value-type="float" office:value="1463" calcext:value-type="float">
            <text:p>1463</text:p>
          </table:table-cell>
          <table:table-cell office:value-type="float" office:value="1.330295" calcext:value-type="float">
            <text:p>1.330295</text:p>
          </table:table-cell>
          <table:table-cell office:value-type="float" office:value="101.295246" calcext:value-type="float">
            <text:p>101.295246</text:p>
          </table:table-cell>
          <table:table-cell office:value-type="float" office:value="99.964951" calcext:value-type="float">
            <text:p>99.964951</text:p>
          </table:table-cell>
          <table:table-cell office:value-type="float" office:value="0.123169" calcext:value-type="float">
            <text:p>0.123169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624" calcext:value-type="float">
            <text:p>90624</text:p>
          </table:table-cell>
          <table:table-cell office:value-type="float" office:value="78440" calcext:value-type="float">
            <text:p>78440</text:p>
          </table:table-cell>
          <table:table-cell office:value-type="float" office:value="2241" calcext:value-type="float">
            <text:p>2241</text:p>
          </table:table-cell>
          <table:table-cell office:value-type="float" office:value="1942" calcext:value-type="float">
            <text:p>1942</text:p>
          </table:table-cell>
          <table:table-cell office:value-type="float" office:value="1.084302" calcext:value-type="float">
            <text:p>1.084302</text:p>
          </table:table-cell>
          <table:table-cell office:value-type="float" office:value="101.102353" calcext:value-type="float">
            <text:p>101.102353</text:p>
          </table:table-cell>
          <table:table-cell office:value-type="float" office:value="100.018051" calcext:value-type="float">
            <text:p>100.018051</text:p>
          </table:table-cell>
          <table:table-cell office:value-type="float" office:value="0.006274" calcext:value-type="float">
            <text:p>0.006274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60" calcext:value-type="float">
            <text:p>4360</text:p>
          </table:table-cell>
          <table:table-cell office:value-type="float" office:value="3112" calcext:value-type="float">
            <text:p>3112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1.046763" calcext:value-type="float">
            <text:p>1.046763</text:p>
          </table:table-cell>
          <table:table-cell office:value-type="float" office:value="100.805536" calcext:value-type="float">
            <text:p>100.805536</text:p>
          </table:table-cell>
          <table:table-cell office:value-type="float" office:value="99.758773" calcext:value-type="float">
            <text:p>99.758773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74" calcext:value-type="float">
            <text:p>1974</text:p>
          </table:table-cell>
          <table:table-cell office:value-type="float" office:value="1380" calcext:value-type="float">
            <text:p>138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.15372" calcext:value-type="float">
            <text:p>1.15372</text:p>
          </table:table-cell>
          <table:table-cell office:value-type="float" office:value="101.302095" calcext:value-type="float">
            <text:p>101.302095</text:p>
          </table:table-cell>
          <table:table-cell office:value-type="float" office:value="100.148375" calcext:value-type="float">
            <text:p>100.14837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176" calcext:value-type="float">
            <text:p>10176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4.920846" calcext:value-type="float">
            <text:p>4.920846</text:p>
          </table:table-cell>
          <table:table-cell office:value-type="float" office:value="100.311412" calcext:value-type="float">
            <text:p>100.311412</text:p>
          </table:table-cell>
          <table:table-cell office:value-type="float" office:value="95.390567" calcext:value-type="float">
            <text:p>95.390567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11921264" calcext:value-type="float">
            <text:p>11921264</text:p>
          </table:table-cell>
          <table:table-cell office:value-type="float" office:value="23266" calcext:value-type="float">
            <text:p>23266</text:p>
          </table:table-cell>
          <table:table-cell office:value-type="float" office:value="11332" calcext:value-type="float">
            <text:p>11332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100.686254" calcext:value-type="float">
            <text:p>100.686254</text:p>
          </table:table-cell>
          <table:table-cell office:value-type="float" office:value="99.673934" calcext:value-type="float">
            <text:p>99.673934</text:p>
          </table:table-cell>
          <table:table-cell office:value-type="float" office:value="0.956821" calcext:value-type="float">
            <text:p>0.95682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2676" calcext:value-type="float">
            <text:p>24472676</text:p>
          </table:table-cell>
          <table:table-cell office:value-type="float" office:value="1496996" calcext:value-type="float">
            <text:p>1496996</text:p>
          </table:table-cell>
          <table:table-cell office:value-type="float" office:value="23263" calcext:value-type="float">
            <text:p>23263</text:p>
          </table:table-cell>
          <table:table-cell office:value-type="float" office:value="1423" calcext:value-type="float">
            <text:p>1423</text:p>
          </table:table-cell>
          <table:table-cell office:value-type="float" office:value="1.270473" calcext:value-type="float">
            <text:p>1.270473</text:p>
          </table:table-cell>
          <table:table-cell office:value-type="float" office:value="91.105996" calcext:value-type="float">
            <text:p>91.105996</text:p>
          </table:table-cell>
          <table:table-cell office:value-type="float" office:value="89.835522" calcext:value-type="float">
            <text:p>89.835522</text:p>
          </table:table-cell>
          <table:table-cell office:value-type="float" office:value="0.13331" calcext:value-type="float">
            <text:p>0.1333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736" calcext:value-type="float">
            <text:p>70736</text:p>
          </table:table-cell>
          <table:table-cell office:value-type="float" office:value="60800" calcext:value-type="float">
            <text:p>60800</text:p>
          </table:table-cell>
          <table:table-cell office:value-type="float" office:value="1750" calcext:value-type="float">
            <text:p>1750</text:p>
          </table:table-cell>
          <table:table-cell office:value-type="float" office:value="1506" calcext:value-type="float">
            <text:p>1506</text:p>
          </table:table-cell>
          <table:table-cell office:value-type="float" office:value="1.058801" calcext:value-type="float">
            <text:p>1.058801</text:p>
          </table:table-cell>
          <table:table-cell office:value-type="float" office:value="100.316585" calcext:value-type="float">
            <text:p>100.316585</text:p>
          </table:table-cell>
          <table:table-cell office:value-type="float" office:value="99.257783" calcext:value-type="float">
            <text:p>99.257783</text:p>
          </table:table-cell>
          <table:table-cell office:value-type="float" office:value="0.0049" calcext:value-type="float">
            <text:p>0.0049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32" calcext:value-type="float">
            <text:p>3032</text:p>
          </table:table-cell>
          <table:table-cell office:value-type="float" office:value="1952" calcext:value-type="float">
            <text:p>195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1.031677" calcext:value-type="float">
            <text:p>1.031677</text:p>
          </table:table-cell>
          <table:table-cell office:value-type="float" office:value="99.90529" calcext:value-type="float">
            <text:p>99.90529</text:p>
          </table:table-cell>
          <table:table-cell office:value-type="float" office:value="98.873613" calcext:value-type="float">
            <text:p>98.873613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00" calcext:value-type="float">
            <text:p>1800</text:p>
          </table:table-cell>
          <table:table-cell office:value-type="float" office:value="1680" calcext:value-type="float">
            <text:p>168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.111551" calcext:value-type="float">
            <text:p>1.111551</text:p>
          </table:table-cell>
          <table:table-cell office:value-type="float" office:value="99.903864" calcext:value-type="float">
            <text:p>99.903864</text:p>
          </table:table-cell>
          <table:table-cell office:value-type="float" office:value="98.792313" calcext:value-type="float">
            <text:p>98.79231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744" calcext:value-type="float">
            <text:p>9744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3.488853" calcext:value-type="float">
            <text:p>3.488853</text:p>
          </table:table-cell>
          <table:table-cell office:value-type="float" office:value="100.450319" calcext:value-type="float">
            <text:p>100.450319</text:p>
          </table:table-cell>
          <table:table-cell office:value-type="float" office:value="96.961466" calcext:value-type="float">
            <text:p>96.961466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11539388" calcext:value-type="float">
            <text:p>11539388</text:p>
          </table:table-cell>
          <table:table-cell office:value-type="float" office:value="23365" calcext:value-type="float">
            <text:p>23365</text:p>
          </table:table-cell>
          <table:table-cell office:value-type="float" office:value="10969" calcext:value-type="float">
            <text:p>10969</text:p>
          </table:table-cell>
          <table:table-cell office:value-type="float" office:value="1.016089" calcext:value-type="float">
            <text:p>1.016089</text:p>
          </table:table-cell>
          <table:table-cell office:value-type="float" office:value="101.108123" calcext:value-type="float">
            <text:p>101.108123</text:p>
          </table:table-cell>
          <table:table-cell office:value-type="float" office:value="100.092034" calcext:value-type="float">
            <text:p>100.092034</text:p>
          </table:table-cell>
          <table:table-cell office:value-type="float" office:value="0.922302" calcext:value-type="float">
            <text:p>0.922302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6824" calcext:value-type="float">
            <text:p>24576824</text:p>
          </table:table-cell>
          <table:table-cell office:value-type="float" office:value="1572740" calcext:value-type="float">
            <text:p>1572740</text:p>
          </table:table-cell>
          <table:table-cell office:value-type="float" office:value="23362" calcext:value-type="float">
            <text:p>23362</text:p>
          </table:table-cell>
          <table:table-cell office:value-type="float" office:value="1495" calcext:value-type="float">
            <text:p>1495</text:p>
          </table:table-cell>
          <table:table-cell office:value-type="float" office:value="1.352521" calcext:value-type="float">
            <text:p>1.352521</text:p>
          </table:table-cell>
          <table:table-cell office:value-type="float" office:value="101.568158" calcext:value-type="float">
            <text:p>101.568158</text:p>
          </table:table-cell>
          <table:table-cell office:value-type="float" office:value="100.215637" calcext:value-type="float">
            <text:p>100.215637</text:p>
          </table:table-cell>
          <table:table-cell office:value-type="float" office:value="0.125548" calcext:value-type="float">
            <text:p>0.125548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224" calcext:value-type="float">
            <text:p>71224</text:p>
          </table:table-cell>
          <table:table-cell office:value-type="float" office:value="61296" calcext:value-type="float">
            <text:p>61296</text:p>
          </table:table-cell>
          <table:table-cell office:value-type="float" office:value="1758" calcext:value-type="float">
            <text:p>1758</text:p>
          </table:table-cell>
          <table:table-cell office:value-type="float" office:value="1516" calcext:value-type="float">
            <text:p>1516</text:p>
          </table:table-cell>
          <table:table-cell office:value-type="float" office:value="1.084581" calcext:value-type="float">
            <text:p>1.084581</text:p>
          </table:table-cell>
          <table:table-cell office:value-type="float" office:value="101.064106" calcext:value-type="float">
            <text:p>101.064106</text:p>
          </table:table-cell>
          <table:table-cell office:value-type="float" office:value="99.979525" calcext:value-type="float">
            <text:p>99.979525</text:p>
          </table:table-cell>
          <table:table-cell office:value-type="float" office:value="0.004905" calcext:value-type="float">
            <text:p>0.004905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0" calcext:value-type="float">
            <text:p>3360</text:p>
          </table:table-cell>
          <table:table-cell office:value-type="float" office:value="2280" calcext:value-type="float">
            <text:p>2280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1.046511" calcext:value-type="float">
            <text:p>1.046511</text:p>
          </table:table-cell>
          <table:table-cell office:value-type="float" office:value="101.57105" calcext:value-type="float">
            <text:p>101.57105</text:p>
          </table:table-cell>
          <table:table-cell office:value-type="float" office:value="100.524538" calcext:value-type="float">
            <text:p>100.52453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60" calcext:value-type="float">
            <text:p>1860</text:p>
          </table:table-cell>
          <table:table-cell office:value-type="float" office:value="1590" calcext:value-type="float">
            <text:p>159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.148156" calcext:value-type="float">
            <text:p>1.148156</text:p>
          </table:table-cell>
          <table:table-cell office:value-type="float" office:value="101.569644" calcext:value-type="float">
            <text:p>101.569644</text:p>
          </table:table-cell>
          <table:table-cell office:value-type="float" office:value="100.421488" calcext:value-type="float">
            <text:p>100.42148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272" calcext:value-type="float">
            <text:p>10272</text:p>
          </table:table-cell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office:value-type="float" office:value="3.522086" calcext:value-type="float">
            <text:p>3.522086</text:p>
          </table:table-cell>
          <table:table-cell office:value-type="float" office:value="101.180754" calcext:value-type="float">
            <text:p>101.180754</text:p>
          </table:table-cell>
          <table:table-cell office:value-type="float" office:value="97.658668" calcext:value-type="float">
            <text:p>97.658668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11912848" calcext:value-type="float">
            <text:p>11912848</text:p>
          </table:table-cell>
          <table:table-cell office:value-type="float" office:value="23464" calcext:value-type="float">
            <text:p>23464</text:p>
          </table:table-cell>
          <table:table-cell office:value-type="float" office:value="11324" calcext:value-type="float">
            <text:p>11324</text:p>
          </table:table-cell>
          <table:table-cell office:value-type="float" office:value="1.013149" calcext:value-type="float">
            <text:p>1.013149</text:p>
          </table:table-cell>
          <table:table-cell office:value-type="float" office:value="100.902904" calcext:value-type="float">
            <text:p>100.902904</text:p>
          </table:table-cell>
          <table:table-cell office:value-type="float" office:value="99.889754" calcext:value-type="float">
            <text:p>99.889754</text:p>
          </table:table-cell>
          <table:table-cell office:value-type="float" office:value="0.95408" calcext:value-type="float">
            <text:p>0.95408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0972" calcext:value-type="float">
            <text:p>24680972</text:p>
          </table:table-cell>
          <table:table-cell office:value-type="float" office:value="1403368" calcext:value-type="float">
            <text:p>1403368</text:p>
          </table:table-cell>
          <table:table-cell office:value-type="float" office:value="23461" calcext:value-type="float">
            <text:p>23461</text:p>
          </table:table-cell>
          <table:table-cell office:value-type="float" office:value="1334" calcext:value-type="float">
            <text:p>1334</text:p>
          </table:table-cell>
          <table:table-cell office:value-type="float" office:value="3.036978" calcext:value-type="float">
            <text:p>3.036978</text:p>
          </table:table-cell>
          <table:table-cell office:value-type="float" office:value="100.354266" calcext:value-type="float">
            <text:p>100.354266</text:p>
          </table:table-cell>
          <table:table-cell office:value-type="float" office:value="97.317288" calcext:value-type="float">
            <text:p>97.317288</text:p>
          </table:table-cell>
          <table:table-cell office:value-type="float" office:value="0.115364" calcext:value-type="float">
            <text:p>0.115364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096" calcext:value-type="float">
            <text:p>82096</text:p>
          </table:table-cell>
          <table:table-cell office:value-type="float" office:value="71520" calcext:value-type="float">
            <text:p>71520</text:p>
          </table:table-cell>
          <table:table-cell office:value-type="float" office:value="2033" calcext:value-type="float">
            <text:p>2033</text:p>
          </table:table-cell>
          <table:table-cell office:value-type="float" office:value="1773" calcext:value-type="float">
            <text:p>1773</text:p>
          </table:table-cell>
          <table:table-cell office:value-type="float" office:value="1.083411" calcext:value-type="float">
            <text:p>1.083411</text:p>
          </table:table-cell>
          <table:table-cell office:value-type="float" office:value="100.607092" calcext:value-type="float">
            <text:p>100.607092</text:p>
          </table:table-cell>
          <table:table-cell office:value-type="float" office:value="99.523681" calcext:value-type="float">
            <text:p>99.523681</text:p>
          </table:table-cell>
          <table:table-cell office:value-type="float" office:value="0.005749" calcext:value-type="float">
            <text:p>0.005749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2720" calcext:value-type="float">
            <text:p>2720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.034036" calcext:value-type="float">
            <text:p>1.034036</text:p>
          </table:table-cell>
          <table:table-cell office:value-type="float" office:value="99.777053" calcext:value-type="float">
            <text:p>99.777053</text:p>
          </table:table-cell>
          <table:table-cell office:value-type="float" office:value="98.743017" calcext:value-type="float">
            <text:p>98.743017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44" calcext:value-type="float">
            <text:p>1944</text:p>
          </table:table-cell>
          <table:table-cell office:value-type="float" office:value="1626" calcext:value-type="float">
            <text:p>162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.481824" calcext:value-type="float">
            <text:p>2.481824</text:p>
          </table:table-cell>
          <table:table-cell office:value-type="float" office:value="99.756248" calcext:value-type="float">
            <text:p>99.756248</text:p>
          </table:table-cell>
          <table:table-cell office:value-type="float" office:value="97.274424" calcext:value-type="float">
            <text:p>97.27442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12" calcext:value-type="float">
            <text:p>9312</text:p>
          </table:table-cell>
          <table:table-cell office:value-type="float" office:value="9168" calcext:value-type="float">
            <text:p>9168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4.521169" calcext:value-type="float">
            <text:p>4.521169</text:p>
          </table:table-cell>
          <table:table-cell office:value-type="float" office:value="100.656766" calcext:value-type="float">
            <text:p>100.656766</text:p>
          </table:table-cell>
          <table:table-cell office:value-type="float" office:value="96.135597" calcext:value-type="float">
            <text:p>96.135597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11881288" calcext:value-type="float">
            <text:p>11881288</text:p>
          </table:table-cell>
          <table:table-cell office:value-type="float" office:value="23562" calcext:value-type="float">
            <text:p>23562</text:p>
          </table:table-cell>
          <table:table-cell office:value-type="float" office:value="11294" calcext:value-type="float">
            <text:p>11294</text:p>
          </table:table-cell>
          <table:table-cell office:value-type="float" office:value="1.014329" calcext:value-type="float">
            <text:p>1.014329</text:p>
          </table:table-cell>
          <table:table-cell office:value-type="float" office:value="100.754574" calcext:value-type="float">
            <text:p>100.754574</text:p>
          </table:table-cell>
          <table:table-cell office:value-type="float" office:value="99.740245" calcext:value-type="float">
            <text:p>99.740245</text:p>
          </table:table-cell>
          <table:table-cell office:value-type="float" office:value="0.952978" calcext:value-type="float">
            <text:p>0.952978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5120" calcext:value-type="float">
            <text:p>24785120</text:p>
          </table:table-cell>
          <table:table-cell office:value-type="float" office:value="1607456" calcext:value-type="float">
            <text:p>1607456</text:p>
          </table:table-cell>
          <table:table-cell office:value-type="float" office:value="23560" calcext:value-type="float">
            <text:p>23560</text:p>
          </table:table-cell>
          <table:table-cell office:value-type="float" office:value="1528" calcext:value-type="float">
            <text:p>1528</text:p>
          </table:table-cell>
          <table:table-cell office:value-type="float" office:value="2.250262" calcext:value-type="float">
            <text:p>2.250262</text:p>
          </table:table-cell>
          <table:table-cell office:value-type="float" office:value="101.284195" calcext:value-type="float">
            <text:p>101.284195</text:p>
          </table:table-cell>
          <table:table-cell office:value-type="float" office:value="99.033932" calcext:value-type="float">
            <text:p>99.033932</text:p>
          </table:table-cell>
          <table:table-cell office:value-type="float" office:value="0.129851" calcext:value-type="float">
            <text:p>0.129851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968" calcext:value-type="float">
            <text:p>73968</text:p>
          </table:table-cell>
          <table:table-cell office:value-type="float" office:value="65944" calcext:value-type="float">
            <text:p>65944</text:p>
          </table:table-cell>
          <table:table-cell office:value-type="float" office:value="1827" calcext:value-type="float">
            <text:p>1827</text:p>
          </table:table-cell>
          <table:table-cell office:value-type="float" office:value="1632" calcext:value-type="float">
            <text:p>1632</text:p>
          </table:table-cell>
          <table:table-cell office:value-type="float" office:value="1.530676" calcext:value-type="float">
            <text:p>1.530676</text:p>
          </table:table-cell>
          <table:table-cell office:value-type="float" office:value="101.895003" calcext:value-type="float">
            <text:p>101.895003</text:p>
          </table:table-cell>
          <table:table-cell office:value-type="float" office:value="100.364327" calcext:value-type="float">
            <text:p>100.364327</text:p>
          </table:table-cell>
          <table:table-cell office:value-type="float" office:value="0.005256" calcext:value-type="float">
            <text:p>0.005256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8" calcext:value-type="float">
            <text:p>3528</text:p>
          </table:table-cell>
          <table:table-cell office:value-type="float" office:value="2576" calcext:value-type="float">
            <text:p>2576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.369698" calcext:value-type="float">
            <text:p>1.369698</text:p>
          </table:table-cell>
          <table:table-cell office:value-type="float" office:value="101.891983" calcext:value-type="float">
            <text:p>101.891983</text:p>
          </table:table-cell>
          <table:table-cell office:value-type="float" office:value="100.522285" calcext:value-type="float">
            <text:p>100.52228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02" calcext:value-type="float">
            <text:p>1602</text:p>
          </table:table-cell>
          <table:table-cell office:value-type="float" office:value="1224" calcext:value-type="float">
            <text:p>122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.748516" calcext:value-type="float">
            <text:p>1.748516</text:p>
          </table:table-cell>
          <table:table-cell office:value-type="float" office:value="98.873425" calcext:value-type="float">
            <text:p>98.873425</text:p>
          </table:table-cell>
          <table:table-cell office:value-type="float" office:value="97.124908" calcext:value-type="float">
            <text:p>97.124908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62" calcext:value-type="float">
            <text:p>11262</text:p>
          </table:table-cell>
          <table:table-cell office:value-type="float" office:value="11214" calcext:value-type="float">
            <text:p>11214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4.479441" calcext:value-type="float">
            <text:p>4.479441</text:p>
          </table:table-cell>
          <table:table-cell office:value-type="float" office:value="101.893397" calcext:value-type="float">
            <text:p>101.893397</text:p>
          </table:table-cell>
          <table:table-cell office:value-type="float" office:value="97.413956" calcext:value-type="float">
            <text:p>97.413956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1919160" calcext:value-type="float">
            <text:p>11919160</text:p>
          </table:table-cell>
          <table:table-cell office:value-type="float" office:value="23662" calcext:value-type="float">
            <text:p>23662</text:p>
          </table:table-cell>
          <table:table-cell office:value-type="float" office:value="11330" calcext:value-type="float">
            <text:p>11330</text:p>
          </table:table-cell>
          <table:table-cell office:value-type="float" office:value="1.008261" calcext:value-type="float">
            <text:p>1.008261</text:p>
          </table:table-cell>
          <table:table-cell office:value-type="float" office:value="100.647302" calcext:value-type="float">
            <text:p>100.647302</text:p>
          </table:table-cell>
          <table:table-cell office:value-type="float" office:value="99.63904" calcext:value-type="float">
            <text:p>99.63904</text:p>
          </table:table-cell>
          <table:table-cell office:value-type="float" office:value="0.956987" calcext:value-type="float">
            <text:p>0.95698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89268" calcext:value-type="float">
            <text:p>24889268</text:p>
          </table:table-cell>
          <table:table-cell office:value-type="float" office:value="1452812" calcext:value-type="float">
            <text:p>1452812</text:p>
          </table:table-cell>
          <table:table-cell office:value-type="float" office:value="23659" calcext:value-type="float">
            <text:p>23659</text:p>
          </table:table-cell>
          <table:table-cell office:value-type="float" office:value="1381" calcext:value-type="float">
            <text:p>1381</text:p>
          </table:table-cell>
          <table:table-cell office:value-type="float" office:value="1.375191" calcext:value-type="float">
            <text:p>1.375191</text:p>
          </table:table-cell>
          <table:table-cell office:value-type="float" office:value="100.057491" calcext:value-type="float">
            <text:p>100.057491</text:p>
          </table:table-cell>
          <table:table-cell office:value-type="float" office:value="98.682299" calcext:value-type="float">
            <text:p>98.682299</text:p>
          </table:table-cell>
          <table:table-cell office:value-type="float" office:value="0.117777" calcext:value-type="float">
            <text:p>0.11777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520" calcext:value-type="float">
            <text:p>81520</text:p>
          </table:table-cell>
          <table:table-cell office:value-type="float" office:value="68688" calcext:value-type="float">
            <text:p>68688</text:p>
          </table:table-cell>
          <table:table-cell office:value-type="float" office:value="2017" calcext:value-type="float">
            <text:p>2017</text:p>
          </table:table-cell>
          <table:table-cell office:value-type="float" office:value="1701" calcext:value-type="float">
            <text:p>1701</text:p>
          </table:table-cell>
          <table:table-cell office:value-type="float" office:value="1.097069" calcext:value-type="float">
            <text:p>1.097069</text:p>
          </table:table-cell>
          <table:table-cell office:value-type="float" office:value="100.8213" calcext:value-type="float">
            <text:p>100.8213</text:p>
          </table:table-cell>
          <table:table-cell office:value-type="float" office:value="99.724232" calcext:value-type="float">
            <text:p>99.724232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8" calcext:value-type="float">
            <text:p>3848</text:p>
          </table:table-cell>
          <table:table-cell office:value-type="float" office:value="2984" calcext:value-type="float">
            <text:p>2984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.047234" calcext:value-type="float">
            <text:p>1.047234</text:p>
          </table:table-cell>
          <table:table-cell office:value-type="float" office:value="100.818288" calcext:value-type="float">
            <text:p>100.818288</text:p>
          </table:table-cell>
          <table:table-cell office:value-type="float" office:value="99.771054" calcext:value-type="float">
            <text:p>99.771054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6" calcext:value-type="float">
            <text:p>1566</text:p>
          </table:table-cell>
          <table:table-cell office:value-type="float" office:value="1248" calcext:value-type="float">
            <text:p>124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.172149" calcext:value-type="float">
            <text:p>1.172149</text:p>
          </table:table-cell>
          <table:table-cell office:value-type="float" office:value="100.685697" calcext:value-type="float">
            <text:p>100.685697</text:p>
          </table:table-cell>
          <table:table-cell office:value-type="float" office:value="99.513548" calcext:value-type="float">
            <text:p>99.5135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56" calcext:value-type="float">
            <text:p>10656</text:p>
          </table:table-cell>
          <table:table-cell office:value-type="float" office:value="10608" calcext:value-type="float">
            <text:p>10608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4.018993" calcext:value-type="float">
            <text:p>4.018993</text:p>
          </table:table-cell>
          <table:table-cell office:value-type="float" office:value="100.819894" calcext:value-type="float">
            <text:p>100.819894</text:p>
          </table:table-cell>
          <table:table-cell office:value-type="float" office:value="96.800902" calcext:value-type="float">
            <text:p>96.800902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11661420" calcext:value-type="float">
            <text:p>11661420</text:p>
          </table:table-cell>
          <table:table-cell office:value-type="float" office:value="23760" calcext:value-type="float">
            <text:p>23760</text:p>
          </table:table-cell>
          <table:table-cell office:value-type="float" office:value="11085" calcext:value-type="float">
            <text:p>11085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1.134802" calcext:value-type="float">
            <text:p>101.134802</text:p>
          </table:table-cell>
          <table:table-cell office:value-type="float" office:value="100.12644" calcext:value-type="float">
            <text:p>100.12644</text:p>
          </table:table-cell>
          <table:table-cell office:value-type="float" office:value="0.931736" calcext:value-type="float">
            <text:p>0.931736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3416" calcext:value-type="float">
            <text:p>24993416</text:p>
          </table:table-cell>
          <table:table-cell office:value-type="float" office:value="1566428" calcext:value-type="float">
            <text:p>1566428</text:p>
          </table:table-cell>
          <table:table-cell office:value-type="float" office:value="23758" calcext:value-type="float">
            <text:p>23758</text:p>
          </table:table-cell>
          <table:table-cell office:value-type="float" office:value="1489" calcext:value-type="float">
            <text:p>1489</text:p>
          </table:table-cell>
          <table:table-cell office:value-type="float" office:value="1.336579" calcext:value-type="float">
            <text:p>1.336579</text:p>
          </table:table-cell>
          <table:table-cell office:value-type="float" office:value="100.297841" calcext:value-type="float">
            <text:p>100.297841</text:p>
          </table:table-cell>
          <table:table-cell office:value-type="float" office:value="98.961262" calcext:value-type="float">
            <text:p>98.961262</text:p>
          </table:table-cell>
          <table:table-cell office:value-type="float" office:value="0.12663" calcext:value-type="float">
            <text:p>0.12663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808" calcext:value-type="float">
            <text:p>80808</text:p>
          </table:table-cell>
          <table:table-cell office:value-type="float" office:value="69704" calcext:value-type="float">
            <text:p>69704</text:p>
          </table:table-cell>
          <table:table-cell office:value-type="float" office:value="2001" calcext:value-type="float">
            <text:p>2001</text:p>
          </table:table-cell>
          <table:table-cell office:value-type="float" office:value="1728" calcext:value-type="float">
            <text:p>1728</text:p>
          </table:table-cell>
          <table:table-cell office:value-type="float" office:value="1.091467" calcext:value-type="float">
            <text:p>1.091467</text:p>
          </table:table-cell>
          <table:table-cell office:value-type="float" office:value="100.379196" calcext:value-type="float">
            <text:p>100.379196</text:p>
          </table:table-cell>
          <table:table-cell office:value-type="float" office:value="99.28773" calcext:value-type="float">
            <text:p>99.28773</text:p>
          </table:table-cell>
          <table:table-cell office:value-type="float" office:value="0.005616" calcext:value-type="float">
            <text:p>0.005616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64" calcext:value-type="float">
            <text:p>3664</text:p>
          </table:table-cell>
          <table:table-cell office:value-type="float" office:value="2392" calcext:value-type="float">
            <text:p>2392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1.042662" calcext:value-type="float">
            <text:p>1.042662</text:p>
          </table:table-cell>
          <table:table-cell office:value-type="float" office:value="99.679814" calcext:value-type="float">
            <text:p>99.679814</text:p>
          </table:table-cell>
          <table:table-cell office:value-type="float" office:value="98.637152" calcext:value-type="float">
            <text:p>98.63715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58" calcext:value-type="float">
            <text:p>1758</text:p>
          </table:table-cell>
          <table:table-cell office:value-type="float" office:value="1518" calcext:value-type="float">
            <text:p>151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.176813" calcext:value-type="float">
            <text:p>1.176813</text:p>
          </table:table-cell>
          <table:table-cell office:value-type="float" office:value="99.664431" calcext:value-type="float">
            <text:p>99.664431</text:p>
          </table:table-cell>
          <table:table-cell office:value-type="float" office:value="98.487618" calcext:value-type="float">
            <text:p>98.48761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752" calcext:value-type="float">
            <text:p>10752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3.52267" calcext:value-type="float">
            <text:p>3.52267</text:p>
          </table:table-cell>
          <table:table-cell office:value-type="float" office:value="100.784319" calcext:value-type="float">
            <text:p>100.784319</text:p>
          </table:table-cell>
          <table:table-cell office:value-type="float" office:value="97.261649" calcext:value-type="float">
            <text:p>97.261649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12104312" calcext:value-type="float">
            <text:p>12104312</text:p>
          </table:table-cell>
          <table:table-cell office:value-type="float" office:value="23859" calcext:value-type="float">
            <text:p>23859</text:p>
          </table:table-cell>
          <table:table-cell office:value-type="float" office:value="11506" calcext:value-type="float">
            <text:p>11506</text:p>
          </table:table-cell>
          <table:table-cell office:value-type="float" office:value="1.016099" calcext:value-type="float">
            <text:p>1.016099</text:p>
          </table:table-cell>
          <table:table-cell office:value-type="float" office:value="100.841604" calcext:value-type="float">
            <text:p>100.841604</text:p>
          </table:table-cell>
          <table:table-cell office:value-type="float" office:value="99.825506" calcext:value-type="float">
            <text:p>99.825506</text:p>
          </table:table-cell>
          <table:table-cell office:value-type="float" office:value="0.970038" calcext:value-type="float">
            <text:p>0.970038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7564" calcext:value-type="float">
            <text:p>25097564</text:p>
          </table:table-cell>
          <table:table-cell office:value-type="float" office:value="1585364" calcext:value-type="float">
            <text:p>1585364</text:p>
          </table:table-cell>
          <table:table-cell office:value-type="float" office:value="23857" calcext:value-type="float">
            <text:p>23857</text:p>
          </table:table-cell>
          <table:table-cell office:value-type="float" office:value="1507" calcext:value-type="float">
            <text:p>1507</text:p>
          </table:table-cell>
          <table:table-cell office:value-type="float" office:value="4.548139" calcext:value-type="float">
            <text:p>4.548139</text:p>
          </table:table-cell>
          <table:table-cell office:value-type="float" office:value="101.367217" calcext:value-type="float">
            <text:p>101.367217</text:p>
          </table:table-cell>
          <table:table-cell office:value-type="float" office:value="96.819078" calcext:value-type="float">
            <text:p>96.819078</text:p>
          </table:table-cell>
          <table:table-cell office:value-type="float" office:value="0.130996" calcext:value-type="float">
            <text:p>0.130996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928" calcext:value-type="float">
            <text:p>71928</text:p>
          </table:table-cell>
          <table:table-cell office:value-type="float" office:value="60968" calcext:value-type="float">
            <text:p>60968</text:p>
          </table:table-cell>
          <table:table-cell office:value-type="float" office:value="1778" calcext:value-type="float">
            <text:p>1778</text:p>
          </table:table-cell>
          <table:table-cell office:value-type="float" office:value="1509" calcext:value-type="float">
            <text:p>1509</text:p>
          </table:table-cell>
          <table:table-cell office:value-type="float" office:value="1.527384" calcext:value-type="float">
            <text:p>1.527384</text:p>
          </table:table-cell>
          <table:table-cell office:value-type="float" office:value="101.1001" calcext:value-type="float">
            <text:p>101.1001</text:p>
          </table:table-cell>
          <table:table-cell office:value-type="float" office:value="99.572716" calcext:value-type="float">
            <text:p>99.572716</text:p>
          </table:table-cell>
          <table:table-cell office:value-type="float" office:value="0.004898" calcext:value-type="float">
            <text:p>0.004898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96" calcext:value-type="float">
            <text:p>3896</text:p>
          </table:table-cell>
          <table:table-cell office:value-type="float" office:value="3024" calcext:value-type="float">
            <text:p>3024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1.367306" calcext:value-type="float">
            <text:p>1.367306</text:p>
          </table:table-cell>
          <table:table-cell office:value-type="float" office:value="100.84755" calcext:value-type="float">
            <text:p>100.84755</text:p>
          </table:table-cell>
          <table:table-cell office:value-type="float" office:value="99.480244" calcext:value-type="float">
            <text:p>99.480244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84" calcext:value-type="float">
            <text:p>1584</text:p>
          </table:table-cell>
          <table:table-cell office:value-type="float" office:value="1374" calcext:value-type="float">
            <text:p>137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.028507" calcext:value-type="float">
            <text:p>4.028507</text:p>
          </table:table-cell>
          <table:table-cell office:value-type="float" office:value="100.844585" calcext:value-type="float">
            <text:p>100.844585</text:p>
          </table:table-cell>
          <table:table-cell office:value-type="float" office:value="96.816078" calcext:value-type="float">
            <text:p>96.81607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80" calcext:value-type="float">
            <text:p>10080</text:p>
          </table:table-cell>
          <table:table-cell office:value-type="float" office:value="9792" calcext:value-type="float">
            <text:p>9792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3.989523" calcext:value-type="float">
            <text:p>3.989523</text:p>
          </table:table-cell>
          <table:table-cell office:value-type="float" office:value="99.801516" calcext:value-type="float">
            <text:p>99.801516</text:p>
          </table:table-cell>
          <table:table-cell office:value-type="float" office:value="95.811993" calcext:value-type="float">
            <text:p>95.811993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11704552" calcext:value-type="float">
            <text:p>11704552</text:p>
          </table:table-cell>
          <table:table-cell office:value-type="float" office:value="23959" calcext:value-type="float">
            <text:p>23959</text:p>
          </table:table-cell>
          <table:table-cell office:value-type="float" office:value="11126" calcext:value-type="float">
            <text:p>11126</text:p>
          </table:table-cell>
          <table:table-cell office:value-type="float" office:value="1.01641" calcext:value-type="float">
            <text:p>1.01641</text:p>
          </table:table-cell>
          <table:table-cell office:value-type="float" office:value="101.050717" calcext:value-type="float">
            <text:p>101.050717</text:p>
          </table:table-cell>
          <table:table-cell office:value-type="float" office:value="100.034307" calcext:value-type="float">
            <text:p>100.034307</text:p>
          </table:table-cell>
          <table:table-cell office:value-type="float" office:value="0.936043" calcext:value-type="float">
            <text:p>0.936043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1712" calcext:value-type="float">
            <text:p>25201712</text:p>
          </table:table-cell>
          <table:table-cell office:value-type="float" office:value="1444396" calcext:value-type="float">
            <text:p>1444396</text:p>
          </table:table-cell>
          <table:table-cell office:value-type="float" office:value="23956" calcext:value-type="float">
            <text:p>23956</text:p>
          </table:table-cell>
          <table:table-cell office:value-type="float" office:value="1373" calcext:value-type="float">
            <text:p>1373</text:p>
          </table:table-cell>
          <table:table-cell office:value-type="float" office:value="1.408163" calcext:value-type="float">
            <text:p>1.408163</text:p>
          </table:table-cell>
          <table:table-cell office:value-type="float" office:value="101.199219" calcext:value-type="float">
            <text:p>101.199219</text:p>
          </table:table-cell>
          <table:table-cell office:value-type="float" office:value="99.791056" calcext:value-type="float">
            <text:p>99.791056</text:p>
          </table:table-cell>
          <table:table-cell office:value-type="float" office:value="0.115794" calcext:value-type="float">
            <text:p>0.11579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872" calcext:value-type="float">
            <text:p>79872</text:p>
          </table:table-cell>
          <table:table-cell office:value-type="float" office:value="69600" calcext:value-type="float">
            <text:p>69600</text:p>
          </table:table-cell>
          <table:table-cell office:value-type="float" office:value="1974" calcext:value-type="float">
            <text:p>1974</text:p>
          </table:table-cell>
          <table:table-cell office:value-type="float" office:value="1722" calcext:value-type="float">
            <text:p>1722</text:p>
          </table:table-cell>
          <table:table-cell office:value-type="float" office:value="1.108842" calcext:value-type="float">
            <text:p>1.108842</text:p>
          </table:table-cell>
          <table:table-cell office:value-type="float" office:value="101.064929" calcext:value-type="float">
            <text:p>101.064929</text:p>
          </table:table-cell>
          <table:table-cell office:value-type="float" office:value="99.956087" calcext:value-type="float">
            <text:p>99.956087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96" calcext:value-type="float">
            <text:p>3296</text:p>
          </table:table-cell>
          <table:table-cell office:value-type="float" office:value="2304" calcext:value-type="float">
            <text:p>2304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.049172" calcext:value-type="float">
            <text:p>1.049172</text:p>
          </table:table-cell>
          <table:table-cell office:value-type="float" office:value="101.063442" calcext:value-type="float">
            <text:p>101.063442</text:p>
          </table:table-cell>
          <table:table-cell office:value-type="float" office:value="100.01427" calcext:value-type="float">
            <text:p>100.01427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830" calcext:value-type="float">
            <text:p>1830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.199381" calcext:value-type="float">
            <text:p>1.199381</text:p>
          </table:table-cell>
          <table:table-cell office:value-type="float" office:value="101.060538" calcext:value-type="float">
            <text:p>101.060538</text:p>
          </table:table-cell>
          <table:table-cell office:value-type="float" office:value="99.861157" calcext:value-type="float">
            <text:p>99.86115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56" calcext:value-type="float">
            <text:p>10656</text:p>
          </table:table-cell>
          <table:table-cell office:value-type="float" office:value="10608" calcext:value-type="float">
            <text:p>10608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3.260621" calcext:value-type="float">
            <text:p>3.260621</text:p>
          </table:table-cell>
          <table:table-cell office:value-type="float" office:value="100.609282" calcext:value-type="float">
            <text:p>100.609282</text:p>
          </table:table-cell>
          <table:table-cell office:value-type="float" office:value="97.34866" calcext:value-type="float">
            <text:p>97.34866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11694032" calcext:value-type="float">
            <text:p>11694032</text:p>
          </table:table-cell>
          <table:table-cell office:value-type="float" office:value="24058" calcext:value-type="float">
            <text:p>24058</text:p>
          </table:table-cell>
          <table:table-cell office:value-type="float" office:value="11116" calcext:value-type="float">
            <text:p>11116</text:p>
          </table:table-cell>
          <table:table-cell office:value-type="float" office:value="1.019777" calcext:value-type="float">
            <text:p>1.019777</text:p>
          </table:table-cell>
          <table:table-cell office:value-type="float" office:value="100.45435" calcext:value-type="float">
            <text:p>100.45435</text:p>
          </table:table-cell>
          <table:table-cell office:value-type="float" office:value="99.434572" calcext:value-type="float">
            <text:p>99.434572</text:p>
          </table:table-cell>
          <table:table-cell office:value-type="float" office:value="0.940842" calcext:value-type="float">
            <text:p>0.940842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5860" calcext:value-type="float">
            <text:p>25305860</text:p>
          </table:table-cell>
          <table:table-cell office:value-type="float" office:value="1493840" calcext:value-type="float">
            <text:p>1493840</text:p>
          </table:table-cell>
          <table:table-cell office:value-type="float" office:value="24055" calcext:value-type="float">
            <text:p>24055</text:p>
          </table:table-cell>
          <table:table-cell office:value-type="float" office:value="1420" calcext:value-type="float">
            <text:p>1420</text:p>
          </table:table-cell>
          <table:table-cell office:value-type="float" office:value="1.427542" calcext:value-type="float">
            <text:p>1.427542</text:p>
          </table:table-cell>
          <table:table-cell office:value-type="float" office:value="99.877342" calcext:value-type="float">
            <text:p>99.877342</text:p>
          </table:table-cell>
          <table:table-cell office:value-type="float" office:value="98.4498" calcext:value-type="float">
            <text:p>98.4498</text:p>
          </table:table-cell>
          <table:table-cell office:value-type="float" office:value="0.121389" calcext:value-type="float">
            <text:p>0.121389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392" calcext:value-type="float">
            <text:p>82392</text:p>
          </table:table-cell>
          <table:table-cell office:value-type="float" office:value="72072" calcext:value-type="float">
            <text:p>72072</text:p>
          </table:table-cell>
          <table:table-cell office:value-type="float" office:value="2037" calcext:value-type="float">
            <text:p>2037</text:p>
          </table:table-cell>
          <table:table-cell office:value-type="float" office:value="1785" calcext:value-type="float">
            <text:p>1785</text:p>
          </table:table-cell>
          <table:table-cell office:value-type="float" office:value="1.110259" calcext:value-type="float">
            <text:p>1.110259</text:p>
          </table:table-cell>
          <table:table-cell office:value-type="float" office:value="100.715069" calcext:value-type="float">
            <text:p>100.715069</text:p>
          </table:table-cell>
          <table:table-cell office:value-type="float" office:value="99.60481" calcext:value-type="float">
            <text:p>99.60481</text:p>
          </table:table-cell>
          <table:table-cell office:value-type="float" office:value="0.005789" calcext:value-type="float">
            <text:p>0.005789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2" calcext:value-type="float">
            <text:p>4032</text:p>
          </table:table-cell>
          <table:table-cell office:value-type="float" office:value="3264" calcext:value-type="float">
            <text:p>3264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1.055522" calcext:value-type="float">
            <text:p>1.055522</text:p>
          </table:table-cell>
          <table:table-cell office:value-type="float" office:value="99.983929" calcext:value-type="float">
            <text:p>99.983929</text:p>
          </table:table-cell>
          <table:table-cell office:value-type="float" office:value="98.928407" calcext:value-type="float">
            <text:p>98.92840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2" calcext:value-type="float">
            <text:p>2202</text:p>
          </table:table-cell>
          <table:table-cell office:value-type="float" office:value="1752" calcext:value-type="float">
            <text:p>175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.206731" calcext:value-type="float">
            <text:p>1.206731</text:p>
          </table:table-cell>
          <table:table-cell office:value-type="float" office:value="100.138066" calcext:value-type="float">
            <text:p>100.138066</text:p>
          </table:table-cell>
          <table:table-cell office:value-type="float" office:value="98.931335" calcext:value-type="float">
            <text:p>98.93133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08" calcext:value-type="float">
            <text:p>10608</text:p>
          </table:table-cell>
          <table:table-cell office:value-type="float" office:value="10368" calcext:value-type="float">
            <text:p>10368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4.996382" calcext:value-type="float">
            <text:p>4.996382</text:p>
          </table:table-cell>
          <table:table-cell office:value-type="float" office:value="100.716655" calcext:value-type="float">
            <text:p>100.716655</text:p>
          </table:table-cell>
          <table:table-cell office:value-type="float" office:value="95.720273" calcext:value-type="float">
            <text:p>95.720273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12114832" calcext:value-type="float">
            <text:p>12114832</text:p>
          </table:table-cell>
          <table:table-cell office:value-type="float" office:value="24156" calcext:value-type="float">
            <text:p>24156</text:p>
          </table:table-cell>
          <table:table-cell office:value-type="float" office:value="11516" calcext:value-type="float">
            <text:p>11516</text:p>
          </table:table-cell>
          <table:table-cell office:value-type="float" office:value="1.017249" calcext:value-type="float">
            <text:p>1.017249</text:p>
          </table:table-cell>
          <table:table-cell office:value-type="float" office:value="100.67252" calcext:value-type="float">
            <text:p>100.67252</text:p>
          </table:table-cell>
          <table:table-cell office:value-type="float" office:value="99.65527" calcext:value-type="float">
            <text:p>99.65527</text:p>
          </table:table-cell>
          <table:table-cell office:value-type="float" office:value="0.972539" calcext:value-type="float">
            <text:p>0.972539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0008" calcext:value-type="float">
            <text:p>25410008</text:p>
          </table:table-cell>
          <table:table-cell office:value-type="float" office:value="1283440" calcext:value-type="float">
            <text:p>1283440</text:p>
          </table:table-cell>
          <table:table-cell office:value-type="float" office:value="24154" calcext:value-type="float">
            <text:p>24154</text:p>
          </table:table-cell>
          <table:table-cell office:value-type="float" office:value="1220" calcext:value-type="float">
            <text:p>1220</text:p>
          </table:table-cell>
          <table:table-cell office:value-type="float" office:value="2.307128" calcext:value-type="float">
            <text:p>2.307128</text:p>
          </table:table-cell>
          <table:table-cell office:value-type="float" office:value="101.27609" calcext:value-type="float">
            <text:p>101.27609</text:p>
          </table:table-cell>
          <table:table-cell office:value-type="float" office:value="98.968962" calcext:value-type="float">
            <text:p>98.968962</text:p>
          </table:table-cell>
          <table:table-cell office:value-type="float" office:value="0.103745" calcext:value-type="float">
            <text:p>0.103745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720" calcext:value-type="float">
            <text:p>81720</text:p>
          </table:table-cell>
          <table:table-cell office:value-type="float" office:value="69312" calcext:value-type="float">
            <text:p>69312</text:p>
          </table:table-cell>
          <table:table-cell office:value-type="float" office:value="2021" calcext:value-type="float">
            <text:p>2021</text:p>
          </table:table-cell>
          <table:table-cell office:value-type="float" office:value="1715" calcext:value-type="float">
            <text:p>1715</text:p>
          </table:table-cell>
          <table:table-cell office:value-type="float" office:value="1.550204" calcext:value-type="float">
            <text:p>1.550204</text:p>
          </table:table-cell>
          <table:table-cell office:value-type="float" office:value="100.922147" calcext:value-type="float">
            <text:p>100.922147</text:p>
          </table:table-cell>
          <table:table-cell office:value-type="float" office:value="99.371943" calcext:value-type="float">
            <text:p>99.371943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84" calcext:value-type="float">
            <text:p>3784</text:p>
          </table:table-cell>
          <table:table-cell office:value-type="float" office:value="2888" calcext:value-type="float">
            <text:p>2888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.373598" calcext:value-type="float">
            <text:p>1.373598</text:p>
          </table:table-cell>
          <table:table-cell office:value-type="float" office:value="101.280697" calcext:value-type="float">
            <text:p>101.280697</text:p>
          </table:table-cell>
          <table:table-cell office:value-type="float" office:value="99.907098" calcext:value-type="float">
            <text:p>99.907098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18" calcext:value-type="float">
            <text:p>1818</text:p>
          </table:table-cell>
          <table:table-cell office:value-type="float" office:value="1650" calcext:value-type="float">
            <text:p>165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.796638" calcext:value-type="float">
            <text:p>1.796638</text:p>
          </table:table-cell>
          <table:table-cell office:value-type="float" office:value="101.279291" calcext:value-type="float">
            <text:p>101.279291</text:p>
          </table:table-cell>
          <table:table-cell office:value-type="float" office:value="99.482653" calcext:value-type="float">
            <text:p>99.48265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24" calcext:value-type="float">
            <text:p>10224</text:p>
          </table:table-cell>
          <table:table-cell office:value-type="float" office:value="9984" calcext:value-type="float">
            <text:p>9984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5.489645" calcext:value-type="float">
            <text:p>5.489645</text:p>
          </table:table-cell>
          <table:table-cell office:value-type="float" office:value="100.196337" calcext:value-type="float">
            <text:p>100.196337</text:p>
          </table:table-cell>
          <table:table-cell office:value-type="float" office:value="94.706692" calcext:value-type="float">
            <text:p>94.706692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49in" svg:x="3.6638in" svg:y="0.5752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59" calcext:value-type="float">
            <text:p>0.00859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22" calcext:value-type="float">
            <text:p>0.016922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33758" calcext:value-type="float">
            <text:p>0.033758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74" calcext:value-type="float">
            <text:p>0.042174</text:p>
          </table:table-cell>
          <table:table-cell office:value-type="float" office:value="0.042178" calcext:value-type="float">
            <text:p>0.042178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50592" calcext:value-type="float">
            <text:p>0.050592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14" calcext:value-type="float">
            <text:p>0.059014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067439" calcext:value-type="float">
            <text:p>0.067439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4" calcext:value-type="float">
            <text:p>0.075834</text:p>
          </table:table-cell>
          <table:table-cell office:value-type="float" office:value="0.075845" calcext:value-type="float">
            <text:p>0.075845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84269" calcext:value-type="float">
            <text:p>0.084269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8" calcext:value-type="float">
            <text:p>0.092688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11" calcext:value-type="float">
            <text:p>0.101111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10952" calcext:value-type="float">
            <text:p>0.10952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117943" calcext:value-type="float">
            <text:p>0.117943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42" calcext:value-type="float">
            <text:p>0.126342</text:p>
          </table:table-cell>
          <table:table-cell office:value-type="float" office:value="0.126499" calcext:value-type="float">
            <text:p>0.126499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134775" calcext:value-type="float">
            <text:p>0.134775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143206" calcext:value-type="float">
            <text:p>0.143206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51619" calcext:value-type="float">
            <text:p>0.151619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160041" calcext:value-type="float">
            <text:p>0.160041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168519" calcext:value-type="float">
            <text:p>0.168519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43" calcext:value-type="float">
            <text:p>0.176843</text:p>
          </table:table-cell>
          <table:table-cell office:value-type="float" office:value="0.176914" calcext:value-type="float">
            <text:p>0.176914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5286" calcext:value-type="float">
            <text:p>0.185286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93741" calcext:value-type="float">
            <text:p>0.193741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78" calcext:value-type="float">
            <text:p>0.202078</text:p>
          </table:table-cell>
          <table:table-cell office:value-type="float" office:value="0.202116" calcext:value-type="float">
            <text:p>0.202116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58" calcext:value-type="float">
            <text:p>0.210558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21898" calcext:value-type="float">
            <text:p>0.21898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27365" calcext:value-type="float">
            <text:p>0.227365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3582" calcext:value-type="float">
            <text:p>0.23582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244248" calcext:value-type="float">
            <text:p>0.244248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252646" calcext:value-type="float">
            <text:p>0.25264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261057" calcext:value-type="float">
            <text:p>0.261057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28" calcext:value-type="float">
            <text:p>0.269428</text:p>
          </table:table-cell>
          <table:table-cell office:value-type="float" office:value="0.26952" calcext:value-type="float">
            <text:p>0.26952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277886" calcext:value-type="float">
            <text:p>0.277886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286321" calcext:value-type="float">
            <text:p>0.286321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294737" calcext:value-type="float">
            <text:p>0.294737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303178" calcext:value-type="float">
            <text:p>0.303178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311657" calcext:value-type="float">
            <text:p>0.311657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320112" calcext:value-type="float">
            <text:p>0.320112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328408" calcext:value-type="float">
            <text:p>0.328408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36818" calcext:value-type="float">
            <text:p>0.336818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345322" calcext:value-type="float">
            <text:p>0.345322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3657" calcext:value-type="float">
            <text:p>0.353657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0.362177" calcext:value-type="float">
            <text:p>0.362177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12" calcext:value-type="float">
            <text:p>0.370412</text:p>
          </table:table-cell>
          <table:table-cell office:value-type="float" office:value="0.370483" calcext:value-type="float">
            <text:p>0.370483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378904" calcext:value-type="float">
            <text:p>0.378904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387424" calcext:value-type="float">
            <text:p>0.387424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74" calcext:value-type="float">
            <text:p>0.395674</text:p>
          </table:table-cell>
          <table:table-cell office:value-type="float" office:value="0.395779" calcext:value-type="float">
            <text:p>0.395779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075" calcext:value-type="float">
            <text:p>0.404075</text:p>
          </table:table-cell>
          <table:table-cell office:value-type="float" office:value="0.404158" calcext:value-type="float">
            <text:p>0.404158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12557" calcext:value-type="float">
            <text:p>0.412557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15" calcext:value-type="float">
            <text:p>0.420915</text:p>
          </table:table-cell>
          <table:table-cell office:value-type="float" office:value="0.42102" calcext:value-type="float">
            <text:p>0.42102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34" calcext:value-type="float">
            <text:p>0.429334</text:p>
          </table:table-cell>
          <table:table-cell office:value-type="float" office:value="0.429489" calcext:value-type="float">
            <text:p>0.429489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59" calcext:value-type="float">
            <text:p>0.437759</text:p>
          </table:table-cell>
          <table:table-cell office:value-type="float" office:value="0.437887" calcext:value-type="float">
            <text:p>0.437887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39" calcext:value-type="float">
            <text:p>0.446139</text:p>
          </table:table-cell>
          <table:table-cell office:value-type="float" office:value="0.446306" calcext:value-type="float">
            <text:p>0.446306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53" calcext:value-type="float">
            <text:p>0.454553</text:p>
          </table:table-cell>
          <table:table-cell office:value-type="float" office:value="0.454645" calcext:value-type="float">
            <text:p>0.454645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2999" calcext:value-type="float">
            <text:p>0.462999</text:p>
          </table:table-cell>
          <table:table-cell office:value-type="float" office:value="0.463185" calcext:value-type="float">
            <text:p>0.463185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381" calcext:value-type="float">
            <text:p>0.471381</text:p>
          </table:table-cell>
          <table:table-cell office:value-type="float" office:value="0.471562" calcext:value-type="float">
            <text:p>0.471562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35" calcext:value-type="float">
            <text:p>0.479835</text:p>
          </table:table-cell>
          <table:table-cell office:value-type="float" office:value="0.479992" calcext:value-type="float">
            <text:p>0.479992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06" calcext:value-type="float">
            <text:p>0.488206</text:p>
          </table:table-cell>
          <table:table-cell office:value-type="float" office:value="0.488428" calcext:value-type="float">
            <text:p>0.488428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727" calcext:value-type="float">
            <text:p>0.496727</text:p>
          </table:table-cell>
          <table:table-cell office:value-type="float" office:value="0.49681" calcext:value-type="float">
            <text:p>0.49681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50505" calcext:value-type="float">
            <text:p>0.50505</text:p>
          </table:table-cell>
          <table:table-cell office:value-type="float" office:value="0.50529" calcext:value-type="float">
            <text:p>0.50529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510946" calcext:value-type="float">
            <text:p>0.510946</text:p>
          </table:table-cell>
          <table:table-cell office:value-type="float" office:value="0.486952" calcext:value-type="float">
            <text:p>0.486952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51562" calcext:value-type="float">
            <text:p>0.51562</text:p>
          </table:table-cell>
          <table:table-cell office:value-type="float" office:value="0.458754" calcext:value-type="float">
            <text:p>0.458754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521417" calcext:value-type="float">
            <text:p>0.521417</text:p>
          </table:table-cell>
          <table:table-cell office:value-type="float" office:value="0.434488" calcext:value-type="float">
            <text:p>0.434488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521624" calcext:value-type="float">
            <text:p>0.521624</text:p>
          </table:table-cell>
          <table:table-cell office:value-type="float" office:value="0.416339" calcext:value-type="float">
            <text:p>0.416339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528215" calcext:value-type="float">
            <text:p>0.528215</text:p>
          </table:table-cell>
          <table:table-cell office:value-type="float" office:value="0.401209" calcext:value-type="float">
            <text:p>0.401209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528576" calcext:value-type="float">
            <text:p>0.528576</text:p>
          </table:table-cell>
          <table:table-cell office:value-type="float" office:value="0.395922" calcext:value-type="float">
            <text:p>0.395922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546653" calcext:value-type="float">
            <text:p>0.546653</text:p>
          </table:table-cell>
          <table:table-cell office:value-type="float" office:value="0.436178" calcext:value-type="float">
            <text:p>0.436178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543956" calcext:value-type="float">
            <text:p>0.543956</text:p>
          </table:table-cell>
          <table:table-cell office:value-type="float" office:value="0.389413" calcext:value-type="float">
            <text:p>0.389413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568968" calcext:value-type="float">
            <text:p>0.568968</text:p>
          </table:table-cell>
          <table:table-cell office:value-type="float" office:value="0.43142" calcext:value-type="float">
            <text:p>0.43142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582574" calcext:value-type="float">
            <text:p>0.582574</text:p>
          </table:table-cell>
          <table:table-cell office:value-type="float" office:value="0.447438" calcext:value-type="float">
            <text:p>0.447438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589354" calcext:value-type="float">
            <text:p>0.589354</text:p>
          </table:table-cell>
          <table:table-cell office:value-type="float" office:value="0.440562" calcext:value-type="float">
            <text:p>0.440562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594086" calcext:value-type="float">
            <text:p>0.594086</text:p>
          </table:table-cell>
          <table:table-cell office:value-type="float" office:value="0.427795" calcext:value-type="float">
            <text:p>0.427795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603107" calcext:value-type="float">
            <text:p>0.603107</text:p>
          </table:table-cell>
          <table:table-cell office:value-type="float" office:value="0.429241" calcext:value-type="float">
            <text:p>0.429241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609805" calcext:value-type="float">
            <text:p>0.609805</text:p>
          </table:table-cell>
          <table:table-cell office:value-type="float" office:value="0.418313" calcext:value-type="float">
            <text:p>0.418313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619032" calcext:value-type="float">
            <text:p>0.619032</text:p>
          </table:table-cell>
          <table:table-cell office:value-type="float" office:value="0.419331" calcext:value-type="float">
            <text:p>0.419331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622819" calcext:value-type="float">
            <text:p>0.622819</text:p>
          </table:table-cell>
          <table:table-cell office:value-type="float" office:value="0.406646" calcext:value-type="float">
            <text:p>0.406646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0.403354" calcext:value-type="float">
            <text:p>0.403354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637655" calcext:value-type="float">
            <text:p>0.637655</text:p>
          </table:table-cell>
          <table:table-cell office:value-type="float" office:value="0.399644" calcext:value-type="float">
            <text:p>0.399644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649917" calcext:value-type="float">
            <text:p>0.649917</text:p>
          </table:table-cell>
          <table:table-cell office:value-type="float" office:value="0.392672" calcext:value-type="float">
            <text:p>0.392672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0.377054" calcext:value-type="float">
            <text:p>0.377054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664538" calcext:value-type="float">
            <text:p>0.664538</text:p>
          </table:table-cell>
          <table:table-cell office:value-type="float" office:value="0.374224" calcext:value-type="float">
            <text:p>0.374224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668088" calcext:value-type="float">
            <text:p>0.668088</text:p>
          </table:table-cell>
          <table:table-cell office:value-type="float" office:value="0.377991" calcext:value-type="float">
            <text:p>0.377991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675836" calcext:value-type="float">
            <text:p>0.675836</text:p>
          </table:table-cell>
          <table:table-cell office:value-type="float" office:value="0.372449" calcext:value-type="float">
            <text:p>0.372449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683314" calcext:value-type="float">
            <text:p>0.683314</text:p>
          </table:table-cell>
          <table:table-cell office:value-type="float" office:value="0.355376" calcext:value-type="float">
            <text:p>0.355376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692359" calcext:value-type="float">
            <text:p>0.692359</text:p>
          </table:table-cell>
          <table:table-cell office:value-type="float" office:value="0.365948" calcext:value-type="float">
            <text:p>0.365948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691392" calcext:value-type="float">
            <text:p>0.691392</text:p>
          </table:table-cell>
          <table:table-cell office:value-type="float" office:value="0.346007" calcext:value-type="float">
            <text:p>0.346007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703072" calcext:value-type="float">
            <text:p>0.703072</text:p>
          </table:table-cell>
          <table:table-cell office:value-type="float" office:value="0.350526" calcext:value-type="float">
            <text:p>0.350526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704853" calcext:value-type="float">
            <text:p>0.704853</text:p>
          </table:table-cell>
          <table:table-cell office:value-type="float" office:value="0.327949" calcext:value-type="float">
            <text:p>0.327949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707389" calcext:value-type="float">
            <text:p>0.707389</text:p>
          </table:table-cell>
          <table:table-cell office:value-type="float" office:value="0.332303" calcext:value-type="float">
            <text:p>0.332303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725443" calcext:value-type="float">
            <text:p>0.725443</text:p>
          </table:table-cell>
          <table:table-cell office:value-type="float" office:value="0.326552" calcext:value-type="float">
            <text:p>0.326552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7233" calcext:value-type="float">
            <text:p>0.7233</text:p>
          </table:table-cell>
          <table:table-cell office:value-type="float" office:value="0.323344" calcext:value-type="float">
            <text:p>0.323344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740577" calcext:value-type="float">
            <text:p>0.740577</text:p>
          </table:table-cell>
          <table:table-cell office:value-type="float" office:value="0.319373" calcext:value-type="float">
            <text:p>0.319373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743319" calcext:value-type="float">
            <text:p>0.743319</text:p>
          </table:table-cell>
          <table:table-cell office:value-type="float" office:value="0.308475" calcext:value-type="float">
            <text:p>0.308475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749301" calcext:value-type="float">
            <text:p>0.749301</text:p>
          </table:table-cell>
          <table:table-cell office:value-type="float" office:value="0.306253" calcext:value-type="float">
            <text:p>0.306253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759113" calcext:value-type="float">
            <text:p>0.759113</text:p>
          </table:table-cell>
          <table:table-cell office:value-type="float" office:value="0.301455" calcext:value-type="float">
            <text:p>0.301455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759708" calcext:value-type="float">
            <text:p>0.759708</text:p>
          </table:table-cell>
          <table:table-cell office:value-type="float" office:value="0.291365" calcext:value-type="float">
            <text:p>0.291365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77271" calcext:value-type="float">
            <text:p>0.77271</text:p>
          </table:table-cell>
          <table:table-cell office:value-type="float" office:value="0.29579" calcext:value-type="float">
            <text:p>0.29579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777687" calcext:value-type="float">
            <text:p>0.777687</text:p>
          </table:table-cell>
          <table:table-cell office:value-type="float" office:value="0.275155" calcext:value-type="float">
            <text:p>0.275155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785335" calcext:value-type="float">
            <text:p>0.785335</text:p>
          </table:table-cell>
          <table:table-cell office:value-type="float" office:value="0.273135" calcext:value-type="float">
            <text:p>0.273135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786647" calcext:value-type="float">
            <text:p>0.786647</text:p>
          </table:table-cell>
          <table:table-cell office:value-type="float" office:value="0.266804" calcext:value-type="float">
            <text:p>0.266804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796467" calcext:value-type="float">
            <text:p>0.796467</text:p>
          </table:table-cell>
          <table:table-cell office:value-type="float" office:value="0.270955" calcext:value-type="float">
            <text:p>0.270955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792949" calcext:value-type="float">
            <text:p>0.792949</text:p>
          </table:table-cell>
          <table:table-cell office:value-type="float" office:value="0.264064" calcext:value-type="float">
            <text:p>0.264064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799254" calcext:value-type="float">
            <text:p>0.799254</text:p>
          </table:table-cell>
          <table:table-cell office:value-type="float" office:value="0.255116" calcext:value-type="float">
            <text:p>0.255116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791988" calcext:value-type="float">
            <text:p>0.791988</text:p>
          </table:table-cell>
          <table:table-cell office:value-type="float" office:value="0.239983" calcext:value-type="float">
            <text:p>0.239983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794435" calcext:value-type="float">
            <text:p>0.794435</text:p>
          </table:table-cell>
          <table:table-cell office:value-type="float" office:value="0.242043" calcext:value-type="float">
            <text:p>0.242043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812748" calcext:value-type="float">
            <text:p>0.812748</text:p>
          </table:table-cell>
          <table:table-cell office:value-type="float" office:value="0.239807" calcext:value-type="float">
            <text:p>0.239807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817562" calcext:value-type="float">
            <text:p>0.817562</text:p>
          </table:table-cell>
          <table:table-cell office:value-type="float" office:value="0.234603" calcext:value-type="float">
            <text:p>0.234603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824615" calcext:value-type="float">
            <text:p>0.824615</text:p>
          </table:table-cell>
          <table:table-cell office:value-type="float" office:value="0.213911" calcext:value-type="float">
            <text:p>0.213911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832896" calcext:value-type="float">
            <text:p>0.832896</text:p>
          </table:table-cell>
          <table:table-cell office:value-type="float" office:value="0.21012" calcext:value-type="float">
            <text:p>0.21012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827507" calcext:value-type="float">
            <text:p>0.827507</text:p>
          </table:table-cell>
          <table:table-cell office:value-type="float" office:value="0.208959" calcext:value-type="float">
            <text:p>0.208959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740517" calcext:value-type="float">
            <text:p>0.740517</text:p>
          </table:table-cell>
          <table:table-cell office:value-type="float" office:value="0.160179" calcext:value-type="float">
            <text:p>0.160179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839873" calcext:value-type="float">
            <text:p>0.839873</text:p>
          </table:table-cell>
          <table:table-cell office:value-type="float" office:value="0.194821" calcext:value-type="float">
            <text:p>0.194821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84858" calcext:value-type="float">
            <text:p>0.84858</text:p>
          </table:table-cell>
          <table:table-cell office:value-type="float" office:value="0.191448" calcext:value-type="float">
            <text:p>0.191448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848883" calcext:value-type="float">
            <text:p>0.848883</text:p>
          </table:table-cell>
          <table:table-cell office:value-type="float" office:value="0.179009" calcext:value-type="float">
            <text:p>0.179009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855261" calcext:value-type="float">
            <text:p>0.855261</text:p>
          </table:table-cell>
          <table:table-cell office:value-type="float" office:value="0.178869" calcext:value-type="float">
            <text:p>0.178869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865312" calcext:value-type="float">
            <text:p>0.865312</text:p>
          </table:table-cell>
          <table:table-cell office:value-type="float" office:value="0.168628" calcext:value-type="float">
            <text:p>0.168628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860995" calcext:value-type="float">
            <text:p>0.860995</text:p>
          </table:table-cell>
          <table:table-cell office:value-type="float" office:value="0.163667" calcext:value-type="float">
            <text:p>0.163667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141407" calcext:value-type="float">
            <text:p>0.141407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868853" calcext:value-type="float">
            <text:p>0.868853</text:p>
          </table:table-cell>
          <table:table-cell office:value-type="float" office:value="0.143162" calcext:value-type="float">
            <text:p>0.143162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851068" calcext:value-type="float">
            <text:p>0.851068</text:p>
          </table:table-cell>
          <table:table-cell office:value-type="float" office:value="0.153729" calcext:value-type="float">
            <text:p>0.153729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876441" calcext:value-type="float">
            <text:p>0.876441</text:p>
          </table:table-cell>
          <table:table-cell office:value-type="float" office:value="0.134455" calcext:value-type="float">
            <text:p>0.134455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872203" calcext:value-type="float">
            <text:p>0.872203</text:p>
          </table:table-cell>
          <table:table-cell office:value-type="float" office:value="0.152822" calcext:value-type="float">
            <text:p>0.152822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872585" calcext:value-type="float">
            <text:p>0.872585</text:p>
          </table:table-cell>
          <table:table-cell office:value-type="float" office:value="0.140703" calcext:value-type="float">
            <text:p>0.140703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857952" calcext:value-type="float">
            <text:p>0.857952</text:p>
          </table:table-cell>
          <table:table-cell office:value-type="float" office:value="0.146034" calcext:value-type="float">
            <text:p>0.146034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864089" calcext:value-type="float">
            <text:p>0.864089</text:p>
          </table:table-cell>
          <table:table-cell office:value-type="float" office:value="0.133373" calcext:value-type="float">
            <text:p>0.133373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866399" calcext:value-type="float">
            <text:p>0.866399</text:p>
          </table:table-cell>
          <table:table-cell office:value-type="float" office:value="0.139407" calcext:value-type="float">
            <text:p>0.139407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874479" calcext:value-type="float">
            <text:p>0.874479</text:p>
          </table:table-cell>
          <table:table-cell office:value-type="float" office:value="0.152655" calcext:value-type="float">
            <text:p>0.152655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851395" calcext:value-type="float">
            <text:p>0.851395</text:p>
          </table:table-cell>
          <table:table-cell office:value-type="float" office:value="0.166642" calcext:value-type="float">
            <text:p>0.166642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862678" calcext:value-type="float">
            <text:p>0.862678</text:p>
          </table:table-cell>
          <table:table-cell office:value-type="float" office:value="0.142672" calcext:value-type="float">
            <text:p>0.142672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879737" calcext:value-type="float">
            <text:p>0.879737</text:p>
          </table:table-cell>
          <table:table-cell office:value-type="float" office:value="0.138107" calcext:value-type="float">
            <text:p>0.138107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867805" calcext:value-type="float">
            <text:p>0.867805</text:p>
          </table:table-cell>
          <table:table-cell office:value-type="float" office:value="0.155481" calcext:value-type="float">
            <text:p>0.155481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845666" calcext:value-type="float">
            <text:p>0.845666</text:p>
          </table:table-cell>
          <table:table-cell office:value-type="float" office:value="0.158825" calcext:value-type="float">
            <text:p>0.158825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871381" calcext:value-type="float">
            <text:p>0.871381</text:p>
          </table:table-cell>
          <table:table-cell office:value-type="float" office:value="0.149491" calcext:value-type="float">
            <text:p>0.149491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86248" calcext:value-type="float">
            <text:p>0.86248</text:p>
          </table:table-cell>
          <table:table-cell office:value-type="float" office:value="0.156729" calcext:value-type="float">
            <text:p>0.156729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893437" calcext:value-type="float">
            <text:p>0.893437</text:p>
          </table:table-cell>
          <table:table-cell office:value-type="float" office:value="0.150819" calcext:value-type="float">
            <text:p>0.150819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861852" calcext:value-type="float">
            <text:p>0.861852</text:p>
          </table:table-cell>
          <table:table-cell office:value-type="float" office:value="0.141443" calcext:value-type="float">
            <text:p>0.141443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876428" calcext:value-type="float">
            <text:p>0.876428</text:p>
          </table:table-cell>
          <table:table-cell office:value-type="float" office:value="0.156443" calcext:value-type="float">
            <text:p>0.156443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909201" calcext:value-type="float">
            <text:p>0.909201</text:p>
          </table:table-cell>
          <table:table-cell office:value-type="float" office:value="0.147721" calcext:value-type="float">
            <text:p>0.147721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0.16213" calcext:value-type="float">
            <text:p>0.16213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911666" calcext:value-type="float">
            <text:p>0.911666</text:p>
          </table:table-cell>
          <table:table-cell office:value-type="float" office:value="0.143242" calcext:value-type="float">
            <text:p>0.143242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885018" calcext:value-type="float">
            <text:p>0.885018</text:p>
          </table:table-cell>
          <table:table-cell office:value-type="float" office:value="0.149909" calcext:value-type="float">
            <text:p>0.149909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878697" calcext:value-type="float">
            <text:p>0.878697</text:p>
          </table:table-cell>
          <table:table-cell office:value-type="float" office:value="0.154468" calcext:value-type="float">
            <text:p>0.154468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85842" calcext:value-type="float">
            <text:p>0.85842</text:p>
          </table:table-cell>
          <table:table-cell office:value-type="float" office:value="0.15417" calcext:value-type="float">
            <text:p>0.15417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860041" calcext:value-type="float">
            <text:p>0.860041</text:p>
          </table:table-cell>
          <table:table-cell office:value-type="float" office:value="0.169571" calcext:value-type="float">
            <text:p>0.169571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846316" calcext:value-type="float">
            <text:p>0.846316</text:p>
          </table:table-cell>
          <table:table-cell office:value-type="float" office:value="0.152646" calcext:value-type="float">
            <text:p>0.152646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89315" calcext:value-type="float">
            <text:p>0.89315</text:p>
          </table:table-cell>
          <table:table-cell office:value-type="float" office:value="0.146272" calcext:value-type="float">
            <text:p>0.146272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851516" calcext:value-type="float">
            <text:p>0.851516</text:p>
          </table:table-cell>
          <table:table-cell office:value-type="float" office:value="0.157498" calcext:value-type="float">
            <text:p>0.157498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853471" calcext:value-type="float">
            <text:p>0.853471</text:p>
          </table:table-cell>
          <table:table-cell office:value-type="float" office:value="0.160225" calcext:value-type="float">
            <text:p>0.160225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887327" calcext:value-type="float">
            <text:p>0.887327</text:p>
          </table:table-cell>
          <table:table-cell office:value-type="float" office:value="0.164744" calcext:value-type="float">
            <text:p>0.164744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885741" calcext:value-type="float">
            <text:p>0.885741</text:p>
          </table:table-cell>
          <table:table-cell office:value-type="float" office:value="0.146264" calcext:value-type="float">
            <text:p>0.146264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869981" calcext:value-type="float">
            <text:p>0.869981</text:p>
          </table:table-cell>
          <table:table-cell office:value-type="float" office:value="0.161859" calcext:value-type="float">
            <text:p>0.161859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851899" calcext:value-type="float">
            <text:p>0.851899</text:p>
          </table:table-cell>
          <table:table-cell office:value-type="float" office:value="0.164221" calcext:value-type="float">
            <text:p>0.164221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896061" calcext:value-type="float">
            <text:p>0.896061</text:p>
          </table:table-cell>
          <table:table-cell office:value-type="float" office:value="0.154345" calcext:value-type="float">
            <text:p>0.154345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853495" calcext:value-type="float">
            <text:p>0.853495</text:p>
          </table:table-cell>
          <table:table-cell office:value-type="float" office:value="0.168544" calcext:value-type="float">
            <text:p>0.168544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872894" calcext:value-type="float">
            <text:p>0.872894</text:p>
          </table:table-cell>
          <table:table-cell office:value-type="float" office:value="0.161909" calcext:value-type="float">
            <text:p>0.161909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872421" calcext:value-type="float">
            <text:p>0.872421</text:p>
          </table:table-cell>
          <table:table-cell office:value-type="float" office:value="0.162979" calcext:value-type="float">
            <text:p>0.162979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858163" calcext:value-type="float">
            <text:p>0.858163</text:p>
          </table:table-cell>
          <table:table-cell office:value-type="float" office:value="0.160651" calcext:value-type="float">
            <text:p>0.160651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867552" calcext:value-type="float">
            <text:p>0.867552</text:p>
          </table:table-cell>
          <table:table-cell office:value-type="float" office:value="0.166285" calcext:value-type="float">
            <text:p>0.166285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867764" calcext:value-type="float">
            <text:p>0.867764</text:p>
          </table:table-cell>
          <table:table-cell office:value-type="float" office:value="0.156759" calcext:value-type="float">
            <text:p>0.156759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878097" calcext:value-type="float">
            <text:p>0.878097</text:p>
          </table:table-cell>
          <table:table-cell office:value-type="float" office:value="0.159773" calcext:value-type="float">
            <text:p>0.159773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870238" calcext:value-type="float">
            <text:p>0.870238</text:p>
          </table:table-cell>
          <table:table-cell office:value-type="float" office:value="0.138985" calcext:value-type="float">
            <text:p>0.138985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884362" calcext:value-type="float">
            <text:p>0.884362</text:p>
          </table:table-cell>
          <table:table-cell office:value-type="float" office:value="0.150182" calcext:value-type="float">
            <text:p>0.150182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907816" calcext:value-type="float">
            <text:p>0.907816</text:p>
          </table:table-cell>
          <table:table-cell office:value-type="float" office:value="0.154511" calcext:value-type="float">
            <text:p>0.154511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868197" calcext:value-type="float">
            <text:p>0.868197</text:p>
          </table:table-cell>
          <table:table-cell office:value-type="float" office:value="0.155108" calcext:value-type="float">
            <text:p>0.155108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870168" calcext:value-type="float">
            <text:p>0.870168</text:p>
          </table:table-cell>
          <table:table-cell office:value-type="float" office:value="0.160438" calcext:value-type="float">
            <text:p>0.160438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884883" calcext:value-type="float">
            <text:p>0.884883</text:p>
          </table:table-cell>
          <table:table-cell office:value-type="float" office:value="0.167232" calcext:value-type="float">
            <text:p>0.167232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860351" calcext:value-type="float">
            <text:p>0.860351</text:p>
          </table:table-cell>
          <table:table-cell office:value-type="float" office:value="0.161344" calcext:value-type="float">
            <text:p>0.161344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892924" calcext:value-type="float">
            <text:p>0.892924</text:p>
          </table:table-cell>
          <table:table-cell office:value-type="float" office:value="0.151911" calcext:value-type="float">
            <text:p>0.151911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835982" calcext:value-type="float">
            <text:p>0.835982</text:p>
          </table:table-cell>
          <table:table-cell office:value-type="float" office:value="0.16486" calcext:value-type="float">
            <text:p>0.16486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919121" calcext:value-type="float">
            <text:p>0.919121</text:p>
          </table:table-cell>
          <table:table-cell office:value-type="float" office:value="0.131013" calcext:value-type="float">
            <text:p>0.131013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858245" calcext:value-type="float">
            <text:p>0.858245</text:p>
          </table:table-cell>
          <table:table-cell office:value-type="float" office:value="0.157981" calcext:value-type="float">
            <text:p>0.157981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880471" calcext:value-type="float">
            <text:p>0.880471</text:p>
          </table:table-cell>
          <table:table-cell office:value-type="float" office:value="0.144009" calcext:value-type="float">
            <text:p>0.144009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877355" calcext:value-type="float">
            <text:p>0.877355</text:p>
          </table:table-cell>
          <table:table-cell office:value-type="float" office:value="0.144286" calcext:value-type="float">
            <text:p>0.144286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842585" calcext:value-type="float">
            <text:p>0.842585</text:p>
          </table:table-cell>
          <table:table-cell office:value-type="float" office:value="0.152297" calcext:value-type="float">
            <text:p>0.152297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881545" calcext:value-type="float">
            <text:p>0.881545</text:p>
          </table:table-cell>
          <table:table-cell office:value-type="float" office:value="0.155979" calcext:value-type="float">
            <text:p>0.155979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889926" calcext:value-type="float">
            <text:p>0.889926</text:p>
          </table:table-cell>
          <table:table-cell office:value-type="float" office:value="0.143492" calcext:value-type="float">
            <text:p>0.143492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910009" calcext:value-type="float">
            <text:p>0.910009</text:p>
          </table:table-cell>
          <table:table-cell office:value-type="float" office:value="0.143191" calcext:value-type="float">
            <text:p>0.143191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884499" calcext:value-type="float">
            <text:p>0.884499</text:p>
          </table:table-cell>
          <table:table-cell office:value-type="float" office:value="0.14218" calcext:value-type="float">
            <text:p>0.14218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893499" calcext:value-type="float">
            <text:p>0.893499</text:p>
          </table:table-cell>
          <table:table-cell office:value-type="float" office:value="0.158498" calcext:value-type="float">
            <text:p>0.158498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910357" calcext:value-type="float">
            <text:p>0.910357</text:p>
          </table:table-cell>
          <table:table-cell office:value-type="float" office:value="0.151639" calcext:value-type="float">
            <text:p>0.151639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0.898021" calcext:value-type="float">
            <text:p>0.898021</text:p>
          </table:table-cell>
          <table:table-cell office:value-type="float" office:value="0.143483" calcext:value-type="float">
            <text:p>0.143483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935889" calcext:value-type="float">
            <text:p>0.935889</text:p>
          </table:table-cell>
          <table:table-cell office:value-type="float" office:value="0.145822" calcext:value-type="float">
            <text:p>0.145822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890307" calcext:value-type="float">
            <text:p>0.890307</text:p>
          </table:table-cell>
          <table:table-cell office:value-type="float" office:value="0.149998" calcext:value-type="float">
            <text:p>0.149998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851219" calcext:value-type="float">
            <text:p>0.851219</text:p>
          </table:table-cell>
          <table:table-cell office:value-type="float" office:value="0.156303" calcext:value-type="float">
            <text:p>0.156303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905327" calcext:value-type="float">
            <text:p>0.905327</text:p>
          </table:table-cell>
          <table:table-cell office:value-type="float" office:value="0.142962" calcext:value-type="float">
            <text:p>0.142962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872579" calcext:value-type="float">
            <text:p>0.872579</text:p>
          </table:table-cell>
          <table:table-cell office:value-type="float" office:value="0.144151" calcext:value-type="float">
            <text:p>0.144151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918267" calcext:value-type="float">
            <text:p>0.918267</text:p>
          </table:table-cell>
          <table:table-cell office:value-type="float" office:value="0.139653" calcext:value-type="float">
            <text:p>0.139653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933807" calcext:value-type="float">
            <text:p>0.933807</text:p>
          </table:table-cell>
          <table:table-cell office:value-type="float" office:value="0.131135" calcext:value-type="float">
            <text:p>0.131135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0.939614" calcext:value-type="float">
            <text:p>0.939614</text:p>
          </table:table-cell>
          <table:table-cell office:value-type="float" office:value="0.132819" calcext:value-type="float">
            <text:p>0.132819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904157" calcext:value-type="float">
            <text:p>0.904157</text:p>
          </table:table-cell>
          <table:table-cell office:value-type="float" office:value="0.142022" calcext:value-type="float">
            <text:p>0.142022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929061" calcext:value-type="float">
            <text:p>0.929061</text:p>
          </table:table-cell>
          <table:table-cell office:value-type="float" office:value="0.137642" calcext:value-type="float">
            <text:p>0.137642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959407" calcext:value-type="float">
            <text:p>0.959407</text:p>
          </table:table-cell>
          <table:table-cell office:value-type="float" office:value="0.124467" calcext:value-type="float">
            <text:p>0.124467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906344" calcext:value-type="float">
            <text:p>0.906344</text:p>
          </table:table-cell>
          <table:table-cell office:value-type="float" office:value="0.128492" calcext:value-type="float">
            <text:p>0.128492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900222" calcext:value-type="float">
            <text:p>0.900222</text:p>
          </table:table-cell>
          <table:table-cell office:value-type="float" office:value="0.147067" calcext:value-type="float">
            <text:p>0.147067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922565" calcext:value-type="float">
            <text:p>0.922565</text:p>
          </table:table-cell>
          <table:table-cell office:value-type="float" office:value="0.135063" calcext:value-type="float">
            <text:p>0.135063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850576" calcext:value-type="float">
            <text:p>0.850576</text:p>
          </table:table-cell>
          <table:table-cell office:value-type="float" office:value="0.156376" calcext:value-type="float">
            <text:p>0.156376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904314" calcext:value-type="float">
            <text:p>0.904314</text:p>
          </table:table-cell>
          <table:table-cell office:value-type="float" office:value="0.134177" calcext:value-type="float">
            <text:p>0.134177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880091" calcext:value-type="float">
            <text:p>0.880091</text:p>
          </table:table-cell>
          <table:table-cell office:value-type="float" office:value="0.133271" calcext:value-type="float">
            <text:p>0.133271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939626" calcext:value-type="float">
            <text:p>0.939626</text:p>
          </table:table-cell>
          <table:table-cell office:value-type="float" office:value="0.124375" calcext:value-type="float">
            <text:p>0.124375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940043" calcext:value-type="float">
            <text:p>0.940043</text:p>
          </table:table-cell>
          <table:table-cell office:value-type="float" office:value="0.134487" calcext:value-type="float">
            <text:p>0.134487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924831" calcext:value-type="float">
            <text:p>0.924831</text:p>
          </table:table-cell>
          <table:table-cell office:value-type="float" office:value="0.136979" calcext:value-type="float">
            <text:p>0.136979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969826" calcext:value-type="float">
            <text:p>0.969826</text:p>
          </table:table-cell>
          <table:table-cell office:value-type="float" office:value="0.115792" calcext:value-type="float">
            <text:p>0.115792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941142" calcext:value-type="float">
            <text:p>0.941142</text:p>
          </table:table-cell>
          <table:table-cell office:value-type="float" office:value="0.122949" calcext:value-type="float">
            <text:p>0.122949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906759" calcext:value-type="float">
            <text:p>0.906759</text:p>
          </table:table-cell>
          <table:table-cell office:value-type="float" office:value="0.147542" calcext:value-type="float">
            <text:p>0.147542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902514" calcext:value-type="float">
            <text:p>0.902514</text:p>
          </table:table-cell>
          <table:table-cell office:value-type="float" office:value="0.143324" calcext:value-type="float">
            <text:p>0.143324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89678" calcext:value-type="float">
            <text:p>0.89678</text:p>
          </table:table-cell>
          <table:table-cell office:value-type="float" office:value="0.143128" calcext:value-type="float">
            <text:p>0.143128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1.001183" calcext:value-type="float">
            <text:p>1.001183</text:p>
          </table:table-cell>
          <table:table-cell office:value-type="float" office:value="0.046406" calcext:value-type="float">
            <text:p>0.046406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915104" calcext:value-type="float">
            <text:p>0.915104</text:p>
          </table:table-cell>
          <table:table-cell office:value-type="float" office:value="0.139865" calcext:value-type="float">
            <text:p>0.139865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900164" calcext:value-type="float">
            <text:p>0.900164</text:p>
          </table:table-cell>
          <table:table-cell office:value-type="float" office:value="0.14133" calcext:value-type="float">
            <text:p>0.14133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906804" calcext:value-type="float">
            <text:p>0.906804</text:p>
          </table:table-cell>
          <table:table-cell office:value-type="float" office:value="0.143411" calcext:value-type="float">
            <text:p>0.143411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91191" calcext:value-type="float">
            <text:p>0.91191</text:p>
          </table:table-cell>
          <table:table-cell office:value-type="float" office:value="0.141023" calcext:value-type="float">
            <text:p>0.141023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0.992661" calcext:value-type="float">
            <text:p>0.992661</text:p>
          </table:table-cell>
          <table:table-cell office:value-type="float" office:value="0.108563" calcext:value-type="float">
            <text:p>0.108563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0.934476" calcext:value-type="float">
            <text:p>0.934476</text:p>
          </table:table-cell>
          <table:table-cell office:value-type="float" office:value="0.145077" calcext:value-type="float">
            <text:p>0.145077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0.987969" calcext:value-type="float">
            <text:p>0.987969</text:p>
          </table:table-cell>
          <table:table-cell office:value-type="float" office:value="0.041151" calcext:value-type="float">
            <text:p>0.041151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0.904743" calcext:value-type="float">
            <text:p>0.904743</text:p>
          </table:table-cell>
          <table:table-cell office:value-type="float" office:value="0.130129" calcext:value-type="float">
            <text:p>0.130129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974424" calcext:value-type="float">
            <text:p>0.974424</text:p>
          </table:table-cell>
          <table:table-cell office:value-type="float" office:value="0.12937" calcext:value-type="float">
            <text:p>0.12937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0.89918" calcext:value-type="float">
            <text:p>0.89918</text:p>
          </table:table-cell>
          <table:table-cell office:value-type="float" office:value="0.139542" calcext:value-type="float">
            <text:p>0.139542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0.961574" calcext:value-type="float">
            <text:p>0.961574</text:p>
          </table:table-cell>
          <table:table-cell office:value-type="float" office:value="0.134376" calcext:value-type="float">
            <text:p>0.134376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933642" calcext:value-type="float">
            <text:p>0.933642</text:p>
          </table:table-cell>
          <table:table-cell office:value-type="float" office:value="0.126427" calcext:value-type="float">
            <text:p>0.126427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0.943961" calcext:value-type="float">
            <text:p>0.943961</text:p>
          </table:table-cell>
          <table:table-cell office:value-type="float" office:value="0.125322" calcext:value-type="float">
            <text:p>0.125322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997284" calcext:value-type="float">
            <text:p>0.997284</text:p>
          </table:table-cell>
          <table:table-cell office:value-type="float" office:value="0.11714" calcext:value-type="float">
            <text:p>0.11714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907737" calcext:value-type="float">
            <text:p>0.907737</text:p>
          </table:table-cell>
          <table:table-cell office:value-type="float" office:value="0.131906" calcext:value-type="float">
            <text:p>0.131906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0.945132" calcext:value-type="float">
            <text:p>0.945132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137478" calcext:value-type="float">
            <text:p>0.137478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923331" calcext:value-type="float">
            <text:p>0.923331</text:p>
          </table:table-cell>
          <table:table-cell office:value-type="float" office:value="0.132855" calcext:value-type="float">
            <text:p>0.132855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988409" calcext:value-type="float">
            <text:p>0.988409</text:p>
          </table:table-cell>
          <table:table-cell office:value-type="float" office:value="0.117976" calcext:value-type="float">
            <text:p>0.117976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1.026679" calcext:value-type="float">
            <text:p>1.026679</text:p>
          </table:table-cell>
          <table:table-cell office:value-type="float" office:value="0.111256" calcext:value-type="float">
            <text:p>0.111256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917231" calcext:value-type="float">
            <text:p>0.917231</text:p>
          </table:table-cell>
          <table:table-cell office:value-type="float" office:value="0.140466" calcext:value-type="float">
            <text:p>0.140466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904241" calcext:value-type="float">
            <text:p>0.904241</text:p>
          </table:table-cell>
          <table:table-cell office:value-type="float" office:value="0.13835" calcext:value-type="float">
            <text:p>0.13835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0.863593" calcext:value-type="float">
            <text:p>0.863593</text:p>
          </table:table-cell>
          <table:table-cell office:value-type="float" office:value="0.138591" calcext:value-type="float">
            <text:p>0.138591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924988" calcext:value-type="float">
            <text:p>0.924988</text:p>
          </table:table-cell>
          <table:table-cell office:value-type="float" office:value="0.131281" calcext:value-type="float">
            <text:p>0.131281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0.938151" calcext:value-type="float">
            <text:p>0.938151</text:p>
          </table:table-cell>
          <table:table-cell office:value-type="float" office:value="0.119938" calcext:value-type="float">
            <text:p>0.119938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0.95214" calcext:value-type="float">
            <text:p>0.95214</text:p>
          </table:table-cell>
          <table:table-cell office:value-type="float" office:value="0.121791" calcext:value-type="float">
            <text:p>0.121791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0.894745" calcext:value-type="float">
            <text:p>0.894745</text:p>
          </table:table-cell>
          <table:table-cell office:value-type="float" office:value="0.123169" calcext:value-type="float">
            <text:p>0.123169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956821" calcext:value-type="float">
            <text:p>0.956821</text:p>
          </table:table-cell>
          <table:table-cell office:value-type="float" office:value="0.13331" calcext:value-type="float">
            <text:p>0.13331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0.922302" calcext:value-type="float">
            <text:p>0.922302</text:p>
          </table:table-cell>
          <table:table-cell office:value-type="float" office:value="0.125548" calcext:value-type="float">
            <text:p>0.125548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0.95408" calcext:value-type="float">
            <text:p>0.95408</text:p>
          </table:table-cell>
          <table:table-cell office:value-type="float" office:value="0.115364" calcext:value-type="float">
            <text:p>0.115364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0.952978" calcext:value-type="float">
            <text:p>0.952978</text:p>
          </table:table-cell>
          <table:table-cell office:value-type="float" office:value="0.129851" calcext:value-type="float">
            <text:p>0.129851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956987" calcext:value-type="float">
            <text:p>0.956987</text:p>
          </table:table-cell>
          <table:table-cell office:value-type="float" office:value="0.117777" calcext:value-type="float">
            <text:p>0.117777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931736" calcext:value-type="float">
            <text:p>0.931736</text:p>
          </table:table-cell>
          <table:table-cell office:value-type="float" office:value="0.12663" calcext:value-type="float">
            <text:p>0.12663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0.970038" calcext:value-type="float">
            <text:p>0.970038</text:p>
          </table:table-cell>
          <table:table-cell office:value-type="float" office:value="0.130996" calcext:value-type="float">
            <text:p>0.130996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0.936043" calcext:value-type="float">
            <text:p>0.936043</text:p>
          </table:table-cell>
          <table:table-cell office:value-type="float" office:value="0.115794" calcext:value-type="float">
            <text:p>0.115794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0.940842" calcext:value-type="float">
            <text:p>0.940842</text:p>
          </table:table-cell>
          <table:table-cell office:value-type="float" office:value="0.121389" calcext:value-type="float">
            <text:p>0.121389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0.972539" calcext:value-type="float">
            <text:p>0.972539</text:p>
          </table:table-cell>
          <table:table-cell office:value-type="float" office:value="0.103745" calcext:value-type="float">
            <text:p>0.103745</text:p>
          </table:table-cell>
        </table:table-row>
      </table:table>
      <table:named-expressions/>
      <table:database-ranges>
        <table:database-range table:name="__Anonymous_Sheet_DB__0" table:target-range-address="simulation_results_RR.A1:simulation_results_RR.M1406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3T15:39:15.473389710</dc:date>
    <meta:editing-duration>PT2M33S</meta:editing-duration>
    <meta:editing-cycles>1</meta:editing-cycles>
    <meta:document-statistic meta:table-count="2" meta:cell-count="190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767cm" svg:y="3.954cm" style:legend-expansion="high" chart:style-name="ch2"/>
        <chart:plot-area chart:style-name="ch3" table:cell-range-address="Sheet2.A1:Sheet2.C245" chart:data-source-has-labels="row" svg:x="0.319cm" svg:y="0.18cm" svg:width="14.129cm" svg:height="8.645cm">
          <chart:coordinate-region svg:x="1.046cm" svg:y="0.38cm" svg:width="13.16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7" chart:values-cell-range-address="Sheet2.C2:Sheet2.C245" chart:label-cell-address="Sheet2.C1:Sheet2.C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3">
                <text:p>0.008503</text:p>
                <draw:g>
                  <svg:desc>Sheet2.B2:Sheet2.B245</svg:desc>
                </draw:g>
              </table:table-cell>
              <table:table-cell office:value-type="float" office:value="0.00859">
                <text:p>0.00859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22">
                <text:p>0.016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">
                <text:p>0.03375</text:p>
              </table:table-cell>
              <table:table-cell office:value-type="float" office:value="0.033758">
                <text:p>0.033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74">
                <text:p>0.042174</text:p>
              </table:table-cell>
              <table:table-cell office:value-type="float" office:value="0.042178">
                <text:p>0.042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4">
                <text:p>0.050584</text:p>
              </table:table-cell>
              <table:table-cell office:value-type="float" office:value="0.050592">
                <text:p>0.05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14">
                <text:p>0.059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16">
                <text:p>0.067416</text:p>
              </table:table-cell>
              <table:table-cell office:value-type="float" office:value="0.067439">
                <text:p>0.067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4">
                <text:p>0.075834</text:p>
              </table:table-cell>
              <table:table-cell office:value-type="float" office:value="0.075845">
                <text:p>0.075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7">
                <text:p>0.084247</text:p>
              </table:table-cell>
              <table:table-cell office:value-type="float" office:value="0.084269">
                <text:p>0.084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8">
                <text:p>0.092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11">
                <text:p>0.10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5">
                <text:p>0.109495</text:p>
              </table:table-cell>
              <table:table-cell office:value-type="float" office:value="0.10952">
                <text:p>0.10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17">
                <text:p>0.117917</text:p>
              </table:table-cell>
              <table:table-cell office:value-type="float" office:value="0.117943">
                <text:p>0.117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42">
                <text:p>0.126342</text:p>
              </table:table-cell>
              <table:table-cell office:value-type="float" office:value="0.126499">
                <text:p>0.126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">
                <text:p>0.13475</text:p>
              </table:table-cell>
              <table:table-cell office:value-type="float" office:value="0.134775">
                <text:p>0.134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72">
                <text:p>0.143172</text:p>
              </table:table-cell>
              <table:table-cell office:value-type="float" office:value="0.143206">
                <text:p>0.143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78">
                <text:p>0.151578</text:p>
              </table:table-cell>
              <table:table-cell office:value-type="float" office:value="0.151619">
                <text:p>0.15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59994">
                <text:p>0.159994</text:p>
              </table:table-cell>
              <table:table-cell office:value-type="float" office:value="0.160041">
                <text:p>0.160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27">
                <text:p>0.168427</text:p>
              </table:table-cell>
              <table:table-cell office:value-type="float" office:value="0.168519">
                <text:p>0.168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43">
                <text:p>0.176843</text:p>
              </table:table-cell>
              <table:table-cell office:value-type="float" office:value="0.176914">
                <text:p>0.176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45">
                <text:p>0.185245</text:p>
              </table:table-cell>
              <table:table-cell office:value-type="float" office:value="0.185286">
                <text:p>0.185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1">
                <text:p>0.193671</text:p>
              </table:table-cell>
              <table:table-cell office:value-type="float" office:value="0.193741">
                <text:p>0.193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78">
                <text:p>0.202078</text:p>
              </table:table-cell>
              <table:table-cell office:value-type="float" office:value="0.202116">
                <text:p>0.20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58">
                <text:p>0.210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15">
                <text:p>0.218915</text:p>
              </table:table-cell>
              <table:table-cell office:value-type="float" office:value="0.21898">
                <text:p>0.21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32">
                <text:p>0.227332</text:p>
              </table:table-cell>
              <table:table-cell office:value-type="float" office:value="0.227365">
                <text:p>0.227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41">
                <text:p>0.235741</text:p>
              </table:table-cell>
              <table:table-cell office:value-type="float" office:value="0.23582">
                <text:p>0.23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57">
                <text:p>0.244157</text:p>
              </table:table-cell>
              <table:table-cell office:value-type="float" office:value="0.244248">
                <text:p>0.244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9">
                <text:p>0.252589</text:p>
              </table:table-cell>
              <table:table-cell office:value-type="float" office:value="0.252646">
                <text:p>0.252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0987">
                <text:p>0.260987</text:p>
              </table:table-cell>
              <table:table-cell office:value-type="float" office:value="0.261057">
                <text:p>0.261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28">
                <text:p>0.269428</text:p>
              </table:table-cell>
              <table:table-cell office:value-type="float" office:value="0.26952">
                <text:p>0.26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36">
                <text:p>0.277836</text:p>
              </table:table-cell>
              <table:table-cell office:value-type="float" office:value="0.277886">
                <text:p>0.2778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61">
                <text:p>0.286261</text:p>
              </table:table-cell>
              <table:table-cell office:value-type="float" office:value="0.286321">
                <text:p>0.286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9">
                <text:p>0.29469</text:p>
              </table:table-cell>
              <table:table-cell office:value-type="float" office:value="0.294737">
                <text:p>0.294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095">
                <text:p>0.303095</text:p>
              </table:table-cell>
              <table:table-cell office:value-type="float" office:value="0.303178">
                <text:p>0.303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509">
                <text:p>0.311509</text:p>
              </table:table-cell>
              <table:table-cell office:value-type="float" office:value="0.311657">
                <text:p>0.311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19">
                <text:p>0.319919</text:p>
              </table:table-cell>
              <table:table-cell office:value-type="float" office:value="0.320112">
                <text:p>0.320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16">
                <text:p>0.328316</text:p>
              </table:table-cell>
              <table:table-cell office:value-type="float" office:value="0.328408">
                <text:p>0.328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36">
                <text:p>0.336736</text:p>
              </table:table-cell>
              <table:table-cell office:value-type="float" office:value="0.336818">
                <text:p>0.33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63">
                <text:p>0.345163</text:p>
              </table:table-cell>
              <table:table-cell office:value-type="float" office:value="0.345322">
                <text:p>0.345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">
                <text:p>0.35359</text:p>
              </table:table-cell>
              <table:table-cell office:value-type="float" office:value="0.353657">
                <text:p>0.353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93">
                <text:p>0.361993</text:p>
              </table:table-cell>
              <table:table-cell office:value-type="float" office:value="0.362177">
                <text:p>0.362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12">
                <text:p>0.370412</text:p>
              </table:table-cell>
              <table:table-cell office:value-type="float" office:value="0.370483">
                <text:p>0.370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48">
                <text:p>0.378848</text:p>
              </table:table-cell>
              <table:table-cell office:value-type="float" office:value="0.378904">
                <text:p>0.37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49">
                <text:p>0.387249</text:p>
              </table:table-cell>
              <table:table-cell office:value-type="float" office:value="0.387424">
                <text:p>0.387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74">
                <text:p>0.395674</text:p>
              </table:table-cell>
              <table:table-cell office:value-type="float" office:value="0.395779">
                <text:p>0.3957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075">
                <text:p>0.404075</text:p>
              </table:table-cell>
              <table:table-cell office:value-type="float" office:value="0.404158">
                <text:p>0.404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489">
                <text:p>0.412489</text:p>
              </table:table-cell>
              <table:table-cell office:value-type="float" office:value="0.412557">
                <text:p>0.4125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15">
                <text:p>0.420915</text:p>
              </table:table-cell>
              <table:table-cell office:value-type="float" office:value="0.42102">
                <text:p>0.42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34">
                <text:p>0.429334</text:p>
              </table:table-cell>
              <table:table-cell office:value-type="float" office:value="0.429489">
                <text:p>0.429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59">
                <text:p>0.437759</text:p>
              </table:table-cell>
              <table:table-cell office:value-type="float" office:value="0.437887">
                <text:p>0.437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39">
                <text:p>0.446139</text:p>
              </table:table-cell>
              <table:table-cell office:value-type="float" office:value="0.446306">
                <text:p>0.446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53">
                <text:p>0.454553</text:p>
              </table:table-cell>
              <table:table-cell office:value-type="float" office:value="0.454645">
                <text:p>0.454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2999">
                <text:p>0.462999</text:p>
              </table:table-cell>
              <table:table-cell office:value-type="float" office:value="0.463185">
                <text:p>0.463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381">
                <text:p>0.471381</text:p>
              </table:table-cell>
              <table:table-cell office:value-type="float" office:value="0.471562">
                <text:p>0.471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35">
                <text:p>0.479835</text:p>
              </table:table-cell>
              <table:table-cell office:value-type="float" office:value="0.479992">
                <text:p>0.479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06">
                <text:p>0.488206</text:p>
              </table:table-cell>
              <table:table-cell office:value-type="float" office:value="0.488428">
                <text:p>0.4884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727">
                <text:p>0.496727</text:p>
              </table:table-cell>
              <table:table-cell office:value-type="float" office:value="0.49681">
                <text:p>0.49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50505">
                <text:p>0.50505</text:p>
              </table:table-cell>
              <table:table-cell office:value-type="float" office:value="0.50529">
                <text:p>0.50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510946">
                <text:p>0.510946</text:p>
              </table:table-cell>
              <table:table-cell office:value-type="float" office:value="0.486952">
                <text:p>0.486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51562">
                <text:p>0.51562</text:p>
              </table:table-cell>
              <table:table-cell office:value-type="float" office:value="0.458754">
                <text:p>0.4587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521417">
                <text:p>0.521417</text:p>
              </table:table-cell>
              <table:table-cell office:value-type="float" office:value="0.434488">
                <text:p>0.434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521624">
                <text:p>0.521624</text:p>
              </table:table-cell>
              <table:table-cell office:value-type="float" office:value="0.416339">
                <text:p>0.416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528215">
                <text:p>0.528215</text:p>
              </table:table-cell>
              <table:table-cell office:value-type="float" office:value="0.401209">
                <text:p>0.401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528576">
                <text:p>0.528576</text:p>
              </table:table-cell>
              <table:table-cell office:value-type="float" office:value="0.395922">
                <text:p>0.3959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546653">
                <text:p>0.546653</text:p>
              </table:table-cell>
              <table:table-cell office:value-type="float" office:value="0.436178">
                <text:p>0.436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543956">
                <text:p>0.543956</text:p>
              </table:table-cell>
              <table:table-cell office:value-type="float" office:value="0.389413">
                <text:p>0.389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568968">
                <text:p>0.568968</text:p>
              </table:table-cell>
              <table:table-cell office:value-type="float" office:value="0.43142">
                <text:p>0.43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582574">
                <text:p>0.582574</text:p>
              </table:table-cell>
              <table:table-cell office:value-type="float" office:value="0.447438">
                <text:p>0.4474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589354">
                <text:p>0.589354</text:p>
              </table:table-cell>
              <table:table-cell office:value-type="float" office:value="0.440562">
                <text:p>0.4405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594086">
                <text:p>0.594086</text:p>
              </table:table-cell>
              <table:table-cell office:value-type="float" office:value="0.427795">
                <text:p>0.427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603107">
                <text:p>0.603107</text:p>
              </table:table-cell>
              <table:table-cell office:value-type="float" office:value="0.429241">
                <text:p>0.4292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609805">
                <text:p>0.609805</text:p>
              </table:table-cell>
              <table:table-cell office:value-type="float" office:value="0.418313">
                <text:p>0.418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619032">
                <text:p>0.619032</text:p>
              </table:table-cell>
              <table:table-cell office:value-type="float" office:value="0.419331">
                <text:p>0.4193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622819">
                <text:p>0.622819</text:p>
              </table:table-cell>
              <table:table-cell office:value-type="float" office:value="0.406646">
                <text:p>0.4066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632515">
                <text:p>0.632515</text:p>
              </table:table-cell>
              <table:table-cell office:value-type="float" office:value="0.403354">
                <text:p>0.403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637655">
                <text:p>0.637655</text:p>
              </table:table-cell>
              <table:table-cell office:value-type="float" office:value="0.399644">
                <text:p>0.399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649917">
                <text:p>0.649917</text:p>
              </table:table-cell>
              <table:table-cell office:value-type="float" office:value="0.392672">
                <text:p>0.392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655178">
                <text:p>0.655178</text:p>
              </table:table-cell>
              <table:table-cell office:value-type="float" office:value="0.377054">
                <text:p>0.3770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664538">
                <text:p>0.664538</text:p>
              </table:table-cell>
              <table:table-cell office:value-type="float" office:value="0.374224">
                <text:p>0.374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668088">
                <text:p>0.668088</text:p>
              </table:table-cell>
              <table:table-cell office:value-type="float" office:value="0.377991">
                <text:p>0.377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675836">
                <text:p>0.675836</text:p>
              </table:table-cell>
              <table:table-cell office:value-type="float" office:value="0.372449">
                <text:p>0.372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683314">
                <text:p>0.683314</text:p>
              </table:table-cell>
              <table:table-cell office:value-type="float" office:value="0.355376">
                <text:p>0.3553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692359">
                <text:p>0.692359</text:p>
              </table:table-cell>
              <table:table-cell office:value-type="float" office:value="0.365948">
                <text:p>0.365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691392">
                <text:p>0.691392</text:p>
              </table:table-cell>
              <table:table-cell office:value-type="float" office:value="0.346007">
                <text:p>0.3460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703072">
                <text:p>0.703072</text:p>
              </table:table-cell>
              <table:table-cell office:value-type="float" office:value="0.350526">
                <text:p>0.350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704853">
                <text:p>0.704853</text:p>
              </table:table-cell>
              <table:table-cell office:value-type="float" office:value="0.327949">
                <text:p>0.327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707389">
                <text:p>0.707389</text:p>
              </table:table-cell>
              <table:table-cell office:value-type="float" office:value="0.332303">
                <text:p>0.332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725443">
                <text:p>0.725443</text:p>
              </table:table-cell>
              <table:table-cell office:value-type="float" office:value="0.326552">
                <text:p>0.3265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7233">
                <text:p>0.7233</text:p>
              </table:table-cell>
              <table:table-cell office:value-type="float" office:value="0.323344">
                <text:p>0.323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740577">
                <text:p>0.740577</text:p>
              </table:table-cell>
              <table:table-cell office:value-type="float" office:value="0.319373">
                <text:p>0.319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743319">
                <text:p>0.743319</text:p>
              </table:table-cell>
              <table:table-cell office:value-type="float" office:value="0.308475">
                <text:p>0.3084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749301">
                <text:p>0.749301</text:p>
              </table:table-cell>
              <table:table-cell office:value-type="float" office:value="0.306253">
                <text:p>0.306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759113">
                <text:p>0.759113</text:p>
              </table:table-cell>
              <table:table-cell office:value-type="float" office:value="0.301455">
                <text:p>0.301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759708">
                <text:p>0.759708</text:p>
              </table:table-cell>
              <table:table-cell office:value-type="float" office:value="0.291365">
                <text:p>0.2913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77271">
                <text:p>0.77271</text:p>
              </table:table-cell>
              <table:table-cell office:value-type="float" office:value="0.29579">
                <text:p>0.295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777687">
                <text:p>0.777687</text:p>
              </table:table-cell>
              <table:table-cell office:value-type="float" office:value="0.275155">
                <text:p>0.275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785335">
                <text:p>0.785335</text:p>
              </table:table-cell>
              <table:table-cell office:value-type="float" office:value="0.273135">
                <text:p>0.2731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786647">
                <text:p>0.786647</text:p>
              </table:table-cell>
              <table:table-cell office:value-type="float" office:value="0.266804">
                <text:p>0.2668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796467">
                <text:p>0.796467</text:p>
              </table:table-cell>
              <table:table-cell office:value-type="float" office:value="0.270955">
                <text:p>0.2709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792949">
                <text:p>0.792949</text:p>
              </table:table-cell>
              <table:table-cell office:value-type="float" office:value="0.264064">
                <text:p>0.264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799254">
                <text:p>0.799254</text:p>
              </table:table-cell>
              <table:table-cell office:value-type="float" office:value="0.255116">
                <text:p>0.2551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791988">
                <text:p>0.791988</text:p>
              </table:table-cell>
              <table:table-cell office:value-type="float" office:value="0.239983">
                <text:p>0.239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794435">
                <text:p>0.794435</text:p>
              </table:table-cell>
              <table:table-cell office:value-type="float" office:value="0.242043">
                <text:p>0.2420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812748">
                <text:p>0.812748</text:p>
              </table:table-cell>
              <table:table-cell office:value-type="float" office:value="0.239807">
                <text:p>0.239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817562">
                <text:p>0.817562</text:p>
              </table:table-cell>
              <table:table-cell office:value-type="float" office:value="0.234603">
                <text:p>0.2346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824615">
                <text:p>0.824615</text:p>
              </table:table-cell>
              <table:table-cell office:value-type="float" office:value="0.213911">
                <text:p>0.213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832896">
                <text:p>0.832896</text:p>
              </table:table-cell>
              <table:table-cell office:value-type="float" office:value="0.21012">
                <text:p>0.210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827507">
                <text:p>0.827507</text:p>
              </table:table-cell>
              <table:table-cell office:value-type="float" office:value="0.208959">
                <text:p>0.2089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740517">
                <text:p>0.740517</text:p>
              </table:table-cell>
              <table:table-cell office:value-type="float" office:value="0.160179">
                <text:p>0.1601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839873">
                <text:p>0.839873</text:p>
              </table:table-cell>
              <table:table-cell office:value-type="float" office:value="0.194821">
                <text:p>0.1948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84858">
                <text:p>0.84858</text:p>
              </table:table-cell>
              <table:table-cell office:value-type="float" office:value="0.191448">
                <text:p>0.191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848883">
                <text:p>0.848883</text:p>
              </table:table-cell>
              <table:table-cell office:value-type="float" office:value="0.179009">
                <text:p>0.1790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855261">
                <text:p>0.855261</text:p>
              </table:table-cell>
              <table:table-cell office:value-type="float" office:value="0.178869">
                <text:p>0.1788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865312">
                <text:p>0.865312</text:p>
              </table:table-cell>
              <table:table-cell office:value-type="float" office:value="0.168628">
                <text:p>0.1686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860995">
                <text:p>0.860995</text:p>
              </table:table-cell>
              <table:table-cell office:value-type="float" office:value="0.163667">
                <text:p>0.163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8792">
                <text:p>0.8792</text:p>
              </table:table-cell>
              <table:table-cell office:value-type="float" office:value="0.141407">
                <text:p>0.141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868853">
                <text:p>0.868853</text:p>
              </table:table-cell>
              <table:table-cell office:value-type="float" office:value="0.143162">
                <text:p>0.1431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851068">
                <text:p>0.851068</text:p>
              </table:table-cell>
              <table:table-cell office:value-type="float" office:value="0.153729">
                <text:p>0.1537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876441">
                <text:p>0.876441</text:p>
              </table:table-cell>
              <table:table-cell office:value-type="float" office:value="0.134455">
                <text:p>0.1344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872203">
                <text:p>0.872203</text:p>
              </table:table-cell>
              <table:table-cell office:value-type="float" office:value="0.152822">
                <text:p>0.152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872585">
                <text:p>0.872585</text:p>
              </table:table-cell>
              <table:table-cell office:value-type="float" office:value="0.140703">
                <text:p>0.1407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857952">
                <text:p>0.857952</text:p>
              </table:table-cell>
              <table:table-cell office:value-type="float" office:value="0.146034">
                <text:p>0.1460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864089">
                <text:p>0.864089</text:p>
              </table:table-cell>
              <table:table-cell office:value-type="float" office:value="0.133373">
                <text:p>0.1333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866399">
                <text:p>0.866399</text:p>
              </table:table-cell>
              <table:table-cell office:value-type="float" office:value="0.139407">
                <text:p>0.139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874479">
                <text:p>0.874479</text:p>
              </table:table-cell>
              <table:table-cell office:value-type="float" office:value="0.152655">
                <text:p>0.1526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851395">
                <text:p>0.851395</text:p>
              </table:table-cell>
              <table:table-cell office:value-type="float" office:value="0.166642">
                <text:p>0.1666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862678">
                <text:p>0.862678</text:p>
              </table:table-cell>
              <table:table-cell office:value-type="float" office:value="0.142672">
                <text:p>0.1426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879737">
                <text:p>0.879737</text:p>
              </table:table-cell>
              <table:table-cell office:value-type="float" office:value="0.138107">
                <text:p>0.138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867805">
                <text:p>0.867805</text:p>
              </table:table-cell>
              <table:table-cell office:value-type="float" office:value="0.155481">
                <text:p>0.1554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845666">
                <text:p>0.845666</text:p>
              </table:table-cell>
              <table:table-cell office:value-type="float" office:value="0.158825">
                <text:p>0.1588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871381">
                <text:p>0.871381</text:p>
              </table:table-cell>
              <table:table-cell office:value-type="float" office:value="0.149491">
                <text:p>0.1494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86248">
                <text:p>0.86248</text:p>
              </table:table-cell>
              <table:table-cell office:value-type="float" office:value="0.156729">
                <text:p>0.156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893437">
                <text:p>0.893437</text:p>
              </table:table-cell>
              <table:table-cell office:value-type="float" office:value="0.150819">
                <text:p>0.150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861852">
                <text:p>0.861852</text:p>
              </table:table-cell>
              <table:table-cell office:value-type="float" office:value="0.141443">
                <text:p>0.141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876428">
                <text:p>0.876428</text:p>
              </table:table-cell>
              <table:table-cell office:value-type="float" office:value="0.156443">
                <text:p>0.156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909201">
                <text:p>0.909201</text:p>
              </table:table-cell>
              <table:table-cell office:value-type="float" office:value="0.147721">
                <text:p>0.1477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86192">
                <text:p>0.86192</text:p>
              </table:table-cell>
              <table:table-cell office:value-type="float" office:value="0.16213">
                <text:p>0.162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911666">
                <text:p>0.911666</text:p>
              </table:table-cell>
              <table:table-cell office:value-type="float" office:value="0.143242">
                <text:p>0.1432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885018">
                <text:p>0.885018</text:p>
              </table:table-cell>
              <table:table-cell office:value-type="float" office:value="0.149909">
                <text:p>0.1499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878697">
                <text:p>0.878697</text:p>
              </table:table-cell>
              <table:table-cell office:value-type="float" office:value="0.154468">
                <text:p>0.154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85842">
                <text:p>0.85842</text:p>
              </table:table-cell>
              <table:table-cell office:value-type="float" office:value="0.15417">
                <text:p>0.154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860041">
                <text:p>0.860041</text:p>
              </table:table-cell>
              <table:table-cell office:value-type="float" office:value="0.169571">
                <text:p>0.1695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846316">
                <text:p>0.846316</text:p>
              </table:table-cell>
              <table:table-cell office:value-type="float" office:value="0.152646">
                <text:p>0.1526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89315">
                <text:p>0.89315</text:p>
              </table:table-cell>
              <table:table-cell office:value-type="float" office:value="0.146272">
                <text:p>0.1462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851516">
                <text:p>0.851516</text:p>
              </table:table-cell>
              <table:table-cell office:value-type="float" office:value="0.157498">
                <text:p>0.1574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853471">
                <text:p>0.853471</text:p>
              </table:table-cell>
              <table:table-cell office:value-type="float" office:value="0.160225">
                <text:p>0.1602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887327">
                <text:p>0.887327</text:p>
              </table:table-cell>
              <table:table-cell office:value-type="float" office:value="0.164744">
                <text:p>0.1647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885741">
                <text:p>0.885741</text:p>
              </table:table-cell>
              <table:table-cell office:value-type="float" office:value="0.146264">
                <text:p>0.1462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869981">
                <text:p>0.869981</text:p>
              </table:table-cell>
              <table:table-cell office:value-type="float" office:value="0.161859">
                <text:p>0.1618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851899">
                <text:p>0.851899</text:p>
              </table:table-cell>
              <table:table-cell office:value-type="float" office:value="0.164221">
                <text:p>0.164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896061">
                <text:p>0.896061</text:p>
              </table:table-cell>
              <table:table-cell office:value-type="float" office:value="0.154345">
                <text:p>0.154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853495">
                <text:p>0.853495</text:p>
              </table:table-cell>
              <table:table-cell office:value-type="float" office:value="0.168544">
                <text:p>0.1685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872894">
                <text:p>0.872894</text:p>
              </table:table-cell>
              <table:table-cell office:value-type="float" office:value="0.161909">
                <text:p>0.1619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872421">
                <text:p>0.872421</text:p>
              </table:table-cell>
              <table:table-cell office:value-type="float" office:value="0.162979">
                <text:p>0.1629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858163">
                <text:p>0.858163</text:p>
              </table:table-cell>
              <table:table-cell office:value-type="float" office:value="0.160651">
                <text:p>0.1606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867552">
                <text:p>0.867552</text:p>
              </table:table-cell>
              <table:table-cell office:value-type="float" office:value="0.166285">
                <text:p>0.1662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867764">
                <text:p>0.867764</text:p>
              </table:table-cell>
              <table:table-cell office:value-type="float" office:value="0.156759">
                <text:p>0.1567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878097">
                <text:p>0.878097</text:p>
              </table:table-cell>
              <table:table-cell office:value-type="float" office:value="0.159773">
                <text:p>0.1597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870238">
                <text:p>0.870238</text:p>
              </table:table-cell>
              <table:table-cell office:value-type="float" office:value="0.138985">
                <text:p>0.1389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884362">
                <text:p>0.884362</text:p>
              </table:table-cell>
              <table:table-cell office:value-type="float" office:value="0.150182">
                <text:p>0.150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907816">
                <text:p>0.907816</text:p>
              </table:table-cell>
              <table:table-cell office:value-type="float" office:value="0.154511">
                <text:p>0.154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868197">
                <text:p>0.868197</text:p>
              </table:table-cell>
              <table:table-cell office:value-type="float" office:value="0.155108">
                <text:p>0.155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870168">
                <text:p>0.870168</text:p>
              </table:table-cell>
              <table:table-cell office:value-type="float" office:value="0.160438">
                <text:p>0.1604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884883">
                <text:p>0.884883</text:p>
              </table:table-cell>
              <table:table-cell office:value-type="float" office:value="0.167232">
                <text:p>0.1672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860351">
                <text:p>0.860351</text:p>
              </table:table-cell>
              <table:table-cell office:value-type="float" office:value="0.161344">
                <text:p>0.1613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892924">
                <text:p>0.892924</text:p>
              </table:table-cell>
              <table:table-cell office:value-type="float" office:value="0.151911">
                <text:p>0.1519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835982">
                <text:p>0.835982</text:p>
              </table:table-cell>
              <table:table-cell office:value-type="float" office:value="0.16486">
                <text:p>0.164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919121">
                <text:p>0.919121</text:p>
              </table:table-cell>
              <table:table-cell office:value-type="float" office:value="0.131013">
                <text:p>0.1310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858245">
                <text:p>0.858245</text:p>
              </table:table-cell>
              <table:table-cell office:value-type="float" office:value="0.157981">
                <text:p>0.1579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880471">
                <text:p>0.880471</text:p>
              </table:table-cell>
              <table:table-cell office:value-type="float" office:value="0.144009">
                <text:p>0.1440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877355">
                <text:p>0.877355</text:p>
              </table:table-cell>
              <table:table-cell office:value-type="float" office:value="0.144286">
                <text:p>0.1442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842585">
                <text:p>0.842585</text:p>
              </table:table-cell>
              <table:table-cell office:value-type="float" office:value="0.152297">
                <text:p>0.1522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881545">
                <text:p>0.881545</text:p>
              </table:table-cell>
              <table:table-cell office:value-type="float" office:value="0.155979">
                <text:p>0.1559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889926">
                <text:p>0.889926</text:p>
              </table:table-cell>
              <table:table-cell office:value-type="float" office:value="0.143492">
                <text:p>0.1434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910009">
                <text:p>0.910009</text:p>
              </table:table-cell>
              <table:table-cell office:value-type="float" office:value="0.143191">
                <text:p>0.143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884499">
                <text:p>0.884499</text:p>
              </table:table-cell>
              <table:table-cell office:value-type="float" office:value="0.14218">
                <text:p>0.142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893499">
                <text:p>0.893499</text:p>
              </table:table-cell>
              <table:table-cell office:value-type="float" office:value="0.158498">
                <text:p>0.1584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910357">
                <text:p>0.910357</text:p>
              </table:table-cell>
              <table:table-cell office:value-type="float" office:value="0.151639">
                <text:p>0.1516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0.898021">
                <text:p>0.898021</text:p>
              </table:table-cell>
              <table:table-cell office:value-type="float" office:value="0.143483">
                <text:p>0.1434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935889">
                <text:p>0.935889</text:p>
              </table:table-cell>
              <table:table-cell office:value-type="float" office:value="0.145822">
                <text:p>0.145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890307">
                <text:p>0.890307</text:p>
              </table:table-cell>
              <table:table-cell office:value-type="float" office:value="0.149998">
                <text:p>0.14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851219">
                <text:p>0.851219</text:p>
              </table:table-cell>
              <table:table-cell office:value-type="float" office:value="0.156303">
                <text:p>0.156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905327">
                <text:p>0.905327</text:p>
              </table:table-cell>
              <table:table-cell office:value-type="float" office:value="0.142962">
                <text:p>0.1429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872579">
                <text:p>0.872579</text:p>
              </table:table-cell>
              <table:table-cell office:value-type="float" office:value="0.144151">
                <text:p>0.1441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918267">
                <text:p>0.918267</text:p>
              </table:table-cell>
              <table:table-cell office:value-type="float" office:value="0.139653">
                <text:p>0.139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933807">
                <text:p>0.933807</text:p>
              </table:table-cell>
              <table:table-cell office:value-type="float" office:value="0.131135">
                <text:p>0.1311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0.939614">
                <text:p>0.939614</text:p>
              </table:table-cell>
              <table:table-cell office:value-type="float" office:value="0.132819">
                <text:p>0.132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904157">
                <text:p>0.904157</text:p>
              </table:table-cell>
              <table:table-cell office:value-type="float" office:value="0.142022">
                <text:p>0.1420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929061">
                <text:p>0.929061</text:p>
              </table:table-cell>
              <table:table-cell office:value-type="float" office:value="0.137642">
                <text:p>0.1376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959407">
                <text:p>0.959407</text:p>
              </table:table-cell>
              <table:table-cell office:value-type="float" office:value="0.124467">
                <text:p>0.1244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906344">
                <text:p>0.906344</text:p>
              </table:table-cell>
              <table:table-cell office:value-type="float" office:value="0.128492">
                <text:p>0.1284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900222">
                <text:p>0.900222</text:p>
              </table:table-cell>
              <table:table-cell office:value-type="float" office:value="0.147067">
                <text:p>0.1470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922565">
                <text:p>0.922565</text:p>
              </table:table-cell>
              <table:table-cell office:value-type="float" office:value="0.135063">
                <text:p>0.135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850576">
                <text:p>0.850576</text:p>
              </table:table-cell>
              <table:table-cell office:value-type="float" office:value="0.156376">
                <text:p>0.156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904314">
                <text:p>0.904314</text:p>
              </table:table-cell>
              <table:table-cell office:value-type="float" office:value="0.134177">
                <text:p>0.1341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880091">
                <text:p>0.880091</text:p>
              </table:table-cell>
              <table:table-cell office:value-type="float" office:value="0.133271">
                <text:p>0.1332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939626">
                <text:p>0.939626</text:p>
              </table:table-cell>
              <table:table-cell office:value-type="float" office:value="0.124375">
                <text:p>0.124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0.940043">
                <text:p>0.940043</text:p>
              </table:table-cell>
              <table:table-cell office:value-type="float" office:value="0.134487">
                <text:p>0.1344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924831">
                <text:p>0.924831</text:p>
              </table:table-cell>
              <table:table-cell office:value-type="float" office:value="0.136979">
                <text:p>0.1369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969826">
                <text:p>0.969826</text:p>
              </table:table-cell>
              <table:table-cell office:value-type="float" office:value="0.115792">
                <text:p>0.1157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941142">
                <text:p>0.941142</text:p>
              </table:table-cell>
              <table:table-cell office:value-type="float" office:value="0.122949">
                <text:p>0.1229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906759">
                <text:p>0.906759</text:p>
              </table:table-cell>
              <table:table-cell office:value-type="float" office:value="0.147542">
                <text:p>0.1475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902514">
                <text:p>0.902514</text:p>
              </table:table-cell>
              <table:table-cell office:value-type="float" office:value="0.143324">
                <text:p>0.1433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89678">
                <text:p>0.89678</text:p>
              </table:table-cell>
              <table:table-cell office:value-type="float" office:value="0.143128">
                <text:p>0.1431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1.001183">
                <text:p>1.001183</text:p>
              </table:table-cell>
              <table:table-cell office:value-type="float" office:value="0.046406">
                <text:p>0.0464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915104">
                <text:p>0.915104</text:p>
              </table:table-cell>
              <table:table-cell office:value-type="float" office:value="0.139865">
                <text:p>0.1398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900164">
                <text:p>0.900164</text:p>
              </table:table-cell>
              <table:table-cell office:value-type="float" office:value="0.14133">
                <text:p>0.141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906804">
                <text:p>0.906804</text:p>
              </table:table-cell>
              <table:table-cell office:value-type="float" office:value="0.143411">
                <text:p>0.1434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91191">
                <text:p>0.91191</text:p>
              </table:table-cell>
              <table:table-cell office:value-type="float" office:value="0.141023">
                <text:p>0.1410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0.992661">
                <text:p>0.992661</text:p>
              </table:table-cell>
              <table:table-cell office:value-type="float" office:value="0.108563">
                <text:p>0.1085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0.934476">
                <text:p>0.934476</text:p>
              </table:table-cell>
              <table:table-cell office:value-type="float" office:value="0.145077">
                <text:p>0.1450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0.987969">
                <text:p>0.987969</text:p>
              </table:table-cell>
              <table:table-cell office:value-type="float" office:value="0.041151">
                <text:p>0.0411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0.904743">
                <text:p>0.904743</text:p>
              </table:table-cell>
              <table:table-cell office:value-type="float" office:value="0.130129">
                <text:p>0.1301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974424">
                <text:p>0.974424</text:p>
              </table:table-cell>
              <table:table-cell office:value-type="float" office:value="0.12937">
                <text:p>0.129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0.89918">
                <text:p>0.89918</text:p>
              </table:table-cell>
              <table:table-cell office:value-type="float" office:value="0.139542">
                <text:p>0.1395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0.961574">
                <text:p>0.961574</text:p>
              </table:table-cell>
              <table:table-cell office:value-type="float" office:value="0.134376">
                <text:p>0.1343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933642">
                <text:p>0.933642</text:p>
              </table:table-cell>
              <table:table-cell office:value-type="float" office:value="0.126427">
                <text:p>0.1264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0.943961">
                <text:p>0.943961</text:p>
              </table:table-cell>
              <table:table-cell office:value-type="float" office:value="0.125322">
                <text:p>0.1253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997284">
                <text:p>0.997284</text:p>
              </table:table-cell>
              <table:table-cell office:value-type="float" office:value="0.11714">
                <text:p>0.117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907737">
                <text:p>0.907737</text:p>
              </table:table-cell>
              <table:table-cell office:value-type="float" office:value="0.131906">
                <text:p>0.1319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0.945132">
                <text:p>0.945132</text:p>
              </table:table-cell>
              <table:table-cell office:value-type="float" office:value="0.123759">
                <text:p>0.1237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0.8919">
                <text:p>0.8919</text:p>
              </table:table-cell>
              <table:table-cell office:value-type="float" office:value="0.137478">
                <text:p>0.1374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923331">
                <text:p>0.923331</text:p>
              </table:table-cell>
              <table:table-cell office:value-type="float" office:value="0.132855">
                <text:p>0.1328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988409">
                <text:p>0.988409</text:p>
              </table:table-cell>
              <table:table-cell office:value-type="float" office:value="0.117976">
                <text:p>0.1179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1.026679">
                <text:p>1.026679</text:p>
              </table:table-cell>
              <table:table-cell office:value-type="float" office:value="0.111256">
                <text:p>0.1112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917231">
                <text:p>0.917231</text:p>
              </table:table-cell>
              <table:table-cell office:value-type="float" office:value="0.140466">
                <text:p>0.1404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904241">
                <text:p>0.904241</text:p>
              </table:table-cell>
              <table:table-cell office:value-type="float" office:value="0.13835">
                <text:p>0.13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0.863593">
                <text:p>0.863593</text:p>
              </table:table-cell>
              <table:table-cell office:value-type="float" office:value="0.138591">
                <text:p>0.1385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924988">
                <text:p>0.924988</text:p>
              </table:table-cell>
              <table:table-cell office:value-type="float" office:value="0.131281">
                <text:p>0.1312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0.938151">
                <text:p>0.938151</text:p>
              </table:table-cell>
              <table:table-cell office:value-type="float" office:value="0.119938">
                <text:p>0.1199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0.95214">
                <text:p>0.95214</text:p>
              </table:table-cell>
              <table:table-cell office:value-type="float" office:value="0.121791">
                <text:p>0.1217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0.894745">
                <text:p>0.894745</text:p>
              </table:table-cell>
              <table:table-cell office:value-type="float" office:value="0.123169">
                <text:p>0.1231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956821">
                <text:p>0.956821</text:p>
              </table:table-cell>
              <table:table-cell office:value-type="float" office:value="0.13331">
                <text:p>0.13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0.922302">
                <text:p>0.922302</text:p>
              </table:table-cell>
              <table:table-cell office:value-type="float" office:value="0.125548">
                <text:p>0.1255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0.95408">
                <text:p>0.95408</text:p>
              </table:table-cell>
              <table:table-cell office:value-type="float" office:value="0.115364">
                <text:p>0.1153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0.952978">
                <text:p>0.952978</text:p>
              </table:table-cell>
              <table:table-cell office:value-type="float" office:value="0.129851">
                <text:p>0.1298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956987">
                <text:p>0.956987</text:p>
              </table:table-cell>
              <table:table-cell office:value-type="float" office:value="0.117777">
                <text:p>0.1177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931736">
                <text:p>0.931736</text:p>
              </table:table-cell>
              <table:table-cell office:value-type="float" office:value="0.12663">
                <text:p>0.126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0.970038">
                <text:p>0.970038</text:p>
              </table:table-cell>
              <table:table-cell office:value-type="float" office:value="0.130996">
                <text:p>0.130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0.936043">
                <text:p>0.936043</text:p>
              </table:table-cell>
              <table:table-cell office:value-type="float" office:value="0.115794">
                <text:p>0.1157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0.940842">
                <text:p>0.940842</text:p>
              </table:table-cell>
              <table:table-cell office:value-type="float" office:value="0.121389">
                <text:p>0.1213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0.972539">
                <text:p>0.972539</text:p>
              </table:table-cell>
              <table:table-cell office:value-type="float" office:value="0.103745">
                <text:p>0.103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